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3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20213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31541.0957913322" calcext:value-type="float">
            <text:p>31541.095791332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30611.0991560667" calcext:value-type="float">
            <text:p>30611.0991560667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9624.4765611119" calcext:value-type="float">
            <text:p>29624.4765611119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8774.7007510218" calcext:value-type="float">
            <text:p>28774.7007510218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7833.7044884497" calcext:value-type="float">
            <text:p>27833.704488449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7075.4910533927" calcext:value-type="float">
            <text:p>27075.491053392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6442.3250547963" calcext:value-type="float">
            <text:p>26442.325054796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5907.3345086807" calcext:value-type="float">
            <text:p>25907.3345086807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5529.6679444862" calcext:value-type="float">
            <text:p>25529.6679444862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5443.9847826792" calcext:value-type="float">
            <text:p>25443.984782679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5368.1138505172" calcext:value-type="float">
            <text:p>25368.1138505172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4833.9543384243" calcext:value-type="float">
            <text:p>24833.9543384243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5511.6572741409" calcext:value-type="float">
            <text:p>25511.6572741409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5666.518657349" calcext:value-type="float">
            <text:p>25666.518657349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5822.0942590215" calcext:value-type="float">
            <text:p>25822.094259021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5967.3541894403" calcext:value-type="float">
            <text:p>25967.354189440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6011.4885742604" calcext:value-type="float">
            <text:p>26011.4885742604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5990.449191143" calcext:value-type="float">
            <text:p>25990.44919114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6140.5066004847" calcext:value-type="float">
            <text:p>26140.506600484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6230.4338460254" calcext:value-type="float">
            <text:p>26230.4338460254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6401.0122901619" calcext:value-type="float">
            <text:p>26401.0122901619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6416.617355517" calcext:value-type="float">
            <text:p>26416.61735551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6541.1345141178" calcext:value-type="float">
            <text:p>26541.1345141178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6698.4276137547" calcext:value-type="float">
            <text:p>26698.427613754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6944.7712557876" calcext:value-type="float">
            <text:p>26944.771255787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7346.8913422651" calcext:value-type="float">
            <text:p>27346.8913422651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7824.1401631689" calcext:value-type="float">
            <text:p>27824.140163168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8256.1479754176" calcext:value-type="float">
            <text:p>28256.1479754176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8631.5576469407" calcext:value-type="float">
            <text:p>28631.557646940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9100.4644013389" calcext:value-type="float">
            <text:p>29100.464401338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9534.9443052609" calcext:value-type="float">
            <text:p>29534.9443052609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9769.9354469272" calcext:value-type="float">
            <text:p>29769.9354469272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9907.9790717175" calcext:value-type="float">
            <text:p>29907.979071717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9934.4117235632" calcext:value-type="float">
            <text:p>29934.411723563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30143.3741620986" calcext:value-type="float">
            <text:p>30143.3741620986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30101.0166541459" calcext:value-type="float">
            <text:p>30101.0166541459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9984.514162188" calcext:value-type="float">
            <text:p>29984.514162188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9559.9300251307" calcext:value-type="float">
            <text:p>29559.9300251307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8872.9228738059" calcext:value-type="float">
            <text:p>28872.922873805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8274.209195934" calcext:value-type="float">
            <text:p>28274.209195934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7621.8597020824" calcext:value-type="float">
            <text:p>27621.8597020824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6870.8474928195" calcext:value-type="float">
            <text:p>26870.8474928195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6337.1148098989" calcext:value-type="float">
            <text:p>26337.1148098989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25614.3732043295" calcext:value-type="float">
            <text:p>25614.3732043295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4941.0447909292" calcext:value-type="float">
            <text:p>24941.0447909292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4420.6885133256" calcext:value-type="float">
            <text:p>24420.6885133256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4159.9369840469" calcext:value-type="float">
            <text:p>24159.9369840469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23994.6193664137" calcext:value-type="float">
            <text:p>23994.6193664137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23896.600409898" calcext:value-type="float">
            <text:p>23896.600409898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4065.2199237347" calcext:value-type="float">
            <text:p>24065.2199237347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4357.7641519101" calcext:value-type="float">
            <text:p>24357.7641519101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4683.9148286531" calcext:value-type="float">
            <text:p>24683.9148286531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5025.700812966" calcext:value-type="float">
            <text:p>25025.700812966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5376.0513451744" calcext:value-type="float">
            <text:p>25376.0513451744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5817.5373609251" calcext:value-type="float">
            <text:p>25817.5373609251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6320.314213184" calcext:value-type="float">
            <text:p>26320.314213184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6794.7331967324" calcext:value-type="float">
            <text:p>26794.7331967324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7164.7041078362" calcext:value-type="float">
            <text:p>27164.7041078362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7565.5379675661" calcext:value-type="float">
            <text:p>27565.5379675661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8065.805432276" calcext:value-type="float">
            <text:p>28065.805432276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8502.4357250106" calcext:value-type="float">
            <text:p>28502.435725010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9156.4381434686" calcext:value-type="float">
            <text:p>29156.4381434686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30145.9215661517" calcext:value-type="float">
            <text:p>30145.921566151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31373.8342824188" calcext:value-type="float">
            <text:p>31373.834282418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2753.9893875547" calcext:value-type="float">
            <text:p>32753.9893875547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34513.1683203829" calcext:value-type="float">
            <text:p>34513.168320382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36640.6248054377" calcext:value-type="float">
            <text:p>36640.6248054377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39054.5703917926" calcext:value-type="float">
            <text:p>39054.5703917926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41936.2806371026" calcext:value-type="float">
            <text:p>41936.2806371026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45138.9770980909" calcext:value-type="float">
            <text:p>45138.9770980909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48957.2446759506" calcext:value-type="float">
            <text:p>48957.244675950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53055.5502541769" calcext:value-type="float">
            <text:p>53055.550254176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7772.3154040154" calcext:value-type="float">
            <text:p>57772.3154040154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62417.9631579986" calcext:value-type="float">
            <text:p>62417.9631579986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7417.0208036408" calcext:value-type="float">
            <text:p>67417.0208036408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3067.4575723365" calcext:value-type="float">
            <text:p>73067.4575723365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8881.459470983" calcext:value-type="float">
            <text:p>78881.45947098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5366.1130471816" calcext:value-type="float">
            <text:p>85366.1130471816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1807.5063651982" calcext:value-type="float">
            <text:p>91807.5063651982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99262.9711706573" calcext:value-type="float">
            <text:p>99262.9711706573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07125.682610869" calcext:value-type="float">
            <text:p>107125.682610869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15468.167919598" calcext:value-type="float">
            <text:p>115468.16791959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24908.685224128" calcext:value-type="float">
            <text:p>124908.68522412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34890.75119045" calcext:value-type="float">
            <text:p>134890.75119045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5258.961666534" calcext:value-type="float">
            <text:p>145258.961666534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55593.924238403" calcext:value-type="float">
            <text:p>155593.924238403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66415.300252563" calcext:value-type="float">
            <text:p>166415.300252563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77397.006071548" calcext:value-type="float">
            <text:p>177397.00607154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88180.110643235" calcext:value-type="float">
            <text:p>188180.110643235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99157.920061999" calcext:value-type="float">
            <text:p>199157.92006199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09876.165282406" calcext:value-type="float">
            <text:p>209876.165282406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0214.281170669" calcext:value-type="float">
            <text:p>220214.281170669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30532.321342976" calcext:value-type="float">
            <text:p>230532.321342976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40607.58027854" calcext:value-type="float">
            <text:p>240607.5802785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51326.159022201" calcext:value-type="float">
            <text:p>251326.159022201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62370.315721813" calcext:value-type="float">
            <text:p>262370.315721813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73736.252024788" calcext:value-type="float">
            <text:p>273736.252024788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85534.035255311" calcext:value-type="float">
            <text:p>285534.03525531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98304.910551234" calcext:value-type="float">
            <text:p>298304.910551234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1291.259792592" calcext:value-type="float">
            <text:p>311291.25979259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4581.345819941" calcext:value-type="float">
            <text:p>324581.34581994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8352.010725624" calcext:value-type="float">
            <text:p>338352.010725624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52461.665477891" calcext:value-type="float">
            <text:p>352461.665477891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66965.835899253" calcext:value-type="float">
            <text:p>366965.835899253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81163.472394694" calcext:value-type="float">
            <text:p>381163.472394694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95521.928444493" calcext:value-type="float">
            <text:p>395521.92844449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409468.78700819" calcext:value-type="float">
            <text:p>409468.78700819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422507.877850354" calcext:value-type="float">
            <text:p>422507.877850354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434047.006813798" calcext:value-type="float">
            <text:p>434047.00681379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445297.38493522" calcext:value-type="float">
            <text:p>445297.38493522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56160.110385639" calcext:value-type="float">
            <text:p>456160.110385639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67429.575859738" calcext:value-type="float">
            <text:p>467429.57585973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78262.092129978" calcext:value-type="float">
            <text:p>478262.09212997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89345.659092972" calcext:value-type="float">
            <text:p>489345.659092972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99984.43277418" calcext:value-type="float">
            <text:p>499984.4327741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510839.49859446" calcext:value-type="float">
            <text:p>510839.49859446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522390.388984991" calcext:value-type="float">
            <text:p>522390.38898499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534013.276862927" calcext:value-type="float">
            <text:p>534013.27686292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544729.26340049" calcext:value-type="float">
            <text:p>544729.26340049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553652.45395899" calcext:value-type="float">
            <text:p>553652.45395899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561642.080662058" calcext:value-type="float">
            <text:p>561642.080662058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569792.525088687" calcext:value-type="float">
            <text:p>569792.525088687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577065.48818544" calcext:value-type="float">
            <text:p>577065.4881854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583760.72968142" calcext:value-type="float">
            <text:p>583760.72968142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590512.997231826" calcext:value-type="float">
            <text:p>590512.997231826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595029.126486433" calcext:value-type="float">
            <text:p>595029.126486433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598035.777766839" calcext:value-type="float">
            <text:p>598035.77776683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599205.006652954" calcext:value-type="float">
            <text:p>599205.006652954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600092.287339343" calcext:value-type="float">
            <text:p>600092.287339343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599485.369001121" calcext:value-type="float">
            <text:p>599485.36900112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598993.142970475" calcext:value-type="float">
            <text:p>598993.142970475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598762.097945971" calcext:value-type="float">
            <text:p>598762.09794597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598536.05609976" calcext:value-type="float">
            <text:p>598536.0560997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598398.941607345" calcext:value-type="float">
            <text:p>598398.941607345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598388.798699939" calcext:value-type="float">
            <text:p>598388.798699939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597761.175398953" calcext:value-type="float">
            <text:p>597761.175398953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598504.939441837" calcext:value-type="float">
            <text:p>598504.939441837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599094.988090032" calcext:value-type="float">
            <text:p>599094.98809003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600216.235786781" calcext:value-type="float">
            <text:p>600216.23578678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601915.151287882" calcext:value-type="float">
            <text:p>601915.15128788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602544.870113239" calcext:value-type="float">
            <text:p>602544.870113239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602901.176203476" calcext:value-type="float">
            <text:p>602901.17620347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601941.123298173" calcext:value-type="float">
            <text:p>601941.123298173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600247.051073963" calcext:value-type="float">
            <text:p>600247.051073963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597497.900644517" calcext:value-type="float">
            <text:p>597497.90064451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593419.85022337" calcext:value-type="float">
            <text:p>593419.8502233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586648.678739511" calcext:value-type="float">
            <text:p>586648.678739511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578156.235720089" calcext:value-type="float">
            <text:p>578156.23572008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567939.408555542" calcext:value-type="float">
            <text:p>567939.408555542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556788.899998688" calcext:value-type="float">
            <text:p>556788.899998688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545170.943820495" calcext:value-type="float">
            <text:p>545170.943820495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533973.872509286" calcext:value-type="float">
            <text:p>533973.872509286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522873.10476756" calcext:value-type="float">
            <text:p>522873.1047675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511983.707466996" calcext:value-type="float">
            <text:p>511983.707466996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501401.113264584" calcext:value-type="float">
            <text:p>501401.113264584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491658.802552257" calcext:value-type="float">
            <text:p>491658.80255225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484033.82605831" calcext:value-type="float">
            <text:p>484033.82605831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476636.363631689" calcext:value-type="float">
            <text:p>476636.363631689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470940.289272088" calcext:value-type="float">
            <text:p>470940.289272088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467784.166815723" calcext:value-type="float">
            <text:p>467784.166815723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466060.082793897" calcext:value-type="float">
            <text:p>466060.08279389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466294.000575268" calcext:value-type="float">
            <text:p>466294.00057526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467511.588039702" calcext:value-type="float">
            <text:p>467511.588039702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470503.960512009" calcext:value-type="float">
            <text:p>470503.960512009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475458.16579274" calcext:value-type="float">
            <text:p>475458.16579274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82014.63096425" calcext:value-type="float">
            <text:p>482014.63096425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90583.097550121" calcext:value-type="float">
            <text:p>490583.097550121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500951.434487588" calcext:value-type="float">
            <text:p>500951.434487588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513595.290820053" calcext:value-type="float">
            <text:p>513595.29082005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29013.680357622" calcext:value-type="float">
            <text:p>529013.680357622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546245.940353252" calcext:value-type="float">
            <text:p>546245.94035325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564693.287909384" calcext:value-type="float">
            <text:p>564693.287909384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585482.935248952" calcext:value-type="float">
            <text:p>585482.935248952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608637.984391721" calcext:value-type="float">
            <text:p>608637.984391721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632378.544939122" calcext:value-type="float">
            <text:p>632378.544939122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659854.337718436" calcext:value-type="float">
            <text:p>659854.33771843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687058.256922777" calcext:value-type="float">
            <text:p>687058.25692277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714878.11074911" calcext:value-type="float">
            <text:p>714878.11074911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741961.141875128" calcext:value-type="float">
            <text:p>741961.141875128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770612.992066042" calcext:value-type="float">
            <text:p>770612.992066042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799836.92302726" calcext:value-type="float">
            <text:p>799836.92302726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829909.507217988" calcext:value-type="float">
            <text:p>829909.507217988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60627.102056173" calcext:value-type="float">
            <text:p>860627.102056173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90748.155548784" calcext:value-type="float">
            <text:p>890748.155548784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920444.319607223" calcext:value-type="float">
            <text:p>920444.319607223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948704.795378302" calcext:value-type="float">
            <text:p>948704.79537830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974514.331101639" calcext:value-type="float">
            <text:p>974514.331101639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998069.229899779" calcext:value-type="float">
            <text:p>998069.229899779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018907.03880971" calcext:value-type="float">
            <text:p>1018907.03880971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035910.0775744" calcext:value-type="float">
            <text:p>1035910.0775744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048228.56480409" calcext:value-type="float">
            <text:p>1048228.56480409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056304.15552332" calcext:value-type="float">
            <text:p>1056304.15552332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1061360.43376047" calcext:value-type="float">
            <text:p>1061360.4337604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062102.97331298" calcext:value-type="float">
            <text:p>1062102.9733129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057738.89003529" calcext:value-type="float">
            <text:p>1057738.8900352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048625.90598119" calcext:value-type="float">
            <text:p>1048625.90598119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034175.48017516" calcext:value-type="float">
            <text:p>1034175.4801751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1015135.7855963" calcext:value-type="float">
            <text:p>1015135.785596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994216.662466459" calcext:value-type="float">
            <text:p>994216.662466459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971488.23610707" calcext:value-type="float">
            <text:p>971488.2361070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947277.239043345" calcext:value-type="float">
            <text:p>947277.239043345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922294.753790586" calcext:value-type="float">
            <text:p>922294.753790586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896551.330103519" calcext:value-type="float">
            <text:p>896551.330103519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870061.886934041" calcext:value-type="float">
            <text:p>870061.88693404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842942.008014754" calcext:value-type="float">
            <text:p>842942.008014754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815943.943427267" calcext:value-type="float">
            <text:p>815943.94342726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790405.81138105" calcext:value-type="float">
            <text:p>790405.81138105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765704.593896366" calcext:value-type="float">
            <text:p>765704.59389636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742076.351067241" calcext:value-type="float">
            <text:p>742076.351067241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717988.147553516" calcext:value-type="float">
            <text:p>717988.147553516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694087.730582344" calcext:value-type="float">
            <text:p>694087.73058234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671200.01514819" calcext:value-type="float">
            <text:p>671200.01514819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648361.291953459" calcext:value-type="float">
            <text:p>648361.291953459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625482.561690728" calcext:value-type="float">
            <text:p>625482.561690728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602412.458120049" calcext:value-type="float">
            <text:p>602412.458120049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579131.847343823" calcext:value-type="float">
            <text:p>579131.84734382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556526.630308729" calcext:value-type="float">
            <text:p>556526.630308729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534295.661548359" calcext:value-type="float">
            <text:p>534295.661548359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512450.777826542" calcext:value-type="float">
            <text:p>512450.777826542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491540.189235017" calcext:value-type="float">
            <text:p>491540.189235017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471312.846827673" calcext:value-type="float">
            <text:p>471312.846827673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452888.817328608" calcext:value-type="float">
            <text:p>452888.817328608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436690.144220711" calcext:value-type="float">
            <text:p>436690.144220711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421786.223942864" calcext:value-type="float">
            <text:p>421786.223942864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407084.110708373" calcext:value-type="float">
            <text:p>407084.110708373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393205.329422698" calcext:value-type="float">
            <text:p>393205.329422698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380148.384033954" calcext:value-type="float">
            <text:p>380148.384033954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367691.002877686" calcext:value-type="float">
            <text:p>367691.002877686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356330.314533923" calcext:value-type="float">
            <text:p>356330.314533923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346078.558117229" calcext:value-type="float">
            <text:p>346078.558117229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336496.210734356" calcext:value-type="float">
            <text:p>336496.210734356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327708.950578966" calcext:value-type="float">
            <text:p>327708.950578966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319208.506276574" calcext:value-type="float">
            <text:p>319208.506276574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310788.281494854" calcext:value-type="float">
            <text:p>310788.281494854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303034.768764063" calcext:value-type="float">
            <text:p>303034.768764063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296363.618805468" calcext:value-type="float">
            <text:p>296363.618805468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289442.215810298" calcext:value-type="float">
            <text:p>289442.215810298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282487.315540949" calcext:value-type="float">
            <text:p>282487.315540949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275852.692820247" calcext:value-type="float">
            <text:p>275852.692820247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269483.358174785" calcext:value-type="float">
            <text:p>269483.358174785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263186.766763956" calcext:value-type="float">
            <text:p>263186.766763956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256768.279805082" calcext:value-type="float">
            <text:p>256768.279805082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250346.87018991" calcext:value-type="float">
            <text:p>250346.87018991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243798.621287184" calcext:value-type="float">
            <text:p>243798.621287184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237017.923222042" calcext:value-type="float">
            <text:p>237017.923222042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230432.744733039" calcext:value-type="float">
            <text:p>230432.744733039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223506.439962458" calcext:value-type="float">
            <text:p>223506.439962458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216123.174167308" calcext:value-type="float">
            <text:p>216123.174167308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208287.925519086" calcext:value-type="float">
            <text:p>208287.925519086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200223.967279823" calcext:value-type="float">
            <text:p>200223.967279823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192026.878475841" calcext:value-type="float">
            <text:p>192026.878475841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183510.245943698" calcext:value-type="float">
            <text:p>183510.245943698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174537.963689496" calcext:value-type="float">
            <text:p>174537.963689496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165878.807343851" calcext:value-type="float">
            <text:p>165878.807343851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157397.835430217" calcext:value-type="float">
            <text:p>157397.835430217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149318.570391127" calcext:value-type="float">
            <text:p>149318.570391127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141667.622585234" calcext:value-type="float">
            <text:p>141667.622585234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134392.993197438" calcext:value-type="float">
            <text:p>134392.993197438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127729.460016168" calcext:value-type="float">
            <text:p>127729.460016168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121959.774600316" calcext:value-type="float">
            <text:p>121959.774600316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117097.491722525" calcext:value-type="float">
            <text:p>117097.491722525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112882.532975628" calcext:value-type="float">
            <text:p>112882.532975628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109355.360126092" calcext:value-type="float">
            <text:p>109355.360126092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106489.902598601" calcext:value-type="float">
            <text:p>106489.902598601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104109.348383469" calcext:value-type="float">
            <text:p>104109.348383469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101974.973744008" calcext:value-type="float">
            <text:p>101974.973744008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100009.21201919" calcext:value-type="float">
            <text:p>100009.21201919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98020.0696648114" calcext:value-type="float">
            <text:p>98020.0696648114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96405.8814609865" calcext:value-type="float">
            <text:p>96405.8814609865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94962.1884242578" calcext:value-type="float">
            <text:p>94962.1884242578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93653.4395138849" calcext:value-type="float">
            <text:p>93653.4395138849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92380.7993276105" calcext:value-type="float">
            <text:p>92380.7993276105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91012.4556274113" calcext:value-type="float">
            <text:p>91012.4556274113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89480.3266918967" calcext:value-type="float">
            <text:p>89480.3266918967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87806.2568587025" calcext:value-type="float">
            <text:p>87806.2568587025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85975.4741367972" calcext:value-type="float">
            <text:p>85975.4741367972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84281.336194287" calcext:value-type="float">
            <text:p>84281.336194287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82843.8077204712" calcext:value-type="float">
            <text:p>82843.8077204712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81741.8637275073" calcext:value-type="float">
            <text:p>81741.8637275073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80822.8422625355" calcext:value-type="float">
            <text:p>80822.8422625355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80087.2832670115" calcext:value-type="float">
            <text:p>80087.2832670115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79716.0348049323" calcext:value-type="float">
            <text:p>79716.0348049323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79541.052576781" calcext:value-type="float">
            <text:p>79541.052576781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79361.4153174148" calcext:value-type="float">
            <text:p>79361.4153174148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78716.1654419403" calcext:value-type="float">
            <text:p>78716.1654419403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77702.0390718836" calcext:value-type="float">
            <text:p>77702.0390718836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76121.4622847516" calcext:value-type="float">
            <text:p>76121.4622847516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74146.2534765437" calcext:value-type="float">
            <text:p>74146.2534765437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71493.5106213252" calcext:value-type="float">
            <text:p>71493.5106213252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68249.064294541" calcext:value-type="float">
            <text:p>68249.064294541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64807.5788871799" calcext:value-type="float">
            <text:p>64807.5788871799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61324.6571529883" calcext:value-type="float">
            <text:p>61324.6571529883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57877.8246064364" calcext:value-type="float">
            <text:p>57877.8246064364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54773.8079976847" calcext:value-type="float">
            <text:p>54773.8079976847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51807.7468422763" calcext:value-type="float">
            <text:p>51807.7468422763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49112.735191893" calcext:value-type="float">
            <text:p>49112.735191893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46715.7765516307" calcext:value-type="float">
            <text:p>46715.7765516307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44644.8523115408" calcext:value-type="float">
            <text:p>44644.8523115408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42702.0804153356" calcext:value-type="float">
            <text:p>42702.0804153356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40924.3186228289" calcext:value-type="float">
            <text:p>40924.3186228289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37684.6632456179" calcext:value-type="float">
            <text:p>37684.6632456179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36225.2566793611" calcext:value-type="float">
            <text:p>36225.2566793611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36176.5268486999" calcext:value-type="float">
            <text:p>36176.5268486999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34710.0219505697" calcext:value-type="float">
            <text:p>34710.0219505697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33394.8049224484" calcext:value-type="float">
            <text:p>33394.8049224484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32134.3080731793" calcext:value-type="float">
            <text:p>32134.3080731793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31024.1840530296" calcext:value-type="float">
            <text:p>31024.1840530296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29894.3425256535" calcext:value-type="float">
            <text:p>29894.3425256535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28757.1564897332" calcext:value-type="float">
            <text:p>28757.1564897332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27701.27585262" calcext:value-type="float">
            <text:p>27701.27585262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26743.0076735217" calcext:value-type="float">
            <text:p>26743.0076735217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26000.2452440109" calcext:value-type="float">
            <text:p>26000.2452440109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25501.7862374521" calcext:value-type="float">
            <text:p>25501.7862374521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5271.9341104069" calcext:value-type="float">
            <text:p>25271.9341104069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5379.6987673286" calcext:value-type="float">
            <text:p>25379.6987673286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5625.2188563586" calcext:value-type="float">
            <text:p>25625.2188563586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26104.6497057712" calcext:value-type="float">
            <text:p>26104.6497057712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6833.0825992769" calcext:value-type="float">
            <text:p>26833.0825992769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7712.7761742815" calcext:value-type="float">
            <text:p>27712.7761742815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28703.6887525744" calcext:value-type="float">
            <text:p>28703.6887525744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29801.4205297053" calcext:value-type="float">
            <text:p>29801.4205297053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30997.1448204286" calcext:value-type="float">
            <text:p>30997.1448204286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2156.6118327035" calcext:value-type="float">
            <text:p>32156.6118327035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3260.6329884578" calcext:value-type="float">
            <text:p>33260.6329884578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4403.3744907656" calcext:value-type="float">
            <text:p>34403.3744907656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5419.7727686754" calcext:value-type="float">
            <text:p>35419.7727686754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36356.1214077919" calcext:value-type="float">
            <text:p>36356.1214077919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37081.6558258803" calcext:value-type="float">
            <text:p>37081.6558258803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37642.9539600562" calcext:value-type="float">
            <text:p>37642.9539600562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38173.5289826351" calcext:value-type="float">
            <text:p>38173.5289826351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38595.443018423" calcext:value-type="float">
            <text:p>38595.443018423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8882.6319817682" calcext:value-type="float">
            <text:p>38882.6319817682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9311.498409387" calcext:value-type="float">
            <text:p>39311.498409387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9955.2662051861" calcext:value-type="float">
            <text:p>39955.2662051861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0802.9961855284" calcext:value-type="float">
            <text:p>40802.9961855284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2178.0299682964" calcext:value-type="float">
            <text:p>42178.0299682964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43170.8187337576" calcext:value-type="float">
            <text:p>43170.8187337576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47076.3767006704" calcext:value-type="float">
            <text:p>47076.3767006704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50580.5286209578" calcext:value-type="float">
            <text:p>50580.5286209578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53652.7564655448" calcext:value-type="float">
            <text:p>53652.7564655448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58341.6365839585" calcext:value-type="float">
            <text:p>58341.6365839585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64395.3235413684" calcext:value-type="float">
            <text:p>64395.3235413684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69992.664711915" calcext:value-type="float">
            <text:p>69992.664711915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75921.4010355438" calcext:value-type="float">
            <text:p>75921.4010355438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81956.1113137031" calcext:value-type="float">
            <text:p>81956.1113137031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88251.8799214622" calcext:value-type="float">
            <text:p>88251.8799214622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94885.4406009478" calcext:value-type="float">
            <text:p>94885.4406009478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01752.77804551" calcext:value-type="float">
            <text:p>101752.77804551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08771.331845698" calcext:value-type="float">
            <text:p>108771.331845698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15960.361446591" calcext:value-type="float">
            <text:p>115960.361446591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23150.638715323" calcext:value-type="float">
            <text:p>123150.638715323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30540.131880925" calcext:value-type="float">
            <text:p>130540.131880925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37687.576292156" calcext:value-type="float">
            <text:p>137687.576292156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44529.996509524" calcext:value-type="float">
            <text:p>144529.996509524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51203.609210254" calcext:value-type="float">
            <text:p>151203.609210254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7932.817953063" calcext:value-type="float">
            <text:p>157932.817953063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64687.948398148" calcext:value-type="float">
            <text:p>164687.948398148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72015.523244818" calcext:value-type="float">
            <text:p>172015.523244818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79895.137752665" calcext:value-type="float">
            <text:p>179895.137752665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188557.096557214" calcext:value-type="float">
            <text:p>188557.096557214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198167.376824405" calcext:value-type="float">
            <text:p>198167.376824405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209209.402968173" calcext:value-type="float">
            <text:p>209209.402968173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221864.595639847" calcext:value-type="float">
            <text:p>221864.595639847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35913.454332416" calcext:value-type="float">
            <text:p>235913.454332416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251385.755404527" calcext:value-type="float">
            <text:p>251385.755404527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268467.129471956" calcext:value-type="float">
            <text:p>268467.129471956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286829.738217145" calcext:value-type="float">
            <text:p>286829.738217145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06620.486895173" calcext:value-type="float">
            <text:p>306620.486895173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28323.460884924" calcext:value-type="float">
            <text:p>328323.460884924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350917.549205859" calcext:value-type="float">
            <text:p>350917.549205859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374683.518265635" calcext:value-type="float">
            <text:p>374683.518265635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398732.554104588" calcext:value-type="float">
            <text:p>398732.554104588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423485.289248701" calcext:value-type="float">
            <text:p>423485.289248701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448021.633806735" calcext:value-type="float">
            <text:p>448021.633806735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472528.277352711" calcext:value-type="float">
            <text:p>472528.277352711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497129.423778708" calcext:value-type="float">
            <text:p>497129.423778708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521817.824994767" calcext:value-type="float">
            <text:p>521817.824994767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546955.680535616" calcext:value-type="float">
            <text:p>546955.680535616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572569.141323207" calcext:value-type="float">
            <text:p>572569.141323207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599050.001493618" calcext:value-type="float">
            <text:p>599050.001493618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626805.183866601" calcext:value-type="float">
            <text:p>626805.183866601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655554.900022279" calcext:value-type="float">
            <text:p>655554.900022279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684302.908994349" calcext:value-type="float">
            <text:p>684302.908994349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712829.256299941" calcext:value-type="float">
            <text:p>712829.256299941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740439.663550889" calcext:value-type="float">
            <text:p>740439.663550889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766060.464631384" calcext:value-type="float">
            <text:p>766060.464631384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789765.381824322" calcext:value-type="float">
            <text:p>789765.381824322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810945.397214536" calcext:value-type="float">
            <text:p>810945.397214536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829527.959527558" calcext:value-type="float">
            <text:p>829527.959527558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845196.57932659" calcext:value-type="float">
            <text:p>845196.57932659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856986.120500594" calcext:value-type="float">
            <text:p>856986.120500594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865106.576513729" calcext:value-type="float">
            <text:p>865106.576513729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869283.307700609" calcext:value-type="float">
            <text:p>869283.307700609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869181.275080605" calcext:value-type="float">
            <text:p>869181.275080605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864668.700124946" calcext:value-type="float">
            <text:p>864668.700124946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855973.424775364" calcext:value-type="float">
            <text:p>855973.424775364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844535.267470099" calcext:value-type="float">
            <text:p>844535.267470099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830677.04689294" calcext:value-type="float">
            <text:p>830677.04689294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815649.775688868" calcext:value-type="float">
            <text:p>815649.775688868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799615.968010021" calcext:value-type="float">
            <text:p>799615.968010021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783947.875995839" calcext:value-type="float">
            <text:p>783947.875995839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769284.691129742" calcext:value-type="float">
            <text:p>769284.691129742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755513.605428135" calcext:value-type="float">
            <text:p>755513.605428135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743568.134829427" calcext:value-type="float">
            <text:p>743568.134829427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733377.504504457" calcext:value-type="float">
            <text:p>733377.504504457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725002.423507698" calcext:value-type="float">
            <text:p>725002.423507698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718170.851485249" calcext:value-type="float">
            <text:p>718170.851485249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712776.640067489" calcext:value-type="float">
            <text:p>712776.640067489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709256.738334417" calcext:value-type="float">
            <text:p>709256.738334417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707382.095167188" calcext:value-type="float">
            <text:p>707382.095167188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707087.190290371" calcext:value-type="float">
            <text:p>707087.190290371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707794.699867347" calcext:value-type="float">
            <text:p>707794.699867347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710024.560361422" calcext:value-type="float">
            <text:p>710024.560361422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713352.10779009" calcext:value-type="float">
            <text:p>713352.10779009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716700.643772581" calcext:value-type="float">
            <text:p>716700.643772581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720837.98353941" calcext:value-type="float">
            <text:p>720837.98353941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725419.287487289" calcext:value-type="float">
            <text:p>725419.287487289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730159.975261145" calcext:value-type="float">
            <text:p>730159.975261145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735164.230362114" calcext:value-type="float">
            <text:p>735164.230362114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740423.477711119" calcext:value-type="float">
            <text:p>740423.477711119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745762.23557271" calcext:value-type="float">
            <text:p>745762.23557271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750933.493883814" calcext:value-type="float">
            <text:p>750933.493883814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756214.305039614" calcext:value-type="float">
            <text:p>756214.305039614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761103.786408004" calcext:value-type="float">
            <text:p>761103.786408004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765821.946558547" calcext:value-type="float">
            <text:p>765821.946558547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770055.20751831" calcext:value-type="float">
            <text:p>770055.20751831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773019.24524602" calcext:value-type="float">
            <text:p>773019.24524602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774908.323108147" calcext:value-type="float">
            <text:p>774908.323108147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776466.894008032" calcext:value-type="float">
            <text:p>776466.894008032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777331.7112449" calcext:value-type="float">
            <text:p>777331.7112449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777925.195690309" calcext:value-type="float">
            <text:p>777925.195690309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778634.345679302" calcext:value-type="float">
            <text:p>778634.345679302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779074.694099122" calcext:value-type="float">
            <text:p>779074.694099122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778981.021540306" calcext:value-type="float">
            <text:p>778981.021540306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778603.138816829" calcext:value-type="float">
            <text:p>778603.138816829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777407.049180694" calcext:value-type="float">
            <text:p>777407.049180694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775973.669331244" calcext:value-type="float">
            <text:p>775973.669331244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774282.601518705" calcext:value-type="float">
            <text:p>774282.601518705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772345.32837483" calcext:value-type="float">
            <text:p>772345.32837483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770607.294656071" calcext:value-type="float">
            <text:p>770607.294656071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767581.17183355" calcext:value-type="float">
            <text:p>767581.17183355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764636.632437881" calcext:value-type="float">
            <text:p>764636.632437881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760900.095849846" calcext:value-type="float">
            <text:p>760900.095849846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757016.552767273" calcext:value-type="float">
            <text:p>757016.552767273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753076.555077407" calcext:value-type="float">
            <text:p>753076.555077407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749736.203115304" calcext:value-type="float">
            <text:p>749736.203115304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747355.508700596" calcext:value-type="float">
            <text:p>747355.508700596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746542.167109168" calcext:value-type="float">
            <text:p>746542.167109168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748003.794841501" calcext:value-type="float">
            <text:p>748003.794841501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750835.198130578" calcext:value-type="float">
            <text:p>750835.198130578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756779.479977676" calcext:value-type="float">
            <text:p>756779.479977676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765501.067128395" calcext:value-type="float">
            <text:p>765501.067128395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776542.664860421" calcext:value-type="float">
            <text:p>776542.664860421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790190.293183699" calcext:value-type="float">
            <text:p>790190.293183699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805116.857275477" calcext:value-type="float">
            <text:p>805116.857275477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820793.147099758" calcext:value-type="float">
            <text:p>820793.147099758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837047.40278065" calcext:value-type="float">
            <text:p>837047.40278065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853576.356822419" calcext:value-type="float">
            <text:p>853576.356822419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869837.421082666" calcext:value-type="float">
            <text:p>869837.421082666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885395.196351493" calcext:value-type="float">
            <text:p>885395.196351493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900875.666529626" calcext:value-type="float">
            <text:p>900875.666529626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914324.7516219" calcext:value-type="float">
            <text:p>914324.7516219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925502.078794001" calcext:value-type="float">
            <text:p>925502.078794001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935665.989304235" calcext:value-type="float">
            <text:p>935665.989304235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944547.259515847" calcext:value-type="float">
            <text:p>944547.259515847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952160.59524708" calcext:value-type="float">
            <text:p>952160.59524708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958503.187784626" calcext:value-type="float">
            <text:p>958503.187784626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964422.037567864" calcext:value-type="float">
            <text:p>964422.037567864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971087.439122721" calcext:value-type="float">
            <text:p>971087.439122721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978735.616766256" calcext:value-type="float">
            <text:p>978735.616766256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987210.642319201" calcext:value-type="float">
            <text:p>987210.642319201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997152.18177721" calcext:value-type="float">
            <text:p>997152.18177721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008964.90377103" calcext:value-type="float">
            <text:p>1008964.90377103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023396.12157836" calcext:value-type="float">
            <text:p>1023396.12157836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038820.98188039" calcext:value-type="float">
            <text:p>1038820.98188039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055856.16766348" calcext:value-type="float">
            <text:p>1055856.16766348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1074150.83853356" calcext:value-type="float">
            <text:p>1074150.83853356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093946.91088306" calcext:value-type="float">
            <text:p>1093946.91088306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114709.86404329" calcext:value-type="float">
            <text:p>1114709.86404329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135314.85464654" calcext:value-type="float">
            <text:p>1135314.85464654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154474.4328886" calcext:value-type="float">
            <text:p>1154474.4328886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1172472.72838075" calcext:value-type="float">
            <text:p>1172472.72838075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1187898.47247026" calcext:value-type="float">
            <text:p>1187898.47247026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201165.30780286" calcext:value-type="float">
            <text:p>1201165.30780286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211869.28001755" calcext:value-type="float">
            <text:p>1211869.28001755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219347.47694165" calcext:value-type="float">
            <text:p>1219347.47694165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1223902.70822738" calcext:value-type="float">
            <text:p>1223902.70822738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1226684.12875924" calcext:value-type="float">
            <text:p>1226684.12875924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226168.3541001" calcext:value-type="float">
            <text:p>1226168.3541001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222070.09641827" calcext:value-type="float">
            <text:p>1222070.09641827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14420.08458389" calcext:value-type="float">
            <text:p>1214420.08458389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03055.54757222" calcext:value-type="float">
            <text:p>1203055.54757222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189287.82526471" calcext:value-type="float">
            <text:p>1189287.82526471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173511.38406275" calcext:value-type="float">
            <text:p>1173511.38406275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155587.88100311" calcext:value-type="float">
            <text:p>1155587.88100311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35240.96509772" calcext:value-type="float">
            <text:p>1135240.9650977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13484.61259675" calcext:value-type="float">
            <text:p>1113484.61259675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092114.98096169" calcext:value-type="float">
            <text:p>1092114.98096169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071361.84832" calcext:value-type="float">
            <text:p>1071361.84832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51217.00780937" calcext:value-type="float">
            <text:p>1051217.00780937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33091.55816735" calcext:value-type="float">
            <text:p>1033091.55816735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16906.29206944" calcext:value-type="float">
            <text:p>1016906.29206944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03738.91412219" calcext:value-type="float">
            <text:p>1003738.91412219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994067.674605984" calcext:value-type="float">
            <text:p>994067.674605984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987834.611909456" calcext:value-type="float">
            <text:p>987834.611909456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985201.27289811" calcext:value-type="float">
            <text:p>985201.27289811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986230.87861449" calcext:value-type="float">
            <text:p>986230.87861449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990744.753867267" calcext:value-type="float">
            <text:p>990744.753867267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997145.127986816" calcext:value-type="float">
            <text:p>997145.127986816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006391.05572954" calcext:value-type="float">
            <text:p>1006391.05572954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016518.48168846" calcext:value-type="float">
            <text:p>1016518.48168846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026921.26166668" calcext:value-type="float">
            <text:p>1026921.26166668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036674.98793407" calcext:value-type="float">
            <text:p>1036674.98793407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046089.9486639" calcext:value-type="float">
            <text:p>1046089.9486639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054514.97142462" calcext:value-type="float">
            <text:p>1054514.97142462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062183.45401868" calcext:value-type="float">
            <text:p>1062183.45401868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068447.5381959" calcext:value-type="float">
            <text:p>1068447.5381959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073795.05007627" calcext:value-type="float">
            <text:p>1073795.05007627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078465.13868168" calcext:value-type="float">
            <text:p>1078465.13868168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083323.05618299" calcext:value-type="float">
            <text:p>1083323.05618299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088081.94604957" calcext:value-type="float">
            <text:p>1088081.94604957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092882.00187505" calcext:value-type="float">
            <text:p>1092882.00187505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098178.30160576" calcext:value-type="float">
            <text:p>1098178.30160576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102743.07252334" calcext:value-type="float">
            <text:p>1102743.07252334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106748.10654111" calcext:value-type="float">
            <text:p>1106748.10654111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111426.77433683" calcext:value-type="float">
            <text:p>1111426.77433683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117264.76763014" calcext:value-type="float">
            <text:p>1117264.76763014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124214.66445782" calcext:value-type="float">
            <text:p>1124214.66445782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132372.50378001" calcext:value-type="float">
            <text:p>1132372.50378001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142455.35004729" calcext:value-type="float">
            <text:p>1142455.35004729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154962.99819069" calcext:value-type="float">
            <text:p>1154962.99819069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171628.98587384" calcext:value-type="float">
            <text:p>1171628.98587384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96466.2017817" calcext:value-type="float">
            <text:p>1196466.2017817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29246.52645211" calcext:value-type="float">
            <text:p>1229246.52645211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69085.26958966" calcext:value-type="float">
            <text:p>1269085.26958966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16033.56644854" calcext:value-type="float">
            <text:p>1316033.56644854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370986.60195682" calcext:value-type="float">
            <text:p>1370986.60195682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432931.81947406" calcext:value-type="float">
            <text:p>1432931.81947406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501999.67295598" calcext:value-type="float">
            <text:p>1501999.67295598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577198.96628126" calcext:value-type="float">
            <text:p>1577198.96628126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658613.77620949" calcext:value-type="float">
            <text:p>1658613.77620949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745169.38207361" calcext:value-type="float">
            <text:p>1745169.38207361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833680.5439594" calcext:value-type="float">
            <text:p>1833680.5439594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22812.14388911" calcext:value-type="float">
            <text:p>1922812.14388911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2011325.73344317" calcext:value-type="float">
            <text:p>2011325.73344317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98102.51135271" calcext:value-type="float">
            <text:p>2098102.51135271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181601.82188409" calcext:value-type="float">
            <text:p>2181601.82188409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262759.56636589" calcext:value-type="float">
            <text:p>2262759.56636589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340666.35478659" calcext:value-type="float">
            <text:p>2340666.35478659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414341.95087553" calcext:value-type="float">
            <text:p>2414341.95087553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481866.24681346" calcext:value-type="float">
            <text:p>2481866.24681346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543483.4769244" calcext:value-type="float">
            <text:p>2543483.4769244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598509.53644776" calcext:value-type="float">
            <text:p>2598509.53644776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645653.8940447" calcext:value-type="float">
            <text:p>2645653.8940447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684128.04645033" calcext:value-type="float">
            <text:p>2684128.04645033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713809.1004122" calcext:value-type="float">
            <text:p>2713809.1004122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735110.16647583" calcext:value-type="float">
            <text:p>2735110.16647583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747792.57723232" calcext:value-type="float">
            <text:p>2747792.57723232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751245.35683272" calcext:value-type="float">
            <text:p>2751245.35683272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744205.39731184" calcext:value-type="float">
            <text:p>2744205.39731184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726373.35595857" calcext:value-type="float">
            <text:p>2726373.35595857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698141.34128123" calcext:value-type="float">
            <text:p>2698141.34128123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661332.9799926" calcext:value-type="float">
            <text:p>2661332.9799926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617785.17196097" calcext:value-type="float">
            <text:p>2617785.17196097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569573.68927221" calcext:value-type="float">
            <text:p>2569573.68927221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517923.57964282" calcext:value-type="float">
            <text:p>2517923.57964282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463069.52282397" calcext:value-type="float">
            <text:p>2463069.52282397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408328.51861428" calcext:value-type="float">
            <text:p>2408328.51861428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356446.50733983" calcext:value-type="float">
            <text:p>2356446.50733983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309730.15757132" calcext:value-type="float">
            <text:p>2309730.15757132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2269084.31090015" calcext:value-type="float">
            <text:p>2269084.31090015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2236063.77568779" calcext:value-type="float">
            <text:p>2236063.77568779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2211766.40439261" calcext:value-type="float">
            <text:p>2211766.40439261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2196527.27051945" calcext:value-type="float">
            <text:p>2196527.27051945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2190738.41317453" calcext:value-type="float">
            <text:p>2190738.41317453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2194710.55054625" calcext:value-type="float">
            <text:p>2194710.55054625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2207540.74500296" calcext:value-type="float">
            <text:p>2207540.74500296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2228789.80184404" calcext:value-type="float">
            <text:p>2228789.8018440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2257258.514219" calcext:value-type="float">
            <text:p>2257258.514219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2291053.34325517" calcext:value-type="float">
            <text:p>2291053.34325517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329066.99828909" calcext:value-type="float">
            <text:p>2329066.99828909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370846.35758654" calcext:value-type="float">
            <text:p>2370846.35758654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415246.29229317" calcext:value-type="float">
            <text:p>2415246.29229317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460012.3671514" calcext:value-type="float">
            <text:p>2460012.3671514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504207.81387188" calcext:value-type="float">
            <text:p>2504207.81387188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545919.32386064" calcext:value-type="float">
            <text:p>2545919.32386064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583484.04664441" calcext:value-type="float">
            <text:p>2583484.04664441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615999.53781251" calcext:value-type="float">
            <text:p>2615999.53781251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642529.33696339" calcext:value-type="float">
            <text:p>2642529.33696339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663242.62820571" calcext:value-type="float">
            <text:p>2663242.62820571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678811.73767282" calcext:value-type="float">
            <text:p>2678811.73767282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688724.08043231" calcext:value-type="float">
            <text:p>2688724.08043231</text:p>
          </table:table-cell>
        </table:table-row>
      </table:table>
      <table:table table:name="p_from_i_UK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972.27059389029" calcext:value-type="float">
            <text:p>2972.27059389029</text:p>
          </table:table-cell>
          <table:table-cell office:value-type="float" office:value="55932.5168432058" calcext:value-type="float">
            <text:p>55932.5168432058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753.73659850911" calcext:value-type="float">
            <text:p>2753.73659850911</text:p>
          </table:table-cell>
          <table:table-cell office:value-type="float" office:value="53182.4303588178" calcext:value-type="float">
            <text:p>53182.4303588178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563.95916221239" calcext:value-type="float">
            <text:p>2563.95916221239</text:p>
          </table:table-cell>
          <table:table-cell office:value-type="float" office:value="50482.5950191463" calcext:value-type="float">
            <text:p>50482.5950191463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594.59872455094" calcext:value-type="float">
            <text:p>2594.59872455094</text:p>
          </table:table-cell>
          <table:table-cell office:value-type="float" office:value="48057.2582884614" calcext:value-type="float">
            <text:p>48057.2582884614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614.16771631204" calcext:value-type="float">
            <text:p>2614.16771631204</text:p>
          </table:table-cell>
          <table:table-cell office:value-type="float" office:value="45905.1106977463" calcext:value-type="float">
            <text:p>45905.1106977463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592.38338034676" calcext:value-type="float">
            <text:p>2592.38338034676</text:p>
          </table:table-cell>
          <table:table-cell office:value-type="float" office:value="43941.4341961801" calcext:value-type="float">
            <text:p>43941.4341961801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646.49463373145" calcext:value-type="float">
            <text:p>2646.49463373145</text:p>
          </table:table-cell>
          <table:table-cell office:value-type="float" office:value="42234.6701575179" calcext:value-type="float">
            <text:p>42234.670157517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723.5291337994" calcext:value-type="float">
            <text:p>2723.5291337994</text:p>
          </table:table-cell>
          <table:table-cell office:value-type="float" office:value="40794.4629209127" calcext:value-type="float">
            <text:p>40794.4629209127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694.02340021531" calcext:value-type="float">
            <text:p>2694.02340021531</text:p>
          </table:table-cell>
          <table:table-cell office:value-type="float" office:value="39510.4560827696" calcext:value-type="float">
            <text:p>39510.456082769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585.57685793056" calcext:value-type="float">
            <text:p>2585.57685793056</text:p>
          </table:table-cell>
          <table:table-cell office:value-type="float" office:value="38285.7055756801" calcext:value-type="float">
            <text:p>38285.7055756801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547.38835957266" calcext:value-type="float">
            <text:p>2547.38835957266</text:p>
          </table:table-cell>
          <table:table-cell office:value-type="float" office:value="37174.743754205" calcext:value-type="float">
            <text:p>37174.743754205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335.35227841397" calcext:value-type="float">
            <text:p>2335.35227841397</text:p>
          </table:table-cell>
          <table:table-cell office:value-type="float" office:value="35983.7853061713" calcext:value-type="float">
            <text:p>35983.7853061713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183.16843772527" calcext:value-type="float">
            <text:p>2183.16843772527</text:p>
          </table:table-cell>
          <table:table-cell office:value-type="float" office:value="34756.7754530188" calcext:value-type="float">
            <text:p>34756.7754530188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73.10354302492" calcext:value-type="float">
            <text:p>2073.10354302492</text:p>
          </table:table-cell>
          <table:table-cell office:value-type="float" office:value="33529.9773616635" calcext:value-type="float">
            <text:p>33529.9773616635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895.12439487398" calcext:value-type="float">
            <text:p>1895.12439487398</text:p>
          </table:table-cell>
          <table:table-cell office:value-type="float" office:value="32239.0144594601" calcext:value-type="float">
            <text:p>32239.0144594601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896.21408398775" calcext:value-type="float">
            <text:p>1896.21408398775</text:p>
          </table:table-cell>
          <table:table-cell office:value-type="float" office:value="31057.2590872596" calcext:value-type="float">
            <text:p>31057.2590872596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915.52113442507" calcext:value-type="float">
            <text:p>1915.52113442507</text:p>
          </table:table-cell>
          <table:table-cell office:value-type="float" office:value="30004.5325019219" calcext:value-type="float">
            <text:p>30004.5325019219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904.52322862688" calcext:value-type="float">
            <text:p>1904.52322862688</text:p>
          </table:table-cell>
          <table:table-cell office:value-type="float" office:value="29043.769227749" calcext:value-type="float">
            <text:p>29043.769227749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020.27548369133" calcext:value-type="float">
            <text:p>2020.27548369133</text:p>
          </table:table-cell>
          <table:table-cell office:value-type="float" office:value="28300.3082949904" calcext:value-type="float">
            <text:p>28300.3082949904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824.46134746825" calcext:value-type="float">
            <text:p>1824.46134746825</text:p>
          </table:table-cell>
          <table:table-cell office:value-type="float" office:value="27445.2259947212" calcext:value-type="float">
            <text:p>27445.2259947212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971.64522792722" calcext:value-type="float">
            <text:p>1971.64522792722</text:p>
          </table:table-cell>
          <table:table-cell office:value-type="float" office:value="26827.257807693" calcext:value-type="float">
            <text:p>26827.257807693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721.87662526627" calcext:value-type="float">
            <text:p>1721.87662526627</text:p>
          </table:table-cell>
          <table:table-cell office:value-type="float" office:value="26046.9002626999" calcext:value-type="float">
            <text:p>26046.9002626999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558.17705761143" calcext:value-type="float">
            <text:p>1558.17705761143</text:p>
          </table:table-cell>
          <table:table-cell office:value-type="float" office:value="25188.1304441143" calcext:value-type="float">
            <text:p>25188.1304441143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25.52433605032" calcext:value-type="float">
            <text:p>1625.52433605032</text:p>
          </table:table-cell>
          <table:table-cell office:value-type="float" office:value="24459.1312127837" calcext:value-type="float">
            <text:p>24459.1312127837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56.99416930483" calcext:value-type="float">
            <text:p>1456.99416930483</text:p>
          </table:table-cell>
          <table:table-cell office:value-type="float" office:value="23631.0811119616" calcext:value-type="float">
            <text:p>23631.0811119616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568.6378308649" calcext:value-type="float">
            <text:p>1568.6378308649</text:p>
          </table:table-cell>
          <table:table-cell office:value-type="float" office:value="22991.0396461006" calcext:value-type="float">
            <text:p>22991.0396461006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08.91663337716" calcext:value-type="float">
            <text:p>1608.91663337716</text:p>
          </table:table-cell>
          <table:table-cell office:value-type="float" office:value="22465.3397073433" calcext:value-type="float">
            <text:p>22465.339707343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68.77845148044" calcext:value-type="float">
            <text:p>1668.77845148044</text:p>
          </table:table-cell>
          <table:table-cell office:value-type="float" office:value="22056.9409088379" calcext:value-type="float">
            <text:p>22056.9409088379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67.71086815349" calcext:value-type="float">
            <text:p>1767.71086815349</text:p>
          </table:table-cell>
          <table:table-cell office:value-type="float" office:value="21803.319090939" calcext:value-type="float">
            <text:p>21803.319090939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975.68681726139" calcext:value-type="float">
            <text:p>1975.68681726139</text:p>
          </table:table-cell>
          <table:table-cell office:value-type="float" office:value="21811.6161345235" calcext:value-type="float">
            <text:p>21811.616134523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28.47547534401" calcext:value-type="float">
            <text:p>1928.47547534401</text:p>
          </table:table-cell>
          <table:table-cell office:value-type="float" office:value="21819.4873707373" calcext:value-type="float">
            <text:p>21819.487370737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49.36253156716" calcext:value-type="float">
            <text:p>1949.36253156716</text:p>
          </table:table-cell>
          <table:table-cell office:value-type="float" office:value="21882.4210739212" calcext:value-type="float">
            <text:p>21882.4210739212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000.16658748635" calcext:value-type="float">
            <text:p>2000.16658748635</text:p>
          </table:table-cell>
          <table:table-cell office:value-type="float" office:value="22020.2645052084" calcext:value-type="float">
            <text:p>22020.264505208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99.23946580508" calcext:value-type="float">
            <text:p>1999.23946580508</text:p>
          </table:table-cell>
          <table:table-cell office:value-type="float" office:value="22167.9895254981" calcext:value-type="float">
            <text:p>22167.9895254981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69.99192869133" calcext:value-type="float">
            <text:p>1969.99192869133</text:p>
          </table:table-cell>
          <table:table-cell office:value-type="float" office:value="22290.9943633215" calcext:value-type="float">
            <text:p>22290.994363321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52.7011161197" calcext:value-type="float">
            <text:p>1952.7011161197</text:p>
          </table:table-cell>
          <table:table-cell office:value-type="float" office:value="22397.0106536261" calcext:value-type="float">
            <text:p>22397.0106536261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61.95268669867" calcext:value-type="float">
            <text:p>1861.95268669867</text:p>
          </table:table-cell>
          <table:table-cell office:value-type="float" office:value="22407.2342564726" calcext:value-type="float">
            <text:p>22407.2342564726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06.09104537331" calcext:value-type="float">
            <text:p>1806.09104537331</text:p>
          </table:table-cell>
          <table:table-cell office:value-type="float" office:value="22354.5056888754" calcext:value-type="float">
            <text:p>22354.5056888754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79.36930340412" calcext:value-type="float">
            <text:p>1979.36930340412</text:p>
          </table:table-cell>
          <table:table-cell office:value-type="float" office:value="22471.0129184707" calcext:value-type="float">
            <text:p>22471.0129184707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34.21223974984" calcext:value-type="float">
            <text:p>1934.21223974984</text:p>
          </table:table-cell>
          <table:table-cell office:value-type="float" office:value="22540.7752238942" calcext:value-type="float">
            <text:p>22540.7752238942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028.87191950028" calcext:value-type="float">
            <text:p>2028.87191950028</text:p>
          </table:table-cell>
          <table:table-cell office:value-type="float" office:value="22701.1197557092" calcext:value-type="float">
            <text:p>22701.1197557092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80.17772588141" calcext:value-type="float">
            <text:p>1880.17772588141</text:p>
          </table:table-cell>
          <table:table-cell office:value-type="float" office:value="22711.7696211243" calcext:value-type="float">
            <text:p>22711.7696211243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94.03163483322" calcext:value-type="float">
            <text:p>1994.03163483322</text:p>
          </table:table-cell>
          <table:table-cell office:value-type="float" office:value="22832.3532673711" calcext:value-type="float">
            <text:p>22832.353267371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026.02358652895" calcext:value-type="float">
            <text:p>2026.02358652895</text:p>
          </table:table-cell>
          <table:table-cell office:value-type="float" office:value="22979.8791204819" calcext:value-type="float">
            <text:p>22979.8791204819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08.23929775923" calcext:value-type="float">
            <text:p>2108.23929775923</text:p>
          </table:table-cell>
          <table:table-cell office:value-type="float" office:value="23205.339476528" calcext:value-type="float">
            <text:p>23205.33947652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285.58840003998" calcext:value-type="float">
            <text:p>2285.58840003998</text:p>
          </table:table-cell>
          <table:table-cell office:value-type="float" office:value="23598.0455523001" calcext:value-type="float">
            <text:p>23598.0455523001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365.27186855848" calcext:value-type="float">
            <text:p>2365.27186855848</text:p>
          </table:table-cell>
          <table:table-cell office:value-type="float" office:value="24057.3509102512" calcext:value-type="float">
            <text:p>24057.3509102512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332.32455345594" calcext:value-type="float">
            <text:p>2332.32455345594</text:p>
          </table:table-cell>
          <table:table-cell office:value-type="float" office:value="24466.8142943939" calcext:value-type="float">
            <text:p>24466.814294393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279.07412865263" calcext:value-type="float">
            <text:p>2279.07412865263</text:p>
          </table:table-cell>
          <table:table-cell office:value-type="float" office:value="24798.3337864698" calcext:value-type="float">
            <text:p>24798.3337864698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375.05337714769" calcext:value-type="float">
            <text:p>2375.05337714769</text:p>
          </table:table-cell>
          <table:table-cell office:value-type="float" office:value="25205.2771352881" calcext:value-type="float">
            <text:p>25205.2771352881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368.26621723424" calcext:value-type="float">
            <text:p>2368.26621723424</text:p>
          </table:table-cell>
          <table:table-cell office:value-type="float" office:value="25574.4102670922" calcext:value-type="float">
            <text:p>25574.4102670922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171.41127581575" calcext:value-type="float">
            <text:p>2171.41127581575</text:p>
          </table:table-cell>
          <table:table-cell office:value-type="float" office:value="25723.6610298775" calcext:value-type="float">
            <text:p>25723.661029877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106.78763038569" calcext:value-type="float">
            <text:p>2106.78763038569</text:p>
          </table:table-cell>
          <table:table-cell office:value-type="float" office:value="25782.5258844441" calcext:value-type="float">
            <text:p>25782.5258844441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034.75858954065" calcext:value-type="float">
            <text:p>2034.75858954065</text:p>
          </table:table-cell>
          <table:table-cell office:value-type="float" office:value="25741.1996391063" calcext:value-type="float">
            <text:p>25741.1996391063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249.2423415142" calcext:value-type="float">
            <text:p>2249.2423415142</text:p>
          </table:table-cell>
          <table:table-cell office:value-type="float" office:value="25897.1599629953" calcext:value-type="float">
            <text:p>25897.159962995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032.87499116391" calcext:value-type="float">
            <text:p>2032.87499116391</text:p>
          </table:table-cell>
          <table:table-cell office:value-type="float" office:value="25817.6659105962" calcext:value-type="float">
            <text:p>25817.6659105962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999.09663681233" calcext:value-type="float">
            <text:p>1999.09663681233</text:p>
          </table:table-cell>
          <table:table-cell office:value-type="float" office:value="25690.8814492591" calcext:value-type="float">
            <text:p>25690.8814492591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726.25119060971" calcext:value-type="float">
            <text:p>1726.25119060971</text:p>
          </table:table-cell>
          <table:table-cell office:value-type="float" office:value="25282.1931175889" calcext:value-type="float">
            <text:p>25282.193117588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69.929384821" calcext:value-type="float">
            <text:p>1469.929384821</text:p>
          </table:table-cell>
          <table:table-cell office:value-type="float" office:value="24613.5722076521" calcext:value-type="float">
            <text:p>24613.572207652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565.53730267538" calcext:value-type="float">
            <text:p>1565.53730267538</text:p>
          </table:table-cell>
          <table:table-cell office:value-type="float" office:value="24044.1911250077" calcext:value-type="float">
            <text:p>24044.1911250077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503.21551498189" calcext:value-type="float">
            <text:p>1503.21551498189</text:p>
          </table:table-cell>
          <table:table-cell office:value-type="float" office:value="23433.4257717655" calcext:value-type="float">
            <text:p>23433.4257717655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423.23097336841" calcext:value-type="float">
            <text:p>1423.23097336841</text:p>
          </table:table-cell>
          <table:table-cell office:value-type="float" office:value="22770.4489657317" calcext:value-type="float">
            <text:p>22770.4489657317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627.94368620288" calcext:value-type="float">
            <text:p>1627.94368620288</text:p>
          </table:table-cell>
          <table:table-cell office:value-type="float" office:value="22346.4570260712" calcext:value-type="float">
            <text:p>22346.457026071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415.88842230757" calcext:value-type="float">
            <text:p>1415.88842230757</text:p>
          </table:table-cell>
          <table:table-cell office:value-type="float" office:value="21750.7874261123" calcext:value-type="float">
            <text:p>21750.7874261123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425.63370967617" calcext:value-type="float">
            <text:p>1425.63370967617</text:p>
          </table:table-cell>
          <table:table-cell office:value-type="float" office:value="21207.5284432146" calcext:value-type="float">
            <text:p>21207.5284432146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516.04680905212" calcext:value-type="float">
            <text:p>1516.04680905212</text:p>
          </table:table-cell>
          <table:table-cell office:value-type="float" office:value="20798.6406329657" calcext:value-type="float">
            <text:p>20798.6406329657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729.64490866889" calcext:value-type="float">
            <text:p>1729.64490866889</text:p>
          </table:table-cell>
          <table:table-cell office:value-type="float" office:value="20649.1675007716" calcext:value-type="float">
            <text:p>20649.1675007716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64.29437040888" calcext:value-type="float">
            <text:p>1764.29437040888</text:p>
          </table:table-cell>
          <table:table-cell office:value-type="float" office:value="20576.2618500011" calcext:value-type="float">
            <text:p>20576.2618500011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67.12715587733" calcext:value-type="float">
            <text:p>1767.12715587733</text:p>
          </table:table-cell>
          <table:table-cell office:value-type="float" office:value="20536.6355574053" calcext:value-type="float">
            <text:p>20536.6355574053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2001.87513766572" calcext:value-type="float">
            <text:p>2001.87513766572</text:p>
          </table:table-cell>
          <table:table-cell office:value-type="float" office:value="20760.7305999096" calcext:value-type="float">
            <text:p>20760.7305999096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076.94605210223" calcext:value-type="float">
            <text:p>2076.94605210223</text:p>
          </table:table-cell>
          <table:table-cell office:value-type="float" office:value="21077.5993450124" calcext:value-type="float">
            <text:p>21077.599345012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063.90923570349" calcext:value-type="float">
            <text:p>2063.90923570349</text:p>
          </table:table-cell>
          <table:table-cell office:value-type="float" office:value="21395.2239843637" calcext:value-type="float">
            <text:p>21395.2239843637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056.78408550769" calcext:value-type="float">
            <text:p>2056.78408550769</text:p>
          </table:table-cell>
          <table:table-cell office:value-type="float" office:value="21703.317012777" calcext:value-type="float">
            <text:p>21703.317012777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055.64500304167" calcext:value-type="float">
            <text:p>2055.64500304167</text:p>
          </table:table-cell>
          <table:table-cell office:value-type="float" office:value="22002.2599906584" calcext:value-type="float">
            <text:p>22002.2599906584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145.96906134928" calcext:value-type="float">
            <text:p>2145.96906134928</text:p>
          </table:table-cell>
          <table:table-cell office:value-type="float" office:value="22376.5637740189" calcext:value-type="float">
            <text:p>22376.5637740189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206.48883482374" calcext:value-type="float">
            <text:p>2206.48883482374</text:p>
          </table:table-cell>
          <table:table-cell office:value-type="float" office:value="22790.0375184643" calcext:value-type="float">
            <text:p>22790.0375184643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208.36849175524" calcext:value-type="float">
            <text:p>2208.36849175524</text:p>
          </table:table-cell>
          <table:table-cell office:value-type="float" office:value="23182.6755806671" calcext:value-type="float">
            <text:p>23182.6755806671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139.87870579305" calcext:value-type="float">
            <text:p>2139.87870579305</text:p>
          </table:table-cell>
          <table:table-cell office:value-type="float" office:value="23483.1767165003" calcext:value-type="float">
            <text:p>23483.1767165003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197.19099273328" calcext:value-type="float">
            <text:p>2197.19099273328</text:p>
          </table:table-cell>
          <table:table-cell office:value-type="float" office:value="23815.3391310215" calcext:value-type="float">
            <text:p>23815.3391310215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331.11205994171" calcext:value-type="float">
            <text:p>2331.11205994171</text:p>
          </table:table-cell>
          <table:table-cell office:value-type="float" office:value="24251.521296417" calcext:value-type="float">
            <text:p>24251.52129641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289.71046758318" calcext:value-type="float">
            <text:p>2289.71046758318</text:p>
          </table:table-cell>
          <table:table-cell office:value-type="float" office:value="24618.3467242705" calcext:value-type="float">
            <text:p>24618.3467242705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543.60163970626" calcext:value-type="float">
            <text:p>2543.60163970626</text:p>
          </table:table-cell>
          <table:table-cell office:value-type="float" office:value="25214.04323193" calcext:value-type="float">
            <text:p>25214.04323193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912.16834891954" calcext:value-type="float">
            <text:p>2912.16834891954</text:p>
          </table:table-cell>
          <table:table-cell office:value-type="float" office:value="26147.884792234" calcext:value-type="float">
            <text:p>26147.884792234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3180.14829301533" calcext:value-type="float">
            <text:p>3180.14829301533</text:p>
          </table:table-cell>
          <table:table-cell office:value-type="float" office:value="27314.1335243647" calcext:value-type="float">
            <text:p>27314.133524364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3362.29086848764" calcext:value-type="float">
            <text:p>3362.29086848764</text:p>
          </table:table-cell>
          <table:table-cell office:value-type="float" office:value="28610.5640967698" calcext:value-type="float">
            <text:p>28610.564096769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766.23603383419" calcext:value-type="float">
            <text:p>3766.23603383419</text:p>
          </table:table-cell>
          <table:table-cell office:value-type="float" office:value="30257.2070953626" calcext:value-type="float">
            <text:p>30257.20709536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4179.22446551711" calcext:value-type="float">
            <text:p>4179.22446551711</text:p>
          </table:table-cell>
          <table:table-cell office:value-type="float" office:value="32243.9526397589" calcext:value-type="float">
            <text:p>32243.952639758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4484.37261362377" calcext:value-type="float">
            <text:p>4484.37261362377</text:p>
          </table:table-cell>
          <table:table-cell office:value-type="float" office:value="34451.0908232829" calcext:value-type="float">
            <text:p>34451.0908232829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4991.56771926449" calcext:value-type="float">
            <text:p>4991.56771926449</text:p>
          </table:table-cell>
          <table:table-cell office:value-type="float" office:value="37059.777495776" calcext:value-type="float">
            <text:p>37059.777495776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5406.24878266528" calcext:value-type="float">
            <text:p>5406.24878266528</text:p>
          </table:table-cell>
          <table:table-cell office:value-type="float" office:value="39947.8320054001" calcext:value-type="float">
            <text:p>39947.8320054001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6121.56887041976" calcext:value-type="float">
            <text:p>6121.56887041976</text:p>
          </table:table-cell>
          <table:table-cell office:value-type="float" office:value="43397.1909551681" calcext:value-type="float">
            <text:p>43397.1909551681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6515.79986624305" calcext:value-type="float">
            <text:p>6515.79986624305</text:p>
          </table:table-cell>
          <table:table-cell office:value-type="float" office:value="47062.0884778581" calcext:value-type="float">
            <text:p>47062.0884778581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7287.35140793096" calcext:value-type="float">
            <text:p>7287.35140793096</text:p>
          </table:table-cell>
          <table:table-cell office:value-type="float" office:value="51285.5037136949" calcext:value-type="float">
            <text:p>51285.503713694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7390.87797362451" calcext:value-type="float">
            <text:p>7390.87797362451</text:p>
          </table:table-cell>
          <table:table-cell office:value-type="float" office:value="55381.1279610918" calcext:value-type="float">
            <text:p>55381.1279610918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7940.14490696729" calcext:value-type="float">
            <text:p>7940.14490696729</text:p>
          </table:table-cell>
          <table:table-cell office:value-type="float" office:value="59760.1367769213" calcext:value-type="float">
            <text:p>59760.1367769213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8823.15754466969" calcext:value-type="float">
            <text:p>8823.15754466969</text:p>
          </table:table-cell>
          <table:table-cell office:value-type="float" office:value="64730.5842509625" calcext:value-type="float">
            <text:p>64730.5842509625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9244.44460826018" calcext:value-type="float">
            <text:p>9244.44460826018</text:p>
          </table:table-cell>
          <table:table-cell office:value-type="float" office:value="69804.5921136507" calcext:value-type="float">
            <text:p>69804.5921136507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0220.0062705714" calcext:value-type="float">
            <text:p>10220.0062705714</text:p>
          </table:table-cell>
          <table:table-cell office:value-type="float" office:value="75515.5711287851" calcext:value-type="float">
            <text:p>75515.5711287851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0498.9448443005" calcext:value-type="float">
            <text:p>10498.9448443005</text:p>
          </table:table-cell>
          <table:table-cell office:value-type="float" office:value="81141.6679926274" calcext:value-type="float">
            <text:p>81141.667992627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886.7523907258" calcext:value-type="float">
            <text:p>11886.7523907258</text:p>
          </table:table-cell>
          <table:table-cell office:value-type="float" office:value="87759.2098068144" calcext:value-type="float">
            <text:p>87759.2098068144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2645.7230302649" calcext:value-type="float">
            <text:p>12645.7230302649</text:p>
          </table:table-cell>
          <table:table-cell office:value-type="float" office:value="94716.8949593491" calcext:value-type="float">
            <text:p>94716.8949593491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494.3036269713" calcext:value-type="float">
            <text:p>13494.3036269713</text:p>
          </table:table-cell>
          <table:table-cell office:value-type="float" office:value="102073.274784096" calcext:value-type="float">
            <text:p>102073.274784096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38.0703635913" calcext:value-type="float">
            <text:p>15038.0703635913</text:p>
          </table:table-cell>
          <table:table-cell office:value-type="float" office:value="110488.457516287" calcext:value-type="float">
            <text:p>110488.457516287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6000.8617172753" calcext:value-type="float">
            <text:p>16000.8617172753</text:p>
          </table:table-cell>
          <table:table-cell office:value-type="float" office:value="119343.12517873" calcext:value-type="float">
            <text:p>119343.12517873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6876.9200797783" calcext:value-type="float">
            <text:p>16876.9200797783</text:p>
          </table:table-cell>
          <table:table-cell office:value-type="float" office:value="128503.622123272" calcext:value-type="float">
            <text:p>128503.622123272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313.7912108562" calcext:value-type="float">
            <text:p>17313.7912108562</text:p>
          </table:table-cell>
          <table:table-cell office:value-type="float" office:value="137486.696283472" calcext:value-type="float">
            <text:p>137486.69628347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8372.9100928503" calcext:value-type="float">
            <text:p>18372.9100928503</text:p>
          </table:table-cell>
          <table:table-cell office:value-type="float" office:value="146876.521833023" calcext:value-type="float">
            <text:p>146876.521833023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145.6478030462" calcext:value-type="float">
            <text:p>19145.6478030462</text:p>
          </table:table-cell>
          <table:table-cell office:value-type="float" office:value="156356.966002983" calcext:value-type="float">
            <text:p>156356.966002983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552.9234567065" calcext:value-type="float">
            <text:p>19552.9234567065</text:p>
          </table:table-cell>
          <table:table-cell office:value-type="float" office:value="165532.048177448" calcext:value-type="float">
            <text:p>165532.04817744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0488.7437447867" calcext:value-type="float">
            <text:p>20488.7437447867</text:p>
          </table:table-cell>
          <table:table-cell office:value-type="float" office:value="174908.095746221" calcext:value-type="float">
            <text:p>174908.09574622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970.7728230495" calcext:value-type="float">
            <text:p>20970.7728230495</text:p>
          </table:table-cell>
          <table:table-cell office:value-type="float" office:value="184022.864934129" calcext:value-type="float">
            <text:p>184022.86493412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1377.1398050439" calcext:value-type="float">
            <text:p>21377.1398050439</text:p>
          </table:table-cell>
          <table:table-cell office:value-type="float" office:value="192785.132330374" calcext:value-type="float">
            <text:p>192785.132330374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120.2367190982" calcext:value-type="float">
            <text:p>22120.2367190982</text:p>
          </table:table-cell>
          <table:table-cell office:value-type="float" office:value="201528.433366289" calcext:value-type="float">
            <text:p>201528.433366289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673.6473688168" calcext:value-type="float">
            <text:p>22673.6473688168</text:p>
          </table:table-cell>
          <table:table-cell office:value-type="float" office:value="210071.172925974" calcext:value-type="float">
            <text:p>210071.172925974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4130.0886272096" calcext:value-type="float">
            <text:p>24130.0886272096</text:p>
          </table:table-cell>
          <table:table-cell office:value-type="float" office:value="219326.016295531" calcext:value-type="float">
            <text:p>219326.016295531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5211.0151497727" calcext:value-type="float">
            <text:p>25211.0151497727</text:p>
          </table:table-cell>
          <table:table-cell office:value-type="float" office:value="228917.929679079" calcext:value-type="float">
            <text:p>228917.929679079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6318.8536881636" calcext:value-type="float">
            <text:p>26318.8536881636</text:p>
          </table:table-cell>
          <table:table-cell office:value-type="float" office:value="238870.197292339" calcext:value-type="float">
            <text:p>238870.197292339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7501.3067515864" calcext:value-type="float">
            <text:p>27501.3067515864</text:p>
          </table:table-cell>
          <table:table-cell office:value-type="float" office:value="249248.888072506" calcext:value-type="float">
            <text:p>249248.888072506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201.3368417154" calcext:value-type="float">
            <text:p>29201.3368417154</text:p>
          </table:table-cell>
          <table:table-cell office:value-type="float" office:value="260549.500426988" calcext:value-type="float">
            <text:p>260549.500426988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0154.3312881233" calcext:value-type="float">
            <text:p>30154.3312881233</text:p>
          </table:table-cell>
          <table:table-cell office:value-type="float" office:value="272002.801716166" calcext:value-type="float">
            <text:p>272002.801716166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161.7808192474" calcext:value-type="float">
            <text:p>31161.7808192474</text:p>
          </table:table-cell>
          <table:table-cell office:value-type="float" office:value="283623.853215172" calcext:value-type="float">
            <text:p>283623.85321517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414.6527224746" calcext:value-type="float">
            <text:p>32414.6527224746</text:p>
          </table:table-cell>
          <table:table-cell office:value-type="float" office:value="295634.389465664" calcext:value-type="float">
            <text:p>295634.389465664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567.5942537586" calcext:value-type="float">
            <text:p>33567.5942537586</text:p>
          </table:table-cell>
          <table:table-cell office:value-type="float" office:value="307895.666805685" calcext:value-type="float">
            <text:p>307895.666805685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4756.1299533815" calcext:value-type="float">
            <text:p>34756.1299533815</text:p>
          </table:table-cell>
          <table:table-cell office:value-type="float" office:value="320430.440926645" calcext:value-type="float">
            <text:p>320430.440926645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5333.8512731465" calcext:value-type="float">
            <text:p>35333.8512731465</text:p>
          </table:table-cell>
          <table:table-cell office:value-type="float" office:value="332588.743988269" calcext:value-type="float">
            <text:p>332588.743988269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6464.7750195818" calcext:value-type="float">
            <text:p>36464.7750195818</text:p>
          </table:table-cell>
          <table:table-cell office:value-type="float" office:value="344893.568047152" calcext:value-type="float">
            <text:p>344893.568047152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7026.5641289257" calcext:value-type="float">
            <text:p>37026.5641289257</text:p>
          </table:table-cell>
          <table:table-cell office:value-type="float" office:value="356773.026723155" calcext:value-type="float">
            <text:p>356773.026723155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7096.8515454862" calcext:value-type="float">
            <text:p>37096.8515454862</text:p>
          </table:table-cell>
          <table:table-cell office:value-type="float" office:value="367713.813351247" calcext:value-type="float">
            <text:p>367713.813351247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600.0978870799" calcext:value-type="float">
            <text:p>36600.0978870799</text:p>
          </table:table-cell>
          <table:table-cell office:value-type="float" office:value="377169.515970023" calcext:value-type="float">
            <text:p>377169.51597002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377.5808870234" calcext:value-type="float">
            <text:p>37377.5808870234</text:p>
          </table:table-cell>
          <table:table-cell office:value-type="float" office:value="386410.64940465" calcext:value-type="float">
            <text:p>386410.64940465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050.4186759752" calcext:value-type="float">
            <text:p>38050.4186759752</text:p>
          </table:table-cell>
          <table:table-cell office:value-type="float" office:value="395390.302958011" calcext:value-type="float">
            <text:p>395390.30295801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9473.009503499" calcext:value-type="float">
            <text:p>39473.009503499</text:p>
          </table:table-cell>
          <table:table-cell office:value-type="float" office:value="404899.304998614" calcext:value-type="float">
            <text:p>404899.304998614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0085.0813826106" calcext:value-type="float">
            <text:p>40085.0813826106</text:p>
          </table:table-cell>
          <table:table-cell office:value-type="float" office:value="414148.506649562" calcext:value-type="float">
            <text:p>414148.506649562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1345.1914493703" calcext:value-type="float">
            <text:p>41345.1914493703</text:p>
          </table:table-cell>
          <table:table-cell office:value-type="float" office:value="423826.719968018" calcext:value-type="float">
            <text:p>423826.71996801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790.2568002352" calcext:value-type="float">
            <text:p>41790.2568002352</text:p>
          </table:table-cell>
          <table:table-cell office:value-type="float" office:value="433137.902202163" calcext:value-type="float">
            <text:p>433137.902202163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744.6456234194" calcext:value-type="float">
            <text:p>42744.6456234194</text:p>
          </table:table-cell>
          <table:table-cell office:value-type="float" office:value="442610.066076679" calcext:value-type="float">
            <text:p>442610.066076679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4196.0552713504" calcext:value-type="float">
            <text:p>44196.0552713504</text:p>
          </table:table-cell>
          <table:table-cell office:value-type="float" office:value="452731.667141107" calcext:value-type="float">
            <text:p>452731.667141107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5011.0217874362" calcext:value-type="float">
            <text:p>45011.0217874362</text:p>
          </table:table-cell>
          <table:table-cell office:value-type="float" office:value="462874.44529459" calcext:value-type="float">
            <text:p>462874.4452945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4856.4751715014" calcext:value-type="float">
            <text:p>44856.4751715014</text:p>
          </table:table-cell>
          <table:table-cell office:value-type="float" office:value="472068.986707709" calcext:value-type="float">
            <text:p>472068.986707709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3813.2438860311" calcext:value-type="float">
            <text:p>43813.2438860311</text:p>
          </table:table-cell>
          <table:table-cell office:value-type="float" office:value="479407.788317957" calcext:value-type="float">
            <text:p>479407.788317957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3644.7541232494" calcext:value-type="float">
            <text:p>43644.7541232494</text:p>
          </table:table-cell>
          <table:table-cell office:value-type="float" office:value="485790.629875411" calcext:value-type="float">
            <text:p>485790.629875411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4590.491471639" calcext:value-type="float">
            <text:p>44590.491471639</text:p>
          </table:table-cell>
          <table:table-cell office:value-type="float" office:value="492372.444163788" calcext:value-type="float">
            <text:p>492372.444163788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505.4110137636" calcext:value-type="float">
            <text:p>44505.4110137636</text:p>
          </table:table-cell>
          <table:table-cell office:value-type="float" office:value="498163.860225259" calcext:value-type="float">
            <text:p>498163.860225259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4790.7595132033" calcext:value-type="float">
            <text:p>44790.7595132033</text:p>
          </table:table-cell>
          <table:table-cell office:value-type="float" office:value="503587.154281357" calcext:value-type="float">
            <text:p>503587.154281357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687.1095593129" calcext:value-type="float">
            <text:p>45687.1095593129</text:p>
          </table:table-cell>
          <table:table-cell office:value-type="float" office:value="509280.070174936" calcext:value-type="float">
            <text:p>509280.070174936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4184.8517758529" calcext:value-type="float">
            <text:p>44184.8517758529</text:p>
          </table:table-cell>
          <table:table-cell office:value-type="float" office:value="512897.432529273" calcext:value-type="float">
            <text:p>512897.43252927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3254.4654401884" calcext:value-type="float">
            <text:p>43254.4654401884</text:p>
          </table:table-cell>
          <table:table-cell office:value-type="float" office:value="515051.557185061" calcext:value-type="float">
            <text:p>515051.557185061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1952.0484075635" calcext:value-type="float">
            <text:p>41952.0484075635</text:p>
          </table:table-cell>
          <table:table-cell office:value-type="float" office:value="515428.486949558" calcext:value-type="float">
            <text:p>515428.486949558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2285.7166307072" calcext:value-type="float">
            <text:p>42285.7166307072</text:p>
          </table:table-cell>
          <table:table-cell office:value-type="float" office:value="515730.79369478" calcext:value-type="float">
            <text:p>515730.7936947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1225.2348238675" calcext:value-type="float">
            <text:p>41225.2348238675</text:p>
          </table:table-cell>
          <table:table-cell office:value-type="float" office:value="514671.189246338" calcext:value-type="float">
            <text:p>514671.189246338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1738.1942442441" calcext:value-type="float">
            <text:p>41738.1942442441</text:p>
          </table:table-cell>
          <table:table-cell office:value-type="float" office:value="513904.30833443" calcext:value-type="float">
            <text:p>513904.30833443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2465.2587569311" calcext:value-type="float">
            <text:p>42465.2587569311</text:p>
          </table:table-cell>
          <table:table-cell office:value-type="float" office:value="513717.453435944" calcext:value-type="float">
            <text:p>513717.45343594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2749.1808262577" calcext:value-type="float">
            <text:p>42749.1808262577</text:p>
          </table:table-cell>
          <table:table-cell office:value-type="float" office:value="513729.282543543" calcext:value-type="float">
            <text:p>513729.282543543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2988.1864249907" calcext:value-type="float">
            <text:p>42988.1864249907</text:p>
          </table:table-cell>
          <table:table-cell office:value-type="float" office:value="513929.791615682" calcext:value-type="float">
            <text:p>513929.791615682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3099.7795878666" calcext:value-type="float">
            <text:p>43099.7795878666</text:p>
          </table:table-cell>
          <table:table-cell office:value-type="float" office:value="514224.353206735" calcext:value-type="float">
            <text:p>514224.353206735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2461.4435638997" calcext:value-type="float">
            <text:p>42461.4435638997</text:p>
          </table:table-cell>
          <table:table-cell office:value-type="float" office:value="513855.777450648" calcext:value-type="float">
            <text:p>513855.777450648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3698.6065851953" calcext:value-type="float">
            <text:p>43698.6065851953</text:p>
          </table:table-cell>
          <table:table-cell office:value-type="float" office:value="514716.981657993" calcext:value-type="float">
            <text:p>514716.981657993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3374.9420590082" calcext:value-type="float">
            <text:p>43374.9420590082</text:p>
          </table:table-cell>
          <table:table-cell office:value-type="float" office:value="515259.041475605" calcext:value-type="float">
            <text:p>515259.041475605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3864.8438645208" calcext:value-type="float">
            <text:p>43864.8438645208</text:p>
          </table:table-cell>
          <table:table-cell office:value-type="float" office:value="516296.557420704" calcext:value-type="float">
            <text:p>516296.557420704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4429.6721512889" calcext:value-type="float">
            <text:p>44429.6721512889</text:p>
          </table:table-cell>
          <table:table-cell office:value-type="float" office:value="517860.763277615" calcext:value-type="float">
            <text:p>517860.763277615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3424.5917373453" calcext:value-type="float">
            <text:p>43424.5917373453</text:p>
          </table:table-cell>
          <table:table-cell office:value-type="float" office:value="518369.018922986" calcext:value-type="float">
            <text:p>518369.01892298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3213.4456360905" calcext:value-type="float">
            <text:p>43213.4456360905</text:p>
          </table:table-cell>
          <table:table-cell office:value-type="float" office:value="518583.256366621" calcext:value-type="float">
            <text:p>518583.25636662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1857.578860046" calcext:value-type="float">
            <text:p>41857.578860046</text:p>
          </table:table-cell>
          <table:table-cell office:value-type="float" office:value="517378.758413955" calcext:value-type="float">
            <text:p>517378.758413955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1260.1820053993" calcext:value-type="float">
            <text:p>41260.1820053993</text:p>
          </table:table-cell>
          <table:table-cell office:value-type="float" office:value="515511.661042317" calcext:value-type="float">
            <text:p>515511.661042317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0233.2996883992" calcext:value-type="float">
            <text:p>40233.2996883992</text:p>
          </table:table-cell>
          <table:table-cell office:value-type="float" office:value="512604.817514611" calcext:value-type="float">
            <text:p>512604.817514611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8983.9798362993" calcext:value-type="float">
            <text:p>38983.9798362993</text:p>
          </table:table-cell>
          <table:table-cell office:value-type="float" office:value="508467.041489873" calcext:value-type="float">
            <text:p>508467.041489873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36482.9507009875" calcext:value-type="float">
            <text:p>36482.9507009875</text:p>
          </table:table-cell>
          <table:table-cell office:value-type="float" office:value="501892.709496755" calcext:value-type="float">
            <text:p>501892.709496755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4803.111977925" calcext:value-type="float">
            <text:p>34803.111977925</text:p>
          </table:table-cell>
          <table:table-cell office:value-type="float" office:value="493794.259040796" calcext:value-type="float">
            <text:p>493794.259040796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3108.5917334143" calcext:value-type="float">
            <text:p>33108.5917334143</text:p>
          </table:table-cell>
          <table:table-cell office:value-type="float" office:value="484276.56351784" calcext:value-type="float">
            <text:p>484276.56351784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32030.5238751369" calcext:value-type="float">
            <text:p>32030.5238751369</text:p>
          </table:table-cell>
          <table:table-cell office:value-type="float" office:value="474082.912085916" calcext:value-type="float">
            <text:p>474082.912085916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1357.3760162263" calcext:value-type="float">
            <text:p>31357.3760162263</text:p>
          </table:table-cell>
          <table:table-cell office:value-type="float" office:value="463705.081887464" calcext:value-type="float">
            <text:p>463705.081887464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1564.2056547372" calcext:value-type="float">
            <text:p>31564.2056547372</text:p>
          </table:table-cell>
          <table:table-cell office:value-type="float" office:value="454098.312592751" calcext:value-type="float">
            <text:p>454098.312592751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1215.7042064642" calcext:value-type="float">
            <text:p>31215.7042064642</text:p>
          </table:table-cell>
          <table:table-cell office:value-type="float" office:value="444812.909266596" calcext:value-type="float">
            <text:p>444812.909266596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0837.0720257493" calcext:value-type="float">
            <text:p>30837.0720257493</text:p>
          </table:table-cell>
          <table:table-cell office:value-type="float" office:value="435858.329020465" calcext:value-type="float">
            <text:p>435858.32902046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0416.1245188312" calcext:value-type="float">
            <text:p>30416.1245188312</text:p>
          </table:table-cell>
          <table:table-cell office:value-type="float" office:value="427204.702752693" calcext:value-type="float">
            <text:p>427204.70275269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0399.6508667247" calcext:value-type="float">
            <text:p>30399.6508667247</text:p>
          </table:table-cell>
          <table:table-cell office:value-type="float" office:value="419322.065907747" calcext:value-type="float">
            <text:p>419322.065907747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1573.0682123137" calcext:value-type="float">
            <text:p>31573.0682123137</text:p>
          </table:table-cell>
          <table:table-cell office:value-type="float" office:value="413375.111314587" calcext:value-type="float">
            <text:p>413375.11131458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856.2151948776" calcext:value-type="float">
            <text:p>30856.2151948776</text:p>
          </table:table-cell>
          <table:table-cell office:value-type="float" office:value="407452.773819034" calcext:value-type="float">
            <text:p>407452.773819034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1733.0804072938" calcext:value-type="float">
            <text:p>31733.0804072938</text:p>
          </table:table-cell>
          <table:table-cell office:value-type="float" office:value="403060.88876585" calcext:value-type="float">
            <text:p>403060.88876585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3452.4002544147" calcext:value-type="float">
            <text:p>33452.4002544147</text:p>
          </table:table-cell>
          <table:table-cell office:value-type="float" office:value="401022.705492472" calcext:value-type="float">
            <text:p>401022.70549247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4159.5233620767" calcext:value-type="float">
            <text:p>34159.5233620767</text:p>
          </table:table-cell>
          <table:table-cell office:value-type="float" office:value="400215.016913126" calcext:value-type="float">
            <text:p>400215.01691312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5453.1196922293" calcext:value-type="float">
            <text:p>35453.1196922293</text:p>
          </table:table-cell>
          <table:table-cell office:value-type="float" office:value="401128.104870486" calcext:value-type="float">
            <text:p>401128.104870486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5809.2951955968" calcext:value-type="float">
            <text:p>35809.2951955968</text:p>
          </table:table-cell>
          <table:table-cell office:value-type="float" office:value="402731.918148739" calcext:value-type="float">
            <text:p>402731.918148739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7165.3756269164" calcext:value-type="float">
            <text:p>37165.3756269164</text:p>
          </table:table-cell>
          <table:table-cell office:value-type="float" office:value="405916.728154394" calcext:value-type="float">
            <text:p>405916.728154394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8638.2470679552" calcext:value-type="float">
            <text:p>38638.2470679552</text:p>
          </table:table-cell>
          <table:table-cell office:value-type="float" office:value="410693.96771828" calcext:value-type="float">
            <text:p>410693.96771828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9868.7569386495" calcext:value-type="float">
            <text:p>39868.7569386495</text:p>
          </table:table-cell>
          <table:table-cell office:value-type="float" office:value="416726.355942173" calcext:value-type="float">
            <text:p>416726.355942173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1878.1398088465" calcext:value-type="float">
            <text:p>41878.1398088465</text:p>
          </table:table-cell>
          <table:table-cell office:value-type="float" office:value="424632.732670796" calcext:value-type="float">
            <text:p>424632.732670796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3654.7913031551" calcext:value-type="float">
            <text:p>43654.7913031551</text:p>
          </table:table-cell>
          <table:table-cell office:value-type="float" office:value="434103.560793218" calcext:value-type="float">
            <text:p>434103.56079321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46136.9418254522" calcext:value-type="float">
            <text:p>46136.9418254522</text:p>
          </table:table-cell>
          <table:table-cell office:value-type="float" office:value="445701.292093833" calcext:value-type="float">
            <text:p>445701.292093833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49110.8209410236" calcext:value-type="float">
            <text:p>49110.8209410236</text:p>
          </table:table-cell>
          <table:table-cell office:value-type="float" office:value="459788.897853453" calcext:value-type="float">
            <text:p>459788.89785345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1245.349698065" calcext:value-type="float">
            <text:p>51245.349698065</text:p>
          </table:table-cell>
          <table:table-cell office:value-type="float" office:value="475423.717223338" calcext:value-type="float">
            <text:p>475423.717223338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52970.1756567225" calcext:value-type="float">
            <text:p>52970.1756567225</text:p>
          </table:table-cell>
          <table:table-cell office:value-type="float" office:value="492022.384298233" calcext:value-type="float">
            <text:p>492022.384298233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55826.1103834747" calcext:value-type="float">
            <text:p>55826.1103834747</text:p>
          </table:table-cell>
          <table:table-cell office:value-type="float" office:value="510593.183632746" calcext:value-type="float">
            <text:p>510593.183632746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58899.4197962462" calcext:value-type="float">
            <text:p>58899.4197962462</text:p>
          </table:table-cell>
          <table:table-cell office:value-type="float" office:value="531191.534341379" calcext:value-type="float">
            <text:p>531191.534341379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60315.8545770636" calcext:value-type="float">
            <text:p>60315.8545770636</text:p>
          </table:table-cell>
          <table:table-cell office:value-type="float" office:value="552027.874394862" calcext:value-type="float">
            <text:p>552027.874394862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65090.0638316937" calcext:value-type="float">
            <text:p>65090.0638316937</text:p>
          </table:table-cell>
          <table:table-cell office:value-type="float" office:value="576324.91421133" calcext:value-type="float">
            <text:p>576324.91421133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66051.3527470319" calcext:value-type="float">
            <text:p>66051.3527470319</text:p>
          </table:table-cell>
          <table:table-cell office:value-type="float" office:value="600164.111084048" calcext:value-type="float">
            <text:p>600164.111084048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67997.0505828385" calcext:value-type="float">
            <text:p>67997.0505828385</text:p>
          </table:table-cell>
          <table:table-cell office:value-type="float" office:value="624367.809431629" calcext:value-type="float">
            <text:p>624367.809431629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68664.9332685492" calcext:value-type="float">
            <text:p>68664.9332685492</text:p>
          </table:table-cell>
          <table:table-cell office:value-type="float" office:value="647543.84665322" calcext:value-type="float">
            <text:p>647543.84665322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71856.0520805357" calcext:value-type="float">
            <text:p>71856.0520805357</text:p>
          </table:table-cell>
          <table:table-cell office:value-type="float" office:value="672116.438741563" calcext:value-type="float">
            <text:p>672116.438741563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74251.2702394269" calcext:value-type="float">
            <text:p>74251.2702394269</text:p>
          </table:table-cell>
          <table:table-cell office:value-type="float" office:value="697225.461683137" calcext:value-type="float">
            <text:p>697225.461683137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76894.3290627198" calcext:value-type="float">
            <text:p>76894.3290627198</text:p>
          </table:table-cell>
          <table:table-cell office:value-type="float" office:value="723048.618692297" calcext:value-type="float">
            <text:p>723048.618692297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79634.6973331608" calcext:value-type="float">
            <text:p>79634.6973331608</text:p>
          </table:table-cell>
          <table:table-cell office:value-type="float" office:value="749650.410268748" calcext:value-type="float">
            <text:p>749650.410268748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1058.7887731313" calcext:value-type="float">
            <text:p>81058.7887731313</text:p>
          </table:table-cell>
          <table:table-cell office:value-type="float" office:value="775665.948970014" calcext:value-type="float">
            <text:p>775665.948970014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2634.3693095153" calcext:value-type="float">
            <text:p>82634.3693095153</text:p>
          </table:table-cell>
          <table:table-cell office:value-type="float" office:value="801201.83047619" calcext:value-type="float">
            <text:p>801201.8304761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83197.3187268154" calcext:value-type="float">
            <text:p>83197.3187268154</text:p>
          </table:table-cell>
          <table:table-cell office:value-type="float" office:value="825207.165328122" calcext:value-type="float">
            <text:p>825207.165328122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82842.0085600315" calcext:value-type="float">
            <text:p>82842.0085600315</text:p>
          </table:table-cell>
          <table:table-cell office:value-type="float" office:value="846731.594132664" calcext:value-type="float">
            <text:p>846731.594132664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82697.2158798306" calcext:value-type="float">
            <text:p>82697.2158798306</text:p>
          </table:table-cell>
          <table:table-cell office:value-type="float" office:value="866062.170797871" calcext:value-type="float">
            <text:p>866062.17079787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82100.5278127274" calcext:value-type="float">
            <text:p>82100.5278127274</text:p>
          </table:table-cell>
          <table:table-cell office:value-type="float" office:value="882777.365060216" calcext:value-type="float">
            <text:p>882777.365060216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80517.6923994261" calcext:value-type="float">
            <text:p>80517.6923994261</text:p>
          </table:table-cell>
          <table:table-cell office:value-type="float" office:value="895980.06100773" calcext:value-type="float">
            <text:p>895980.06100773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7974.1437074434" calcext:value-type="float">
            <text:p>77974.1437074434</text:p>
          </table:table-cell>
          <table:table-cell office:value-type="float" office:value="904878.572322063" calcext:value-type="float">
            <text:p>904878.57232206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5890.2738910804" calcext:value-type="float">
            <text:p>75890.2738910804</text:p>
          </table:table-cell>
          <table:table-cell office:value-type="float" office:value="910102.322466959" calcext:value-type="float">
            <text:p>910102.322466959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4840.4432966775" calcext:value-type="float">
            <text:p>74840.4432966775</text:p>
          </table:table-cell>
          <table:table-cell office:value-type="float" office:value="912932.888792189" calcext:value-type="float">
            <text:p>912932.88879218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2224.8995739954" calcext:value-type="float">
            <text:p>72224.8995739954</text:p>
          </table:table-cell>
          <table:table-cell office:value-type="float" office:value="912026.456747043" calcext:value-type="float">
            <text:p>912026.456747043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8665.5609404251" calcext:value-type="float">
            <text:p>68665.5609404251</text:p>
          </table:table-cell>
          <table:table-cell office:value-type="float" office:value="906691.346516301" calcext:value-type="float">
            <text:p>906691.346516301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186.8611253947" calcext:value-type="float">
            <text:p>65186.8611253947</text:p>
          </table:table-cell>
          <table:table-cell office:value-type="float" office:value="897283.927312237" calcext:value-type="float">
            <text:p>897283.927312237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0855.7256710634" calcext:value-type="float">
            <text:p>60855.7256710634</text:p>
          </table:table-cell>
          <table:table-cell office:value-type="float" office:value="883223.618145514" calcext:value-type="float">
            <text:p>883223.618145514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56843.6776113506" calcext:value-type="float">
            <text:p>56843.6776113506</text:p>
          </table:table-cell>
          <table:table-cell office:value-type="float" office:value="865144.953648582" calcext:value-type="float">
            <text:p>865144.953648582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55299.3942603247" calcext:value-type="float">
            <text:p>55299.3942603247</text:p>
          </table:table-cell>
          <table:table-cell office:value-type="float" office:value="845824.832732852" calcext:value-type="float">
            <text:p>845824.832732852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53658.1872148464" calcext:value-type="float">
            <text:p>53658.1872148464</text:p>
          </table:table-cell>
          <table:table-cell office:value-type="float" office:value="825476.635486458" calcext:value-type="float">
            <text:p>825476.635486458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51975.8383188595" calcext:value-type="float">
            <text:p>51975.8383188595</text:p>
          </table:table-cell>
          <table:table-cell office:value-type="float" office:value="804361.01388615" calcext:value-type="float">
            <text:p>804361.01388615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50499.5083753534" calcext:value-type="float">
            <text:p>50499.5083753534</text:p>
          </table:table-cell>
          <table:table-cell office:value-type="float" office:value="782924.28372259" calcext:value-type="float">
            <text:p>782924.2837225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48813.1936609852" calcext:value-type="float">
            <text:p>48813.1936609852</text:p>
          </table:table-cell>
          <table:table-cell office:value-type="float" office:value="761113.156303561" calcext:value-type="float">
            <text:p>761113.156303561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46723.9525110988" calcext:value-type="float">
            <text:p>46723.9525110988</text:p>
          </table:table-cell>
          <table:table-cell office:value-type="float" office:value="738663.317096886" calcext:value-type="float">
            <text:p>738663.317096886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44427.3546392776" calcext:value-type="float">
            <text:p>44427.3546392776</text:p>
          </table:table-cell>
          <table:table-cell office:value-type="float" office:value="715515.63083013" calcext:value-type="float">
            <text:p>715515.6308301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2895.9361777594" calcext:value-type="float">
            <text:p>42895.9361777594</text:p>
          </table:table-cell>
          <table:table-cell office:value-type="float" office:value="692441.992467044" calcext:value-type="float">
            <text:p>692441.992467044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42488.3422835925" calcext:value-type="float">
            <text:p>42488.3422835925</text:p>
          </table:table-cell>
          <table:table-cell office:value-type="float" office:value="670731.732382108" calcext:value-type="float">
            <text:p>670731.732382108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1435.2064709162" calcext:value-type="float">
            <text:p>41435.2064709162</text:p>
          </table:table-cell>
          <table:table-cell office:value-type="float" office:value="649754.859334639" calcext:value-type="float">
            <text:p>649754.859334639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0631.0250876283" calcext:value-type="float">
            <text:p>40631.0250876283</text:p>
          </table:table-cell>
          <table:table-cell office:value-type="float" office:value="629799.111799006" calcext:value-type="float">
            <text:p>629799.11179900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8398.5134058772" calcext:value-type="float">
            <text:p>38398.5134058772</text:p>
          </table:table-cell>
          <table:table-cell office:value-type="float" office:value="609359.436390971" calcext:value-type="float">
            <text:p>609359.436390971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36751.8044292471" calcext:value-type="float">
            <text:p>36751.8044292471</text:p>
          </table:table-cell>
          <table:table-cell office:value-type="float" office:value="589016.63028952" calcext:value-type="float">
            <text:p>589016.63028952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5870.972585563" calcext:value-type="float">
            <text:p>35870.972585563</text:p>
          </table:table-cell>
          <table:table-cell office:value-type="float" office:value="569507.568214908" calcext:value-type="float">
            <text:p>569507.568214908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4039.7980504039" calcext:value-type="float">
            <text:p>34039.7980504039</text:p>
          </table:table-cell>
          <table:table-cell office:value-type="float" office:value="549856.971268152" calcext:value-type="float">
            <text:p>549856.97126815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2228.0725551539" calcext:value-type="float">
            <text:p>32228.0725551539</text:p>
          </table:table-cell>
          <table:table-cell office:value-type="float" office:value="530087.998860228" calcext:value-type="float">
            <text:p>530087.998860228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0335.6274922109" calcext:value-type="float">
            <text:p>30335.6274922109</text:p>
          </table:table-cell>
          <table:table-cell office:value-type="float" office:value="510090.603672064" calcext:value-type="float">
            <text:p>510090.603672064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8486.4394640761" calcext:value-type="float">
            <text:p>28486.4394640761</text:p>
          </table:table-cell>
          <table:table-cell office:value-type="float" office:value="489914.230173938" calcext:value-type="float">
            <text:p>489914.23017393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27469.7842910411" calcext:value-type="float">
            <text:p>27469.7842910411</text:p>
          </table:table-cell>
          <table:table-cell office:value-type="float" office:value="470400.526955699" calcext:value-type="float">
            <text:p>470400.526955699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6216.2126295551" calcext:value-type="float">
            <text:p>26216.2126295551</text:p>
          </table:table-cell>
          <table:table-cell office:value-type="float" office:value="451296.696654561" calcext:value-type="float">
            <text:p>451296.696654561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5084.5389147155" calcext:value-type="float">
            <text:p>25084.5389147155</text:p>
          </table:table-cell>
          <table:table-cell office:value-type="float" office:value="432719.979842806" calcext:value-type="float">
            <text:p>432719.97984280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4376.7785375715" calcext:value-type="float">
            <text:p>24376.7785375715</text:p>
          </table:table-cell>
          <table:table-cell office:value-type="float" office:value="415094.873683415" calcext:value-type="float">
            <text:p>415094.873683415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3337.1306399603" calcext:value-type="float">
            <text:p>23337.1306399603</text:p>
          </table:table-cell>
          <table:table-cell office:value-type="float" office:value="398078.674096919" calcext:value-type="float">
            <text:p>398078.67409691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3436.1208288004" calcext:value-type="float">
            <text:p>23436.1208288004</text:p>
          </table:table-cell>
          <table:table-cell office:value-type="float" office:value="382755.132683714" calcext:value-type="float">
            <text:p>382755.132683714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4013.6377100341" calcext:value-type="float">
            <text:p>24013.6377100341</text:p>
          </table:table-cell>
          <table:table-cell office:value-type="float" office:value="369527.802312187" calcext:value-type="float">
            <text:p>369527.802312187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3712.6399167989" calcext:value-type="float">
            <text:p>23712.6399167989</text:p>
          </table:table-cell>
          <table:table-cell office:value-type="float" office:value="357485.676573125" calcext:value-type="float">
            <text:p>357485.676573125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2276.2046265849" calcext:value-type="float">
            <text:p>22276.2046265849</text:p>
          </table:table-cell>
          <table:table-cell office:value-type="float" office:value="345420.192253913" calcext:value-type="float">
            <text:p>345420.192253913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21506.6551828454" calcext:value-type="float">
            <text:p>21506.6551828454</text:p>
          </table:table-cell>
          <table:table-cell office:value-type="float" office:value="333896.773201667" calcext:value-type="float">
            <text:p>333896.773201667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20809.3813626522" calcext:value-type="float">
            <text:p>20809.3813626522</text:p>
          </table:table-cell>
          <table:table-cell office:value-type="float" office:value="322921.755882762" calcext:value-type="float">
            <text:p>322921.755882762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9969.6260355751" calcext:value-type="float">
            <text:p>19969.6260355751</text:p>
          </table:table-cell>
          <table:table-cell office:value-type="float" office:value="312268.543258367" calcext:value-type="float">
            <text:p>312268.543258367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19874.350794571" calcext:value-type="float">
            <text:p>19874.350794571</text:p>
          </table:table-cell>
          <table:table-cell office:value-type="float" office:value="302560.516313967" calcext:value-type="float">
            <text:p>302560.516313967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19964.2527913147" calcext:value-type="float">
            <text:p>19964.2527913147</text:p>
          </table:table-cell>
          <table:table-cell office:value-type="float" office:value="293936.018734993" calcext:value-type="float">
            <text:p>293936.018734993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9666.1625057291" calcext:value-type="float">
            <text:p>19666.1625057291</text:p>
          </table:table-cell>
          <table:table-cell office:value-type="float" office:value="285954.956227834" calcext:value-type="float">
            <text:p>285954.956227834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9489.5826875448" calcext:value-type="float">
            <text:p>19489.5826875448</text:p>
          </table:table-cell>
          <table:table-cell office:value-type="float" office:value="278675.755110649" calcext:value-type="float">
            <text:p>278675.755110649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8864.2493154959" calcext:value-type="float">
            <text:p>18864.2493154959</text:p>
          </table:table-cell>
          <table:table-cell office:value-type="float" office:value="271595.689092829" calcext:value-type="float">
            <text:p>271595.689092829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8093.1680309342" calcext:value-type="float">
            <text:p>18093.1680309342</text:p>
          </table:table-cell>
          <table:table-cell office:value-type="float" office:value="264520.735033621" calcext:value-type="float">
            <text:p>264520.735033621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7869.4900554529" calcext:value-type="float">
            <text:p>17869.4900554529</text:p>
          </table:table-cell>
          <table:table-cell office:value-type="float" office:value="257952.782066247" calcext:value-type="float">
            <text:p>257952.782066247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18169.5236677665" calcext:value-type="float">
            <text:p>18169.5236677665</text:p>
          </table:table-cell>
          <table:table-cell office:value-type="float" office:value="252356.443371691" calcext:value-type="float">
            <text:p>252356.443371691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17254.3307194896" calcext:value-type="float">
            <text:p>17254.3307194896</text:p>
          </table:table-cell>
          <table:table-cell office:value-type="float" office:value="246453.057190664" calcext:value-type="float">
            <text:p>246453.057190664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6599.8764761876" calcext:value-type="float">
            <text:p>16599.8764761876</text:p>
          </table:table-cell>
          <table:table-cell office:value-type="float" office:value="240483.113392423" calcext:value-type="float">
            <text:p>240483.113392423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6388.9458579783" calcext:value-type="float">
            <text:p>16388.9458579783</text:p>
          </table:table-cell>
          <table:table-cell office:value-type="float" office:value="234855.928401322" calcext:value-type="float">
            <text:p>234855.928401322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6055.0704637791" calcext:value-type="float">
            <text:p>16055.0704637791</text:p>
          </table:table-cell>
          <table:table-cell office:value-type="float" office:value="229460.287384272" calcext:value-type="float">
            <text:p>229460.287384272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538.2039825628" calcext:value-type="float">
            <text:p>15538.2039825628</text:p>
          </table:table-cell>
          <table:table-cell office:value-type="float" office:value="224075.751460294" calcext:value-type="float">
            <text:p>224075.751460294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905.74114758" calcext:value-type="float">
            <text:p>14905.74114758</text:p>
          </table:table-cell>
          <table:table-cell office:value-type="float" office:value="218550.265431514" calcext:value-type="float">
            <text:p>218550.265431514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14433.8395448719" calcext:value-type="float">
            <text:p>14433.8395448719</text:p>
          </table:table-cell>
          <table:table-cell office:value-type="float" office:value="213054.353812046" calcext:value-type="float">
            <text:p>213054.353812046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13774.4414638261" calcext:value-type="float">
            <text:p>13774.4414638261</text:p>
          </table:table-cell>
          <table:table-cell office:value-type="float" office:value="207389.744821231" calcext:value-type="float">
            <text:p>207389.744821231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2998.5175039991" calcext:value-type="float">
            <text:p>12998.5175039991</text:p>
          </table:table-cell>
          <table:table-cell office:value-type="float" office:value="201435.669735128" calcext:value-type="float">
            <text:p>201435.669735128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2730.7424361286" calcext:value-type="float">
            <text:p>12730.7424361286</text:p>
          </table:table-cell>
          <table:table-cell office:value-type="float" office:value="195698.431328822" calcext:value-type="float">
            <text:p>195698.431328822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1982.274732141" calcext:value-type="float">
            <text:p>11982.274732141</text:p>
          </table:table-cell>
          <table:table-cell office:value-type="float" office:value="189681.598165362" calcext:value-type="float">
            <text:p>189681.598165362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1087.456738521" calcext:value-type="float">
            <text:p>11087.456738521</text:p>
          </table:table-cell>
          <table:table-cell office:value-type="float" office:value="183250.427257136" calcext:value-type="float">
            <text:p>183250.427257136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0157.4955390691" calcext:value-type="float">
            <text:p>10157.4955390691</text:p>
          </table:table-cell>
          <table:table-cell office:value-type="float" office:value="176375.807993934" calcext:value-type="float">
            <text:p>176375.807993934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9465.43861456007" calcext:value-type="float">
            <text:p>9465.43861456007</text:p>
          </table:table-cell>
          <table:table-cell office:value-type="float" office:value="169301.030897705" calcext:value-type="float">
            <text:p>169301.030897705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8863.09105024377" calcext:value-type="float">
            <text:p>8863.09105024377</text:p>
          </table:table-cell>
          <table:table-cell office:value-type="float" office:value="162144.339371669" calcext:value-type="float">
            <text:p>162144.339371669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8069.06705055897" calcext:value-type="float">
            <text:p>8069.06705055897</text:p>
          </table:table-cell>
          <table:table-cell office:value-type="float" office:value="154708.230290257" calcext:value-type="float">
            <text:p>154708.230290257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7172.74853119224" calcext:value-type="float">
            <text:p>7172.74853119224</text:p>
          </table:table-cell>
          <table:table-cell office:value-type="float" office:value="146902.516977652" calcext:value-type="float">
            <text:p>146902.516977652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6969.90362514138" calcext:value-type="float">
            <text:p>6969.90362514138</text:p>
          </table:table-cell>
          <table:table-cell office:value-type="float" office:value="139465.046180295" calcext:value-type="float">
            <text:p>139465.046180295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6559.99493625778" calcext:value-type="float">
            <text:p>6559.99493625778</text:p>
          </table:table-cell>
          <table:table-cell office:value-type="float" office:value="132233.153058252" calcext:value-type="float">
            <text:p>132233.153058252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6372.56416732763" calcext:value-type="float">
            <text:p>6372.56416732763</text:p>
          </table:table-cell>
          <table:table-cell office:value-type="float" office:value="125420.52417329" calcext:value-type="float">
            <text:p>125420.52417329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6195.88561761086" calcext:value-type="float">
            <text:p>6195.88561761086</text:p>
          </table:table-cell>
          <table:table-cell office:value-type="float" office:value="119037.503971919" calcext:value-type="float">
            <text:p>119037.503971919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5956.1422853737" calcext:value-type="float">
            <text:p>5956.1422853737</text:p>
          </table:table-cell>
          <table:table-cell office:value-type="float" office:value="113016.81251267" calcext:value-type="float">
            <text:p>113016.81251267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5943.97815162697" calcext:value-type="float">
            <text:p>5943.97815162697</text:p>
          </table:table-cell>
          <table:table-cell office:value-type="float" office:value="107553.574151479" calcext:value-type="float">
            <text:p>107553.574151479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6184.68321470635" calcext:value-type="float">
            <text:p>6184.68321470635</text:p>
          </table:table-cell>
          <table:table-cell office:value-type="float" office:value="102877.49508722" calcext:value-type="float">
            <text:p>102877.49508722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6485.17122069388" calcext:value-type="float">
            <text:p>6485.17122069388</text:p>
          </table:table-cell>
          <table:table-cell office:value-type="float" office:value="99030.7269627899" calcext:value-type="float">
            <text:p>99030.7269627899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6544.70198011184" calcext:value-type="float">
            <text:p>6544.70198011184</text:p>
          </table:table-cell>
          <table:table-cell office:value-type="float" office:value="95731.9984416787" calcext:value-type="float">
            <text:p>95731.9984416787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6661.09754645354" calcext:value-type="float">
            <text:p>6661.09754645354</text:p>
          </table:table-cell>
          <table:table-cell office:value-type="float" office:value="93003.9182182226" calcext:value-type="float">
            <text:p>93003.9182182226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6779.20910307171" calcext:value-type="float">
            <text:p>6779.20910307171</text:p>
          </table:table-cell>
          <table:table-cell office:value-type="float" office:value="90802.560935561" calcext:value-type="float">
            <text:p>90802.560935561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6774.64935978863" calcext:value-type="float">
            <text:p>6774.64935978863</text:p>
          </table:table-cell>
          <table:table-cell office:value-type="float" office:value="88942.8919702359" calcext:value-type="float">
            <text:p>88942.8919702359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6618.67976236069" calcext:value-type="float">
            <text:p>6618.67976236069</text:p>
          </table:table-cell>
          <table:table-cell office:value-type="float" office:value="87215.3716160178" calcext:value-type="float">
            <text:p>87215.3716160178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6410.86608504271" calcext:value-type="float">
            <text:p>6410.86608504271</text:p>
          </table:table-cell>
          <table:table-cell office:value-type="float" office:value="85555.7391955728" calcext:value-type="float">
            <text:p>85555.7391955728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6084.73989563262" calcext:value-type="float">
            <text:p>6084.73989563262</text:p>
          </table:table-cell>
          <table:table-cell office:value-type="float" office:value="83802.053325469" calcext:value-type="float">
            <text:p>83802.053325469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6212.67896987012" calcext:value-type="float">
            <text:p>6212.67896987012</text:p>
          </table:table-cell>
          <table:table-cell office:value-type="float" office:value="82370.3887791098" calcext:value-type="float">
            <text:p>82370.3887791098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6184.62300586823" calcext:value-type="float">
            <text:p>6184.62300586823</text:p>
          </table:table-cell>
          <table:table-cell office:value-type="float" office:value="81088.3344313728" calcext:value-type="float">
            <text:p>81088.3344313728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6175.73600905704" calcext:value-type="float">
            <text:p>6175.73600905704</text:p>
          </table:table-cell>
          <table:table-cell office:value-type="float" office:value="79961.5315786508" calcext:value-type="float">
            <text:p>79961.5315786508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6079.83918177901" calcext:value-type="float">
            <text:p>6079.83918177901</text:p>
          </table:table-cell>
          <table:table-cell office:value-type="float" office:value="78888.9743174943" calcext:value-type="float">
            <text:p>78888.9743174943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5865.33957975206" calcext:value-type="float">
            <text:p>5865.33957975206</text:p>
          </table:table-cell>
          <table:table-cell office:value-type="float" office:value="77733.2675858723" calcext:value-type="float">
            <text:p>77733.2675858723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5563.2358291307" calcext:value-type="float">
            <text:p>5563.2358291307</text:p>
          </table:table-cell>
          <table:table-cell office:value-type="float" office:value="76399.6901555622" calcext:value-type="float">
            <text:p>76399.6901555622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5276.96823079029" calcext:value-type="float">
            <text:p>5276.96823079029</text:p>
          </table:table-cell>
          <table:table-cell office:value-type="float" office:value="74899.3431891007" calcext:value-type="float">
            <text:p>74899.3431891007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5029.19462834023" calcext:value-type="float">
            <text:p>5029.19462834023</text:p>
          </table:table-cell>
          <table:table-cell office:value-type="float" office:value="73256.820825559" calcext:value-type="float">
            <text:p>73256.820825559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5063.42095277339" calcext:value-type="float">
            <text:p>5063.42095277339</text:p>
          </table:table-cell>
          <table:table-cell office:value-type="float" office:value="71769.0315524234" calcext:value-type="float">
            <text:p>71769.0315524234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5207.63783437496" calcext:value-type="float">
            <text:p>5207.63783437496</text:p>
          </table:table-cell>
          <table:table-cell office:value-type="float" office:value="70552.9924559884" calcext:value-type="float">
            <text:p>70552.9924559884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5443.84712168149" calcext:value-type="float">
            <text:p>5443.84712168149</text:p>
          </table:table-cell>
          <table:table-cell office:value-type="float" office:value="69702.0172394984" calcext:value-type="float">
            <text:p>69702.0172394984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5522.99570614396" calcext:value-type="float">
            <text:p>5522.99570614396</text:p>
          </table:table-cell>
          <table:table-cell office:value-type="float" office:value="69048.9101021318" calcext:value-type="float">
            <text:p>69048.9101021318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5599.369350539" calcext:value-type="float">
            <text:p>5599.369350539</text:p>
          </table:table-cell>
          <table:table-cell office:value-type="float" office:value="68579.7235355191" calcext:value-type="float">
            <text:p>68579.7235355191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5819.84284503351" calcext:value-type="float">
            <text:p>5819.84284503351</text:p>
          </table:table-cell>
          <table:table-cell office:value-type="float" office:value="68431.046452445" calcext:value-type="float">
            <text:p>68431.046452445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5852.98882702575" calcext:value-type="float">
            <text:p>5852.98882702575</text:p>
          </table:table-cell>
          <table:table-cell office:value-type="float" office:value="68402.9939020641" calcext:value-type="float">
            <text:p>68402.9939020641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5727.58573348525" calcext:value-type="float">
            <text:p>5727.58573348525</text:p>
          </table:table-cell>
          <table:table-cell office:value-type="float" office:value="68304.2121524168" calcext:value-type="float">
            <text:p>68304.2121524168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5159.3553096018" calcext:value-type="float">
            <text:p>5159.3553096018</text:p>
          </table:table-cell>
          <table:table-cell office:value-type="float" office:value="67683.4229346185" calcext:value-type="float">
            <text:p>67683.4229346185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4728.76068114841" calcext:value-type="float">
            <text:p>4728.76068114841</text:p>
          </table:table-cell>
          <table:table-cell office:value-type="float" office:value="66664.9566294163" calcext:value-type="float">
            <text:p>66664.9566294163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4113.20694334938" calcext:value-type="float">
            <text:p>4113.20694334938</text:p>
          </table:table-cell>
          <table:table-cell office:value-type="float" office:value="65066.2635850221" calcext:value-type="float">
            <text:p>65066.2635850221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3687.09855093313" calcext:value-type="float">
            <text:p>3687.09855093313</text:p>
          </table:table-cell>
          <table:table-cell office:value-type="float" office:value="63090.3158554069" calcext:value-type="float">
            <text:p>63090.3158554069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3020.00513821817" calcext:value-type="float">
            <text:p>3020.00513821817</text:p>
          </table:table-cell>
          <table:table-cell office:value-type="float" office:value="60511.2772576855" calcext:value-type="float">
            <text:p>60511.2772576855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2449.2485665798" calcext:value-type="float">
            <text:p>2449.2485665798</text:p>
          </table:table-cell>
          <table:table-cell office:value-type="float" office:value="57446.8152219598" calcext:value-type="float">
            <text:p>57446.8152219598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2252.10421017758" calcext:value-type="float">
            <text:p>2252.10421017758</text:p>
          </table:table-cell>
          <table:table-cell office:value-type="float" office:value="54302.5866699822" calcext:value-type="float">
            <text:p>54302.5866699822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2146.59251129772" calcext:value-type="float">
            <text:p>2146.59251129772</text:p>
          </table:table-cell>
          <table:table-cell office:value-type="float" office:value="51210.4422401659" calcext:value-type="float">
            <text:p>51210.4422401659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2090.44464494914" calcext:value-type="float">
            <text:p>2090.44464494914</text:p>
          </table:table-cell>
          <table:table-cell office:value-type="float" office:value="48247.402938338" calcext:value-type="float">
            <text:p>48247.402938338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2304.1510705692" calcext:value-type="float">
            <text:p>2304.1510705692</text:p>
          </table:table-cell>
          <table:table-cell office:value-type="float" office:value="45704.8661817531" calcext:value-type="float">
            <text:p>45704.8661817531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2263.13317538854" calcext:value-type="float">
            <text:p>2263.13317538854</text:p>
          </table:table-cell>
          <table:table-cell office:value-type="float" office:value="43343.0369960658" calcext:value-type="float">
            <text:p>43343.0369960658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2297.04724600618" calcext:value-type="float">
            <text:p>2297.04724600618</text:p>
          </table:table-cell>
          <table:table-cell office:value-type="float" office:value="41241.8513155314" calcext:value-type="float">
            <text:p>41241.8513155314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2304.04847556316" calcext:value-type="float">
            <text:p>2304.04847556316</text:p>
          </table:table-cell>
          <table:table-cell office:value-type="float" office:value="39369.8874467869" calcext:value-type="float">
            <text:p>39369.8874467869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2356.13894803186" calcext:value-type="float">
            <text:p>2356.13894803186</text:p>
          </table:table-cell>
          <table:table-cell office:value-type="float" office:value="37764.1057761269" calcext:value-type="float">
            <text:p>37764.1057761269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2229.59477298266" calcext:value-type="float">
            <text:p>2229.59477298266</text:p>
          </table:table-cell>
          <table:table-cell office:value-type="float" office:value="36220.971837745" calcext:value-type="float">
            <text:p>36220.971837745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2139.59429152072" calcext:value-type="float">
            <text:p>2139.59429152072</text:p>
          </table:table-cell>
          <table:table-cell office:value-type="float" office:value="34766.0400681455" calcext:value-type="float">
            <text:p>34766.0400681455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2035.47307067276" calcext:value-type="float">
            <text:p>2035.47307067276</text:p>
          </table:table-cell>
          <table:table-cell office:value-type="float" office:value="33370.3947255547" calcext:value-type="float">
            <text:p>33370.3947255547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951.73019275006" calcext:value-type="float">
            <text:p>1951.73019275006</text:p>
          </table:table-cell>
          <table:table-cell office:value-type="float" office:value="32043.6508556763" calcext:value-type="float">
            <text:p>32043.6508556763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792.78638497959" calcext:value-type="float">
            <text:p>1792.78638497959</text:p>
          </table:table-cell>
          <table:table-cell office:value-type="float" office:value="30702.0223592102" calcext:value-type="float">
            <text:p>30702.0223592102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707.58021796997" calcext:value-type="float">
            <text:p>1707.58021796997</text:p>
          </table:table-cell>
          <table:table-cell office:value-type="float" office:value="29411.5035616088" calcext:value-type="float">
            <text:p>29411.5035616088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724.73378053812" calcext:value-type="float">
            <text:p>1724.73378053812</text:p>
          </table:table-cell>
          <table:table-cell office:value-type="float" office:value="28266.332434255" calcext:value-type="float">
            <text:p>28266.332434255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652.97919846678" calcext:value-type="float">
            <text:p>1652.97919846678</text:p>
          </table:table-cell>
          <table:table-cell office:value-type="float" office:value="27170.0130174719" calcext:value-type="float">
            <text:p>27170.0130174719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696.01841765339" calcext:value-type="float">
            <text:p>1696.01841765339</text:p>
          </table:table-cell>
          <table:table-cell office:value-type="float" office:value="26224.2924685745" calcext:value-type="float">
            <text:p>26224.2924685745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582.39669479968" calcext:value-type="float">
            <text:p>1582.39669479968</text:p>
          </table:table-cell>
          <table:table-cell office:value-type="float" office:value="25264.338620577" calcext:value-type="float">
            <text:p>25264.338620577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90.97791600781" calcext:value-type="float">
            <text:p>1490.97791600781</text:p>
          </table:table-cell>
          <table:table-cell office:value-type="float" office:value="24304.5366392106" calcext:value-type="float">
            <text:p>24304.5366392106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73.89512107909" calcext:value-type="float">
            <text:p>1473.89512107909</text:p>
          </table:table-cell>
          <table:table-cell office:value-type="float" office:value="23418.3078360054" calcext:value-type="float">
            <text:p>23418.3078360054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7.29724886882" calcext:value-type="float">
            <text:p>1477.29724886882</text:p>
          </table:table-cell>
          <table:table-cell office:value-type="float" office:value="22621.8674812123" calcext:value-type="float">
            <text:p>22621.8674812123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612.71986365333" calcext:value-type="float">
            <text:p>1612.71986365333</text:p>
          </table:table-cell>
          <table:table-cell office:value-type="float" office:value="22039.5371304808" calcext:value-type="float">
            <text:p>22039.5371304808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1775.11244185368" calcext:value-type="float">
            <text:p>1775.11244185368</text:p>
          </table:table-cell>
          <table:table-cell office:value-type="float" office:value="21697.5008671486" calcext:value-type="float">
            <text:p>21697.5008671486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961.96051483659" calcext:value-type="float">
            <text:p>1961.96051483659</text:p>
          </table:table-cell>
          <table:table-cell office:value-type="float" office:value="21615.4117868614" calcext:value-type="float">
            <text:p>21615.4117868614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203.03157075951" calcext:value-type="float">
            <text:p>2203.03157075951</text:p>
          </table:table-cell>
          <table:table-cell office:value-type="float" office:value="21845.6511075043" calcext:value-type="float">
            <text:p>21845.6511075043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246.82019190218" calcext:value-type="float">
            <text:p>2246.82019190218</text:p>
          </table:table-cell>
          <table:table-cell office:value-type="float" office:value="22171.5120114369" calcext:value-type="float">
            <text:p>22171.5120114369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398.66060693093" calcext:value-type="float">
            <text:p>2398.66060693093</text:p>
          </table:table-cell>
          <table:table-cell office:value-type="float" office:value="22687.9562287128" calcext:value-type="float">
            <text:p>22687.9562287128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2576.37126710463" calcext:value-type="float">
            <text:p>2576.37126710463</text:p>
          </table:table-cell>
          <table:table-cell office:value-type="float" office:value="23399.2012947885" calcext:value-type="float">
            <text:p>23399.2012947885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671.16187292463" calcext:value-type="float">
            <text:p>2671.16187292463</text:p>
          </table:table-cell>
          <table:table-cell office:value-type="float" office:value="24211.5795460907" calcext:value-type="float">
            <text:p>24211.5795460907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747.52356789633" calcext:value-type="float">
            <text:p>2747.52356789633</text:p>
          </table:table-cell>
          <table:table-cell office:value-type="float" office:value="25087.9554608334" calcext:value-type="float">
            <text:p>25087.9554608334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2859.93020865803" calcext:value-type="float">
            <text:p>2859.93020865803</text:p>
          </table:table-cell>
          <table:table-cell office:value-type="float" office:value="26041.555810902" calcext:value-type="float">
            <text:p>26041.555810902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2993.78779726693" calcext:value-type="float">
            <text:p>2993.78779726693</text:p>
          </table:table-cell>
          <table:table-cell office:value-type="float" office:value="27080.8300624001" calcext:value-type="float">
            <text:p>27080.8300624001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2999.77025732388" calcext:value-type="float">
            <text:p>2999.77025732388</text:p>
          </table:table-cell>
          <table:table-cell office:value-type="float" office:value="28067.5411938791" calcext:value-type="float">
            <text:p>28067.5411938791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008.99190532237" calcext:value-type="float">
            <text:p>3008.99190532237</text:p>
          </table:table-cell>
          <table:table-cell office:value-type="float" office:value="28991.2235020791" calcext:value-type="float">
            <text:p>28991.2235020791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121.14477754263" calcext:value-type="float">
            <text:p>3121.14477754263</text:p>
          </table:table-cell>
          <table:table-cell office:value-type="float" office:value="29956.5555660825" calcext:value-type="float">
            <text:p>29956.5555660825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069.72831356641" calcext:value-type="float">
            <text:p>3069.72831356641</text:p>
          </table:table-cell>
          <table:table-cell office:value-type="float" office:value="30795.2463144125" calcext:value-type="float">
            <text:p>30795.2463144125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067.63460635496" calcext:value-type="float">
            <text:p>3067.63460635496</text:p>
          </table:table-cell>
          <table:table-cell office:value-type="float" office:value="31555.9442871679" calcext:value-type="float">
            <text:p>31555.9442871679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2940.94436519223" calcext:value-type="float">
            <text:p>2940.94436519223</text:p>
          </table:table-cell>
          <table:table-cell office:value-type="float" office:value="32113.9450238666" calcext:value-type="float">
            <text:p>32113.9450238666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2865.57376588519" calcext:value-type="float">
            <text:p>2865.57376588519</text:p>
          </table:table-cell>
          <table:table-cell office:value-type="float" office:value="32528.045990376" calcext:value-type="float">
            <text:p>32528.045990376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2918.8437520871" calcext:value-type="float">
            <text:p>2918.8437520871</text:p>
          </table:table-cell>
          <table:table-cell office:value-type="float" office:value="32931.6661139206" calcext:value-type="float">
            <text:p>32931.6661139206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2884.6918081285" calcext:value-type="float">
            <text:p>2884.6918081285</text:p>
          </table:table-cell>
          <table:table-cell office:value-type="float" office:value="33244.9338289614" calcext:value-type="float">
            <text:p>33244.9338289614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2832.69096197738" calcext:value-type="float">
            <text:p>2832.69096197738</text:p>
          </table:table-cell>
          <table:table-cell office:value-type="float" office:value="33456.5504034816" calcext:value-type="float">
            <text:p>33456.5504034816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036.75459043116" calcext:value-type="float">
            <text:p>3036.75459043116</text:p>
          </table:table-cell>
          <table:table-cell office:value-type="float" office:value="33831.4909072495" calcext:value-type="float">
            <text:p>33831.4909072495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311.03528920021" calcext:value-type="float">
            <text:p>3311.03528920021</text:p>
          </table:table-cell>
          <table:table-cell office:value-type="float" office:value="34444.2589687925" calcext:value-type="float">
            <text:p>34444.2589687925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556.00115103031" calcext:value-type="float">
            <text:p>3556.00115103031</text:p>
          </table:table-cell>
          <table:table-cell office:value-type="float" office:value="35265.4711370102" calcext:value-type="float">
            <text:p>35265.4711370102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107.84984916811" calcext:value-type="float">
            <text:p>4107.84984916811</text:p>
          </table:table-cell>
          <table:table-cell office:value-type="float" office:value="36601.6743401824" calcext:value-type="float">
            <text:p>36601.6743401824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840.95630721366" calcext:value-type="float">
            <text:p>4840.95630721366</text:p>
          </table:table-cell>
          <table:table-cell office:value-type="float" office:value="38623.1370276629" calcext:value-type="float">
            <text:p>38623.1370276629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5611.50089103978" calcext:value-type="float">
            <text:p>5611.50089103978</text:p>
          </table:table-cell>
          <table:table-cell office:value-type="float" office:value="41354.2642360871" calcext:value-type="float">
            <text:p>41354.2642360871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6295.14919264864" calcext:value-type="float">
            <text:p>6295.14919264864</text:p>
          </table:table-cell>
          <table:table-cell office:value-type="float" office:value="44680.5291388653" calcext:value-type="float">
            <text:p>44680.5291388653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6927.93152701357" calcext:value-type="float">
            <text:p>6927.93152701357</text:p>
          </table:table-cell>
          <table:table-cell office:value-type="float" office:value="48514.0464344552" calcext:value-type="float">
            <text:p>48514.0464344552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7560.04102004884" calcext:value-type="float">
            <text:p>7560.04102004884</text:p>
          </table:table-cell>
          <table:table-cell office:value-type="float" office:value="52813.7055749483" calcext:value-type="float">
            <text:p>52813.7055749483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7979.13324103847" calcext:value-type="float">
            <text:p>7979.13324103847</text:p>
          </table:table-cell>
          <table:table-cell office:value-type="float" office:value="57321.6211865318" calcext:value-type="float">
            <text:p>57321.6211865318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675.53875913889" calcext:value-type="float">
            <text:p>8675.53875913889</text:p>
          </table:table-cell>
          <table:table-cell office:value-type="float" office:value="62274.0667823411" calcext:value-type="float">
            <text:p>62274.0667823411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9197.77212192385" calcext:value-type="float">
            <text:p>9197.77212192385</text:p>
          </table:table-cell>
          <table:table-cell office:value-type="float" office:value="67459.034253944" calcext:value-type="float">
            <text:p>67459.034253944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9557.28343301431" calcext:value-type="float">
            <text:p>9557.28343301431</text:p>
          </table:table-cell>
          <table:table-cell office:value-type="float" office:value="72677.4535809378" calcext:value-type="float">
            <text:p>72677.4535809378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0115.2067114419" calcext:value-type="float">
            <text:p>10115.2067114419</text:p>
          </table:table-cell>
          <table:table-cell office:value-type="float" office:value="78101.630153512" calcext:value-type="float">
            <text:p>78101.630153512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0793.5385874951" calcext:value-type="float">
            <text:p>10793.5385874951</text:p>
          </table:table-cell>
          <table:table-cell office:value-type="float" office:value="83823.6717965823" calcext:value-type="float">
            <text:p>83823.6717965823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1413.8152658398" calcext:value-type="float">
            <text:p>11413.8152658398</text:p>
          </table:table-cell>
          <table:table-cell office:value-type="float" office:value="89762.4983550944" calcext:value-type="float">
            <text:p>89762.4983550944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1963.1467360372" calcext:value-type="float">
            <text:p>11963.1467360372</text:p>
          </table:table-cell>
          <table:table-cell office:value-type="float" office:value="95827.7817047834" calcext:value-type="float">
            <text:p>95827.7817047834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2569.5992671071" calcext:value-type="float">
            <text:p>12569.5992671071</text:p>
          </table:table-cell>
          <table:table-cell office:value-type="float" office:value="102056.944224411" calcext:value-type="float">
            <text:p>102056.944224411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3020.5556744134" calcext:value-type="float">
            <text:p>13020.5556744134</text:p>
          </table:table-cell>
          <table:table-cell office:value-type="float" office:value="108275.542193529" calcext:value-type="float">
            <text:p>108275.542193529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3662.151568772" calcext:value-type="float">
            <text:p>13662.151568772</text:p>
          </table:table-cell>
          <table:table-cell office:value-type="float" office:value="114658.079366202" calcext:value-type="float">
            <text:p>114658.079366202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3885.3251816161" calcext:value-type="float">
            <text:p>13885.3251816161</text:p>
          </table:table-cell>
          <table:table-cell office:value-type="float" office:value="120776.286805501" calcext:value-type="float">
            <text:p>120776.286805501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4073.5502922362" calcext:value-type="float">
            <text:p>14073.5502922362</text:p>
          </table:table-cell>
          <table:table-cell office:value-type="float" office:value="126584.819677035" calcext:value-type="float">
            <text:p>126584.819677035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4414.5373884794" calcext:value-type="float">
            <text:p>14414.5373884794</text:p>
          </table:table-cell>
          <table:table-cell office:value-type="float" office:value="132230.561538969" calcext:value-type="float">
            <text:p>132230.561538969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4974.635520539" calcext:value-type="float">
            <text:p>14974.635520539</text:p>
          </table:table-cell>
          <table:table-cell office:value-type="float" office:value="137939.788455482" calcext:value-type="float">
            <text:p>137939.788455482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517.8798539349" calcext:value-type="float">
            <text:p>15517.8798539349</text:p>
          </table:table-cell>
          <table:table-cell office:value-type="float" office:value="143700.336728989" calcext:value-type="float">
            <text:p>143700.336728989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6603.7487781437" calcext:value-type="float">
            <text:p>16603.7487781437</text:p>
          </table:table-cell>
          <table:table-cell office:value-type="float" office:value="150062.955755294" calcext:value-type="float">
            <text:p>150062.955755294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7686.8568778976" calcext:value-type="float">
            <text:p>17686.8568778976</text:p>
          </table:table-cell>
          <table:table-cell office:value-type="float" office:value="157024.21174394" calcext:value-type="float">
            <text:p>157024.21174394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8971.0440866455" calcext:value-type="float">
            <text:p>18971.0440866455</text:p>
          </table:table-cell>
          <table:table-cell office:value-type="float" office:value="164773.000720681" calcext:value-type="float">
            <text:p>164773.000720681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20378.5143249376" calcext:value-type="float">
            <text:p>20378.5143249376</text:p>
          </table:table-cell>
          <table:table-cell office:value-type="float" office:value="173414.64299485" calcext:value-type="float">
            <text:p>173414.64299485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22271.2809440053" calcext:value-type="float">
            <text:p>22271.2809440053</text:p>
          </table:table-cell>
          <table:table-cell office:value-type="float" office:value="183402.50465334" calcext:value-type="float">
            <text:p>183402.50465334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24362.226745484" calcext:value-type="float">
            <text:p>24362.226745484</text:p>
          </table:table-cell>
          <table:table-cell office:value-type="float" office:value="194883.145016035" calcext:value-type="float">
            <text:p>194883.145016035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26237.5108720653" calcext:value-type="float">
            <text:p>26237.5108720653</text:p>
          </table:table-cell>
          <table:table-cell office:value-type="float" office:value="207577.833679744" calcext:value-type="float">
            <text:p>207577.833679744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8192.0613102468" calcext:value-type="float">
            <text:p>28192.0613102468</text:p>
          </table:table-cell>
          <table:table-cell office:value-type="float" office:value="221490.123663805" calcext:value-type="float">
            <text:p>221490.123663805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30400.042593494" calcext:value-type="float">
            <text:p>30400.042593494</text:p>
          </table:table-cell>
          <table:table-cell office:value-type="float" office:value="236780.507347515" calcext:value-type="float">
            <text:p>236780.507347515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32355.8932142854" calcext:value-type="float">
            <text:p>32355.8932142854</text:p>
          </table:table-cell>
          <table:table-cell office:value-type="float" office:value="253101.130324558" calcext:value-type="float">
            <text:p>253101.130324558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34548.2744087513" calcext:value-type="float">
            <text:p>34548.2744087513</text:p>
          </table:table-cell>
          <table:table-cell office:value-type="float" office:value="270591.932113006" calcext:value-type="float">
            <text:p>270591.932113006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7334.7060806518" calcext:value-type="float">
            <text:p>37334.7060806518</text:p>
          </table:table-cell>
          <table:table-cell office:value-type="float" office:value="289752.616903952" calcext:value-type="float">
            <text:p>289752.616903952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9233.5051909088" calcext:value-type="float">
            <text:p>39233.5051909088</text:p>
          </table:table-cell>
          <table:table-cell office:value-type="float" office:value="309597.278212475" calcext:value-type="float">
            <text:p>309597.278212475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41503.3360440223" calcext:value-type="float">
            <text:p>41503.3360440223</text:p>
          </table:table-cell>
          <table:table-cell office:value-type="float" office:value="330394.406277228" calcext:value-type="float">
            <text:p>330394.406277228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42982.2771154663" calcext:value-type="float">
            <text:p>42982.2771154663</text:p>
          </table:table-cell>
          <table:table-cell office:value-type="float" office:value="351260.94795096" calcext:value-type="float">
            <text:p>351260.94795096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45026.3911484107" calcext:value-type="float">
            <text:p>45026.3911484107</text:p>
          </table:table-cell>
          <table:table-cell office:value-type="float" office:value="372667.184447917" calcext:value-type="float">
            <text:p>372667.184447917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46226.8630896479" calcext:value-type="float">
            <text:p>46226.8630896479</text:p>
          </table:table-cell>
          <table:table-cell office:value-type="float" office:value="393700.901002968" calcext:value-type="float">
            <text:p>393700.901002968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47708.6840922237" calcext:value-type="float">
            <text:p>47708.6840922237</text:p>
          </table:table-cell>
          <table:table-cell office:value-type="float" office:value="414588.19668433" calcext:value-type="float">
            <text:p>414588.19668433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49467.2073008248" calcext:value-type="float">
            <text:p>49467.2073008248</text:p>
          </table:table-cell>
          <table:table-cell office:value-type="float" office:value="435561.044242521" calcext:value-type="float">
            <text:p>435561.044242521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51258.787393943" calcext:value-type="float">
            <text:p>51258.787393943</text:p>
          </table:table-cell>
          <table:table-cell office:value-type="float" office:value="456624.936271979" calcext:value-type="float">
            <text:p>456624.936271979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53485.455120066" calcext:value-type="float">
            <text:p>53485.455120066</text:p>
          </table:table-cell>
          <table:table-cell office:value-type="float" office:value="478200.089487403" calcext:value-type="float">
            <text:p>478200.089487403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55741.4535370499" calcext:value-type="float">
            <text:p>55741.4535370499</text:p>
          </table:table-cell>
          <table:table-cell office:value-type="float" office:value="500303.619483957" calcext:value-type="float">
            <text:p>500303.619483957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58420.7257760249" calcext:value-type="float">
            <text:p>58420.7257760249</text:p>
          </table:table-cell>
          <table:table-cell office:value-type="float" office:value="523339.656175026" calcext:value-type="float">
            <text:p>523339.656175026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61470.531619824" calcext:value-type="float">
            <text:p>61470.531619824</text:p>
          </table:table-cell>
          <table:table-cell office:value-type="float" office:value="547657.226958954" calcext:value-type="float">
            <text:p>547657.226958954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64188.4173930222" calcext:value-type="float">
            <text:p>64188.4173930222</text:p>
          </table:table-cell>
          <table:table-cell office:value-type="float" office:value="572881.552996824" calcext:value-type="float">
            <text:p>572881.552996824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65929.9255969037" calcext:value-type="float">
            <text:p>65929.9255969037</text:p>
          </table:table-cell>
          <table:table-cell office:value-type="float" office:value="597993.787742931" calcext:value-type="float">
            <text:p>597993.787742931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67432.6358752635" calcext:value-type="float">
            <text:p>67432.6358752635</text:p>
          </table:table-cell>
          <table:table-cell office:value-type="float" office:value="622698.417235856" calcext:value-type="float">
            <text:p>622698.417235856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68312.60329604" calcext:value-type="float">
            <text:p>68312.60329604</text:p>
          </table:table-cell>
          <table:table-cell office:value-type="float" office:value="646322.962829021" calcext:value-type="float">
            <text:p>646322.962829021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68159.0297213292" calcext:value-type="float">
            <text:p>68159.0297213292</text:p>
          </table:table-cell>
          <table:table-cell office:value-type="float" office:value="667803.707545142" calcext:value-type="float">
            <text:p>667803.707545142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68162.2601638037" calcext:value-type="float">
            <text:p>68162.2601638037</text:p>
          </table:table-cell>
          <table:table-cell office:value-type="float" office:value="687304.833002149" calcext:value-type="float">
            <text:p>687304.833002149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67708.7597178698" calcext:value-type="float">
            <text:p>67708.7597178698</text:p>
          </table:table-cell>
          <table:table-cell office:value-type="float" office:value="704403.267822261" calcext:value-type="float">
            <text:p>704403.267822261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67232.8895717431" calcext:value-type="float">
            <text:p>67232.8895717431</text:p>
          </table:table-cell>
          <table:table-cell office:value-type="float" office:value="719160.24396464" calcext:value-type="float">
            <text:p>719160.24396464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66415.7527148629" calcext:value-type="float">
            <text:p>66415.7527148629</text:p>
          </table:table-cell>
          <table:table-cell office:value-type="float" office:value="731345.237030066" calcext:value-type="float">
            <text:p>731345.237030066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64586.6157937436" calcext:value-type="float">
            <text:p>64586.6157937436</text:p>
          </table:table-cell>
          <table:table-cell office:value-type="float" office:value="740085.281517987" calcext:value-type="float">
            <text:p>740085.281517987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62901.4825648825" calcext:value-type="float">
            <text:p>62901.4825648825</text:p>
          </table:table-cell>
          <table:table-cell office:value-type="float" office:value="745681.127005583" calcext:value-type="float">
            <text:p>745681.127005583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60726.1474073352" calcext:value-type="float">
            <text:p>60726.1474073352</text:p>
          </table:table-cell>
          <table:table-cell office:value-type="float" office:value="747835.259397494" calcext:value-type="float">
            <text:p>747835.259397494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58032.1419506262" calcext:value-type="float">
            <text:p>58032.1419506262</text:p>
          </table:table-cell>
          <table:table-cell office:value-type="float" office:value="746253.61894747" calcext:value-type="float">
            <text:p>746253.61894747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54975.9635072575" calcext:value-type="float">
            <text:p>54975.9635072575</text:p>
          </table:table-cell>
          <table:table-cell office:value-type="float" office:value="740811.410993327" calcext:value-type="float">
            <text:p>740811.410993327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51958.785643276" calcext:value-type="float">
            <text:p>51958.785643276</text:p>
          </table:table-cell>
          <table:table-cell office:value-type="float" office:value="731801.166531826" calcext:value-type="float">
            <text:p>731801.166531826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50144.7518958396" calcext:value-type="float">
            <text:p>50144.7518958396</text:p>
          </table:table-cell>
          <table:table-cell office:value-type="float" office:value="720707.822482768" calcext:value-type="float">
            <text:p>720707.822482768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48343.8113431055" calcext:value-type="float">
            <text:p>48343.8113431055</text:p>
          </table:table-cell>
          <table:table-cell office:value-type="float" office:value="707816.16272067" calcext:value-type="float">
            <text:p>707816.16272067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47544.4911560004" calcext:value-type="float">
            <text:p>47544.4911560004</text:p>
          </table:table-cell>
          <table:table-cell office:value-type="float" office:value="694374.005344008" calcext:value-type="float">
            <text:p>694374.005344008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46593.8670717665" calcext:value-type="float">
            <text:p>46593.8670717665</text:p>
          </table:table-cell>
          <table:table-cell office:value-type="float" office:value="680481.050149798" calcext:value-type="float">
            <text:p>680481.050149798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46675.8541064901" calcext:value-type="float">
            <text:p>46675.8541064901</text:p>
          </table:table-cell>
          <table:table-cell office:value-type="float" office:value="667346.421741803" calcext:value-type="float">
            <text:p>667346.421741803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47035.9426264086" calcext:value-type="float">
            <text:p>47035.9426264086</text:p>
          </table:table-cell>
          <table:table-cell office:value-type="float" office:value="655406.915146591" calcext:value-type="float">
            <text:p>655406.915146591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46999.1248954692" calcext:value-type="float">
            <text:p>46999.1248954692</text:p>
          </table:table-cell>
          <table:table-cell office:value-type="float" office:value="644337.914305193" calcext:value-type="float">
            <text:p>644337.914305193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47745.9188357597" calcext:value-type="float">
            <text:p>47745.9188357597</text:p>
          </table:table-cell>
          <table:table-cell office:value-type="float" office:value="634980.982278095" calcext:value-type="float">
            <text:p>634980.982278095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48305.3676568644" calcext:value-type="float">
            <text:p>48305.3676568644</text:p>
          </table:table-cell>
          <table:table-cell office:value-type="float" office:value="627137.962908229" calcext:value-type="float">
            <text:p>627137.962908229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48906.7566445196" calcext:value-type="float">
            <text:p>48906.7566445196</text:p>
          </table:table-cell>
          <table:table-cell office:value-type="float" office:value="620804.309903528" calcext:value-type="float">
            <text:p>620804.309903528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49231.9190004626" calcext:value-type="float">
            <text:p>49231.9190004626</text:p>
          </table:table-cell>
          <table:table-cell office:value-type="float" office:value="615635.909006417" calcext:value-type="float">
            <text:p>615635.909006417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49570.5649006749" calcext:value-type="float">
            <text:p>49570.5649006749</text:p>
          </table:table-cell>
          <table:table-cell office:value-type="float" office:value="611550.81277866" calcext:value-type="float">
            <text:p>611550.81277866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50515.2566461243" calcext:value-type="float">
            <text:p>50515.2566461243</text:p>
          </table:table-cell>
          <table:table-cell office:value-type="float" office:value="609061.930310144" calcext:value-type="float">
            <text:p>609061.930310144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51288.3604541435" calcext:value-type="float">
            <text:p>51288.3604541435</text:p>
          </table:table-cell>
          <table:table-cell office:value-type="float" office:value="607890.246677352" calcext:value-type="float">
            <text:p>607890.246677352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52183.3483165121" calcext:value-type="float">
            <text:p>52183.3483165121</text:p>
          </table:table-cell>
          <table:table-cell office:value-type="float" office:value="608046.162179515" calcext:value-type="float">
            <text:p>608046.162179515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52631.4566672726" calcext:value-type="float">
            <text:p>52631.4566672726</text:p>
          </table:table-cell>
          <table:table-cell office:value-type="float" office:value="608984.851860119" calcext:value-type="float">
            <text:p>608984.851860119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53703.7375025574" calcext:value-type="float">
            <text:p>53703.7375025574</text:p>
          </table:table-cell>
          <table:table-cell office:value-type="float" office:value="611246.256507863" calcext:value-type="float">
            <text:p>611246.256507863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54471.3594966467" calcext:value-type="float">
            <text:p>54471.3594966467</text:p>
          </table:table-cell>
          <table:table-cell office:value-type="float" office:value="614425.90183619" calcext:value-type="float">
            <text:p>614425.90183619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54217.7009333819" calcext:value-type="float">
            <text:p>54217.7009333819</text:p>
          </table:table-cell>
          <table:table-cell office:value-type="float" office:value="617413.535013946" calcext:value-type="float">
            <text:p>617413.535013946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54879.0838512151" calcext:value-type="float">
            <text:p>54879.0838512151</text:p>
          </table:table-cell>
          <table:table-cell office:value-type="float" office:value="621053.275374596" calcext:value-type="float">
            <text:p>621053.275374596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55316.120746189" calcext:value-type="float">
            <text:p>55316.120746189</text:p>
          </table:table-cell>
          <table:table-cell office:value-type="float" office:value="625038.002320486" calcext:value-type="float">
            <text:p>625038.002320486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55557.7959984409" calcext:value-type="float">
            <text:p>55557.7959984409</text:p>
          </table:table-cell>
          <table:table-cell office:value-type="float" office:value="629116.63242466" calcext:value-type="float">
            <text:p>629116.63242466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55959.3888792289" calcext:value-type="float">
            <text:p>55959.3888792289</text:p>
          </table:table-cell>
          <table:table-cell office:value-type="float" office:value="633393.93574823" calcext:value-type="float">
            <text:p>633393.93574823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56460.7917976131" calcext:value-type="float">
            <text:p>56460.7917976131</text:p>
          </table:table-cell>
          <table:table-cell office:value-type="float" office:value="637933.926772927" calcext:value-type="float">
            <text:p>637933.926772927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56842.4680255455" calcext:value-type="float">
            <text:p>56842.4680255455</text:p>
          </table:table-cell>
          <table:table-cell office:value-type="float" office:value="642603.806707463" calcext:value-type="float">
            <text:p>642603.806707463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56917.4947638624" calcext:value-type="float">
            <text:p>56917.4947638624</text:p>
          </table:table-cell>
          <table:table-cell office:value-type="float" office:value="647060.42829687" calcext:value-type="float">
            <text:p>647060.42829687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57315.4901037531" calcext:value-type="float">
            <text:p>57315.4901037531</text:p>
          </table:table-cell>
          <table:table-cell office:value-type="float" office:value="651613.315474451" calcext:value-type="float">
            <text:p>651613.315474451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57235.5145595459" calcext:value-type="float">
            <text:p>57235.5145595459</text:p>
          </table:table-cell>
          <table:table-cell office:value-type="float" office:value="655778.631589361" calcext:value-type="float">
            <text:p>655778.631589361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57343.9669659558" calcext:value-type="float">
            <text:p>57343.9669659558</text:p>
          </table:table-cell>
          <table:table-cell office:value-type="float" office:value="659740.736375376" calcext:value-type="float">
            <text:p>659740.736375376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57178.1520480536" calcext:value-type="float">
            <text:p>57178.1520480536</text:p>
          </table:table-cell>
          <table:table-cell office:value-type="float" office:value="663220.377504475" calcext:value-type="float">
            <text:p>663220.377504475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56265.4533407051" calcext:value-type="float">
            <text:p>56265.4533407051</text:p>
          </table:table-cell>
          <table:table-cell office:value-type="float" office:value="665447.843201047" calcext:value-type="float">
            <text:p>665447.843201047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55574.1766462981" calcext:value-type="float">
            <text:p>55574.1766462981</text:p>
          </table:table-cell>
          <table:table-cell office:value-type="float" office:value="666665.691878486" calcext:value-type="float">
            <text:p>666665.691878486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55633.967859789" calcext:value-type="float">
            <text:p>55633.967859789</text:p>
          </table:table-cell>
          <table:table-cell office:value-type="float" office:value="667640.776368273" calcext:value-type="float">
            <text:p>667640.776368273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55317.7667066704" calcext:value-type="float">
            <text:p>55317.7667066704</text:p>
          </table:table-cell>
          <table:table-cell office:value-type="float" office:value="668052.596658445" calcext:value-type="float">
            <text:p>668052.596658445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55410.0834023553" calcext:value-type="float">
            <text:p>55410.0834023553</text:p>
          </table:table-cell>
          <table:table-cell office:value-type="float" office:value="668337.156276165" calcext:value-type="float">
            <text:p>668337.156276165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55859.107032471" calcext:value-type="float">
            <text:p>55859.107032471</text:p>
          </table:table-cell>
          <table:table-cell office:value-type="float" office:value="668896.699489918" calcext:value-type="float">
            <text:p>668896.699489918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55867.8752594585" calcext:value-type="float">
            <text:p>55867.8752594585</text:p>
          </table:table-cell>
          <table:table-cell office:value-type="float" office:value="669342.772134379" calcext:value-type="float">
            <text:p>669342.772134379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55493.8720259477" calcext:value-type="float">
            <text:p>55493.8720259477</text:p>
          </table:table-cell>
          <table:table-cell office:value-type="float" office:value="669303.410494462" calcext:value-type="float">
            <text:p>669303.410494462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55286.6101792699" calcext:value-type="float">
            <text:p>55286.6101792699</text:p>
          </table:table-cell>
          <table:table-cell office:value-type="float" office:value="668975.146089258" calcext:value-type="float">
            <text:p>668975.146089258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54549.7660871509" calcext:value-type="float">
            <text:p>54549.7660871509</text:p>
          </table:table-cell>
          <table:table-cell office:value-type="float" office:value="667851.533014912" calcext:value-type="float">
            <text:p>667851.533014912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54314.0656440623" calcext:value-type="float">
            <text:p>54314.0656440623</text:p>
          </table:table-cell>
          <table:table-cell office:value-type="float" office:value="666466.158596577" calcext:value-type="float">
            <text:p>666466.158596577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54046.6382046973" calcext:value-type="float">
            <text:p>54046.6382046973</text:p>
          </table:table-cell>
          <table:table-cell office:value-type="float" office:value="664816.94312534" calcext:value-type="float">
            <text:p>664816.94312534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53846.0593007758" calcext:value-type="float">
            <text:p>53846.0593007758</text:p>
          </table:table-cell>
          <table:table-cell office:value-type="float" office:value="662987.239939605" calcext:value-type="float">
            <text:p>662987.239939605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54074.0924624943" calcext:value-type="float">
            <text:p>54074.0924624943</text:p>
          </table:table-cell>
          <table:table-cell office:value-type="float" office:value="661440.203467752" calcext:value-type="float">
            <text:p>661440.203467752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52789.4638592369" calcext:value-type="float">
            <text:p>52789.4638592369</text:p>
          </table:table-cell>
          <table:table-cell office:value-type="float" office:value="658684.84267268" calcext:value-type="float">
            <text:p>658684.84267268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52829.6470857531" calcext:value-type="float">
            <text:p>52829.6470857531</text:p>
          </table:table-cell>
          <table:table-cell office:value-type="float" office:value="656077.957173578" calcext:value-type="float">
            <text:p>656077.957173578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51943.4014615414" calcext:value-type="float">
            <text:p>51943.4014615414</text:p>
          </table:table-cell>
          <table:table-cell office:value-type="float" office:value="652705.053289384" calcext:value-type="float">
            <text:p>652705.053289384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51671.6574531698" calcext:value-type="float">
            <text:p>51671.6574531698</text:p>
          </table:table-cell>
          <table:table-cell office:value-type="float" office:value="649215.650495821" calcext:value-type="float">
            <text:p>649215.650495821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51439.2993905347" calcext:value-type="float">
            <text:p>51439.2993905347</text:p>
          </table:table-cell>
          <table:table-cell office:value-type="float" office:value="645701.953882403" calcext:value-type="float">
            <text:p>645701.953882403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51871.9832432763" calcext:value-type="float">
            <text:p>51871.9832432763</text:p>
          </table:table-cell>
          <table:table-cell office:value-type="float" office:value="642831.451859565" calcext:value-type="float">
            <text:p>642831.451859565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52706.45547118" calcext:value-type="float">
            <text:p>52706.45547118</text:p>
          </table:table-cell>
          <table:table-cell office:value-type="float" office:value="641030.056326094" calcext:value-type="float">
            <text:p>641030.056326094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54019.1089901501" calcext:value-type="float">
            <text:p>54019.1089901501</text:p>
          </table:table-cell>
          <table:table-cell office:value-type="float" office:value="640781.531224402" calcext:value-type="float">
            <text:p>640781.531224402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56083.9737410548" calcext:value-type="float">
            <text:p>56083.9737410548</text:p>
          </table:table-cell>
          <table:table-cell office:value-type="float" office:value="642811.579328907" calcext:value-type="float">
            <text:p>642811.579328907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57200.3530604012" calcext:value-type="float">
            <text:p>57200.3530604012</text:p>
          </table:table-cell>
          <table:table-cell office:value-type="float" office:value="646117.72388142" calcext:value-type="float">
            <text:p>646117.72388142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60001.1645560885" calcext:value-type="float">
            <text:p>60001.1645560885</text:p>
          </table:table-cell>
          <table:table-cell office:value-type="float" office:value="652306.855191495" calcext:value-type="float">
            <text:p>652306.855191495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62485.8576062287" calcext:value-type="float">
            <text:p>62485.8576062287</text:p>
          </table:table-cell>
          <table:table-cell office:value-type="float" office:value="660967.037917744" calcext:value-type="float">
            <text:p>660967.037917744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64549.4363461584" calcext:value-type="float">
            <text:p>64549.4363461584</text:p>
          </table:table-cell>
          <table:table-cell office:value-type="float" office:value="671536.879145283" calcext:value-type="float">
            <text:p>671536.879145283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67028.7876092003" calcext:value-type="float">
            <text:p>67028.7876092003</text:p>
          </table:table-cell>
          <table:table-cell office:value-type="float" office:value="684291.400350976" calcext:value-type="float">
            <text:p>684291.400350976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68317.4240069865" calcext:value-type="float">
            <text:p>68317.4240069865</text:p>
          </table:table-cell>
          <table:table-cell office:value-type="float" office:value="697872.732125176" calcext:value-type="float">
            <text:p>697872.732125176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69297.1338054571" calcext:value-type="float">
            <text:p>69297.1338054571</text:p>
          </table:table-cell>
          <table:table-cell office:value-type="float" office:value="711815.770197233" calcext:value-type="float">
            <text:p>711815.770197233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70168.2023744323" calcext:value-type="float">
            <text:p>70168.2023744323</text:p>
          </table:table-cell>
          <table:table-cell office:value-type="float" office:value="725883.211589599" calcext:value-type="float">
            <text:p>725883.211589599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71026.690927659" calcext:value-type="float">
            <text:p>71026.690927659</text:p>
          </table:table-cell>
          <table:table-cell office:value-type="float" office:value="739936.003432881" calcext:value-type="float">
            <text:p>739936.003432881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71611.1742850037" calcext:value-type="float">
            <text:p>71611.1742850037</text:p>
          </table:table-cell>
          <table:table-cell office:value-type="float" office:value="753591.42167393" calcext:value-type="float">
            <text:p>753591.42167393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71844.2784093818" calcext:value-type="float">
            <text:p>71844.2784093818</text:p>
          </table:table-cell>
          <table:table-cell office:value-type="float" office:value="766445.291267063" calcext:value-type="float">
            <text:p>766445.291267063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72941.5996184565" calcext:value-type="float">
            <text:p>72941.5996184565</text:p>
          </table:table-cell>
          <table:table-cell office:value-type="float" office:value="779317.485783694" calcext:value-type="float">
            <text:p>779317.485783694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72121.6781621181" calcext:value-type="float">
            <text:p>72121.6781621181</text:p>
          </table:table-cell>
          <table:table-cell office:value-type="float" office:value="790272.440874141" calcext:value-type="float">
            <text:p>790272.440874141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71084.4667177028" calcext:value-type="float">
            <text:p>71084.4667177028</text:p>
          </table:table-cell>
          <table:table-cell office:value-type="float" office:value="799112.810102106" calcext:value-type="float">
            <text:p>799112.810102106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71305.4622048624" calcext:value-type="float">
            <text:p>71305.4622048624</text:p>
          </table:table-cell>
          <table:table-cell office:value-type="float" office:value="807146.937538085" calcext:value-type="float">
            <text:p>807146.937538085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71229.2455677078" calcext:value-type="float">
            <text:p>71229.2455677078</text:p>
          </table:table-cell>
          <table:table-cell office:value-type="float" office:value="814142.319060039" calcext:value-type="float">
            <text:p>814142.319060039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71088.472279822" calcext:value-type="float">
            <text:p>71088.472279822</text:p>
          </table:table-cell>
          <table:table-cell office:value-type="float" office:value="820126.455566176" calcext:value-type="float">
            <text:p>820126.455566176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70876.1650155945" calcext:value-type="float">
            <text:p>70876.1650155945</text:p>
          </table:table-cell>
          <table:table-cell office:value-type="float" office:value="825099.686089286" calcext:value-type="float">
            <text:p>825099.686089286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71513.8808433509" calcext:value-type="float">
            <text:p>71513.8808433509</text:p>
          </table:table-cell>
          <table:table-cell office:value-type="float" office:value="830000.168735433" calcext:value-type="float">
            <text:p>830000.168735433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73138.471237372" calcext:value-type="float">
            <text:p>73138.471237372</text:p>
          </table:table-cell>
          <table:table-cell office:value-type="float" office:value="835896.437620865" calcext:value-type="float">
            <text:p>835896.437620865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74783.670212467" calcext:value-type="float">
            <text:p>74783.670212467</text:p>
          </table:table-cell>
          <table:table-cell office:value-type="float" office:value="842863.369477482" calcext:value-type="float">
            <text:p>842863.369477482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76210.2107231977" calcext:value-type="float">
            <text:p>76210.2107231977</text:p>
          </table:table-cell>
          <table:table-cell office:value-type="float" office:value="850750.21650331" calcext:value-type="float">
            <text:p>850750.21650331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78197.8577982479" calcext:value-type="float">
            <text:p>78197.8577982479</text:p>
          </table:table-cell>
          <table:table-cell office:value-type="float" office:value="860085.117130065" calcext:value-type="float">
            <text:p>860085.117130065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80453.5359732608" calcext:value-type="float">
            <text:p>80453.5359732608</text:p>
          </table:table-cell>
          <table:table-cell office:value-type="float" office:value="871133.490644891" calcext:value-type="float">
            <text:p>871133.490644891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83378.6227749444" calcext:value-type="float">
            <text:p>83378.6227749444</text:p>
          </table:table-cell>
          <table:table-cell office:value-type="float" office:value="884496.806775259" calcext:value-type="float">
            <text:p>884496.806775259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84696.3933260815" calcext:value-type="float">
            <text:p>84696.3933260815</text:p>
          </table:table-cell>
          <table:table-cell office:value-type="float" office:value="898487.830398579" calcext:value-type="float">
            <text:p>898487.830398579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86830.0542786857" calcext:value-type="float">
            <text:p>86830.0542786857</text:p>
          </table:table-cell>
          <table:table-cell office:value-type="float" office:value="913807.390273645" calcext:value-type="float">
            <text:p>913807.390273645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88688.2388572219" calcext:value-type="float">
            <text:p>88688.2388572219</text:p>
          </table:table-cell>
          <table:table-cell office:value-type="float" office:value="930070.539188257" calcext:value-type="float">
            <text:p>930070.539188257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90863.009531308" calcext:value-type="float">
            <text:p>90863.009531308</text:p>
          </table:table-cell>
          <table:table-cell office:value-type="float" office:value="947482.719471869" calcext:value-type="float">
            <text:p>947482.719471869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92662.6297831641" calcext:value-type="float">
            <text:p>92662.6297831641</text:p>
          </table:table-cell>
          <table:table-cell office:value-type="float" office:value="965555.038995117" calcext:value-type="float">
            <text:p>965555.038995117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93493.1060049565" calcext:value-type="float">
            <text:p>93493.1060049565</text:p>
          </table:table-cell>
          <table:table-cell office:value-type="float" office:value="983248.779696152" calcext:value-type="float">
            <text:p>983248.779696152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93316.0522939667" calcext:value-type="float">
            <text:p>93316.0522939667</text:p>
          </table:table-cell>
          <table:table-cell office:value-type="float" office:value="999435.598693299" calcext:value-type="float">
            <text:p>999435.598693299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93394.3635338609" calcext:value-type="float">
            <text:p>93394.3635338609</text:p>
          </table:table-cell>
          <table:table-cell office:value-type="float" office:value="1014330.44099733" calcext:value-type="float">
            <text:p>1014330.44099733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92151.0633750115" calcext:value-type="float">
            <text:p>92151.0633750115</text:p>
          </table:table-cell>
          <table:table-cell office:value-type="float" office:value="1026610.32568813" calcext:value-type="float">
            <text:p>1026610.32568813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1470.4692640747" calcext:value-type="float">
            <text:p>91470.4692640747</text:p>
          </table:table-cell>
          <table:table-cell office:value-type="float" office:value="1036855.56603533" calcext:value-type="float">
            <text:p>1036855.56603533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90432.5542401236" calcext:value-type="float">
            <text:p>90432.5542401236</text:p>
          </table:table-cell>
          <table:table-cell office:value-type="float" office:value="1044807.81386247" calcext:value-type="float">
            <text:p>1044807.81386247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88782.6063424843" calcext:value-type="float">
            <text:p>88782.6063424843</text:p>
          </table:table-cell>
          <table:table-cell office:value-type="float" office:value="1049962.63078255" calcext:value-type="float">
            <text:p>1049962.63078255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87310.1504688434" calcext:value-type="float">
            <text:p>87310.1504688434</text:p>
          </table:table-cell>
          <table:table-cell office:value-type="float" office:value="1052629.17462801" calcext:value-type="float">
            <text:p>1052629.17462801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86874.1538007845" calcext:value-type="float">
            <text:p>86874.1538007845</text:p>
          </table:table-cell>
          <table:table-cell office:value-type="float" office:value="1053999.84986401" calcext:value-type="float">
            <text:p>1053999.84986401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84821.4281008626" calcext:value-type="float">
            <text:p>84821.4281008626</text:p>
          </table:table-cell>
          <table:table-cell office:value-type="float" office:value="1052632.44970348" calcext:value-type="float">
            <text:p>1052632.44970348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2217.1325704917" calcext:value-type="float">
            <text:p>82217.1325704917</text:p>
          </table:table-cell>
          <table:table-cell office:value-type="float" office:value="1048151.913691" calcext:value-type="float">
            <text:p>1048151.913691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79467.9708709862" calcext:value-type="float">
            <text:p>79467.9708709862</text:p>
          </table:table-cell>
          <table:table-cell office:value-type="float" office:value="1040573.63868954" calcext:value-type="float">
            <text:p>1040573.63868954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76263.9051290775" calcext:value-type="float">
            <text:p>76263.9051290775</text:p>
          </table:table-cell>
          <table:table-cell office:value-type="float" office:value="1029686.88043701" calcext:value-type="float">
            <text:p>1029686.88043701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74110.3894155811" calcext:value-type="float">
            <text:p>74110.3894155811</text:p>
          </table:table-cell>
          <table:table-cell office:value-type="float" office:value="1016757.31526566" calcext:value-type="float">
            <text:p>1016757.31526566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72217.8111449766" calcext:value-type="float">
            <text:p>72217.8111449766</text:p>
          </table:table-cell>
          <table:table-cell office:value-type="float" office:value="1002237.92379504" calcext:value-type="float">
            <text:p>1002237.92379504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70092.938852486" calcext:value-type="float">
            <text:p>70092.938852486</text:p>
          </table:table-cell>
          <table:table-cell office:value-type="float" office:value="986121.356606398" calcext:value-type="float">
            <text:p>986121.356606398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67412.1635544346" calcext:value-type="float">
            <text:p>67412.1635544346</text:p>
          </table:table-cell>
          <table:table-cell office:value-type="float" office:value="968053.081301347" calcext:value-type="float">
            <text:p>968053.081301347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65452.7797571812" calcext:value-type="float">
            <text:p>65452.7797571812</text:p>
          </table:table-cell>
          <table:table-cell office:value-type="float" office:value="948940.19299782" calcext:value-type="float">
            <text:p>948940.1929978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65079.6020796835" calcext:value-type="float">
            <text:p>65079.6020796835</text:p>
          </table:table-cell>
          <table:table-cell office:value-type="float" office:value="930519.916623282" calcext:value-type="float">
            <text:p>930519.916623282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64698.6364622593" calcext:value-type="float">
            <text:p>64698.6364622593</text:p>
          </table:table-cell>
          <table:table-cell office:value-type="float" office:value="912908.098385717" calcext:value-type="float">
            <text:p>912908.098385717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64145.4482646465" calcext:value-type="float">
            <text:p>64145.4482646465</text:p>
          </table:table-cell>
          <table:table-cell office:value-type="float" office:value="896036.53432451" calcext:value-type="float">
            <text:p>896036.53432451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64866.2261611083" calcext:value-type="float">
            <text:p>64866.2261611083</text:p>
          </table:table-cell>
          <table:table-cell office:value-type="float" office:value="881243.842027143" calcext:value-type="float">
            <text:p>881243.842027143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5343.5352782892" calcext:value-type="float">
            <text:p>65343.5352782892</text:p>
          </table:table-cell>
          <table:table-cell office:value-type="float" office:value="868290.025429664" calcext:value-type="float">
            <text:p>868290.025429664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66799.9259311517" calcext:value-type="float">
            <text:p>66799.9259311517</text:p>
          </table:table-cell>
          <table:table-cell office:value-type="float" office:value="858120.152073252" calcext:value-type="float">
            <text:p>858120.152073252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68704.9537733893" calcext:value-type="float">
            <text:p>68704.9537733893</text:p>
          </table:table-cell>
          <table:table-cell office:value-type="float" office:value="851098.472523609" calcext:value-type="float">
            <text:p>851098.472523609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0636.7501929275" calcext:value-type="float">
            <text:p>70636.7501929275</text:p>
          </table:table-cell>
          <table:table-cell office:value-type="float" office:value="847176.957910113" calcext:value-type="float">
            <text:p>847176.957910113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72796.9124944803" calcext:value-type="float">
            <text:p>72796.9124944803</text:p>
          </table:table-cell>
          <table:table-cell office:value-type="float" office:value="846407.209107345" calcext:value-type="float">
            <text:p>846407.209107345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75049.9066803625" calcext:value-type="float">
            <text:p>75049.9066803625</text:p>
          </table:table-cell>
          <table:table-cell office:value-type="float" office:value="848701.6195913" calcext:value-type="float">
            <text:p>848701.6195913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77353.1323453236" calcext:value-type="float">
            <text:p>77353.1323453236</text:p>
          </table:table-cell>
          <table:table-cell office:value-type="float" office:value="853891.757218252" calcext:value-type="float">
            <text:p>853891.757218252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78268.6601474429" calcext:value-type="float">
            <text:p>78268.6601474429</text:p>
          </table:table-cell>
          <table:table-cell office:value-type="float" office:value="860373.013895489" calcext:value-type="float">
            <text:p>860373.013895489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0375.8325703574" calcext:value-type="float">
            <text:p>80375.8325703574</text:p>
          </table:table-cell>
          <table:table-cell office:value-type="float" office:value="869131.63062009" calcext:value-type="float">
            <text:p>869131.63062009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0780.1602958887" calcext:value-type="float">
            <text:p>80780.1602958887</text:p>
          </table:table-cell>
          <table:table-cell office:value-type="float" office:value="878272.156908853" calcext:value-type="float">
            <text:p>878272.156908853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0820.7612295955" calcext:value-type="float">
            <text:p>80820.7612295955</text:p>
          </table:table-cell>
          <table:table-cell office:value-type="float" office:value="887224.863469899" calcext:value-type="float">
            <text:p>887224.863469899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0214.0405987002" calcext:value-type="float">
            <text:p>80214.0405987002</text:p>
          </table:table-cell>
          <table:table-cell office:value-type="float" office:value="895211.203288512" calcext:value-type="float">
            <text:p>895211.203288512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0216.3387376597" calcext:value-type="float">
            <text:p>80216.3387376597</text:p>
          </table:table-cell>
          <table:table-cell office:value-type="float" office:value="902708.468983436" calcext:value-type="float">
            <text:p>902708.468983436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79813.0445531927" calcext:value-type="float">
            <text:p>79813.0445531927</text:p>
          </table:table-cell>
          <table:table-cell office:value-type="float" office:value="909250.601439238" calcext:value-type="float">
            <text:p>909250.601439238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79682.5170847267" calcext:value-type="float">
            <text:p>79682.5170847267</text:p>
          </table:table-cell>
          <table:table-cell office:value-type="float" office:value="915092.111032503" calcext:value-type="float">
            <text:p>915092.111032503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79117.1782084934" calcext:value-type="float">
            <text:p>79117.1782084934</text:p>
          </table:table-cell>
          <table:table-cell office:value-type="float" office:value="919791.30564793" calcext:value-type="float">
            <text:p>919791.30564793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79101.5299766363" calcext:value-type="float">
            <text:p>79101.5299766363</text:p>
          </table:table-cell>
          <table:table-cell office:value-type="float" office:value="923896.311073486" calcext:value-type="float">
            <text:p>923896.311073486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79178.8370982918" calcext:value-type="float">
            <text:p>79178.8370982918</text:p>
          </table:table-cell>
          <table:table-cell office:value-type="float" office:value="927581.027112193" calcext:value-type="float">
            <text:p>927581.027112193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80033.8751758273" calcext:value-type="float">
            <text:p>80033.8751758273</text:p>
          </table:table-cell>
          <table:table-cell office:value-type="float" office:value="931680.873944589" calcext:value-type="float">
            <text:p>931680.873944589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80507.5416948047" calcext:value-type="float">
            <text:p>80507.5416948047</text:p>
          </table:table-cell>
          <table:table-cell office:value-type="float" office:value="935858.483852901" calcext:value-type="float">
            <text:p>935858.483852901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81045.3121031191" calcext:value-type="float">
            <text:p>81045.3121031191</text:p>
          </table:table-cell>
          <table:table-cell office:value-type="float" office:value="940216.962474561" calcext:value-type="float">
            <text:p>940216.962474561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81969.8456511514" calcext:value-type="float">
            <text:p>81969.8456511514</text:p>
          </table:table-cell>
          <table:table-cell office:value-type="float" office:value="945136.212813177" calcext:value-type="float">
            <text:p>945136.212813177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81561.6079957016" calcext:value-type="float">
            <text:p>81561.6079957016</text:p>
          </table:table-cell>
          <table:table-cell office:value-type="float" office:value="949287.77808796" calcext:value-type="float">
            <text:p>949287.77808796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1265.2869559747" calcext:value-type="float">
            <text:p>81265.2869559747</text:p>
          </table:table-cell>
          <table:table-cell office:value-type="float" office:value="952792.650394314" calcext:value-type="float">
            <text:p>952792.650394314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82171.1319640043" calcext:value-type="float">
            <text:p>82171.1319640043</text:p>
          </table:table-cell>
          <table:table-cell office:value-type="float" office:value="956875.44689744" calcext:value-type="float">
            <text:p>956875.44689744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83613.9650522251" calcext:value-type="float">
            <text:p>83613.9650522251</text:p>
          </table:table-cell>
          <table:table-cell office:value-type="float" office:value="962068.586256567" calcext:value-type="float">
            <text:p>962068.586256567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85051.3559808901" calcext:value-type="float">
            <text:p>85051.3559808901</text:p>
          </table:table-cell>
          <table:table-cell office:value-type="float" office:value="968333.782244749" calcext:value-type="float">
            <text:p>968333.782244749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86573.8481149812" calcext:value-type="float">
            <text:p>86573.8481149812</text:p>
          </table:table-cell>
          <table:table-cell office:value-type="float" office:value="975745.087612646" calcext:value-type="float">
            <text:p>975745.087612646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88890.3121002165" calcext:value-type="float">
            <text:p>88890.3121002165</text:p>
          </table:table-cell>
          <table:table-cell office:value-type="float" office:value="985068.300512007" calcext:value-type="float">
            <text:p>985068.300512007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1671.0601921473" calcext:value-type="float">
            <text:p>91671.0601921473</text:p>
          </table:table-cell>
          <table:table-cell office:value-type="float" office:value="996684.587848453" calcext:value-type="float">
            <text:p>996684.587848453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6101.5191939824" calcext:value-type="float">
            <text:p>96101.5191939824</text:p>
          </table:table-cell>
          <table:table-cell office:value-type="float" office:value="1012172.41811287" calcext:value-type="float">
            <text:p>1012172.41811287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04678.026659746" calcext:value-type="float">
            <text:p>104678.026659746</text:p>
          </table:table-cell>
          <table:table-cell office:value-type="float" office:value="1035541.4495836" calcext:value-type="float">
            <text:p>1035541.4495836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3112.23332923" calcext:value-type="float">
            <text:p>113112.23332923</text:p>
          </table:table-cell>
          <table:table-cell office:value-type="float" office:value="1066461.78935911" calcext:value-type="float">
            <text:p>1066461.7893591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0768.273175534" calcext:value-type="float">
            <text:p>120768.273175534</text:p>
          </table:table-cell>
          <table:table-cell office:value-type="float" office:value="1103876.10487155" calcext:value-type="float">
            <text:p>1103876.10487155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8536.147951821" calcext:value-type="float">
            <text:p>128536.147951821</text:p>
          </table:table-cell>
          <table:table-cell office:value-type="float" office:value="1147522.87968901" calcext:value-type="float">
            <text:p>1147522.87968901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7426.650707135" calcext:value-type="float">
            <text:p>137426.650707135</text:p>
          </table:table-cell>
          <table:table-cell office:value-type="float" office:value="1198096.17057608" calcext:value-type="float">
            <text:p>1198096.17057608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45521.20612985" calcext:value-type="float">
            <text:p>145521.20612985</text:p>
          </table:table-cell>
          <table:table-cell office:value-type="float" office:value="1254332.75991303" calcext:value-type="float">
            <text:p>1254332.75991303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54068.350769775" calcext:value-type="float">
            <text:p>154068.350769775</text:p>
          </table:table-cell>
          <table:table-cell office:value-type="float" office:value="1316223.53298734" calcext:value-type="float">
            <text:p>1316223.53298734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62391.150978855" calcext:value-type="float">
            <text:p>162391.150978855</text:p>
          </table:table-cell>
          <table:table-cell office:value-type="float" office:value="1383013.0332752" calcext:value-type="float">
            <text:p>1383013.0332752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71365.831483052" calcext:value-type="float">
            <text:p>171365.831483052</text:p>
          </table:table-cell>
          <table:table-cell office:value-type="float" office:value="1454899.34312522" calcext:value-type="float">
            <text:p>1454899.34312522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79759.967030311" calcext:value-type="float">
            <text:p>179759.967030311</text:p>
          </table:table-cell>
          <table:table-cell office:value-type="float" office:value="1530827.42520233" calcext:value-type="float">
            <text:p>1530827.42520233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85564.615322165" calcext:value-type="float">
            <text:p>185564.615322165</text:p>
          </table:table-cell>
          <table:table-cell office:value-type="float" office:value="1607759.60008024" calcext:value-type="float">
            <text:p>1607759.60008024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90709.109944027" calcext:value-type="float">
            <text:p>190709.109944027</text:p>
          </table:table-cell>
          <table:table-cell office:value-type="float" office:value="1684600.46681688" calcext:value-type="float">
            <text:p>1684600.46681688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5100.328612552" calcext:value-type="float">
            <text:p>195100.328612552</text:p>
          </table:table-cell>
          <table:table-cell office:value-type="float" office:value="1760264.97279271" calcext:value-type="float">
            <text:p>1760264.97279271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98766.090298783" calcext:value-type="float">
            <text:p>198766.090298783</text:p>
          </table:table-cell>
          <table:table-cell office:value-type="float" office:value="1833770.60459599" calcext:value-type="float">
            <text:p>1833770.60459599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1245.436818186" calcext:value-type="float">
            <text:p>201245.436818186</text:p>
          </table:table-cell>
          <table:table-cell office:value-type="float" office:value="1903787.01753058" calcext:value-type="float">
            <text:p>1903787.01753058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05114.887013239" calcext:value-type="float">
            <text:p>205114.887013239</text:p>
          </table:table-cell>
          <table:table-cell office:value-type="float" office:value="1971633.36125301" calcext:value-type="float">
            <text:p>1971633.36125301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8448.072289951" calcext:value-type="float">
            <text:p>208448.072289951</text:p>
          </table:table-cell>
          <table:table-cell office:value-type="float" office:value="2036802.32054494" calcext:value-type="float">
            <text:p>2036802.32054494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10805.794304364" calcext:value-type="float">
            <text:p>210805.794304364</text:p>
          </table:table-cell>
          <table:table-cell office:value-type="float" office:value="2098391.214647" calcext:value-type="float">
            <text:p>2098391.214647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1150.524396753" calcext:value-type="float">
            <text:p>211150.524396753</text:p>
          </table:table-cell>
          <table:table-cell office:value-type="float" office:value="2154537.2073487" calcext:value-type="float">
            <text:p>2154537.2073487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11626.485493776" calcext:value-type="float">
            <text:p>211626.485493776</text:p>
          </table:table-cell>
          <table:table-cell office:value-type="float" office:value="2205563.0830433" calcext:value-type="float">
            <text:p>2205563.0830433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11173.095385336" calcext:value-type="float">
            <text:p>211173.095385336</text:p>
          </table:table-cell>
          <table:table-cell office:value-type="float" office:value="2250785.55743182" calcext:value-type="float">
            <text:p>2250785.55743182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08985.844248735" calcext:value-type="float">
            <text:p>208985.844248735</text:p>
          </table:table-cell>
          <table:table-cell office:value-type="float" office:value="2288811.07596583" calcext:value-type="float">
            <text:p>2288811.07596583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05755.006985809" calcext:value-type="float">
            <text:p>205755.006985809</text:p>
          </table:table-cell>
          <table:table-cell office:value-type="float" office:value="2318953.54283238" calcext:value-type="float">
            <text:p>2318953.54283238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02218.948199001" calcext:value-type="float">
            <text:p>202218.948199001</text:p>
          </table:table-cell>
          <table:table-cell office:value-type="float" office:value="2341304.20969929" calcext:value-type="float">
            <text:p>2341304.20969929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198766.182190801" calcext:value-type="float">
            <text:p>198766.182190801</text:p>
          </table:table-cell>
          <table:table-cell office:value-type="float" office:value="2356423.11257127" calcext:value-type="float">
            <text:p>2356423.11257127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194598.566752065" calcext:value-type="float">
            <text:p>194598.566752065</text:p>
          </table:table-cell>
          <table:table-cell office:value-type="float" office:value="2364131.48967196" calcext:value-type="float">
            <text:p>2364131.48967196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189345.013294259" calcext:value-type="float">
            <text:p>189345.013294259</text:p>
          </table:table-cell>
          <table:table-cell office:value-type="float" office:value="2363904.94808193" calcext:value-type="float">
            <text:p>2363904.94808193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182390.842353711" calcext:value-type="float">
            <text:p>182390.842353711</text:p>
          </table:table-cell>
          <table:table-cell office:value-type="float" office:value="2354609.73930341" calcext:value-type="float">
            <text:p>2354609.73930341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174435.463987277" calcext:value-type="float">
            <text:p>174435.463987277</text:p>
          </table:table-cell>
          <table:table-cell office:value-type="float" office:value="2335847.11577182" calcext:value-type="float">
            <text:p>2335847.11577182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166210.453157722" calcext:value-type="float">
            <text:p>166210.453157722</text:p>
          </table:table-cell>
          <table:table-cell office:value-type="float" office:value="2307958.69759929" calcext:value-type="float">
            <text:p>2307958.69759929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159267.600690603" calcext:value-type="float">
            <text:p>159267.600690603</text:p>
          </table:table-cell>
          <table:table-cell office:value-type="float" office:value="2272820.21165805" calcext:value-type="float">
            <text:p>2272820.21165805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153582.654614849" calcext:value-type="float">
            <text:p>153582.654614849</text:p>
          </table:table-cell>
          <table:table-cell office:value-type="float" office:value="2232408.74599119" calcext:value-type="float">
            <text:p>2232408.74599119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149312.513578842" calcext:value-type="float">
            <text:p>149312.513578842</text:p>
          </table:table-cell>
          <table:table-cell office:value-type="float" office:value="2188846.69836511" calcext:value-type="float">
            <text:p>2188846.69836511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145553.178045737" calcext:value-type="float">
            <text:p>145553.178045737</text:p>
          </table:table-cell>
          <table:table-cell office:value-type="float" office:value="2143267.73534418" calcext:value-type="float">
            <text:p>2143267.73534418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141280.219471941" calcext:value-type="float">
            <text:p>141280.219471941</text:p>
          </table:table-cell>
          <table:table-cell office:value-type="float" office:value="2095670.14792198" calcext:value-type="float">
            <text:p>2095670.14792198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139504.72596227" calcext:value-type="float">
            <text:p>139504.72596227</text:p>
          </table:table-cell>
          <table:table-cell office:value-type="float" office:value="2049016.94279031" calcext:value-type="float">
            <text:p>2049016.94279031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139774.974345433" calcext:value-type="float">
            <text:p>139774.974345433</text:p>
          </table:table-cell>
          <table:table-cell office:value-type="float" office:value="2005693.11371142" calcext:value-type="float">
            <text:p>2005693.11371142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141734.922386819" calcext:value-type="float">
            <text:p>141734.922386819</text:p>
          </table:table-cell>
          <table:table-cell office:value-type="float" office:value="1967626.77427778" calcext:value-type="float">
            <text:p>1967626.77427778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144214.119474198" calcext:value-type="float">
            <text:p>144214.119474198</text:p>
          </table:table-cell>
          <table:table-cell office:value-type="float" office:value="1935417.22209931" calcext:value-type="float">
            <text:p>1935417.22209931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47988.078446318" calcext:value-type="float">
            <text:p>147988.078446318</text:p>
          </table:table-cell>
          <table:table-cell office:value-type="float" office:value="1910327.79412377" calcext:value-type="float">
            <text:p>1910327.79412377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52704.978994751" calcext:value-type="float">
            <text:p>152704.978994751</text:p>
          </table:table-cell>
          <table:table-cell office:value-type="float" office:value="1893181.99757194" calcext:value-type="float">
            <text:p>1893181.99757194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57632.170172065" calcext:value-type="float">
            <text:p>157632.170172065</text:p>
          </table:table-cell>
          <table:table-cell office:value-type="float" office:value="1883896.8814399" calcext:value-type="float">
            <text:p>1883896.8814399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63173.364928535" calcext:value-type="float">
            <text:p>163173.364928535</text:p>
          </table:table-cell>
          <table:table-cell office:value-type="float" office:value="1882691.13025429" calcext:value-type="float">
            <text:p>1882691.13025429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69396.322026973" calcext:value-type="float">
            <text:p>169396.322026973</text:p>
          </table:table-cell>
          <table:table-cell office:value-type="float" office:value="1889769.60953898" calcext:value-type="float">
            <text:p>1889769.60953898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75169.07662125" calcext:value-type="float">
            <text:p>175169.07662125</text:p>
          </table:table-cell>
          <table:table-cell office:value-type="float" office:value="1904153.84489483" calcext:value-type="float">
            <text:p>1904153.84489483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81081.792887984" calcext:value-type="float">
            <text:p>181081.792887984</text:p>
          </table:table-cell>
          <table:table-cell office:value-type="float" office:value="1925353.67110137" calcext:value-type="float">
            <text:p>1925353.67110137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86446.908154265" calcext:value-type="float">
            <text:p>186446.908154265</text:p>
          </table:table-cell>
          <table:table-cell office:value-type="float" office:value="1952226.98783202" calcext:value-type="float">
            <text:p>1952226.98783202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0699.575841329" calcext:value-type="float">
            <text:p>190699.575841329</text:p>
          </table:table-cell>
          <table:table-cell office:value-type="float" office:value="1983081.76333646" calcext:value-type="float">
            <text:p>1983081.76333646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4508.012059032" calcext:value-type="float">
            <text:p>194508.012059032</text:p>
          </table:table-cell>
          <table:table-cell office:value-type="float" office:value="2016946.59335461" calcext:value-type="float">
            <text:p>2016946.59335461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198588.943674175" calcext:value-type="float">
            <text:p>198588.943674175</text:p>
          </table:table-cell>
          <table:table-cell office:value-type="float" office:value="2053568.17429315" calcext:value-type="float">
            <text:p>2053568.17429315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2196.385082812" calcext:value-type="float">
            <text:p>202196.385082812</text:p>
          </table:table-cell>
          <table:table-cell office:value-type="float" office:value="2092039.83865668" calcext:value-type="float">
            <text:p>2092039.83865668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04106.430924659" calcext:value-type="float">
            <text:p>204106.430924659</text:p>
          </table:table-cell>
          <table:table-cell office:value-type="float" office:value="2130312.53824129" calcext:value-type="float">
            <text:p>2130312.53824129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05635.210405713" calcext:value-type="float">
            <text:p>205635.210405713</text:p>
          </table:table-cell>
          <table:table-cell office:value-type="float" office:value="2167705.6630482" calcext:value-type="float">
            <text:p>2167705.6630482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05702.335958558" calcext:value-type="float">
            <text:p>205702.335958558</text:p>
          </table:table-cell>
          <table:table-cell office:value-type="float" office:value="2202525.79514854" calcext:value-type="float">
            <text:p>2202525.79514854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04390.48407615" calcext:value-type="float">
            <text:p>204390.48407615</text:p>
          </table:table-cell>
          <table:table-cell office:value-type="float" office:value="2233244.97533151" calcext:value-type="float">
            <text:p>2233244.97533151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02382.641195901" calcext:value-type="float">
            <text:p>202382.641195901</text:p>
          </table:table-cell>
          <table:table-cell office:value-type="float" office:value="2259138.26056217" calcext:value-type="float">
            <text:p>2259138.26056217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199614.855674681" calcext:value-type="float">
            <text:p>199614.855674681</text:p>
          </table:table-cell>
          <table:table-cell office:value-type="float" office:value="2279527.70947709" calcext:value-type="float">
            <text:p>2279527.70947709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197058.452324661" calcext:value-type="float">
            <text:p>197058.452324661</text:p>
          </table:table-cell>
          <table:table-cell office:value-type="float" office:value="2294815.85294429" calcext:value-type="float">
            <text:p>2294815.85294429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195020.644897197" calcext:value-type="float">
            <text:p>195020.644897197</text:p>
          </table:table-cell>
          <table:table-cell office:value-type="float" office:value="2305776.01802637" calcext:value-type="float">
            <text:p>2305776.01802637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192326.874654195" calcext:value-type="float">
            <text:p>192326.874654195</text:p>
          </table:table-cell>
          <table:table-cell office:value-type="float" office:value="2312046.97397743" calcext:value-type="float">
            <text:p>2312046.97397743</text:p>
          </table:table-cell>
        </table:table-row>
      </table:table>
      <table:table table:name="Sheet3" table:style-name="ta1">
        <table:shapes>
          <draw:frame draw:z-index="0" draw:style-name="gr1" draw:text-style-name="P1" svg:width="15.997cm" svg:height="9.005cm" svg:x="11.18cm" svg:y="0.504cm">
            <draw:object draw:notify-on-update-of-ranges="Sheet3.A2:Sheet3.A1000 Sheet3.B1:Sheet3.B1 Sheet3.B2:Sheet3.B1000 Sheet3.C1:Sheet3.C1 Sheet3.C2:Sheet3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1.071cm" svg:y="10.465cm">
            <draw:object draw:notify-on-update-of-ranges="Sheet3.A2:Sheet3.A1000 Sheet3.B1:Sheet3.B1 Sheet3.B2:Sheet3.B1000 Sheet3.C1:Sheet3.C1 Sheet3.C2:Sheet3.C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132cm" svg:y="21.4cm">
            <draw:object draw:notify-on-update-of-ranges="Sheet3.A2:Sheet3.A593 Sheet3.D2:Sheet3.D5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formula="of:=[$prevalence_history_20220213.A1]" office:value-type="string" office:string-value="date" calcext:value-type="string">
            <text:p>date</text:p>
          </table:table-cell>
          <table:table-cell table:formula="of:=[$prevalence_history_20220213.B1]" office:value-type="string" office:string-value="active_cases" calcext:value-type="string">
            <text:p>active_cases</text:p>
          </table:table-cell>
          <table:table-cell table:number-columns-repeated="2"/>
        </table:table-row>
        <table:table-row table:style-name="ro1">
          <table:table-cell table:formula="of:=VALUE([$prevalence_history_20220213.A2])" office:value-type="date" office:date-value="2020-07-01" calcext:value-type="date">
            <text:p>01/07/20</text:p>
          </table:table-cell>
          <table:table-cell table:formula="of:=[$prevalence_history_20220213.B2]" office:value-type="float" office:value="31541.0957913322" calcext:value-type="float">
            <text:p>31541.0957913322</text:p>
          </table:table-cell>
          <table:table-cell table:formula="of:=[$p_from_i_UK.C21]" office:value-type="float" office:value="26827.257807693" calcext:value-type="float">
            <text:p>26827.257807693</text:p>
          </table:table-cell>
          <table:table-cell table:formula="of:=[.C2]/[.B2]" office:value-type="float" office:value="0.850549327302238" calcext:value-type="float">
            <text:p>0.850549327302238</text:p>
          </table:table-cell>
        </table:table-row>
        <table:table-row table:style-name="ro1">
          <table:table-cell table:formula="of:=VALUE([$prevalence_history_20220213.A3])" office:value-type="date" office:date-value="2020-07-02" calcext:value-type="date">
            <text:p>02/07/20</text:p>
          </table:table-cell>
          <table:table-cell table:formula="of:=[$prevalence_history_20220213.B3]" office:value-type="float" office:value="30611.0991560667" calcext:value-type="float">
            <text:p>30611.0991560667</text:p>
          </table:table-cell>
          <table:table-cell table:formula="of:=[$p_from_i_UK.C22]" office:value-type="float" office:value="26046.9002626999" calcext:value-type="float">
            <text:p>26046.9002626999</text:p>
          </table:table-cell>
          <table:table-cell table:formula="of:=[.C3]/[.B3]" office:value-type="float" office:value="0.850897255596841" calcext:value-type="float">
            <text:p>0.850897255596841</text:p>
          </table:table-cell>
        </table:table-row>
        <table:table-row table:style-name="ro1">
          <table:table-cell table:formula="of:=VALUE([$prevalence_history_20220213.A4])" office:value-type="date" office:date-value="2020-07-03" calcext:value-type="date">
            <text:p>03/07/20</text:p>
          </table:table-cell>
          <table:table-cell table:formula="of:=[$prevalence_history_20220213.B4]" office:value-type="float" office:value="29624.4765611119" calcext:value-type="float">
            <text:p>29624.4765611119</text:p>
          </table:table-cell>
          <table:table-cell table:formula="of:=[$p_from_i_UK.C23]" office:value-type="float" office:value="25188.1304441143" calcext:value-type="float">
            <text:p>25188.1304441143</text:p>
          </table:table-cell>
          <table:table-cell table:formula="of:=[.C4]/[.B4]" office:value-type="float" office:value="0.850247274146907" calcext:value-type="float">
            <text:p>0.850247274146907</text:p>
          </table:table-cell>
        </table:table-row>
        <table:table-row table:style-name="ro1">
          <table:table-cell table:formula="of:=VALUE([$prevalence_history_20220213.A5])" office:value-type="date" office:date-value="2020-07-04" calcext:value-type="date">
            <text:p>04/07/20</text:p>
          </table:table-cell>
          <table:table-cell table:formula="of:=[$prevalence_history_20220213.B5]" office:value-type="float" office:value="28774.7007510218" calcext:value-type="float">
            <text:p>28774.7007510218</text:p>
          </table:table-cell>
          <table:table-cell table:formula="of:=[$p_from_i_UK.C24]" office:value-type="float" office:value="24459.1312127837" calcext:value-type="float">
            <text:p>24459.1312127837</text:p>
          </table:table-cell>
          <table:table-cell table:formula="of:=[.C5]/[.B5]" office:value-type="float" office:value="0.850022087959165" calcext:value-type="float">
            <text:p>0.850022087959165</text:p>
          </table:table-cell>
        </table:table-row>
        <table:table-row table:style-name="ro1">
          <table:table-cell table:formula="of:=VALUE([$prevalence_history_20220213.A6])" office:value-type="date" office:date-value="2020-07-05" calcext:value-type="date">
            <text:p>05/07/20</text:p>
          </table:table-cell>
          <table:table-cell table:formula="of:=[$prevalence_history_20220213.B6]" office:value-type="float" office:value="27833.7044884497" calcext:value-type="float">
            <text:p>27833.7044884497</text:p>
          </table:table-cell>
          <table:table-cell table:formula="of:=[$p_from_i_UK.C25]" office:value-type="float" office:value="23631.0811119616" calcext:value-type="float">
            <text:p>23631.0811119616</text:p>
          </table:table-cell>
          <table:table-cell table:formula="of:=[.C6]/[.B6]" office:value-type="float" office:value="0.849009556804339" calcext:value-type="float">
            <text:p>0.849009556804339</text:p>
          </table:table-cell>
        </table:table-row>
        <table:table-row table:style-name="ro1">
          <table:table-cell table:formula="of:=VALUE([$prevalence_history_20220213.A7])" office:value-type="date" office:date-value="2020-07-06" calcext:value-type="date">
            <text:p>06/07/20</text:p>
          </table:table-cell>
          <table:table-cell table:formula="of:=[$prevalence_history_20220213.B7]" office:value-type="float" office:value="27075.4910533927" calcext:value-type="float">
            <text:p>27075.4910533927</text:p>
          </table:table-cell>
          <table:table-cell table:formula="of:=[$p_from_i_UK.C26]" office:value-type="float" office:value="22991.0396461006" calcext:value-type="float">
            <text:p>22991.0396461006</text:p>
          </table:table-cell>
          <table:table-cell table:formula="of:=[.C7]/[.B7]" office:value-type="float" office:value="0.849145804992509" calcext:value-type="float">
            <text:p>0.849145804992509</text:p>
          </table:table-cell>
        </table:table-row>
        <table:table-row table:style-name="ro1">
          <table:table-cell table:formula="of:=VALUE([$prevalence_history_20220213.A8])" office:value-type="date" office:date-value="2020-07-07" calcext:value-type="date">
            <text:p>07/07/20</text:p>
          </table:table-cell>
          <table:table-cell table:formula="of:=[$prevalence_history_20220213.B8]" office:value-type="float" office:value="26442.3250547963" calcext:value-type="float">
            <text:p>26442.3250547963</text:p>
          </table:table-cell>
          <table:table-cell table:formula="of:=[$p_from_i_UK.C27]" office:value-type="float" office:value="22465.3397073433" calcext:value-type="float">
            <text:p>22465.3397073433</text:p>
          </table:table-cell>
          <table:table-cell table:formula="of:=[.C8]/[.B8]" office:value-type="float" office:value="0.849597743798571" calcext:value-type="float">
            <text:p>0.849597743798571</text:p>
          </table:table-cell>
        </table:table-row>
        <table:table-row table:style-name="ro1">
          <table:table-cell table:formula="of:=VALUE([$prevalence_history_20220213.A9])" office:value-type="date" office:date-value="2020-07-08" calcext:value-type="date">
            <text:p>08/07/20</text:p>
          </table:table-cell>
          <table:table-cell table:formula="of:=[$prevalence_history_20220213.B9]" office:value-type="float" office:value="25907.3345086807" calcext:value-type="float">
            <text:p>25907.3345086807</text:p>
          </table:table-cell>
          <table:table-cell table:formula="of:=[$p_from_i_UK.C28]" office:value-type="float" office:value="22056.9409088379" calcext:value-type="float">
            <text:p>22056.9409088379</text:p>
          </table:table-cell>
          <table:table-cell table:formula="of:=[.C9]/[.B9]" office:value-type="float" office:value="0.851378241997351" calcext:value-type="float">
            <text:p>0.851378241997351</text:p>
          </table:table-cell>
        </table:table-row>
        <table:table-row table:style-name="ro1">
          <table:table-cell table:formula="of:=VALUE([$prevalence_history_20220213.A10])" office:value-type="date" office:date-value="2020-07-09" calcext:value-type="date">
            <text:p>09/07/20</text:p>
          </table:table-cell>
          <table:table-cell table:formula="of:=[$prevalence_history_20220213.B10]" office:value-type="float" office:value="25529.6679444862" calcext:value-type="float">
            <text:p>25529.6679444862</text:p>
          </table:table-cell>
          <table:table-cell table:formula="of:=[$p_from_i_UK.C29]" office:value-type="float" office:value="21803.319090939" calcext:value-type="float">
            <text:p>21803.319090939</text:p>
          </table:table-cell>
          <table:table-cell table:formula="of:=[.C10]/[.B10]" office:value-type="float" office:value="0.854038491152723" calcext:value-type="float">
            <text:p>0.854038491152723</text:p>
          </table:table-cell>
        </table:table-row>
        <table:table-row table:style-name="ro1">
          <table:table-cell table:formula="of:=VALUE([$prevalence_history_20220213.A11])" office:value-type="date" office:date-value="2020-07-10" calcext:value-type="date">
            <text:p>10/07/20</text:p>
          </table:table-cell>
          <table:table-cell table:formula="of:=[$prevalence_history_20220213.B11]" office:value-type="float" office:value="25443.9847826792" calcext:value-type="float">
            <text:p>25443.9847826792</text:p>
          </table:table-cell>
          <table:table-cell table:formula="of:=[$p_from_i_UK.C30]" office:value-type="float" office:value="21811.6161345235" calcext:value-type="float">
            <text:p>21811.6161345235</text:p>
          </table:table-cell>
          <table:table-cell table:formula="of:=[.C11]/[.B11]" office:value-type="float" office:value="0.857240574572721" calcext:value-type="float">
            <text:p>0.857240574572721</text:p>
          </table:table-cell>
        </table:table-row>
        <table:table-row table:style-name="ro1">
          <table:table-cell table:formula="of:=VALUE([$prevalence_history_20220213.A12])" office:value-type="date" office:date-value="2020-07-11" calcext:value-type="date">
            <text:p>11/07/20</text:p>
          </table:table-cell>
          <table:table-cell table:formula="of:=[$prevalence_history_20220213.B12]" office:value-type="float" office:value="25368.1138505172" calcext:value-type="float">
            <text:p>25368.1138505172</text:p>
          </table:table-cell>
          <table:table-cell table:formula="of:=[$p_from_i_UK.C31]" office:value-type="float" office:value="21819.4873707373" calcext:value-type="float">
            <text:p>21819.4873707373</text:p>
          </table:table-cell>
          <table:table-cell table:formula="of:=[.C12]/[.B12]" office:value-type="float" office:value="0.86011468961822" calcext:value-type="float">
            <text:p>0.86011468961822</text:p>
          </table:table-cell>
        </table:table-row>
        <table:table-row table:style-name="ro1">
          <table:table-cell table:formula="of:=VALUE([$prevalence_history_20220213.A13])" office:value-type="date" office:date-value="2020-07-12" calcext:value-type="date">
            <text:p>12/07/20</text:p>
          </table:table-cell>
          <table:table-cell table:formula="of:=[$prevalence_history_20220213.B13]" office:value-type="float" office:value="24833.9543384243" calcext:value-type="float">
            <text:p>24833.9543384243</text:p>
          </table:table-cell>
          <table:table-cell table:formula="of:=[$p_from_i_UK.C32]" office:value-type="float" office:value="21882.4210739212" calcext:value-type="float">
            <text:p>21882.4210739212</text:p>
          </table:table-cell>
          <table:table-cell table:formula="of:=[.C13]/[.B13]" office:value-type="float" office:value="0.881149283586451" calcext:value-type="float">
            <text:p>0.881149283586451</text:p>
          </table:table-cell>
        </table:table-row>
        <table:table-row table:style-name="ro1">
          <table:table-cell table:formula="of:=VALUE([$prevalence_history_20220213.A14])" office:value-type="date" office:date-value="2020-07-13" calcext:value-type="date">
            <text:p>13/07/20</text:p>
          </table:table-cell>
          <table:table-cell table:formula="of:=[$prevalence_history_20220213.B14]" office:value-type="float" office:value="25511.6572741409" calcext:value-type="float">
            <text:p>25511.6572741409</text:p>
          </table:table-cell>
          <table:table-cell table:formula="of:=[$p_from_i_UK.C33]" office:value-type="float" office:value="22020.2645052084" calcext:value-type="float">
            <text:p>22020.2645052084</text:p>
          </table:table-cell>
          <table:table-cell table:formula="of:=[.C14]/[.B14]" office:value-type="float" office:value="0.863145199411586" calcext:value-type="float">
            <text:p>0.863145199411586</text:p>
          </table:table-cell>
        </table:table-row>
        <table:table-row table:style-name="ro1">
          <table:table-cell table:formula="of:=VALUE([$prevalence_history_20220213.A15])" office:value-type="date" office:date-value="2020-07-14" calcext:value-type="date">
            <text:p>14/07/20</text:p>
          </table:table-cell>
          <table:table-cell table:formula="of:=[$prevalence_history_20220213.B15]" office:value-type="float" office:value="25666.518657349" calcext:value-type="float">
            <text:p>25666.518657349</text:p>
          </table:table-cell>
          <table:table-cell table:formula="of:=[$p_from_i_UK.C34]" office:value-type="float" office:value="22167.9895254981" calcext:value-type="float">
            <text:p>22167.9895254981</text:p>
          </table:table-cell>
          <table:table-cell table:formula="of:=[.C15]/[.B15]" office:value-type="float" office:value="0.863692884159451" calcext:value-type="float">
            <text:p>0.863692884159451</text:p>
          </table:table-cell>
        </table:table-row>
        <table:table-row table:style-name="ro1">
          <table:table-cell table:formula="of:=VALUE([$prevalence_history_20220213.A16])" office:value-type="date" office:date-value="2020-07-15" calcext:value-type="date">
            <text:p>15/07/20</text:p>
          </table:table-cell>
          <table:table-cell table:formula="of:=[$prevalence_history_20220213.B16]" office:value-type="float" office:value="25822.0942590215" calcext:value-type="float">
            <text:p>25822.0942590215</text:p>
          </table:table-cell>
          <table:table-cell table:formula="of:=[$p_from_i_UK.C35]" office:value-type="float" office:value="22290.9943633215" calcext:value-type="float">
            <text:p>22290.9943633215</text:p>
          </table:table-cell>
          <table:table-cell table:formula="of:=[.C16]/[.B16]" office:value-type="float" office:value="0.863252768722802" calcext:value-type="float">
            <text:p>0.863252768722802</text:p>
          </table:table-cell>
        </table:table-row>
        <table:table-row table:style-name="ro1">
          <table:table-cell table:formula="of:=VALUE([$prevalence_history_20220213.A17])" office:value-type="date" office:date-value="2020-07-16" calcext:value-type="date">
            <text:p>16/07/20</text:p>
          </table:table-cell>
          <table:table-cell table:formula="of:=[$prevalence_history_20220213.B17]" office:value-type="float" office:value="25967.3541894403" calcext:value-type="float">
            <text:p>25967.3541894403</text:p>
          </table:table-cell>
          <table:table-cell table:formula="of:=[$p_from_i_UK.C36]" office:value-type="float" office:value="22397.0106536261" calcext:value-type="float">
            <text:p>22397.0106536261</text:p>
          </table:table-cell>
          <table:table-cell table:formula="of:=[.C17]/[.B17]" office:value-type="float" office:value="0.862506456770012" calcext:value-type="float">
            <text:p>0.862506456770012</text:p>
          </table:table-cell>
        </table:table-row>
        <table:table-row table:style-name="ro1">
          <table:table-cell table:formula="of:=VALUE([$prevalence_history_20220213.A18])" office:value-type="date" office:date-value="2020-07-17" calcext:value-type="date">
            <text:p>17/07/20</text:p>
          </table:table-cell>
          <table:table-cell table:formula="of:=[$prevalence_history_20220213.B18]" office:value-type="float" office:value="26011.4885742604" calcext:value-type="float">
            <text:p>26011.4885742604</text:p>
          </table:table-cell>
          <table:table-cell table:formula="of:=[$p_from_i_UK.C37]" office:value-type="float" office:value="22407.2342564726" calcext:value-type="float">
            <text:p>22407.2342564726</text:p>
          </table:table-cell>
          <table:table-cell table:formula="of:=[.C18]/[.B18]" office:value-type="float" office:value="0.86143606093523" calcext:value-type="float">
            <text:p>0.86143606093523</text:p>
          </table:table-cell>
        </table:table-row>
        <table:table-row table:style-name="ro1">
          <table:table-cell table:formula="of:=VALUE([$prevalence_history_20220213.A19])" office:value-type="date" office:date-value="2020-07-18" calcext:value-type="date">
            <text:p>18/07/20</text:p>
          </table:table-cell>
          <table:table-cell table:formula="of:=[$prevalence_history_20220213.B19]" office:value-type="float" office:value="25990.449191143" calcext:value-type="float">
            <text:p>25990.449191143</text:p>
          </table:table-cell>
          <table:table-cell table:formula="of:=[$p_from_i_UK.C38]" office:value-type="float" office:value="22354.5056888754" calcext:value-type="float">
            <text:p>22354.5056888754</text:p>
          </table:table-cell>
          <table:table-cell table:formula="of:=[.C19]/[.B19]" office:value-type="float" office:value="0.86010463014596" calcext:value-type="float">
            <text:p>0.86010463014596</text:p>
          </table:table-cell>
        </table:table-row>
        <table:table-row table:style-name="ro1">
          <table:table-cell table:formula="of:=VALUE([$prevalence_history_20220213.A20])" office:value-type="date" office:date-value="2020-07-19" calcext:value-type="date">
            <text:p>19/07/20</text:p>
          </table:table-cell>
          <table:table-cell table:formula="of:=[$prevalence_history_20220213.B20]" office:value-type="float" office:value="26140.5066004847" calcext:value-type="float">
            <text:p>26140.5066004847</text:p>
          </table:table-cell>
          <table:table-cell table:formula="of:=[$p_from_i_UK.C39]" office:value-type="float" office:value="22471.0129184707" calcext:value-type="float">
            <text:p>22471.0129184707</text:p>
          </table:table-cell>
          <table:table-cell table:formula="of:=[.C20]/[.B20]" office:value-type="float" office:value="0.859624232303671" calcext:value-type="float">
            <text:p>0.859624232303671</text:p>
          </table:table-cell>
        </table:table-row>
        <table:table-row table:style-name="ro1">
          <table:table-cell table:formula="of:=VALUE([$prevalence_history_20220213.A21])" office:value-type="date" office:date-value="2020-07-20" calcext:value-type="date">
            <text:p>20/07/20</text:p>
          </table:table-cell>
          <table:table-cell table:formula="of:=[$prevalence_history_20220213.B21]" office:value-type="float" office:value="26230.4338460254" calcext:value-type="float">
            <text:p>26230.4338460254</text:p>
          </table:table-cell>
          <table:table-cell table:formula="of:=[$p_from_i_UK.C40]" office:value-type="float" office:value="22540.7752238942" calcext:value-type="float">
            <text:p>22540.7752238942</text:p>
          </table:table-cell>
          <table:table-cell table:formula="of:=[.C21]/[.B21]" office:value-type="float" office:value="0.859336729091489" calcext:value-type="float">
            <text:p>0.859336729091489</text:p>
          </table:table-cell>
        </table:table-row>
        <table:table-row table:style-name="ro1">
          <table:table-cell table:formula="of:=VALUE([$prevalence_history_20220213.A22])" office:value-type="date" office:date-value="2020-07-21" calcext:value-type="date">
            <text:p>21/07/20</text:p>
          </table:table-cell>
          <table:table-cell table:formula="of:=[$prevalence_history_20220213.B22]" office:value-type="float" office:value="26401.0122901619" calcext:value-type="float">
            <text:p>26401.0122901619</text:p>
          </table:table-cell>
          <table:table-cell table:formula="of:=[$p_from_i_UK.C41]" office:value-type="float" office:value="22701.1197557092" calcext:value-type="float">
            <text:p>22701.1197557092</text:p>
          </table:table-cell>
          <table:table-cell table:formula="of:=[.C22]/[.B22]" office:value-type="float" office:value="0.85985792916617" calcext:value-type="float">
            <text:p>0.85985792916617</text:p>
          </table:table-cell>
        </table:table-row>
        <table:table-row table:style-name="ro1">
          <table:table-cell table:formula="of:=VALUE([$prevalence_history_20220213.A23])" office:value-type="date" office:date-value="2020-07-22" calcext:value-type="date">
            <text:p>22/07/20</text:p>
          </table:table-cell>
          <table:table-cell table:formula="of:=[$prevalence_history_20220213.B23]" office:value-type="float" office:value="26416.617355517" calcext:value-type="float">
            <text:p>26416.617355517</text:p>
          </table:table-cell>
          <table:table-cell table:formula="of:=[$p_from_i_UK.C42]" office:value-type="float" office:value="22711.7696211243" calcext:value-type="float">
            <text:p>22711.7696211243</text:p>
          </table:table-cell>
          <table:table-cell table:formula="of:=[.C23]/[.B23]" office:value-type="float" office:value="0.859753136272802" calcext:value-type="float">
            <text:p>0.859753136272802</text:p>
          </table:table-cell>
        </table:table-row>
        <table:table-row table:style-name="ro1">
          <table:table-cell table:formula="of:=VALUE([$prevalence_history_20220213.A24])" office:value-type="date" office:date-value="2020-07-23" calcext:value-type="date">
            <text:p>23/07/20</text:p>
          </table:table-cell>
          <table:table-cell table:formula="of:=[$prevalence_history_20220213.B24]" office:value-type="float" office:value="26541.1345141178" calcext:value-type="float">
            <text:p>26541.1345141178</text:p>
          </table:table-cell>
          <table:table-cell table:formula="of:=[$p_from_i_UK.C43]" office:value-type="float" office:value="22832.3532673711" calcext:value-type="float">
            <text:p>22832.3532673711</text:p>
          </table:table-cell>
          <table:table-cell table:formula="of:=[.C24]/[.B24]" office:value-type="float" office:value="0.860262897022206" calcext:value-type="float">
            <text:p>0.860262897022206</text:p>
          </table:table-cell>
        </table:table-row>
        <table:table-row table:style-name="ro1">
          <table:table-cell table:formula="of:=VALUE([$prevalence_history_20220213.A25])" office:value-type="date" office:date-value="2020-07-24" calcext:value-type="date">
            <text:p>24/07/20</text:p>
          </table:table-cell>
          <table:table-cell table:formula="of:=[$prevalence_history_20220213.B25]" office:value-type="float" office:value="26698.4276137547" calcext:value-type="float">
            <text:p>26698.4276137547</text:p>
          </table:table-cell>
          <table:table-cell table:formula="of:=[$p_from_i_UK.C44]" office:value-type="float" office:value="22979.8791204819" calcext:value-type="float">
            <text:p>22979.8791204819</text:p>
          </table:table-cell>
          <table:table-cell table:formula="of:=[.C25]/[.B25]" office:value-type="float" office:value="0.860720318549508" calcext:value-type="float">
            <text:p>0.860720318549508</text:p>
          </table:table-cell>
        </table:table-row>
        <table:table-row table:style-name="ro1">
          <table:table-cell table:formula="of:=VALUE([$prevalence_history_20220213.A26])" office:value-type="date" office:date-value="2020-07-25" calcext:value-type="date">
            <text:p>25/07/20</text:p>
          </table:table-cell>
          <table:table-cell table:formula="of:=[$prevalence_history_20220213.B26]" office:value-type="float" office:value="26944.7712557876" calcext:value-type="float">
            <text:p>26944.7712557876</text:p>
          </table:table-cell>
          <table:table-cell table:formula="of:=[$p_from_i_UK.C45]" office:value-type="float" office:value="23205.339476528" calcext:value-type="float">
            <text:p>23205.339476528</text:p>
          </table:table-cell>
          <table:table-cell table:formula="of:=[.C26]/[.B26]" office:value-type="float" office:value="0.861218648183683" calcext:value-type="float">
            <text:p>0.861218648183683</text:p>
          </table:table-cell>
        </table:table-row>
        <table:table-row table:style-name="ro1">
          <table:table-cell table:formula="of:=VALUE([$prevalence_history_20220213.A27])" office:value-type="date" office:date-value="2020-07-26" calcext:value-type="date">
            <text:p>26/07/20</text:p>
          </table:table-cell>
          <table:table-cell table:formula="of:=[$prevalence_history_20220213.B27]" office:value-type="float" office:value="27346.8913422651" calcext:value-type="float">
            <text:p>27346.8913422651</text:p>
          </table:table-cell>
          <table:table-cell table:formula="of:=[$p_from_i_UK.C46]" office:value-type="float" office:value="23598.0455523001" calcext:value-type="float">
            <text:p>23598.0455523001</text:p>
          </table:table-cell>
          <table:table-cell table:formula="of:=[.C27]/[.B27]" office:value-type="float" office:value="0.862915102742551" calcext:value-type="float">
            <text:p>0.862915102742551</text:p>
          </table:table-cell>
        </table:table-row>
        <table:table-row table:style-name="ro1">
          <table:table-cell table:formula="of:=VALUE([$prevalence_history_20220213.A28])" office:value-type="date" office:date-value="2020-07-27" calcext:value-type="date">
            <text:p>27/07/20</text:p>
          </table:table-cell>
          <table:table-cell table:formula="of:=[$prevalence_history_20220213.B28]" office:value-type="float" office:value="27824.1401631689" calcext:value-type="float">
            <text:p>27824.1401631689</text:p>
          </table:table-cell>
          <table:table-cell table:formula="of:=[$p_from_i_UK.C47]" office:value-type="float" office:value="24057.3509102512" calcext:value-type="float">
            <text:p>24057.3509102512</text:p>
          </table:table-cell>
          <table:table-cell table:formula="of:=[.C28]/[.B28]" office:value-type="float" office:value="0.864621539755475" calcext:value-type="float">
            <text:p>0.864621539755475</text:p>
          </table:table-cell>
        </table:table-row>
        <table:table-row table:style-name="ro1">
          <table:table-cell table:formula="of:=VALUE([$prevalence_history_20220213.A29])" office:value-type="date" office:date-value="2020-07-28" calcext:value-type="date">
            <text:p>28/07/20</text:p>
          </table:table-cell>
          <table:table-cell table:formula="of:=[$prevalence_history_20220213.B29]" office:value-type="float" office:value="28256.1479754176" calcext:value-type="float">
            <text:p>28256.1479754176</text:p>
          </table:table-cell>
          <table:table-cell table:formula="of:=[$p_from_i_UK.C48]" office:value-type="float" office:value="24466.8142943939" calcext:value-type="float">
            <text:p>24466.8142943939</text:p>
          </table:table-cell>
          <table:table-cell table:formula="of:=[.C29]/[.B29]" office:value-type="float" office:value="0.865893479736858" calcext:value-type="float">
            <text:p>0.865893479736858</text:p>
          </table:table-cell>
        </table:table-row>
        <table:table-row table:style-name="ro1">
          <table:table-cell table:formula="of:=VALUE([$prevalence_history_20220213.A30])" office:value-type="date" office:date-value="2020-07-29" calcext:value-type="date">
            <text:p>29/07/20</text:p>
          </table:table-cell>
          <table:table-cell table:formula="of:=[$prevalence_history_20220213.B30]" office:value-type="float" office:value="28631.5576469407" calcext:value-type="float">
            <text:p>28631.5576469407</text:p>
          </table:table-cell>
          <table:table-cell table:formula="of:=[$p_from_i_UK.C49]" office:value-type="float" office:value="24798.3337864698" calcext:value-type="float">
            <text:p>24798.3337864698</text:p>
          </table:table-cell>
          <table:table-cell table:formula="of:=[.C30]/[.B30]" office:value-type="float" office:value="0.866118919978477" calcext:value-type="float">
            <text:p>0.866118919978477</text:p>
          </table:table-cell>
        </table:table-row>
        <table:table-row table:style-name="ro1">
          <table:table-cell table:formula="of:=VALUE([$prevalence_history_20220213.A31])" office:value-type="date" office:date-value="2020-07-30" calcext:value-type="date">
            <text:p>30/07/20</text:p>
          </table:table-cell>
          <table:table-cell table:formula="of:=[$prevalence_history_20220213.B31]" office:value-type="float" office:value="29100.4644013389" calcext:value-type="float">
            <text:p>29100.4644013389</text:p>
          </table:table-cell>
          <table:table-cell table:formula="of:=[$p_from_i_UK.C50]" office:value-type="float" office:value="25205.2771352881" calcext:value-type="float">
            <text:p>25205.2771352881</text:p>
          </table:table-cell>
          <table:table-cell table:formula="of:=[.C31]/[.B31]" office:value-type="float" office:value="0.866146903625647" calcext:value-type="float">
            <text:p>0.866146903625647</text:p>
          </table:table-cell>
        </table:table-row>
        <table:table-row table:style-name="ro1">
          <table:table-cell table:formula="of:=VALUE([$prevalence_history_20220213.A32])" office:value-type="date" office:date-value="2020-07-31" calcext:value-type="date">
            <text:p>31/07/20</text:p>
          </table:table-cell>
          <table:table-cell table:formula="of:=[$prevalence_history_20220213.B32]" office:value-type="float" office:value="29534.9443052609" calcext:value-type="float">
            <text:p>29534.9443052609</text:p>
          </table:table-cell>
          <table:table-cell table:formula="of:=[$p_from_i_UK.C51]" office:value-type="float" office:value="25574.4102670922" calcext:value-type="float">
            <text:p>25574.4102670922</text:p>
          </table:table-cell>
          <table:table-cell table:formula="of:=[.C32]/[.B32]" office:value-type="float" office:value="0.865903453304864" calcext:value-type="float">
            <text:p>0.865903453304864</text:p>
          </table:table-cell>
        </table:table-row>
        <table:table-row table:style-name="ro1">
          <table:table-cell table:formula="of:=VALUE([$prevalence_history_20220213.A33])" office:value-type="date" office:date-value="2020-08-01" calcext:value-type="date">
            <text:p>01/08/20</text:p>
          </table:table-cell>
          <table:table-cell table:formula="of:=[$prevalence_history_20220213.B33]" office:value-type="float" office:value="29769.9354469272" calcext:value-type="float">
            <text:p>29769.9354469272</text:p>
          </table:table-cell>
          <table:table-cell table:formula="of:=[$p_from_i_UK.C52]" office:value-type="float" office:value="25723.6610298775" calcext:value-type="float">
            <text:p>25723.6610298775</text:p>
          </table:table-cell>
          <table:table-cell table:formula="of:=[.C33]/[.B33]" office:value-type="float" office:value="0.86408185451852" calcext:value-type="float">
            <text:p>0.86408185451852</text:p>
          </table:table-cell>
        </table:table-row>
        <table:table-row table:style-name="ro1">
          <table:table-cell table:formula="of:=VALUE([$prevalence_history_20220213.A34])" office:value-type="date" office:date-value="2020-08-02" calcext:value-type="date">
            <text:p>02/08/20</text:p>
          </table:table-cell>
          <table:table-cell table:formula="of:=[$prevalence_history_20220213.B34]" office:value-type="float" office:value="29907.9790717175" calcext:value-type="float">
            <text:p>29907.9790717175</text:p>
          </table:table-cell>
          <table:table-cell table:formula="of:=[$p_from_i_UK.C53]" office:value-type="float" office:value="25782.5258844441" calcext:value-type="float">
            <text:p>25782.5258844441</text:p>
          </table:table-cell>
          <table:table-cell table:formula="of:=[.C34]/[.B34]" office:value-type="float" office:value="0.862061787010722" calcext:value-type="float">
            <text:p>0.862061787010722</text:p>
          </table:table-cell>
        </table:table-row>
        <table:table-row table:style-name="ro1">
          <table:table-cell table:formula="of:=VALUE([$prevalence_history_20220213.A35])" office:value-type="date" office:date-value="2020-08-03" calcext:value-type="date">
            <text:p>03/08/20</text:p>
          </table:table-cell>
          <table:table-cell table:formula="of:=[$prevalence_history_20220213.B35]" office:value-type="float" office:value="29934.4117235632" calcext:value-type="float">
            <text:p>29934.4117235632</text:p>
          </table:table-cell>
          <table:table-cell table:formula="of:=[$p_from_i_UK.C54]" office:value-type="float" office:value="25741.1996391063" calcext:value-type="float">
            <text:p>25741.1996391063</text:p>
          </table:table-cell>
          <table:table-cell table:formula="of:=[.C35]/[.B35]" office:value-type="float" office:value="0.859920010348621" calcext:value-type="float">
            <text:p>0.859920010348621</text:p>
          </table:table-cell>
        </table:table-row>
        <table:table-row table:style-name="ro1">
          <table:table-cell table:formula="of:=VALUE([$prevalence_history_20220213.A36])" office:value-type="date" office:date-value="2020-08-04" calcext:value-type="date">
            <text:p>04/08/20</text:p>
          </table:table-cell>
          <table:table-cell table:formula="of:=[$prevalence_history_20220213.B36]" office:value-type="float" office:value="30143.3741620986" calcext:value-type="float">
            <text:p>30143.3741620986</text:p>
          </table:table-cell>
          <table:table-cell table:formula="of:=[$p_from_i_UK.C55]" office:value-type="float" office:value="25897.1599629953" calcext:value-type="float">
            <text:p>25897.1599629953</text:p>
          </table:table-cell>
          <table:table-cell table:formula="of:=[.C36]/[.B36]" office:value-type="float" office:value="0.859132750823817" calcext:value-type="float">
            <text:p>0.859132750823817</text:p>
          </table:table-cell>
        </table:table-row>
        <table:table-row table:style-name="ro1">
          <table:table-cell table:formula="of:=VALUE([$prevalence_history_20220213.A37])" office:value-type="date" office:date-value="2020-08-05" calcext:value-type="date">
            <text:p>05/08/20</text:p>
          </table:table-cell>
          <table:table-cell table:formula="of:=[$prevalence_history_20220213.B37]" office:value-type="float" office:value="30101.0166541459" calcext:value-type="float">
            <text:p>30101.0166541459</text:p>
          </table:table-cell>
          <table:table-cell table:formula="of:=[$p_from_i_UK.C56]" office:value-type="float" office:value="25817.6659105962" calcext:value-type="float">
            <text:p>25817.6659105962</text:p>
          </table:table-cell>
          <table:table-cell table:formula="of:=[.C37]/[.B37]" office:value-type="float" office:value="0.857700794868011" calcext:value-type="float">
            <text:p>0.857700794868011</text:p>
          </table:table-cell>
        </table:table-row>
        <table:table-row table:style-name="ro1">
          <table:table-cell table:formula="of:=VALUE([$prevalence_history_20220213.A38])" office:value-type="date" office:date-value="2020-08-06" calcext:value-type="date">
            <text:p>06/08/20</text:p>
          </table:table-cell>
          <table:table-cell table:formula="of:=[$prevalence_history_20220213.B38]" office:value-type="float" office:value="29984.514162188" calcext:value-type="float">
            <text:p>29984.514162188</text:p>
          </table:table-cell>
          <table:table-cell table:formula="of:=[$p_from_i_UK.C57]" office:value-type="float" office:value="25690.8814492591" calcext:value-type="float">
            <text:p>25690.8814492591</text:p>
          </table:table-cell>
          <table:table-cell table:formula="of:=[.C38]/[.B38]" office:value-type="float" office:value="0.856804993080614" calcext:value-type="float">
            <text:p>0.856804993080614</text:p>
          </table:table-cell>
        </table:table-row>
        <table:table-row table:style-name="ro1">
          <table:table-cell table:formula="of:=VALUE([$prevalence_history_20220213.A39])" office:value-type="date" office:date-value="2020-08-07" calcext:value-type="date">
            <text:p>07/08/20</text:p>
          </table:table-cell>
          <table:table-cell table:formula="of:=[$prevalence_history_20220213.B39]" office:value-type="float" office:value="29559.9300251307" calcext:value-type="float">
            <text:p>29559.9300251307</text:p>
          </table:table-cell>
          <table:table-cell table:formula="of:=[$p_from_i_UK.C58]" office:value-type="float" office:value="25282.1931175889" calcext:value-type="float">
            <text:p>25282.1931175889</text:p>
          </table:table-cell>
          <table:table-cell table:formula="of:=[.C39]/[.B39]" office:value-type="float" office:value="0.855285959611372" calcext:value-type="float">
            <text:p>0.855285959611372</text:p>
          </table:table-cell>
        </table:table-row>
        <table:table-row table:style-name="ro1">
          <table:table-cell table:formula="of:=VALUE([$prevalence_history_20220213.A40])" office:value-type="date" office:date-value="2020-08-08" calcext:value-type="date">
            <text:p>08/08/20</text:p>
          </table:table-cell>
          <table:table-cell table:formula="of:=[$prevalence_history_20220213.B40]" office:value-type="float" office:value="28872.9228738059" calcext:value-type="float">
            <text:p>28872.9228738059</text:p>
          </table:table-cell>
          <table:table-cell table:formula="of:=[$p_from_i_UK.C59]" office:value-type="float" office:value="24613.5722076521" calcext:value-type="float">
            <text:p>24613.5722076521</text:p>
          </table:table-cell>
          <table:table-cell table:formula="of:=[.C40]/[.B40]" office:value-type="float" office:value="0.852479408310338" calcext:value-type="float">
            <text:p>0.852479408310338</text:p>
          </table:table-cell>
        </table:table-row>
        <table:table-row table:style-name="ro1">
          <table:table-cell table:formula="of:=VALUE([$prevalence_history_20220213.A41])" office:value-type="date" office:date-value="2020-08-09" calcext:value-type="date">
            <text:p>09/08/20</text:p>
          </table:table-cell>
          <table:table-cell table:formula="of:=[$prevalence_history_20220213.B41]" office:value-type="float" office:value="28274.209195934" calcext:value-type="float">
            <text:p>28274.209195934</text:p>
          </table:table-cell>
          <table:table-cell table:formula="of:=[$p_from_i_UK.C60]" office:value-type="float" office:value="24044.1911250077" calcext:value-type="float">
            <text:p>24044.1911250077</text:p>
          </table:table-cell>
          <table:table-cell table:formula="of:=[.C41]/[.B41]" office:value-type="float" office:value="0.850393054616905" calcext:value-type="float">
            <text:p>0.850393054616905</text:p>
          </table:table-cell>
        </table:table-row>
        <table:table-row table:style-name="ro1">
          <table:table-cell table:formula="of:=VALUE([$prevalence_history_20220213.A42])" office:value-type="date" office:date-value="2020-08-10" calcext:value-type="date">
            <text:p>10/08/20</text:p>
          </table:table-cell>
          <table:table-cell table:formula="of:=[$prevalence_history_20220213.B42]" office:value-type="float" office:value="27621.8597020824" calcext:value-type="float">
            <text:p>27621.8597020824</text:p>
          </table:table-cell>
          <table:table-cell table:formula="of:=[$p_from_i_UK.C61]" office:value-type="float" office:value="23433.4257717655" calcext:value-type="float">
            <text:p>23433.4257717655</text:p>
          </table:table-cell>
          <table:table-cell table:formula="of:=[.C42]/[.B42]" office:value-type="float" office:value="0.848365244936744" calcext:value-type="float">
            <text:p>0.848365244936744</text:p>
          </table:table-cell>
        </table:table-row>
        <table:table-row table:style-name="ro1">
          <table:table-cell table:formula="of:=VALUE([$prevalence_history_20220213.A43])" office:value-type="date" office:date-value="2020-08-11" calcext:value-type="date">
            <text:p>11/08/20</text:p>
          </table:table-cell>
          <table:table-cell table:formula="of:=[$prevalence_history_20220213.B43]" office:value-type="float" office:value="26870.8474928195" calcext:value-type="float">
            <text:p>26870.8474928195</text:p>
          </table:table-cell>
          <table:table-cell table:formula="of:=[$p_from_i_UK.C62]" office:value-type="float" office:value="22770.4489657317" calcext:value-type="float">
            <text:p>22770.4489657317</text:p>
          </table:table-cell>
          <table:table-cell table:formula="of:=[.C43]/[.B43]" office:value-type="float" office:value="0.847403453568648" calcext:value-type="float">
            <text:p>0.847403453568648</text:p>
          </table:table-cell>
        </table:table-row>
        <table:table-row table:style-name="ro1">
          <table:table-cell table:formula="of:=VALUE([$prevalence_history_20220213.A44])" office:value-type="date" office:date-value="2020-08-12" calcext:value-type="date">
            <text:p>12/08/20</text:p>
          </table:table-cell>
          <table:table-cell table:formula="of:=[$prevalence_history_20220213.B44]" office:value-type="float" office:value="26337.1148098989" calcext:value-type="float">
            <text:p>26337.1148098989</text:p>
          </table:table-cell>
          <table:table-cell table:formula="of:=[$p_from_i_UK.C63]" office:value-type="float" office:value="22346.4570260712" calcext:value-type="float">
            <text:p>22346.4570260712</text:p>
          </table:table-cell>
          <table:table-cell table:formula="of:=[.C44]/[.B44]" office:value-type="float" office:value="0.848477792171531" calcext:value-type="float">
            <text:p>0.848477792171531</text:p>
          </table:table-cell>
        </table:table-row>
        <table:table-row table:style-name="ro1">
          <table:table-cell table:formula="of:=VALUE([$prevalence_history_20220213.A45])" office:value-type="date" office:date-value="2020-08-13" calcext:value-type="date">
            <text:p>13/08/20</text:p>
          </table:table-cell>
          <table:table-cell table:formula="of:=[$prevalence_history_20220213.B45]" office:value-type="float" office:value="25614.3732043295" calcext:value-type="float">
            <text:p>25614.3732043295</text:p>
          </table:table-cell>
          <table:table-cell table:formula="of:=[$p_from_i_UK.C64]" office:value-type="float" office:value="21750.7874261123" calcext:value-type="float">
            <text:p>21750.7874261123</text:p>
          </table:table-cell>
          <table:table-cell table:formula="of:=[.C45]/[.B45]" office:value-type="float" office:value="0.849163368262154" calcext:value-type="float">
            <text:p>0.849163368262154</text:p>
          </table:table-cell>
        </table:table-row>
        <table:table-row table:style-name="ro1">
          <table:table-cell table:formula="of:=VALUE([$prevalence_history_20220213.A46])" office:value-type="date" office:date-value="2020-08-14" calcext:value-type="date">
            <text:p>14/08/20</text:p>
          </table:table-cell>
          <table:table-cell table:formula="of:=[$prevalence_history_20220213.B46]" office:value-type="float" office:value="24941.0447909292" calcext:value-type="float">
            <text:p>24941.0447909292</text:p>
          </table:table-cell>
          <table:table-cell table:formula="of:=[$p_from_i_UK.C65]" office:value-type="float" office:value="21207.5284432146" calcext:value-type="float">
            <text:p>21207.5284432146</text:p>
          </table:table-cell>
          <table:table-cell table:formula="of:=[.C46]/[.B46]" office:value-type="float" office:value="0.850306337244044" calcext:value-type="float">
            <text:p>0.850306337244044</text:p>
          </table:table-cell>
        </table:table-row>
        <table:table-row table:style-name="ro1">
          <table:table-cell table:formula="of:=VALUE([$prevalence_history_20220213.A47])" office:value-type="date" office:date-value="2020-08-15" calcext:value-type="date">
            <text:p>15/08/20</text:p>
          </table:table-cell>
          <table:table-cell table:formula="of:=[$prevalence_history_20220213.B47]" office:value-type="float" office:value="24420.6885133256" calcext:value-type="float">
            <text:p>24420.6885133256</text:p>
          </table:table-cell>
          <table:table-cell table:formula="of:=[$p_from_i_UK.C66]" office:value-type="float" office:value="20798.6406329657" calcext:value-type="float">
            <text:p>20798.6406329657</text:p>
          </table:table-cell>
          <table:table-cell table:formula="of:=[.C47]/[.B47]" office:value-type="float" office:value="0.851681172773507" calcext:value-type="float">
            <text:p>0.851681172773507</text:p>
          </table:table-cell>
        </table:table-row>
        <table:table-row table:style-name="ro1">
          <table:table-cell table:formula="of:=VALUE([$prevalence_history_20220213.A48])" office:value-type="date" office:date-value="2020-08-16" calcext:value-type="date">
            <text:p>16/08/20</text:p>
          </table:table-cell>
          <table:table-cell table:formula="of:=[$prevalence_history_20220213.B48]" office:value-type="float" office:value="24159.9369840469" calcext:value-type="float">
            <text:p>24159.9369840469</text:p>
          </table:table-cell>
          <table:table-cell table:formula="of:=[$p_from_i_UK.C67]" office:value-type="float" office:value="20649.1675007716" calcext:value-type="float">
            <text:p>20649.1675007716</text:p>
          </table:table-cell>
          <table:table-cell table:formula="of:=[.C48]/[.B48]" office:value-type="float" office:value="0.854686314554815" calcext:value-type="float">
            <text:p>0.854686314554815</text:p>
          </table:table-cell>
        </table:table-row>
        <table:table-row table:style-name="ro1">
          <table:table-cell table:formula="of:=VALUE([$prevalence_history_20220213.A49])" office:value-type="date" office:date-value="2020-08-17" calcext:value-type="date">
            <text:p>17/08/20</text:p>
          </table:table-cell>
          <table:table-cell table:formula="of:=[$prevalence_history_20220213.B49]" office:value-type="float" office:value="23994.6193664137" calcext:value-type="float">
            <text:p>23994.6193664137</text:p>
          </table:table-cell>
          <table:table-cell table:formula="of:=[$p_from_i_UK.C68]" office:value-type="float" office:value="20576.2618500011" calcext:value-type="float">
            <text:p>20576.2618500011</text:p>
          </table:table-cell>
          <table:table-cell table:formula="of:=[.C49]/[.B49]" office:value-type="float" office:value="0.857536497486708" calcext:value-type="float">
            <text:p>0.857536497486708</text:p>
          </table:table-cell>
        </table:table-row>
        <table:table-row table:style-name="ro1">
          <table:table-cell table:formula="of:=VALUE([$prevalence_history_20220213.A50])" office:value-type="date" office:date-value="2020-08-18" calcext:value-type="date">
            <text:p>18/08/20</text:p>
          </table:table-cell>
          <table:table-cell table:formula="of:=[$prevalence_history_20220213.B50]" office:value-type="float" office:value="23896.600409898" calcext:value-type="float">
            <text:p>23896.600409898</text:p>
          </table:table-cell>
          <table:table-cell table:formula="of:=[$p_from_i_UK.C69]" office:value-type="float" office:value="20536.6355574053" calcext:value-type="float">
            <text:p>20536.6355574053</text:p>
          </table:table-cell>
          <table:table-cell table:formula="of:=[.C50]/[.B50]" office:value-type="float" office:value="0.859395696674036" calcext:value-type="float">
            <text:p>0.859395696674036</text:p>
          </table:table-cell>
        </table:table-row>
        <table:table-row table:style-name="ro1">
          <table:table-cell table:formula="of:=VALUE([$prevalence_history_20220213.A51])" office:value-type="date" office:date-value="2020-08-19" calcext:value-type="date">
            <text:p>19/08/20</text:p>
          </table:table-cell>
          <table:table-cell table:formula="of:=[$prevalence_history_20220213.B51]" office:value-type="float" office:value="24065.2199237347" calcext:value-type="float">
            <text:p>24065.2199237347</text:p>
          </table:table-cell>
          <table:table-cell table:formula="of:=[$p_from_i_UK.C70]" office:value-type="float" office:value="20760.7305999096" calcext:value-type="float">
            <text:p>20760.7305999096</text:p>
          </table:table-cell>
          <table:table-cell table:formula="of:=[.C51]/[.B51]" office:value-type="float" office:value="0.862686094941271" calcext:value-type="float">
            <text:p>0.862686094941271</text:p>
          </table:table-cell>
        </table:table-row>
        <table:table-row table:style-name="ro1">
          <table:table-cell table:formula="of:=VALUE([$prevalence_history_20220213.A52])" office:value-type="date" office:date-value="2020-08-20" calcext:value-type="date">
            <text:p>20/08/20</text:p>
          </table:table-cell>
          <table:table-cell table:formula="of:=[$prevalence_history_20220213.B52]" office:value-type="float" office:value="24357.7641519101" calcext:value-type="float">
            <text:p>24357.7641519101</text:p>
          </table:table-cell>
          <table:table-cell table:formula="of:=[$p_from_i_UK.C71]" office:value-type="float" office:value="21077.5993450124" calcext:value-type="float">
            <text:p>21077.5993450124</text:p>
          </table:table-cell>
          <table:table-cell table:formula="of:=[.C52]/[.B52]" office:value-type="float" office:value="0.865333912158744" calcext:value-type="float">
            <text:p>0.865333912158744</text:p>
          </table:table-cell>
        </table:table-row>
        <table:table-row table:style-name="ro1">
          <table:table-cell table:formula="of:=VALUE([$prevalence_history_20220213.A53])" office:value-type="date" office:date-value="2020-08-21" calcext:value-type="date">
            <text:p>21/08/20</text:p>
          </table:table-cell>
          <table:table-cell table:formula="of:=[$prevalence_history_20220213.B53]" office:value-type="float" office:value="24683.9148286531" calcext:value-type="float">
            <text:p>24683.9148286531</text:p>
          </table:table-cell>
          <table:table-cell table:formula="of:=[$p_from_i_UK.C72]" office:value-type="float" office:value="21395.2239843637" calcext:value-type="float">
            <text:p>21395.2239843637</text:p>
          </table:table-cell>
          <table:table-cell table:formula="of:=[.C53]/[.B53]" office:value-type="float" office:value="0.866767858051761" calcext:value-type="float">
            <text:p>0.866767858051761</text:p>
          </table:table-cell>
        </table:table-row>
        <table:table-row table:style-name="ro1">
          <table:table-cell table:formula="of:=VALUE([$prevalence_history_20220213.A54])" office:value-type="date" office:date-value="2020-08-22" calcext:value-type="date">
            <text:p>22/08/20</text:p>
          </table:table-cell>
          <table:table-cell table:formula="of:=[$prevalence_history_20220213.B54]" office:value-type="float" office:value="25025.700812966" calcext:value-type="float">
            <text:p>25025.700812966</text:p>
          </table:table-cell>
          <table:table-cell table:formula="of:=[$p_from_i_UK.C73]" office:value-type="float" office:value="21703.317012777" calcext:value-type="float">
            <text:p>21703.317012777</text:p>
          </table:table-cell>
          <table:table-cell table:formula="of:=[.C54]/[.B54]" office:value-type="float" office:value="0.867241128429551" calcext:value-type="float">
            <text:p>0.867241128429551</text:p>
          </table:table-cell>
        </table:table-row>
        <table:table-row table:style-name="ro1">
          <table:table-cell table:formula="of:=VALUE([$prevalence_history_20220213.A55])" office:value-type="date" office:date-value="2020-08-23" calcext:value-type="date">
            <text:p>23/08/20</text:p>
          </table:table-cell>
          <table:table-cell table:formula="of:=[$prevalence_history_20220213.B55]" office:value-type="float" office:value="25376.0513451744" calcext:value-type="float">
            <text:p>25376.0513451744</text:p>
          </table:table-cell>
          <table:table-cell table:formula="of:=[$p_from_i_UK.C74]" office:value-type="float" office:value="22002.2599906584" calcext:value-type="float">
            <text:p>22002.2599906584</text:p>
          </table:table-cell>
          <table:table-cell table:formula="of:=[.C55]/[.B55]" office:value-type="float" office:value="0.867048213741989" calcext:value-type="float">
            <text:p>0.867048213741989</text:p>
          </table:table-cell>
        </table:table-row>
        <table:table-row table:style-name="ro1">
          <table:table-cell table:formula="of:=VALUE([$prevalence_history_20220213.A56])" office:value-type="date" office:date-value="2020-08-24" calcext:value-type="date">
            <text:p>24/08/20</text:p>
          </table:table-cell>
          <table:table-cell table:formula="of:=[$prevalence_history_20220213.B56]" office:value-type="float" office:value="25817.5373609251" calcext:value-type="float">
            <text:p>25817.5373609251</text:p>
          </table:table-cell>
          <table:table-cell table:formula="of:=[$p_from_i_UK.C75]" office:value-type="float" office:value="22376.5637740189" calcext:value-type="float">
            <text:p>22376.5637740189</text:p>
          </table:table-cell>
          <table:table-cell table:formula="of:=[.C56]/[.B56]" office:value-type="float" office:value="0.866719527164736" calcext:value-type="float">
            <text:p>0.866719527164736</text:p>
          </table:table-cell>
        </table:table-row>
        <table:table-row table:style-name="ro1">
          <table:table-cell table:formula="of:=VALUE([$prevalence_history_20220213.A57])" office:value-type="date" office:date-value="2020-08-25" calcext:value-type="date">
            <text:p>25/08/20</text:p>
          </table:table-cell>
          <table:table-cell table:formula="of:=[$prevalence_history_20220213.B57]" office:value-type="float" office:value="26320.314213184" calcext:value-type="float">
            <text:p>26320.314213184</text:p>
          </table:table-cell>
          <table:table-cell table:formula="of:=[$p_from_i_UK.C76]" office:value-type="float" office:value="22790.0375184643" calcext:value-type="float">
            <text:p>22790.0375184643</text:p>
          </table:table-cell>
          <table:table-cell table:formula="of:=[.C57]/[.B57]" office:value-type="float" office:value="0.865872547488383" calcext:value-type="float">
            <text:p>0.865872547488383</text:p>
          </table:table-cell>
        </table:table-row>
        <table:table-row table:style-name="ro1">
          <table:table-cell table:formula="of:=VALUE([$prevalence_history_20220213.A58])" office:value-type="date" office:date-value="2020-08-26" calcext:value-type="date">
            <text:p>26/08/20</text:p>
          </table:table-cell>
          <table:table-cell table:formula="of:=[$prevalence_history_20220213.B58]" office:value-type="float" office:value="26794.7331967324" calcext:value-type="float">
            <text:p>26794.7331967324</text:p>
          </table:table-cell>
          <table:table-cell table:formula="of:=[$p_from_i_UK.C77]" office:value-type="float" office:value="23182.6755806671" calcext:value-type="float">
            <text:p>23182.6755806671</text:p>
          </table:table-cell>
          <table:table-cell table:formula="of:=[.C58]/[.B58]" office:value-type="float" office:value="0.865195238573757" calcext:value-type="float">
            <text:p>0.865195238573757</text:p>
          </table:table-cell>
        </table:table-row>
        <table:table-row table:style-name="ro1">
          <table:table-cell table:formula="of:=VALUE([$prevalence_history_20220213.A59])" office:value-type="date" office:date-value="2020-08-27" calcext:value-type="date">
            <text:p>27/08/20</text:p>
          </table:table-cell>
          <table:table-cell table:formula="of:=[$prevalence_history_20220213.B59]" office:value-type="float" office:value="27164.7041078362" calcext:value-type="float">
            <text:p>27164.7041078362</text:p>
          </table:table-cell>
          <table:table-cell table:formula="of:=[$p_from_i_UK.C78]" office:value-type="float" office:value="23483.1767165003" calcext:value-type="float">
            <text:p>23483.1767165003</text:p>
          </table:table-cell>
          <table:table-cell table:formula="of:=[.C59]/[.B59]" office:value-type="float" office:value="0.864473863704856" calcext:value-type="float">
            <text:p>0.864473863704856</text:p>
          </table:table-cell>
        </table:table-row>
        <table:table-row table:style-name="ro1">
          <table:table-cell table:formula="of:=VALUE([$prevalence_history_20220213.A60])" office:value-type="date" office:date-value="2020-08-28" calcext:value-type="date">
            <text:p>28/08/20</text:p>
          </table:table-cell>
          <table:table-cell table:formula="of:=[$prevalence_history_20220213.B60]" office:value-type="float" office:value="27565.5379675661" calcext:value-type="float">
            <text:p>27565.5379675661</text:p>
          </table:table-cell>
          <table:table-cell table:formula="of:=[$p_from_i_UK.C79]" office:value-type="float" office:value="23815.3391310215" calcext:value-type="float">
            <text:p>23815.3391310215</text:p>
          </table:table-cell>
          <table:table-cell table:formula="of:=[.C60]/[.B60]" office:value-type="float" office:value="0.863953359409957" calcext:value-type="float">
            <text:p>0.863953359409957</text:p>
          </table:table-cell>
        </table:table-row>
        <table:table-row table:style-name="ro1">
          <table:table-cell table:formula="of:=VALUE([$prevalence_history_20220213.A61])" office:value-type="date" office:date-value="2020-08-29" calcext:value-type="date">
            <text:p>29/08/20</text:p>
          </table:table-cell>
          <table:table-cell table:formula="of:=[$prevalence_history_20220213.B61]" office:value-type="float" office:value="28065.805432276" calcext:value-type="float">
            <text:p>28065.805432276</text:p>
          </table:table-cell>
          <table:table-cell table:formula="of:=[$p_from_i_UK.C80]" office:value-type="float" office:value="24251.521296417" calcext:value-type="float">
            <text:p>24251.521296417</text:p>
          </table:table-cell>
          <table:table-cell table:formula="of:=[.C61]/[.B61]" office:value-type="float" office:value="0.864094969764433" calcext:value-type="float">
            <text:p>0.864094969764433</text:p>
          </table:table-cell>
        </table:table-row>
        <table:table-row table:style-name="ro1">
          <table:table-cell table:formula="of:=VALUE([$prevalence_history_20220213.A62])" office:value-type="date" office:date-value="2020-08-30" calcext:value-type="date">
            <text:p>30/08/20</text:p>
          </table:table-cell>
          <table:table-cell table:formula="of:=[$prevalence_history_20220213.B62]" office:value-type="float" office:value="28502.4357250106" calcext:value-type="float">
            <text:p>28502.4357250106</text:p>
          </table:table-cell>
          <table:table-cell table:formula="of:=[$p_from_i_UK.C81]" office:value-type="float" office:value="24618.3467242705" calcext:value-type="float">
            <text:p>24618.3467242705</text:p>
          </table:table-cell>
          <table:table-cell table:formula="of:=[.C62]/[.B62]" office:value-type="float" office:value="0.863727821782901" calcext:value-type="float">
            <text:p>0.863727821782901</text:p>
          </table:table-cell>
        </table:table-row>
        <table:table-row table:style-name="ro1">
          <table:table-cell table:formula="of:=VALUE([$prevalence_history_20220213.A63])" office:value-type="date" office:date-value="2020-08-31" calcext:value-type="date">
            <text:p>31/08/20</text:p>
          </table:table-cell>
          <table:table-cell table:formula="of:=[$prevalence_history_20220213.B63]" office:value-type="float" office:value="29156.4381434686" calcext:value-type="float">
            <text:p>29156.4381434686</text:p>
          </table:table-cell>
          <table:table-cell table:formula="of:=[$p_from_i_UK.C82]" office:value-type="float" office:value="25214.04323193" calcext:value-type="float">
            <text:p>25214.04323193</text:p>
          </table:table-cell>
          <table:table-cell table:formula="of:=[.C63]/[.B63]" office:value-type="float" office:value="0.864784755526741" calcext:value-type="float">
            <text:p>0.864784755526741</text:p>
          </table:table-cell>
        </table:table-row>
        <table:table-row table:style-name="ro1">
          <table:table-cell table:formula="of:=VALUE([$prevalence_history_20220213.A64])" office:value-type="date" office:date-value="2020-09-01" calcext:value-type="date">
            <text:p>01/09/20</text:p>
          </table:table-cell>
          <table:table-cell table:formula="of:=[$prevalence_history_20220213.B64]" office:value-type="float" office:value="30145.9215661517" calcext:value-type="float">
            <text:p>30145.9215661517</text:p>
          </table:table-cell>
          <table:table-cell table:formula="of:=[$p_from_i_UK.C83]" office:value-type="float" office:value="26147.884792234" calcext:value-type="float">
            <text:p>26147.884792234</text:p>
          </table:table-cell>
          <table:table-cell table:formula="of:=[.C64]/[.B64]" office:value-type="float" office:value="0.86737719179875" calcext:value-type="float">
            <text:p>0.86737719179875</text:p>
          </table:table-cell>
        </table:table-row>
        <table:table-row table:style-name="ro1">
          <table:table-cell table:formula="of:=VALUE([$prevalence_history_20220213.A65])" office:value-type="date" office:date-value="2020-09-02" calcext:value-type="date">
            <text:p>02/09/20</text:p>
          </table:table-cell>
          <table:table-cell table:formula="of:=[$prevalence_history_20220213.B65]" office:value-type="float" office:value="31373.8342824188" calcext:value-type="float">
            <text:p>31373.8342824188</text:p>
          </table:table-cell>
          <table:table-cell table:formula="of:=[$p_from_i_UK.C84]" office:value-type="float" office:value="27314.1335243647" calcext:value-type="float">
            <text:p>27314.1335243647</text:p>
          </table:table-cell>
          <table:table-cell table:formula="of:=[.C65]/[.B65]" office:value-type="float" office:value="0.870602339468304" calcext:value-type="float">
            <text:p>0.870602339468304</text:p>
          </table:table-cell>
        </table:table-row>
        <table:table-row table:style-name="ro1">
          <table:table-cell table:formula="of:=VALUE([$prevalence_history_20220213.A66])" office:value-type="date" office:date-value="2020-09-03" calcext:value-type="date">
            <text:p>03/09/20</text:p>
          </table:table-cell>
          <table:table-cell table:formula="of:=[$prevalence_history_20220213.B66]" office:value-type="float" office:value="32753.9893875547" calcext:value-type="float">
            <text:p>32753.9893875547</text:p>
          </table:table-cell>
          <table:table-cell table:formula="of:=[$p_from_i_UK.C85]" office:value-type="float" office:value="28610.5640967698" calcext:value-type="float">
            <text:p>28610.5640967698</text:p>
          </table:table-cell>
          <table:table-cell table:formula="of:=[.C66]/[.B66]" office:value-type="float" office:value="0.873498606787751" calcext:value-type="float">
            <text:p>0.873498606787751</text:p>
          </table:table-cell>
        </table:table-row>
        <table:table-row table:style-name="ro1">
          <table:table-cell table:formula="of:=VALUE([$prevalence_history_20220213.A67])" office:value-type="date" office:date-value="2020-09-04" calcext:value-type="date">
            <text:p>04/09/20</text:p>
          </table:table-cell>
          <table:table-cell table:formula="of:=[$prevalence_history_20220213.B67]" office:value-type="float" office:value="34513.1683203829" calcext:value-type="float">
            <text:p>34513.1683203829</text:p>
          </table:table-cell>
          <table:table-cell table:formula="of:=[$p_from_i_UK.C86]" office:value-type="float" office:value="30257.2070953626" calcext:value-type="float">
            <text:p>30257.2070953626</text:p>
          </table:table-cell>
          <table:table-cell table:formula="of:=[.C67]/[.B67]" office:value-type="float" office:value="0.876685872896034" calcext:value-type="float">
            <text:p>0.876685872896034</text:p>
          </table:table-cell>
        </table:table-row>
        <table:table-row table:style-name="ro1">
          <table:table-cell table:formula="of:=VALUE([$prevalence_history_20220213.A68])" office:value-type="date" office:date-value="2020-09-05" calcext:value-type="date">
            <text:p>05/09/20</text:p>
          </table:table-cell>
          <table:table-cell table:formula="of:=[$prevalence_history_20220213.B68]" office:value-type="float" office:value="36640.6248054377" calcext:value-type="float">
            <text:p>36640.6248054377</text:p>
          </table:table-cell>
          <table:table-cell table:formula="of:=[$p_from_i_UK.C87]" office:value-type="float" office:value="32243.9526397589" calcext:value-type="float">
            <text:p>32243.9526397589</text:p>
          </table:table-cell>
          <table:table-cell table:formula="of:=[.C68]/[.B68]" office:value-type="float" office:value="0.880005535139612" calcext:value-type="float">
            <text:p>0.880005535139612</text:p>
          </table:table-cell>
        </table:table-row>
        <table:table-row table:style-name="ro1">
          <table:table-cell table:formula="of:=VALUE([$prevalence_history_20220213.A69])" office:value-type="date" office:date-value="2020-09-06" calcext:value-type="date">
            <text:p>06/09/20</text:p>
          </table:table-cell>
          <table:table-cell table:formula="of:=[$prevalence_history_20220213.B69]" office:value-type="float" office:value="39054.5703917926" calcext:value-type="float">
            <text:p>39054.5703917926</text:p>
          </table:table-cell>
          <table:table-cell table:formula="of:=[$p_from_i_UK.C88]" office:value-type="float" office:value="34451.0908232829" calcext:value-type="float">
            <text:p>34451.0908232829</text:p>
          </table:table-cell>
          <table:table-cell table:formula="of:=[.C69]/[.B69]" office:value-type="float" office:value="0.88212699506542" calcext:value-type="float">
            <text:p>0.88212699506542</text:p>
          </table:table-cell>
        </table:table-row>
        <table:table-row table:style-name="ro1">
          <table:table-cell table:formula="of:=VALUE([$prevalence_history_20220213.A70])" office:value-type="date" office:date-value="2020-09-07" calcext:value-type="date">
            <text:p>07/09/20</text:p>
          </table:table-cell>
          <table:table-cell table:formula="of:=[$prevalence_history_20220213.B70]" office:value-type="float" office:value="41936.2806371026" calcext:value-type="float">
            <text:p>41936.2806371026</text:p>
          </table:table-cell>
          <table:table-cell table:formula="of:=[$p_from_i_UK.C89]" office:value-type="float" office:value="37059.777495776" calcext:value-type="float">
            <text:p>37059.777495776</text:p>
          </table:table-cell>
          <table:table-cell table:formula="of:=[.C70]/[.B70]" office:value-type="float" office:value="0.883716365227388" calcext:value-type="float">
            <text:p>0.883716365227388</text:p>
          </table:table-cell>
        </table:table-row>
        <table:table-row table:style-name="ro1">
          <table:table-cell table:formula="of:=VALUE([$prevalence_history_20220213.A71])" office:value-type="date" office:date-value="2020-09-08" calcext:value-type="date">
            <text:p>08/09/20</text:p>
          </table:table-cell>
          <table:table-cell table:formula="of:=[$prevalence_history_20220213.B71]" office:value-type="float" office:value="45138.9770980909" calcext:value-type="float">
            <text:p>45138.9770980909</text:p>
          </table:table-cell>
          <table:table-cell table:formula="of:=[$p_from_i_UK.C90]" office:value-type="float" office:value="39947.8320054001" calcext:value-type="float">
            <text:p>39947.8320054001</text:p>
          </table:table-cell>
          <table:table-cell table:formula="of:=[.C71]/[.B71]" office:value-type="float" office:value="0.884996394991185" calcext:value-type="float">
            <text:p>0.884996394991185</text:p>
          </table:table-cell>
        </table:table-row>
        <table:table-row table:style-name="ro1">
          <table:table-cell table:formula="of:=VALUE([$prevalence_history_20220213.A72])" office:value-type="date" office:date-value="2020-09-09" calcext:value-type="date">
            <text:p>09/09/20</text:p>
          </table:table-cell>
          <table:table-cell table:formula="of:=[$prevalence_history_20220213.B72]" office:value-type="float" office:value="48957.2446759506" calcext:value-type="float">
            <text:p>48957.2446759506</text:p>
          </table:table-cell>
          <table:table-cell table:formula="of:=[$p_from_i_UK.C91]" office:value-type="float" office:value="43397.1909551681" calcext:value-type="float">
            <text:p>43397.1909551681</text:p>
          </table:table-cell>
          <table:table-cell table:formula="of:=[.C72]/[.B72]" office:value-type="float" office:value="0.886430419898328" calcext:value-type="float">
            <text:p>0.886430419898328</text:p>
          </table:table-cell>
        </table:table-row>
        <table:table-row table:style-name="ro1">
          <table:table-cell table:formula="of:=VALUE([$prevalence_history_20220213.A73])" office:value-type="date" office:date-value="2020-09-10" calcext:value-type="date">
            <text:p>10/09/20</text:p>
          </table:table-cell>
          <table:table-cell table:formula="of:=[$prevalence_history_20220213.B73]" office:value-type="float" office:value="53055.5502541769" calcext:value-type="float">
            <text:p>53055.5502541769</text:p>
          </table:table-cell>
          <table:table-cell table:formula="of:=[$p_from_i_UK.C92]" office:value-type="float" office:value="47062.0884778581" calcext:value-type="float">
            <text:p>47062.0884778581</text:p>
          </table:table-cell>
          <table:table-cell table:formula="of:=[.C73]/[.B73]" office:value-type="float" office:value="0.887034217012065" calcext:value-type="float">
            <text:p>0.887034217012065</text:p>
          </table:table-cell>
        </table:table-row>
        <table:table-row table:style-name="ro1">
          <table:table-cell table:formula="of:=VALUE([$prevalence_history_20220213.A74])" office:value-type="date" office:date-value="2020-09-11" calcext:value-type="date">
            <text:p>11/09/20</text:p>
          </table:table-cell>
          <table:table-cell table:formula="of:=[$prevalence_history_20220213.B74]" office:value-type="float" office:value="57772.3154040154" calcext:value-type="float">
            <text:p>57772.3154040154</text:p>
          </table:table-cell>
          <table:table-cell table:formula="of:=[$p_from_i_UK.C93]" office:value-type="float" office:value="51285.5037136949" calcext:value-type="float">
            <text:p>51285.5037136949</text:p>
          </table:table-cell>
          <table:table-cell table:formula="of:=[.C74]/[.B74]" office:value-type="float" office:value="0.887717643910293" calcext:value-type="float">
            <text:p>0.887717643910293</text:p>
          </table:table-cell>
        </table:table-row>
        <table:table-row table:style-name="ro1">
          <table:table-cell table:formula="of:=VALUE([$prevalence_history_20220213.A75])" office:value-type="date" office:date-value="2020-09-12" calcext:value-type="date">
            <text:p>12/09/20</text:p>
          </table:table-cell>
          <table:table-cell table:formula="of:=[$prevalence_history_20220213.B75]" office:value-type="float" office:value="62417.9631579986" calcext:value-type="float">
            <text:p>62417.9631579986</text:p>
          </table:table-cell>
          <table:table-cell table:formula="of:=[$p_from_i_UK.C94]" office:value-type="float" office:value="55381.1279610918" calcext:value-type="float">
            <text:p>55381.1279610918</text:p>
          </table:table-cell>
          <table:table-cell table:formula="of:=[.C75]/[.B75]" office:value-type="float" office:value="0.887262659002594" calcext:value-type="float">
            <text:p>0.887262659002594</text:p>
          </table:table-cell>
        </table:table-row>
        <table:table-row table:style-name="ro1">
          <table:table-cell table:formula="of:=VALUE([$prevalence_history_20220213.A76])" office:value-type="date" office:date-value="2020-09-13" calcext:value-type="date">
            <text:p>13/09/20</text:p>
          </table:table-cell>
          <table:table-cell table:formula="of:=[$prevalence_history_20220213.B76]" office:value-type="float" office:value="67417.0208036408" calcext:value-type="float">
            <text:p>67417.0208036408</text:p>
          </table:table-cell>
          <table:table-cell table:formula="of:=[$p_from_i_UK.C95]" office:value-type="float" office:value="59760.1367769213" calcext:value-type="float">
            <text:p>59760.1367769213</text:p>
          </table:table-cell>
          <table:table-cell table:formula="of:=[.C76]/[.B76]" office:value-type="float" office:value="0.886425060979467" calcext:value-type="float">
            <text:p>0.886425060979467</text:p>
          </table:table-cell>
        </table:table-row>
        <table:table-row table:style-name="ro1">
          <table:table-cell table:formula="of:=VALUE([$prevalence_history_20220213.A77])" office:value-type="date" office:date-value="2020-09-14" calcext:value-type="date">
            <text:p>14/09/20</text:p>
          </table:table-cell>
          <table:table-cell table:formula="of:=[$prevalence_history_20220213.B77]" office:value-type="float" office:value="73067.4575723365" calcext:value-type="float">
            <text:p>73067.4575723365</text:p>
          </table:table-cell>
          <table:table-cell table:formula="of:=[$p_from_i_UK.C96]" office:value-type="float" office:value="64730.5842509625" calcext:value-type="float">
            <text:p>64730.5842509625</text:p>
          </table:table-cell>
          <table:table-cell table:formula="of:=[.C77]/[.B77]" office:value-type="float" office:value="0.885901691418228" calcext:value-type="float">
            <text:p>0.885901691418228</text:p>
          </table:table-cell>
        </table:table-row>
        <table:table-row table:style-name="ro1">
          <table:table-cell table:formula="of:=VALUE([$prevalence_history_20220213.A78])" office:value-type="date" office:date-value="2020-09-15" calcext:value-type="date">
            <text:p>15/09/20</text:p>
          </table:table-cell>
          <table:table-cell table:formula="of:=[$prevalence_history_20220213.B78]" office:value-type="float" office:value="78881.459470983" calcext:value-type="float">
            <text:p>78881.459470983</text:p>
          </table:table-cell>
          <table:table-cell table:formula="of:=[$p_from_i_UK.C97]" office:value-type="float" office:value="69804.5921136507" calcext:value-type="float">
            <text:p>69804.5921136507</text:p>
          </table:table-cell>
          <table:table-cell table:formula="of:=[.C78]/[.B78]" office:value-type="float" office:value="0.884930281232039" calcext:value-type="float">
            <text:p>0.884930281232039</text:p>
          </table:table-cell>
        </table:table-row>
        <table:table-row table:style-name="ro1">
          <table:table-cell table:formula="of:=VALUE([$prevalence_history_20220213.A79])" office:value-type="date" office:date-value="2020-09-16" calcext:value-type="date">
            <text:p>16/09/20</text:p>
          </table:table-cell>
          <table:table-cell table:formula="of:=[$prevalence_history_20220213.B79]" office:value-type="float" office:value="85366.1130471816" calcext:value-type="float">
            <text:p>85366.1130471816</text:p>
          </table:table-cell>
          <table:table-cell table:formula="of:=[$p_from_i_UK.C98]" office:value-type="float" office:value="75515.5711287851" calcext:value-type="float">
            <text:p>75515.5711287851</text:p>
          </table:table-cell>
          <table:table-cell table:formula="of:=[.C79]/[.B79]" office:value-type="float" office:value="0.884608288151153" calcext:value-type="float">
            <text:p>0.884608288151153</text:p>
          </table:table-cell>
        </table:table-row>
        <table:table-row table:style-name="ro1">
          <table:table-cell table:formula="of:=VALUE([$prevalence_history_20220213.A80])" office:value-type="date" office:date-value="2020-09-17" calcext:value-type="date">
            <text:p>17/09/20</text:p>
          </table:table-cell>
          <table:table-cell table:formula="of:=[$prevalence_history_20220213.B80]" office:value-type="float" office:value="91807.5063651982" calcext:value-type="float">
            <text:p>91807.5063651982</text:p>
          </table:table-cell>
          <table:table-cell table:formula="of:=[$p_from_i_UK.C99]" office:value-type="float" office:value="81141.6679926274" calcext:value-type="float">
            <text:p>81141.6679926274</text:p>
          </table:table-cell>
          <table:table-cell table:formula="of:=[.C80]/[.B80]" office:value-type="float" office:value="0.883823896380068" calcext:value-type="float">
            <text:p>0.883823896380068</text:p>
          </table:table-cell>
        </table:table-row>
        <table:table-row table:style-name="ro1">
          <table:table-cell table:formula="of:=VALUE([$prevalence_history_20220213.A81])" office:value-type="date" office:date-value="2020-09-18" calcext:value-type="date">
            <text:p>18/09/20</text:p>
          </table:table-cell>
          <table:table-cell table:formula="of:=[$prevalence_history_20220213.B81]" office:value-type="float" office:value="99262.9711706573" calcext:value-type="float">
            <text:p>99262.9711706573</text:p>
          </table:table-cell>
          <table:table-cell table:formula="of:=[$p_from_i_UK.C100]" office:value-type="float" office:value="87759.2098068144" calcext:value-type="float">
            <text:p>87759.2098068144</text:p>
          </table:table-cell>
          <table:table-cell table:formula="of:=[.C81]/[.B81]" office:value-type="float" office:value="0.884108230610334" calcext:value-type="float">
            <text:p>0.884108230610334</text:p>
          </table:table-cell>
        </table:table-row>
        <table:table-row table:style-name="ro1">
          <table:table-cell table:formula="of:=VALUE([$prevalence_history_20220213.A82])" office:value-type="date" office:date-value="2020-09-19" calcext:value-type="date">
            <text:p>19/09/20</text:p>
          </table:table-cell>
          <table:table-cell table:formula="of:=[$prevalence_history_20220213.B82]" office:value-type="float" office:value="107125.682610869" calcext:value-type="float">
            <text:p>107125.682610869</text:p>
          </table:table-cell>
          <table:table-cell table:formula="of:=[$p_from_i_UK.C101]" office:value-type="float" office:value="94716.8949593491" calcext:value-type="float">
            <text:p>94716.8949593491</text:p>
          </table:table-cell>
          <table:table-cell table:formula="of:=[.C82]/[.B82]" office:value-type="float" office:value="0.88416608091456" calcext:value-type="float">
            <text:p>0.88416608091456</text:p>
          </table:table-cell>
        </table:table-row>
        <table:table-row table:style-name="ro1">
          <table:table-cell table:formula="of:=VALUE([$prevalence_history_20220213.A83])" office:value-type="date" office:date-value="2020-09-20" calcext:value-type="date">
            <text:p>20/09/20</text:p>
          </table:table-cell>
          <table:table-cell table:formula="of:=[$prevalence_history_20220213.B83]" office:value-type="float" office:value="115468.167919598" calcext:value-type="float">
            <text:p>115468.167919598</text:p>
          </table:table-cell>
          <table:table-cell table:formula="of:=[$p_from_i_UK.C102]" office:value-type="float" office:value="102073.274784096" calcext:value-type="float">
            <text:p>102073.274784096</text:p>
          </table:table-cell>
          <table:table-cell table:formula="of:=[.C83]/[.B83]" office:value-type="float" office:value="0.883994927980246" calcext:value-type="float">
            <text:p>0.883994927980246</text:p>
          </table:table-cell>
        </table:table-row>
        <table:table-row table:style-name="ro1">
          <table:table-cell table:formula="of:=VALUE([$prevalence_history_20220213.A84])" office:value-type="date" office:date-value="2020-09-21" calcext:value-type="date">
            <text:p>21/09/20</text:p>
          </table:table-cell>
          <table:table-cell table:formula="of:=[$prevalence_history_20220213.B84]" office:value-type="float" office:value="124908.685224128" calcext:value-type="float">
            <text:p>124908.685224128</text:p>
          </table:table-cell>
          <table:table-cell table:formula="of:=[$p_from_i_UK.C103]" office:value-type="float" office:value="110488.457516287" calcext:value-type="float">
            <text:p>110488.457516287</text:p>
          </table:table-cell>
          <table:table-cell table:formula="of:=[.C84]/[.B84]" office:value-type="float" office:value="0.884553842817526" calcext:value-type="float">
            <text:p>0.884553842817526</text:p>
          </table:table-cell>
        </table:table-row>
        <table:table-row table:style-name="ro1">
          <table:table-cell table:formula="of:=VALUE([$prevalence_history_20220213.A85])" office:value-type="date" office:date-value="2020-09-22" calcext:value-type="date">
            <text:p>22/09/20</text:p>
          </table:table-cell>
          <table:table-cell table:formula="of:=[$prevalence_history_20220213.B85]" office:value-type="float" office:value="134890.75119045" calcext:value-type="float">
            <text:p>134890.75119045</text:p>
          </table:table-cell>
          <table:table-cell table:formula="of:=[$p_from_i_UK.C104]" office:value-type="float" office:value="119343.12517873" calcext:value-type="float">
            <text:p>119343.12517873</text:p>
          </table:table-cell>
          <table:table-cell table:formula="of:=[.C85]/[.B85]" office:value-type="float" office:value="0.884739124999248" calcext:value-type="float">
            <text:p>0.884739124999248</text:p>
          </table:table-cell>
        </table:table-row>
        <table:table-row table:style-name="ro1">
          <table:table-cell table:formula="of:=VALUE([$prevalence_history_20220213.A86])" office:value-type="date" office:date-value="2020-09-23" calcext:value-type="date">
            <text:p>23/09/20</text:p>
          </table:table-cell>
          <table:table-cell table:formula="of:=[$prevalence_history_20220213.B86]" office:value-type="float" office:value="145258.961666534" calcext:value-type="float">
            <text:p>145258.961666534</text:p>
          </table:table-cell>
          <table:table-cell table:formula="of:=[$p_from_i_UK.C105]" office:value-type="float" office:value="128503.622123272" calcext:value-type="float">
            <text:p>128503.622123272</text:p>
          </table:table-cell>
          <table:table-cell table:formula="of:=[.C86]/[.B86]" office:value-type="float" office:value="0.884651939191698" calcext:value-type="float">
            <text:p>0.884651939191698</text:p>
          </table:table-cell>
        </table:table-row>
        <table:table-row table:style-name="ro1">
          <table:table-cell table:formula="of:=VALUE([$prevalence_history_20220213.A87])" office:value-type="date" office:date-value="2020-09-24" calcext:value-type="date">
            <text:p>24/09/20</text:p>
          </table:table-cell>
          <table:table-cell table:formula="of:=[$prevalence_history_20220213.B87]" office:value-type="float" office:value="155593.924238403" calcext:value-type="float">
            <text:p>155593.924238403</text:p>
          </table:table-cell>
          <table:table-cell table:formula="of:=[$p_from_i_UK.C106]" office:value-type="float" office:value="137486.696283472" calcext:value-type="float">
            <text:p>137486.696283472</text:p>
          </table:table-cell>
          <table:table-cell table:formula="of:=[.C87]/[.B87]" office:value-type="float" office:value="0.883625096265413" calcext:value-type="float">
            <text:p>0.883625096265413</text:p>
          </table:table-cell>
        </table:table-row>
        <table:table-row table:style-name="ro1">
          <table:table-cell table:formula="of:=VALUE([$prevalence_history_20220213.A88])" office:value-type="date" office:date-value="2020-09-25" calcext:value-type="date">
            <text:p>25/09/20</text:p>
          </table:table-cell>
          <table:table-cell table:formula="of:=[$prevalence_history_20220213.B88]" office:value-type="float" office:value="166415.300252563" calcext:value-type="float">
            <text:p>166415.300252563</text:p>
          </table:table-cell>
          <table:table-cell table:formula="of:=[$p_from_i_UK.C107]" office:value-type="float" office:value="146876.521833023" calcext:value-type="float">
            <text:p>146876.521833023</text:p>
          </table:table-cell>
          <table:table-cell table:formula="of:=[.C88]/[.B88]" office:value-type="float" office:value="0.882590252279168" calcext:value-type="float">
            <text:p>0.882590252279168</text:p>
          </table:table-cell>
        </table:table-row>
        <table:table-row table:style-name="ro1">
          <table:table-cell table:formula="of:=VALUE([$prevalence_history_20220213.A89])" office:value-type="date" office:date-value="2020-09-26" calcext:value-type="date">
            <text:p>26/09/20</text:p>
          </table:table-cell>
          <table:table-cell table:formula="of:=[$prevalence_history_20220213.B89]" office:value-type="float" office:value="177397.006071548" calcext:value-type="float">
            <text:p>177397.006071548</text:p>
          </table:table-cell>
          <table:table-cell table:formula="of:=[$p_from_i_UK.C108]" office:value-type="float" office:value="156356.966002983" calcext:value-type="float">
            <text:p>156356.966002983</text:p>
          </table:table-cell>
          <table:table-cell table:formula="of:=[.C89]/[.B89]" office:value-type="float" office:value="0.881395743172355" calcext:value-type="float">
            <text:p>0.881395743172355</text:p>
          </table:table-cell>
        </table:table-row>
        <table:table-row table:style-name="ro1">
          <table:table-cell table:formula="of:=VALUE([$prevalence_history_20220213.A90])" office:value-type="date" office:date-value="2020-09-27" calcext:value-type="date">
            <text:p>27/09/20</text:p>
          </table:table-cell>
          <table:table-cell table:formula="of:=[$prevalence_history_20220213.B90]" office:value-type="float" office:value="188180.110643235" calcext:value-type="float">
            <text:p>188180.110643235</text:p>
          </table:table-cell>
          <table:table-cell table:formula="of:=[$p_from_i_UK.C109]" office:value-type="float" office:value="165532.048177448" calcext:value-type="float">
            <text:p>165532.048177448</text:p>
          </table:table-cell>
          <table:table-cell table:formula="of:=[.C90]/[.B90]" office:value-type="float" office:value="0.879646885165644" calcext:value-type="float">
            <text:p>0.879646885165644</text:p>
          </table:table-cell>
        </table:table-row>
        <table:table-row table:style-name="ro1">
          <table:table-cell table:formula="of:=VALUE([$prevalence_history_20220213.A91])" office:value-type="date" office:date-value="2020-09-28" calcext:value-type="date">
            <text:p>28/09/20</text:p>
          </table:table-cell>
          <table:table-cell table:formula="of:=[$prevalence_history_20220213.B91]" office:value-type="float" office:value="199157.920061999" calcext:value-type="float">
            <text:p>199157.920061999</text:p>
          </table:table-cell>
          <table:table-cell table:formula="of:=[$p_from_i_UK.C110]" office:value-type="float" office:value="174908.095746221" calcext:value-type="float">
            <text:p>174908.095746221</text:p>
          </table:table-cell>
          <table:table-cell table:formula="of:=[.C91]/[.B91]" office:value-type="float" office:value="0.878238212629312" calcext:value-type="float">
            <text:p>0.878238212629312</text:p>
          </table:table-cell>
        </table:table-row>
        <table:table-row table:style-name="ro1">
          <table:table-cell table:formula="of:=VALUE([$prevalence_history_20220213.A92])" office:value-type="date" office:date-value="2020-09-29" calcext:value-type="date">
            <text:p>29/09/20</text:p>
          </table:table-cell>
          <table:table-cell table:formula="of:=[$prevalence_history_20220213.B92]" office:value-type="float" office:value="209876.165282406" calcext:value-type="float">
            <text:p>209876.165282406</text:p>
          </table:table-cell>
          <table:table-cell table:formula="of:=[$p_from_i_UK.C111]" office:value-type="float" office:value="184022.864934129" calcext:value-type="float">
            <text:p>184022.864934129</text:p>
          </table:table-cell>
          <table:table-cell table:formula="of:=[.C92]/[.B92]" office:value-type="float" office:value="0.876816405934" calcext:value-type="float">
            <text:p>0.876816405934</text:p>
          </table:table-cell>
        </table:table-row>
        <table:table-row table:style-name="ro1">
          <table:table-cell table:formula="of:=VALUE([$prevalence_history_20220213.A93])" office:value-type="date" office:date-value="2020-09-30" calcext:value-type="date">
            <text:p>30/09/20</text:p>
          </table:table-cell>
          <table:table-cell table:formula="of:=[$prevalence_history_20220213.B93]" office:value-type="float" office:value="220214.281170669" calcext:value-type="float">
            <text:p>220214.281170669</text:p>
          </table:table-cell>
          <table:table-cell table:formula="of:=[$p_from_i_UK.C112]" office:value-type="float" office:value="192785.132330374" calcext:value-type="float">
            <text:p>192785.132330374</text:p>
          </table:table-cell>
          <table:table-cell table:formula="of:=[.C93]/[.B93]" office:value-type="float" office:value="0.875443369546787" calcext:value-type="float">
            <text:p>0.875443369546787</text:p>
          </table:table-cell>
        </table:table-row>
        <table:table-row table:style-name="ro1">
          <table:table-cell table:formula="of:=VALUE([$prevalence_history_20220213.A94])" office:value-type="date" office:date-value="2020-10-01" calcext:value-type="date">
            <text:p>01/10/20</text:p>
          </table:table-cell>
          <table:table-cell table:formula="of:=[$prevalence_history_20220213.B94]" office:value-type="float" office:value="230532.321342976" calcext:value-type="float">
            <text:p>230532.321342976</text:p>
          </table:table-cell>
          <table:table-cell table:formula="of:=[$p_from_i_UK.C113]" office:value-type="float" office:value="201528.433366289" calcext:value-type="float">
            <text:p>201528.433366289</text:p>
          </table:table-cell>
          <table:table-cell table:formula="of:=[.C94]/[.B94]" office:value-type="float" office:value="0.874187325197077" calcext:value-type="float">
            <text:p>0.874187325197077</text:p>
          </table:table-cell>
        </table:table-row>
        <table:table-row table:style-name="ro1">
          <table:table-cell table:formula="of:=VALUE([$prevalence_history_20220213.A95])" office:value-type="date" office:date-value="2020-10-02" calcext:value-type="date">
            <text:p>02/10/20</text:p>
          </table:table-cell>
          <table:table-cell table:formula="of:=[$prevalence_history_20220213.B95]" office:value-type="float" office:value="240607.58027854" calcext:value-type="float">
            <text:p>240607.58027854</text:p>
          </table:table-cell>
          <table:table-cell table:formula="of:=[$p_from_i_UK.C114]" office:value-type="float" office:value="210071.172925974" calcext:value-type="float">
            <text:p>210071.172925974</text:p>
          </table:table-cell>
          <table:table-cell table:formula="of:=[.C95]/[.B95]" office:value-type="float" office:value="0.873086262214951" calcext:value-type="float">
            <text:p>0.873086262214951</text:p>
          </table:table-cell>
        </table:table-row>
        <table:table-row table:style-name="ro1">
          <table:table-cell table:formula="of:=VALUE([$prevalence_history_20220213.A96])" office:value-type="date" office:date-value="2020-10-03" calcext:value-type="date">
            <text:p>03/10/20</text:p>
          </table:table-cell>
          <table:table-cell table:formula="of:=[$prevalence_history_20220213.B96]" office:value-type="float" office:value="251326.159022201" calcext:value-type="float">
            <text:p>251326.159022201</text:p>
          </table:table-cell>
          <table:table-cell table:formula="of:=[$p_from_i_UK.C115]" office:value-type="float" office:value="219326.016295531" calcext:value-type="float">
            <text:p>219326.016295531</text:p>
          </table:table-cell>
          <table:table-cell table:formula="of:=[.C96]/[.B96]" office:value-type="float" office:value="0.872674842717653" calcext:value-type="float">
            <text:p>0.872674842717653</text:p>
          </table:table-cell>
        </table:table-row>
        <table:table-row table:style-name="ro1">
          <table:table-cell table:formula="of:=VALUE([$prevalence_history_20220213.A97])" office:value-type="date" office:date-value="2020-10-04" calcext:value-type="date">
            <text:p>04/10/20</text:p>
          </table:table-cell>
          <table:table-cell table:formula="of:=[$prevalence_history_20220213.B97]" office:value-type="float" office:value="262370.315721813" calcext:value-type="float">
            <text:p>262370.315721813</text:p>
          </table:table-cell>
          <table:table-cell table:formula="of:=[$p_from_i_UK.C116]" office:value-type="float" office:value="228917.929679079" calcext:value-type="float">
            <text:p>228917.929679079</text:p>
          </table:table-cell>
          <table:table-cell table:formula="of:=[.C97]/[.B97]" office:value-type="float" office:value="0.872499349056684" calcext:value-type="float">
            <text:p>0.872499349056684</text:p>
          </table:table-cell>
        </table:table-row>
        <table:table-row table:style-name="ro1">
          <table:table-cell table:formula="of:=VALUE([$prevalence_history_20220213.A98])" office:value-type="date" office:date-value="2020-10-05" calcext:value-type="date">
            <text:p>05/10/20</text:p>
          </table:table-cell>
          <table:table-cell table:formula="of:=[$prevalence_history_20220213.B98]" office:value-type="float" office:value="273736.252024788" calcext:value-type="float">
            <text:p>273736.252024788</text:p>
          </table:table-cell>
          <table:table-cell table:formula="of:=[$p_from_i_UK.C117]" office:value-type="float" office:value="238870.197292339" calcext:value-type="float">
            <text:p>238870.197292339</text:p>
          </table:table-cell>
          <table:table-cell table:formula="of:=[.C98]/[.B98]" office:value-type="float" office:value="0.872629019815427" calcext:value-type="float">
            <text:p>0.872629019815427</text:p>
          </table:table-cell>
        </table:table-row>
        <table:table-row table:style-name="ro1">
          <table:table-cell table:formula="of:=VALUE([$prevalence_history_20220213.A99])" office:value-type="date" office:date-value="2020-10-06" calcext:value-type="date">
            <text:p>06/10/20</text:p>
          </table:table-cell>
          <table:table-cell table:formula="of:=[$prevalence_history_20220213.B99]" office:value-type="float" office:value="285534.035255311" calcext:value-type="float">
            <text:p>285534.035255311</text:p>
          </table:table-cell>
          <table:table-cell table:formula="of:=[$p_from_i_UK.C118]" office:value-type="float" office:value="249248.888072506" calcext:value-type="float">
            <text:p>249248.888072506</text:p>
          </table:table-cell>
          <table:table-cell table:formula="of:=[.C99]/[.B99]" office:value-type="float" office:value="0.872921814205578" calcext:value-type="float">
            <text:p>0.872921814205578</text:p>
          </table:table-cell>
        </table:table-row>
        <table:table-row table:style-name="ro1">
          <table:table-cell table:formula="of:=VALUE([$prevalence_history_20220213.A100])" office:value-type="date" office:date-value="2020-10-07" calcext:value-type="date">
            <text:p>07/10/20</text:p>
          </table:table-cell>
          <table:table-cell table:formula="of:=[$prevalence_history_20220213.B100]" office:value-type="float" office:value="298304.910551234" calcext:value-type="float">
            <text:p>298304.910551234</text:p>
          </table:table-cell>
          <table:table-cell table:formula="of:=[$p_from_i_UK.C119]" office:value-type="float" office:value="260549.500426988" calcext:value-type="float">
            <text:p>260549.500426988</text:p>
          </table:table-cell>
          <table:table-cell table:formula="of:=[.C100]/[.B100]" office:value-type="float" office:value="0.87343349442529" calcext:value-type="float">
            <text:p>0.87343349442529</text:p>
          </table:table-cell>
        </table:table-row>
        <table:table-row table:style-name="ro1">
          <table:table-cell table:formula="of:=VALUE([$prevalence_history_20220213.A101])" office:value-type="date" office:date-value="2020-10-08" calcext:value-type="date">
            <text:p>08/10/20</text:p>
          </table:table-cell>
          <table:table-cell table:formula="of:=[$prevalence_history_20220213.B101]" office:value-type="float" office:value="311291.259792592" calcext:value-type="float">
            <text:p>311291.259792592</text:p>
          </table:table-cell>
          <table:table-cell table:formula="of:=[$p_from_i_UK.C120]" office:value-type="float" office:value="272002.801716166" calcext:value-type="float">
            <text:p>272002.801716166</text:p>
          </table:table-cell>
          <table:table-cell table:formula="of:=[.C101]/[.B101]" office:value-type="float" office:value="0.873788753007061" calcext:value-type="float">
            <text:p>0.873788753007061</text:p>
          </table:table-cell>
        </table:table-row>
        <table:table-row table:style-name="ro1">
          <table:table-cell table:formula="of:=VALUE([$prevalence_history_20220213.A102])" office:value-type="date" office:date-value="2020-10-09" calcext:value-type="date">
            <text:p>09/10/20</text:p>
          </table:table-cell>
          <table:table-cell table:formula="of:=[$prevalence_history_20220213.B102]" office:value-type="float" office:value="324581.345819941" calcext:value-type="float">
            <text:p>324581.345819941</text:p>
          </table:table-cell>
          <table:table-cell table:formula="of:=[$p_from_i_UK.C121]" office:value-type="float" office:value="283623.853215172" calcext:value-type="float">
            <text:p>283623.853215172</text:p>
          </table:table-cell>
          <table:table-cell table:formula="of:=[.C102]/[.B102]" office:value-type="float" office:value="0.873814397739635" calcext:value-type="float">
            <text:p>0.873814397739635</text:p>
          </table:table-cell>
        </table:table-row>
        <table:table-row table:style-name="ro1">
          <table:table-cell table:formula="of:=VALUE([$prevalence_history_20220213.A103])" office:value-type="date" office:date-value="2020-10-10" calcext:value-type="date">
            <text:p>10/10/20</text:p>
          </table:table-cell>
          <table:table-cell table:formula="of:=[$prevalence_history_20220213.B103]" office:value-type="float" office:value="338352.010725624" calcext:value-type="float">
            <text:p>338352.010725624</text:p>
          </table:table-cell>
          <table:table-cell table:formula="of:=[$p_from_i_UK.C122]" office:value-type="float" office:value="295634.389465664" calcext:value-type="float">
            <text:p>295634.389465664</text:p>
          </table:table-cell>
          <table:table-cell table:formula="of:=[.C103]/[.B103]" office:value-type="float" office:value="0.873747990536988" calcext:value-type="float">
            <text:p>0.873747990536988</text:p>
          </table:table-cell>
        </table:table-row>
        <table:table-row table:style-name="ro1">
          <table:table-cell table:formula="of:=VALUE([$prevalence_history_20220213.A104])" office:value-type="date" office:date-value="2020-10-11" calcext:value-type="date">
            <text:p>11/10/20</text:p>
          </table:table-cell>
          <table:table-cell table:formula="of:=[$prevalence_history_20220213.B104]" office:value-type="float" office:value="352461.665477891" calcext:value-type="float">
            <text:p>352461.665477891</text:p>
          </table:table-cell>
          <table:table-cell table:formula="of:=[$p_from_i_UK.C123]" office:value-type="float" office:value="307895.666805685" calcext:value-type="float">
            <text:p>307895.666805685</text:p>
          </table:table-cell>
          <table:table-cell table:formula="of:=[.C104]/[.B104]" office:value-type="float" office:value="0.873557884339618" calcext:value-type="float">
            <text:p>0.873557884339618</text:p>
          </table:table-cell>
        </table:table-row>
        <table:table-row table:style-name="ro1">
          <table:table-cell table:formula="of:=VALUE([$prevalence_history_20220213.A105])" office:value-type="date" office:date-value="2020-10-12" calcext:value-type="date">
            <text:p>12/10/20</text:p>
          </table:table-cell>
          <table:table-cell table:formula="of:=[$prevalence_history_20220213.B105]" office:value-type="float" office:value="366965.835899253" calcext:value-type="float">
            <text:p>366965.835899253</text:p>
          </table:table-cell>
          <table:table-cell table:formula="of:=[$p_from_i_UK.C124]" office:value-type="float" office:value="320430.440926645" calcext:value-type="float">
            <text:p>320430.440926645</text:p>
          </table:table-cell>
          <table:table-cell table:formula="of:=[.C105]/[.B105]" office:value-type="float" office:value="0.873188753774387" calcext:value-type="float">
            <text:p>0.873188753774387</text:p>
          </table:table-cell>
        </table:table-row>
        <table:table-row table:style-name="ro1">
          <table:table-cell table:formula="of:=VALUE([$prevalence_history_20220213.A106])" office:value-type="date" office:date-value="2020-10-13" calcext:value-type="date">
            <text:p>13/10/20</text:p>
          </table:table-cell>
          <table:table-cell table:formula="of:=[$prevalence_history_20220213.B106]" office:value-type="float" office:value="381163.472394694" calcext:value-type="float">
            <text:p>381163.472394694</text:p>
          </table:table-cell>
          <table:table-cell table:formula="of:=[$p_from_i_UK.C125]" office:value-type="float" office:value="332588.743988269" calcext:value-type="float">
            <text:p>332588.743988269</text:p>
          </table:table-cell>
          <table:table-cell table:formula="of:=[.C106]/[.B106]" office:value-type="float" office:value="0.872561953270994" calcext:value-type="float">
            <text:p>0.872561953270994</text:p>
          </table:table-cell>
        </table:table-row>
        <table:table-row table:style-name="ro1">
          <table:table-cell table:formula="of:=VALUE([$prevalence_history_20220213.A107])" office:value-type="date" office:date-value="2020-10-14" calcext:value-type="date">
            <text:p>14/10/20</text:p>
          </table:table-cell>
          <table:table-cell table:formula="of:=[$prevalence_history_20220213.B107]" office:value-type="float" office:value="395521.928444493" calcext:value-type="float">
            <text:p>395521.928444493</text:p>
          </table:table-cell>
          <table:table-cell table:formula="of:=[$p_from_i_UK.C126]" office:value-type="float" office:value="344893.568047152" calcext:value-type="float">
            <text:p>344893.568047152</text:p>
          </table:table-cell>
          <table:table-cell table:formula="of:=[.C107]/[.B107]" office:value-type="float" office:value="0.871996072135742" calcext:value-type="float">
            <text:p>0.871996072135742</text:p>
          </table:table-cell>
        </table:table-row>
        <table:table-row table:style-name="ro1">
          <table:table-cell table:formula="of:=VALUE([$prevalence_history_20220213.A108])" office:value-type="date" office:date-value="2020-10-15" calcext:value-type="date">
            <text:p>15/10/20</text:p>
          </table:table-cell>
          <table:table-cell table:formula="of:=[$prevalence_history_20220213.B108]" office:value-type="float" office:value="409468.78700819" calcext:value-type="float">
            <text:p>409468.78700819</text:p>
          </table:table-cell>
          <table:table-cell table:formula="of:=[$p_from_i_UK.C127]" office:value-type="float" office:value="356773.026723155" calcext:value-type="float">
            <text:p>356773.026723155</text:p>
          </table:table-cell>
          <table:table-cell table:formula="of:=[.C108]/[.B108]" office:value-type="float" office:value="0.871307015438076" calcext:value-type="float">
            <text:p>0.871307015438076</text:p>
          </table:table-cell>
        </table:table-row>
        <table:table-row table:style-name="ro1">
          <table:table-cell table:formula="of:=VALUE([$prevalence_history_20220213.A109])" office:value-type="date" office:date-value="2020-10-16" calcext:value-type="date">
            <text:p>16/10/20</text:p>
          </table:table-cell>
          <table:table-cell table:formula="of:=[$prevalence_history_20220213.B109]" office:value-type="float" office:value="422507.877850354" calcext:value-type="float">
            <text:p>422507.877850354</text:p>
          </table:table-cell>
          <table:table-cell table:formula="of:=[$p_from_i_UK.C128]" office:value-type="float" office:value="367713.813351247" calcext:value-type="float">
            <text:p>367713.813351247</text:p>
          </table:table-cell>
          <table:table-cell table:formula="of:=[.C109]/[.B109]" office:value-type="float" office:value="0.870312324641403" calcext:value-type="float">
            <text:p>0.870312324641403</text:p>
          </table:table-cell>
        </table:table-row>
        <table:table-row table:style-name="ro1">
          <table:table-cell table:formula="of:=VALUE([$prevalence_history_20220213.A110])" office:value-type="date" office:date-value="2020-10-17" calcext:value-type="date">
            <text:p>17/10/20</text:p>
          </table:table-cell>
          <table:table-cell table:formula="of:=[$prevalence_history_20220213.B110]" office:value-type="float" office:value="434047.006813798" calcext:value-type="float">
            <text:p>434047.006813798</text:p>
          </table:table-cell>
          <table:table-cell table:formula="of:=[$p_from_i_UK.C129]" office:value-type="float" office:value="377169.515970023" calcext:value-type="float">
            <text:p>377169.515970023</text:p>
          </table:table-cell>
          <table:table-cell table:formula="of:=[.C110]/[.B110]" office:value-type="float" office:value="0.868960066649706" calcext:value-type="float">
            <text:p>0.868960066649706</text:p>
          </table:table-cell>
        </table:table-row>
        <table:table-row table:style-name="ro1">
          <table:table-cell table:formula="of:=VALUE([$prevalence_history_20220213.A111])" office:value-type="date" office:date-value="2020-10-18" calcext:value-type="date">
            <text:p>18/10/20</text:p>
          </table:table-cell>
          <table:table-cell table:formula="of:=[$prevalence_history_20220213.B111]" office:value-type="float" office:value="445297.38493522" calcext:value-type="float">
            <text:p>445297.38493522</text:p>
          </table:table-cell>
          <table:table-cell table:formula="of:=[$p_from_i_UK.C130]" office:value-type="float" office:value="386410.64940465" calcext:value-type="float">
            <text:p>386410.64940465</text:p>
          </table:table-cell>
          <table:table-cell table:formula="of:=[.C111]/[.B111]" office:value-type="float" office:value="0.867758631595969" calcext:value-type="float">
            <text:p>0.867758631595969</text:p>
          </table:table-cell>
        </table:table-row>
        <table:table-row table:style-name="ro1">
          <table:table-cell table:formula="of:=VALUE([$prevalence_history_20220213.A112])" office:value-type="date" office:date-value="2020-10-19" calcext:value-type="date">
            <text:p>19/10/20</text:p>
          </table:table-cell>
          <table:table-cell table:formula="of:=[$prevalence_history_20220213.B112]" office:value-type="float" office:value="456160.110385639" calcext:value-type="float">
            <text:p>456160.110385639</text:p>
          </table:table-cell>
          <table:table-cell table:formula="of:=[$p_from_i_UK.C131]" office:value-type="float" office:value="395390.302958011" calcext:value-type="float">
            <text:p>395390.302958011</text:p>
          </table:table-cell>
          <table:table-cell table:formula="of:=[.C112]/[.B112]" office:value-type="float" office:value="0.86677965467815" calcext:value-type="float">
            <text:p>0.86677965467815</text:p>
          </table:table-cell>
        </table:table-row>
        <table:table-row table:style-name="ro1">
          <table:table-cell table:formula="of:=VALUE([$prevalence_history_20220213.A113])" office:value-type="date" office:date-value="2020-10-20" calcext:value-type="date">
            <text:p>20/10/20</text:p>
          </table:table-cell>
          <table:table-cell table:formula="of:=[$prevalence_history_20220213.B113]" office:value-type="float" office:value="467429.575859738" calcext:value-type="float">
            <text:p>467429.575859738</text:p>
          </table:table-cell>
          <table:table-cell table:formula="of:=[$p_from_i_UK.C132]" office:value-type="float" office:value="404899.304998614" calcext:value-type="float">
            <text:p>404899.304998614</text:p>
          </table:table-cell>
          <table:table-cell table:formula="of:=[.C113]/[.B113]" office:value-type="float" office:value="0.866225258112706" calcext:value-type="float">
            <text:p>0.866225258112706</text:p>
          </table:table-cell>
        </table:table-row>
        <table:table-row table:style-name="ro1">
          <table:table-cell table:formula="of:=VALUE([$prevalence_history_20220213.A114])" office:value-type="date" office:date-value="2020-10-21" calcext:value-type="date">
            <text:p>21/10/20</text:p>
          </table:table-cell>
          <table:table-cell table:formula="of:=[$prevalence_history_20220213.B114]" office:value-type="float" office:value="478262.092129978" calcext:value-type="float">
            <text:p>478262.092129978</text:p>
          </table:table-cell>
          <table:table-cell table:formula="of:=[$p_from_i_UK.C133]" office:value-type="float" office:value="414148.506649562" calcext:value-type="float">
            <text:p>414148.506649562</text:p>
          </table:table-cell>
          <table:table-cell table:formula="of:=[.C114]/[.B114]" office:value-type="float" office:value="0.865944663950092" calcext:value-type="float">
            <text:p>0.865944663950092</text:p>
          </table:table-cell>
        </table:table-row>
        <table:table-row table:style-name="ro1">
          <table:table-cell table:formula="of:=VALUE([$prevalence_history_20220213.A115])" office:value-type="date" office:date-value="2020-10-22" calcext:value-type="date">
            <text:p>22/10/20</text:p>
          </table:table-cell>
          <table:table-cell table:formula="of:=[$prevalence_history_20220213.B115]" office:value-type="float" office:value="489345.659092972" calcext:value-type="float">
            <text:p>489345.659092972</text:p>
          </table:table-cell>
          <table:table-cell table:formula="of:=[$p_from_i_UK.C134]" office:value-type="float" office:value="423826.719968018" calcext:value-type="float">
            <text:p>423826.719968018</text:p>
          </table:table-cell>
          <table:table-cell table:formula="of:=[.C115]/[.B115]" office:value-type="float" office:value="0.866109082797634" calcext:value-type="float">
            <text:p>0.866109082797634</text:p>
          </table:table-cell>
        </table:table-row>
        <table:table-row table:style-name="ro1">
          <table:table-cell table:formula="of:=VALUE([$prevalence_history_20220213.A116])" office:value-type="date" office:date-value="2020-10-23" calcext:value-type="date">
            <text:p>23/10/20</text:p>
          </table:table-cell>
          <table:table-cell table:formula="of:=[$prevalence_history_20220213.B116]" office:value-type="float" office:value="499984.43277418" calcext:value-type="float">
            <text:p>499984.43277418</text:p>
          </table:table-cell>
          <table:table-cell table:formula="of:=[$p_from_i_UK.C135]" office:value-type="float" office:value="433137.902202163" calcext:value-type="float">
            <text:p>433137.902202163</text:p>
          </table:table-cell>
          <table:table-cell table:formula="of:=[.C116]/[.B116]" office:value-type="float" office:value="0.86630277626622" calcext:value-type="float">
            <text:p>0.86630277626622</text:p>
          </table:table-cell>
        </table:table-row>
        <table:table-row table:style-name="ro1">
          <table:table-cell table:formula="of:=VALUE([$prevalence_history_20220213.A117])" office:value-type="date" office:date-value="2020-10-24" calcext:value-type="date">
            <text:p>24/10/20</text:p>
          </table:table-cell>
          <table:table-cell table:formula="of:=[$prevalence_history_20220213.B117]" office:value-type="float" office:value="510839.49859446" calcext:value-type="float">
            <text:p>510839.49859446</text:p>
          </table:table-cell>
          <table:table-cell table:formula="of:=[$p_from_i_UK.C136]" office:value-type="float" office:value="442610.066076679" calcext:value-type="float">
            <text:p>442610.066076679</text:p>
          </table:table-cell>
          <table:table-cell table:formula="of:=[.C117]/[.B117]" office:value-type="float" office:value="0.866436654359129" calcext:value-type="float">
            <text:p>0.866436654359129</text:p>
          </table:table-cell>
        </table:table-row>
        <table:table-row table:style-name="ro1">
          <table:table-cell table:formula="of:=VALUE([$prevalence_history_20220213.A118])" office:value-type="date" office:date-value="2020-10-25" calcext:value-type="date">
            <text:p>25/10/20</text:p>
          </table:table-cell>
          <table:table-cell table:formula="of:=[$prevalence_history_20220213.B118]" office:value-type="float" office:value="522390.388984991" calcext:value-type="float">
            <text:p>522390.388984991</text:p>
          </table:table-cell>
          <table:table-cell table:formula="of:=[$p_from_i_UK.C137]" office:value-type="float" office:value="452731.667141107" calcext:value-type="float">
            <text:p>452731.667141107</text:p>
          </table:table-cell>
          <table:table-cell table:formula="of:=[.C118]/[.B118]" office:value-type="float" office:value="0.866653898477666" calcext:value-type="float">
            <text:p>0.866653898477666</text:p>
          </table:table-cell>
        </table:table-row>
        <table:table-row table:style-name="ro1">
          <table:table-cell table:formula="of:=VALUE([$prevalence_history_20220213.A119])" office:value-type="date" office:date-value="2020-10-26" calcext:value-type="date">
            <text:p>26/10/20</text:p>
          </table:table-cell>
          <table:table-cell table:formula="of:=[$prevalence_history_20220213.B119]" office:value-type="float" office:value="534013.276862927" calcext:value-type="float">
            <text:p>534013.276862927</text:p>
          </table:table-cell>
          <table:table-cell table:formula="of:=[$p_from_i_UK.C138]" office:value-type="float" office:value="462874.44529459" calcext:value-type="float">
            <text:p>462874.44529459</text:p>
          </table:table-cell>
          <table:table-cell table:formula="of:=[.C119]/[.B119]" office:value-type="float" office:value="0.866784526433043" calcext:value-type="float">
            <text:p>0.866784526433043</text:p>
          </table:table-cell>
        </table:table-row>
        <table:table-row table:style-name="ro1">
          <table:table-cell table:formula="of:=VALUE([$prevalence_history_20220213.A120])" office:value-type="date" office:date-value="2020-10-27" calcext:value-type="date">
            <text:p>27/10/20</text:p>
          </table:table-cell>
          <table:table-cell table:formula="of:=[$prevalence_history_20220213.B120]" office:value-type="float" office:value="544729.26340049" calcext:value-type="float">
            <text:p>544729.26340049</text:p>
          </table:table-cell>
          <table:table-cell table:formula="of:=[$p_from_i_UK.C139]" office:value-type="float" office:value="472068.986707709" calcext:value-type="float">
            <text:p>472068.986707709</text:p>
          </table:table-cell>
          <table:table-cell table:formula="of:=[.C120]/[.B120]" office:value-type="float" office:value="0.86661212904334" calcext:value-type="float">
            <text:p>0.86661212904334</text:p>
          </table:table-cell>
        </table:table-row>
        <table:table-row table:style-name="ro1">
          <table:table-cell table:formula="of:=VALUE([$prevalence_history_20220213.A121])" office:value-type="date" office:date-value="2020-10-28" calcext:value-type="date">
            <text:p>28/10/20</text:p>
          </table:table-cell>
          <table:table-cell table:formula="of:=[$prevalence_history_20220213.B121]" office:value-type="float" office:value="553652.45395899" calcext:value-type="float">
            <text:p>553652.45395899</text:p>
          </table:table-cell>
          <table:table-cell table:formula="of:=[$p_from_i_UK.C140]" office:value-type="float" office:value="479407.788317957" calcext:value-type="float">
            <text:p>479407.788317957</text:p>
          </table:table-cell>
          <table:table-cell table:formula="of:=[.C121]/[.B121]" office:value-type="float" office:value="0.86590023197742" calcext:value-type="float">
            <text:p>0.86590023197742</text:p>
          </table:table-cell>
        </table:table-row>
        <table:table-row table:style-name="ro1">
          <table:table-cell table:formula="of:=VALUE([$prevalence_history_20220213.A122])" office:value-type="date" office:date-value="2020-10-29" calcext:value-type="date">
            <text:p>29/10/20</text:p>
          </table:table-cell>
          <table:table-cell table:formula="of:=[$prevalence_history_20220213.B122]" office:value-type="float" office:value="561642.080662058" calcext:value-type="float">
            <text:p>561642.080662058</text:p>
          </table:table-cell>
          <table:table-cell table:formula="of:=[$p_from_i_UK.C141]" office:value-type="float" office:value="485790.629875411" calcext:value-type="float">
            <text:p>485790.629875411</text:p>
          </table:table-cell>
          <table:table-cell table:formula="of:=[.C122]/[.B122]" office:value-type="float" office:value="0.864946994895335" calcext:value-type="float">
            <text:p>0.864946994895335</text:p>
          </table:table-cell>
        </table:table-row>
        <table:table-row table:style-name="ro1">
          <table:table-cell table:formula="of:=VALUE([$prevalence_history_20220213.A123])" office:value-type="date" office:date-value="2020-10-30" calcext:value-type="date">
            <text:p>30/10/20</text:p>
          </table:table-cell>
          <table:table-cell table:formula="of:=[$prevalence_history_20220213.B123]" office:value-type="float" office:value="569792.525088687" calcext:value-type="float">
            <text:p>569792.525088687</text:p>
          </table:table-cell>
          <table:table-cell table:formula="of:=[$p_from_i_UK.C142]" office:value-type="float" office:value="492372.444163788" calcext:value-type="float">
            <text:p>492372.444163788</text:p>
          </table:table-cell>
          <table:table-cell table:formula="of:=[.C123]/[.B123]" office:value-type="float" office:value="0.864125839641634" calcext:value-type="float">
            <text:p>0.864125839641634</text:p>
          </table:table-cell>
        </table:table-row>
        <table:table-row table:style-name="ro1">
          <table:table-cell table:formula="of:=VALUE([$prevalence_history_20220213.A124])" office:value-type="date" office:date-value="2020-10-31" calcext:value-type="date">
            <text:p>31/10/20</text:p>
          </table:table-cell>
          <table:table-cell table:formula="of:=[$prevalence_history_20220213.B124]" office:value-type="float" office:value="577065.48818544" calcext:value-type="float">
            <text:p>577065.48818544</text:p>
          </table:table-cell>
          <table:table-cell table:formula="of:=[$p_from_i_UK.C143]" office:value-type="float" office:value="498163.860225259" calcext:value-type="float">
            <text:p>498163.860225259</text:p>
          </table:table-cell>
          <table:table-cell table:formula="of:=[.C124]/[.B124]" office:value-type="float" office:value="0.863270929252269" calcext:value-type="float">
            <text:p>0.863270929252269</text:p>
          </table:table-cell>
        </table:table-row>
        <table:table-row table:style-name="ro1">
          <table:table-cell table:formula="of:=VALUE([$prevalence_history_20220213.A125])" office:value-type="date" office:date-value="2020-11-01" calcext:value-type="date">
            <text:p>01/11/20</text:p>
          </table:table-cell>
          <table:table-cell table:formula="of:=[$prevalence_history_20220213.B125]" office:value-type="float" office:value="583760.72968142" calcext:value-type="float">
            <text:p>583760.72968142</text:p>
          </table:table-cell>
          <table:table-cell table:formula="of:=[$p_from_i_UK.C144]" office:value-type="float" office:value="503587.154281357" calcext:value-type="float">
            <text:p>503587.154281357</text:p>
          </table:table-cell>
          <table:table-cell table:formula="of:=[.C125]/[.B125]" office:value-type="float" office:value="0.862660211070011" calcext:value-type="float">
            <text:p>0.862660211070011</text:p>
          </table:table-cell>
        </table:table-row>
        <table:table-row table:style-name="ro1">
          <table:table-cell table:formula="of:=VALUE([$prevalence_history_20220213.A126])" office:value-type="date" office:date-value="2020-11-02" calcext:value-type="date">
            <text:p>02/11/20</text:p>
          </table:table-cell>
          <table:table-cell table:formula="of:=[$prevalence_history_20220213.B126]" office:value-type="float" office:value="590512.997231826" calcext:value-type="float">
            <text:p>590512.997231826</text:p>
          </table:table-cell>
          <table:table-cell table:formula="of:=[$p_from_i_UK.C145]" office:value-type="float" office:value="509280.070174936" calcext:value-type="float">
            <text:p>509280.070174936</text:p>
          </table:table-cell>
          <table:table-cell table:formula="of:=[.C126]/[.B126]" office:value-type="float" office:value="0.862436682278478" calcext:value-type="float">
            <text:p>0.862436682278478</text:p>
          </table:table-cell>
        </table:table-row>
        <table:table-row table:style-name="ro1">
          <table:table-cell table:formula="of:=VALUE([$prevalence_history_20220213.A127])" office:value-type="date" office:date-value="2020-11-03" calcext:value-type="date">
            <text:p>03/11/20</text:p>
          </table:table-cell>
          <table:table-cell table:formula="of:=[$prevalence_history_20220213.B127]" office:value-type="float" office:value="595029.126486433" calcext:value-type="float">
            <text:p>595029.126486433</text:p>
          </table:table-cell>
          <table:table-cell table:formula="of:=[$p_from_i_UK.C146]" office:value-type="float" office:value="512897.432529273" calcext:value-type="float">
            <text:p>512897.432529273</text:p>
          </table:table-cell>
          <table:table-cell table:formula="of:=[.C127]/[.B127]" office:value-type="float" office:value="0.861970296408619" calcext:value-type="float">
            <text:p>0.861970296408619</text:p>
          </table:table-cell>
        </table:table-row>
        <table:table-row table:style-name="ro1">
          <table:table-cell table:formula="of:=VALUE([$prevalence_history_20220213.A128])" office:value-type="date" office:date-value="2020-11-04" calcext:value-type="date">
            <text:p>04/11/20</text:p>
          </table:table-cell>
          <table:table-cell table:formula="of:=[$prevalence_history_20220213.B128]" office:value-type="float" office:value="598035.777766839" calcext:value-type="float">
            <text:p>598035.777766839</text:p>
          </table:table-cell>
          <table:table-cell table:formula="of:=[$p_from_i_UK.C147]" office:value-type="float" office:value="515051.557185061" calcext:value-type="float">
            <text:p>515051.557185061</text:p>
          </table:table-cell>
          <table:table-cell table:formula="of:=[.C128]/[.B128]" office:value-type="float" office:value="0.861238702320362" calcext:value-type="float">
            <text:p>0.861238702320362</text:p>
          </table:table-cell>
        </table:table-row>
        <table:table-row table:style-name="ro1">
          <table:table-cell table:formula="of:=VALUE([$prevalence_history_20220213.A129])" office:value-type="date" office:date-value="2020-11-05" calcext:value-type="date">
            <text:p>05/11/20</text:p>
          </table:table-cell>
          <table:table-cell table:formula="of:=[$prevalence_history_20220213.B129]" office:value-type="float" office:value="599205.006652954" calcext:value-type="float">
            <text:p>599205.006652954</text:p>
          </table:table-cell>
          <table:table-cell table:formula="of:=[$p_from_i_UK.C148]" office:value-type="float" office:value="515428.486949558" calcext:value-type="float">
            <text:p>515428.486949558</text:p>
          </table:table-cell>
          <table:table-cell table:formula="of:=[.C129]/[.B129]" office:value-type="float" office:value="0.860187216773512" calcext:value-type="float">
            <text:p>0.860187216773512</text:p>
          </table:table-cell>
        </table:table-row>
        <table:table-row table:style-name="ro1">
          <table:table-cell table:formula="of:=VALUE([$prevalence_history_20220213.A130])" office:value-type="date" office:date-value="2020-11-06" calcext:value-type="date">
            <text:p>06/11/20</text:p>
          </table:table-cell>
          <table:table-cell table:formula="of:=[$prevalence_history_20220213.B130]" office:value-type="float" office:value="600092.287339343" calcext:value-type="float">
            <text:p>600092.287339343</text:p>
          </table:table-cell>
          <table:table-cell table:formula="of:=[$p_from_i_UK.C149]" office:value-type="float" office:value="515730.79369478" calcext:value-type="float">
            <text:p>515730.79369478</text:p>
          </table:table-cell>
          <table:table-cell table:formula="of:=[.C130]/[.B130]" office:value-type="float" office:value="0.859419133649259" calcext:value-type="float">
            <text:p>0.859419133649259</text:p>
          </table:table-cell>
        </table:table-row>
        <table:table-row table:style-name="ro1">
          <table:table-cell table:formula="of:=VALUE([$prevalence_history_20220213.A131])" office:value-type="date" office:date-value="2020-11-07" calcext:value-type="date">
            <text:p>07/11/20</text:p>
          </table:table-cell>
          <table:table-cell table:formula="of:=[$prevalence_history_20220213.B131]" office:value-type="float" office:value="599485.369001121" calcext:value-type="float">
            <text:p>599485.369001121</text:p>
          </table:table-cell>
          <table:table-cell table:formula="of:=[$p_from_i_UK.C150]" office:value-type="float" office:value="514671.189246338" calcext:value-type="float">
            <text:p>514671.189246338</text:p>
          </table:table-cell>
          <table:table-cell table:formula="of:=[.C131]/[.B131]" office:value-type="float" office:value="0.858521685197918" calcext:value-type="float">
            <text:p>0.858521685197918</text:p>
          </table:table-cell>
        </table:table-row>
        <table:table-row table:style-name="ro1">
          <table:table-cell table:formula="of:=VALUE([$prevalence_history_20220213.A132])" office:value-type="date" office:date-value="2020-11-08" calcext:value-type="date">
            <text:p>08/11/20</text:p>
          </table:table-cell>
          <table:table-cell table:formula="of:=[$prevalence_history_20220213.B132]" office:value-type="float" office:value="598993.142970475" calcext:value-type="float">
            <text:p>598993.142970475</text:p>
          </table:table-cell>
          <table:table-cell table:formula="of:=[$p_from_i_UK.C151]" office:value-type="float" office:value="513904.30833443" calcext:value-type="float">
            <text:p>513904.30833443</text:p>
          </table:table-cell>
          <table:table-cell table:formula="of:=[.C132]/[.B132]" office:value-type="float" office:value="0.857946896997718" calcext:value-type="float">
            <text:p>0.857946896997718</text:p>
          </table:table-cell>
        </table:table-row>
        <table:table-row table:style-name="ro1">
          <table:table-cell table:formula="of:=VALUE([$prevalence_history_20220213.A133])" office:value-type="date" office:date-value="2020-11-09" calcext:value-type="date">
            <text:p>09/11/20</text:p>
          </table:table-cell>
          <table:table-cell table:formula="of:=[$prevalence_history_20220213.B133]" office:value-type="float" office:value="598762.097945971" calcext:value-type="float">
            <text:p>598762.097945971</text:p>
          </table:table-cell>
          <table:table-cell table:formula="of:=[$p_from_i_UK.C152]" office:value-type="float" office:value="513717.453435944" calcext:value-type="float">
            <text:p>513717.453435944</text:p>
          </table:table-cell>
          <table:table-cell table:formula="of:=[.C133]/[.B133]" office:value-type="float" office:value="0.857965885279364" calcext:value-type="float">
            <text:p>0.857965885279364</text:p>
          </table:table-cell>
        </table:table-row>
        <table:table-row table:style-name="ro1">
          <table:table-cell table:formula="of:=VALUE([$prevalence_history_20220213.A134])" office:value-type="date" office:date-value="2020-11-10" calcext:value-type="date">
            <text:p>10/11/20</text:p>
          </table:table-cell>
          <table:table-cell table:formula="of:=[$prevalence_history_20220213.B134]" office:value-type="float" office:value="598536.05609976" calcext:value-type="float">
            <text:p>598536.05609976</text:p>
          </table:table-cell>
          <table:table-cell table:formula="of:=[$p_from_i_UK.C153]" office:value-type="float" office:value="513729.282543543" calcext:value-type="float">
            <text:p>513729.282543543</text:p>
          </table:table-cell>
          <table:table-cell table:formula="of:=[.C134]/[.B134]" office:value-type="float" office:value="0.858309666239921" calcext:value-type="float">
            <text:p>0.858309666239921</text:p>
          </table:table-cell>
        </table:table-row>
        <table:table-row table:style-name="ro1">
          <table:table-cell table:formula="of:=VALUE([$prevalence_history_20220213.A135])" office:value-type="date" office:date-value="2020-11-11" calcext:value-type="date">
            <text:p>11/11/20</text:p>
          </table:table-cell>
          <table:table-cell table:formula="of:=[$prevalence_history_20220213.B135]" office:value-type="float" office:value="598398.941607345" calcext:value-type="float">
            <text:p>598398.941607345</text:p>
          </table:table-cell>
          <table:table-cell table:formula="of:=[$p_from_i_UK.C154]" office:value-type="float" office:value="513929.791615682" calcext:value-type="float">
            <text:p>513929.791615682</text:p>
          </table:table-cell>
          <table:table-cell table:formula="of:=[.C135]/[.B135]" office:value-type="float" office:value="0.858841411442386" calcext:value-type="float">
            <text:p>0.858841411442386</text:p>
          </table:table-cell>
        </table:table-row>
        <table:table-row table:style-name="ro1">
          <table:table-cell table:formula="of:=VALUE([$prevalence_history_20220213.A136])" office:value-type="date" office:date-value="2020-11-12" calcext:value-type="date">
            <text:p>12/11/20</text:p>
          </table:table-cell>
          <table:table-cell table:formula="of:=[$prevalence_history_20220213.B136]" office:value-type="float" office:value="598388.798699939" calcext:value-type="float">
            <text:p>598388.798699939</text:p>
          </table:table-cell>
          <table:table-cell table:formula="of:=[$p_from_i_UK.C155]" office:value-type="float" office:value="514224.353206735" calcext:value-type="float">
            <text:p>514224.353206735</text:p>
          </table:table-cell>
          <table:table-cell table:formula="of:=[.C136]/[.B136]" office:value-type="float" office:value="0.859348226978748" calcext:value-type="float">
            <text:p>0.859348226978748</text:p>
          </table:table-cell>
        </table:table-row>
        <table:table-row table:style-name="ro1">
          <table:table-cell table:formula="of:=VALUE([$prevalence_history_20220213.A137])" office:value-type="date" office:date-value="2020-11-13" calcext:value-type="date">
            <text:p>13/11/20</text:p>
          </table:table-cell>
          <table:table-cell table:formula="of:=[$prevalence_history_20220213.B137]" office:value-type="float" office:value="597761.175398953" calcext:value-type="float">
            <text:p>597761.175398953</text:p>
          </table:table-cell>
          <table:table-cell table:formula="of:=[$p_from_i_UK.C156]" office:value-type="float" office:value="513855.777450648" calcext:value-type="float">
            <text:p>513855.777450648</text:p>
          </table:table-cell>
          <table:table-cell table:formula="of:=[.C137]/[.B137]" office:value-type="float" office:value="0.859633911666635" calcext:value-type="float">
            <text:p>0.859633911666635</text:p>
          </table:table-cell>
        </table:table-row>
        <table:table-row table:style-name="ro1">
          <table:table-cell table:formula="of:=VALUE([$prevalence_history_20220213.A138])" office:value-type="date" office:date-value="2020-11-14" calcext:value-type="date">
            <text:p>14/11/20</text:p>
          </table:table-cell>
          <table:table-cell table:formula="of:=[$prevalence_history_20220213.B138]" office:value-type="float" office:value="598504.939441837" calcext:value-type="float">
            <text:p>598504.939441837</text:p>
          </table:table-cell>
          <table:table-cell table:formula="of:=[$p_from_i_UK.C157]" office:value-type="float" office:value="514716.981657993" calcext:value-type="float">
            <text:p>514716.981657993</text:p>
          </table:table-cell>
          <table:table-cell table:formula="of:=[.C138]/[.B138]" office:value-type="float" office:value="0.860004567611448" calcext:value-type="float">
            <text:p>0.860004567611448</text:p>
          </table:table-cell>
        </table:table-row>
        <table:table-row table:style-name="ro1">
          <table:table-cell table:formula="of:=VALUE([$prevalence_history_20220213.A139])" office:value-type="date" office:date-value="2020-11-15" calcext:value-type="date">
            <text:p>15/11/20</text:p>
          </table:table-cell>
          <table:table-cell table:formula="of:=[$prevalence_history_20220213.B139]" office:value-type="float" office:value="599094.988090032" calcext:value-type="float">
            <text:p>599094.988090032</text:p>
          </table:table-cell>
          <table:table-cell table:formula="of:=[$p_from_i_UK.C158]" office:value-type="float" office:value="515259.041475605" calcext:value-type="float">
            <text:p>515259.041475605</text:p>
          </table:table-cell>
          <table:table-cell table:formula="of:=[.C139]/[.B139]" office:value-type="float" office:value="0.860062346904781" calcext:value-type="float">
            <text:p>0.860062346904781</text:p>
          </table:table-cell>
        </table:table-row>
        <table:table-row table:style-name="ro1">
          <table:table-cell table:formula="of:=VALUE([$prevalence_history_20220213.A140])" office:value-type="date" office:date-value="2020-11-16" calcext:value-type="date">
            <text:p>16/11/20</text:p>
          </table:table-cell>
          <table:table-cell table:formula="of:=[$prevalence_history_20220213.B140]" office:value-type="float" office:value="600216.235786781" calcext:value-type="float">
            <text:p>600216.235786781</text:p>
          </table:table-cell>
          <table:table-cell table:formula="of:=[$p_from_i_UK.C159]" office:value-type="float" office:value="516296.557420704" calcext:value-type="float">
            <text:p>516296.557420704</text:p>
          </table:table-cell>
          <table:table-cell table:formula="of:=[.C140]/[.B140]" office:value-type="float" office:value="0.860184258001498" calcext:value-type="float">
            <text:p>0.860184258001498</text:p>
          </table:table-cell>
        </table:table-row>
        <table:table-row table:style-name="ro1">
          <table:table-cell table:formula="of:=VALUE([$prevalence_history_20220213.A141])" office:value-type="date" office:date-value="2020-11-17" calcext:value-type="date">
            <text:p>17/11/20</text:p>
          </table:table-cell>
          <table:table-cell table:formula="of:=[$prevalence_history_20220213.B141]" office:value-type="float" office:value="601915.151287882" calcext:value-type="float">
            <text:p>601915.151287882</text:p>
          </table:table-cell>
          <table:table-cell table:formula="of:=[$p_from_i_UK.C160]" office:value-type="float" office:value="517860.763277615" calcext:value-type="float">
            <text:p>517860.763277615</text:p>
          </table:table-cell>
          <table:table-cell table:formula="of:=[.C141]/[.B141]" office:value-type="float" office:value="0.860355088536282" calcext:value-type="float">
            <text:p>0.860355088536282</text:p>
          </table:table-cell>
        </table:table-row>
        <table:table-row table:style-name="ro1">
          <table:table-cell table:formula="of:=VALUE([$prevalence_history_20220213.A142])" office:value-type="date" office:date-value="2020-11-18" calcext:value-type="date">
            <text:p>18/11/20</text:p>
          </table:table-cell>
          <table:table-cell table:formula="of:=[$prevalence_history_20220213.B142]" office:value-type="float" office:value="602544.870113239" calcext:value-type="float">
            <text:p>602544.870113239</text:p>
          </table:table-cell>
          <table:table-cell table:formula="of:=[$p_from_i_UK.C161]" office:value-type="float" office:value="518369.018922986" calcext:value-type="float">
            <text:p>518369.018922986</text:p>
          </table:table-cell>
          <table:table-cell table:formula="of:=[.C142]/[.B142]" office:value-type="float" office:value="0.860299447617181" calcext:value-type="float">
            <text:p>0.860299447617181</text:p>
          </table:table-cell>
        </table:table-row>
        <table:table-row table:style-name="ro1">
          <table:table-cell table:formula="of:=VALUE([$prevalence_history_20220213.A143])" office:value-type="date" office:date-value="2020-11-19" calcext:value-type="date">
            <text:p>19/11/20</text:p>
          </table:table-cell>
          <table:table-cell table:formula="of:=[$prevalence_history_20220213.B143]" office:value-type="float" office:value="602901.176203476" calcext:value-type="float">
            <text:p>602901.176203476</text:p>
          </table:table-cell>
          <table:table-cell table:formula="of:=[$p_from_i_UK.C162]" office:value-type="float" office:value="518583.256366621" calcext:value-type="float">
            <text:p>518583.256366621</text:p>
          </table:table-cell>
          <table:table-cell table:formula="of:=[.C143]/[.B143]" office:value-type="float" office:value="0.860146366991996" calcext:value-type="float">
            <text:p>0.860146366991996</text:p>
          </table:table-cell>
        </table:table-row>
        <table:table-row table:style-name="ro1">
          <table:table-cell table:formula="of:=VALUE([$prevalence_history_20220213.A144])" office:value-type="date" office:date-value="2020-11-20" calcext:value-type="date">
            <text:p>20/11/20</text:p>
          </table:table-cell>
          <table:table-cell table:formula="of:=[$prevalence_history_20220213.B144]" office:value-type="float" office:value="601941.123298173" calcext:value-type="float">
            <text:p>601941.123298173</text:p>
          </table:table-cell>
          <table:table-cell table:formula="of:=[$p_from_i_UK.C163]" office:value-type="float" office:value="517378.758413955" calcext:value-type="float">
            <text:p>517378.758413955</text:p>
          </table:table-cell>
          <table:table-cell table:formula="of:=[.C144]/[.B144]" office:value-type="float" office:value="0.859517215868419" calcext:value-type="float">
            <text:p>0.859517215868419</text:p>
          </table:table-cell>
        </table:table-row>
        <table:table-row table:style-name="ro1">
          <table:table-cell table:formula="of:=VALUE([$prevalence_history_20220213.A145])" office:value-type="date" office:date-value="2020-11-21" calcext:value-type="date">
            <text:p>21/11/20</text:p>
          </table:table-cell>
          <table:table-cell table:formula="of:=[$prevalence_history_20220213.B145]" office:value-type="float" office:value="600247.051073963" calcext:value-type="float">
            <text:p>600247.051073963</text:p>
          </table:table-cell>
          <table:table-cell table:formula="of:=[$p_from_i_UK.C164]" office:value-type="float" office:value="515511.661042317" calcext:value-type="float">
            <text:p>515511.661042317</text:p>
          </table:table-cell>
          <table:table-cell table:formula="of:=[.C145]/[.B145]" office:value-type="float" office:value="0.858832475927975" calcext:value-type="float">
            <text:p>0.858832475927975</text:p>
          </table:table-cell>
        </table:table-row>
        <table:table-row table:style-name="ro1">
          <table:table-cell table:formula="of:=VALUE([$prevalence_history_20220213.A146])" office:value-type="date" office:date-value="2020-11-22" calcext:value-type="date">
            <text:p>22/11/20</text:p>
          </table:table-cell>
          <table:table-cell table:formula="of:=[$prevalence_history_20220213.B146]" office:value-type="float" office:value="597497.900644517" calcext:value-type="float">
            <text:p>597497.900644517</text:p>
          </table:table-cell>
          <table:table-cell table:formula="of:=[$p_from_i_UK.C165]" office:value-type="float" office:value="512604.817514611" calcext:value-type="float">
            <text:p>512604.817514611</text:p>
          </table:table-cell>
          <table:table-cell table:formula="of:=[.C146]/[.B146]" office:value-type="float" office:value="0.857919026931588" calcext:value-type="float">
            <text:p>0.857919026931588</text:p>
          </table:table-cell>
        </table:table-row>
        <table:table-row table:style-name="ro1">
          <table:table-cell table:formula="of:=VALUE([$prevalence_history_20220213.A147])" office:value-type="date" office:date-value="2020-11-23" calcext:value-type="date">
            <text:p>23/11/20</text:p>
          </table:table-cell>
          <table:table-cell table:formula="of:=[$prevalence_history_20220213.B147]" office:value-type="float" office:value="593419.85022337" calcext:value-type="float">
            <text:p>593419.85022337</text:p>
          </table:table-cell>
          <table:table-cell table:formula="of:=[$p_from_i_UK.C166]" office:value-type="float" office:value="508467.041489873" calcext:value-type="float">
            <text:p>508467.041489873</text:p>
          </table:table-cell>
          <table:table-cell table:formula="of:=[.C147]/[.B147]" office:value-type="float" office:value="0.856841983459907" calcext:value-type="float">
            <text:p>0.856841983459907</text:p>
          </table:table-cell>
        </table:table-row>
        <table:table-row table:style-name="ro1">
          <table:table-cell table:formula="of:=VALUE([$prevalence_history_20220213.A148])" office:value-type="date" office:date-value="2020-11-24" calcext:value-type="date">
            <text:p>24/11/20</text:p>
          </table:table-cell>
          <table:table-cell table:formula="of:=[$prevalence_history_20220213.B148]" office:value-type="float" office:value="586648.678739511" calcext:value-type="float">
            <text:p>586648.678739511</text:p>
          </table:table-cell>
          <table:table-cell table:formula="of:=[$p_from_i_UK.C167]" office:value-type="float" office:value="501892.709496755" calcext:value-type="float">
            <text:p>501892.709496755</text:p>
          </table:table-cell>
          <table:table-cell table:formula="of:=[.C148]/[.B148]" office:value-type="float" office:value="0.855525168104248" calcext:value-type="float">
            <text:p>0.855525168104248</text:p>
          </table:table-cell>
        </table:table-row>
        <table:table-row table:style-name="ro1">
          <table:table-cell table:formula="of:=VALUE([$prevalence_history_20220213.A149])" office:value-type="date" office:date-value="2020-11-25" calcext:value-type="date">
            <text:p>25/11/20</text:p>
          </table:table-cell>
          <table:table-cell table:formula="of:=[$prevalence_history_20220213.B149]" office:value-type="float" office:value="578156.235720089" calcext:value-type="float">
            <text:p>578156.235720089</text:p>
          </table:table-cell>
          <table:table-cell table:formula="of:=[$p_from_i_UK.C168]" office:value-type="float" office:value="493794.259040796" calcext:value-type="float">
            <text:p>493794.259040796</text:p>
          </table:table-cell>
          <table:table-cell table:formula="of:=[.C149]/[.B149]" office:value-type="float" office:value="0.854084464601128" calcext:value-type="float">
            <text:p>0.854084464601128</text:p>
          </table:table-cell>
        </table:table-row>
        <table:table-row table:style-name="ro1">
          <table:table-cell table:formula="of:=VALUE([$prevalence_history_20220213.A150])" office:value-type="date" office:date-value="2020-11-26" calcext:value-type="date">
            <text:p>26/11/20</text:p>
          </table:table-cell>
          <table:table-cell table:formula="of:=[$prevalence_history_20220213.B150]" office:value-type="float" office:value="567939.408555542" calcext:value-type="float">
            <text:p>567939.408555542</text:p>
          </table:table-cell>
          <table:table-cell table:formula="of:=[$p_from_i_UK.C169]" office:value-type="float" office:value="484276.56351784" calcext:value-type="float">
            <text:p>484276.56351784</text:p>
          </table:table-cell>
          <table:table-cell table:formula="of:=[.C150]/[.B150]" office:value-type="float" office:value="0.852690544488744" calcext:value-type="float">
            <text:p>0.852690544488744</text:p>
          </table:table-cell>
        </table:table-row>
        <table:table-row table:style-name="ro1">
          <table:table-cell table:formula="of:=VALUE([$prevalence_history_20220213.A151])" office:value-type="date" office:date-value="2020-11-27" calcext:value-type="date">
            <text:p>27/11/20</text:p>
          </table:table-cell>
          <table:table-cell table:formula="of:=[$prevalence_history_20220213.B151]" office:value-type="float" office:value="556788.899998688" calcext:value-type="float">
            <text:p>556788.899998688</text:p>
          </table:table-cell>
          <table:table-cell table:formula="of:=[$p_from_i_UK.C170]" office:value-type="float" office:value="474082.912085916" calcext:value-type="float">
            <text:p>474082.912085916</text:p>
          </table:table-cell>
          <table:table-cell table:formula="of:=[.C151]/[.B151]" office:value-type="float" office:value="0.851458985779051" calcext:value-type="float">
            <text:p>0.851458985779051</text:p>
          </table:table-cell>
        </table:table-row>
        <table:table-row table:style-name="ro1">
          <table:table-cell table:formula="of:=VALUE([$prevalence_history_20220213.A152])" office:value-type="date" office:date-value="2020-11-28" calcext:value-type="date">
            <text:p>28/11/20</text:p>
          </table:table-cell>
          <table:table-cell table:formula="of:=[$prevalence_history_20220213.B152]" office:value-type="float" office:value="545170.943820495" calcext:value-type="float">
            <text:p>545170.943820495</text:p>
          </table:table-cell>
          <table:table-cell table:formula="of:=[$p_from_i_UK.C171]" office:value-type="float" office:value="463705.081887464" calcext:value-type="float">
            <text:p>463705.081887464</text:p>
          </table:table-cell>
          <table:table-cell table:formula="of:=[.C152]/[.B152]" office:value-type="float" office:value="0.850568224780787" calcext:value-type="float">
            <text:p>0.850568224780787</text:p>
          </table:table-cell>
        </table:table-row>
        <table:table-row table:style-name="ro1">
          <table:table-cell table:formula="of:=VALUE([$prevalence_history_20220213.A153])" office:value-type="date" office:date-value="2020-11-29" calcext:value-type="date">
            <text:p>29/11/20</text:p>
          </table:table-cell>
          <table:table-cell table:formula="of:=[$prevalence_history_20220213.B153]" office:value-type="float" office:value="533973.872509286" calcext:value-type="float">
            <text:p>533973.872509286</text:p>
          </table:table-cell>
          <table:table-cell table:formula="of:=[$p_from_i_UK.C172]" office:value-type="float" office:value="454098.312592751" calcext:value-type="float">
            <text:p>454098.312592751</text:p>
          </table:table-cell>
          <table:table-cell table:formula="of:=[.C153]/[.B153]" office:value-type="float" office:value="0.850412980805262" calcext:value-type="float">
            <text:p>0.850412980805262</text:p>
          </table:table-cell>
        </table:table-row>
        <table:table-row table:style-name="ro1">
          <table:table-cell table:formula="of:=VALUE([$prevalence_history_20220213.A154])" office:value-type="date" office:date-value="2020-11-30" calcext:value-type="date">
            <text:p>30/11/20</text:p>
          </table:table-cell>
          <table:table-cell table:formula="of:=[$prevalence_history_20220213.B154]" office:value-type="float" office:value="522873.10476756" calcext:value-type="float">
            <text:p>522873.10476756</text:p>
          </table:table-cell>
          <table:table-cell table:formula="of:=[$p_from_i_UK.C173]" office:value-type="float" office:value="444812.909266596" calcext:value-type="float">
            <text:p>444812.909266596</text:p>
          </table:table-cell>
          <table:table-cell table:formula="of:=[.C154]/[.B154]" office:value-type="float" office:value="0.850709101712805" calcext:value-type="float">
            <text:p>0.850709101712805</text:p>
          </table:table-cell>
        </table:table-row>
        <table:table-row table:style-name="ro1">
          <table:table-cell table:formula="of:=VALUE([$prevalence_history_20220213.A155])" office:value-type="date" office:date-value="2020-12-01" calcext:value-type="date">
            <text:p>01/12/20</text:p>
          </table:table-cell>
          <table:table-cell table:formula="of:=[$prevalence_history_20220213.B155]" office:value-type="float" office:value="511983.707466996" calcext:value-type="float">
            <text:p>511983.707466996</text:p>
          </table:table-cell>
          <table:table-cell table:formula="of:=[$p_from_i_UK.C174]" office:value-type="float" office:value="435858.329020465" calcext:value-type="float">
            <text:p>435858.329020465</text:p>
          </table:table-cell>
          <table:table-cell table:formula="of:=[.C155]/[.B155]" office:value-type="float" office:value="0.851312888796489" calcext:value-type="float">
            <text:p>0.851312888796489</text:p>
          </table:table-cell>
        </table:table-row>
        <table:table-row table:style-name="ro1">
          <table:table-cell table:formula="of:=VALUE([$prevalence_history_20220213.A156])" office:value-type="date" office:date-value="2020-12-02" calcext:value-type="date">
            <text:p>02/12/20</text:p>
          </table:table-cell>
          <table:table-cell table:formula="of:=[$prevalence_history_20220213.B156]" office:value-type="float" office:value="501401.113264584" calcext:value-type="float">
            <text:p>501401.113264584</text:p>
          </table:table-cell>
          <table:table-cell table:formula="of:=[$p_from_i_UK.C175]" office:value-type="float" office:value="427204.702752693" calcext:value-type="float">
            <text:p>427204.702752693</text:p>
          </table:table-cell>
          <table:table-cell table:formula="of:=[.C156]/[.B156]" office:value-type="float" office:value="0.852021847281504" calcext:value-type="float">
            <text:p>0.852021847281504</text:p>
          </table:table-cell>
        </table:table-row>
        <table:table-row table:style-name="ro1">
          <table:table-cell table:formula="of:=VALUE([$prevalence_history_20220213.A157])" office:value-type="date" office:date-value="2020-12-03" calcext:value-type="date">
            <text:p>03/12/20</text:p>
          </table:table-cell>
          <table:table-cell table:formula="of:=[$prevalence_history_20220213.B157]" office:value-type="float" office:value="491658.802552257" calcext:value-type="float">
            <text:p>491658.802552257</text:p>
          </table:table-cell>
          <table:table-cell table:formula="of:=[$p_from_i_UK.C176]" office:value-type="float" office:value="419322.065907747" calcext:value-type="float">
            <text:p>419322.065907747</text:p>
          </table:table-cell>
          <table:table-cell table:formula="of:=[.C157]/[.B157]" office:value-type="float" office:value="0.852872080660406" calcext:value-type="float">
            <text:p>0.852872080660406</text:p>
          </table:table-cell>
        </table:table-row>
        <table:table-row table:style-name="ro1">
          <table:table-cell table:formula="of:=VALUE([$prevalence_history_20220213.A158])" office:value-type="date" office:date-value="2020-12-04" calcext:value-type="date">
            <text:p>04/12/20</text:p>
          </table:table-cell>
          <table:table-cell table:formula="of:=[$prevalence_history_20220213.B158]" office:value-type="float" office:value="484033.82605831" calcext:value-type="float">
            <text:p>484033.82605831</text:p>
          </table:table-cell>
          <table:table-cell table:formula="of:=[$p_from_i_UK.C177]" office:value-type="float" office:value="413375.111314587" calcext:value-type="float">
            <text:p>413375.111314587</text:p>
          </table:table-cell>
          <table:table-cell table:formula="of:=[.C158]/[.B158]" office:value-type="float" office:value="0.854021122203119" calcext:value-type="float">
            <text:p>0.854021122203119</text:p>
          </table:table-cell>
        </table:table-row>
        <table:table-row table:style-name="ro1">
          <table:table-cell table:formula="of:=VALUE([$prevalence_history_20220213.A159])" office:value-type="date" office:date-value="2020-12-05" calcext:value-type="date">
            <text:p>05/12/20</text:p>
          </table:table-cell>
          <table:table-cell table:formula="of:=[$prevalence_history_20220213.B159]" office:value-type="float" office:value="476636.363631689" calcext:value-type="float">
            <text:p>476636.363631689</text:p>
          </table:table-cell>
          <table:table-cell table:formula="of:=[$p_from_i_UK.C178]" office:value-type="float" office:value="407452.773819034" calcext:value-type="float">
            <text:p>407452.773819034</text:p>
          </table:table-cell>
          <table:table-cell table:formula="of:=[.C159]/[.B159]" office:value-type="float" office:value="0.854850374223408" calcext:value-type="float">
            <text:p>0.854850374223408</text:p>
          </table:table-cell>
        </table:table-row>
        <table:table-row table:style-name="ro1">
          <table:table-cell table:formula="of:=VALUE([$prevalence_history_20220213.A160])" office:value-type="date" office:date-value="2020-12-06" calcext:value-type="date">
            <text:p>06/12/20</text:p>
          </table:table-cell>
          <table:table-cell table:formula="of:=[$prevalence_history_20220213.B160]" office:value-type="float" office:value="470940.289272088" calcext:value-type="float">
            <text:p>470940.289272088</text:p>
          </table:table-cell>
          <table:table-cell table:formula="of:=[$p_from_i_UK.C179]" office:value-type="float" office:value="403060.88876585" calcext:value-type="float">
            <text:p>403060.88876585</text:p>
          </table:table-cell>
          <table:table-cell table:formula="of:=[.C160]/[.B160]" office:value-type="float" office:value="0.855864104107218" calcext:value-type="float">
            <text:p>0.855864104107218</text:p>
          </table:table-cell>
        </table:table-row>
        <table:table-row table:style-name="ro1">
          <table:table-cell table:formula="of:=VALUE([$prevalence_history_20220213.A161])" office:value-type="date" office:date-value="2020-12-07" calcext:value-type="date">
            <text:p>07/12/20</text:p>
          </table:table-cell>
          <table:table-cell table:formula="of:=[$prevalence_history_20220213.B161]" office:value-type="float" office:value="467784.166815723" calcext:value-type="float">
            <text:p>467784.166815723</text:p>
          </table:table-cell>
          <table:table-cell table:formula="of:=[$p_from_i_UK.C180]" office:value-type="float" office:value="401022.705492472" calcext:value-type="float">
            <text:p>401022.705492472</text:p>
          </table:table-cell>
          <table:table-cell table:formula="of:=[.C161]/[.B161]" office:value-type="float" office:value="0.85728148565244" calcext:value-type="float">
            <text:p>0.85728148565244</text:p>
          </table:table-cell>
        </table:table-row>
        <table:table-row table:style-name="ro1">
          <table:table-cell table:formula="of:=VALUE([$prevalence_history_20220213.A162])" office:value-type="date" office:date-value="2020-12-08" calcext:value-type="date">
            <text:p>08/12/20</text:p>
          </table:table-cell>
          <table:table-cell table:formula="of:=[$prevalence_history_20220213.B162]" office:value-type="float" office:value="466060.082793897" calcext:value-type="float">
            <text:p>466060.082793897</text:p>
          </table:table-cell>
          <table:table-cell table:formula="of:=[$p_from_i_UK.C181]" office:value-type="float" office:value="400215.016913126" calcext:value-type="float">
            <text:p>400215.016913126</text:p>
          </table:table-cell>
          <table:table-cell table:formula="of:=[.C162]/[.B162]" office:value-type="float" office:value="0.858719791049152" calcext:value-type="float">
            <text:p>0.858719791049152</text:p>
          </table:table-cell>
        </table:table-row>
        <table:table-row table:style-name="ro1">
          <table:table-cell table:formula="of:=VALUE([$prevalence_history_20220213.A163])" office:value-type="date" office:date-value="2020-12-09" calcext:value-type="date">
            <text:p>09/12/20</text:p>
          </table:table-cell>
          <table:table-cell table:formula="of:=[$prevalence_history_20220213.B163]" office:value-type="float" office:value="466294.000575268" calcext:value-type="float">
            <text:p>466294.000575268</text:p>
          </table:table-cell>
          <table:table-cell table:formula="of:=[$p_from_i_UK.C182]" office:value-type="float" office:value="401128.104870486" calcext:value-type="float">
            <text:p>401128.104870486</text:p>
          </table:table-cell>
          <table:table-cell table:formula="of:=[.C163]/[.B163]" office:value-type="float" office:value="0.860247192491462" calcext:value-type="float">
            <text:p>0.860247192491462</text:p>
          </table:table-cell>
        </table:table-row>
        <table:table-row table:style-name="ro1">
          <table:table-cell table:formula="of:=VALUE([$prevalence_history_20220213.A164])" office:value-type="date" office:date-value="2020-12-10" calcext:value-type="date">
            <text:p>10/12/20</text:p>
          </table:table-cell>
          <table:table-cell table:formula="of:=[$prevalence_history_20220213.B164]" office:value-type="float" office:value="467511.588039702" calcext:value-type="float">
            <text:p>467511.588039702</text:p>
          </table:table-cell>
          <table:table-cell table:formula="of:=[$p_from_i_UK.C183]" office:value-type="float" office:value="402731.918148739" calcext:value-type="float">
            <text:p>402731.918148739</text:p>
          </table:table-cell>
          <table:table-cell table:formula="of:=[.C164]/[.B164]" office:value-type="float" office:value="0.861437295784288" calcext:value-type="float">
            <text:p>0.861437295784288</text:p>
          </table:table-cell>
        </table:table-row>
        <table:table-row table:style-name="ro1">
          <table:table-cell table:formula="of:=VALUE([$prevalence_history_20220213.A165])" office:value-type="date" office:date-value="2020-12-11" calcext:value-type="date">
            <text:p>11/12/20</text:p>
          </table:table-cell>
          <table:table-cell table:formula="of:=[$prevalence_history_20220213.B165]" office:value-type="float" office:value="470503.960512009" calcext:value-type="float">
            <text:p>470503.960512009</text:p>
          </table:table-cell>
          <table:table-cell table:formula="of:=[$p_from_i_UK.C184]" office:value-type="float" office:value="405916.728154394" calcext:value-type="float">
            <text:p>405916.728154394</text:p>
          </table:table-cell>
          <table:table-cell table:formula="of:=[.C165]/[.B165]" office:value-type="float" office:value="0.862727547952347" calcext:value-type="float">
            <text:p>0.862727547952347</text:p>
          </table:table-cell>
        </table:table-row>
        <table:table-row table:style-name="ro1">
          <table:table-cell table:formula="of:=VALUE([$prevalence_history_20220213.A166])" office:value-type="date" office:date-value="2020-12-12" calcext:value-type="date">
            <text:p>12/12/20</text:p>
          </table:table-cell>
          <table:table-cell table:formula="of:=[$prevalence_history_20220213.B166]" office:value-type="float" office:value="475458.16579274" calcext:value-type="float">
            <text:p>475458.16579274</text:p>
          </table:table-cell>
          <table:table-cell table:formula="of:=[$p_from_i_UK.C185]" office:value-type="float" office:value="410693.96771828" calcext:value-type="float">
            <text:p>410693.96771828</text:p>
          </table:table-cell>
          <table:table-cell table:formula="of:=[.C166]/[.B166]" office:value-type="float" office:value="0.863785706642608" calcext:value-type="float">
            <text:p>0.863785706642608</text:p>
          </table:table-cell>
        </table:table-row>
        <table:table-row table:style-name="ro1">
          <table:table-cell table:formula="of:=VALUE([$prevalence_history_20220213.A167])" office:value-type="date" office:date-value="2020-12-13" calcext:value-type="date">
            <text:p>13/12/20</text:p>
          </table:table-cell>
          <table:table-cell table:formula="of:=[$prevalence_history_20220213.B167]" office:value-type="float" office:value="482014.63096425" calcext:value-type="float">
            <text:p>482014.63096425</text:p>
          </table:table-cell>
          <table:table-cell table:formula="of:=[$p_from_i_UK.C186]" office:value-type="float" office:value="416726.355942173" calcext:value-type="float">
            <text:p>416726.355942173</text:p>
          </table:table-cell>
          <table:table-cell table:formula="of:=[.C167]/[.B167]" office:value-type="float" office:value="0.864551258762684" calcext:value-type="float">
            <text:p>0.864551258762684</text:p>
          </table:table-cell>
        </table:table-row>
        <table:table-row table:style-name="ro1">
          <table:table-cell table:formula="of:=VALUE([$prevalence_history_20220213.A168])" office:value-type="date" office:date-value="2020-12-14" calcext:value-type="date">
            <text:p>14/12/20</text:p>
          </table:table-cell>
          <table:table-cell table:formula="of:=[$prevalence_history_20220213.B168]" office:value-type="float" office:value="490583.097550121" calcext:value-type="float">
            <text:p>490583.097550121</text:p>
          </table:table-cell>
          <table:table-cell table:formula="of:=[$p_from_i_UK.C187]" office:value-type="float" office:value="424632.732670796" calcext:value-type="float">
            <text:p>424632.732670796</text:p>
          </table:table-cell>
          <table:table-cell table:formula="of:=[.C168]/[.B168]" office:value-type="float" office:value="0.865567392744126" calcext:value-type="float">
            <text:p>0.865567392744126</text:p>
          </table:table-cell>
        </table:table-row>
        <table:table-row table:style-name="ro1">
          <table:table-cell table:formula="of:=VALUE([$prevalence_history_20220213.A169])" office:value-type="date" office:date-value="2020-12-15" calcext:value-type="date">
            <text:p>15/12/20</text:p>
          </table:table-cell>
          <table:table-cell table:formula="of:=[$prevalence_history_20220213.B169]" office:value-type="float" office:value="500951.434487588" calcext:value-type="float">
            <text:p>500951.434487588</text:p>
          </table:table-cell>
          <table:table-cell table:formula="of:=[$p_from_i_UK.C188]" office:value-type="float" office:value="434103.560793218" calcext:value-type="float">
            <text:p>434103.560793218</text:p>
          </table:table-cell>
          <table:table-cell table:formula="of:=[.C169]/[.B169]" office:value-type="float" office:value="0.866558174920195" calcext:value-type="float">
            <text:p>0.866558174920195</text:p>
          </table:table-cell>
        </table:table-row>
        <table:table-row table:style-name="ro1">
          <table:table-cell table:formula="of:=VALUE([$prevalence_history_20220213.A170])" office:value-type="date" office:date-value="2020-12-16" calcext:value-type="date">
            <text:p>16/12/20</text:p>
          </table:table-cell>
          <table:table-cell table:formula="of:=[$prevalence_history_20220213.B170]" office:value-type="float" office:value="513595.290820053" calcext:value-type="float">
            <text:p>513595.290820053</text:p>
          </table:table-cell>
          <table:table-cell table:formula="of:=[$p_from_i_UK.C189]" office:value-type="float" office:value="445701.292093833" calcext:value-type="float">
            <text:p>445701.292093833</text:p>
          </table:table-cell>
          <table:table-cell table:formula="of:=[.C170]/[.B170]" office:value-type="float" office:value="0.867806422800696" calcext:value-type="float">
            <text:p>0.867806422800696</text:p>
          </table:table-cell>
        </table:table-row>
        <table:table-row table:style-name="ro1">
          <table:table-cell table:formula="of:=VALUE([$prevalence_history_20220213.A171])" office:value-type="date" office:date-value="2020-12-17" calcext:value-type="date">
            <text:p>17/12/20</text:p>
          </table:table-cell>
          <table:table-cell table:formula="of:=[$prevalence_history_20220213.B171]" office:value-type="float" office:value="529013.680357622" calcext:value-type="float">
            <text:p>529013.680357622</text:p>
          </table:table-cell>
          <table:table-cell table:formula="of:=[$p_from_i_UK.C190]" office:value-type="float" office:value="459788.897853453" calcext:value-type="float">
            <text:p>459788.897853453</text:p>
          </table:table-cell>
          <table:table-cell table:formula="of:=[.C171]/[.B171]" office:value-type="float" office:value="0.869143681771382" calcext:value-type="float">
            <text:p>0.869143681771382</text:p>
          </table:table-cell>
        </table:table-row>
        <table:table-row table:style-name="ro1">
          <table:table-cell table:formula="of:=VALUE([$prevalence_history_20220213.A172])" office:value-type="date" office:date-value="2020-12-18" calcext:value-type="date">
            <text:p>18/12/20</text:p>
          </table:table-cell>
          <table:table-cell table:formula="of:=[$prevalence_history_20220213.B172]" office:value-type="float" office:value="546245.940353252" calcext:value-type="float">
            <text:p>546245.940353252</text:p>
          </table:table-cell>
          <table:table-cell table:formula="of:=[$p_from_i_UK.C191]" office:value-type="float" office:value="475423.717223338" calcext:value-type="float">
            <text:p>475423.717223338</text:p>
          </table:table-cell>
          <table:table-cell table:formula="of:=[.C172]/[.B172]" office:value-type="float" office:value="0.870347369384359" calcext:value-type="float">
            <text:p>0.870347369384359</text:p>
          </table:table-cell>
        </table:table-row>
        <table:table-row table:style-name="ro1">
          <table:table-cell table:formula="of:=VALUE([$prevalence_history_20220213.A173])" office:value-type="date" office:date-value="2020-12-19" calcext:value-type="date">
            <text:p>19/12/20</text:p>
          </table:table-cell>
          <table:table-cell table:formula="of:=[$prevalence_history_20220213.B173]" office:value-type="float" office:value="564693.287909384" calcext:value-type="float">
            <text:p>564693.287909384</text:p>
          </table:table-cell>
          <table:table-cell table:formula="of:=[$p_from_i_UK.C192]" office:value-type="float" office:value="492022.384298233" calcext:value-type="float">
            <text:p>492022.384298233</text:p>
          </table:table-cell>
          <table:table-cell table:formula="of:=[.C173]/[.B173]" office:value-type="float" office:value="0.871309071371833" calcext:value-type="float">
            <text:p>0.871309071371833</text:p>
          </table:table-cell>
        </table:table-row>
        <table:table-row table:style-name="ro1">
          <table:table-cell table:formula="of:=VALUE([$prevalence_history_20220213.A174])" office:value-type="date" office:date-value="2020-12-20" calcext:value-type="date">
            <text:p>20/12/20</text:p>
          </table:table-cell>
          <table:table-cell table:formula="of:=[$prevalence_history_20220213.B174]" office:value-type="float" office:value="585482.935248952" calcext:value-type="float">
            <text:p>585482.935248952</text:p>
          </table:table-cell>
          <table:table-cell table:formula="of:=[$p_from_i_UK.C193]" office:value-type="float" office:value="510593.183632746" calcext:value-type="float">
            <text:p>510593.183632746</text:p>
          </table:table-cell>
          <table:table-cell table:formula="of:=[.C174]/[.B174]" office:value-type="float" office:value="0.872088925043798" calcext:value-type="float">
            <text:p>0.872088925043798</text:p>
          </table:table-cell>
        </table:table-row>
        <table:table-row table:style-name="ro1">
          <table:table-cell table:formula="of:=VALUE([$prevalence_history_20220213.A175])" office:value-type="date" office:date-value="2020-12-21" calcext:value-type="date">
            <text:p>21/12/20</text:p>
          </table:table-cell>
          <table:table-cell table:formula="of:=[$prevalence_history_20220213.B175]" office:value-type="float" office:value="608637.984391721" calcext:value-type="float">
            <text:p>608637.984391721</text:p>
          </table:table-cell>
          <table:table-cell table:formula="of:=[$p_from_i_UK.C194]" office:value-type="float" office:value="531191.534341379" calcext:value-type="float">
            <text:p>531191.534341379</text:p>
          </table:table-cell>
          <table:table-cell table:formula="of:=[.C175]/[.B175]" office:value-type="float" office:value="0.872754491115532" calcext:value-type="float">
            <text:p>0.872754491115532</text:p>
          </table:table-cell>
        </table:table-row>
        <table:table-row table:style-name="ro1">
          <table:table-cell table:formula="of:=VALUE([$prevalence_history_20220213.A176])" office:value-type="date" office:date-value="2020-12-22" calcext:value-type="date">
            <text:p>22/12/20</text:p>
          </table:table-cell>
          <table:table-cell table:formula="of:=[$prevalence_history_20220213.B176]" office:value-type="float" office:value="632378.544939122" calcext:value-type="float">
            <text:p>632378.544939122</text:p>
          </table:table-cell>
          <table:table-cell table:formula="of:=[$p_from_i_UK.C195]" office:value-type="float" office:value="552027.874394862" calcext:value-type="float">
            <text:p>552027.874394862</text:p>
          </table:table-cell>
          <table:table-cell table:formula="of:=[.C176]/[.B176]" office:value-type="float" office:value="0.872938967984762" calcext:value-type="float">
            <text:p>0.872938967984762</text:p>
          </table:table-cell>
        </table:table-row>
        <table:table-row table:style-name="ro1">
          <table:table-cell table:formula="of:=VALUE([$prevalence_history_20220213.A177])" office:value-type="date" office:date-value="2020-12-23" calcext:value-type="date">
            <text:p>23/12/20</text:p>
          </table:table-cell>
          <table:table-cell table:formula="of:=[$prevalence_history_20220213.B177]" office:value-type="float" office:value="659854.337718436" calcext:value-type="float">
            <text:p>659854.337718436</text:p>
          </table:table-cell>
          <table:table-cell table:formula="of:=[$p_from_i_UK.C196]" office:value-type="float" office:value="576324.91421133" calcext:value-type="float">
            <text:p>576324.91421133</text:p>
          </table:table-cell>
          <table:table-cell table:formula="of:=[.C177]/[.B177]" office:value-type="float" office:value="0.873412329460584" calcext:value-type="float">
            <text:p>0.873412329460584</text:p>
          </table:table-cell>
        </table:table-row>
        <table:table-row table:style-name="ro1">
          <table:table-cell table:formula="of:=VALUE([$prevalence_history_20220213.A178])" office:value-type="date" office:date-value="2020-12-24" calcext:value-type="date">
            <text:p>24/12/20</text:p>
          </table:table-cell>
          <table:table-cell table:formula="of:=[$prevalence_history_20220213.B178]" office:value-type="float" office:value="687058.256922777" calcext:value-type="float">
            <text:p>687058.256922777</text:p>
          </table:table-cell>
          <table:table-cell table:formula="of:=[$p_from_i_UK.C197]" office:value-type="float" office:value="600164.111084048" calcext:value-type="float">
            <text:p>600164.111084048</text:p>
          </table:table-cell>
          <table:table-cell table:formula="of:=[.C178]/[.B178]" office:value-type="float" office:value="0.873527251927785" calcext:value-type="float">
            <text:p>0.873527251927785</text:p>
          </table:table-cell>
        </table:table-row>
        <table:table-row table:style-name="ro1">
          <table:table-cell table:formula="of:=VALUE([$prevalence_history_20220213.A179])" office:value-type="date" office:date-value="2020-12-25" calcext:value-type="date">
            <text:p>25/12/20</text:p>
          </table:table-cell>
          <table:table-cell table:formula="of:=[$prevalence_history_20220213.B179]" office:value-type="float" office:value="714878.11074911" calcext:value-type="float">
            <text:p>714878.11074911</text:p>
          </table:table-cell>
          <table:table-cell table:formula="of:=[$p_from_i_UK.C198]" office:value-type="float" office:value="624367.809431629" calcext:value-type="float">
            <text:p>624367.809431629</text:p>
          </table:table-cell>
          <table:table-cell table:formula="of:=[.C179]/[.B179]" office:value-type="float" office:value="0.873390582315303" calcext:value-type="float">
            <text:p>0.873390582315303</text:p>
          </table:table-cell>
        </table:table-row>
        <table:table-row table:style-name="ro1">
          <table:table-cell table:formula="of:=VALUE([$prevalence_history_20220213.A180])" office:value-type="date" office:date-value="2020-12-26" calcext:value-type="date">
            <text:p>26/12/20</text:p>
          </table:table-cell>
          <table:table-cell table:formula="of:=[$prevalence_history_20220213.B180]" office:value-type="float" office:value="741961.141875128" calcext:value-type="float">
            <text:p>741961.141875128</text:p>
          </table:table-cell>
          <table:table-cell table:formula="of:=[$p_from_i_UK.C199]" office:value-type="float" office:value="647543.84665322" calcext:value-type="float">
            <text:p>647543.84665322</text:p>
          </table:table-cell>
          <table:table-cell table:formula="of:=[.C180]/[.B180]" office:value-type="float" office:value="0.872746307194348" calcext:value-type="float">
            <text:p>0.872746307194348</text:p>
          </table:table-cell>
        </table:table-row>
        <table:table-row table:style-name="ro1">
          <table:table-cell table:formula="of:=VALUE([$prevalence_history_20220213.A181])" office:value-type="date" office:date-value="2020-12-27" calcext:value-type="date">
            <text:p>27/12/20</text:p>
          </table:table-cell>
          <table:table-cell table:formula="of:=[$prevalence_history_20220213.B181]" office:value-type="float" office:value="770612.992066042" calcext:value-type="float">
            <text:p>770612.992066042</text:p>
          </table:table-cell>
          <table:table-cell table:formula="of:=[$p_from_i_UK.C200]" office:value-type="float" office:value="672116.438741563" calcext:value-type="float">
            <text:p>672116.438741563</text:p>
          </table:table-cell>
          <table:table-cell table:formula="of:=[.C181]/[.B181]" office:value-type="float" office:value="0.872184151657752" calcext:value-type="float">
            <text:p>0.872184151657752</text:p>
          </table:table-cell>
        </table:table-row>
        <table:table-row table:style-name="ro1">
          <table:table-cell table:formula="of:=VALUE([$prevalence_history_20220213.A182])" office:value-type="date" office:date-value="2020-12-28" calcext:value-type="date">
            <text:p>28/12/20</text:p>
          </table:table-cell>
          <table:table-cell table:formula="of:=[$prevalence_history_20220213.B182]" office:value-type="float" office:value="799836.92302726" calcext:value-type="float">
            <text:p>799836.92302726</text:p>
          </table:table-cell>
          <table:table-cell table:formula="of:=[$p_from_i_UK.C201]" office:value-type="float" office:value="697225.461683137" calcext:value-type="float">
            <text:p>697225.461683137</text:p>
          </table:table-cell>
          <table:table-cell table:formula="of:=[.C182]/[.B182]" office:value-type="float" office:value="0.871709521791324" calcext:value-type="float">
            <text:p>0.871709521791324</text:p>
          </table:table-cell>
        </table:table-row>
        <table:table-row table:style-name="ro1">
          <table:table-cell table:formula="of:=VALUE([$prevalence_history_20220213.A183])" office:value-type="date" office:date-value="2020-12-29" calcext:value-type="date">
            <text:p>29/12/20</text:p>
          </table:table-cell>
          <table:table-cell table:formula="of:=[$prevalence_history_20220213.B183]" office:value-type="float" office:value="829909.507217988" calcext:value-type="float">
            <text:p>829909.507217988</text:p>
          </table:table-cell>
          <table:table-cell table:formula="of:=[$p_from_i_UK.C202]" office:value-type="float" office:value="723048.618692297" calcext:value-type="float">
            <text:p>723048.618692297</text:p>
          </table:table-cell>
          <table:table-cell table:formula="of:=[.C183]/[.B183]" office:value-type="float" office:value="0.871237902932443" calcext:value-type="float">
            <text:p>0.871237902932443</text:p>
          </table:table-cell>
        </table:table-row>
        <table:table-row table:style-name="ro1">
          <table:table-cell table:formula="of:=VALUE([$prevalence_history_20220213.A184])" office:value-type="date" office:date-value="2020-12-30" calcext:value-type="date">
            <text:p>30/12/20</text:p>
          </table:table-cell>
          <table:table-cell table:formula="of:=[$prevalence_history_20220213.B184]" office:value-type="float" office:value="860627.102056173" calcext:value-type="float">
            <text:p>860627.102056173</text:p>
          </table:table-cell>
          <table:table-cell table:formula="of:=[$p_from_i_UK.C203]" office:value-type="float" office:value="749650.410268748" calcext:value-type="float">
            <text:p>749650.410268748</text:p>
          </table:table-cell>
          <table:table-cell table:formula="of:=[.C184]/[.B184]" office:value-type="float" office:value="0.871051362986031" calcext:value-type="float">
            <text:p>0.871051362986031</text:p>
          </table:table-cell>
        </table:table-row>
        <table:table-row table:style-name="ro1">
          <table:table-cell table:formula="of:=VALUE([$prevalence_history_20220213.A185])" office:value-type="date" office:date-value="2020-12-31" calcext:value-type="date">
            <text:p>31/12/20</text:p>
          </table:table-cell>
          <table:table-cell table:formula="of:=[$prevalence_history_20220213.B185]" office:value-type="float" office:value="890748.155548784" calcext:value-type="float">
            <text:p>890748.155548784</text:p>
          </table:table-cell>
          <table:table-cell table:formula="of:=[$p_from_i_UK.C204]" office:value-type="float" office:value="775665.948970014" calcext:value-type="float">
            <text:p>775665.948970014</text:p>
          </table:table-cell>
          <table:table-cell table:formula="of:=[.C185]/[.B185]" office:value-type="float" office:value="0.870802756242736" calcext:value-type="float">
            <text:p>0.870802756242736</text:p>
          </table:table-cell>
        </table:table-row>
        <table:table-row table:style-name="ro1">
          <table:table-cell table:formula="of:=VALUE([$prevalence_history_20220213.A186])" office:value-type="date" office:date-value="2021-01-01" calcext:value-type="date">
            <text:p>01/01/21</text:p>
          </table:table-cell>
          <table:table-cell table:formula="of:=[$prevalence_history_20220213.B186]" office:value-type="float" office:value="920444.319607223" calcext:value-type="float">
            <text:p>920444.319607223</text:p>
          </table:table-cell>
          <table:table-cell table:formula="of:=[$p_from_i_UK.C205]" office:value-type="float" office:value="801201.83047619" calcext:value-type="float">
            <text:p>801201.83047619</text:p>
          </table:table-cell>
          <table:table-cell table:formula="of:=[.C186]/[.B186]" office:value-type="float" office:value="0.870451165169972" calcext:value-type="float">
            <text:p>0.870451165169972</text:p>
          </table:table-cell>
        </table:table-row>
        <table:table-row table:style-name="ro1">
          <table:table-cell table:formula="of:=VALUE([$prevalence_history_20220213.A187])" office:value-type="date" office:date-value="2021-01-02" calcext:value-type="date">
            <text:p>02/01/21</text:p>
          </table:table-cell>
          <table:table-cell table:formula="of:=[$prevalence_history_20220213.B187]" office:value-type="float" office:value="948704.795378302" calcext:value-type="float">
            <text:p>948704.795378302</text:p>
          </table:table-cell>
          <table:table-cell table:formula="of:=[$p_from_i_UK.C206]" office:value-type="float" office:value="825207.165328122" calcext:value-type="float">
            <text:p>825207.165328122</text:p>
          </table:table-cell>
          <table:table-cell table:formula="of:=[.C187]/[.B187]" office:value-type="float" office:value="0.869825017590498" calcext:value-type="float">
            <text:p>0.869825017590498</text:p>
          </table:table-cell>
        </table:table-row>
        <table:table-row table:style-name="ro1">
          <table:table-cell table:formula="of:=VALUE([$prevalence_history_20220213.A188])" office:value-type="date" office:date-value="2021-01-03" calcext:value-type="date">
            <text:p>03/01/21</text:p>
          </table:table-cell>
          <table:table-cell table:formula="of:=[$prevalence_history_20220213.B188]" office:value-type="float" office:value="974514.331101639" calcext:value-type="float">
            <text:p>974514.331101639</text:p>
          </table:table-cell>
          <table:table-cell table:formula="of:=[$p_from_i_UK.C207]" office:value-type="float" office:value="846731.594132664" calcext:value-type="float">
            <text:p>846731.594132664</text:p>
          </table:table-cell>
          <table:table-cell table:formula="of:=[.C188]/[.B188]" office:value-type="float" office:value="0.868875466588036" calcext:value-type="float">
            <text:p>0.868875466588036</text:p>
          </table:table-cell>
        </table:table-row>
        <table:table-row table:style-name="ro1">
          <table:table-cell table:formula="of:=VALUE([$prevalence_history_20220213.A189])" office:value-type="date" office:date-value="2021-01-04" calcext:value-type="date">
            <text:p>04/01/21</text:p>
          </table:table-cell>
          <table:table-cell table:formula="of:=[$prevalence_history_20220213.B189]" office:value-type="float" office:value="998069.229899779" calcext:value-type="float">
            <text:p>998069.229899779</text:p>
          </table:table-cell>
          <table:table-cell table:formula="of:=[$p_from_i_UK.C208]" office:value-type="float" office:value="866062.170797871" calcext:value-type="float">
            <text:p>866062.170797871</text:p>
          </table:table-cell>
          <table:table-cell table:formula="of:=[.C189]/[.B189]" office:value-type="float" office:value="0.867737572557804" calcext:value-type="float">
            <text:p>0.867737572557804</text:p>
          </table:table-cell>
        </table:table-row>
        <table:table-row table:style-name="ro1">
          <table:table-cell table:formula="of:=VALUE([$prevalence_history_20220213.A190])" office:value-type="date" office:date-value="2021-01-05" calcext:value-type="date">
            <text:p>05/01/21</text:p>
          </table:table-cell>
          <table:table-cell table:formula="of:=[$prevalence_history_20220213.B190]" office:value-type="float" office:value="1018907.03880971" calcext:value-type="float">
            <text:p>1018907.03880971</text:p>
          </table:table-cell>
          <table:table-cell table:formula="of:=[$p_from_i_UK.C209]" office:value-type="float" office:value="882777.365060216" calcext:value-type="float">
            <text:p>882777.365060216</text:p>
          </table:table-cell>
          <table:table-cell table:formula="of:=[.C190]/[.B190]" office:value-type="float" office:value="0.86639637517028" calcext:value-type="float">
            <text:p>0.86639637517028</text:p>
          </table:table-cell>
        </table:table-row>
        <table:table-row table:style-name="ro1">
          <table:table-cell table:formula="of:=VALUE([$prevalence_history_20220213.A191])" office:value-type="date" office:date-value="2021-01-06" calcext:value-type="date">
            <text:p>06/01/21</text:p>
          </table:table-cell>
          <table:table-cell table:formula="of:=[$prevalence_history_20220213.B191]" office:value-type="float" office:value="1035910.0775744" calcext:value-type="float">
            <text:p>1035910.0775744</text:p>
          </table:table-cell>
          <table:table-cell table:formula="of:=[$p_from_i_UK.C210]" office:value-type="float" office:value="895980.06100773" calcext:value-type="float">
            <text:p>895980.06100773</text:p>
          </table:table-cell>
          <table:table-cell table:formula="of:=[.C191]/[.B191]" office:value-type="float" office:value="0.86492069186708" calcext:value-type="float">
            <text:p>0.86492069186708</text:p>
          </table:table-cell>
        </table:table-row>
        <table:table-row table:style-name="ro1">
          <table:table-cell table:formula="of:=VALUE([$prevalence_history_20220213.A192])" office:value-type="date" office:date-value="2021-01-07" calcext:value-type="date">
            <text:p>07/01/21</text:p>
          </table:table-cell>
          <table:table-cell table:formula="of:=[$prevalence_history_20220213.B192]" office:value-type="float" office:value="1048228.56480409" calcext:value-type="float">
            <text:p>1048228.56480409</text:p>
          </table:table-cell>
          <table:table-cell table:formula="of:=[$p_from_i_UK.C211]" office:value-type="float" office:value="904878.572322063" calcext:value-type="float">
            <text:p>904878.572322063</text:p>
          </table:table-cell>
          <table:table-cell table:formula="of:=[.C192]/[.B192]" office:value-type="float" office:value="0.863245481667618" calcext:value-type="float">
            <text:p>0.863245481667618</text:p>
          </table:table-cell>
        </table:table-row>
        <table:table-row table:style-name="ro1">
          <table:table-cell table:formula="of:=VALUE([$prevalence_history_20220213.A193])" office:value-type="date" office:date-value="2021-01-08" calcext:value-type="date">
            <text:p>08/01/21</text:p>
          </table:table-cell>
          <table:table-cell table:formula="of:=[$prevalence_history_20220213.B193]" office:value-type="float" office:value="1056304.15552332" calcext:value-type="float">
            <text:p>1056304.15552332</text:p>
          </table:table-cell>
          <table:table-cell table:formula="of:=[$p_from_i_UK.C212]" office:value-type="float" office:value="910102.322466959" calcext:value-type="float">
            <text:p>910102.322466959</text:p>
          </table:table-cell>
          <table:table-cell table:formula="of:=[.C193]/[.B193]" office:value-type="float" office:value="0.861591159807633" calcext:value-type="float">
            <text:p>0.861591159807633</text:p>
          </table:table-cell>
        </table:table-row>
        <table:table-row table:style-name="ro1">
          <table:table-cell table:formula="of:=VALUE([$prevalence_history_20220213.A194])" office:value-type="date" office:date-value="2021-01-09" calcext:value-type="date">
            <text:p>09/01/21</text:p>
          </table:table-cell>
          <table:table-cell table:formula="of:=[$prevalence_history_20220213.B194]" office:value-type="float" office:value="1061360.43376047" calcext:value-type="float">
            <text:p>1061360.43376047</text:p>
          </table:table-cell>
          <table:table-cell table:formula="of:=[$p_from_i_UK.C213]" office:value-type="float" office:value="912932.888792189" calcext:value-type="float">
            <text:p>912932.888792189</text:p>
          </table:table-cell>
          <table:table-cell table:formula="of:=[.C194]/[.B194]" office:value-type="float" office:value="0.860153497108996" calcext:value-type="float">
            <text:p>0.860153497108996</text:p>
          </table:table-cell>
        </table:table-row>
        <table:table-row table:style-name="ro1">
          <table:table-cell table:formula="of:=VALUE([$prevalence_history_20220213.A195])" office:value-type="date" office:date-value="2021-01-10" calcext:value-type="date">
            <text:p>10/01/21</text:p>
          </table:table-cell>
          <table:table-cell table:formula="of:=[$prevalence_history_20220213.B195]" office:value-type="float" office:value="1062102.97331298" calcext:value-type="float">
            <text:p>1062102.97331298</text:p>
          </table:table-cell>
          <table:table-cell table:formula="of:=[$p_from_i_UK.C214]" office:value-type="float" office:value="912026.456747043" calcext:value-type="float">
            <text:p>912026.456747043</text:p>
          </table:table-cell>
          <table:table-cell table:formula="of:=[.C195]/[.B195]" office:value-type="float" office:value="0.85869871346108" calcext:value-type="float">
            <text:p>0.85869871346108</text:p>
          </table:table-cell>
        </table:table-row>
        <table:table-row table:style-name="ro1">
          <table:table-cell table:formula="of:=VALUE([$prevalence_history_20220213.A196])" office:value-type="date" office:date-value="2021-01-11" calcext:value-type="date">
            <text:p>11/01/21</text:p>
          </table:table-cell>
          <table:table-cell table:formula="of:=[$prevalence_history_20220213.B196]" office:value-type="float" office:value="1057738.89003529" calcext:value-type="float">
            <text:p>1057738.89003529</text:p>
          </table:table-cell>
          <table:table-cell table:formula="of:=[$p_from_i_UK.C215]" office:value-type="float" office:value="906691.346516301" calcext:value-type="float">
            <text:p>906691.346516301</text:p>
          </table:table-cell>
          <table:table-cell table:formula="of:=[.C196]/[.B196]" office:value-type="float" office:value="0.857197702625882" calcext:value-type="float">
            <text:p>0.857197702625882</text:p>
          </table:table-cell>
        </table:table-row>
        <table:table-row table:style-name="ro1">
          <table:table-cell table:formula="of:=VALUE([$prevalence_history_20220213.A197])" office:value-type="date" office:date-value="2021-01-12" calcext:value-type="date">
            <text:p>12/01/21</text:p>
          </table:table-cell>
          <table:table-cell table:formula="of:=[$prevalence_history_20220213.B197]" office:value-type="float" office:value="1048625.90598119" calcext:value-type="float">
            <text:p>1048625.90598119</text:p>
          </table:table-cell>
          <table:table-cell table:formula="of:=[$p_from_i_UK.C216]" office:value-type="float" office:value="897283.927312237" calcext:value-type="float">
            <text:p>897283.927312237</text:p>
          </table:table-cell>
          <table:table-cell table:formula="of:=[.C197]/[.B197]" office:value-type="float" office:value="0.855675910917589" calcext:value-type="float">
            <text:p>0.855675910917589</text:p>
          </table:table-cell>
        </table:table-row>
        <table:table-row table:style-name="ro1">
          <table:table-cell table:formula="of:=VALUE([$prevalence_history_20220213.A198])" office:value-type="date" office:date-value="2021-01-13" calcext:value-type="date">
            <text:p>13/01/21</text:p>
          </table:table-cell>
          <table:table-cell table:formula="of:=[$prevalence_history_20220213.B198]" office:value-type="float" office:value="1034175.48017516" calcext:value-type="float">
            <text:p>1034175.48017516</text:p>
          </table:table-cell>
          <table:table-cell table:formula="of:=[$p_from_i_UK.C217]" office:value-type="float" office:value="883223.618145514" calcext:value-type="float">
            <text:p>883223.618145514</text:p>
          </table:table-cell>
          <table:table-cell table:formula="of:=[.C198]/[.B198]" office:value-type="float" office:value="0.854036510318269" calcext:value-type="float">
            <text:p>0.854036510318269</text:p>
          </table:table-cell>
        </table:table-row>
        <table:table-row table:style-name="ro1">
          <table:table-cell table:formula="of:=VALUE([$prevalence_history_20220213.A199])" office:value-type="date" office:date-value="2021-01-14" calcext:value-type="date">
            <text:p>14/01/21</text:p>
          </table:table-cell>
          <table:table-cell table:formula="of:=[$prevalence_history_20220213.B199]" office:value-type="float" office:value="1015135.7855963" calcext:value-type="float">
            <text:p>1015135.7855963</text:p>
          </table:table-cell>
          <table:table-cell table:formula="of:=[$p_from_i_UK.C218]" office:value-type="float" office:value="865144.953648582" calcext:value-type="float">
            <text:p>865144.953648582</text:p>
          </table:table-cell>
          <table:table-cell table:formula="of:=[.C199]/[.B199]" office:value-type="float" office:value="0.852245547762252" calcext:value-type="float">
            <text:p>0.852245547762252</text:p>
          </table:table-cell>
        </table:table-row>
        <table:table-row table:style-name="ro1">
          <table:table-cell table:formula="of:=VALUE([$prevalence_history_20220213.A200])" office:value-type="date" office:date-value="2021-01-15" calcext:value-type="date">
            <text:p>15/01/21</text:p>
          </table:table-cell>
          <table:table-cell table:formula="of:=[$prevalence_history_20220213.B200]" office:value-type="float" office:value="994216.662466459" calcext:value-type="float">
            <text:p>994216.662466459</text:p>
          </table:table-cell>
          <table:table-cell table:formula="of:=[$p_from_i_UK.C219]" office:value-type="float" office:value="845824.832732852" calcext:value-type="float">
            <text:p>845824.832732852</text:p>
          </table:table-cell>
          <table:table-cell table:formula="of:=[.C200]/[.B200]" office:value-type="float" office:value="0.850744978096147" calcext:value-type="float">
            <text:p>0.850744978096147</text:p>
          </table:table-cell>
        </table:table-row>
        <table:table-row table:style-name="ro1">
          <table:table-cell table:formula="of:=VALUE([$prevalence_history_20220213.A201])" office:value-type="date" office:date-value="2021-01-16" calcext:value-type="date">
            <text:p>16/01/21</text:p>
          </table:table-cell>
          <table:table-cell table:formula="of:=[$prevalence_history_20220213.B201]" office:value-type="float" office:value="971488.23610707" calcext:value-type="float">
            <text:p>971488.23610707</text:p>
          </table:table-cell>
          <table:table-cell table:formula="of:=[$p_from_i_UK.C220]" office:value-type="float" office:value="825476.635486458" calcext:value-type="float">
            <text:p>825476.635486458</text:p>
          </table:table-cell>
          <table:table-cell table:formula="of:=[.C201]/[.B201]" office:value-type="float" office:value="0.849703171696956" calcext:value-type="float">
            <text:p>0.849703171696956</text:p>
          </table:table-cell>
        </table:table-row>
        <table:table-row table:style-name="ro1">
          <table:table-cell table:formula="of:=VALUE([$prevalence_history_20220213.A202])" office:value-type="date" office:date-value="2021-01-17" calcext:value-type="date">
            <text:p>17/01/21</text:p>
          </table:table-cell>
          <table:table-cell table:formula="of:=[$prevalence_history_20220213.B202]" office:value-type="float" office:value="947277.239043345" calcext:value-type="float">
            <text:p>947277.239043345</text:p>
          </table:table-cell>
          <table:table-cell table:formula="of:=[$p_from_i_UK.C221]" office:value-type="float" office:value="804361.01388615" calcext:value-type="float">
            <text:p>804361.01388615</text:p>
          </table:table-cell>
          <table:table-cell table:formula="of:=[.C202]/[.B202]" office:value-type="float" office:value="0.84912946361772" calcext:value-type="float">
            <text:p>0.84912946361772</text:p>
          </table:table-cell>
        </table:table-row>
        <table:table-row table:style-name="ro1">
          <table:table-cell table:formula="of:=VALUE([$prevalence_history_20220213.A203])" office:value-type="date" office:date-value="2021-01-18" calcext:value-type="date">
            <text:p>18/01/21</text:p>
          </table:table-cell>
          <table:table-cell table:formula="of:=[$prevalence_history_20220213.B203]" office:value-type="float" office:value="922294.753790586" calcext:value-type="float">
            <text:p>922294.753790586</text:p>
          </table:table-cell>
          <table:table-cell table:formula="of:=[$p_from_i_UK.C222]" office:value-type="float" office:value="782924.28372259" calcext:value-type="float">
            <text:p>782924.28372259</text:p>
          </table:table-cell>
          <table:table-cell table:formula="of:=[.C203]/[.B203]" office:value-type="float" office:value="0.84888727871953" calcext:value-type="float">
            <text:p>0.84888727871953</text:p>
          </table:table-cell>
        </table:table-row>
        <table:table-row table:style-name="ro1">
          <table:table-cell table:formula="of:=VALUE([$prevalence_history_20220213.A204])" office:value-type="date" office:date-value="2021-01-19" calcext:value-type="date">
            <text:p>19/01/21</text:p>
          </table:table-cell>
          <table:table-cell table:formula="of:=[$prevalence_history_20220213.B204]" office:value-type="float" office:value="896551.330103519" calcext:value-type="float">
            <text:p>896551.330103519</text:p>
          </table:table-cell>
          <table:table-cell table:formula="of:=[$p_from_i_UK.C223]" office:value-type="float" office:value="761113.156303561" calcext:value-type="float">
            <text:p>761113.156303561</text:p>
          </table:table-cell>
          <table:table-cell table:formula="of:=[.C204]/[.B204]" office:value-type="float" office:value="0.848934278214367" calcext:value-type="float">
            <text:p>0.848934278214367</text:p>
          </table:table-cell>
        </table:table-row>
        <table:table-row table:style-name="ro1">
          <table:table-cell table:formula="of:=VALUE([$prevalence_history_20220213.A205])" office:value-type="date" office:date-value="2021-01-20" calcext:value-type="date">
            <text:p>20/01/21</text:p>
          </table:table-cell>
          <table:table-cell table:formula="of:=[$prevalence_history_20220213.B205]" office:value-type="float" office:value="870061.886934041" calcext:value-type="float">
            <text:p>870061.886934041</text:p>
          </table:table-cell>
          <table:table-cell table:formula="of:=[$p_from_i_UK.C224]" office:value-type="float" office:value="738663.317096886" calcext:value-type="float">
            <text:p>738663.317096886</text:p>
          </table:table-cell>
          <table:table-cell table:formula="of:=[.C205]/[.B205]" office:value-type="float" office:value="0.848977903973955" calcext:value-type="float">
            <text:p>0.848977903973955</text:p>
          </table:table-cell>
        </table:table-row>
        <table:table-row table:style-name="ro1">
          <table:table-cell table:formula="of:=VALUE([$prevalence_history_20220213.A206])" office:value-type="date" office:date-value="2021-01-21" calcext:value-type="date">
            <text:p>21/01/21</text:p>
          </table:table-cell>
          <table:table-cell table:formula="of:=[$prevalence_history_20220213.B206]" office:value-type="float" office:value="842942.008014754" calcext:value-type="float">
            <text:p>842942.008014754</text:p>
          </table:table-cell>
          <table:table-cell table:formula="of:=[$p_from_i_UK.C225]" office:value-type="float" office:value="715515.63083013" calcext:value-type="float">
            <text:p>715515.63083013</text:p>
          </table:table-cell>
          <table:table-cell table:formula="of:=[.C206]/[.B206]" office:value-type="float" office:value="0.848831383448631" calcext:value-type="float">
            <text:p>0.848831383448631</text:p>
          </table:table-cell>
        </table:table-row>
        <table:table-row table:style-name="ro1">
          <table:table-cell table:formula="of:=VALUE([$prevalence_history_20220213.A207])" office:value-type="date" office:date-value="2021-01-22" calcext:value-type="date">
            <text:p>22/01/21</text:p>
          </table:table-cell>
          <table:table-cell table:formula="of:=[$prevalence_history_20220213.B207]" office:value-type="float" office:value="815943.943427267" calcext:value-type="float">
            <text:p>815943.943427267</text:p>
          </table:table-cell>
          <table:table-cell table:formula="of:=[$p_from_i_UK.C226]" office:value-type="float" office:value="692441.992467044" calcext:value-type="float">
            <text:p>692441.992467044</text:p>
          </table:table-cell>
          <table:table-cell table:formula="of:=[.C207]/[.B207]" office:value-type="float" office:value="0.848639171900132" calcext:value-type="float">
            <text:p>0.848639171900132</text:p>
          </table:table-cell>
        </table:table-row>
        <table:table-row table:style-name="ro1">
          <table:table-cell table:formula="of:=VALUE([$prevalence_history_20220213.A208])" office:value-type="date" office:date-value="2021-01-23" calcext:value-type="date">
            <text:p>23/01/21</text:p>
          </table:table-cell>
          <table:table-cell table:formula="of:=[$prevalence_history_20220213.B208]" office:value-type="float" office:value="790405.81138105" calcext:value-type="float">
            <text:p>790405.81138105</text:p>
          </table:table-cell>
          <table:table-cell table:formula="of:=[$p_from_i_UK.C227]" office:value-type="float" office:value="670731.732382108" calcext:value-type="float">
            <text:p>670731.732382108</text:p>
          </table:table-cell>
          <table:table-cell table:formula="of:=[.C208]/[.B208]" office:value-type="float" office:value="0.848591600320044" calcext:value-type="float">
            <text:p>0.848591600320044</text:p>
          </table:table-cell>
        </table:table-row>
        <table:table-row table:style-name="ro1">
          <table:table-cell table:formula="of:=VALUE([$prevalence_history_20220213.A209])" office:value-type="date" office:date-value="2021-01-24" calcext:value-type="date">
            <text:p>24/01/21</text:p>
          </table:table-cell>
          <table:table-cell table:formula="of:=[$prevalence_history_20220213.B209]" office:value-type="float" office:value="765704.593896366" calcext:value-type="float">
            <text:p>765704.593896366</text:p>
          </table:table-cell>
          <table:table-cell table:formula="of:=[$p_from_i_UK.C228]" office:value-type="float" office:value="649754.859334639" calcext:value-type="float">
            <text:p>649754.859334639</text:p>
          </table:table-cell>
          <table:table-cell table:formula="of:=[.C209]/[.B209]" office:value-type="float" office:value="0.848571191180002" calcext:value-type="float">
            <text:p>0.848571191180002</text:p>
          </table:table-cell>
        </table:table-row>
        <table:table-row table:style-name="ro1">
          <table:table-cell table:formula="of:=VALUE([$prevalence_history_20220213.A210])" office:value-type="date" office:date-value="2021-01-25" calcext:value-type="date">
            <text:p>25/01/21</text:p>
          </table:table-cell>
          <table:table-cell table:formula="of:=[$prevalence_history_20220213.B210]" office:value-type="float" office:value="742076.351067241" calcext:value-type="float">
            <text:p>742076.351067241</text:p>
          </table:table-cell>
          <table:table-cell table:formula="of:=[$p_from_i_UK.C229]" office:value-type="float" office:value="629799.111799006" calcext:value-type="float">
            <text:p>629799.111799006</text:p>
          </table:table-cell>
          <table:table-cell table:formula="of:=[.C210]/[.B210]" office:value-type="float" office:value="0.848698534717135" calcext:value-type="float">
            <text:p>0.848698534717135</text:p>
          </table:table-cell>
        </table:table-row>
        <table:table-row table:style-name="ro1">
          <table:table-cell table:formula="of:=VALUE([$prevalence_history_20220213.A211])" office:value-type="date" office:date-value="2021-01-26" calcext:value-type="date">
            <text:p>26/01/21</text:p>
          </table:table-cell>
          <table:table-cell table:formula="of:=[$prevalence_history_20220213.B211]" office:value-type="float" office:value="717988.147553516" calcext:value-type="float">
            <text:p>717988.147553516</text:p>
          </table:table-cell>
          <table:table-cell table:formula="of:=[$p_from_i_UK.C230]" office:value-type="float" office:value="609359.436390971" calcext:value-type="float">
            <text:p>609359.436390971</text:p>
          </table:table-cell>
          <table:table-cell table:formula="of:=[.C211]/[.B211]" office:value-type="float" office:value="0.84870403288315" calcext:value-type="float">
            <text:p>0.84870403288315</text:p>
          </table:table-cell>
        </table:table-row>
        <table:table-row table:style-name="ro1">
          <table:table-cell table:formula="of:=VALUE([$prevalence_history_20220213.A212])" office:value-type="date" office:date-value="2021-01-27" calcext:value-type="date">
            <text:p>27/01/21</text:p>
          </table:table-cell>
          <table:table-cell table:formula="of:=[$prevalence_history_20220213.B212]" office:value-type="float" office:value="694087.730582344" calcext:value-type="float">
            <text:p>694087.730582344</text:p>
          </table:table-cell>
          <table:table-cell table:formula="of:=[$p_from_i_UK.C231]" office:value-type="float" office:value="589016.63028952" calcext:value-type="float">
            <text:p>589016.63028952</text:p>
          </table:table-cell>
          <table:table-cell table:formula="of:=[.C212]/[.B212]" office:value-type="float" office:value="0.848619856448595" calcext:value-type="float">
            <text:p>0.848619856448595</text:p>
          </table:table-cell>
        </table:table-row>
        <table:table-row table:style-name="ro1">
          <table:table-cell table:formula="of:=VALUE([$prevalence_history_20220213.A213])" office:value-type="date" office:date-value="2021-01-28" calcext:value-type="date">
            <text:p>28/01/21</text:p>
          </table:table-cell>
          <table:table-cell table:formula="of:=[$prevalence_history_20220213.B213]" office:value-type="float" office:value="671200.01514819" calcext:value-type="float">
            <text:p>671200.01514819</text:p>
          </table:table-cell>
          <table:table-cell table:formula="of:=[$p_from_i_UK.C232]" office:value-type="float" office:value="569507.568214908" calcext:value-type="float">
            <text:p>569507.568214908</text:p>
          </table:table-cell>
          <table:table-cell table:formula="of:=[.C213]/[.B213]" office:value-type="float" office:value="0.848491590229136" calcext:value-type="float">
            <text:p>0.848491590229136</text:p>
          </table:table-cell>
        </table:table-row>
        <table:table-row table:style-name="ro1">
          <table:table-cell table:formula="of:=VALUE([$prevalence_history_20220213.A214])" office:value-type="date" office:date-value="2021-01-29" calcext:value-type="date">
            <text:p>29/01/21</text:p>
          </table:table-cell>
          <table:table-cell table:formula="of:=[$prevalence_history_20220213.B214]" office:value-type="float" office:value="648361.291953459" calcext:value-type="float">
            <text:p>648361.291953459</text:p>
          </table:table-cell>
          <table:table-cell table:formula="of:=[$p_from_i_UK.C233]" office:value-type="float" office:value="549856.971268152" calcext:value-type="float">
            <text:p>549856.971268152</text:p>
          </table:table-cell>
          <table:table-cell table:formula="of:=[.C214]/[.B214]" office:value-type="float" office:value="0.848071866862191" calcext:value-type="float">
            <text:p>0.848071866862191</text:p>
          </table:table-cell>
        </table:table-row>
        <table:table-row table:style-name="ro1">
          <table:table-cell table:formula="of:=VALUE([$prevalence_history_20220213.A215])" office:value-type="date" office:date-value="2021-01-30" calcext:value-type="date">
            <text:p>30/01/21</text:p>
          </table:table-cell>
          <table:table-cell table:formula="of:=[$prevalence_history_20220213.B215]" office:value-type="float" office:value="625482.561690728" calcext:value-type="float">
            <text:p>625482.561690728</text:p>
          </table:table-cell>
          <table:table-cell table:formula="of:=[$p_from_i_UK.C234]" office:value-type="float" office:value="530087.998860228" calcext:value-type="float">
            <text:p>530087.998860228</text:p>
          </table:table-cell>
          <table:table-cell table:formula="of:=[.C215]/[.B215]" office:value-type="float" office:value="0.847486454981829" calcext:value-type="float">
            <text:p>0.847486454981829</text:p>
          </table:table-cell>
        </table:table-row>
        <table:table-row table:style-name="ro1">
          <table:table-cell table:formula="of:=VALUE([$prevalence_history_20220213.A216])" office:value-type="date" office:date-value="2021-01-31" calcext:value-type="date">
            <text:p>31/01/21</text:p>
          </table:table-cell>
          <table:table-cell table:formula="of:=[$prevalence_history_20220213.B216]" office:value-type="float" office:value="602412.458120049" calcext:value-type="float">
            <text:p>602412.458120049</text:p>
          </table:table-cell>
          <table:table-cell table:formula="of:=[$p_from_i_UK.C235]" office:value-type="float" office:value="510090.603672064" calcext:value-type="float">
            <text:p>510090.603672064</text:p>
          </table:table-cell>
          <table:table-cell table:formula="of:=[.C216]/[.B216]" office:value-type="float" office:value="0.846746438916461" calcext:value-type="float">
            <text:p>0.846746438916461</text:p>
          </table:table-cell>
        </table:table-row>
        <table:table-row table:style-name="ro1">
          <table:table-cell table:formula="of:=VALUE([$prevalence_history_20220213.A217])" office:value-type="date" office:date-value="2021-02-01" calcext:value-type="date">
            <text:p>01/02/21</text:p>
          </table:table-cell>
          <table:table-cell table:formula="of:=[$prevalence_history_20220213.B217]" office:value-type="float" office:value="579131.847343823" calcext:value-type="float">
            <text:p>579131.847343823</text:p>
          </table:table-cell>
          <table:table-cell table:formula="of:=[$p_from_i_UK.C236]" office:value-type="float" office:value="489914.230173938" calcext:value-type="float">
            <text:p>489914.230173938</text:p>
          </table:table-cell>
          <table:table-cell table:formula="of:=[.C217]/[.B217]" office:value-type="float" office:value="0.845945931692273" calcext:value-type="float">
            <text:p>0.845945931692273</text:p>
          </table:table-cell>
        </table:table-row>
        <table:table-row table:style-name="ro1">
          <table:table-cell table:formula="of:=VALUE([$prevalence_history_20220213.A218])" office:value-type="date" office:date-value="2021-02-02" calcext:value-type="date">
            <text:p>02/02/21</text:p>
          </table:table-cell>
          <table:table-cell table:formula="of:=[$prevalence_history_20220213.B218]" office:value-type="float" office:value="556526.630308729" calcext:value-type="float">
            <text:p>556526.630308729</text:p>
          </table:table-cell>
          <table:table-cell table:formula="of:=[$p_from_i_UK.C237]" office:value-type="float" office:value="470400.526955699" calcext:value-type="float">
            <text:p>470400.526955699</text:p>
          </table:table-cell>
          <table:table-cell table:formula="of:=[.C218]/[.B218]" office:value-type="float" office:value="0.845243518166863" calcext:value-type="float">
            <text:p>0.845243518166863</text:p>
          </table:table-cell>
        </table:table-row>
        <table:table-row table:style-name="ro1">
          <table:table-cell table:formula="of:=VALUE([$prevalence_history_20220213.A219])" office:value-type="date" office:date-value="2021-02-03" calcext:value-type="date">
            <text:p>03/02/21</text:p>
          </table:table-cell>
          <table:table-cell table:formula="of:=[$prevalence_history_20220213.B219]" office:value-type="float" office:value="534295.661548359" calcext:value-type="float">
            <text:p>534295.661548359</text:p>
          </table:table-cell>
          <table:table-cell table:formula="of:=[$p_from_i_UK.C238]" office:value-type="float" office:value="451296.696654561" calcext:value-type="float">
            <text:p>451296.696654561</text:p>
          </table:table-cell>
          <table:table-cell table:formula="of:=[.C219]/[.B219]" office:value-type="float" office:value="0.844657235933243" calcext:value-type="float">
            <text:p>0.844657235933243</text:p>
          </table:table-cell>
        </table:table-row>
        <table:table-row table:style-name="ro1">
          <table:table-cell table:formula="of:=VALUE([$prevalence_history_20220213.A220])" office:value-type="date" office:date-value="2021-02-04" calcext:value-type="date">
            <text:p>04/02/21</text:p>
          </table:table-cell>
          <table:table-cell table:formula="of:=[$prevalence_history_20220213.B220]" office:value-type="float" office:value="512450.777826542" calcext:value-type="float">
            <text:p>512450.777826542</text:p>
          </table:table-cell>
          <table:table-cell table:formula="of:=[$p_from_i_UK.C239]" office:value-type="float" office:value="432719.979842806" calcext:value-type="float">
            <text:p>432719.979842806</text:p>
          </table:table-cell>
          <table:table-cell table:formula="of:=[.C220]/[.B220]" office:value-type="float" office:value="0.844412768145463" calcext:value-type="float">
            <text:p>0.844412768145463</text:p>
          </table:table-cell>
        </table:table-row>
        <table:table-row table:style-name="ro1">
          <table:table-cell table:formula="of:=VALUE([$prevalence_history_20220213.A221])" office:value-type="date" office:date-value="2021-02-05" calcext:value-type="date">
            <text:p>05/02/21</text:p>
          </table:table-cell>
          <table:table-cell table:formula="of:=[$prevalence_history_20220213.B221]" office:value-type="float" office:value="491540.189235017" calcext:value-type="float">
            <text:p>491540.189235017</text:p>
          </table:table-cell>
          <table:table-cell table:formula="of:=[$p_from_i_UK.C240]" office:value-type="float" office:value="415094.873683415" calcext:value-type="float">
            <text:p>415094.873683415</text:p>
          </table:table-cell>
          <table:table-cell table:formula="of:=[.C221]/[.B221]" office:value-type="float" office:value="0.84447799544006" calcext:value-type="float">
            <text:p>0.84447799544006</text:p>
          </table:table-cell>
        </table:table-row>
        <table:table-row table:style-name="ro1">
          <table:table-cell table:formula="of:=VALUE([$prevalence_history_20220213.A222])" office:value-type="date" office:date-value="2021-02-06" calcext:value-type="date">
            <text:p>06/02/21</text:p>
          </table:table-cell>
          <table:table-cell table:formula="of:=[$prevalence_history_20220213.B222]" office:value-type="float" office:value="471312.846827673" calcext:value-type="float">
            <text:p>471312.846827673</text:p>
          </table:table-cell>
          <table:table-cell table:formula="of:=[$p_from_i_UK.C241]" office:value-type="float" office:value="398078.674096919" calcext:value-type="float">
            <text:p>398078.674096919</text:p>
          </table:table-cell>
          <table:table-cell table:formula="of:=[.C222]/[.B222]" office:value-type="float" office:value="0.844616642165219" calcext:value-type="float">
            <text:p>0.844616642165219</text:p>
          </table:table-cell>
        </table:table-row>
        <table:table-row table:style-name="ro1">
          <table:table-cell table:formula="of:=VALUE([$prevalence_history_20220213.A223])" office:value-type="date" office:date-value="2021-02-07" calcext:value-type="date">
            <text:p>07/02/21</text:p>
          </table:table-cell>
          <table:table-cell table:formula="of:=[$prevalence_history_20220213.B223]" office:value-type="float" office:value="452888.817328608" calcext:value-type="float">
            <text:p>452888.817328608</text:p>
          </table:table-cell>
          <table:table-cell table:formula="of:=[$p_from_i_UK.C242]" office:value-type="float" office:value="382755.132683714" calcext:value-type="float">
            <text:p>382755.132683714</text:p>
          </table:table-cell>
          <table:table-cell table:formula="of:=[.C223]/[.B223]" office:value-type="float" office:value="0.84514149618756" calcext:value-type="float">
            <text:p>0.84514149618756</text:p>
          </table:table-cell>
        </table:table-row>
        <table:table-row table:style-name="ro1">
          <table:table-cell table:formula="of:=VALUE([$prevalence_history_20220213.A224])" office:value-type="date" office:date-value="2021-02-08" calcext:value-type="date">
            <text:p>08/02/21</text:p>
          </table:table-cell>
          <table:table-cell table:formula="of:=[$prevalence_history_20220213.B224]" office:value-type="float" office:value="436690.144220711" calcext:value-type="float">
            <text:p>436690.144220711</text:p>
          </table:table-cell>
          <table:table-cell table:formula="of:=[$p_from_i_UK.C243]" office:value-type="float" office:value="369527.802312187" calcext:value-type="float">
            <text:p>369527.802312187</text:p>
          </table:table-cell>
          <table:table-cell table:formula="of:=[.C224]/[.B224]" office:value-type="float" office:value="0.846201379176125" calcext:value-type="float">
            <text:p>0.846201379176125</text:p>
          </table:table-cell>
        </table:table-row>
        <table:table-row table:style-name="ro1">
          <table:table-cell table:formula="of:=VALUE([$prevalence_history_20220213.A225])" office:value-type="date" office:date-value="2021-02-09" calcext:value-type="date">
            <text:p>09/02/21</text:p>
          </table:table-cell>
          <table:table-cell table:formula="of:=[$prevalence_history_20220213.B225]" office:value-type="float" office:value="421786.223942864" calcext:value-type="float">
            <text:p>421786.223942864</text:p>
          </table:table-cell>
          <table:table-cell table:formula="of:=[$p_from_i_UK.C244]" office:value-type="float" office:value="357485.676573125" calcext:value-type="float">
            <text:p>357485.676573125</text:p>
          </table:table-cell>
          <table:table-cell table:formula="of:=[.C225]/[.B225]" office:value-type="float" office:value="0.847551807717528" calcext:value-type="float">
            <text:p>0.847551807717528</text:p>
          </table:table-cell>
        </table:table-row>
        <table:table-row table:style-name="ro1">
          <table:table-cell table:formula="of:=VALUE([$prevalence_history_20220213.A226])" office:value-type="date" office:date-value="2021-02-10" calcext:value-type="date">
            <text:p>10/02/21</text:p>
          </table:table-cell>
          <table:table-cell table:formula="of:=[$prevalence_history_20220213.B226]" office:value-type="float" office:value="407084.110708373" calcext:value-type="float">
            <text:p>407084.110708373</text:p>
          </table:table-cell>
          <table:table-cell table:formula="of:=[$p_from_i_UK.C245]" office:value-type="float" office:value="345420.192253913" calcext:value-type="float">
            <text:p>345420.192253913</text:p>
          </table:table-cell>
          <table:table-cell table:formula="of:=[.C226]/[.B226]" office:value-type="float" office:value="0.848522905138308" calcext:value-type="float">
            <text:p>0.848522905138308</text:p>
          </table:table-cell>
        </table:table-row>
        <table:table-row table:style-name="ro1">
          <table:table-cell table:formula="of:=VALUE([$prevalence_history_20220213.A227])" office:value-type="date" office:date-value="2021-02-11" calcext:value-type="date">
            <text:p>11/02/21</text:p>
          </table:table-cell>
          <table:table-cell table:formula="of:=[$prevalence_history_20220213.B227]" office:value-type="float" office:value="393205.329422698" calcext:value-type="float">
            <text:p>393205.329422698</text:p>
          </table:table-cell>
          <table:table-cell table:formula="of:=[$p_from_i_UK.C246]" office:value-type="float" office:value="333896.773201667" calcext:value-type="float">
            <text:p>333896.773201667</text:p>
          </table:table-cell>
          <table:table-cell table:formula="of:=[.C227]/[.B227]" office:value-type="float" office:value="0.849166448714957" calcext:value-type="float">
            <text:p>0.849166448714957</text:p>
          </table:table-cell>
        </table:table-row>
        <table:table-row table:style-name="ro1">
          <table:table-cell table:formula="of:=VALUE([$prevalence_history_20220213.A228])" office:value-type="date" office:date-value="2021-02-12" calcext:value-type="date">
            <text:p>12/02/21</text:p>
          </table:table-cell>
          <table:table-cell table:formula="of:=[$prevalence_history_20220213.B228]" office:value-type="float" office:value="380148.384033954" calcext:value-type="float">
            <text:p>380148.384033954</text:p>
          </table:table-cell>
          <table:table-cell table:formula="of:=[$p_from_i_UK.C247]" office:value-type="float" office:value="322921.755882762" calcext:value-type="float">
            <text:p>322921.755882762</text:p>
          </table:table-cell>
          <table:table-cell table:formula="of:=[.C228]/[.B228]" office:value-type="float" office:value="0.849462392700633" calcext:value-type="float">
            <text:p>0.849462392700633</text:p>
          </table:table-cell>
        </table:table-row>
        <table:table-row table:style-name="ro1">
          <table:table-cell table:formula="of:=VALUE([$prevalence_history_20220213.A229])" office:value-type="date" office:date-value="2021-02-13" calcext:value-type="date">
            <text:p>13/02/21</text:p>
          </table:table-cell>
          <table:table-cell table:formula="of:=[$prevalence_history_20220213.B229]" office:value-type="float" office:value="367691.002877686" calcext:value-type="float">
            <text:p>367691.002877686</text:p>
          </table:table-cell>
          <table:table-cell table:formula="of:=[$p_from_i_UK.C248]" office:value-type="float" office:value="312268.543258367" calcext:value-type="float">
            <text:p>312268.543258367</text:p>
          </table:table-cell>
          <table:table-cell table:formula="of:=[.C229]/[.B229]" office:value-type="float" office:value="0.849268926393187" calcext:value-type="float">
            <text:p>0.849268926393187</text:p>
          </table:table-cell>
        </table:table-row>
        <table:table-row table:style-name="ro1">
          <table:table-cell table:formula="of:=VALUE([$prevalence_history_20220213.A230])" office:value-type="date" office:date-value="2021-02-14" calcext:value-type="date">
            <text:p>14/02/21</text:p>
          </table:table-cell>
          <table:table-cell table:formula="of:=[$prevalence_history_20220213.B230]" office:value-type="float" office:value="356330.314533923" calcext:value-type="float">
            <text:p>356330.314533923</text:p>
          </table:table-cell>
          <table:table-cell table:formula="of:=[$p_from_i_UK.C249]" office:value-type="float" office:value="302560.516313967" calcext:value-type="float">
            <text:p>302560.516313967</text:p>
          </table:table-cell>
          <table:table-cell table:formula="of:=[.C230]/[.B230]" office:value-type="float" office:value="0.849101252330196" calcext:value-type="float">
            <text:p>0.849101252330196</text:p>
          </table:table-cell>
        </table:table-row>
        <table:table-row table:style-name="ro1">
          <table:table-cell table:formula="of:=VALUE([$prevalence_history_20220213.A231])" office:value-type="date" office:date-value="2021-02-15" calcext:value-type="date">
            <text:p>15/02/21</text:p>
          </table:table-cell>
          <table:table-cell table:formula="of:=[$prevalence_history_20220213.B231]" office:value-type="float" office:value="346078.558117229" calcext:value-type="float">
            <text:p>346078.558117229</text:p>
          </table:table-cell>
          <table:table-cell table:formula="of:=[$p_from_i_UK.C250]" office:value-type="float" office:value="293936.018734993" calcext:value-type="float">
            <text:p>293936.018734993</text:p>
          </table:table-cell>
          <table:table-cell table:formula="of:=[.C231]/[.B231]" office:value-type="float" office:value="0.84933322750214" calcext:value-type="float">
            <text:p>0.84933322750214</text:p>
          </table:table-cell>
        </table:table-row>
        <table:table-row table:style-name="ro1">
          <table:table-cell table:formula="of:=VALUE([$prevalence_history_20220213.A232])" office:value-type="date" office:date-value="2021-02-16" calcext:value-type="date">
            <text:p>16/02/21</text:p>
          </table:table-cell>
          <table:table-cell table:formula="of:=[$prevalence_history_20220213.B232]" office:value-type="float" office:value="336496.210734356" calcext:value-type="float">
            <text:p>336496.210734356</text:p>
          </table:table-cell>
          <table:table-cell table:formula="of:=[$p_from_i_UK.C251]" office:value-type="float" office:value="285954.956227834" calcext:value-type="float">
            <text:p>285954.956227834</text:p>
          </table:table-cell>
          <table:table-cell table:formula="of:=[.C232]/[.B232]" office:value-type="float" office:value="0.849801415605177" calcext:value-type="float">
            <text:p>0.849801415605177</text:p>
          </table:table-cell>
        </table:table-row>
        <table:table-row table:style-name="ro1">
          <table:table-cell table:formula="of:=VALUE([$prevalence_history_20220213.A233])" office:value-type="date" office:date-value="2021-02-17" calcext:value-type="date">
            <text:p>17/02/21</text:p>
          </table:table-cell>
          <table:table-cell table:formula="of:=[$prevalence_history_20220213.B233]" office:value-type="float" office:value="327708.950578966" calcext:value-type="float">
            <text:p>327708.950578966</text:p>
          </table:table-cell>
          <table:table-cell table:formula="of:=[$p_from_i_UK.C252]" office:value-type="float" office:value="278675.755110649" calcext:value-type="float">
            <text:p>278675.755110649</text:p>
          </table:table-cell>
          <table:table-cell table:formula="of:=[.C233]/[.B233]" office:value-type="float" office:value="0.850375781980658" calcext:value-type="float">
            <text:p>0.850375781980658</text:p>
          </table:table-cell>
        </table:table-row>
        <table:table-row table:style-name="ro1">
          <table:table-cell table:formula="of:=VALUE([$prevalence_history_20220213.A234])" office:value-type="date" office:date-value="2021-02-18" calcext:value-type="date">
            <text:p>18/02/21</text:p>
          </table:table-cell>
          <table:table-cell table:formula="of:=[$prevalence_history_20220213.B234]" office:value-type="float" office:value="319208.506276574" calcext:value-type="float">
            <text:p>319208.506276574</text:p>
          </table:table-cell>
          <table:table-cell table:formula="of:=[$p_from_i_UK.C253]" office:value-type="float" office:value="271595.689092829" calcext:value-type="float">
            <text:p>271595.689092829</text:p>
          </table:table-cell>
          <table:table-cell table:formula="of:=[.C234]/[.B234]" office:value-type="float" office:value="0.850841013796507" calcext:value-type="float">
            <text:p>0.850841013796507</text:p>
          </table:table-cell>
        </table:table-row>
        <table:table-row table:style-name="ro1">
          <table:table-cell table:formula="of:=VALUE([$prevalence_history_20220213.A235])" office:value-type="date" office:date-value="2021-02-19" calcext:value-type="date">
            <text:p>19/02/21</text:p>
          </table:table-cell>
          <table:table-cell table:formula="of:=[$prevalence_history_20220213.B235]" office:value-type="float" office:value="310788.281494854" calcext:value-type="float">
            <text:p>310788.281494854</text:p>
          </table:table-cell>
          <table:table-cell table:formula="of:=[$p_from_i_UK.C254]" office:value-type="float" office:value="264520.735033621" calcext:value-type="float">
            <text:p>264520.735033621</text:p>
          </table:table-cell>
          <table:table-cell table:formula="of:=[.C235]/[.B235]" office:value-type="float" office:value="0.851128407291639" calcext:value-type="float">
            <text:p>0.851128407291639</text:p>
          </table:table-cell>
        </table:table-row>
        <table:table-row table:style-name="ro1">
          <table:table-cell table:formula="of:=VALUE([$prevalence_history_20220213.A236])" office:value-type="date" office:date-value="2021-02-20" calcext:value-type="date">
            <text:p>20/02/21</text:p>
          </table:table-cell>
          <table:table-cell table:formula="of:=[$prevalence_history_20220213.B236]" office:value-type="float" office:value="303034.768764063" calcext:value-type="float">
            <text:p>303034.768764063</text:p>
          </table:table-cell>
          <table:table-cell table:formula="of:=[$p_from_i_UK.C255]" office:value-type="float" office:value="257952.782066247" calcext:value-type="float">
            <text:p>257952.782066247</text:p>
          </table:table-cell>
          <table:table-cell table:formula="of:=[.C236]/[.B236]" office:value-type="float" office:value="0.851231636284891" calcext:value-type="float">
            <text:p>0.851231636284891</text:p>
          </table:table-cell>
        </table:table-row>
        <table:table-row table:style-name="ro1">
          <table:table-cell table:formula="of:=VALUE([$prevalence_history_20220213.A237])" office:value-type="date" office:date-value="2021-02-21" calcext:value-type="date">
            <text:p>21/02/21</text:p>
          </table:table-cell>
          <table:table-cell table:formula="of:=[$prevalence_history_20220213.B237]" office:value-type="float" office:value="296363.618805468" calcext:value-type="float">
            <text:p>296363.618805468</text:p>
          </table:table-cell>
          <table:table-cell table:formula="of:=[$p_from_i_UK.C256]" office:value-type="float" office:value="252356.443371691" calcext:value-type="float">
            <text:p>252356.443371691</text:p>
          </table:table-cell>
          <table:table-cell table:formula="of:=[.C237]/[.B237]" office:value-type="float" office:value="0.851509521947553" calcext:value-type="float">
            <text:p>0.851509521947553</text:p>
          </table:table-cell>
        </table:table-row>
        <table:table-row table:style-name="ro1">
          <table:table-cell table:formula="of:=VALUE([$prevalence_history_20220213.A238])" office:value-type="date" office:date-value="2021-02-22" calcext:value-type="date">
            <text:p>22/02/21</text:p>
          </table:table-cell>
          <table:table-cell table:formula="of:=[$prevalence_history_20220213.B238]" office:value-type="float" office:value="289442.215810298" calcext:value-type="float">
            <text:p>289442.215810298</text:p>
          </table:table-cell>
          <table:table-cell table:formula="of:=[$p_from_i_UK.C257]" office:value-type="float" office:value="246453.057190664" calcext:value-type="float">
            <text:p>246453.057190664</text:p>
          </table:table-cell>
          <table:table-cell table:formula="of:=[.C238]/[.B238]" office:value-type="float" office:value="0.851475851581341" calcext:value-type="float">
            <text:p>0.851475851581341</text:p>
          </table:table-cell>
        </table:table-row>
        <table:table-row table:style-name="ro1">
          <table:table-cell table:formula="of:=VALUE([$prevalence_history_20220213.A239])" office:value-type="date" office:date-value="2021-02-23" calcext:value-type="date">
            <text:p>23/02/21</text:p>
          </table:table-cell>
          <table:table-cell table:formula="of:=[$prevalence_history_20220213.B239]" office:value-type="float" office:value="282487.315540949" calcext:value-type="float">
            <text:p>282487.315540949</text:p>
          </table:table-cell>
          <table:table-cell table:formula="of:=[$p_from_i_UK.C258]" office:value-type="float" office:value="240483.113392423" calcext:value-type="float">
            <text:p>240483.113392423</text:p>
          </table:table-cell>
          <table:table-cell table:formula="of:=[.C239]/[.B239]" office:value-type="float" office:value="0.85130588229036" calcext:value-type="float">
            <text:p>0.85130588229036</text:p>
          </table:table-cell>
        </table:table-row>
        <table:table-row table:style-name="ro1">
          <table:table-cell table:formula="of:=VALUE([$prevalence_history_20220213.A240])" office:value-type="date" office:date-value="2021-02-24" calcext:value-type="date">
            <text:p>24/02/21</text:p>
          </table:table-cell>
          <table:table-cell table:formula="of:=[$prevalence_history_20220213.B240]" office:value-type="float" office:value="275852.692820247" calcext:value-type="float">
            <text:p>275852.692820247</text:p>
          </table:table-cell>
          <table:table-cell table:formula="of:=[$p_from_i_UK.C259]" office:value-type="float" office:value="234855.928401322" calcext:value-type="float">
            <text:p>234855.928401322</text:p>
          </table:table-cell>
          <table:table-cell table:formula="of:=[.C240]/[.B240]" office:value-type="float" office:value="0.851381677663595" calcext:value-type="float">
            <text:p>0.851381677663595</text:p>
          </table:table-cell>
        </table:table-row>
        <table:table-row table:style-name="ro1">
          <table:table-cell table:formula="of:=VALUE([$prevalence_history_20220213.A241])" office:value-type="date" office:date-value="2021-02-25" calcext:value-type="date">
            <text:p>25/02/21</text:p>
          </table:table-cell>
          <table:table-cell table:formula="of:=[$prevalence_history_20220213.B241]" office:value-type="float" office:value="269483.358174785" calcext:value-type="float">
            <text:p>269483.358174785</text:p>
          </table:table-cell>
          <table:table-cell table:formula="of:=[$p_from_i_UK.C260]" office:value-type="float" office:value="229460.287384272" calcext:value-type="float">
            <text:p>229460.287384272</text:p>
          </table:table-cell>
          <table:table-cell table:formula="of:=[.C241]/[.B241]" office:value-type="float" office:value="0.851482217449009" calcext:value-type="float">
            <text:p>0.851482217449009</text:p>
          </table:table-cell>
        </table:table-row>
        <table:table-row table:style-name="ro1">
          <table:table-cell table:formula="of:=VALUE([$prevalence_history_20220213.A242])" office:value-type="date" office:date-value="2021-02-26" calcext:value-type="date">
            <text:p>26/02/21</text:p>
          </table:table-cell>
          <table:table-cell table:formula="of:=[$prevalence_history_20220213.B242]" office:value-type="float" office:value="263186.766763956" calcext:value-type="float">
            <text:p>263186.766763956</text:p>
          </table:table-cell>
          <table:table-cell table:formula="of:=[$p_from_i_UK.C261]" office:value-type="float" office:value="224075.751460294" calcext:value-type="float">
            <text:p>224075.751460294</text:p>
          </table:table-cell>
          <table:table-cell table:formula="of:=[.C242]/[.B242]" office:value-type="float" office:value="0.851394445911714" calcext:value-type="float">
            <text:p>0.851394445911714</text:p>
          </table:table-cell>
        </table:table-row>
        <table:table-row table:style-name="ro1">
          <table:table-cell table:formula="of:=VALUE([$prevalence_history_20220213.A243])" office:value-type="date" office:date-value="2021-02-27" calcext:value-type="date">
            <text:p>27/02/21</text:p>
          </table:table-cell>
          <table:table-cell table:formula="of:=[$prevalence_history_20220213.B243]" office:value-type="float" office:value="256768.279805082" calcext:value-type="float">
            <text:p>256768.279805082</text:p>
          </table:table-cell>
          <table:table-cell table:formula="of:=[$p_from_i_UK.C262]" office:value-type="float" office:value="218550.265431514" calcext:value-type="float">
            <text:p>218550.265431514</text:p>
          </table:table-cell>
          <table:table-cell table:formula="of:=[.C243]/[.B243]" office:value-type="float" office:value="0.851157571322359" calcext:value-type="float">
            <text:p>0.851157571322359</text:p>
          </table:table-cell>
        </table:table-row>
        <table:table-row table:style-name="ro1">
          <table:table-cell table:formula="of:=VALUE([$prevalence_history_20220213.A244])" office:value-type="date" office:date-value="2021-02-28" calcext:value-type="date">
            <text:p>28/02/21</text:p>
          </table:table-cell>
          <table:table-cell table:formula="of:=[$prevalence_history_20220213.B244]" office:value-type="float" office:value="250346.87018991" calcext:value-type="float">
            <text:p>250346.87018991</text:p>
          </table:table-cell>
          <table:table-cell table:formula="of:=[$p_from_i_UK.C263]" office:value-type="float" office:value="213054.353812046" calcext:value-type="float">
            <text:p>213054.353812046</text:p>
          </table:table-cell>
          <table:table-cell table:formula="of:=[.C244]/[.B244]" office:value-type="float" office:value="0.851036618314522" calcext:value-type="float">
            <text:p>0.851036618314522</text:p>
          </table:table-cell>
        </table:table-row>
        <table:table-row table:style-name="ro1">
          <table:table-cell table:formula="of:=VALUE([$prevalence_history_20220213.A245])" office:value-type="date" office:date-value="2021-03-01" calcext:value-type="date">
            <text:p>01/03/21</text:p>
          </table:table-cell>
          <table:table-cell table:formula="of:=[$prevalence_history_20220213.B245]" office:value-type="float" office:value="243798.621287184" calcext:value-type="float">
            <text:p>243798.621287184</text:p>
          </table:table-cell>
          <table:table-cell table:formula="of:=[$p_from_i_UK.C264]" office:value-type="float" office:value="207389.744821231" calcext:value-type="float">
            <text:p>207389.744821231</text:p>
          </table:table-cell>
          <table:table-cell table:formula="of:=[.C245]/[.B245]" office:value-type="float" office:value="0.850660039528835" calcext:value-type="float">
            <text:p>0.850660039528835</text:p>
          </table:table-cell>
        </table:table-row>
        <table:table-row table:style-name="ro1">
          <table:table-cell table:formula="of:=VALUE([$prevalence_history_20220213.A246])" office:value-type="date" office:date-value="2021-03-02" calcext:value-type="date">
            <text:p>02/03/21</text:p>
          </table:table-cell>
          <table:table-cell table:formula="of:=[$prevalence_history_20220213.B246]" office:value-type="float" office:value="237017.923222042" calcext:value-type="float">
            <text:p>237017.923222042</text:p>
          </table:table-cell>
          <table:table-cell table:formula="of:=[$p_from_i_UK.C265]" office:value-type="float" office:value="201435.669735128" calcext:value-type="float">
            <text:p>201435.669735128</text:p>
          </table:table-cell>
          <table:table-cell table:formula="of:=[.C246]/[.B246]" office:value-type="float" office:value="0.849875262582654" calcext:value-type="float">
            <text:p>0.849875262582654</text:p>
          </table:table-cell>
        </table:table-row>
        <table:table-row table:style-name="ro1">
          <table:table-cell table:formula="of:=VALUE([$prevalence_history_20220213.A247])" office:value-type="date" office:date-value="2021-03-03" calcext:value-type="date">
            <text:p>03/03/21</text:p>
          </table:table-cell>
          <table:table-cell table:formula="of:=[$prevalence_history_20220213.B247]" office:value-type="float" office:value="230432.744733039" calcext:value-type="float">
            <text:p>230432.744733039</text:p>
          </table:table-cell>
          <table:table-cell table:formula="of:=[$p_from_i_UK.C266]" office:value-type="float" office:value="195698.431328822" calcext:value-type="float">
            <text:p>195698.431328822</text:p>
          </table:table-cell>
          <table:table-cell table:formula="of:=[.C247]/[.B247]" office:value-type="float" office:value="0.849264854070731" calcext:value-type="float">
            <text:p>0.849264854070731</text:p>
          </table:table-cell>
        </table:table-row>
        <table:table-row table:style-name="ro1">
          <table:table-cell table:formula="of:=VALUE([$prevalence_history_20220213.A248])" office:value-type="date" office:date-value="2021-03-04" calcext:value-type="date">
            <text:p>04/03/21</text:p>
          </table:table-cell>
          <table:table-cell table:formula="of:=[$prevalence_history_20220213.B248]" office:value-type="float" office:value="223506.439962458" calcext:value-type="float">
            <text:p>223506.439962458</text:p>
          </table:table-cell>
          <table:table-cell table:formula="of:=[$p_from_i_UK.C267]" office:value-type="float" office:value="189681.598165362" calcext:value-type="float">
            <text:p>189681.598165362</text:p>
          </table:table-cell>
          <table:table-cell table:formula="of:=[.C248]/[.B248]" office:value-type="float" office:value="0.848662786616897" calcext:value-type="float">
            <text:p>0.848662786616897</text:p>
          </table:table-cell>
        </table:table-row>
        <table:table-row table:style-name="ro1">
          <table:table-cell table:formula="of:=VALUE([$prevalence_history_20220213.A249])" office:value-type="date" office:date-value="2021-03-05" calcext:value-type="date">
            <text:p>05/03/21</text:p>
          </table:table-cell>
          <table:table-cell table:formula="of:=[$prevalence_history_20220213.B249]" office:value-type="float" office:value="216123.174167308" calcext:value-type="float">
            <text:p>216123.174167308</text:p>
          </table:table-cell>
          <table:table-cell table:formula="of:=[$p_from_i_UK.C268]" office:value-type="float" office:value="183250.427257136" calcext:value-type="float">
            <text:p>183250.427257136</text:p>
          </table:table-cell>
          <table:table-cell table:formula="of:=[.C249]/[.B249]" office:value-type="float" office:value="0.847898093127558" calcext:value-type="float">
            <text:p>0.847898093127558</text:p>
          </table:table-cell>
        </table:table-row>
        <table:table-row table:style-name="ro1">
          <table:table-cell table:formula="of:=VALUE([$prevalence_history_20220213.A250])" office:value-type="date" office:date-value="2021-03-06" calcext:value-type="date">
            <text:p>06/03/21</text:p>
          </table:table-cell>
          <table:table-cell table:formula="of:=[$prevalence_history_20220213.B250]" office:value-type="float" office:value="208287.925519086" calcext:value-type="float">
            <text:p>208287.925519086</text:p>
          </table:table-cell>
          <table:table-cell table:formula="of:=[$p_from_i_UK.C269]" office:value-type="float" office:value="176375.807993934" calcext:value-type="float">
            <text:p>176375.807993934</text:p>
          </table:table-cell>
          <table:table-cell table:formula="of:=[.C250]/[.B250]" office:value-type="float" office:value="0.846788442269891" calcext:value-type="float">
            <text:p>0.846788442269891</text:p>
          </table:table-cell>
        </table:table-row>
        <table:table-row table:style-name="ro1">
          <table:table-cell table:formula="of:=VALUE([$prevalence_history_20220213.A251])" office:value-type="date" office:date-value="2021-03-07" calcext:value-type="date">
            <text:p>07/03/21</text:p>
          </table:table-cell>
          <table:table-cell table:formula="of:=[$prevalence_history_20220213.B251]" office:value-type="float" office:value="200223.967279823" calcext:value-type="float">
            <text:p>200223.967279823</text:p>
          </table:table-cell>
          <table:table-cell table:formula="of:=[$p_from_i_UK.C270]" office:value-type="float" office:value="169301.030897705" calcext:value-type="float">
            <text:p>169301.030897705</text:p>
          </table:table-cell>
          <table:table-cell table:formula="of:=[.C251]/[.B251]" office:value-type="float" office:value="0.845558267562935" calcext:value-type="float">
            <text:p>0.845558267562935</text:p>
          </table:table-cell>
        </table:table-row>
        <table:table-row table:style-name="ro1">
          <table:table-cell table:formula="of:=VALUE([$prevalence_history_20220213.A252])" office:value-type="date" office:date-value="2021-03-08" calcext:value-type="date">
            <text:p>08/03/21</text:p>
          </table:table-cell>
          <table:table-cell table:formula="of:=[$prevalence_history_20220213.B252]" office:value-type="float" office:value="192026.878475841" calcext:value-type="float">
            <text:p>192026.878475841</text:p>
          </table:table-cell>
          <table:table-cell table:formula="of:=[$p_from_i_UK.C271]" office:value-type="float" office:value="162144.339371669" calcext:value-type="float">
            <text:p>162144.339371669</text:p>
          </table:table-cell>
          <table:table-cell table:formula="of:=[.C252]/[.B252]" office:value-type="float" office:value="0.844383560565288" calcext:value-type="float">
            <text:p>0.844383560565288</text:p>
          </table:table-cell>
        </table:table-row>
        <table:table-row table:style-name="ro1">
          <table:table-cell table:formula="of:=VALUE([$prevalence_history_20220213.A253])" office:value-type="date" office:date-value="2021-03-09" calcext:value-type="date">
            <text:p>09/03/21</text:p>
          </table:table-cell>
          <table:table-cell table:formula="of:=[$prevalence_history_20220213.B253]" office:value-type="float" office:value="183510.245943698" calcext:value-type="float">
            <text:p>183510.245943698</text:p>
          </table:table-cell>
          <table:table-cell table:formula="of:=[$p_from_i_UK.C272]" office:value-type="float" office:value="154708.230290257" calcext:value-type="float">
            <text:p>154708.230290257</text:p>
          </table:table-cell>
          <table:table-cell table:formula="of:=[.C253]/[.B253]" office:value-type="float" office:value="0.843049550147313" calcext:value-type="float">
            <text:p>0.843049550147313</text:p>
          </table:table-cell>
        </table:table-row>
        <table:table-row table:style-name="ro1">
          <table:table-cell table:formula="of:=VALUE([$prevalence_history_20220213.A254])" office:value-type="date" office:date-value="2021-03-10" calcext:value-type="date">
            <text:p>10/03/21</text:p>
          </table:table-cell>
          <table:table-cell table:formula="of:=[$prevalence_history_20220213.B254]" office:value-type="float" office:value="174537.963689496" calcext:value-type="float">
            <text:p>174537.963689496</text:p>
          </table:table-cell>
          <table:table-cell table:formula="of:=[$p_from_i_UK.C273]" office:value-type="float" office:value="146902.516977652" calcext:value-type="float">
            <text:p>146902.516977652</text:p>
          </table:table-cell>
          <table:table-cell table:formula="of:=[.C254]/[.B254]" office:value-type="float" office:value="0.841665124723192" calcext:value-type="float">
            <text:p>0.841665124723192</text:p>
          </table:table-cell>
        </table:table-row>
        <table:table-row table:style-name="ro1">
          <table:table-cell table:formula="of:=VALUE([$prevalence_history_20220213.A255])" office:value-type="date" office:date-value="2021-03-11" calcext:value-type="date">
            <text:p>11/03/21</text:p>
          </table:table-cell>
          <table:table-cell table:formula="of:=[$prevalence_history_20220213.B255]" office:value-type="float" office:value="165878.807343851" calcext:value-type="float">
            <text:p>165878.807343851</text:p>
          </table:table-cell>
          <table:table-cell table:formula="of:=[$p_from_i_UK.C274]" office:value-type="float" office:value="139465.046180295" calcext:value-type="float">
            <text:p>139465.046180295</text:p>
          </table:table-cell>
          <table:table-cell table:formula="of:=[.C255]/[.B255]" office:value-type="float" office:value="0.8407647029388" calcext:value-type="float">
            <text:p>0.8407647029388</text:p>
          </table:table-cell>
        </table:table-row>
        <table:table-row table:style-name="ro1">
          <table:table-cell table:formula="of:=VALUE([$prevalence_history_20220213.A256])" office:value-type="date" office:date-value="2021-03-12" calcext:value-type="date">
            <text:p>12/03/21</text:p>
          </table:table-cell>
          <table:table-cell table:formula="of:=[$prevalence_history_20220213.B256]" office:value-type="float" office:value="157397.835430217" calcext:value-type="float">
            <text:p>157397.835430217</text:p>
          </table:table-cell>
          <table:table-cell table:formula="of:=[$p_from_i_UK.C275]" office:value-type="float" office:value="132233.153058252" calcext:value-type="float">
            <text:p>132233.153058252</text:p>
          </table:table-cell>
          <table:table-cell table:formula="of:=[.C256]/[.B256]" office:value-type="float" office:value="0.840120530862563" calcext:value-type="float">
            <text:p>0.840120530862563</text:p>
          </table:table-cell>
        </table:table-row>
        <table:table-row table:style-name="ro1">
          <table:table-cell table:formula="of:=VALUE([$prevalence_history_20220213.A257])" office:value-type="date" office:date-value="2021-03-13" calcext:value-type="date">
            <text:p>13/03/21</text:p>
          </table:table-cell>
          <table:table-cell table:formula="of:=[$prevalence_history_20220213.B257]" office:value-type="float" office:value="149318.570391127" calcext:value-type="float">
            <text:p>149318.570391127</text:p>
          </table:table-cell>
          <table:table-cell table:formula="of:=[$p_from_i_UK.C276]" office:value-type="float" office:value="125420.52417329" calcext:value-type="float">
            <text:p>125420.52417329</text:p>
          </table:table-cell>
          <table:table-cell table:formula="of:=[.C257]/[.B257]" office:value-type="float" office:value="0.839952618383379" calcext:value-type="float">
            <text:p>0.839952618383379</text:p>
          </table:table-cell>
        </table:table-row>
        <table:table-row table:style-name="ro1">
          <table:table-cell table:formula="of:=VALUE([$prevalence_history_20220213.A258])" office:value-type="date" office:date-value="2021-03-14" calcext:value-type="date">
            <text:p>14/03/21</text:p>
          </table:table-cell>
          <table:table-cell table:formula="of:=[$prevalence_history_20220213.B258]" office:value-type="float" office:value="141667.622585234" calcext:value-type="float">
            <text:p>141667.622585234</text:p>
          </table:table-cell>
          <table:table-cell table:formula="of:=[$p_from_i_UK.C277]" office:value-type="float" office:value="119037.503971919" calcext:value-type="float">
            <text:p>119037.503971919</text:p>
          </table:table-cell>
          <table:table-cell table:formula="of:=[.C258]/[.B258]" office:value-type="float" office:value="0.840259064136549" calcext:value-type="float">
            <text:p>0.840259064136549</text:p>
          </table:table-cell>
        </table:table-row>
        <table:table-row table:style-name="ro1">
          <table:table-cell table:formula="of:=VALUE([$prevalence_history_20220213.A259])" office:value-type="date" office:date-value="2021-03-15" calcext:value-type="date">
            <text:p>15/03/21</text:p>
          </table:table-cell>
          <table:table-cell table:formula="of:=[$prevalence_history_20220213.B259]" office:value-type="float" office:value="134392.993197438" calcext:value-type="float">
            <text:p>134392.993197438</text:p>
          </table:table-cell>
          <table:table-cell table:formula="of:=[$p_from_i_UK.C278]" office:value-type="float" office:value="113016.81251267" calcext:value-type="float">
            <text:p>113016.81251267</text:p>
          </table:table-cell>
          <table:table-cell table:formula="of:=[.C259]/[.B259]" office:value-type="float" office:value="0.840942744289026" calcext:value-type="float">
            <text:p>0.840942744289026</text:p>
          </table:table-cell>
        </table:table-row>
        <table:table-row table:style-name="ro1">
          <table:table-cell table:formula="of:=VALUE([$prevalence_history_20220213.A260])" office:value-type="date" office:date-value="2021-03-16" calcext:value-type="date">
            <text:p>16/03/21</text:p>
          </table:table-cell>
          <table:table-cell table:formula="of:=[$prevalence_history_20220213.B260]" office:value-type="float" office:value="127729.460016168" calcext:value-type="float">
            <text:p>127729.460016168</text:p>
          </table:table-cell>
          <table:table-cell table:formula="of:=[$p_from_i_UK.C279]" office:value-type="float" office:value="107553.574151479" calcext:value-type="float">
            <text:p>107553.574151479</text:p>
          </table:table-cell>
          <table:table-cell table:formula="of:=[.C260]/[.B260]" office:value-type="float" office:value="0.842042032729687" calcext:value-type="float">
            <text:p>0.842042032729687</text:p>
          </table:table-cell>
        </table:table-row>
        <table:table-row table:style-name="ro1">
          <table:table-cell table:formula="of:=VALUE([$prevalence_history_20220213.A261])" office:value-type="date" office:date-value="2021-03-17" calcext:value-type="date">
            <text:p>17/03/21</text:p>
          </table:table-cell>
          <table:table-cell table:formula="of:=[$prevalence_history_20220213.B261]" office:value-type="float" office:value="121959.774600316" calcext:value-type="float">
            <text:p>121959.774600316</text:p>
          </table:table-cell>
          <table:table-cell table:formula="of:=[$p_from_i_UK.C280]" office:value-type="float" office:value="102877.49508722" calcext:value-type="float">
            <text:p>102877.49508722</text:p>
          </table:table-cell>
          <table:table-cell table:formula="of:=[.C261]/[.B261]" office:value-type="float" office:value="0.843536284191796" calcext:value-type="float">
            <text:p>0.843536284191796</text:p>
          </table:table-cell>
        </table:table-row>
        <table:table-row table:style-name="ro1">
          <table:table-cell table:formula="of:=VALUE([$prevalence_history_20220213.A262])" office:value-type="date" office:date-value="2021-03-18" calcext:value-type="date">
            <text:p>18/03/21</text:p>
          </table:table-cell>
          <table:table-cell table:formula="of:=[$prevalence_history_20220213.B262]" office:value-type="float" office:value="117097.491722525" calcext:value-type="float">
            <text:p>117097.491722525</text:p>
          </table:table-cell>
          <table:table-cell table:formula="of:=[$p_from_i_UK.C281]" office:value-type="float" office:value="99030.7269627899" calcext:value-type="float">
            <text:p>99030.7269627899</text:p>
          </table:table-cell>
          <table:table-cell table:formula="of:=[.C262]/[.B262]" office:value-type="float" office:value="0.845711769791396" calcext:value-type="float">
            <text:p>0.845711769791396</text:p>
          </table:table-cell>
        </table:table-row>
        <table:table-row table:style-name="ro1">
          <table:table-cell table:formula="of:=VALUE([$prevalence_history_20220213.A263])" office:value-type="date" office:date-value="2021-03-19" calcext:value-type="date">
            <text:p>19/03/21</text:p>
          </table:table-cell>
          <table:table-cell table:formula="of:=[$prevalence_history_20220213.B263]" office:value-type="float" office:value="112882.532975628" calcext:value-type="float">
            <text:p>112882.532975628</text:p>
          </table:table-cell>
          <table:table-cell table:formula="of:=[$p_from_i_UK.C282]" office:value-type="float" office:value="95731.9984416787" calcext:value-type="float">
            <text:p>95731.9984416787</text:p>
          </table:table-cell>
          <table:table-cell table:formula="of:=[.C263]/[.B263]" office:value-type="float" office:value="0.848067419450517" calcext:value-type="float">
            <text:p>0.848067419450517</text:p>
          </table:table-cell>
        </table:table-row>
        <table:table-row table:style-name="ro1">
          <table:table-cell table:formula="of:=VALUE([$prevalence_history_20220213.A264])" office:value-type="date" office:date-value="2021-03-20" calcext:value-type="date">
            <text:p>20/03/21</text:p>
          </table:table-cell>
          <table:table-cell table:formula="of:=[$prevalence_history_20220213.B264]" office:value-type="float" office:value="109355.360126092" calcext:value-type="float">
            <text:p>109355.360126092</text:p>
          </table:table-cell>
          <table:table-cell table:formula="of:=[$p_from_i_UK.C283]" office:value-type="float" office:value="93003.9182182226" calcext:value-type="float">
            <text:p>93003.9182182226</text:p>
          </table:table-cell>
          <table:table-cell table:formula="of:=[.C264]/[.B264]" office:value-type="float" office:value="0.850474253031444" calcext:value-type="float">
            <text:p>0.850474253031444</text:p>
          </table:table-cell>
        </table:table-row>
        <table:table-row table:style-name="ro1">
          <table:table-cell table:formula="of:=VALUE([$prevalence_history_20220213.A265])" office:value-type="date" office:date-value="2021-03-21" calcext:value-type="date">
            <text:p>21/03/21</text:p>
          </table:table-cell>
          <table:table-cell table:formula="of:=[$prevalence_history_20220213.B265]" office:value-type="float" office:value="106489.902598601" calcext:value-type="float">
            <text:p>106489.902598601</text:p>
          </table:table-cell>
          <table:table-cell table:formula="of:=[$p_from_i_UK.C284]" office:value-type="float" office:value="90802.560935561" calcext:value-type="float">
            <text:p>90802.560935561</text:p>
          </table:table-cell>
          <table:table-cell table:formula="of:=[.C265]/[.B265]" office:value-type="float" office:value="0.852687050319021" calcext:value-type="float">
            <text:p>0.852687050319021</text:p>
          </table:table-cell>
        </table:table-row>
        <table:table-row table:style-name="ro1">
          <table:table-cell table:formula="of:=VALUE([$prevalence_history_20220213.A266])" office:value-type="date" office:date-value="2021-03-22" calcext:value-type="date">
            <text:p>22/03/21</text:p>
          </table:table-cell>
          <table:table-cell table:formula="of:=[$prevalence_history_20220213.B266]" office:value-type="float" office:value="104109.348383469" calcext:value-type="float">
            <text:p>104109.348383469</text:p>
          </table:table-cell>
          <table:table-cell table:formula="of:=[$p_from_i_UK.C285]" office:value-type="float" office:value="88942.8919702359" calcext:value-type="float">
            <text:p>88942.8919702359</text:p>
          </table:table-cell>
          <table:table-cell table:formula="of:=[.C266]/[.B266]" office:value-type="float" office:value="0.854321858231501" calcext:value-type="float">
            <text:p>0.854321858231501</text:p>
          </table:table-cell>
        </table:table-row>
        <table:table-row table:style-name="ro1">
          <table:table-cell table:formula="of:=VALUE([$prevalence_history_20220213.A267])" office:value-type="date" office:date-value="2021-03-23" calcext:value-type="date">
            <text:p>23/03/21</text:p>
          </table:table-cell>
          <table:table-cell table:formula="of:=[$prevalence_history_20220213.B267]" office:value-type="float" office:value="101974.973744008" calcext:value-type="float">
            <text:p>101974.973744008</text:p>
          </table:table-cell>
          <table:table-cell table:formula="of:=[$p_from_i_UK.C286]" office:value-type="float" office:value="87215.3716160178" calcext:value-type="float">
            <text:p>87215.3716160178</text:p>
          </table:table-cell>
          <table:table-cell table:formula="of:=[.C267]/[.B267]" office:value-type="float" office:value="0.855262506219989" calcext:value-type="float">
            <text:p>0.855262506219989</text:p>
          </table:table-cell>
        </table:table-row>
        <table:table-row table:style-name="ro1">
          <table:table-cell table:formula="of:=VALUE([$prevalence_history_20220213.A268])" office:value-type="date" office:date-value="2021-03-24" calcext:value-type="date">
            <text:p>24/03/21</text:p>
          </table:table-cell>
          <table:table-cell table:formula="of:=[$prevalence_history_20220213.B268]" office:value-type="float" office:value="100009.21201919" calcext:value-type="float">
            <text:p>100009.21201919</text:p>
          </table:table-cell>
          <table:table-cell table:formula="of:=[$p_from_i_UK.C287]" office:value-type="float" office:value="85555.7391955728" calcext:value-type="float">
            <text:p>85555.7391955728</text:p>
          </table:table-cell>
          <table:table-cell table:formula="of:=[.C268]/[.B268]" office:value-type="float" office:value="0.855478585104302" calcext:value-type="float">
            <text:p>0.855478585104302</text:p>
          </table:table-cell>
        </table:table-row>
        <table:table-row table:style-name="ro1">
          <table:table-cell table:formula="of:=VALUE([$prevalence_history_20220213.A269])" office:value-type="date" office:date-value="2021-03-25" calcext:value-type="date">
            <text:p>25/03/21</text:p>
          </table:table-cell>
          <table:table-cell table:formula="of:=[$prevalence_history_20220213.B269]" office:value-type="float" office:value="98020.0696648114" calcext:value-type="float">
            <text:p>98020.0696648114</text:p>
          </table:table-cell>
          <table:table-cell table:formula="of:=[$p_from_i_UK.C288]" office:value-type="float" office:value="83802.053325469" calcext:value-type="float">
            <text:p>83802.053325469</text:p>
          </table:table-cell>
          <table:table-cell table:formula="of:=[.C269]/[.B269]" office:value-type="float" office:value="0.854947906199595" calcext:value-type="float">
            <text:p>0.854947906199595</text:p>
          </table:table-cell>
        </table:table-row>
        <table:table-row table:style-name="ro1">
          <table:table-cell table:formula="of:=VALUE([$prevalence_history_20220213.A270])" office:value-type="date" office:date-value="2021-03-26" calcext:value-type="date">
            <text:p>26/03/21</text:p>
          </table:table-cell>
          <table:table-cell table:formula="of:=[$prevalence_history_20220213.B270]" office:value-type="float" office:value="96405.8814609865" calcext:value-type="float">
            <text:p>96405.8814609865</text:p>
          </table:table-cell>
          <table:table-cell table:formula="of:=[$p_from_i_UK.C289]" office:value-type="float" office:value="82370.3887791098" calcext:value-type="float">
            <text:p>82370.3887791098</text:p>
          </table:table-cell>
          <table:table-cell table:formula="of:=[.C270]/[.B270]" office:value-type="float" office:value="0.85441248532584" calcext:value-type="float">
            <text:p>0.85441248532584</text:p>
          </table:table-cell>
        </table:table-row>
        <table:table-row table:style-name="ro1">
          <table:table-cell table:formula="of:=VALUE([$prevalence_history_20220213.A271])" office:value-type="date" office:date-value="2021-03-27" calcext:value-type="date">
            <text:p>27/03/21</text:p>
          </table:table-cell>
          <table:table-cell table:formula="of:=[$prevalence_history_20220213.B271]" office:value-type="float" office:value="94962.1884242578" calcext:value-type="float">
            <text:p>94962.1884242578</text:p>
          </table:table-cell>
          <table:table-cell table:formula="of:=[$p_from_i_UK.C290]" office:value-type="float" office:value="81088.3344313728" calcext:value-type="float">
            <text:p>81088.3344313728</text:p>
          </table:table-cell>
          <table:table-cell table:formula="of:=[.C271]/[.B271]" office:value-type="float" office:value="0.853901281940749" calcext:value-type="float">
            <text:p>0.853901281940749</text:p>
          </table:table-cell>
        </table:table-row>
        <table:table-row table:style-name="ro1">
          <table:table-cell table:formula="of:=VALUE([$prevalence_history_20220213.A272])" office:value-type="date" office:date-value="2021-03-28" calcext:value-type="date">
            <text:p>28/03/21</text:p>
          </table:table-cell>
          <table:table-cell table:formula="of:=[$prevalence_history_20220213.B272]" office:value-type="float" office:value="93653.4395138849" calcext:value-type="float">
            <text:p>93653.4395138849</text:p>
          </table:table-cell>
          <table:table-cell table:formula="of:=[$p_from_i_UK.C291]" office:value-type="float" office:value="79961.5315786508" calcext:value-type="float">
            <text:p>79961.5315786508</text:p>
          </table:table-cell>
          <table:table-cell table:formula="of:=[.C272]/[.B272]" office:value-type="float" office:value="0.853802401638392" calcext:value-type="float">
            <text:p>0.853802401638392</text:p>
          </table:table-cell>
        </table:table-row>
        <table:table-row table:style-name="ro1">
          <table:table-cell table:formula="of:=VALUE([$prevalence_history_20220213.A273])" office:value-type="date" office:date-value="2021-03-29" calcext:value-type="date">
            <text:p>29/03/21</text:p>
          </table:table-cell>
          <table:table-cell table:formula="of:=[$prevalence_history_20220213.B273]" office:value-type="float" office:value="92380.7993276105" calcext:value-type="float">
            <text:p>92380.7993276105</text:p>
          </table:table-cell>
          <table:table-cell table:formula="of:=[$p_from_i_UK.C292]" office:value-type="float" office:value="78888.9743174943" calcext:value-type="float">
            <text:p>78888.9743174943</text:p>
          </table:table-cell>
          <table:table-cell table:formula="of:=[.C273]/[.B273]" office:value-type="float" office:value="0.853954229576754" calcext:value-type="float">
            <text:p>0.853954229576754</text:p>
          </table:table-cell>
        </table:table-row>
        <table:table-row table:style-name="ro1">
          <table:table-cell table:formula="of:=VALUE([$prevalence_history_20220213.A274])" office:value-type="date" office:date-value="2021-03-30" calcext:value-type="date">
            <text:p>30/03/21</text:p>
          </table:table-cell>
          <table:table-cell table:formula="of:=[$prevalence_history_20220213.B274]" office:value-type="float" office:value="91012.4556274113" calcext:value-type="float">
            <text:p>91012.4556274113</text:p>
          </table:table-cell>
          <table:table-cell table:formula="of:=[$p_from_i_UK.C293]" office:value-type="float" office:value="77733.2675858723" calcext:value-type="float">
            <text:p>77733.2675858723</text:p>
          </table:table-cell>
          <table:table-cell table:formula="of:=[.C274]/[.B274]" office:value-type="float" office:value="0.854094827460742" calcext:value-type="float">
            <text:p>0.854094827460742</text:p>
          </table:table-cell>
        </table:table-row>
        <table:table-row table:style-name="ro1">
          <table:table-cell table:formula="of:=VALUE([$prevalence_history_20220213.A275])" office:value-type="date" office:date-value="2021-03-31" calcext:value-type="date">
            <text:p>31/03/21</text:p>
          </table:table-cell>
          <table:table-cell table:formula="of:=[$prevalence_history_20220213.B275]" office:value-type="float" office:value="89480.3266918967" calcext:value-type="float">
            <text:p>89480.3266918967</text:p>
          </table:table-cell>
          <table:table-cell table:formula="of:=[$p_from_i_UK.C294]" office:value-type="float" office:value="76399.6901555622" calcext:value-type="float">
            <text:p>76399.6901555622</text:p>
          </table:table-cell>
          <table:table-cell table:formula="of:=[.C275]/[.B275]" office:value-type="float" office:value="0.853815503139875" calcext:value-type="float">
            <text:p>0.853815503139875</text:p>
          </table:table-cell>
        </table:table-row>
        <table:table-row table:style-name="ro1">
          <table:table-cell table:formula="of:=VALUE([$prevalence_history_20220213.A276])" office:value-type="date" office:date-value="2021-04-01" calcext:value-type="date">
            <text:p>01/04/21</text:p>
          </table:table-cell>
          <table:table-cell table:formula="of:=[$prevalence_history_20220213.B276]" office:value-type="float" office:value="87806.2568587025" calcext:value-type="float">
            <text:p>87806.2568587025</text:p>
          </table:table-cell>
          <table:table-cell table:formula="of:=[$p_from_i_UK.C295]" office:value-type="float" office:value="74899.3431891007" calcext:value-type="float">
            <text:p>74899.3431891007</text:p>
          </table:table-cell>
          <table:table-cell table:formula="of:=[.C276]/[.B276]" office:value-type="float" office:value="0.853006902567644" calcext:value-type="float">
            <text:p>0.853006902567644</text:p>
          </table:table-cell>
        </table:table-row>
        <table:table-row table:style-name="ro1">
          <table:table-cell table:formula="of:=VALUE([$prevalence_history_20220213.A277])" office:value-type="date" office:date-value="2021-04-02" calcext:value-type="date">
            <text:p>02/04/21</text:p>
          </table:table-cell>
          <table:table-cell table:formula="of:=[$prevalence_history_20220213.B277]" office:value-type="float" office:value="85975.4741367972" calcext:value-type="float">
            <text:p>85975.4741367972</text:p>
          </table:table-cell>
          <table:table-cell table:formula="of:=[$p_from_i_UK.C296]" office:value-type="float" office:value="73256.820825559" calcext:value-type="float">
            <text:p>73256.820825559</text:p>
          </table:table-cell>
          <table:table-cell table:formula="of:=[.C277]/[.B277]" office:value-type="float" office:value="0.852066494091078" calcext:value-type="float">
            <text:p>0.852066494091078</text:p>
          </table:table-cell>
        </table:table-row>
        <table:table-row table:style-name="ro1">
          <table:table-cell table:formula="of:=VALUE([$prevalence_history_20220213.A278])" office:value-type="date" office:date-value="2021-04-03" calcext:value-type="date">
            <text:p>03/04/21</text:p>
          </table:table-cell>
          <table:table-cell table:formula="of:=[$prevalence_history_20220213.B278]" office:value-type="float" office:value="84281.336194287" calcext:value-type="float">
            <text:p>84281.336194287</text:p>
          </table:table-cell>
          <table:table-cell table:formula="of:=[$p_from_i_UK.C297]" office:value-type="float" office:value="71769.0315524234" calcext:value-type="float">
            <text:p>71769.0315524234</text:p>
          </table:table-cell>
          <table:table-cell table:formula="of:=[.C278]/[.B278]" office:value-type="float" office:value="0.851541216515363" calcext:value-type="float">
            <text:p>0.851541216515363</text:p>
          </table:table-cell>
        </table:table-row>
        <table:table-row table:style-name="ro1">
          <table:table-cell table:formula="of:=VALUE([$prevalence_history_20220213.A279])" office:value-type="date" office:date-value="2021-04-04" calcext:value-type="date">
            <text:p>04/04/21</text:p>
          </table:table-cell>
          <table:table-cell table:formula="of:=[$prevalence_history_20220213.B279]" office:value-type="float" office:value="82843.8077204712" calcext:value-type="float">
            <text:p>82843.8077204712</text:p>
          </table:table-cell>
          <table:table-cell table:formula="of:=[$p_from_i_UK.C298]" office:value-type="float" office:value="70552.9924559884" calcext:value-type="float">
            <text:p>70552.9924559884</text:p>
          </table:table-cell>
          <table:table-cell table:formula="of:=[.C279]/[.B279]" office:value-type="float" office:value="0.851638696932496" calcext:value-type="float">
            <text:p>0.851638696932496</text:p>
          </table:table-cell>
        </table:table-row>
        <table:table-row table:style-name="ro1">
          <table:table-cell table:formula="of:=VALUE([$prevalence_history_20220213.A280])" office:value-type="date" office:date-value="2021-04-05" calcext:value-type="date">
            <text:p>05/04/21</text:p>
          </table:table-cell>
          <table:table-cell table:formula="of:=[$prevalence_history_20220213.B280]" office:value-type="float" office:value="81741.8637275073" calcext:value-type="float">
            <text:p>81741.8637275073</text:p>
          </table:table-cell>
          <table:table-cell table:formula="of:=[$p_from_i_UK.C299]" office:value-type="float" office:value="69702.0172394984" calcext:value-type="float">
            <text:p>69702.0172394984</text:p>
          </table:table-cell>
          <table:table-cell table:formula="of:=[.C280]/[.B280]" office:value-type="float" office:value="0.852708931030192" calcext:value-type="float">
            <text:p>0.852708931030192</text:p>
          </table:table-cell>
        </table:table-row>
        <table:table-row table:style-name="ro1">
          <table:table-cell table:formula="of:=VALUE([$prevalence_history_20220213.A281])" office:value-type="date" office:date-value="2021-04-06" calcext:value-type="date">
            <text:p>06/04/21</text:p>
          </table:table-cell>
          <table:table-cell table:formula="of:=[$prevalence_history_20220213.B281]" office:value-type="float" office:value="80822.8422625355" calcext:value-type="float">
            <text:p>80822.8422625355</text:p>
          </table:table-cell>
          <table:table-cell table:formula="of:=[$p_from_i_UK.C300]" office:value-type="float" office:value="69048.9101021318" calcext:value-type="float">
            <text:p>69048.9101021318</text:p>
          </table:table-cell>
          <table:table-cell table:formula="of:=[.C281]/[.B281]" office:value-type="float" office:value="0.854324200550154" calcext:value-type="float">
            <text:p>0.854324200550154</text:p>
          </table:table-cell>
        </table:table-row>
        <table:table-row table:style-name="ro1">
          <table:table-cell table:formula="of:=VALUE([$prevalence_history_20220213.A282])" office:value-type="date" office:date-value="2021-04-07" calcext:value-type="date">
            <text:p>07/04/21</text:p>
          </table:table-cell>
          <table:table-cell table:formula="of:=[$prevalence_history_20220213.B282]" office:value-type="float" office:value="80087.2832670115" calcext:value-type="float">
            <text:p>80087.2832670115</text:p>
          </table:table-cell>
          <table:table-cell table:formula="of:=[$p_from_i_UK.C301]" office:value-type="float" office:value="68579.7235355191" calcext:value-type="float">
            <text:p>68579.7235355191</text:p>
          </table:table-cell>
          <table:table-cell table:formula="of:=[.C282]/[.B282]" office:value-type="float" office:value="0.856312272534878" calcext:value-type="float">
            <text:p>0.856312272534878</text:p>
          </table:table-cell>
        </table:table-row>
        <table:table-row table:style-name="ro1">
          <table:table-cell table:formula="of:=VALUE([$prevalence_history_20220213.A283])" office:value-type="date" office:date-value="2021-04-08" calcext:value-type="date">
            <text:p>08/04/21</text:p>
          </table:table-cell>
          <table:table-cell table:formula="of:=[$prevalence_history_20220213.B283]" office:value-type="float" office:value="79716.0348049323" calcext:value-type="float">
            <text:p>79716.0348049323</text:p>
          </table:table-cell>
          <table:table-cell table:formula="of:=[$p_from_i_UK.C302]" office:value-type="float" office:value="68431.046452445" calcext:value-type="float">
            <text:p>68431.046452445</text:p>
          </table:table-cell>
          <table:table-cell table:formula="of:=[.C283]/[.B283]" office:value-type="float" office:value="0.85843515197285" calcext:value-type="float">
            <text:p>0.85843515197285</text:p>
          </table:table-cell>
        </table:table-row>
        <table:table-row table:style-name="ro1">
          <table:table-cell table:formula="of:=VALUE([$prevalence_history_20220213.A284])" office:value-type="date" office:date-value="2021-04-09" calcext:value-type="date">
            <text:p>09/04/21</text:p>
          </table:table-cell>
          <table:table-cell table:formula="of:=[$prevalence_history_20220213.B284]" office:value-type="float" office:value="79541.052576781" calcext:value-type="float">
            <text:p>79541.052576781</text:p>
          </table:table-cell>
          <table:table-cell table:formula="of:=[$p_from_i_UK.C303]" office:value-type="float" office:value="68402.9939020641" calcext:value-type="float">
            <text:p>68402.9939020641</text:p>
          </table:table-cell>
          <table:table-cell table:formula="of:=[.C284]/[.B284]" office:value-type="float" office:value="0.859970941873501" calcext:value-type="float">
            <text:p>0.859970941873501</text:p>
          </table:table-cell>
        </table:table-row>
        <table:table-row table:style-name="ro1">
          <table:table-cell table:formula="of:=VALUE([$prevalence_history_20220213.A285])" office:value-type="date" office:date-value="2021-04-10" calcext:value-type="date">
            <text:p>10/04/21</text:p>
          </table:table-cell>
          <table:table-cell table:formula="of:=[$prevalence_history_20220213.B285]" office:value-type="float" office:value="79361.4153174148" calcext:value-type="float">
            <text:p>79361.4153174148</text:p>
          </table:table-cell>
          <table:table-cell table:formula="of:=[$p_from_i_UK.C304]" office:value-type="float" office:value="68304.2121524168" calcext:value-type="float">
            <text:p>68304.2121524168</text:p>
          </table:table-cell>
          <table:table-cell table:formula="of:=[.C285]/[.B285]" office:value-type="float" office:value="0.860672807802463" calcext:value-type="float">
            <text:p>0.860672807802463</text:p>
          </table:table-cell>
        </table:table-row>
        <table:table-row table:style-name="ro1">
          <table:table-cell table:formula="of:=VALUE([$prevalence_history_20220213.A286])" office:value-type="date" office:date-value="2021-04-11" calcext:value-type="date">
            <text:p>11/04/21</text:p>
          </table:table-cell>
          <table:table-cell table:formula="of:=[$prevalence_history_20220213.B286]" office:value-type="float" office:value="78716.1654419403" calcext:value-type="float">
            <text:p>78716.1654419403</text:p>
          </table:table-cell>
          <table:table-cell table:formula="of:=[$p_from_i_UK.C305]" office:value-type="float" office:value="67683.4229346185" calcext:value-type="float">
            <text:p>67683.4229346185</text:p>
          </table:table-cell>
          <table:table-cell table:formula="of:=[.C286]/[.B286]" office:value-type="float" office:value="0.859841464007042" calcext:value-type="float">
            <text:p>0.859841464007042</text:p>
          </table:table-cell>
        </table:table-row>
        <table:table-row table:style-name="ro1">
          <table:table-cell table:formula="of:=VALUE([$prevalence_history_20220213.A287])" office:value-type="date" office:date-value="2021-04-12" calcext:value-type="date">
            <text:p>12/04/21</text:p>
          </table:table-cell>
          <table:table-cell table:formula="of:=[$prevalence_history_20220213.B287]" office:value-type="float" office:value="77702.0390718836" calcext:value-type="float">
            <text:p>77702.0390718836</text:p>
          </table:table-cell>
          <table:table-cell table:formula="of:=[$p_from_i_UK.C306]" office:value-type="float" office:value="66664.9566294163" calcext:value-type="float">
            <text:p>66664.9566294163</text:p>
          </table:table-cell>
          <table:table-cell table:formula="of:=[.C287]/[.B287]" office:value-type="float" office:value="0.857956334553117" calcext:value-type="float">
            <text:p>0.857956334553117</text:p>
          </table:table-cell>
        </table:table-row>
        <table:table-row table:style-name="ro1">
          <table:table-cell table:formula="of:=VALUE([$prevalence_history_20220213.A288])" office:value-type="date" office:date-value="2021-04-13" calcext:value-type="date">
            <text:p>13/04/21</text:p>
          </table:table-cell>
          <table:table-cell table:formula="of:=[$prevalence_history_20220213.B288]" office:value-type="float" office:value="76121.4622847516" calcext:value-type="float">
            <text:p>76121.4622847516</text:p>
          </table:table-cell>
          <table:table-cell table:formula="of:=[$p_from_i_UK.C307]" office:value-type="float" office:value="65066.2635850221" calcext:value-type="float">
            <text:p>65066.2635850221</text:p>
          </table:table-cell>
          <table:table-cell table:formula="of:=[.C288]/[.B288]" office:value-type="float" office:value="0.854768965704117" calcext:value-type="float">
            <text:p>0.854768965704117</text:p>
          </table:table-cell>
        </table:table-row>
        <table:table-row table:style-name="ro1">
          <table:table-cell table:formula="of:=VALUE([$prevalence_history_20220213.A289])" office:value-type="date" office:date-value="2021-04-14" calcext:value-type="date">
            <text:p>14/04/21</text:p>
          </table:table-cell>
          <table:table-cell table:formula="of:=[$prevalence_history_20220213.B289]" office:value-type="float" office:value="74146.2534765437" calcext:value-type="float">
            <text:p>74146.2534765437</text:p>
          </table:table-cell>
          <table:table-cell table:formula="of:=[$p_from_i_UK.C308]" office:value-type="float" office:value="63090.3158554069" calcext:value-type="float">
            <text:p>63090.3158554069</text:p>
          </table:table-cell>
          <table:table-cell table:formula="of:=[.C289]/[.B289]" office:value-type="float" office:value="0.850890138034629" calcext:value-type="float">
            <text:p>0.850890138034629</text:p>
          </table:table-cell>
        </table:table-row>
        <table:table-row table:style-name="ro1">
          <table:table-cell table:formula="of:=VALUE([$prevalence_history_20220213.A290])" office:value-type="date" office:date-value="2021-04-15" calcext:value-type="date">
            <text:p>15/04/21</text:p>
          </table:table-cell>
          <table:table-cell table:formula="of:=[$prevalence_history_20220213.B290]" office:value-type="float" office:value="71493.5106213252" calcext:value-type="float">
            <text:p>71493.5106213252</text:p>
          </table:table-cell>
          <table:table-cell table:formula="of:=[$p_from_i_UK.C309]" office:value-type="float" office:value="60511.2772576855" calcext:value-type="float">
            <text:p>60511.2772576855</text:p>
          </table:table-cell>
          <table:table-cell table:formula="of:=[.C290]/[.B290]" office:value-type="float" office:value="0.846388388705535" calcext:value-type="float">
            <text:p>0.846388388705535</text:p>
          </table:table-cell>
        </table:table-row>
        <table:table-row table:style-name="ro1">
          <table:table-cell table:formula="of:=VALUE([$prevalence_history_20220213.A291])" office:value-type="date" office:date-value="2021-04-16" calcext:value-type="date">
            <text:p>16/04/21</text:p>
          </table:table-cell>
          <table:table-cell table:formula="of:=[$prevalence_history_20220213.B291]" office:value-type="float" office:value="68249.064294541" calcext:value-type="float">
            <text:p>68249.064294541</text:p>
          </table:table-cell>
          <table:table-cell table:formula="of:=[$p_from_i_UK.C310]" office:value-type="float" office:value="57446.8152219598" calcext:value-type="float">
            <text:p>57446.8152219598</text:p>
          </table:table-cell>
          <table:table-cell table:formula="of:=[.C291]/[.B291]" office:value-type="float" office:value="0.841723118342515" calcext:value-type="float">
            <text:p>0.841723118342515</text:p>
          </table:table-cell>
        </table:table-row>
        <table:table-row table:style-name="ro1">
          <table:table-cell table:formula="of:=VALUE([$prevalence_history_20220213.A292])" office:value-type="date" office:date-value="2021-04-17" calcext:value-type="date">
            <text:p>17/04/21</text:p>
          </table:table-cell>
          <table:table-cell table:formula="of:=[$prevalence_history_20220213.B292]" office:value-type="float" office:value="64807.5788871799" calcext:value-type="float">
            <text:p>64807.5788871799</text:p>
          </table:table-cell>
          <table:table-cell table:formula="of:=[$p_from_i_UK.C311]" office:value-type="float" office:value="54302.5866699822" calcext:value-type="float">
            <text:p>54302.5866699822</text:p>
          </table:table-cell>
          <table:table-cell table:formula="of:=[.C292]/[.B292]" office:value-type="float" office:value="0.83790488091701" calcext:value-type="float">
            <text:p>0.83790488091701</text:p>
          </table:table-cell>
        </table:table-row>
        <table:table-row table:style-name="ro1">
          <table:table-cell table:formula="of:=VALUE([$prevalence_history_20220213.A293])" office:value-type="date" office:date-value="2021-04-18" calcext:value-type="date">
            <text:p>18/04/21</text:p>
          </table:table-cell>
          <table:table-cell table:formula="of:=[$prevalence_history_20220213.B293]" office:value-type="float" office:value="61324.6571529883" calcext:value-type="float">
            <text:p>61324.6571529883</text:p>
          </table:table-cell>
          <table:table-cell table:formula="of:=[$p_from_i_UK.C312]" office:value-type="float" office:value="51210.4422401659" calcext:value-type="float">
            <text:p>51210.4422401659</text:p>
          </table:table-cell>
          <table:table-cell table:formula="of:=[.C293]/[.B293]" office:value-type="float" office:value="0.835070991304685" calcext:value-type="float">
            <text:p>0.835070991304685</text:p>
          </table:table-cell>
        </table:table-row>
        <table:table-row table:style-name="ro1">
          <table:table-cell table:formula="of:=VALUE([$prevalence_history_20220213.A294])" office:value-type="date" office:date-value="2021-04-19" calcext:value-type="date">
            <text:p>19/04/21</text:p>
          </table:table-cell>
          <table:table-cell table:formula="of:=[$prevalence_history_20220213.B294]" office:value-type="float" office:value="57877.8246064364" calcext:value-type="float">
            <text:p>57877.8246064364</text:p>
          </table:table-cell>
          <table:table-cell table:formula="of:=[$p_from_i_UK.C313]" office:value-type="float" office:value="48247.402938338" calcext:value-type="float">
            <text:p>48247.402938338</text:p>
          </table:table-cell>
          <table:table-cell table:formula="of:=[.C294]/[.B294]" office:value-type="float" office:value="0.833607746428199" calcext:value-type="float">
            <text:p>0.833607746428199</text:p>
          </table:table-cell>
        </table:table-row>
        <table:table-row table:style-name="ro1">
          <table:table-cell table:formula="of:=VALUE([$prevalence_history_20220213.A295])" office:value-type="date" office:date-value="2021-04-20" calcext:value-type="date">
            <text:p>20/04/21</text:p>
          </table:table-cell>
          <table:table-cell table:formula="of:=[$prevalence_history_20220213.B295]" office:value-type="float" office:value="54773.8079976847" calcext:value-type="float">
            <text:p>54773.8079976847</text:p>
          </table:table-cell>
          <table:table-cell table:formula="of:=[$p_from_i_UK.C314]" office:value-type="float" office:value="45704.8661817531" calcext:value-type="float">
            <text:p>45704.8661817531</text:p>
          </table:table-cell>
          <table:table-cell table:formula="of:=[.C295]/[.B295]" office:value-type="float" office:value="0.834429225437184" calcext:value-type="float">
            <text:p>0.834429225437184</text:p>
          </table:table-cell>
        </table:table-row>
        <table:table-row table:style-name="ro1">
          <table:table-cell table:formula="of:=VALUE([$prevalence_history_20220213.A296])" office:value-type="date" office:date-value="2021-04-21" calcext:value-type="date">
            <text:p>21/04/21</text:p>
          </table:table-cell>
          <table:table-cell table:formula="of:=[$prevalence_history_20220213.B296]" office:value-type="float" office:value="51807.7468422763" calcext:value-type="float">
            <text:p>51807.7468422763</text:p>
          </table:table-cell>
          <table:table-cell table:formula="of:=[$p_from_i_UK.C315]" office:value-type="float" office:value="43343.0369960658" calcext:value-type="float">
            <text:p>43343.0369960658</text:p>
          </table:table-cell>
          <table:table-cell table:formula="of:=[.C296]/[.B296]" office:value-type="float" office:value="0.836613048006498" calcext:value-type="float">
            <text:p>0.836613048006498</text:p>
          </table:table-cell>
        </table:table-row>
        <table:table-row table:style-name="ro1">
          <table:table-cell table:formula="of:=VALUE([$prevalence_history_20220213.A297])" office:value-type="date" office:date-value="2021-04-22" calcext:value-type="date">
            <text:p>22/04/21</text:p>
          </table:table-cell>
          <table:table-cell table:formula="of:=[$prevalence_history_20220213.B297]" office:value-type="float" office:value="49112.735191893" calcext:value-type="float">
            <text:p>49112.735191893</text:p>
          </table:table-cell>
          <table:table-cell table:formula="of:=[$p_from_i_UK.C316]" office:value-type="float" office:value="41241.8513155314" calcext:value-type="float">
            <text:p>41241.8513155314</text:p>
          </table:table-cell>
          <table:table-cell table:formula="of:=[.C297]/[.B297]" office:value-type="float" office:value="0.83973843351203" calcext:value-type="float">
            <text:p>0.83973843351203</text:p>
          </table:table-cell>
        </table:table-row>
        <table:table-row table:style-name="ro1">
          <table:table-cell table:formula="of:=VALUE([$prevalence_history_20220213.A298])" office:value-type="date" office:date-value="2021-04-23" calcext:value-type="date">
            <text:p>23/04/21</text:p>
          </table:table-cell>
          <table:table-cell table:formula="of:=[$prevalence_history_20220213.B298]" office:value-type="float" office:value="46715.7765516307" calcext:value-type="float">
            <text:p>46715.7765516307</text:p>
          </table:table-cell>
          <table:table-cell table:formula="of:=[$p_from_i_UK.C317]" office:value-type="float" office:value="39369.8874467869" calcext:value-type="float">
            <text:p>39369.8874467869</text:p>
          </table:table-cell>
          <table:table-cell table:formula="of:=[.C298]/[.B298]" office:value-type="float" office:value="0.84275356962706" calcext:value-type="float">
            <text:p>0.84275356962706</text:p>
          </table:table-cell>
        </table:table-row>
        <table:table-row table:style-name="ro1">
          <table:table-cell table:formula="of:=VALUE([$prevalence_history_20220213.A299])" office:value-type="date" office:date-value="2021-04-24" calcext:value-type="date">
            <text:p>24/04/21</text:p>
          </table:table-cell>
          <table:table-cell table:formula="of:=[$prevalence_history_20220213.B299]" office:value-type="float" office:value="44644.8523115408" calcext:value-type="float">
            <text:p>44644.8523115408</text:p>
          </table:table-cell>
          <table:table-cell table:formula="of:=[$p_from_i_UK.C318]" office:value-type="float" office:value="37764.1057761269" calcext:value-type="float">
            <text:p>37764.1057761269</text:p>
          </table:table-cell>
          <table:table-cell table:formula="of:=[.C299]/[.B299]" office:value-type="float" office:value="0.845878165585616" calcext:value-type="float">
            <text:p>0.845878165585616</text:p>
          </table:table-cell>
        </table:table-row>
        <table:table-row table:style-name="ro1">
          <table:table-cell table:formula="of:=VALUE([$prevalence_history_20220213.A300])" office:value-type="date" office:date-value="2021-04-25" calcext:value-type="date">
            <text:p>25/04/21</text:p>
          </table:table-cell>
          <table:table-cell table:formula="of:=[$prevalence_history_20220213.B300]" office:value-type="float" office:value="42702.0804153356" calcext:value-type="float">
            <text:p>42702.0804153356</text:p>
          </table:table-cell>
          <table:table-cell table:formula="of:=[$p_from_i_UK.C319]" office:value-type="float" office:value="36220.971837745" calcext:value-type="float">
            <text:p>36220.971837745</text:p>
          </table:table-cell>
          <table:table-cell table:formula="of:=[.C300]/[.B300]" office:value-type="float" office:value="0.848224992446433" calcext:value-type="float">
            <text:p>0.848224992446433</text:p>
          </table:table-cell>
        </table:table-row>
        <table:table-row table:style-name="ro1">
          <table:table-cell table:formula="of:=VALUE([$prevalence_history_20220213.A301])" office:value-type="date" office:date-value="2021-04-26" calcext:value-type="date">
            <text:p>26/04/21</text:p>
          </table:table-cell>
          <table:table-cell table:formula="of:=[$prevalence_history_20220213.B301]" office:value-type="float" office:value="40924.3186228289" calcext:value-type="float">
            <text:p>40924.3186228289</text:p>
          </table:table-cell>
          <table:table-cell table:formula="of:=[$p_from_i_UK.C320]" office:value-type="float" office:value="34766.0400681455" calcext:value-type="float">
            <text:p>34766.0400681455</text:p>
          </table:table-cell>
          <table:table-cell table:formula="of:=[.C301]/[.B301]" office:value-type="float" office:value="0.849520315501401" calcext:value-type="float">
            <text:p>0.849520315501401</text:p>
          </table:table-cell>
        </table:table-row>
        <table:table-row table:style-name="ro1">
          <table:table-cell table:formula="of:=VALUE([$prevalence_history_20220213.A302])" office:value-type="date" office:date-value="2021-04-27" calcext:value-type="date">
            <text:p>27/04/21</text:p>
          </table:table-cell>
          <table:table-cell table:formula="of:=[$prevalence_history_20220213.B302]" office:value-type="float" office:value="37684.6632456179" calcext:value-type="float">
            <text:p>37684.6632456179</text:p>
          </table:table-cell>
          <table:table-cell table:formula="of:=[$p_from_i_UK.C321]" office:value-type="float" office:value="33370.3947255547" calcext:value-type="float">
            <text:p>33370.3947255547</text:p>
          </table:table-cell>
          <table:table-cell table:formula="of:=[.C302]/[.B302]" office:value-type="float" office:value="0.885516596182803" calcext:value-type="float">
            <text:p>0.885516596182803</text:p>
          </table:table-cell>
        </table:table-row>
        <table:table-row table:style-name="ro1">
          <table:table-cell table:formula="of:=VALUE([$prevalence_history_20220213.A303])" office:value-type="date" office:date-value="2021-04-28" calcext:value-type="date">
            <text:p>28/04/21</text:p>
          </table:table-cell>
          <table:table-cell table:formula="of:=[$prevalence_history_20220213.B303]" office:value-type="float" office:value="36225.2566793611" calcext:value-type="float">
            <text:p>36225.2566793611</text:p>
          </table:table-cell>
          <table:table-cell table:formula="of:=[$p_from_i_UK.C322]" office:value-type="float" office:value="32043.6508556763" calcext:value-type="float">
            <text:p>32043.6508556763</text:p>
          </table:table-cell>
          <table:table-cell table:formula="of:=[.C303]/[.B303]" office:value-type="float" office:value="0.884566564684489" calcext:value-type="float">
            <text:p>0.884566564684489</text:p>
          </table:table-cell>
        </table:table-row>
        <table:table-row table:style-name="ro1">
          <table:table-cell table:formula="of:=VALUE([$prevalence_history_20220213.A304])" office:value-type="date" office:date-value="2021-04-29" calcext:value-type="date">
            <text:p>29/04/21</text:p>
          </table:table-cell>
          <table:table-cell table:formula="of:=[$prevalence_history_20220213.B304]" office:value-type="float" office:value="36176.5268486999" calcext:value-type="float">
            <text:p>36176.5268486999</text:p>
          </table:table-cell>
          <table:table-cell table:formula="of:=[$p_from_i_UK.C323]" office:value-type="float" office:value="30702.0223592102" calcext:value-type="float">
            <text:p>30702.0223592102</text:p>
          </table:table-cell>
          <table:table-cell table:formula="of:=[.C304]/[.B304]" office:value-type="float" office:value="0.848672468963491" calcext:value-type="float">
            <text:p>0.848672468963491</text:p>
          </table:table-cell>
        </table:table-row>
        <table:table-row table:style-name="ro1">
          <table:table-cell table:formula="of:=VALUE([$prevalence_history_20220213.A305])" office:value-type="date" office:date-value="2021-04-30" calcext:value-type="date">
            <text:p>30/04/21</text:p>
          </table:table-cell>
          <table:table-cell table:formula="of:=[$prevalence_history_20220213.B305]" office:value-type="float" office:value="34710.0219505697" calcext:value-type="float">
            <text:p>34710.0219505697</text:p>
          </table:table-cell>
          <table:table-cell table:formula="of:=[$p_from_i_UK.C324]" office:value-type="float" office:value="29411.5035616088" calcext:value-type="float">
            <text:p>29411.5035616088</text:p>
          </table:table-cell>
          <table:table-cell table:formula="of:=[.C305]/[.B305]" office:value-type="float" office:value="0.847349033760149" calcext:value-type="float">
            <text:p>0.847349033760149</text:p>
          </table:table-cell>
        </table:table-row>
        <table:table-row table:style-name="ro1">
          <table:table-cell table:formula="of:=VALUE([$prevalence_history_20220213.A306])" office:value-type="date" office:date-value="2021-05-01" calcext:value-type="date">
            <text:p>01/05/21</text:p>
          </table:table-cell>
          <table:table-cell table:formula="of:=[$prevalence_history_20220213.B306]" office:value-type="float" office:value="33394.8049224484" calcext:value-type="float">
            <text:p>33394.8049224484</text:p>
          </table:table-cell>
          <table:table-cell table:formula="of:=[$p_from_i_UK.C325]" office:value-type="float" office:value="28266.332434255" calcext:value-type="float">
            <text:p>28266.332434255</text:p>
          </table:table-cell>
          <table:table-cell table:formula="of:=[.C306]/[.B306]" office:value-type="float" office:value="0.846429032895894" calcext:value-type="float">
            <text:p>0.846429032895894</text:p>
          </table:table-cell>
        </table:table-row>
        <table:table-row table:style-name="ro1">
          <table:table-cell table:formula="of:=VALUE([$prevalence_history_20220213.A307])" office:value-type="date" office:date-value="2021-05-02" calcext:value-type="date">
            <text:p>02/05/21</text:p>
          </table:table-cell>
          <table:table-cell table:formula="of:=[$prevalence_history_20220213.B307]" office:value-type="float" office:value="32134.3080731793" calcext:value-type="float">
            <text:p>32134.3080731793</text:p>
          </table:table-cell>
          <table:table-cell table:formula="of:=[$p_from_i_UK.C326]" office:value-type="float" office:value="27170.0130174719" calcext:value-type="float">
            <text:p>27170.0130174719</text:p>
          </table:table-cell>
          <table:table-cell table:formula="of:=[.C307]/[.B307]" office:value-type="float" office:value="0.845514176175749" calcext:value-type="float">
            <text:p>0.845514176175749</text:p>
          </table:table-cell>
        </table:table-row>
        <table:table-row table:style-name="ro1">
          <table:table-cell table:formula="of:=VALUE([$prevalence_history_20220213.A308])" office:value-type="date" office:date-value="2021-05-03" calcext:value-type="date">
            <text:p>03/05/21</text:p>
          </table:table-cell>
          <table:table-cell table:formula="of:=[$prevalence_history_20220213.B308]" office:value-type="float" office:value="31024.1840530296" calcext:value-type="float">
            <text:p>31024.1840530296</text:p>
          </table:table-cell>
          <table:table-cell table:formula="of:=[$p_from_i_UK.C327]" office:value-type="float" office:value="26224.2924685745" calcext:value-type="float">
            <text:p>26224.2924685745</text:p>
          </table:table-cell>
          <table:table-cell table:formula="of:=[.C308]/[.B308]" office:value-type="float" office:value="0.845285485147631" calcext:value-type="float">
            <text:p>0.845285485147631</text:p>
          </table:table-cell>
        </table:table-row>
        <table:table-row table:style-name="ro1">
          <table:table-cell table:formula="of:=VALUE([$prevalence_history_20220213.A309])" office:value-type="date" office:date-value="2021-05-04" calcext:value-type="date">
            <text:p>04/05/21</text:p>
          </table:table-cell>
          <table:table-cell table:formula="of:=[$prevalence_history_20220213.B309]" office:value-type="float" office:value="29894.3425256535" calcext:value-type="float">
            <text:p>29894.3425256535</text:p>
          </table:table-cell>
          <table:table-cell table:formula="of:=[$p_from_i_UK.C328]" office:value-type="float" office:value="25264.338620577" calcext:value-type="float">
            <text:p>25264.338620577</text:p>
          </table:table-cell>
          <table:table-cell table:formula="of:=[.C309]/[.B309]" office:value-type="float" office:value="0.845121065930675" calcext:value-type="float">
            <text:p>0.845121065930675</text:p>
          </table:table-cell>
        </table:table-row>
        <table:table-row table:style-name="ro1">
          <table:table-cell table:formula="of:=VALUE([$prevalence_history_20220213.A310])" office:value-type="date" office:date-value="2021-05-05" calcext:value-type="date">
            <text:p>05/05/21</text:p>
          </table:table-cell>
          <table:table-cell table:formula="of:=[$prevalence_history_20220213.B310]" office:value-type="float" office:value="28757.1564897332" calcext:value-type="float">
            <text:p>28757.1564897332</text:p>
          </table:table-cell>
          <table:table-cell table:formula="of:=[$p_from_i_UK.C329]" office:value-type="float" office:value="24304.5366392106" calcext:value-type="float">
            <text:p>24304.5366392106</text:p>
          </table:table-cell>
          <table:table-cell table:formula="of:=[.C310]/[.B310]" office:value-type="float" office:value="0.845164807858794" calcext:value-type="float">
            <text:p>0.845164807858794</text:p>
          </table:table-cell>
        </table:table-row>
        <table:table-row table:style-name="ro1">
          <table:table-cell table:formula="of:=VALUE([$prevalence_history_20220213.A311])" office:value-type="date" office:date-value="2021-05-06" calcext:value-type="date">
            <text:p>06/05/21</text:p>
          </table:table-cell>
          <table:table-cell table:formula="of:=[$prevalence_history_20220213.B311]" office:value-type="float" office:value="27701.27585262" calcext:value-type="float">
            <text:p>27701.27585262</text:p>
          </table:table-cell>
          <table:table-cell table:formula="of:=[$p_from_i_UK.C330]" office:value-type="float" office:value="23418.3078360054" calcext:value-type="float">
            <text:p>23418.3078360054</text:p>
          </table:table-cell>
          <table:table-cell table:formula="of:=[.C311]/[.B311]" office:value-type="float" office:value="0.845387337413574" calcext:value-type="float">
            <text:p>0.845387337413574</text:p>
          </table:table-cell>
        </table:table-row>
        <table:table-row table:style-name="ro1">
          <table:table-cell table:formula="of:=VALUE([$prevalence_history_20220213.A312])" office:value-type="date" office:date-value="2021-05-07" calcext:value-type="date">
            <text:p>07/05/21</text:p>
          </table:table-cell>
          <table:table-cell table:formula="of:=[$prevalence_history_20220213.B312]" office:value-type="float" office:value="26743.0076735217" calcext:value-type="float">
            <text:p>26743.0076735217</text:p>
          </table:table-cell>
          <table:table-cell table:formula="of:=[$p_from_i_UK.C331]" office:value-type="float" office:value="22621.8674812123" calcext:value-type="float">
            <text:p>22621.8674812123</text:p>
          </table:table-cell>
          <table:table-cell table:formula="of:=[.C312]/[.B312]" office:value-type="float" office:value="0.845898402953764" calcext:value-type="float">
            <text:p>0.845898402953764</text:p>
          </table:table-cell>
        </table:table-row>
        <table:table-row table:style-name="ro1">
          <table:table-cell table:formula="of:=VALUE([$prevalence_history_20220213.A313])" office:value-type="date" office:date-value="2021-05-08" calcext:value-type="date">
            <text:p>08/05/21</text:p>
          </table:table-cell>
          <table:table-cell table:formula="of:=[$prevalence_history_20220213.B313]" office:value-type="float" office:value="26000.2452440109" calcext:value-type="float">
            <text:p>26000.2452440109</text:p>
          </table:table-cell>
          <table:table-cell table:formula="of:=[$p_from_i_UK.C332]" office:value-type="float" office:value="22039.5371304808" calcext:value-type="float">
            <text:p>22039.5371304808</text:p>
          </table:table-cell>
          <table:table-cell table:formula="of:=[.C313]/[.B313]" office:value-type="float" office:value="0.847666509436388" calcext:value-type="float">
            <text:p>0.847666509436388</text:p>
          </table:table-cell>
        </table:table-row>
        <table:table-row table:style-name="ro1">
          <table:table-cell table:formula="of:=VALUE([$prevalence_history_20220213.A314])" office:value-type="date" office:date-value="2021-05-09" calcext:value-type="date">
            <text:p>09/05/21</text:p>
          </table:table-cell>
          <table:table-cell table:formula="of:=[$prevalence_history_20220213.B314]" office:value-type="float" office:value="25501.7862374521" calcext:value-type="float">
            <text:p>25501.7862374521</text:p>
          </table:table-cell>
          <table:table-cell table:formula="of:=[$p_from_i_UK.C333]" office:value-type="float" office:value="21697.5008671486" calcext:value-type="float">
            <text:p>21697.5008671486</text:p>
          </table:table-cell>
          <table:table-cell table:formula="of:=[.C314]/[.B314]" office:value-type="float" office:value="0.850822788063509" calcext:value-type="float">
            <text:p>0.850822788063509</text:p>
          </table:table-cell>
        </table:table-row>
        <table:table-row table:style-name="ro1">
          <table:table-cell table:formula="of:=VALUE([$prevalence_history_20220213.A315])" office:value-type="date" office:date-value="2021-05-10" calcext:value-type="date">
            <text:p>10/05/21</text:p>
          </table:table-cell>
          <table:table-cell table:formula="of:=[$prevalence_history_20220213.B315]" office:value-type="float" office:value="25271.9341104069" calcext:value-type="float">
            <text:p>25271.9341104069</text:p>
          </table:table-cell>
          <table:table-cell table:formula="of:=[$p_from_i_UK.C334]" office:value-type="float" office:value="21615.4117868614" calcext:value-type="float">
            <text:p>21615.4117868614</text:p>
          </table:table-cell>
          <table:table-cell table:formula="of:=[.C315]/[.B315]" office:value-type="float" office:value="0.855312921141255" calcext:value-type="float">
            <text:p>0.855312921141255</text:p>
          </table:table-cell>
        </table:table-row>
        <table:table-row table:style-name="ro1">
          <table:table-cell table:formula="of:=VALUE([$prevalence_history_20220213.A316])" office:value-type="date" office:date-value="2021-05-11" calcext:value-type="date">
            <text:p>11/05/21</text:p>
          </table:table-cell>
          <table:table-cell table:formula="of:=[$prevalence_history_20220213.B316]" office:value-type="float" office:value="25379.6987673286" calcext:value-type="float">
            <text:p>25379.6987673286</text:p>
          </table:table-cell>
          <table:table-cell table:formula="of:=[$p_from_i_UK.C335]" office:value-type="float" office:value="21845.6511075043" calcext:value-type="float">
            <text:p>21845.6511075043</text:p>
          </table:table-cell>
          <table:table-cell table:formula="of:=[.C316]/[.B316]" office:value-type="float" office:value="0.860752970623369" calcext:value-type="float">
            <text:p>0.860752970623369</text:p>
          </table:table-cell>
        </table:table-row>
        <table:table-row table:style-name="ro1">
          <table:table-cell table:formula="of:=VALUE([$prevalence_history_20220213.A317])" office:value-type="date" office:date-value="2021-05-12" calcext:value-type="date">
            <text:p>12/05/21</text:p>
          </table:table-cell>
          <table:table-cell table:formula="of:=[$prevalence_history_20220213.B317]" office:value-type="float" office:value="25625.2188563586" calcext:value-type="float">
            <text:p>25625.2188563586</text:p>
          </table:table-cell>
          <table:table-cell table:formula="of:=[$p_from_i_UK.C336]" office:value-type="float" office:value="22171.5120114369" calcext:value-type="float">
            <text:p>22171.5120114369</text:p>
          </table:table-cell>
          <table:table-cell table:formula="of:=[.C317]/[.B317]" office:value-type="float" office:value="0.865222347396079" calcext:value-type="float">
            <text:p>0.865222347396079</text:p>
          </table:table-cell>
        </table:table-row>
        <table:table-row table:style-name="ro1">
          <table:table-cell table:formula="of:=VALUE([$prevalence_history_20220213.A318])" office:value-type="date" office:date-value="2021-05-13" calcext:value-type="date">
            <text:p>13/05/21</text:p>
          </table:table-cell>
          <table:table-cell table:formula="of:=[$prevalence_history_20220213.B318]" office:value-type="float" office:value="26104.6497057712" calcext:value-type="float">
            <text:p>26104.6497057712</text:p>
          </table:table-cell>
          <table:table-cell table:formula="of:=[$p_from_i_UK.C337]" office:value-type="float" office:value="22687.9562287128" calcext:value-type="float">
            <text:p>22687.9562287128</text:p>
          </table:table-cell>
          <table:table-cell table:formula="of:=[.C318]/[.B318]" office:value-type="float" office:value="0.869115520967784" calcext:value-type="float">
            <text:p>0.869115520967784</text:p>
          </table:table-cell>
        </table:table-row>
        <table:table-row table:style-name="ro1">
          <table:table-cell table:formula="of:=VALUE([$prevalence_history_20220213.A319])" office:value-type="date" office:date-value="2021-05-14" calcext:value-type="date">
            <text:p>14/05/21</text:p>
          </table:table-cell>
          <table:table-cell table:formula="of:=[$prevalence_history_20220213.B319]" office:value-type="float" office:value="26833.0825992769" calcext:value-type="float">
            <text:p>26833.0825992769</text:p>
          </table:table-cell>
          <table:table-cell table:formula="of:=[$p_from_i_UK.C338]" office:value-type="float" office:value="23399.2012947885" calcext:value-type="float">
            <text:p>23399.2012947885</text:p>
          </table:table-cell>
          <table:table-cell table:formula="of:=[.C319]/[.B319]" office:value-type="float" office:value="0.872028072369853" calcext:value-type="float">
            <text:p>0.872028072369853</text:p>
          </table:table-cell>
        </table:table-row>
        <table:table-row table:style-name="ro1">
          <table:table-cell table:formula="of:=VALUE([$prevalence_history_20220213.A320])" office:value-type="date" office:date-value="2021-05-15" calcext:value-type="date">
            <text:p>15/05/21</text:p>
          </table:table-cell>
          <table:table-cell table:formula="of:=[$prevalence_history_20220213.B320]" office:value-type="float" office:value="27712.7761742815" calcext:value-type="float">
            <text:p>27712.7761742815</text:p>
          </table:table-cell>
          <table:table-cell table:formula="of:=[$p_from_i_UK.C339]" office:value-type="float" office:value="24211.5795460907" calcext:value-type="float">
            <text:p>24211.5795460907</text:p>
          </table:table-cell>
          <table:table-cell table:formula="of:=[.C320]/[.B320]" office:value-type="float" office:value="0.873661281490809" calcext:value-type="float">
            <text:p>0.873661281490809</text:p>
          </table:table-cell>
        </table:table-row>
        <table:table-row table:style-name="ro1">
          <table:table-cell table:formula="of:=VALUE([$prevalence_history_20220213.A321])" office:value-type="date" office:date-value="2021-05-16" calcext:value-type="date">
            <text:p>16/05/21</text:p>
          </table:table-cell>
          <table:table-cell table:formula="of:=[$prevalence_history_20220213.B321]" office:value-type="float" office:value="28703.6887525744" calcext:value-type="float">
            <text:p>28703.6887525744</text:p>
          </table:table-cell>
          <table:table-cell table:formula="of:=[$p_from_i_UK.C340]" office:value-type="float" office:value="25087.9554608334" calcext:value-type="float">
            <text:p>25087.9554608334</text:p>
          </table:table-cell>
          <table:table-cell table:formula="of:=[.C321]/[.B321]" office:value-type="float" office:value="0.874032451964325" calcext:value-type="float">
            <text:p>0.874032451964325</text:p>
          </table:table-cell>
        </table:table-row>
        <table:table-row table:style-name="ro1">
          <table:table-cell table:formula="of:=VALUE([$prevalence_history_20220213.A322])" office:value-type="date" office:date-value="2021-05-17" calcext:value-type="date">
            <text:p>17/05/21</text:p>
          </table:table-cell>
          <table:table-cell table:formula="of:=[$prevalence_history_20220213.B322]" office:value-type="float" office:value="29801.4205297053" calcext:value-type="float">
            <text:p>29801.4205297053</text:p>
          </table:table-cell>
          <table:table-cell table:formula="of:=[$p_from_i_UK.C341]" office:value-type="float" office:value="26041.555810902" calcext:value-type="float">
            <text:p>26041.555810902</text:p>
          </table:table-cell>
          <table:table-cell table:formula="of:=[.C322]/[.B322]" office:value-type="float" office:value="0.873836057074677" calcext:value-type="float">
            <text:p>0.873836057074677</text:p>
          </table:table-cell>
        </table:table-row>
        <table:table-row table:style-name="ro1">
          <table:table-cell table:formula="of:=VALUE([$prevalence_history_20220213.A323])" office:value-type="date" office:date-value="2021-05-18" calcext:value-type="date">
            <text:p>18/05/21</text:p>
          </table:table-cell>
          <table:table-cell table:formula="of:=[$prevalence_history_20220213.B323]" office:value-type="float" office:value="30997.1448204286" calcext:value-type="float">
            <text:p>30997.1448204286</text:p>
          </table:table-cell>
          <table:table-cell table:formula="of:=[$p_from_i_UK.C342]" office:value-type="float" office:value="27080.8300624001" calcext:value-type="float">
            <text:p>27080.8300624001</text:p>
          </table:table-cell>
          <table:table-cell table:formula="of:=[.C323]/[.B323]" office:value-type="float" office:value="0.873655629229197" calcext:value-type="float">
            <text:p>0.873655629229197</text:p>
          </table:table-cell>
        </table:table-row>
        <table:table-row table:style-name="ro1">
          <table:table-cell table:formula="of:=VALUE([$prevalence_history_20220213.A324])" office:value-type="date" office:date-value="2021-05-19" calcext:value-type="date">
            <text:p>19/05/21</text:p>
          </table:table-cell>
          <table:table-cell table:formula="of:=[$prevalence_history_20220213.B324]" office:value-type="float" office:value="32156.6118327035" calcext:value-type="float">
            <text:p>32156.6118327035</text:p>
          </table:table-cell>
          <table:table-cell table:formula="of:=[$p_from_i_UK.C343]" office:value-type="float" office:value="28067.5411938791" calcext:value-type="float">
            <text:p>28067.5411938791</text:p>
          </table:table-cell>
          <table:table-cell table:formula="of:=[.C324]/[.B324]" office:value-type="float" office:value="0.872838884267472" calcext:value-type="float">
            <text:p>0.872838884267472</text:p>
          </table:table-cell>
        </table:table-row>
        <table:table-row table:style-name="ro1">
          <table:table-cell table:formula="of:=VALUE([$prevalence_history_20220213.A325])" office:value-type="date" office:date-value="2021-05-20" calcext:value-type="date">
            <text:p>20/05/21</text:p>
          </table:table-cell>
          <table:table-cell table:formula="of:=[$prevalence_history_20220213.B325]" office:value-type="float" office:value="33260.6329884578" calcext:value-type="float">
            <text:p>33260.6329884578</text:p>
          </table:table-cell>
          <table:table-cell table:formula="of:=[$p_from_i_UK.C344]" office:value-type="float" office:value="28991.2235020791" calcext:value-type="float">
            <text:p>28991.2235020791</text:p>
          </table:table-cell>
          <table:table-cell table:formula="of:=[.C325]/[.B325]" office:value-type="float" office:value="0.871637756026462" calcext:value-type="float">
            <text:p>0.871637756026462</text:p>
          </table:table-cell>
        </table:table-row>
        <table:table-row table:style-name="ro1">
          <table:table-cell table:formula="of:=VALUE([$prevalence_history_20220213.A326])" office:value-type="date" office:date-value="2021-05-21" calcext:value-type="date">
            <text:p>21/05/21</text:p>
          </table:table-cell>
          <table:table-cell table:formula="of:=[$prevalence_history_20220213.B326]" office:value-type="float" office:value="34403.3744907656" calcext:value-type="float">
            <text:p>34403.3744907656</text:p>
          </table:table-cell>
          <table:table-cell table:formula="of:=[$p_from_i_UK.C345]" office:value-type="float" office:value="29956.5555660825" calcext:value-type="float">
            <text:p>29956.5555660825</text:p>
          </table:table-cell>
          <table:table-cell table:formula="of:=[.C326]/[.B326]" office:value-type="float" office:value="0.870744687388829" calcext:value-type="float">
            <text:p>0.870744687388829</text:p>
          </table:table-cell>
        </table:table-row>
        <table:table-row table:style-name="ro1">
          <table:table-cell table:formula="of:=VALUE([$prevalence_history_20220213.A327])" office:value-type="date" office:date-value="2021-05-22" calcext:value-type="date">
            <text:p>22/05/21</text:p>
          </table:table-cell>
          <table:table-cell table:formula="of:=[$prevalence_history_20220213.B327]" office:value-type="float" office:value="35419.7727686754" calcext:value-type="float">
            <text:p>35419.7727686754</text:p>
          </table:table-cell>
          <table:table-cell table:formula="of:=[$p_from_i_UK.C346]" office:value-type="float" office:value="30795.2463144125" calcext:value-type="float">
            <text:p>30795.2463144125</text:p>
          </table:table-cell>
          <table:table-cell table:formula="of:=[.C327]/[.B327]" office:value-type="float" office:value="0.869436586042902" calcext:value-type="float">
            <text:p>0.869436586042902</text:p>
          </table:table-cell>
        </table:table-row>
        <table:table-row table:style-name="ro1">
          <table:table-cell table:formula="of:=VALUE([$prevalence_history_20220213.A328])" office:value-type="date" office:date-value="2021-05-23" calcext:value-type="date">
            <text:p>23/05/21</text:p>
          </table:table-cell>
          <table:table-cell table:formula="of:=[$prevalence_history_20220213.B328]" office:value-type="float" office:value="36356.1214077919" calcext:value-type="float">
            <text:p>36356.1214077919</text:p>
          </table:table-cell>
          <table:table-cell table:formula="of:=[$p_from_i_UK.C347]" office:value-type="float" office:value="31555.9442871679" calcext:value-type="float">
            <text:p>31555.9442871679</text:p>
          </table:table-cell>
          <table:table-cell table:formula="of:=[.C328]/[.B328]" office:value-type="float" office:value="0.867967843247568" calcext:value-type="float">
            <text:p>0.867967843247568</text:p>
          </table:table-cell>
        </table:table-row>
        <table:table-row table:style-name="ro1">
          <table:table-cell table:formula="of:=VALUE([$prevalence_history_20220213.A329])" office:value-type="date" office:date-value="2021-05-24" calcext:value-type="date">
            <text:p>24/05/21</text:p>
          </table:table-cell>
          <table:table-cell table:formula="of:=[$prevalence_history_20220213.B329]" office:value-type="float" office:value="37081.6558258803" calcext:value-type="float">
            <text:p>37081.6558258803</text:p>
          </table:table-cell>
          <table:table-cell table:formula="of:=[$p_from_i_UK.C348]" office:value-type="float" office:value="32113.9450238666" calcext:value-type="float">
            <text:p>32113.9450238666</text:p>
          </table:table-cell>
          <table:table-cell table:formula="of:=[.C329]/[.B329]" office:value-type="float" office:value="0.866033199128431" calcext:value-type="float">
            <text:p>0.866033199128431</text:p>
          </table:table-cell>
        </table:table-row>
        <table:table-row table:style-name="ro1">
          <table:table-cell table:formula="of:=VALUE([$prevalence_history_20220213.A330])" office:value-type="date" office:date-value="2021-05-25" calcext:value-type="date">
            <text:p>25/05/21</text:p>
          </table:table-cell>
          <table:table-cell table:formula="of:=[$prevalence_history_20220213.B330]" office:value-type="float" office:value="37642.9539600562" calcext:value-type="float">
            <text:p>37642.9539600562</text:p>
          </table:table-cell>
          <table:table-cell table:formula="of:=[$p_from_i_UK.C349]" office:value-type="float" office:value="32528.045990376" calcext:value-type="float">
            <text:p>32528.045990376</text:p>
          </table:table-cell>
          <table:table-cell table:formula="of:=[.C330]/[.B330]" office:value-type="float" office:value="0.864120441368449" calcext:value-type="float">
            <text:p>0.864120441368449</text:p>
          </table:table-cell>
        </table:table-row>
        <table:table-row table:style-name="ro1">
          <table:table-cell table:formula="of:=VALUE([$prevalence_history_20220213.A331])" office:value-type="date" office:date-value="2021-05-26" calcext:value-type="date">
            <text:p>26/05/21</text:p>
          </table:table-cell>
          <table:table-cell table:formula="of:=[$prevalence_history_20220213.B331]" office:value-type="float" office:value="38173.5289826351" calcext:value-type="float">
            <text:p>38173.5289826351</text:p>
          </table:table-cell>
          <table:table-cell table:formula="of:=[$p_from_i_UK.C350]" office:value-type="float" office:value="32931.6661139206" calcext:value-type="float">
            <text:p>32931.6661139206</text:p>
          </table:table-cell>
          <table:table-cell table:formula="of:=[.C331]/[.B331]" office:value-type="float" office:value="0.862683304153018" calcext:value-type="float">
            <text:p>0.862683304153018</text:p>
          </table:table-cell>
        </table:table-row>
        <table:table-row table:style-name="ro1">
          <table:table-cell table:formula="of:=VALUE([$prevalence_history_20220213.A332])" office:value-type="date" office:date-value="2021-05-27" calcext:value-type="date">
            <text:p>27/05/21</text:p>
          </table:table-cell>
          <table:table-cell table:formula="of:=[$prevalence_history_20220213.B332]" office:value-type="float" office:value="38595.443018423" calcext:value-type="float">
            <text:p>38595.443018423</text:p>
          </table:table-cell>
          <table:table-cell table:formula="of:=[$p_from_i_UK.C351]" office:value-type="float" office:value="33244.9338289614" calcext:value-type="float">
            <text:p>33244.9338289614</text:p>
          </table:table-cell>
          <table:table-cell table:formula="of:=[.C332]/[.B332]" office:value-type="float" office:value="0.861369406048595" calcext:value-type="float">
            <text:p>0.861369406048595</text:p>
          </table:table-cell>
        </table:table-row>
        <table:table-row table:style-name="ro1">
          <table:table-cell table:formula="of:=VALUE([$prevalence_history_20220213.A333])" office:value-type="date" office:date-value="2021-05-28" calcext:value-type="date">
            <text:p>28/05/21</text:p>
          </table:table-cell>
          <table:table-cell table:formula="of:=[$prevalence_history_20220213.B333]" office:value-type="float" office:value="38882.6319817682" calcext:value-type="float">
            <text:p>38882.6319817682</text:p>
          </table:table-cell>
          <table:table-cell table:formula="of:=[$p_from_i_UK.C352]" office:value-type="float" office:value="33456.5504034816" calcext:value-type="float">
            <text:p>33456.5504034816</text:p>
          </table:table-cell>
          <table:table-cell table:formula="of:=[.C333]/[.B333]" office:value-type="float" office:value="0.860449735480076" calcext:value-type="float">
            <text:p>0.860449735480076</text:p>
          </table:table-cell>
        </table:table-row>
        <table:table-row table:style-name="ro1">
          <table:table-cell table:formula="of:=VALUE([$prevalence_history_20220213.A334])" office:value-type="date" office:date-value="2021-05-29" calcext:value-type="date">
            <text:p>29/05/21</text:p>
          </table:table-cell>
          <table:table-cell table:formula="of:=[$prevalence_history_20220213.B334]" office:value-type="float" office:value="39311.498409387" calcext:value-type="float">
            <text:p>39311.498409387</text:p>
          </table:table-cell>
          <table:table-cell table:formula="of:=[$p_from_i_UK.C353]" office:value-type="float" office:value="33831.4909072495" calcext:value-type="float">
            <text:p>33831.4909072495</text:p>
          </table:table-cell>
          <table:table-cell table:formula="of:=[.C334]/[.B334]" office:value-type="float" office:value="0.860600391135716" calcext:value-type="float">
            <text:p>0.860600391135716</text:p>
          </table:table-cell>
        </table:table-row>
        <table:table-row table:style-name="ro1">
          <table:table-cell table:formula="of:=VALUE([$prevalence_history_20220213.A335])" office:value-type="date" office:date-value="2021-05-30" calcext:value-type="date">
            <text:p>30/05/21</text:p>
          </table:table-cell>
          <table:table-cell table:formula="of:=[$prevalence_history_20220213.B335]" office:value-type="float" office:value="39955.2662051861" calcext:value-type="float">
            <text:p>39955.2662051861</text:p>
          </table:table-cell>
          <table:table-cell table:formula="of:=[$p_from_i_UK.C354]" office:value-type="float" office:value="34444.2589687925" calcext:value-type="float">
            <text:p>34444.2589687925</text:p>
          </table:table-cell>
          <table:table-cell table:formula="of:=[.C335]/[.B335]" office:value-type="float" office:value="0.86207056641564" calcext:value-type="float">
            <text:p>0.86207056641564</text:p>
          </table:table-cell>
        </table:table-row>
        <table:table-row table:style-name="ro1">
          <table:table-cell table:formula="of:=VALUE([$prevalence_history_20220213.A336])" office:value-type="date" office:date-value="2021-05-31" calcext:value-type="date">
            <text:p>31/05/21</text:p>
          </table:table-cell>
          <table:table-cell table:formula="of:=[$prevalence_history_20220213.B336]" office:value-type="float" office:value="40802.9961855284" calcext:value-type="float">
            <text:p>40802.9961855284</text:p>
          </table:table-cell>
          <table:table-cell table:formula="of:=[$p_from_i_UK.C355]" office:value-type="float" office:value="35265.4711370102" calcext:value-type="float">
            <text:p>35265.4711370102</text:p>
          </table:table-cell>
          <table:table-cell table:formula="of:=[.C336]/[.B336]" office:value-type="float" office:value="0.864286313109471" calcext:value-type="float">
            <text:p>0.864286313109471</text:p>
          </table:table-cell>
        </table:table-row>
        <table:table-row table:style-name="ro1">
          <table:table-cell table:formula="of:=VALUE([$prevalence_history_20220213.A337])" office:value-type="date" office:date-value="2021-06-01" calcext:value-type="date">
            <text:p>01/06/21</text:p>
          </table:table-cell>
          <table:table-cell table:formula="of:=[$prevalence_history_20220213.B337]" office:value-type="float" office:value="42178.0299682964" calcext:value-type="float">
            <text:p>42178.0299682964</text:p>
          </table:table-cell>
          <table:table-cell table:formula="of:=[$p_from_i_UK.C356]" office:value-type="float" office:value="36601.6743401824" calcext:value-type="float">
            <text:p>36601.6743401824</text:p>
          </table:table-cell>
          <table:table-cell table:formula="of:=[.C337]/[.B337]" office:value-type="float" office:value="0.86779004063714" calcext:value-type="float">
            <text:p>0.86779004063714</text:p>
          </table:table-cell>
        </table:table-row>
        <table:table-row table:style-name="ro1">
          <table:table-cell table:formula="of:=VALUE([$prevalence_history_20220213.A338])" office:value-type="date" office:date-value="2021-06-02" calcext:value-type="date">
            <text:p>02/06/21</text:p>
          </table:table-cell>
          <table:table-cell table:formula="of:=[$prevalence_history_20220213.B338]" office:value-type="float" office:value="43170.8187337576" calcext:value-type="float">
            <text:p>43170.8187337576</text:p>
          </table:table-cell>
          <table:table-cell table:formula="of:=[$p_from_i_UK.C357]" office:value-type="float" office:value="38623.1370276629" calcext:value-type="float">
            <text:p>38623.1370276629</text:p>
          </table:table-cell>
          <table:table-cell table:formula="of:=[.C338]/[.B338]" office:value-type="float" office:value="0.894658432721855" calcext:value-type="float">
            <text:p>0.894658432721855</text:p>
          </table:table-cell>
        </table:table-row>
        <table:table-row table:style-name="ro1">
          <table:table-cell table:formula="of:=VALUE([$prevalence_history_20220213.A339])" office:value-type="date" office:date-value="2021-06-03" calcext:value-type="date">
            <text:p>03/06/21</text:p>
          </table:table-cell>
          <table:table-cell table:formula="of:=[$prevalence_history_20220213.B339]" office:value-type="float" office:value="47076.3767006704" calcext:value-type="float">
            <text:p>47076.3767006704</text:p>
          </table:table-cell>
          <table:table-cell table:formula="of:=[$p_from_i_UK.C358]" office:value-type="float" office:value="41354.2642360871" calcext:value-type="float">
            <text:p>41354.2642360871</text:p>
          </table:table-cell>
          <table:table-cell table:formula="of:=[.C339]/[.B339]" office:value-type="float" office:value="0.878450448704524" calcext:value-type="float">
            <text:p>0.878450448704524</text:p>
          </table:table-cell>
        </table:table-row>
        <table:table-row table:style-name="ro1">
          <table:table-cell table:formula="of:=VALUE([$prevalence_history_20220213.A340])" office:value-type="date" office:date-value="2021-06-04" calcext:value-type="date">
            <text:p>04/06/21</text:p>
          </table:table-cell>
          <table:table-cell table:formula="of:=[$prevalence_history_20220213.B340]" office:value-type="float" office:value="50580.5286209578" calcext:value-type="float">
            <text:p>50580.5286209578</text:p>
          </table:table-cell>
          <table:table-cell table:formula="of:=[$p_from_i_UK.C359]" office:value-type="float" office:value="44680.5291388653" calcext:value-type="float">
            <text:p>44680.5291388653</text:p>
          </table:table-cell>
          <table:table-cell table:formula="of:=[.C340]/[.B340]" office:value-type="float" office:value="0.883354333318537" calcext:value-type="float">
            <text:p>0.883354333318537</text:p>
          </table:table-cell>
        </table:table-row>
        <table:table-row table:style-name="ro1">
          <table:table-cell table:formula="of:=VALUE([$prevalence_history_20220213.A341])" office:value-type="date" office:date-value="2021-06-05" calcext:value-type="date">
            <text:p>05/06/21</text:p>
          </table:table-cell>
          <table:table-cell table:formula="of:=[$prevalence_history_20220213.B341]" office:value-type="float" office:value="53652.7564655448" calcext:value-type="float">
            <text:p>53652.7564655448</text:p>
          </table:table-cell>
          <table:table-cell table:formula="of:=[$p_from_i_UK.C360]" office:value-type="float" office:value="48514.0464344552" calcext:value-type="float">
            <text:p>48514.0464344552</text:p>
          </table:table-cell>
          <table:table-cell table:formula="of:=[.C341]/[.B341]" office:value-type="float" office:value="0.904222814080585" calcext:value-type="float">
            <text:p>0.904222814080585</text:p>
          </table:table-cell>
        </table:table-row>
        <table:table-row table:style-name="ro1">
          <table:table-cell table:formula="of:=VALUE([$prevalence_history_20220213.A342])" office:value-type="date" office:date-value="2021-06-06" calcext:value-type="date">
            <text:p>06/06/21</text:p>
          </table:table-cell>
          <table:table-cell table:formula="of:=[$prevalence_history_20220213.B342]" office:value-type="float" office:value="58341.6365839585" calcext:value-type="float">
            <text:p>58341.6365839585</text:p>
          </table:table-cell>
          <table:table-cell table:formula="of:=[$p_from_i_UK.C361]" office:value-type="float" office:value="52813.7055749483" calcext:value-type="float">
            <text:p>52813.7055749483</text:p>
          </table:table-cell>
          <table:table-cell table:formula="of:=[.C342]/[.B342]" office:value-type="float" office:value="0.905248955417028" calcext:value-type="float">
            <text:p>0.905248955417028</text:p>
          </table:table-cell>
        </table:table-row>
        <table:table-row table:style-name="ro1">
          <table:table-cell table:formula="of:=VALUE([$prevalence_history_20220213.A343])" office:value-type="date" office:date-value="2021-06-07" calcext:value-type="date">
            <text:p>07/06/21</text:p>
          </table:table-cell>
          <table:table-cell table:formula="of:=[$prevalence_history_20220213.B343]" office:value-type="float" office:value="64395.3235413684" calcext:value-type="float">
            <text:p>64395.3235413684</text:p>
          </table:table-cell>
          <table:table-cell table:formula="of:=[$p_from_i_UK.C362]" office:value-type="float" office:value="57321.6211865318" calcext:value-type="float">
            <text:p>57321.6211865318</text:p>
          </table:table-cell>
          <table:table-cell table:formula="of:=[.C343]/[.B343]" office:value-type="float" office:value="0.890151924614645" calcext:value-type="float">
            <text:p>0.890151924614645</text:p>
          </table:table-cell>
        </table:table-row>
        <table:table-row table:style-name="ro1">
          <table:table-cell table:formula="of:=VALUE([$prevalence_history_20220213.A344])" office:value-type="date" office:date-value="2021-06-08" calcext:value-type="date">
            <text:p>08/06/21</text:p>
          </table:table-cell>
          <table:table-cell table:formula="of:=[$prevalence_history_20220213.B344]" office:value-type="float" office:value="69992.664711915" calcext:value-type="float">
            <text:p>69992.664711915</text:p>
          </table:table-cell>
          <table:table-cell table:formula="of:=[$p_from_i_UK.C363]" office:value-type="float" office:value="62274.0667823411" calcext:value-type="float">
            <text:p>62274.0667823411</text:p>
          </table:table-cell>
          <table:table-cell table:formula="of:=[.C344]/[.B344]" office:value-type="float" office:value="0.889722759358525" calcext:value-type="float">
            <text:p>0.889722759358525</text:p>
          </table:table-cell>
        </table:table-row>
        <table:table-row table:style-name="ro1">
          <table:table-cell table:formula="of:=VALUE([$prevalence_history_20220213.A345])" office:value-type="date" office:date-value="2021-06-09" calcext:value-type="date">
            <text:p>09/06/21</text:p>
          </table:table-cell>
          <table:table-cell table:formula="of:=[$prevalence_history_20220213.B345]" office:value-type="float" office:value="75921.4010355438" calcext:value-type="float">
            <text:p>75921.4010355438</text:p>
          </table:table-cell>
          <table:table-cell table:formula="of:=[$p_from_i_UK.C364]" office:value-type="float" office:value="67459.034253944" calcext:value-type="float">
            <text:p>67459.034253944</text:p>
          </table:table-cell>
          <table:table-cell table:formula="of:=[.C345]/[.B345]" office:value-type="float" office:value="0.888537794795989" calcext:value-type="float">
            <text:p>0.888537794795989</text:p>
          </table:table-cell>
        </table:table-row>
        <table:table-row table:style-name="ro1">
          <table:table-cell table:formula="of:=VALUE([$prevalence_history_20220213.A346])" office:value-type="date" office:date-value="2021-06-10" calcext:value-type="date">
            <text:p>10/06/21</text:p>
          </table:table-cell>
          <table:table-cell table:formula="of:=[$prevalence_history_20220213.B346]" office:value-type="float" office:value="81956.1113137031" calcext:value-type="float">
            <text:p>81956.1113137031</text:p>
          </table:table-cell>
          <table:table-cell table:formula="of:=[$p_from_i_UK.C365]" office:value-type="float" office:value="72677.4535809378" calcext:value-type="float">
            <text:p>72677.4535809378</text:p>
          </table:table-cell>
          <table:table-cell table:formula="of:=[.C346]/[.B346]" office:value-type="float" office:value="0.886785041602944" calcext:value-type="float">
            <text:p>0.886785041602944</text:p>
          </table:table-cell>
        </table:table-row>
        <table:table-row table:style-name="ro1">
          <table:table-cell table:formula="of:=VALUE([$prevalence_history_20220213.A347])" office:value-type="date" office:date-value="2021-06-11" calcext:value-type="date">
            <text:p>11/06/21</text:p>
          </table:table-cell>
          <table:table-cell table:formula="of:=[$prevalence_history_20220213.B347]" office:value-type="float" office:value="88251.8799214622" calcext:value-type="float">
            <text:p>88251.8799214622</text:p>
          </table:table-cell>
          <table:table-cell table:formula="of:=[$p_from_i_UK.C366]" office:value-type="float" office:value="78101.630153512" calcext:value-type="float">
            <text:p>78101.630153512</text:p>
          </table:table-cell>
          <table:table-cell table:formula="of:=[.C347]/[.B347]" office:value-type="float" office:value="0.884985455528163" calcext:value-type="float">
            <text:p>0.884985455528163</text:p>
          </table:table-cell>
        </table:table-row>
        <table:table-row table:style-name="ro1">
          <table:table-cell table:formula="of:=VALUE([$prevalence_history_20220213.A348])" office:value-type="date" office:date-value="2021-06-12" calcext:value-type="date">
            <text:p>12/06/21</text:p>
          </table:table-cell>
          <table:table-cell table:formula="of:=[$prevalence_history_20220213.B348]" office:value-type="float" office:value="94885.4406009478" calcext:value-type="float">
            <text:p>94885.4406009478</text:p>
          </table:table-cell>
          <table:table-cell table:formula="of:=[$p_from_i_UK.C367]" office:value-type="float" office:value="83823.6717965823" calcext:value-type="float">
            <text:p>83823.6717965823</text:p>
          </table:table-cell>
          <table:table-cell table:formula="of:=[.C348]/[.B348]" office:value-type="float" office:value="0.883419745597355" calcext:value-type="float">
            <text:p>0.883419745597355</text:p>
          </table:table-cell>
        </table:table-row>
        <table:table-row table:style-name="ro1">
          <table:table-cell table:formula="of:=VALUE([$prevalence_history_20220213.A349])" office:value-type="date" office:date-value="2021-06-13" calcext:value-type="date">
            <text:p>13/06/21</text:p>
          </table:table-cell>
          <table:table-cell table:formula="of:=[$prevalence_history_20220213.B349]" office:value-type="float" office:value="101752.77804551" calcext:value-type="float">
            <text:p>101752.77804551</text:p>
          </table:table-cell>
          <table:table-cell table:formula="of:=[$p_from_i_UK.C368]" office:value-type="float" office:value="89762.4983550944" calcext:value-type="float">
            <text:p>89762.4983550944</text:p>
          </table:table-cell>
          <table:table-cell table:formula="of:=[.C349]/[.B349]" office:value-type="float" office:value="0.882162630635472" calcext:value-type="float">
            <text:p>0.882162630635472</text:p>
          </table:table-cell>
        </table:table-row>
        <table:table-row table:style-name="ro1">
          <table:table-cell table:formula="of:=VALUE([$prevalence_history_20220213.A350])" office:value-type="date" office:date-value="2021-06-14" calcext:value-type="date">
            <text:p>14/06/21</text:p>
          </table:table-cell>
          <table:table-cell table:formula="of:=[$prevalence_history_20220213.B350]" office:value-type="float" office:value="108771.331845698" calcext:value-type="float">
            <text:p>108771.331845698</text:p>
          </table:table-cell>
          <table:table-cell table:formula="of:=[$p_from_i_UK.C369]" office:value-type="float" office:value="95827.7817047834" calcext:value-type="float">
            <text:p>95827.7817047834</text:p>
          </table:table-cell>
          <table:table-cell table:formula="of:=[.C350]/[.B350]" office:value-type="float" office:value="0.881002191282568" calcext:value-type="float">
            <text:p>0.881002191282568</text:p>
          </table:table-cell>
        </table:table-row>
        <table:table-row table:style-name="ro1">
          <table:table-cell table:formula="of:=VALUE([$prevalence_history_20220213.A351])" office:value-type="date" office:date-value="2021-06-15" calcext:value-type="date">
            <text:p>15/06/21</text:p>
          </table:table-cell>
          <table:table-cell table:formula="of:=[$prevalence_history_20220213.B351]" office:value-type="float" office:value="115960.361446591" calcext:value-type="float">
            <text:p>115960.361446591</text:p>
          </table:table-cell>
          <table:table-cell table:formula="of:=[$p_from_i_UK.C370]" office:value-type="float" office:value="102056.944224411" calcext:value-type="float">
            <text:p>102056.944224411</text:p>
          </table:table-cell>
          <table:table-cell table:formula="of:=[.C351]/[.B351]" office:value-type="float" office:value="0.880101984430401" calcext:value-type="float">
            <text:p>0.880101984430401</text:p>
          </table:table-cell>
        </table:table-row>
        <table:table-row table:style-name="ro1">
          <table:table-cell table:formula="of:=VALUE([$prevalence_history_20220213.A352])" office:value-type="date" office:date-value="2021-06-16" calcext:value-type="date">
            <text:p>16/06/21</text:p>
          </table:table-cell>
          <table:table-cell table:formula="of:=[$prevalence_history_20220213.B352]" office:value-type="float" office:value="123150.638715323" calcext:value-type="float">
            <text:p>123150.638715323</text:p>
          </table:table-cell>
          <table:table-cell table:formula="of:=[$p_from_i_UK.C371]" office:value-type="float" office:value="108275.542193529" calcext:value-type="float">
            <text:p>108275.542193529</text:p>
          </table:table-cell>
          <table:table-cell table:formula="of:=[.C352]/[.B352]" office:value-type="float" office:value="0.87921218536122" calcext:value-type="float">
            <text:p>0.87921218536122</text:p>
          </table:table-cell>
        </table:table-row>
        <table:table-row table:style-name="ro1">
          <table:table-cell table:formula="of:=VALUE([$prevalence_history_20220213.A353])" office:value-type="date" office:date-value="2021-06-17" calcext:value-type="date">
            <text:p>17/06/21</text:p>
          </table:table-cell>
          <table:table-cell table:formula="of:=[$prevalence_history_20220213.B353]" office:value-type="float" office:value="130540.131880925" calcext:value-type="float">
            <text:p>130540.131880925</text:p>
          </table:table-cell>
          <table:table-cell table:formula="of:=[$p_from_i_UK.C372]" office:value-type="float" office:value="114658.079366202" calcext:value-type="float">
            <text:p>114658.079366202</text:p>
          </table:table-cell>
          <table:table-cell table:formula="of:=[.C353]/[.B353]" office:value-type="float" office:value="0.878335862804165" calcext:value-type="float">
            <text:p>0.878335862804165</text:p>
          </table:table-cell>
        </table:table-row>
        <table:table-row table:style-name="ro1">
          <table:table-cell table:formula="of:=VALUE([$prevalence_history_20220213.A354])" office:value-type="date" office:date-value="2021-06-18" calcext:value-type="date">
            <text:p>18/06/21</text:p>
          </table:table-cell>
          <table:table-cell table:formula="of:=[$prevalence_history_20220213.B354]" office:value-type="float" office:value="137687.576292156" calcext:value-type="float">
            <text:p>137687.576292156</text:p>
          </table:table-cell>
          <table:table-cell table:formula="of:=[$p_from_i_UK.C373]" office:value-type="float" office:value="120776.286805501" calcext:value-type="float">
            <text:p>120776.286805501</text:p>
          </table:table-cell>
          <table:table-cell table:formula="of:=[.C354]/[.B354]" office:value-type="float" office:value="0.877176358666002" calcext:value-type="float">
            <text:p>0.877176358666002</text:p>
          </table:table-cell>
        </table:table-row>
        <table:table-row table:style-name="ro1">
          <table:table-cell table:formula="of:=VALUE([$prevalence_history_20220213.A355])" office:value-type="date" office:date-value="2021-06-19" calcext:value-type="date">
            <text:p>19/06/21</text:p>
          </table:table-cell>
          <table:table-cell table:formula="of:=[$prevalence_history_20220213.B355]" office:value-type="float" office:value="144529.996509524" calcext:value-type="float">
            <text:p>144529.996509524</text:p>
          </table:table-cell>
          <table:table-cell table:formula="of:=[$p_from_i_UK.C374]" office:value-type="float" office:value="126584.819677035" calcext:value-type="float">
            <text:p>126584.819677035</text:p>
          </table:table-cell>
          <table:table-cell table:formula="of:=[.C355]/[.B355]" office:value-type="float" office:value="0.875837699675674" calcext:value-type="float">
            <text:p>0.875837699675674</text:p>
          </table:table-cell>
        </table:table-row>
        <table:table-row table:style-name="ro1">
          <table:table-cell table:formula="of:=VALUE([$prevalence_history_20220213.A356])" office:value-type="date" office:date-value="2021-06-20" calcext:value-type="date">
            <text:p>20/06/21</text:p>
          </table:table-cell>
          <table:table-cell table:formula="of:=[$prevalence_history_20220213.B356]" office:value-type="float" office:value="151203.609210254" calcext:value-type="float">
            <text:p>151203.609210254</text:p>
          </table:table-cell>
          <table:table-cell table:formula="of:=[$p_from_i_UK.C375]" office:value-type="float" office:value="132230.561538969" calcext:value-type="float">
            <text:p>132230.561538969</text:p>
          </table:table-cell>
          <table:table-cell table:formula="of:=[.C356]/[.B356]" office:value-type="float" office:value="0.874519875746469" calcext:value-type="float">
            <text:p>0.874519875746469</text:p>
          </table:table-cell>
        </table:table-row>
        <table:table-row table:style-name="ro1">
          <table:table-cell table:formula="of:=VALUE([$prevalence_history_20220213.A357])" office:value-type="date" office:date-value="2021-06-21" calcext:value-type="date">
            <text:p>21/06/21</text:p>
          </table:table-cell>
          <table:table-cell table:formula="of:=[$prevalence_history_20220213.B357]" office:value-type="float" office:value="157932.817953063" calcext:value-type="float">
            <text:p>157932.817953063</text:p>
          </table:table-cell>
          <table:table-cell table:formula="of:=[$p_from_i_UK.C376]" office:value-type="float" office:value="137939.788455482" calcext:value-type="float">
            <text:p>137939.788455482</text:p>
          </table:table-cell>
          <table:table-cell table:formula="of:=[.C357]/[.B357]" office:value-type="float" office:value="0.87340801135124" calcext:value-type="float">
            <text:p>0.87340801135124</text:p>
          </table:table-cell>
        </table:table-row>
        <table:table-row table:style-name="ro1">
          <table:table-cell table:formula="of:=VALUE([$prevalence_history_20220213.A358])" office:value-type="date" office:date-value="2021-06-22" calcext:value-type="date">
            <text:p>22/06/21</text:p>
          </table:table-cell>
          <table:table-cell table:formula="of:=[$prevalence_history_20220213.B358]" office:value-type="float" office:value="164687.948398148" calcext:value-type="float">
            <text:p>164687.948398148</text:p>
          </table:table-cell>
          <table:table-cell table:formula="of:=[$p_from_i_UK.C377]" office:value-type="float" office:value="143700.336728989" calcext:value-type="float">
            <text:p>143700.336728989</text:p>
          </table:table-cell>
          <table:table-cell table:formula="of:=[.C358]/[.B358]" office:value-type="float" office:value="0.872561338742168" calcext:value-type="float">
            <text:p>0.872561338742168</text:p>
          </table:table-cell>
        </table:table-row>
        <table:table-row table:style-name="ro1">
          <table:table-cell table:formula="of:=VALUE([$prevalence_history_20220213.A359])" office:value-type="date" office:date-value="2021-06-23" calcext:value-type="date">
            <text:p>23/06/21</text:p>
          </table:table-cell>
          <table:table-cell table:formula="of:=[$prevalence_history_20220213.B359]" office:value-type="float" office:value="172015.523244818" calcext:value-type="float">
            <text:p>172015.523244818</text:p>
          </table:table-cell>
          <table:table-cell table:formula="of:=[$p_from_i_UK.C378]" office:value-type="float" office:value="150062.955755294" calcext:value-type="float">
            <text:p>150062.955755294</text:p>
          </table:table-cell>
          <table:table-cell table:formula="of:=[.C359]/[.B359]" office:value-type="float" office:value="0.87238031152409" calcext:value-type="float">
            <text:p>0.87238031152409</text:p>
          </table:table-cell>
        </table:table-row>
        <table:table-row table:style-name="ro1">
          <table:table-cell table:formula="of:=VALUE([$prevalence_history_20220213.A360])" office:value-type="date" office:date-value="2021-06-24" calcext:value-type="date">
            <text:p>24/06/21</text:p>
          </table:table-cell>
          <table:table-cell table:formula="of:=[$prevalence_history_20220213.B360]" office:value-type="float" office:value="179895.137752665" calcext:value-type="float">
            <text:p>179895.137752665</text:p>
          </table:table-cell>
          <table:table-cell table:formula="of:=[$p_from_i_UK.C379]" office:value-type="float" office:value="157024.21174394" calcext:value-type="float">
            <text:p>157024.21174394</text:p>
          </table:table-cell>
          <table:table-cell table:formula="of:=[.C360]/[.B360]" office:value-type="float" office:value="0.872865235300744" calcext:value-type="float">
            <text:p>0.872865235300744</text:p>
          </table:table-cell>
        </table:table-row>
        <table:table-row table:style-name="ro1">
          <table:table-cell table:formula="of:=VALUE([$prevalence_history_20220213.A361])" office:value-type="date" office:date-value="2021-06-25" calcext:value-type="date">
            <text:p>25/06/21</text:p>
          </table:table-cell>
          <table:table-cell table:formula="of:=[$prevalence_history_20220213.B361]" office:value-type="float" office:value="188557.096557214" calcext:value-type="float">
            <text:p>188557.096557214</text:p>
          </table:table-cell>
          <table:table-cell table:formula="of:=[$p_from_i_UK.C380]" office:value-type="float" office:value="164773.000720681" calcext:value-type="float">
            <text:p>164773.000720681</text:p>
          </table:table-cell>
          <table:table-cell table:formula="of:=[.C361]/[.B361]" office:value-type="float" office:value="0.873862632216993" calcext:value-type="float">
            <text:p>0.873862632216993</text:p>
          </table:table-cell>
        </table:table-row>
        <table:table-row table:style-name="ro1">
          <table:table-cell table:formula="of:=VALUE([$prevalence_history_20220213.A362])" office:value-type="date" office:date-value="2021-06-26" calcext:value-type="date">
            <text:p>26/06/21</text:p>
          </table:table-cell>
          <table:table-cell table:formula="of:=[$prevalence_history_20220213.B362]" office:value-type="float" office:value="198167.376824405" calcext:value-type="float">
            <text:p>198167.376824405</text:p>
          </table:table-cell>
          <table:table-cell table:formula="of:=[$p_from_i_UK.C381]" office:value-type="float" office:value="173414.64299485" calcext:value-type="float">
            <text:p>173414.64299485</text:p>
          </table:table-cell>
          <table:table-cell table:formula="of:=[.C362]/[.B362]" office:value-type="float" office:value="0.875091782380065" calcext:value-type="float">
            <text:p>0.875091782380065</text:p>
          </table:table-cell>
        </table:table-row>
        <table:table-row table:style-name="ro1">
          <table:table-cell table:formula="of:=VALUE([$prevalence_history_20220213.A363])" office:value-type="date" office:date-value="2021-06-27" calcext:value-type="date">
            <text:p>27/06/21</text:p>
          </table:table-cell>
          <table:table-cell table:formula="of:=[$prevalence_history_20220213.B363]" office:value-type="float" office:value="209209.402968173" calcext:value-type="float">
            <text:p>209209.402968173</text:p>
          </table:table-cell>
          <table:table-cell table:formula="of:=[$p_from_i_UK.C382]" office:value-type="float" office:value="183402.50465334" calcext:value-type="float">
            <text:p>183402.50465334</text:p>
          </table:table-cell>
          <table:table-cell table:formula="of:=[.C363]/[.B363]" office:value-type="float" office:value="0.87664560985933" calcext:value-type="float">
            <text:p>0.87664560985933</text:p>
          </table:table-cell>
        </table:table-row>
        <table:table-row table:style-name="ro1">
          <table:table-cell table:formula="of:=VALUE([$prevalence_history_20220213.A364])" office:value-type="date" office:date-value="2021-06-28" calcext:value-type="date">
            <text:p>28/06/21</text:p>
          </table:table-cell>
          <table:table-cell table:formula="of:=[$prevalence_history_20220213.B364]" office:value-type="float" office:value="221864.595639847" calcext:value-type="float">
            <text:p>221864.595639847</text:p>
          </table:table-cell>
          <table:table-cell table:formula="of:=[$p_from_i_UK.C383]" office:value-type="float" office:value="194883.145016035" calcext:value-type="float">
            <text:p>194883.145016035</text:p>
          </table:table-cell>
          <table:table-cell table:formula="of:=[.C364]/[.B364]" office:value-type="float" office:value="0.878387759227654" calcext:value-type="float">
            <text:p>0.878387759227654</text:p>
          </table:table-cell>
        </table:table-row>
        <table:table-row table:style-name="ro1">
          <table:table-cell table:formula="of:=VALUE([$prevalence_history_20220213.A365])" office:value-type="date" office:date-value="2021-06-29" calcext:value-type="date">
            <text:p>29/06/21</text:p>
          </table:table-cell>
          <table:table-cell table:formula="of:=[$prevalence_history_20220213.B365]" office:value-type="float" office:value="235913.454332416" calcext:value-type="float">
            <text:p>235913.454332416</text:p>
          </table:table-cell>
          <table:table-cell table:formula="of:=[$p_from_i_UK.C384]" office:value-type="float" office:value="207577.833679744" calcext:value-type="float">
            <text:p>207577.833679744</text:p>
          </table:table-cell>
          <table:table-cell table:formula="of:=[.C365]/[.B365]" office:value-type="float" office:value="0.879889764096519" calcext:value-type="float">
            <text:p>0.879889764096519</text:p>
          </table:table-cell>
        </table:table-row>
        <table:table-row table:style-name="ro1">
          <table:table-cell table:formula="of:=VALUE([$prevalence_history_20220213.A366])" office:value-type="date" office:date-value="2021-06-30" calcext:value-type="date">
            <text:p>30/06/21</text:p>
          </table:table-cell>
          <table:table-cell table:formula="of:=[$prevalence_history_20220213.B366]" office:value-type="float" office:value="251385.755404527" calcext:value-type="float">
            <text:p>251385.755404527</text:p>
          </table:table-cell>
          <table:table-cell table:formula="of:=[$p_from_i_UK.C385]" office:value-type="float" office:value="221490.123663805" calcext:value-type="float">
            <text:p>221490.123663805</text:p>
          </table:table-cell>
          <table:table-cell table:formula="of:=[.C366]/[.B366]" office:value-type="float" office:value="0.881076667639286" calcext:value-type="float">
            <text:p>0.881076667639286</text:p>
          </table:table-cell>
        </table:table-row>
        <table:table-row table:style-name="ro1">
          <table:table-cell table:formula="of:=VALUE([$prevalence_history_20220213.A367])" office:value-type="date" office:date-value="2021-07-01" calcext:value-type="date">
            <text:p>01/07/21</text:p>
          </table:table-cell>
          <table:table-cell table:formula="of:=[$prevalence_history_20220213.B367]" office:value-type="float" office:value="268467.129471956" calcext:value-type="float">
            <text:p>268467.129471956</text:p>
          </table:table-cell>
          <table:table-cell table:formula="of:=[$p_from_i_UK.C386]" office:value-type="float" office:value="236780.507347515" calcext:value-type="float">
            <text:p>236780.507347515</text:p>
          </table:table-cell>
          <table:table-cell table:formula="of:=[.C367]/[.B367]" office:value-type="float" office:value="0.881972060465037" calcext:value-type="float">
            <text:p>0.881972060465037</text:p>
          </table:table-cell>
        </table:table-row>
        <table:table-row table:style-name="ro1">
          <table:table-cell table:formula="of:=VALUE([$prevalence_history_20220213.A368])" office:value-type="date" office:date-value="2021-07-02" calcext:value-type="date">
            <text:p>02/07/21</text:p>
          </table:table-cell>
          <table:table-cell table:formula="of:=[$prevalence_history_20220213.B368]" office:value-type="float" office:value="286829.738217145" calcext:value-type="float">
            <text:p>286829.738217145</text:p>
          </table:table-cell>
          <table:table-cell table:formula="of:=[$p_from_i_UK.C387]" office:value-type="float" office:value="253101.130324558" calcext:value-type="float">
            <text:p>253101.130324558</text:p>
          </table:table-cell>
          <table:table-cell table:formula="of:=[.C368]/[.B368]" office:value-type="float" office:value="0.882408957654689" calcext:value-type="float">
            <text:p>0.882408957654689</text:p>
          </table:table-cell>
        </table:table-row>
        <table:table-row table:style-name="ro1">
          <table:table-cell table:formula="of:=VALUE([$prevalence_history_20220213.A369])" office:value-type="date" office:date-value="2021-07-03" calcext:value-type="date">
            <text:p>03/07/21</text:p>
          </table:table-cell>
          <table:table-cell table:formula="of:=[$prevalence_history_20220213.B369]" office:value-type="float" office:value="306620.486895173" calcext:value-type="float">
            <text:p>306620.486895173</text:p>
          </table:table-cell>
          <table:table-cell table:formula="of:=[$p_from_i_UK.C388]" office:value-type="float" office:value="270591.932113006" calcext:value-type="float">
            <text:p>270591.932113006</text:p>
          </table:table-cell>
          <table:table-cell table:formula="of:=[.C369]/[.B369]" office:value-type="float" office:value="0.882497888034192" calcext:value-type="float">
            <text:p>0.882497888034192</text:p>
          </table:table-cell>
        </table:table-row>
        <table:table-row table:style-name="ro1">
          <table:table-cell table:formula="of:=VALUE([$prevalence_history_20220213.A370])" office:value-type="date" office:date-value="2021-07-04" calcext:value-type="date">
            <text:p>04/07/21</text:p>
          </table:table-cell>
          <table:table-cell table:formula="of:=[$prevalence_history_20220213.B370]" office:value-type="float" office:value="328323.460884924" calcext:value-type="float">
            <text:p>328323.460884924</text:p>
          </table:table-cell>
          <table:table-cell table:formula="of:=[$p_from_i_UK.C389]" office:value-type="float" office:value="289752.616903952" calcext:value-type="float">
            <text:p>289752.616903952</text:p>
          </table:table-cell>
          <table:table-cell table:formula="of:=[.C370]/[.B370]" office:value-type="float" office:value="0.882521815903704" calcext:value-type="float">
            <text:p>0.882521815903704</text:p>
          </table:table-cell>
        </table:table-row>
        <table:table-row table:style-name="ro1">
          <table:table-cell table:formula="of:=VALUE([$prevalence_history_20220213.A371])" office:value-type="date" office:date-value="2021-07-05" calcext:value-type="date">
            <text:p>05/07/21</text:p>
          </table:table-cell>
          <table:table-cell table:formula="of:=[$prevalence_history_20220213.B371]" office:value-type="float" office:value="350917.549205859" calcext:value-type="float">
            <text:p>350917.549205859</text:p>
          </table:table-cell>
          <table:table-cell table:formula="of:=[$p_from_i_UK.C390]" office:value-type="float" office:value="309597.278212475" calcext:value-type="float">
            <text:p>309597.278212475</text:p>
          </table:table-cell>
          <table:table-cell table:formula="of:=[.C371]/[.B371]" office:value-type="float" office:value="0.882250770624342" calcext:value-type="float">
            <text:p>0.882250770624342</text:p>
          </table:table-cell>
        </table:table-row>
        <table:table-row table:style-name="ro1">
          <table:table-cell table:formula="of:=VALUE([$prevalence_history_20220213.A372])" office:value-type="date" office:date-value="2021-07-06" calcext:value-type="date">
            <text:p>06/07/21</text:p>
          </table:table-cell>
          <table:table-cell table:formula="of:=[$prevalence_history_20220213.B372]" office:value-type="float" office:value="374683.518265635" calcext:value-type="float">
            <text:p>374683.518265635</text:p>
          </table:table-cell>
          <table:table-cell table:formula="of:=[$p_from_i_UK.C391]" office:value-type="float" office:value="330394.406277228" calcext:value-type="float">
            <text:p>330394.406277228</text:p>
          </table:table-cell>
          <table:table-cell table:formula="of:=[.C372]/[.B372]" office:value-type="float" office:value="0.88179594289758" calcext:value-type="float">
            <text:p>0.88179594289758</text:p>
          </table:table-cell>
        </table:table-row>
        <table:table-row table:style-name="ro1">
          <table:table-cell table:formula="of:=VALUE([$prevalence_history_20220213.A373])" office:value-type="date" office:date-value="2021-07-07" calcext:value-type="date">
            <text:p>07/07/21</text:p>
          </table:table-cell>
          <table:table-cell table:formula="of:=[$prevalence_history_20220213.B373]" office:value-type="float" office:value="398732.554104588" calcext:value-type="float">
            <text:p>398732.554104588</text:p>
          </table:table-cell>
          <table:table-cell table:formula="of:=[$p_from_i_UK.C392]" office:value-type="float" office:value="351260.94795096" calcext:value-type="float">
            <text:p>351260.94795096</text:p>
          </table:table-cell>
          <table:table-cell table:formula="of:=[.C373]/[.B373]" office:value-type="float" office:value="0.880943741199581" calcext:value-type="float">
            <text:p>0.880943741199581</text:p>
          </table:table-cell>
        </table:table-row>
        <table:table-row table:style-name="ro1">
          <table:table-cell table:formula="of:=VALUE([$prevalence_history_20220213.A374])" office:value-type="date" office:date-value="2021-07-08" calcext:value-type="date">
            <text:p>08/07/21</text:p>
          </table:table-cell>
          <table:table-cell table:formula="of:=[$prevalence_history_20220213.B374]" office:value-type="float" office:value="423485.289248701" calcext:value-type="float">
            <text:p>423485.289248701</text:p>
          </table:table-cell>
          <table:table-cell table:formula="of:=[$p_from_i_UK.C393]" office:value-type="float" office:value="372667.184447917" calcext:value-type="float">
            <text:p>372667.184447917</text:p>
          </table:table-cell>
          <table:table-cell table:formula="of:=[.C374]/[.B374]" office:value-type="float" office:value="0.880000306761683" calcext:value-type="float">
            <text:p>0.880000306761683</text:p>
          </table:table-cell>
        </table:table-row>
        <table:table-row table:style-name="ro1">
          <table:table-cell table:formula="of:=VALUE([$prevalence_history_20220213.A375])" office:value-type="date" office:date-value="2021-07-09" calcext:value-type="date">
            <text:p>09/07/21</text:p>
          </table:table-cell>
          <table:table-cell table:formula="of:=[$prevalence_history_20220213.B375]" office:value-type="float" office:value="448021.633806735" calcext:value-type="float">
            <text:p>448021.633806735</text:p>
          </table:table-cell>
          <table:table-cell table:formula="of:=[$p_from_i_UK.C394]" office:value-type="float" office:value="393700.901002968" calcext:value-type="float">
            <text:p>393700.901002968</text:p>
          </table:table-cell>
          <table:table-cell table:formula="of:=[.C375]/[.B375]" office:value-type="float" office:value="0.878754219205407" calcext:value-type="float">
            <text:p>0.878754219205407</text:p>
          </table:table-cell>
        </table:table-row>
        <table:table-row table:style-name="ro1">
          <table:table-cell table:formula="of:=VALUE([$prevalence_history_20220213.A376])" office:value-type="date" office:date-value="2021-07-10" calcext:value-type="date">
            <text:p>10/07/21</text:p>
          </table:table-cell>
          <table:table-cell table:formula="of:=[$prevalence_history_20220213.B376]" office:value-type="float" office:value="472528.277352711" calcext:value-type="float">
            <text:p>472528.277352711</text:p>
          </table:table-cell>
          <table:table-cell table:formula="of:=[$p_from_i_UK.C395]" office:value-type="float" office:value="414588.19668433" calcext:value-type="float">
            <text:p>414588.19668433</text:p>
          </table:table-cell>
          <table:table-cell table:formula="of:=[.C376]/[.B376]" office:value-type="float" office:value="0.877382828826702" calcext:value-type="float">
            <text:p>0.877382828826702</text:p>
          </table:table-cell>
        </table:table-row>
        <table:table-row table:style-name="ro1">
          <table:table-cell table:formula="of:=VALUE([$prevalence_history_20220213.A377])" office:value-type="date" office:date-value="2021-07-11" calcext:value-type="date">
            <text:p>11/07/21</text:p>
          </table:table-cell>
          <table:table-cell table:formula="of:=[$prevalence_history_20220213.B377]" office:value-type="float" office:value="497129.423778708" calcext:value-type="float">
            <text:p>497129.423778708</text:p>
          </table:table-cell>
          <table:table-cell table:formula="of:=[$p_from_i_UK.C396]" office:value-type="float" office:value="435561.044242521" calcext:value-type="float">
            <text:p>435561.044242521</text:p>
          </table:table-cell>
          <table:table-cell table:formula="of:=[.C377]/[.B377]" office:value-type="float" office:value="0.876152211896446" calcext:value-type="float">
            <text:p>0.876152211896446</text:p>
          </table:table-cell>
        </table:table-row>
        <table:table-row table:style-name="ro1">
          <table:table-cell table:formula="of:=VALUE([$prevalence_history_20220213.A378])" office:value-type="date" office:date-value="2021-07-12" calcext:value-type="date">
            <text:p>12/07/21</text:p>
          </table:table-cell>
          <table:table-cell table:formula="of:=[$prevalence_history_20220213.B378]" office:value-type="float" office:value="521817.824994767" calcext:value-type="float">
            <text:p>521817.824994767</text:p>
          </table:table-cell>
          <table:table-cell table:formula="of:=[$p_from_i_UK.C397]" office:value-type="float" office:value="456624.936271979" calcext:value-type="float">
            <text:p>456624.936271979</text:p>
          </table:table-cell>
          <table:table-cell table:formula="of:=[.C378]/[.B378]" office:value-type="float" office:value="0.875065807260529" calcext:value-type="float">
            <text:p>0.875065807260529</text:p>
          </table:table-cell>
        </table:table-row>
        <table:table-row table:style-name="ro1">
          <table:table-cell table:formula="of:=VALUE([$prevalence_history_20220213.A379])" office:value-type="date" office:date-value="2021-07-13" calcext:value-type="date">
            <text:p>13/07/21</text:p>
          </table:table-cell>
          <table:table-cell table:formula="of:=[$prevalence_history_20220213.B379]" office:value-type="float" office:value="546955.680535616" calcext:value-type="float">
            <text:p>546955.680535616</text:p>
          </table:table-cell>
          <table:table-cell table:formula="of:=[$p_from_i_UK.C398]" office:value-type="float" office:value="478200.089487403" calcext:value-type="float">
            <text:p>478200.089487403</text:p>
          </table:table-cell>
          <table:table-cell table:formula="of:=[.C379]/[.B379]" office:value-type="float" office:value="0.874294036070924" calcext:value-type="float">
            <text:p>0.874294036070924</text:p>
          </table:table-cell>
        </table:table-row>
        <table:table-row table:style-name="ro1">
          <table:table-cell table:formula="of:=VALUE([$prevalence_history_20220213.A380])" office:value-type="date" office:date-value="2021-07-14" calcext:value-type="date">
            <text:p>14/07/21</text:p>
          </table:table-cell>
          <table:table-cell table:formula="of:=[$prevalence_history_20220213.B380]" office:value-type="float" office:value="572569.141323207" calcext:value-type="float">
            <text:p>572569.141323207</text:p>
          </table:table-cell>
          <table:table-cell table:formula="of:=[$p_from_i_UK.C399]" office:value-type="float" office:value="500303.619483957" calcext:value-type="float">
            <text:p>500303.619483957</text:p>
          </table:table-cell>
          <table:table-cell table:formula="of:=[.C380]/[.B380]" office:value-type="float" office:value="0.873787257077382" calcext:value-type="float">
            <text:p>0.873787257077382</text:p>
          </table:table-cell>
        </table:table-row>
        <table:table-row table:style-name="ro1">
          <table:table-cell table:formula="of:=VALUE([$prevalence_history_20220213.A381])" office:value-type="date" office:date-value="2021-07-15" calcext:value-type="date">
            <text:p>15/07/21</text:p>
          </table:table-cell>
          <table:table-cell table:formula="of:=[$prevalence_history_20220213.B381]" office:value-type="float" office:value="599050.001493618" calcext:value-type="float">
            <text:p>599050.001493618</text:p>
          </table:table-cell>
          <table:table-cell table:formula="of:=[$p_from_i_UK.C400]" office:value-type="float" office:value="523339.656175026" calcext:value-type="float">
            <text:p>523339.656175026</text:p>
          </table:table-cell>
          <table:table-cell table:formula="of:=[.C381]/[.B381]" office:value-type="float" office:value="0.87361598342405" calcext:value-type="float">
            <text:p>0.87361598342405</text:p>
          </table:table-cell>
        </table:table-row>
        <table:table-row table:style-name="ro1">
          <table:table-cell table:formula="of:=VALUE([$prevalence_history_20220213.A382])" office:value-type="date" office:date-value="2021-07-16" calcext:value-type="date">
            <text:p>16/07/21</text:p>
          </table:table-cell>
          <table:table-cell table:formula="of:=[$prevalence_history_20220213.B382]" office:value-type="float" office:value="626805.183866601" calcext:value-type="float">
            <text:p>626805.183866601</text:p>
          </table:table-cell>
          <table:table-cell table:formula="of:=[$p_from_i_UK.C401]" office:value-type="float" office:value="547657.226958954" calcext:value-type="float">
            <text:p>547657.226958954</text:p>
          </table:table-cell>
          <table:table-cell table:formula="of:=[.C382]/[.B382]" office:value-type="float" office:value="0.873727979689952" calcext:value-type="float">
            <text:p>0.873727979689952</text:p>
          </table:table-cell>
        </table:table-row>
        <table:table-row table:style-name="ro1">
          <table:table-cell table:formula="of:=VALUE([$prevalence_history_20220213.A383])" office:value-type="date" office:date-value="2021-07-17" calcext:value-type="date">
            <text:p>17/07/21</text:p>
          </table:table-cell>
          <table:table-cell table:formula="of:=[$prevalence_history_20220213.B383]" office:value-type="float" office:value="655554.900022279" calcext:value-type="float">
            <text:p>655554.900022279</text:p>
          </table:table-cell>
          <table:table-cell table:formula="of:=[$p_from_i_UK.C402]" office:value-type="float" office:value="572881.552996824" calcext:value-type="float">
            <text:p>572881.552996824</text:p>
          </table:table-cell>
          <table:table-cell table:formula="of:=[.C383]/[.B383]" office:value-type="float" office:value="0.873887988599207" calcext:value-type="float">
            <text:p>0.873887988599207</text:p>
          </table:table-cell>
        </table:table-row>
        <table:table-row table:style-name="ro1">
          <table:table-cell table:formula="of:=VALUE([$prevalence_history_20220213.A384])" office:value-type="date" office:date-value="2021-07-18" calcext:value-type="date">
            <text:p>18/07/21</text:p>
          </table:table-cell>
          <table:table-cell table:formula="of:=[$prevalence_history_20220213.B384]" office:value-type="float" office:value="684302.908994349" calcext:value-type="float">
            <text:p>684302.908994349</text:p>
          </table:table-cell>
          <table:table-cell table:formula="of:=[$p_from_i_UK.C403]" office:value-type="float" office:value="597993.787742931" calcext:value-type="float">
            <text:p>597993.787742931</text:p>
          </table:table-cell>
          <table:table-cell table:formula="of:=[.C384]/[.B384]" office:value-type="float" office:value="0.873872929492208" calcext:value-type="float">
            <text:p>0.873872929492208</text:p>
          </table:table-cell>
        </table:table-row>
        <table:table-row table:style-name="ro1">
          <table:table-cell table:formula="of:=VALUE([$prevalence_history_20220213.A385])" office:value-type="date" office:date-value="2021-07-19" calcext:value-type="date">
            <text:p>19/07/21</text:p>
          </table:table-cell>
          <table:table-cell table:formula="of:=[$prevalence_history_20220213.B385]" office:value-type="float" office:value="712829.256299941" calcext:value-type="float">
            <text:p>712829.256299941</text:p>
          </table:table-cell>
          <table:table-cell table:formula="of:=[$p_from_i_UK.C404]" office:value-type="float" office:value="622698.417235856" calcext:value-type="float">
            <text:p>622698.417235856</text:p>
          </table:table-cell>
          <table:table-cell table:formula="of:=[.C385]/[.B385]" office:value-type="float" office:value="0.873559006918538" calcext:value-type="float">
            <text:p>0.873559006918538</text:p>
          </table:table-cell>
        </table:table-row>
        <table:table-row table:style-name="ro1">
          <table:table-cell table:formula="of:=VALUE([$prevalence_history_20220213.A386])" office:value-type="date" office:date-value="2021-07-20" calcext:value-type="date">
            <text:p>20/07/21</text:p>
          </table:table-cell>
          <table:table-cell table:formula="of:=[$prevalence_history_20220213.B386]" office:value-type="float" office:value="740439.663550889" calcext:value-type="float">
            <text:p>740439.663550889</text:p>
          </table:table-cell>
          <table:table-cell table:formula="of:=[$p_from_i_UK.C405]" office:value-type="float" office:value="646322.962829021" calcext:value-type="float">
            <text:p>646322.962829021</text:p>
          </table:table-cell>
          <table:table-cell table:formula="of:=[.C386]/[.B386]" office:value-type="float" office:value="0.872890789952395" calcext:value-type="float">
            <text:p>0.872890789952395</text:p>
          </table:table-cell>
        </table:table-row>
        <table:table-row table:style-name="ro1">
          <table:table-cell table:formula="of:=VALUE([$prevalence_history_20220213.A387])" office:value-type="date" office:date-value="2021-07-21" calcext:value-type="date">
            <text:p>21/07/21</text:p>
          </table:table-cell>
          <table:table-cell table:formula="of:=[$prevalence_history_20220213.B387]" office:value-type="float" office:value="766060.464631384" calcext:value-type="float">
            <text:p>766060.464631384</text:p>
          </table:table-cell>
          <table:table-cell table:formula="of:=[$p_from_i_UK.C406]" office:value-type="float" office:value="667803.707545142" calcext:value-type="float">
            <text:p>667803.707545142</text:p>
          </table:table-cell>
          <table:table-cell table:formula="of:=[.C387]/[.B387]" office:value-type="float" office:value="0.871737595630232" calcext:value-type="float">
            <text:p>0.871737595630232</text:p>
          </table:table-cell>
        </table:table-row>
        <table:table-row table:style-name="ro1">
          <table:table-cell table:formula="of:=VALUE([$prevalence_history_20220213.A388])" office:value-type="date" office:date-value="2021-07-22" calcext:value-type="date">
            <text:p>22/07/21</text:p>
          </table:table-cell>
          <table:table-cell table:formula="of:=[$prevalence_history_20220213.B388]" office:value-type="float" office:value="789765.381824322" calcext:value-type="float">
            <text:p>789765.381824322</text:p>
          </table:table-cell>
          <table:table-cell table:formula="of:=[$p_from_i_UK.C407]" office:value-type="float" office:value="687304.833002149" calcext:value-type="float">
            <text:p>687304.833002149</text:p>
          </table:table-cell>
          <table:table-cell table:formula="of:=[.C388]/[.B388]" office:value-type="float" office:value="0.870264573276821" calcext:value-type="float">
            <text:p>0.870264573276821</text:p>
          </table:table-cell>
        </table:table-row>
        <table:table-row table:style-name="ro1">
          <table:table-cell table:formula="of:=VALUE([$prevalence_history_20220213.A389])" office:value-type="date" office:date-value="2021-07-23" calcext:value-type="date">
            <text:p>23/07/21</text:p>
          </table:table-cell>
          <table:table-cell table:formula="of:=[$prevalence_history_20220213.B389]" office:value-type="float" office:value="810945.397214536" calcext:value-type="float">
            <text:p>810945.397214536</text:p>
          </table:table-cell>
          <table:table-cell table:formula="of:=[$p_from_i_UK.C408]" office:value-type="float" office:value="704403.267822261" calcext:value-type="float">
            <text:p>704403.267822261</text:p>
          </table:table-cell>
          <table:table-cell table:formula="of:=[.C389]/[.B389]" office:value-type="float" office:value="0.868619848194182" calcext:value-type="float">
            <text:p>0.868619848194182</text:p>
          </table:table-cell>
        </table:table-row>
        <table:table-row table:style-name="ro1">
          <table:table-cell table:formula="of:=VALUE([$prevalence_history_20220213.A390])" office:value-type="date" office:date-value="2021-07-24" calcext:value-type="date">
            <text:p>24/07/21</text:p>
          </table:table-cell>
          <table:table-cell table:formula="of:=[$prevalence_history_20220213.B390]" office:value-type="float" office:value="829527.959527558" calcext:value-type="float">
            <text:p>829527.959527558</text:p>
          </table:table-cell>
          <table:table-cell table:formula="of:=[$p_from_i_UK.C409]" office:value-type="float" office:value="719160.24396464" calcext:value-type="float">
            <text:p>719160.24396464</text:p>
          </table:table-cell>
          <table:table-cell table:formula="of:=[.C390]/[.B390]" office:value-type="float" office:value="0.866951180734432" calcext:value-type="float">
            <text:p>0.866951180734432</text:p>
          </table:table-cell>
        </table:table-row>
        <table:table-row table:style-name="ro1">
          <table:table-cell table:formula="of:=VALUE([$prevalence_history_20220213.A391])" office:value-type="date" office:date-value="2021-07-25" calcext:value-type="date">
            <text:p>25/07/21</text:p>
          </table:table-cell>
          <table:table-cell table:formula="of:=[$prevalence_history_20220213.B391]" office:value-type="float" office:value="845196.57932659" calcext:value-type="float">
            <text:p>845196.57932659</text:p>
          </table:table-cell>
          <table:table-cell table:formula="of:=[$p_from_i_UK.C410]" office:value-type="float" office:value="731345.237030066" calcext:value-type="float">
            <text:p>731345.237030066</text:p>
          </table:table-cell>
          <table:table-cell table:formula="of:=[.C391]/[.B391]" office:value-type="float" office:value="0.865296020971553" calcext:value-type="float">
            <text:p>0.865296020971553</text:p>
          </table:table-cell>
        </table:table-row>
        <table:table-row table:style-name="ro1">
          <table:table-cell table:formula="of:=VALUE([$prevalence_history_20220213.A392])" office:value-type="date" office:date-value="2021-07-26" calcext:value-type="date">
            <text:p>26/07/21</text:p>
          </table:table-cell>
          <table:table-cell table:formula="of:=[$prevalence_history_20220213.B392]" office:value-type="float" office:value="856986.120500594" calcext:value-type="float">
            <text:p>856986.120500594</text:p>
          </table:table-cell>
          <table:table-cell table:formula="of:=[$p_from_i_UK.C411]" office:value-type="float" office:value="740085.281517987" calcext:value-type="float">
            <text:p>740085.281517987</text:p>
          </table:table-cell>
          <table:table-cell table:formula="of:=[.C392]/[.B392]" office:value-type="float" office:value="0.863590744136765" calcext:value-type="float">
            <text:p>0.863590744136765</text:p>
          </table:table-cell>
        </table:table-row>
        <table:table-row table:style-name="ro1">
          <table:table-cell table:formula="of:=VALUE([$prevalence_history_20220213.A393])" office:value-type="date" office:date-value="2021-07-27" calcext:value-type="date">
            <text:p>27/07/21</text:p>
          </table:table-cell>
          <table:table-cell table:formula="of:=[$prevalence_history_20220213.B393]" office:value-type="float" office:value="865106.576513729" calcext:value-type="float">
            <text:p>865106.576513729</text:p>
          </table:table-cell>
          <table:table-cell table:formula="of:=[$p_from_i_UK.C412]" office:value-type="float" office:value="745681.127005583" calcext:value-type="float">
            <text:p>745681.127005583</text:p>
          </table:table-cell>
          <table:table-cell table:formula="of:=[.C393]/[.B393]" office:value-type="float" office:value="0.861952905283167" calcext:value-type="float">
            <text:p>0.861952905283167</text:p>
          </table:table-cell>
        </table:table-row>
        <table:table-row table:style-name="ro1">
          <table:table-cell table:formula="of:=VALUE([$prevalence_history_20220213.A394])" office:value-type="date" office:date-value="2021-07-28" calcext:value-type="date">
            <text:p>28/07/21</text:p>
          </table:table-cell>
          <table:table-cell table:formula="of:=[$prevalence_history_20220213.B394]" office:value-type="float" office:value="869283.307700609" calcext:value-type="float">
            <text:p>869283.307700609</text:p>
          </table:table-cell>
          <table:table-cell table:formula="of:=[$p_from_i_UK.C413]" office:value-type="float" office:value="747835.259397494" calcext:value-type="float">
            <text:p>747835.259397494</text:p>
          </table:table-cell>
          <table:table-cell table:formula="of:=[.C394]/[.B394]" office:value-type="float" office:value="0.860289450830059" calcext:value-type="float">
            <text:p>0.860289450830059</text:p>
          </table:table-cell>
        </table:table-row>
        <table:table-row table:style-name="ro1">
          <table:table-cell table:formula="of:=VALUE([$prevalence_history_20220213.A395])" office:value-type="date" office:date-value="2021-07-29" calcext:value-type="date">
            <text:p>29/07/21</text:p>
          </table:table-cell>
          <table:table-cell table:formula="of:=[$prevalence_history_20220213.B395]" office:value-type="float" office:value="869181.275080605" calcext:value-type="float">
            <text:p>869181.275080605</text:p>
          </table:table-cell>
          <table:table-cell table:formula="of:=[$p_from_i_UK.C414]" office:value-type="float" office:value="746253.61894747" calcext:value-type="float">
            <text:p>746253.61894747</text:p>
          </table:table-cell>
          <table:table-cell table:formula="of:=[.C395]/[.B395]" office:value-type="float" office:value="0.858570749672748" calcext:value-type="float">
            <text:p>0.858570749672748</text:p>
          </table:table-cell>
        </table:table-row>
        <table:table-row table:style-name="ro1">
          <table:table-cell table:formula="of:=VALUE([$prevalence_history_20220213.A396])" office:value-type="date" office:date-value="2021-07-30" calcext:value-type="date">
            <text:p>30/07/21</text:p>
          </table:table-cell>
          <table:table-cell table:formula="of:=[$prevalence_history_20220213.B396]" office:value-type="float" office:value="864668.700124946" calcext:value-type="float">
            <text:p>864668.700124946</text:p>
          </table:table-cell>
          <table:table-cell table:formula="of:=[$p_from_i_UK.C415]" office:value-type="float" office:value="740811.410993327" calcext:value-type="float">
            <text:p>740811.410993327</text:p>
          </table:table-cell>
          <table:table-cell table:formula="of:=[.C396]/[.B396]" office:value-type="float" office:value="0.856757519829594" calcext:value-type="float">
            <text:p>0.856757519829594</text:p>
          </table:table-cell>
        </table:table-row>
        <table:table-row table:style-name="ro1">
          <table:table-cell table:formula="of:=VALUE([$prevalence_history_20220213.A397])" office:value-type="date" office:date-value="2021-07-31" calcext:value-type="date">
            <text:p>31/07/21</text:p>
          </table:table-cell>
          <table:table-cell table:formula="of:=[$prevalence_history_20220213.B397]" office:value-type="float" office:value="855973.424775364" calcext:value-type="float">
            <text:p>855973.424775364</text:p>
          </table:table-cell>
          <table:table-cell table:formula="of:=[$p_from_i_UK.C416]" office:value-type="float" office:value="731801.166531826" calcext:value-type="float">
            <text:p>731801.166531826</text:p>
          </table:table-cell>
          <table:table-cell table:formula="of:=[.C397]/[.B397]" office:value-type="float" office:value="0.854934446970565" calcext:value-type="float">
            <text:p>0.854934446970565</text:p>
          </table:table-cell>
        </table:table-row>
        <table:table-row table:style-name="ro1">
          <table:table-cell table:formula="of:=VALUE([$prevalence_history_20220213.A398])" office:value-type="date" office:date-value="2021-08-01" calcext:value-type="date">
            <text:p>01/08/21</text:p>
          </table:table-cell>
          <table:table-cell table:formula="of:=[$prevalence_history_20220213.B398]" office:value-type="float" office:value="844535.267470099" calcext:value-type="float">
            <text:p>844535.267470099</text:p>
          </table:table-cell>
          <table:table-cell table:formula="of:=[$p_from_i_UK.C417]" office:value-type="float" office:value="720707.822482768" calcext:value-type="float">
            <text:p>720707.822482768</text:p>
          </table:table-cell>
          <table:table-cell table:formula="of:=[.C398]/[.B398]" office:value-type="float" office:value="0.853378005920025" calcext:value-type="float">
            <text:p>0.853378005920025</text:p>
          </table:table-cell>
        </table:table-row>
        <table:table-row table:style-name="ro1">
          <table:table-cell table:formula="of:=VALUE([$prevalence_history_20220213.A399])" office:value-type="date" office:date-value="2021-08-02" calcext:value-type="date">
            <text:p>02/08/21</text:p>
          </table:table-cell>
          <table:table-cell table:formula="of:=[$prevalence_history_20220213.B399]" office:value-type="float" office:value="830677.04689294" calcext:value-type="float">
            <text:p>830677.04689294</text:p>
          </table:table-cell>
          <table:table-cell table:formula="of:=[$p_from_i_UK.C418]" office:value-type="float" office:value="707816.16272067" calcext:value-type="float">
            <text:p>707816.16272067</text:p>
          </table:table-cell>
          <table:table-cell table:formula="of:=[.C399]/[.B399]" office:value-type="float" office:value="0.8520954868901" calcext:value-type="float">
            <text:p>0.8520954868901</text:p>
          </table:table-cell>
        </table:table-row>
        <table:table-row table:style-name="ro1">
          <table:table-cell table:formula="of:=VALUE([$prevalence_history_20220213.A400])" office:value-type="date" office:date-value="2021-08-03" calcext:value-type="date">
            <text:p>03/08/21</text:p>
          </table:table-cell>
          <table:table-cell table:formula="of:=[$prevalence_history_20220213.B400]" office:value-type="float" office:value="815649.775688868" calcext:value-type="float">
            <text:p>815649.775688868</text:p>
          </table:table-cell>
          <table:table-cell table:formula="of:=[$p_from_i_UK.C419]" office:value-type="float" office:value="694374.005344008" calcext:value-type="float">
            <text:p>694374.005344008</text:p>
          </table:table-cell>
          <table:table-cell table:formula="of:=[.C400]/[.B400]" office:value-type="float" office:value="0.85131391688003" calcext:value-type="float">
            <text:p>0.85131391688003</text:p>
          </table:table-cell>
        </table:table-row>
        <table:table-row table:style-name="ro1">
          <table:table-cell table:formula="of:=VALUE([$prevalence_history_20220213.A401])" office:value-type="date" office:date-value="2021-08-04" calcext:value-type="date">
            <text:p>04/08/21</text:p>
          </table:table-cell>
          <table:table-cell table:formula="of:=[$prevalence_history_20220213.B401]" office:value-type="float" office:value="799615.968010021" calcext:value-type="float">
            <text:p>799615.968010021</text:p>
          </table:table-cell>
          <table:table-cell table:formula="of:=[$p_from_i_UK.C420]" office:value-type="float" office:value="680481.050149798" calcext:value-type="float">
            <text:p>680481.050149798</text:p>
          </table:table-cell>
          <table:table-cell table:formula="of:=[.C401]/[.B401]" office:value-type="float" office:value="0.85100983143607" calcext:value-type="float">
            <text:p>0.85100983143607</text:p>
          </table:table-cell>
        </table:table-row>
        <table:table-row table:style-name="ro1">
          <table:table-cell table:formula="of:=VALUE([$prevalence_history_20220213.A402])" office:value-type="date" office:date-value="2021-08-05" calcext:value-type="date">
            <text:p>05/08/21</text:p>
          </table:table-cell>
          <table:table-cell table:formula="of:=[$prevalence_history_20220213.B402]" office:value-type="float" office:value="783947.875995839" calcext:value-type="float">
            <text:p>783947.875995839</text:p>
          </table:table-cell>
          <table:table-cell table:formula="of:=[$p_from_i_UK.C421]" office:value-type="float" office:value="667346.421741803" calcext:value-type="float">
            <text:p>667346.421741803</text:p>
          </table:table-cell>
          <table:table-cell table:formula="of:=[.C402]/[.B402]" office:value-type="float" office:value="0.851263766604484" calcext:value-type="float">
            <text:p>0.851263766604484</text:p>
          </table:table-cell>
        </table:table-row>
        <table:table-row table:style-name="ro1">
          <table:table-cell table:formula="of:=VALUE([$prevalence_history_20220213.A403])" office:value-type="date" office:date-value="2021-08-06" calcext:value-type="date">
            <text:p>06/08/21</text:p>
          </table:table-cell>
          <table:table-cell table:formula="of:=[$prevalence_history_20220213.B403]" office:value-type="float" office:value="769284.691129742" calcext:value-type="float">
            <text:p>769284.691129742</text:p>
          </table:table-cell>
          <table:table-cell table:formula="of:=[$p_from_i_UK.C422]" office:value-type="float" office:value="655406.915146591" calcext:value-type="float">
            <text:p>655406.915146591</text:p>
          </table:table-cell>
          <table:table-cell table:formula="of:=[.C403]/[.B403]" office:value-type="float" office:value="0.851969267949536" calcext:value-type="float">
            <text:p>0.851969267949536</text:p>
          </table:table-cell>
        </table:table-row>
        <table:table-row table:style-name="ro1">
          <table:table-cell table:formula="of:=VALUE([$prevalence_history_20220213.A404])" office:value-type="date" office:date-value="2021-08-07" calcext:value-type="date">
            <text:p>07/08/21</text:p>
          </table:table-cell>
          <table:table-cell table:formula="of:=[$prevalence_history_20220213.B404]" office:value-type="float" office:value="755513.605428135" calcext:value-type="float">
            <text:p>755513.605428135</text:p>
          </table:table-cell>
          <table:table-cell table:formula="of:=[$p_from_i_UK.C423]" office:value-type="float" office:value="644337.914305193" calcext:value-type="float">
            <text:p>644337.914305193</text:p>
          </table:table-cell>
          <table:table-cell table:formula="of:=[.C404]/[.B404]" office:value-type="float" office:value="0.852847532692755" calcext:value-type="float">
            <text:p>0.852847532692755</text:p>
          </table:table-cell>
        </table:table-row>
        <table:table-row table:style-name="ro1">
          <table:table-cell table:formula="of:=VALUE([$prevalence_history_20220213.A405])" office:value-type="date" office:date-value="2021-08-08" calcext:value-type="date">
            <text:p>08/08/21</text:p>
          </table:table-cell>
          <table:table-cell table:formula="of:=[$prevalence_history_20220213.B405]" office:value-type="float" office:value="743568.134829427" calcext:value-type="float">
            <text:p>743568.134829427</text:p>
          </table:table-cell>
          <table:table-cell table:formula="of:=[$p_from_i_UK.C424]" office:value-type="float" office:value="634980.982278095" calcext:value-type="float">
            <text:p>634980.982278095</text:p>
          </table:table-cell>
          <table:table-cell table:formula="of:=[.C405]/[.B405]" office:value-type="float" office:value="0.853964757948857" calcext:value-type="float">
            <text:p>0.853964757948857</text:p>
          </table:table-cell>
        </table:table-row>
        <table:table-row table:style-name="ro1">
          <table:table-cell table:formula="of:=VALUE([$prevalence_history_20220213.A406])" office:value-type="date" office:date-value="2021-08-09" calcext:value-type="date">
            <text:p>09/08/21</text:p>
          </table:table-cell>
          <table:table-cell table:formula="of:=[$prevalence_history_20220213.B406]" office:value-type="float" office:value="733377.504504457" calcext:value-type="float">
            <text:p>733377.504504457</text:p>
          </table:table-cell>
          <table:table-cell table:formula="of:=[$p_from_i_UK.C425]" office:value-type="float" office:value="627137.962908229" calcext:value-type="float">
            <text:p>627137.962908229</text:p>
          </table:table-cell>
          <table:table-cell table:formula="of:=[.C406]/[.B406]" office:value-type="float" office:value="0.855136623439229" calcext:value-type="float">
            <text:p>0.855136623439229</text:p>
          </table:table-cell>
        </table:table-row>
        <table:table-row table:style-name="ro1">
          <table:table-cell table:formula="of:=VALUE([$prevalence_history_20220213.A407])" office:value-type="date" office:date-value="2021-08-10" calcext:value-type="date">
            <text:p>10/08/21</text:p>
          </table:table-cell>
          <table:table-cell table:formula="of:=[$prevalence_history_20220213.B407]" office:value-type="float" office:value="725002.423507698" calcext:value-type="float">
            <text:p>725002.423507698</text:p>
          </table:table-cell>
          <table:table-cell table:formula="of:=[$p_from_i_UK.C426]" office:value-type="float" office:value="620804.309903528" calcext:value-type="float">
            <text:p>620804.309903528</text:p>
          </table:table-cell>
          <table:table-cell table:formula="of:=[.C407]/[.B407]" office:value-type="float" office:value="0.856278944420571" calcext:value-type="float">
            <text:p>0.856278944420571</text:p>
          </table:table-cell>
        </table:table-row>
        <table:table-row table:style-name="ro1">
          <table:table-cell table:formula="of:=VALUE([$prevalence_history_20220213.A408])" office:value-type="date" office:date-value="2021-08-11" calcext:value-type="date">
            <text:p>11/08/21</text:p>
          </table:table-cell>
          <table:table-cell table:formula="of:=[$prevalence_history_20220213.B408]" office:value-type="float" office:value="718170.851485249" calcext:value-type="float">
            <text:p>718170.851485249</text:p>
          </table:table-cell>
          <table:table-cell table:formula="of:=[$p_from_i_UK.C427]" office:value-type="float" office:value="615635.909006417" calcext:value-type="float">
            <text:p>615635.909006417</text:p>
          </table:table-cell>
          <table:table-cell table:formula="of:=[.C408]/[.B408]" office:value-type="float" office:value="0.857227646782406" calcext:value-type="float">
            <text:p>0.857227646782406</text:p>
          </table:table-cell>
        </table:table-row>
        <table:table-row table:style-name="ro1">
          <table:table-cell table:formula="of:=VALUE([$prevalence_history_20220213.A409])" office:value-type="date" office:date-value="2021-08-12" calcext:value-type="date">
            <text:p>12/08/21</text:p>
          </table:table-cell>
          <table:table-cell table:formula="of:=[$prevalence_history_20220213.B409]" office:value-type="float" office:value="712776.640067489" calcext:value-type="float">
            <text:p>712776.640067489</text:p>
          </table:table-cell>
          <table:table-cell table:formula="of:=[$p_from_i_UK.C428]" office:value-type="float" office:value="611550.81277866" calcext:value-type="float">
            <text:p>611550.81277866</text:p>
          </table:table-cell>
          <table:table-cell table:formula="of:=[.C409]/[.B409]" office:value-type="float" office:value="0.857983803622907" calcext:value-type="float">
            <text:p>0.857983803622907</text:p>
          </table:table-cell>
        </table:table-row>
        <table:table-row table:style-name="ro1">
          <table:table-cell table:formula="of:=VALUE([$prevalence_history_20220213.A410])" office:value-type="date" office:date-value="2021-08-13" calcext:value-type="date">
            <text:p>13/08/21</text:p>
          </table:table-cell>
          <table:table-cell table:formula="of:=[$prevalence_history_20220213.B410]" office:value-type="float" office:value="709256.738334417" calcext:value-type="float">
            <text:p>709256.738334417</text:p>
          </table:table-cell>
          <table:table-cell table:formula="of:=[$p_from_i_UK.C429]" office:value-type="float" office:value="609061.930310144" calcext:value-type="float">
            <text:p>609061.930310144</text:p>
          </table:table-cell>
          <table:table-cell table:formula="of:=[.C410]/[.B410]" office:value-type="float" office:value="0.858732666735651" calcext:value-type="float">
            <text:p>0.858732666735651</text:p>
          </table:table-cell>
        </table:table-row>
        <table:table-row table:style-name="ro1">
          <table:table-cell table:formula="of:=VALUE([$prevalence_history_20220213.A411])" office:value-type="date" office:date-value="2021-08-14" calcext:value-type="date">
            <text:p>14/08/21</text:p>
          </table:table-cell>
          <table:table-cell table:formula="of:=[$prevalence_history_20220213.B411]" office:value-type="float" office:value="707382.095167188" calcext:value-type="float">
            <text:p>707382.095167188</text:p>
          </table:table-cell>
          <table:table-cell table:formula="of:=[$p_from_i_UK.C430]" office:value-type="float" office:value="607890.246677352" calcext:value-type="float">
            <text:p>607890.246677352</text:p>
          </table:table-cell>
          <table:table-cell table:formula="of:=[.C411]/[.B411]" office:value-type="float" office:value="0.859352040192194" calcext:value-type="float">
            <text:p>0.859352040192194</text:p>
          </table:table-cell>
        </table:table-row>
        <table:table-row table:style-name="ro1">
          <table:table-cell table:formula="of:=VALUE([$prevalence_history_20220213.A412])" office:value-type="date" office:date-value="2021-08-15" calcext:value-type="date">
            <text:p>15/08/21</text:p>
          </table:table-cell>
          <table:table-cell table:formula="of:=[$prevalence_history_20220213.B412]" office:value-type="float" office:value="707087.190290371" calcext:value-type="float">
            <text:p>707087.190290371</text:p>
          </table:table-cell>
          <table:table-cell table:formula="of:=[$p_from_i_UK.C431]" office:value-type="float" office:value="608046.162179515" calcext:value-type="float">
            <text:p>608046.162179515</text:p>
          </table:table-cell>
          <table:table-cell table:formula="of:=[.C412]/[.B412]" office:value-type="float" office:value="0.859930954101736" calcext:value-type="float">
            <text:p>0.859930954101736</text:p>
          </table:table-cell>
        </table:table-row>
        <table:table-row table:style-name="ro1">
          <table:table-cell table:formula="of:=VALUE([$prevalence_history_20220213.A413])" office:value-type="date" office:date-value="2021-08-16" calcext:value-type="date">
            <text:p>16/08/21</text:p>
          </table:table-cell>
          <table:table-cell table:formula="of:=[$prevalence_history_20220213.B413]" office:value-type="float" office:value="707794.699867347" calcext:value-type="float">
            <text:p>707794.699867347</text:p>
          </table:table-cell>
          <table:table-cell table:formula="of:=[$p_from_i_UK.C432]" office:value-type="float" office:value="608984.851860119" calcext:value-type="float">
            <text:p>608984.851860119</text:p>
          </table:table-cell>
          <table:table-cell table:formula="of:=[.C413]/[.B413]" office:value-type="float" office:value="0.860397587004047" calcext:value-type="float">
            <text:p>0.860397587004047</text:p>
          </table:table-cell>
        </table:table-row>
        <table:table-row table:style-name="ro1">
          <table:table-cell table:formula="of:=VALUE([$prevalence_history_20220213.A414])" office:value-type="date" office:date-value="2021-08-17" calcext:value-type="date">
            <text:p>17/08/21</text:p>
          </table:table-cell>
          <table:table-cell table:formula="of:=[$prevalence_history_20220213.B414]" office:value-type="float" office:value="710024.560361422" calcext:value-type="float">
            <text:p>710024.560361422</text:p>
          </table:table-cell>
          <table:table-cell table:formula="of:=[$p_from_i_UK.C433]" office:value-type="float" office:value="611246.256507863" calcext:value-type="float">
            <text:p>611246.256507863</text:p>
          </table:table-cell>
          <table:table-cell table:formula="of:=[.C414]/[.B414]" office:value-type="float" office:value="0.860880440807178" calcext:value-type="float">
            <text:p>0.860880440807178</text:p>
          </table:table-cell>
        </table:table-row>
        <table:table-row table:style-name="ro1">
          <table:table-cell table:formula="of:=VALUE([$prevalence_history_20220213.A415])" office:value-type="date" office:date-value="2021-08-18" calcext:value-type="date">
            <text:p>18/08/21</text:p>
          </table:table-cell>
          <table:table-cell table:formula="of:=[$prevalence_history_20220213.B415]" office:value-type="float" office:value="713352.10779009" calcext:value-type="float">
            <text:p>713352.10779009</text:p>
          </table:table-cell>
          <table:table-cell table:formula="of:=[$p_from_i_UK.C434]" office:value-type="float" office:value="614425.90183619" calcext:value-type="float">
            <text:p>614425.90183619</text:p>
          </table:table-cell>
          <table:table-cell table:formula="of:=[.C415]/[.B415]" office:value-type="float" office:value="0.861322052779285" calcext:value-type="float">
            <text:p>0.861322052779285</text:p>
          </table:table-cell>
        </table:table-row>
        <table:table-row table:style-name="ro1">
          <table:table-cell table:formula="of:=VALUE([$prevalence_history_20220213.A416])" office:value-type="date" office:date-value="2021-08-19" calcext:value-type="date">
            <text:p>19/08/21</text:p>
          </table:table-cell>
          <table:table-cell table:formula="of:=[$prevalence_history_20220213.B416]" office:value-type="float" office:value="716700.643772581" calcext:value-type="float">
            <text:p>716700.643772581</text:p>
          </table:table-cell>
          <table:table-cell table:formula="of:=[$p_from_i_UK.C435]" office:value-type="float" office:value="617413.535013946" calcext:value-type="float">
            <text:p>617413.535013946</text:p>
          </table:table-cell>
          <table:table-cell table:formula="of:=[.C416]/[.B416]" office:value-type="float" office:value="0.861466416109234" calcext:value-type="float">
            <text:p>0.861466416109234</text:p>
          </table:table-cell>
        </table:table-row>
        <table:table-row table:style-name="ro1">
          <table:table-cell table:formula="of:=VALUE([$prevalence_history_20220213.A417])" office:value-type="date" office:date-value="2021-08-20" calcext:value-type="date">
            <text:p>20/08/21</text:p>
          </table:table-cell>
          <table:table-cell table:formula="of:=[$prevalence_history_20220213.B417]" office:value-type="float" office:value="720837.98353941" calcext:value-type="float">
            <text:p>720837.98353941</text:p>
          </table:table-cell>
          <table:table-cell table:formula="of:=[$p_from_i_UK.C436]" office:value-type="float" office:value="621053.275374596" calcext:value-type="float">
            <text:p>621053.275374596</text:p>
          </table:table-cell>
          <table:table-cell table:formula="of:=[.C417]/[.B417]" office:value-type="float" office:value="0.861571240079695" calcext:value-type="float">
            <text:p>0.861571240079695</text:p>
          </table:table-cell>
        </table:table-row>
        <table:table-row table:style-name="ro1">
          <table:table-cell table:formula="of:=VALUE([$prevalence_history_20220213.A418])" office:value-type="date" office:date-value="2021-08-21" calcext:value-type="date">
            <text:p>21/08/21</text:p>
          </table:table-cell>
          <table:table-cell table:formula="of:=[$prevalence_history_20220213.B418]" office:value-type="float" office:value="725419.287487289" calcext:value-type="float">
            <text:p>725419.287487289</text:p>
          </table:table-cell>
          <table:table-cell table:formula="of:=[$p_from_i_UK.C437]" office:value-type="float" office:value="625038.002320486" calcext:value-type="float">
            <text:p>625038.002320486</text:p>
          </table:table-cell>
          <table:table-cell table:formula="of:=[.C418]/[.B418]" office:value-type="float" office:value="0.861623082128814" calcext:value-type="float">
            <text:p>0.861623082128814</text:p>
          </table:table-cell>
        </table:table-row>
        <table:table-row table:style-name="ro1">
          <table:table-cell table:formula="of:=VALUE([$prevalence_history_20220213.A419])" office:value-type="date" office:date-value="2021-08-22" calcext:value-type="date">
            <text:p>22/08/21</text:p>
          </table:table-cell>
          <table:table-cell table:formula="of:=[$prevalence_history_20220213.B419]" office:value-type="float" office:value="730159.975261145" calcext:value-type="float">
            <text:p>730159.975261145</text:p>
          </table:table-cell>
          <table:table-cell table:formula="of:=[$p_from_i_UK.C438]" office:value-type="float" office:value="629116.63242466" calcext:value-type="float">
            <text:p>629116.63242466</text:p>
          </table:table-cell>
          <table:table-cell table:formula="of:=[.C419]/[.B419]" office:value-type="float" office:value="0.861614788183443" calcext:value-type="float">
            <text:p>0.861614788183443</text:p>
          </table:table-cell>
        </table:table-row>
        <table:table-row table:style-name="ro1">
          <table:table-cell table:formula="of:=VALUE([$prevalence_history_20220213.A420])" office:value-type="date" office:date-value="2021-08-23" calcext:value-type="date">
            <text:p>23/08/21</text:p>
          </table:table-cell>
          <table:table-cell table:formula="of:=[$prevalence_history_20220213.B420]" office:value-type="float" office:value="735164.230362114" calcext:value-type="float">
            <text:p>735164.230362114</text:p>
          </table:table-cell>
          <table:table-cell table:formula="of:=[$p_from_i_UK.C439]" office:value-type="float" office:value="633393.93574823" calcext:value-type="float">
            <text:p>633393.93574823</text:p>
          </table:table-cell>
          <table:table-cell table:formula="of:=[.C420]/[.B420]" office:value-type="float" office:value="0.861567945758521" calcext:value-type="float">
            <text:p>0.861567945758521</text:p>
          </table:table-cell>
        </table:table-row>
        <table:table-row table:style-name="ro1">
          <table:table-cell table:formula="of:=VALUE([$prevalence_history_20220213.A421])" office:value-type="date" office:date-value="2021-08-24" calcext:value-type="date">
            <text:p>24/08/21</text:p>
          </table:table-cell>
          <table:table-cell table:formula="of:=[$prevalence_history_20220213.B421]" office:value-type="float" office:value="740423.477711119" calcext:value-type="float">
            <text:p>740423.477711119</text:p>
          </table:table-cell>
          <table:table-cell table:formula="of:=[$p_from_i_UK.C440]" office:value-type="float" office:value="637933.926772927" calcext:value-type="float">
            <text:p>637933.926772927</text:p>
          </table:table-cell>
          <table:table-cell table:formula="of:=[.C421]/[.B421]" office:value-type="float" office:value="0.861579820165861" calcext:value-type="float">
            <text:p>0.861579820165861</text:p>
          </table:table-cell>
        </table:table-row>
        <table:table-row table:style-name="ro1">
          <table:table-cell table:formula="of:=VALUE([$prevalence_history_20220213.A422])" office:value-type="date" office:date-value="2021-08-25" calcext:value-type="date">
            <text:p>25/08/21</text:p>
          </table:table-cell>
          <table:table-cell table:formula="of:=[$prevalence_history_20220213.B422]" office:value-type="float" office:value="745762.23557271" calcext:value-type="float">
            <text:p>745762.23557271</text:p>
          </table:table-cell>
          <table:table-cell table:formula="of:=[$p_from_i_UK.C441]" office:value-type="float" office:value="642603.806707463" calcext:value-type="float">
            <text:p>642603.806707463</text:p>
          </table:table-cell>
          <table:table-cell table:formula="of:=[.C422]/[.B422]" office:value-type="float" office:value="0.86167383658677" calcext:value-type="float">
            <text:p>0.86167383658677</text:p>
          </table:table-cell>
        </table:table-row>
        <table:table-row table:style-name="ro1">
          <table:table-cell table:formula="of:=VALUE([$prevalence_history_20220213.A423])" office:value-type="date" office:date-value="2021-08-26" calcext:value-type="date">
            <text:p>26/08/21</text:p>
          </table:table-cell>
          <table:table-cell table:formula="of:=[$prevalence_history_20220213.B423]" office:value-type="float" office:value="750933.493883814" calcext:value-type="float">
            <text:p>750933.493883814</text:p>
          </table:table-cell>
          <table:table-cell table:formula="of:=[$p_from_i_UK.C442]" office:value-type="float" office:value="647060.42829687" calcext:value-type="float">
            <text:p>647060.42829687</text:p>
          </table:table-cell>
          <table:table-cell table:formula="of:=[.C423]/[.B423]" office:value-type="float" office:value="0.861674746921043" calcext:value-type="float">
            <text:p>0.861674746921043</text:p>
          </table:table-cell>
        </table:table-row>
        <table:table-row table:style-name="ro1">
          <table:table-cell table:formula="of:=VALUE([$prevalence_history_20220213.A424])" office:value-type="date" office:date-value="2021-08-27" calcext:value-type="date">
            <text:p>27/08/21</text:p>
          </table:table-cell>
          <table:table-cell table:formula="of:=[$prevalence_history_20220213.B424]" office:value-type="float" office:value="756214.305039614" calcext:value-type="float">
            <text:p>756214.305039614</text:p>
          </table:table-cell>
          <table:table-cell table:formula="of:=[$p_from_i_UK.C443]" office:value-type="float" office:value="651613.315474451" calcext:value-type="float">
            <text:p>651613.315474451</text:p>
          </table:table-cell>
          <table:table-cell table:formula="of:=[.C424]/[.B424]" office:value-type="float" office:value="0.861678113111489" calcext:value-type="float">
            <text:p>0.861678113111489</text:p>
          </table:table-cell>
        </table:table-row>
        <table:table-row table:style-name="ro1">
          <table:table-cell table:formula="of:=VALUE([$prevalence_history_20220213.A425])" office:value-type="date" office:date-value="2021-08-28" calcext:value-type="date">
            <text:p>28/08/21</text:p>
          </table:table-cell>
          <table:table-cell table:formula="of:=[$prevalence_history_20220213.B425]" office:value-type="float" office:value="761103.786408004" calcext:value-type="float">
            <text:p>761103.786408004</text:p>
          </table:table-cell>
          <table:table-cell table:formula="of:=[$p_from_i_UK.C444]" office:value-type="float" office:value="655778.631589361" calcext:value-type="float">
            <text:p>655778.631589361</text:p>
          </table:table-cell>
          <table:table-cell table:formula="of:=[.C425]/[.B425]" office:value-type="float" office:value="0.861615253136868" calcext:value-type="float">
            <text:p>0.861615253136868</text:p>
          </table:table-cell>
        </table:table-row>
        <table:table-row table:style-name="ro1">
          <table:table-cell table:formula="of:=VALUE([$prevalence_history_20220213.A426])" office:value-type="date" office:date-value="2021-08-29" calcext:value-type="date">
            <text:p>29/08/21</text:p>
          </table:table-cell>
          <table:table-cell table:formula="of:=[$prevalence_history_20220213.B426]" office:value-type="float" office:value="765821.946558547" calcext:value-type="float">
            <text:p>765821.946558547</text:p>
          </table:table-cell>
          <table:table-cell table:formula="of:=[$p_from_i_UK.C445]" office:value-type="float" office:value="659740.736375376" calcext:value-type="float">
            <text:p>659740.736375376</text:p>
          </table:table-cell>
          <table:table-cell table:formula="of:=[.C426]/[.B426]" office:value-type="float" office:value="0.861480582190313" calcext:value-type="float">
            <text:p>0.861480582190313</text:p>
          </table:table-cell>
        </table:table-row>
        <table:table-row table:style-name="ro1">
          <table:table-cell table:formula="of:=VALUE([$prevalence_history_20220213.A427])" office:value-type="date" office:date-value="2021-08-30" calcext:value-type="date">
            <text:p>30/08/21</text:p>
          </table:table-cell>
          <table:table-cell table:formula="of:=[$prevalence_history_20220213.B427]" office:value-type="float" office:value="770055.20751831" calcext:value-type="float">
            <text:p>770055.20751831</text:p>
          </table:table-cell>
          <table:table-cell table:formula="of:=[$p_from_i_UK.C446]" office:value-type="float" office:value="663220.377504475" calcext:value-type="float">
            <text:p>663220.377504475</text:p>
          </table:table-cell>
          <table:table-cell table:formula="of:=[.C427]/[.B427]" office:value-type="float" office:value="0.861263414660701" calcext:value-type="float">
            <text:p>0.861263414660701</text:p>
          </table:table-cell>
        </table:table-row>
        <table:table-row table:style-name="ro1">
          <table:table-cell table:formula="of:=VALUE([$prevalence_history_20220213.A428])" office:value-type="date" office:date-value="2021-08-31" calcext:value-type="date">
            <text:p>31/08/21</text:p>
          </table:table-cell>
          <table:table-cell table:formula="of:=[$prevalence_history_20220213.B428]" office:value-type="float" office:value="773019.24524602" calcext:value-type="float">
            <text:p>773019.24524602</text:p>
          </table:table-cell>
          <table:table-cell table:formula="of:=[$p_from_i_UK.C447]" office:value-type="float" office:value="665447.843201047" calcext:value-type="float">
            <text:p>665447.843201047</text:p>
          </table:table-cell>
          <table:table-cell table:formula="of:=[.C428]/[.B428]" office:value-type="float" office:value="0.860842530497753" calcext:value-type="float">
            <text:p>0.860842530497753</text:p>
          </table:table-cell>
        </table:table-row>
        <table:table-row table:style-name="ro1">
          <table:table-cell table:formula="of:=VALUE([$prevalence_history_20220213.A429])" office:value-type="date" office:date-value="2021-09-01" calcext:value-type="date">
            <text:p>01/09/21</text:p>
          </table:table-cell>
          <table:table-cell table:formula="of:=[$prevalence_history_20220213.B429]" office:value-type="float" office:value="774908.323108147" calcext:value-type="float">
            <text:p>774908.323108147</text:p>
          </table:table-cell>
          <table:table-cell table:formula="of:=[$p_from_i_UK.C448]" office:value-type="float" office:value="666665.691878486" calcext:value-type="float">
            <text:p>666665.691878486</text:p>
          </table:table-cell>
          <table:table-cell table:formula="of:=[.C429]/[.B429]" office:value-type="float" office:value="0.860315565078071" calcext:value-type="float">
            <text:p>0.860315565078071</text:p>
          </table:table-cell>
        </table:table-row>
        <table:table-row table:style-name="ro1">
          <table:table-cell table:formula="of:=VALUE([$prevalence_history_20220213.A430])" office:value-type="date" office:date-value="2021-09-02" calcext:value-type="date">
            <text:p>02/09/21</text:p>
          </table:table-cell>
          <table:table-cell table:formula="of:=[$prevalence_history_20220213.B430]" office:value-type="float" office:value="776466.894008032" calcext:value-type="float">
            <text:p>776466.894008032</text:p>
          </table:table-cell>
          <table:table-cell table:formula="of:=[$p_from_i_UK.C449]" office:value-type="float" office:value="667640.776368273" calcext:value-type="float">
            <text:p>667640.776368273</text:p>
          </table:table-cell>
          <table:table-cell table:formula="of:=[.C430]/[.B430]" office:value-type="float" office:value="0.859844484704285" calcext:value-type="float">
            <text:p>0.859844484704285</text:p>
          </table:table-cell>
        </table:table-row>
        <table:table-row table:style-name="ro1">
          <table:table-cell table:formula="of:=VALUE([$prevalence_history_20220213.A431])" office:value-type="date" office:date-value="2021-09-03" calcext:value-type="date">
            <text:p>03/09/21</text:p>
          </table:table-cell>
          <table:table-cell table:formula="of:=[$prevalence_history_20220213.B431]" office:value-type="float" office:value="777331.7112449" calcext:value-type="float">
            <text:p>777331.7112449</text:p>
          </table:table-cell>
          <table:table-cell table:formula="of:=[$p_from_i_UK.C450]" office:value-type="float" office:value="668052.596658445" calcext:value-type="float">
            <text:p>668052.596658445</text:p>
          </table:table-cell>
          <table:table-cell table:formula="of:=[.C431]/[.B431]" office:value-type="float" office:value="0.859417655287157" calcext:value-type="float">
            <text:p>0.859417655287157</text:p>
          </table:table-cell>
        </table:table-row>
        <table:table-row table:style-name="ro1">
          <table:table-cell table:formula="of:=VALUE([$prevalence_history_20220213.A432])" office:value-type="date" office:date-value="2021-09-04" calcext:value-type="date">
            <text:p>04/09/21</text:p>
          </table:table-cell>
          <table:table-cell table:formula="of:=[$prevalence_history_20220213.B432]" office:value-type="float" office:value="777925.195690309" calcext:value-type="float">
            <text:p>777925.195690309</text:p>
          </table:table-cell>
          <table:table-cell table:formula="of:=[$p_from_i_UK.C451]" office:value-type="float" office:value="668337.156276165" calcext:value-type="float">
            <text:p>668337.156276165</text:p>
          </table:table-cell>
          <table:table-cell table:formula="of:=[.C432]/[.B432]" office:value-type="float" office:value="0.859127792721897" calcext:value-type="float">
            <text:p>0.859127792721897</text:p>
          </table:table-cell>
        </table:table-row>
        <table:table-row table:style-name="ro1">
          <table:table-cell table:formula="of:=VALUE([$prevalence_history_20220213.A433])" office:value-type="date" office:date-value="2021-09-05" calcext:value-type="date">
            <text:p>05/09/21</text:p>
          </table:table-cell>
          <table:table-cell table:formula="of:=[$prevalence_history_20220213.B433]" office:value-type="float" office:value="778634.345679302" calcext:value-type="float">
            <text:p>778634.345679302</text:p>
          </table:table-cell>
          <table:table-cell table:formula="of:=[$p_from_i_UK.C452]" office:value-type="float" office:value="668896.699489918" calcext:value-type="float">
            <text:p>668896.699489918</text:p>
          </table:table-cell>
          <table:table-cell table:formula="of:=[.C433]/[.B433]" office:value-type="float" office:value="0.859063953705194" calcext:value-type="float">
            <text:p>0.859063953705194</text:p>
          </table:table-cell>
        </table:table-row>
        <table:table-row table:style-name="ro1">
          <table:table-cell table:formula="of:=VALUE([$prevalence_history_20220213.A434])" office:value-type="date" office:date-value="2021-09-06" calcext:value-type="date">
            <text:p>06/09/21</text:p>
          </table:table-cell>
          <table:table-cell table:formula="of:=[$prevalence_history_20220213.B434]" office:value-type="float" office:value="779074.694099122" calcext:value-type="float">
            <text:p>779074.694099122</text:p>
          </table:table-cell>
          <table:table-cell table:formula="of:=[$p_from_i_UK.C453]" office:value-type="float" office:value="669342.772134379" calcext:value-type="float">
            <text:p>669342.772134379</text:p>
          </table:table-cell>
          <table:table-cell table:formula="of:=[.C434]/[.B434]" office:value-type="float" office:value="0.859150961010702" calcext:value-type="float">
            <text:p>0.859150961010702</text:p>
          </table:table-cell>
        </table:table-row>
        <table:table-row table:style-name="ro1">
          <table:table-cell table:formula="of:=VALUE([$prevalence_history_20220213.A435])" office:value-type="date" office:date-value="2021-09-07" calcext:value-type="date">
            <text:p>07/09/21</text:p>
          </table:table-cell>
          <table:table-cell table:formula="of:=[$prevalence_history_20220213.B435]" office:value-type="float" office:value="778981.021540306" calcext:value-type="float">
            <text:p>778981.021540306</text:p>
          </table:table-cell>
          <table:table-cell table:formula="of:=[$p_from_i_UK.C454]" office:value-type="float" office:value="669303.410494462" calcext:value-type="float">
            <text:p>669303.410494462</text:p>
          </table:table-cell>
          <table:table-cell table:formula="of:=[.C435]/[.B435]" office:value-type="float" office:value="0.859203744362122" calcext:value-type="float">
            <text:p>0.859203744362122</text:p>
          </table:table-cell>
        </table:table-row>
        <table:table-row table:style-name="ro1">
          <table:table-cell table:formula="of:=VALUE([$prevalence_history_20220213.A436])" office:value-type="date" office:date-value="2021-09-08" calcext:value-type="date">
            <text:p>08/09/21</text:p>
          </table:table-cell>
          <table:table-cell table:formula="of:=[$prevalence_history_20220213.B436]" office:value-type="float" office:value="778603.138816829" calcext:value-type="float">
            <text:p>778603.138816829</text:p>
          </table:table-cell>
          <table:table-cell table:formula="of:=[$p_from_i_UK.C455]" office:value-type="float" office:value="668975.146089258" calcext:value-type="float">
            <text:p>668975.146089258</text:p>
          </table:table-cell>
          <table:table-cell table:formula="of:=[.C436]/[.B436]" office:value-type="float" office:value="0.859199138480019" calcext:value-type="float">
            <text:p>0.859199138480019</text:p>
          </table:table-cell>
        </table:table-row>
        <table:table-row table:style-name="ro1">
          <table:table-cell table:formula="of:=VALUE([$prevalence_history_20220213.A437])" office:value-type="date" office:date-value="2021-09-09" calcext:value-type="date">
            <text:p>09/09/21</text:p>
          </table:table-cell>
          <table:table-cell table:formula="of:=[$prevalence_history_20220213.B437]" office:value-type="float" office:value="777407.049180694" calcext:value-type="float">
            <text:p>777407.049180694</text:p>
          </table:table-cell>
          <table:table-cell table:formula="of:=[$p_from_i_UK.C456]" office:value-type="float" office:value="667851.533014912" calcext:value-type="float">
            <text:p>667851.533014912</text:p>
          </table:table-cell>
          <table:table-cell table:formula="of:=[.C437]/[.B437]" office:value-type="float" office:value="0.859075736088009" calcext:value-type="float">
            <text:p>0.859075736088009</text:p>
          </table:table-cell>
        </table:table-row>
        <table:table-row table:style-name="ro1">
          <table:table-cell table:formula="of:=VALUE([$prevalence_history_20220213.A438])" office:value-type="date" office:date-value="2021-09-10" calcext:value-type="date">
            <text:p>10/09/21</text:p>
          </table:table-cell>
          <table:table-cell table:formula="of:=[$prevalence_history_20220213.B438]" office:value-type="float" office:value="775973.669331244" calcext:value-type="float">
            <text:p>775973.669331244</text:p>
          </table:table-cell>
          <table:table-cell table:formula="of:=[$p_from_i_UK.C457]" office:value-type="float" office:value="666466.158596577" calcext:value-type="float">
            <text:p>666466.158596577</text:p>
          </table:table-cell>
          <table:table-cell table:formula="of:=[.C438]/[.B438]" office:value-type="float" office:value="0.858877285322009" calcext:value-type="float">
            <text:p>0.858877285322009</text:p>
          </table:table-cell>
        </table:table-row>
        <table:table-row table:style-name="ro1">
          <table:table-cell table:formula="of:=VALUE([$prevalence_history_20220213.A439])" office:value-type="date" office:date-value="2021-09-11" calcext:value-type="date">
            <text:p>11/09/21</text:p>
          </table:table-cell>
          <table:table-cell table:formula="of:=[$prevalence_history_20220213.B439]" office:value-type="float" office:value="774282.601518705" calcext:value-type="float">
            <text:p>774282.601518705</text:p>
          </table:table-cell>
          <table:table-cell table:formula="of:=[$p_from_i_UK.C458]" office:value-type="float" office:value="664816.94312534" calcext:value-type="float">
            <text:p>664816.94312534</text:p>
          </table:table-cell>
          <table:table-cell table:formula="of:=[.C439]/[.B439]" office:value-type="float" office:value="0.858623120061519" calcext:value-type="float">
            <text:p>0.858623120061519</text:p>
          </table:table-cell>
        </table:table-row>
        <table:table-row table:style-name="ro1">
          <table:table-cell table:formula="of:=VALUE([$prevalence_history_20220213.A440])" office:value-type="date" office:date-value="2021-09-12" calcext:value-type="date">
            <text:p>12/09/21</text:p>
          </table:table-cell>
          <table:table-cell table:formula="of:=[$prevalence_history_20220213.B440]" office:value-type="float" office:value="772345.32837483" calcext:value-type="float">
            <text:p>772345.32837483</text:p>
          </table:table-cell>
          <table:table-cell table:formula="of:=[$p_from_i_UK.C459]" office:value-type="float" office:value="662987.239939605" calcext:value-type="float">
            <text:p>662987.239939605</text:p>
          </table:table-cell>
          <table:table-cell table:formula="of:=[.C440]/[.B440]" office:value-type="float" office:value="0.858407781574421" calcext:value-type="float">
            <text:p>0.858407781574421</text:p>
          </table:table-cell>
        </table:table-row>
        <table:table-row table:style-name="ro1">
          <table:table-cell table:formula="of:=VALUE([$prevalence_history_20220213.A441])" office:value-type="date" office:date-value="2021-09-13" calcext:value-type="date">
            <text:p>13/09/21</text:p>
          </table:table-cell>
          <table:table-cell table:formula="of:=[$prevalence_history_20220213.B441]" office:value-type="float" office:value="770607.294656071" calcext:value-type="float">
            <text:p>770607.294656071</text:p>
          </table:table-cell>
          <table:table-cell table:formula="of:=[$p_from_i_UK.C460]" office:value-type="float" office:value="661440.203467752" calcext:value-type="float">
            <text:p>661440.203467752</text:p>
          </table:table-cell>
          <table:table-cell table:formula="of:=[.C441]/[.B441]" office:value-type="float" office:value="0.858336286270114" calcext:value-type="float">
            <text:p>0.858336286270114</text:p>
          </table:table-cell>
        </table:table-row>
        <table:table-row table:style-name="ro1">
          <table:table-cell table:formula="of:=VALUE([$prevalence_history_20220213.A442])" office:value-type="date" office:date-value="2021-09-14" calcext:value-type="date">
            <text:p>14/09/21</text:p>
          </table:table-cell>
          <table:table-cell table:formula="of:=[$prevalence_history_20220213.B442]" office:value-type="float" office:value="767581.17183355" calcext:value-type="float">
            <text:p>767581.17183355</text:p>
          </table:table-cell>
          <table:table-cell table:formula="of:=[$p_from_i_UK.C461]" office:value-type="float" office:value="658684.84267268" calcext:value-type="float">
            <text:p>658684.84267268</text:p>
          </table:table-cell>
          <table:table-cell table:formula="of:=[.C442]/[.B442]" office:value-type="float" office:value="0.858130536343479" calcext:value-type="float">
            <text:p>0.858130536343479</text:p>
          </table:table-cell>
        </table:table-row>
        <table:table-row table:style-name="ro1">
          <table:table-cell table:formula="of:=VALUE([$prevalence_history_20220213.A443])" office:value-type="date" office:date-value="2021-09-15" calcext:value-type="date">
            <text:p>15/09/21</text:p>
          </table:table-cell>
          <table:table-cell table:formula="of:=[$prevalence_history_20220213.B443]" office:value-type="float" office:value="764636.632437881" calcext:value-type="float">
            <text:p>764636.632437881</text:p>
          </table:table-cell>
          <table:table-cell table:formula="of:=[$p_from_i_UK.C462]" office:value-type="float" office:value="656077.957173578" calcext:value-type="float">
            <text:p>656077.957173578</text:p>
          </table:table-cell>
          <table:table-cell table:formula="of:=[.C443]/[.B443]" office:value-type="float" office:value="0.858025798583326" calcext:value-type="float">
            <text:p>0.858025798583326</text:p>
          </table:table-cell>
        </table:table-row>
        <table:table-row table:style-name="ro1">
          <table:table-cell table:formula="of:=VALUE([$prevalence_history_20220213.A444])" office:value-type="date" office:date-value="2021-09-16" calcext:value-type="date">
            <text:p>16/09/21</text:p>
          </table:table-cell>
          <table:table-cell table:formula="of:=[$prevalence_history_20220213.B444]" office:value-type="float" office:value="760900.095849846" calcext:value-type="float">
            <text:p>760900.095849846</text:p>
          </table:table-cell>
          <table:table-cell table:formula="of:=[$p_from_i_UK.C463]" office:value-type="float" office:value="652705.053289384" calcext:value-type="float">
            <text:p>652705.053289384</text:p>
          </table:table-cell>
          <table:table-cell table:formula="of:=[.C444]/[.B444]" office:value-type="float" office:value="0.85780650685867" calcext:value-type="float">
            <text:p>0.85780650685867</text:p>
          </table:table-cell>
        </table:table-row>
        <table:table-row table:style-name="ro1">
          <table:table-cell table:formula="of:=VALUE([$prevalence_history_20220213.A445])" office:value-type="date" office:date-value="2021-09-17" calcext:value-type="date">
            <text:p>17/09/21</text:p>
          </table:table-cell>
          <table:table-cell table:formula="of:=[$prevalence_history_20220213.B445]" office:value-type="float" office:value="757016.552767273" calcext:value-type="float">
            <text:p>757016.552767273</text:p>
          </table:table-cell>
          <table:table-cell table:formula="of:=[$p_from_i_UK.C464]" office:value-type="float" office:value="649215.650495821" calcext:value-type="float">
            <text:p>649215.650495821</text:p>
          </table:table-cell>
          <table:table-cell table:formula="of:=[.C445]/[.B445]" office:value-type="float" office:value="0.857597694690577" calcext:value-type="float">
            <text:p>0.857597694690577</text:p>
          </table:table-cell>
        </table:table-row>
        <table:table-row table:style-name="ro1">
          <table:table-cell table:formula="of:=VALUE([$prevalence_history_20220213.A446])" office:value-type="date" office:date-value="2021-09-18" calcext:value-type="date">
            <text:p>18/09/21</text:p>
          </table:table-cell>
          <table:table-cell table:formula="of:=[$prevalence_history_20220213.B446]" office:value-type="float" office:value="753076.555077407" calcext:value-type="float">
            <text:p>753076.555077407</text:p>
          </table:table-cell>
          <table:table-cell table:formula="of:=[$p_from_i_UK.C465]" office:value-type="float" office:value="645701.953882403" calcext:value-type="float">
            <text:p>645701.953882403</text:p>
          </table:table-cell>
          <table:table-cell table:formula="of:=[.C446]/[.B446]" office:value-type="float" office:value="0.857418743856702" calcext:value-type="float">
            <text:p>0.857418743856702</text:p>
          </table:table-cell>
        </table:table-row>
        <table:table-row table:style-name="ro1">
          <table:table-cell table:formula="of:=VALUE([$prevalence_history_20220213.A447])" office:value-type="date" office:date-value="2021-09-19" calcext:value-type="date">
            <text:p>19/09/21</text:p>
          </table:table-cell>
          <table:table-cell table:formula="of:=[$prevalence_history_20220213.B447]" office:value-type="float" office:value="749736.203115304" calcext:value-type="float">
            <text:p>749736.203115304</text:p>
          </table:table-cell>
          <table:table-cell table:formula="of:=[$p_from_i_UK.C466]" office:value-type="float" office:value="642831.451859565" calcext:value-type="float">
            <text:p>642831.451859565</text:p>
          </table:table-cell>
          <table:table-cell table:formula="of:=[.C447]/[.B447]" office:value-type="float" office:value="0.857410178658136" calcext:value-type="float">
            <text:p>0.857410178658136</text:p>
          </table:table-cell>
        </table:table-row>
        <table:table-row table:style-name="ro1">
          <table:table-cell table:formula="of:=VALUE([$prevalence_history_20220213.A448])" office:value-type="date" office:date-value="2021-09-20" calcext:value-type="date">
            <text:p>20/09/21</text:p>
          </table:table-cell>
          <table:table-cell table:formula="of:=[$prevalence_history_20220213.B448]" office:value-type="float" office:value="747355.508700596" calcext:value-type="float">
            <text:p>747355.508700596</text:p>
          </table:table-cell>
          <table:table-cell table:formula="of:=[$p_from_i_UK.C467]" office:value-type="float" office:value="641030.056326094" calcext:value-type="float">
            <text:p>641030.056326094</text:p>
          </table:table-cell>
          <table:table-cell table:formula="of:=[.C448]/[.B448]" office:value-type="float" office:value="0.857731091646911" calcext:value-type="float">
            <text:p>0.857731091646911</text:p>
          </table:table-cell>
        </table:table-row>
        <table:table-row table:style-name="ro1">
          <table:table-cell table:formula="of:=VALUE([$prevalence_history_20220213.A449])" office:value-type="date" office:date-value="2021-09-21" calcext:value-type="date">
            <text:p>21/09/21</text:p>
          </table:table-cell>
          <table:table-cell table:formula="of:=[$prevalence_history_20220213.B449]" office:value-type="float" office:value="746542.167109168" calcext:value-type="float">
            <text:p>746542.167109168</text:p>
          </table:table-cell>
          <table:table-cell table:formula="of:=[$p_from_i_UK.C468]" office:value-type="float" office:value="640781.531224402" calcext:value-type="float">
            <text:p>640781.531224402</text:p>
          </table:table-cell>
          <table:table-cell table:formula="of:=[.C449]/[.B449]" office:value-type="float" office:value="0.858332669547251" calcext:value-type="float">
            <text:p>0.858332669547251</text:p>
          </table:table-cell>
        </table:table-row>
        <table:table-row table:style-name="ro1">
          <table:table-cell table:formula="of:=VALUE([$prevalence_history_20220213.A450])" office:value-type="date" office:date-value="2021-09-22" calcext:value-type="date">
            <text:p>22/09/21</text:p>
          </table:table-cell>
          <table:table-cell table:formula="of:=[$prevalence_history_20220213.B450]" office:value-type="float" office:value="748003.794841501" calcext:value-type="float">
            <text:p>748003.794841501</text:p>
          </table:table-cell>
          <table:table-cell table:formula="of:=[$p_from_i_UK.C469]" office:value-type="float" office:value="642811.579328907" calcext:value-type="float">
            <text:p>642811.579328907</text:p>
          </table:table-cell>
          <table:table-cell table:formula="of:=[.C450]/[.B450]" office:value-type="float" office:value="0.859369409302417" calcext:value-type="float">
            <text:p>0.859369409302417</text:p>
          </table:table-cell>
        </table:table-row>
        <table:table-row table:style-name="ro1">
          <table:table-cell table:formula="of:=VALUE([$prevalence_history_20220213.A451])" office:value-type="date" office:date-value="2021-09-23" calcext:value-type="date">
            <text:p>23/09/21</text:p>
          </table:table-cell>
          <table:table-cell table:formula="of:=[$prevalence_history_20220213.B451]" office:value-type="float" office:value="750835.198130578" calcext:value-type="float">
            <text:p>750835.198130578</text:p>
          </table:table-cell>
          <table:table-cell table:formula="of:=[$p_from_i_UK.C470]" office:value-type="float" office:value="646117.72388142" calcext:value-type="float">
            <text:p>646117.72388142</text:p>
          </table:table-cell>
          <table:table-cell table:formula="of:=[.C451]/[.B451]" office:value-type="float" office:value="0.860532012204698" calcext:value-type="float">
            <text:p>0.860532012204698</text:p>
          </table:table-cell>
        </table:table-row>
        <table:table-row table:style-name="ro1">
          <table:table-cell table:formula="of:=VALUE([$prevalence_history_20220213.A452])" office:value-type="date" office:date-value="2021-09-24" calcext:value-type="date">
            <text:p>24/09/21</text:p>
          </table:table-cell>
          <table:table-cell table:formula="of:=[$prevalence_history_20220213.B452]" office:value-type="float" office:value="756779.479977676" calcext:value-type="float">
            <text:p>756779.479977676</text:p>
          </table:table-cell>
          <table:table-cell table:formula="of:=[$p_from_i_UK.C471]" office:value-type="float" office:value="652306.855191495" calcext:value-type="float">
            <text:p>652306.855191495</text:p>
          </table:table-cell>
          <table:table-cell table:formula="of:=[.C452]/[.B452]" office:value-type="float" office:value="0.861951033887357" calcext:value-type="float">
            <text:p>0.861951033887357</text:p>
          </table:table-cell>
        </table:table-row>
        <table:table-row table:style-name="ro1">
          <table:table-cell table:formula="of:=VALUE([$prevalence_history_20220213.A453])" office:value-type="date" office:date-value="2021-09-25" calcext:value-type="date">
            <text:p>25/09/21</text:p>
          </table:table-cell>
          <table:table-cell table:formula="of:=[$prevalence_history_20220213.B453]" office:value-type="float" office:value="765501.067128395" calcext:value-type="float">
            <text:p>765501.067128395</text:p>
          </table:table-cell>
          <table:table-cell table:formula="of:=[$p_from_i_UK.C472]" office:value-type="float" office:value="660967.037917744" calcext:value-type="float">
            <text:p>660967.037917744</text:p>
          </table:table-cell>
          <table:table-cell table:formula="of:=[.C453]/[.B453]" office:value-type="float" office:value="0.863443653184198" calcext:value-type="float">
            <text:p>0.863443653184198</text:p>
          </table:table-cell>
        </table:table-row>
        <table:table-row table:style-name="ro1">
          <table:table-cell table:formula="of:=VALUE([$prevalence_history_20220213.A454])" office:value-type="date" office:date-value="2021-09-26" calcext:value-type="date">
            <text:p>26/09/21</text:p>
          </table:table-cell>
          <table:table-cell table:formula="of:=[$prevalence_history_20220213.B454]" office:value-type="float" office:value="776542.664860421" calcext:value-type="float">
            <text:p>776542.664860421</text:p>
          </table:table-cell>
          <table:table-cell table:formula="of:=[$p_from_i_UK.C473]" office:value-type="float" office:value="671536.879145283" calcext:value-type="float">
            <text:p>671536.879145283</text:p>
          </table:table-cell>
          <table:table-cell table:formula="of:=[.C454]/[.B454]" office:value-type="float" office:value="0.864777828100389" calcext:value-type="float">
            <text:p>0.864777828100389</text:p>
          </table:table-cell>
        </table:table-row>
        <table:table-row table:style-name="ro1">
          <table:table-cell table:formula="of:=VALUE([$prevalence_history_20220213.A455])" office:value-type="date" office:date-value="2021-09-27" calcext:value-type="date">
            <text:p>27/09/21</text:p>
          </table:table-cell>
          <table:table-cell table:formula="of:=[$prevalence_history_20220213.B455]" office:value-type="float" office:value="790190.293183699" calcext:value-type="float">
            <text:p>790190.293183699</text:p>
          </table:table-cell>
          <table:table-cell table:formula="of:=[$p_from_i_UK.C474]" office:value-type="float" office:value="684291.400350976" calcext:value-type="float">
            <text:p>684291.400350976</text:p>
          </table:table-cell>
          <table:table-cell table:formula="of:=[.C455]/[.B455]" office:value-type="float" office:value="0.865983050226986" calcext:value-type="float">
            <text:p>0.865983050226986</text:p>
          </table:table-cell>
        </table:table-row>
        <table:table-row table:style-name="ro1">
          <table:table-cell table:formula="of:=VALUE([$prevalence_history_20220213.A456])" office:value-type="date" office:date-value="2021-09-28" calcext:value-type="date">
            <text:p>28/09/21</text:p>
          </table:table-cell>
          <table:table-cell table:formula="of:=[$prevalence_history_20220213.B456]" office:value-type="float" office:value="805116.857275477" calcext:value-type="float">
            <text:p>805116.857275477</text:p>
          </table:table-cell>
          <table:table-cell table:formula="of:=[$p_from_i_UK.C475]" office:value-type="float" office:value="697872.732125176" calcext:value-type="float">
            <text:p>697872.732125176</text:p>
          </table:table-cell>
          <table:table-cell table:formula="of:=[.C456]/[.B456]" office:value-type="float" office:value="0.866796820633943" calcext:value-type="float">
            <text:p>0.866796820633943</text:p>
          </table:table-cell>
        </table:table-row>
        <table:table-row table:style-name="ro1">
          <table:table-cell table:formula="of:=VALUE([$prevalence_history_20220213.A457])" office:value-type="date" office:date-value="2021-09-29" calcext:value-type="date">
            <text:p>29/09/21</text:p>
          </table:table-cell>
          <table:table-cell table:formula="of:=[$prevalence_history_20220213.B457]" office:value-type="float" office:value="820793.147099758" calcext:value-type="float">
            <text:p>820793.147099758</text:p>
          </table:table-cell>
          <table:table-cell table:formula="of:=[$p_from_i_UK.C476]" office:value-type="float" office:value="711815.770197233" calcext:value-type="float">
            <text:p>711815.770197233</text:p>
          </table:table-cell>
          <table:table-cell table:formula="of:=[.C457]/[.B457]" office:value-type="float" office:value="0.867229182787901" calcext:value-type="float">
            <text:p>0.867229182787901</text:p>
          </table:table-cell>
        </table:table-row>
        <table:table-row table:style-name="ro1">
          <table:table-cell table:formula="of:=VALUE([$prevalence_history_20220213.A458])" office:value-type="date" office:date-value="2021-09-30" calcext:value-type="date">
            <text:p>30/09/21</text:p>
          </table:table-cell>
          <table:table-cell table:formula="of:=[$prevalence_history_20220213.B458]" office:value-type="float" office:value="837047.40278065" calcext:value-type="float">
            <text:p>837047.40278065</text:p>
          </table:table-cell>
          <table:table-cell table:formula="of:=[$p_from_i_UK.C477]" office:value-type="float" office:value="725883.211589599" calcext:value-type="float">
            <text:p>725883.211589599</text:p>
          </table:table-cell>
          <table:table-cell table:formula="of:=[.C458]/[.B458]" office:value-type="float" office:value="0.867194867552583" calcext:value-type="float">
            <text:p>0.867194867552583</text:p>
          </table:table-cell>
        </table:table-row>
        <table:table-row table:style-name="ro1">
          <table:table-cell table:formula="of:=VALUE([$prevalence_history_20220213.A459])" office:value-type="date" office:date-value="2021-10-01" calcext:value-type="date">
            <text:p>01/10/21</text:p>
          </table:table-cell>
          <table:table-cell table:formula="of:=[$prevalence_history_20220213.B459]" office:value-type="float" office:value="853576.356822419" calcext:value-type="float">
            <text:p>853576.356822419</text:p>
          </table:table-cell>
          <table:table-cell table:formula="of:=[$p_from_i_UK.C478]" office:value-type="float" office:value="739936.003432881" calcext:value-type="float">
            <text:p>739936.003432881</text:p>
          </table:table-cell>
          <table:table-cell table:formula="of:=[.C459]/[.B459]" office:value-type="float" office:value="0.86686562662937" calcext:value-type="float">
            <text:p>0.86686562662937</text:p>
          </table:table-cell>
        </table:table-row>
        <table:table-row table:style-name="ro1">
          <table:table-cell table:formula="of:=VALUE([$prevalence_history_20220213.A460])" office:value-type="date" office:date-value="2021-10-02" calcext:value-type="date">
            <text:p>02/10/21</text:p>
          </table:table-cell>
          <table:table-cell table:formula="of:=[$prevalence_history_20220213.B460]" office:value-type="float" office:value="869837.421082666" calcext:value-type="float">
            <text:p>869837.421082666</text:p>
          </table:table-cell>
          <table:table-cell table:formula="of:=[$p_from_i_UK.C479]" office:value-type="float" office:value="753591.42167393" calcext:value-type="float">
            <text:p>753591.42167393</text:p>
          </table:table-cell>
          <table:table-cell table:formula="of:=[.C460]/[.B460]" office:value-type="float" office:value="0.866358934909874" calcext:value-type="float">
            <text:p>0.866358934909874</text:p>
          </table:table-cell>
        </table:table-row>
        <table:table-row table:style-name="ro1">
          <table:table-cell table:formula="of:=VALUE([$prevalence_history_20220213.A461])" office:value-type="date" office:date-value="2021-10-03" calcext:value-type="date">
            <text:p>03/10/21</text:p>
          </table:table-cell>
          <table:table-cell table:formula="of:=[$prevalence_history_20220213.B461]" office:value-type="float" office:value="885395.196351493" calcext:value-type="float">
            <text:p>885395.196351493</text:p>
          </table:table-cell>
          <table:table-cell table:formula="of:=[$p_from_i_UK.C480]" office:value-type="float" office:value="766445.291267063" calcext:value-type="float">
            <text:p>766445.291267063</text:p>
          </table:table-cell>
          <table:table-cell table:formula="of:=[.C461]/[.B461]" office:value-type="float" office:value="0.865653320037657" calcext:value-type="float">
            <text:p>0.865653320037657</text:p>
          </table:table-cell>
        </table:table-row>
        <table:table-row table:style-name="ro1">
          <table:table-cell table:formula="of:=VALUE([$prevalence_history_20220213.A462])" office:value-type="date" office:date-value="2021-10-04" calcext:value-type="date">
            <text:p>04/10/21</text:p>
          </table:table-cell>
          <table:table-cell table:formula="of:=[$prevalence_history_20220213.B462]" office:value-type="float" office:value="900875.666529626" calcext:value-type="float">
            <text:p>900875.666529626</text:p>
          </table:table-cell>
          <table:table-cell table:formula="of:=[$p_from_i_UK.C481]" office:value-type="float" office:value="779317.485783694" calcext:value-type="float">
            <text:p>779317.485783694</text:p>
          </table:table-cell>
          <table:table-cell table:formula="of:=[.C462]/[.B462]" office:value-type="float" office:value="0.865066639868073" calcext:value-type="float">
            <text:p>0.865066639868073</text:p>
          </table:table-cell>
        </table:table-row>
        <table:table-row table:style-name="ro1">
          <table:table-cell table:formula="of:=VALUE([$prevalence_history_20220213.A463])" office:value-type="date" office:date-value="2021-10-05" calcext:value-type="date">
            <text:p>05/10/21</text:p>
          </table:table-cell>
          <table:table-cell table:formula="of:=[$prevalence_history_20220213.B463]" office:value-type="float" office:value="914324.7516219" calcext:value-type="float">
            <text:p>914324.7516219</text:p>
          </table:table-cell>
          <table:table-cell table:formula="of:=[$p_from_i_UK.C482]" office:value-type="float" office:value="790272.440874141" calcext:value-type="float">
            <text:p>790272.440874141</text:p>
          </table:table-cell>
          <table:table-cell table:formula="of:=[.C463]/[.B463]" office:value-type="float" office:value="0.864323578107554" calcext:value-type="float">
            <text:p>0.864323578107554</text:p>
          </table:table-cell>
        </table:table-row>
        <table:table-row table:style-name="ro1">
          <table:table-cell table:formula="of:=VALUE([$prevalence_history_20220213.A464])" office:value-type="date" office:date-value="2021-10-06" calcext:value-type="date">
            <text:p>06/10/21</text:p>
          </table:table-cell>
          <table:table-cell table:formula="of:=[$prevalence_history_20220213.B464]" office:value-type="float" office:value="925502.078794001" calcext:value-type="float">
            <text:p>925502.078794001</text:p>
          </table:table-cell>
          <table:table-cell table:formula="of:=[$p_from_i_UK.C483]" office:value-type="float" office:value="799112.810102106" calcext:value-type="float">
            <text:p>799112.810102106</text:p>
          </table:table-cell>
          <table:table-cell table:formula="of:=[.C464]/[.B464]" office:value-type="float" office:value="0.863437077465466" calcext:value-type="float">
            <text:p>0.863437077465466</text:p>
          </table:table-cell>
        </table:table-row>
        <table:table-row table:style-name="ro1">
          <table:table-cell table:formula="of:=VALUE([$prevalence_history_20220213.A465])" office:value-type="date" office:date-value="2021-10-07" calcext:value-type="date">
            <text:p>07/10/21</text:p>
          </table:table-cell>
          <table:table-cell table:formula="of:=[$prevalence_history_20220213.B465]" office:value-type="float" office:value="935665.989304235" calcext:value-type="float">
            <text:p>935665.989304235</text:p>
          </table:table-cell>
          <table:table-cell table:formula="of:=[$p_from_i_UK.C484]" office:value-type="float" office:value="807146.937538085" calcext:value-type="float">
            <text:p>807146.937538085</text:p>
          </table:table-cell>
          <table:table-cell table:formula="of:=[.C465]/[.B465]" office:value-type="float" office:value="0.862644305515778" calcext:value-type="float">
            <text:p>0.862644305515778</text:p>
          </table:table-cell>
        </table:table-row>
        <table:table-row table:style-name="ro1">
          <table:table-cell table:formula="of:=VALUE([$prevalence_history_20220213.A466])" office:value-type="date" office:date-value="2021-10-08" calcext:value-type="date">
            <text:p>08/10/21</text:p>
          </table:table-cell>
          <table:table-cell table:formula="of:=[$prevalence_history_20220213.B466]" office:value-type="float" office:value="944547.259515847" calcext:value-type="float">
            <text:p>944547.259515847</text:p>
          </table:table-cell>
          <table:table-cell table:formula="of:=[$p_from_i_UK.C485]" office:value-type="float" office:value="814142.319060039" calcext:value-type="float">
            <text:p>814142.319060039</text:p>
          </table:table-cell>
          <table:table-cell table:formula="of:=[.C466]/[.B466]" office:value-type="float" office:value="0.861939210407904" calcext:value-type="float">
            <text:p>0.861939210407904</text:p>
          </table:table-cell>
        </table:table-row>
        <table:table-row table:style-name="ro1">
          <table:table-cell table:formula="of:=VALUE([$prevalence_history_20220213.A467])" office:value-type="date" office:date-value="2021-10-09" calcext:value-type="date">
            <text:p>09/10/21</text:p>
          </table:table-cell>
          <table:table-cell table:formula="of:=[$prevalence_history_20220213.B467]" office:value-type="float" office:value="952160.59524708" calcext:value-type="float">
            <text:p>952160.59524708</text:p>
          </table:table-cell>
          <table:table-cell table:formula="of:=[$p_from_i_UK.C486]" office:value-type="float" office:value="820126.455566176" calcext:value-type="float">
            <text:p>820126.455566176</text:p>
          </table:table-cell>
          <table:table-cell table:formula="of:=[.C467]/[.B467]" office:value-type="float" office:value="0.861332069043834" calcext:value-type="float">
            <text:p>0.861332069043834</text:p>
          </table:table-cell>
        </table:table-row>
        <table:table-row table:style-name="ro1">
          <table:table-cell table:formula="of:=VALUE([$prevalence_history_20220213.A468])" office:value-type="date" office:date-value="2021-10-10" calcext:value-type="date">
            <text:p>10/10/21</text:p>
          </table:table-cell>
          <table:table-cell table:formula="of:=[$prevalence_history_20220213.B468]" office:value-type="float" office:value="958503.187784626" calcext:value-type="float">
            <text:p>958503.187784626</text:p>
          </table:table-cell>
          <table:table-cell table:formula="of:=[$p_from_i_UK.C487]" office:value-type="float" office:value="825099.686089286" calcext:value-type="float">
            <text:p>825099.686089286</text:p>
          </table:table-cell>
          <table:table-cell table:formula="of:=[.C468]/[.B468]" office:value-type="float" office:value="0.860821014060815" calcext:value-type="float">
            <text:p>0.860821014060815</text:p>
          </table:table-cell>
        </table:table-row>
        <table:table-row table:style-name="ro1">
          <table:table-cell table:formula="of:=VALUE([$prevalence_history_20220213.A469])" office:value-type="date" office:date-value="2021-10-11" calcext:value-type="date">
            <text:p>11/10/21</text:p>
          </table:table-cell>
          <table:table-cell table:formula="of:=[$prevalence_history_20220213.B469]" office:value-type="float" office:value="964422.037567864" calcext:value-type="float">
            <text:p>964422.037567864</text:p>
          </table:table-cell>
          <table:table-cell table:formula="of:=[$p_from_i_UK.C488]" office:value-type="float" office:value="830000.168735433" calcext:value-type="float">
            <text:p>830000.168735433</text:p>
          </table:table-cell>
          <table:table-cell table:formula="of:=[.C469]/[.B469]" office:value-type="float" office:value="0.860619248009488" calcext:value-type="float">
            <text:p>0.860619248009488</text:p>
          </table:table-cell>
        </table:table-row>
        <table:table-row table:style-name="ro1">
          <table:table-cell table:formula="of:=VALUE([$prevalence_history_20220213.A470])" office:value-type="date" office:date-value="2021-10-12" calcext:value-type="date">
            <text:p>12/10/21</text:p>
          </table:table-cell>
          <table:table-cell table:formula="of:=[$prevalence_history_20220213.B470]" office:value-type="float" office:value="971087.439122721" calcext:value-type="float">
            <text:p>971087.439122721</text:p>
          </table:table-cell>
          <table:table-cell table:formula="of:=[$p_from_i_UK.C489]" office:value-type="float" office:value="835896.437620865" calcext:value-type="float">
            <text:p>835896.437620865</text:p>
          </table:table-cell>
          <table:table-cell table:formula="of:=[.C470]/[.B470]" office:value-type="float" office:value="0.860783904666724" calcext:value-type="float">
            <text:p>0.860783904666724</text:p>
          </table:table-cell>
        </table:table-row>
        <table:table-row table:style-name="ro1">
          <table:table-cell table:formula="of:=VALUE([$prevalence_history_20220213.A471])" office:value-type="date" office:date-value="2021-10-13" calcext:value-type="date">
            <text:p>13/10/21</text:p>
          </table:table-cell>
          <table:table-cell table:formula="of:=[$prevalence_history_20220213.B471]" office:value-type="float" office:value="978735.616766256" calcext:value-type="float">
            <text:p>978735.616766256</text:p>
          </table:table-cell>
          <table:table-cell table:formula="of:=[$p_from_i_UK.C490]" office:value-type="float" office:value="842863.369477482" calcext:value-type="float">
            <text:p>842863.369477482</text:p>
          </table:table-cell>
          <table:table-cell table:formula="of:=[.C471]/[.B471]" office:value-type="float" office:value="0.861175740454102" calcext:value-type="float">
            <text:p>0.861175740454102</text:p>
          </table:table-cell>
        </table:table-row>
        <table:table-row table:style-name="ro1">
          <table:table-cell table:formula="of:=VALUE([$prevalence_history_20220213.A472])" office:value-type="date" office:date-value="2021-10-14" calcext:value-type="date">
            <text:p>14/10/21</text:p>
          </table:table-cell>
          <table:table-cell table:formula="of:=[$prevalence_history_20220213.B472]" office:value-type="float" office:value="987210.642319201" calcext:value-type="float">
            <text:p>987210.642319201</text:p>
          </table:table-cell>
          <table:table-cell table:formula="of:=[$p_from_i_UK.C491]" office:value-type="float" office:value="850750.21650331" calcext:value-type="float">
            <text:p>850750.21650331</text:p>
          </table:table-cell>
          <table:table-cell table:formula="of:=[.C472]/[.B472]" office:value-type="float" office:value="0.861771723311945" calcext:value-type="float">
            <text:p>0.861771723311945</text:p>
          </table:table-cell>
        </table:table-row>
        <table:table-row table:style-name="ro1">
          <table:table-cell table:formula="of:=VALUE([$prevalence_history_20220213.A473])" office:value-type="date" office:date-value="2021-10-15" calcext:value-type="date">
            <text:p>15/10/21</text:p>
          </table:table-cell>
          <table:table-cell table:formula="of:=[$prevalence_history_20220213.B473]" office:value-type="float" office:value="997152.18177721" calcext:value-type="float">
            <text:p>997152.18177721</text:p>
          </table:table-cell>
          <table:table-cell table:formula="of:=[$p_from_i_UK.C492]" office:value-type="float" office:value="860085.117130065" calcext:value-type="float">
            <text:p>860085.117130065</text:p>
          </table:table-cell>
          <table:table-cell table:formula="of:=[.C473]/[.B473]" office:value-type="float" office:value="0.862541478470365" calcext:value-type="float">
            <text:p>0.862541478470365</text:p>
          </table:table-cell>
        </table:table-row>
        <table:table-row table:style-name="ro1">
          <table:table-cell table:formula="of:=VALUE([$prevalence_history_20220213.A474])" office:value-type="date" office:date-value="2021-10-16" calcext:value-type="date">
            <text:p>16/10/21</text:p>
          </table:table-cell>
          <table:table-cell table:formula="of:=[$prevalence_history_20220213.B474]" office:value-type="float" office:value="1008964.90377103" calcext:value-type="float">
            <text:p>1008964.90377103</text:p>
          </table:table-cell>
          <table:table-cell table:formula="of:=[$p_from_i_UK.C493]" office:value-type="float" office:value="871133.490644891" calcext:value-type="float">
            <text:p>871133.490644891</text:p>
          </table:table-cell>
          <table:table-cell table:formula="of:=[.C474]/[.B474]" office:value-type="float" office:value="0.863393253213278" calcext:value-type="float">
            <text:p>0.863393253213278</text:p>
          </table:table-cell>
        </table:table-row>
        <table:table-row table:style-name="ro1">
          <table:table-cell table:formula="of:=VALUE([$prevalence_history_20220213.A475])" office:value-type="date" office:date-value="2021-10-17" calcext:value-type="date">
            <text:p>17/10/21</text:p>
          </table:table-cell>
          <table:table-cell table:formula="of:=[$prevalence_history_20220213.B475]" office:value-type="float" office:value="1023396.12157836" calcext:value-type="float">
            <text:p>1023396.12157836</text:p>
          </table:table-cell>
          <table:table-cell table:formula="of:=[$p_from_i_UK.C494]" office:value-type="float" office:value="884496.806775259" calcext:value-type="float">
            <text:p>884496.806775259</text:p>
          </table:table-cell>
          <table:table-cell table:formula="of:=[.C475]/[.B475]" office:value-type="float" office:value="0.864276098106684" calcext:value-type="float">
            <text:p>0.864276098106684</text:p>
          </table:table-cell>
        </table:table-row>
        <table:table-row table:style-name="ro1">
          <table:table-cell table:formula="of:=VALUE([$prevalence_history_20220213.A476])" office:value-type="date" office:date-value="2021-10-18" calcext:value-type="date">
            <text:p>18/10/21</text:p>
          </table:table-cell>
          <table:table-cell table:formula="of:=[$prevalence_history_20220213.B476]" office:value-type="float" office:value="1038820.98188039" calcext:value-type="float">
            <text:p>1038820.98188039</text:p>
          </table:table-cell>
          <table:table-cell table:formula="of:=[$p_from_i_UK.C495]" office:value-type="float" office:value="898487.830398579" calcext:value-type="float">
            <text:p>898487.830398579</text:p>
          </table:table-cell>
          <table:table-cell table:formula="of:=[.C476]/[.B476]" office:value-type="float" office:value="0.864911131051867" calcext:value-type="float">
            <text:p>0.864911131051867</text:p>
          </table:table-cell>
        </table:table-row>
        <table:table-row table:style-name="ro1">
          <table:table-cell table:formula="of:=VALUE([$prevalence_history_20220213.A477])" office:value-type="date" office:date-value="2021-10-19" calcext:value-type="date">
            <text:p>19/10/21</text:p>
          </table:table-cell>
          <table:table-cell table:formula="of:=[$prevalence_history_20220213.B477]" office:value-type="float" office:value="1055856.16766348" calcext:value-type="float">
            <text:p>1055856.16766348</text:p>
          </table:table-cell>
          <table:table-cell table:formula="of:=[$p_from_i_UK.C496]" office:value-type="float" office:value="913807.390273645" calcext:value-type="float">
            <text:p>913807.390273645</text:p>
          </table:table-cell>
          <table:table-cell table:formula="of:=[.C477]/[.B477]" office:value-type="float" office:value="0.86546578810618" calcext:value-type="float">
            <text:p>0.86546578810618</text:p>
          </table:table-cell>
        </table:table-row>
        <table:table-row table:style-name="ro1">
          <table:table-cell table:formula="of:=VALUE([$prevalence_history_20220213.A478])" office:value-type="date" office:date-value="2021-10-20" calcext:value-type="date">
            <text:p>20/10/21</text:p>
          </table:table-cell>
          <table:table-cell table:formula="of:=[$prevalence_history_20220213.B478]" office:value-type="float" office:value="1074150.83853356" calcext:value-type="float">
            <text:p>1074150.83853356</text:p>
          </table:table-cell>
          <table:table-cell table:formula="of:=[$p_from_i_UK.C497]" office:value-type="float" office:value="930070.539188257" calcext:value-type="float">
            <text:p>930070.539188257</text:p>
          </table:table-cell>
          <table:table-cell table:formula="of:=[.C478]/[.B478]" office:value-type="float" office:value="0.865865859638481" calcext:value-type="float">
            <text:p>0.865865859638481</text:p>
          </table:table-cell>
        </table:table-row>
        <table:table-row table:style-name="ro1">
          <table:table-cell table:formula="of:=VALUE([$prevalence_history_20220213.A479])" office:value-type="date" office:date-value="2021-10-21" calcext:value-type="date">
            <text:p>21/10/21</text:p>
          </table:table-cell>
          <table:table-cell table:formula="of:=[$prevalence_history_20220213.B479]" office:value-type="float" office:value="1093946.91088306" calcext:value-type="float">
            <text:p>1093946.91088306</text:p>
          </table:table-cell>
          <table:table-cell table:formula="of:=[$p_from_i_UK.C498]" office:value-type="float" office:value="947482.719471869" calcext:value-type="float">
            <text:p>947482.719471869</text:p>
          </table:table-cell>
          <table:table-cell table:formula="of:=[.C479]/[.B479]" office:value-type="float" office:value="0.866113986013305" calcext:value-type="float">
            <text:p>0.866113986013305</text:p>
          </table:table-cell>
        </table:table-row>
        <table:table-row table:style-name="ro1">
          <table:table-cell table:formula="of:=VALUE([$prevalence_history_20220213.A480])" office:value-type="date" office:date-value="2021-10-22" calcext:value-type="date">
            <text:p>22/10/21</text:p>
          </table:table-cell>
          <table:table-cell table:formula="of:=[$prevalence_history_20220213.B480]" office:value-type="float" office:value="1114709.86404329" calcext:value-type="float">
            <text:p>1114709.86404329</text:p>
          </table:table-cell>
          <table:table-cell table:formula="of:=[$p_from_i_UK.C499]" office:value-type="float" office:value="965555.038995117" calcext:value-type="float">
            <text:p>965555.038995117</text:p>
          </table:table-cell>
          <table:table-cell table:formula="of:=[.C480]/[.B480]" office:value-type="float" office:value="0.866194038593005" calcext:value-type="float">
            <text:p>0.866194038593005</text:p>
          </table:table-cell>
        </table:table-row>
        <table:table-row table:style-name="ro1">
          <table:table-cell table:formula="of:=VALUE([$prevalence_history_20220213.A481])" office:value-type="date" office:date-value="2021-10-23" calcext:value-type="date">
            <text:p>23/10/21</text:p>
          </table:table-cell>
          <table:table-cell table:formula="of:=[$prevalence_history_20220213.B481]" office:value-type="float" office:value="1135314.85464654" calcext:value-type="float">
            <text:p>1135314.85464654</text:p>
          </table:table-cell>
          <table:table-cell table:formula="of:=[$p_from_i_UK.C500]" office:value-type="float" office:value="983248.779696152" calcext:value-type="float">
            <text:p>983248.779696152</text:p>
          </table:table-cell>
          <table:table-cell table:formula="of:=[.C481]/[.B481]" office:value-type="float" office:value="0.866058235450701" calcext:value-type="float">
            <text:p>0.866058235450701</text:p>
          </table:table-cell>
        </table:table-row>
        <table:table-row table:style-name="ro1">
          <table:table-cell table:formula="of:=VALUE([$prevalence_history_20220213.A482])" office:value-type="date" office:date-value="2021-10-24" calcext:value-type="date">
            <text:p>24/10/21</text:p>
          </table:table-cell>
          <table:table-cell table:formula="of:=[$prevalence_history_20220213.B482]" office:value-type="float" office:value="1154474.4328886" calcext:value-type="float">
            <text:p>1154474.4328886</text:p>
          </table:table-cell>
          <table:table-cell table:formula="of:=[$p_from_i_UK.C501]" office:value-type="float" office:value="999435.598693299" calcext:value-type="float">
            <text:p>999435.598693299</text:p>
          </table:table-cell>
          <table:table-cell table:formula="of:=[.C482]/[.B482]" office:value-type="float" office:value="0.86570613451579" calcext:value-type="float">
            <text:p>0.86570613451579</text:p>
          </table:table-cell>
        </table:table-row>
        <table:table-row table:style-name="ro1">
          <table:table-cell table:formula="of:=VALUE([$prevalence_history_20220213.A483])" office:value-type="date" office:date-value="2021-10-25" calcext:value-type="date">
            <text:p>25/10/21</text:p>
          </table:table-cell>
          <table:table-cell table:formula="of:=[$prevalence_history_20220213.B483]" office:value-type="float" office:value="1172472.72838075" calcext:value-type="float">
            <text:p>1172472.72838075</text:p>
          </table:table-cell>
          <table:table-cell table:formula="of:=[$p_from_i_UK.C502]" office:value-type="float" office:value="1014330.44099733" calcext:value-type="float">
            <text:p>1014330.44099733</text:p>
          </table:table-cell>
          <table:table-cell table:formula="of:=[.C483]/[.B483]" office:value-type="float" office:value="0.865120711505314" calcext:value-type="float">
            <text:p>0.865120711505314</text:p>
          </table:table-cell>
        </table:table-row>
        <table:table-row table:style-name="ro1">
          <table:table-cell table:formula="of:=VALUE([$prevalence_history_20220213.A484])" office:value-type="date" office:date-value="2021-10-26" calcext:value-type="date">
            <text:p>26/10/21</text:p>
          </table:table-cell>
          <table:table-cell table:formula="of:=[$prevalence_history_20220213.B484]" office:value-type="float" office:value="1187898.47247026" calcext:value-type="float">
            <text:p>1187898.47247026</text:p>
          </table:table-cell>
          <table:table-cell table:formula="of:=[$p_from_i_UK.C503]" office:value-type="float" office:value="1026610.32568813" calcext:value-type="float">
            <text:p>1026610.32568813</text:p>
          </table:table-cell>
          <table:table-cell table:formula="of:=[.C484]/[.B484]" office:value-type="float" office:value="0.864223963141627" calcext:value-type="float">
            <text:p>0.864223963141627</text:p>
          </table:table-cell>
        </table:table-row>
        <table:table-row table:style-name="ro1">
          <table:table-cell table:formula="of:=VALUE([$prevalence_history_20220213.A485])" office:value-type="date" office:date-value="2021-10-27" calcext:value-type="date">
            <text:p>27/10/21</text:p>
          </table:table-cell>
          <table:table-cell table:formula="of:=[$prevalence_history_20220213.B485]" office:value-type="float" office:value="1201165.30780286" calcext:value-type="float">
            <text:p>1201165.30780286</text:p>
          </table:table-cell>
          <table:table-cell table:formula="of:=[$p_from_i_UK.C504]" office:value-type="float" office:value="1036855.56603533" calcext:value-type="float">
            <text:p>1036855.56603533</text:p>
          </table:table-cell>
          <table:table-cell table:formula="of:=[.C485]/[.B485]" office:value-type="float" office:value="0.863208052463587" calcext:value-type="float">
            <text:p>0.863208052463587</text:p>
          </table:table-cell>
        </table:table-row>
        <table:table-row table:style-name="ro1">
          <table:table-cell table:formula="of:=VALUE([$prevalence_history_20220213.A486])" office:value-type="date" office:date-value="2021-10-28" calcext:value-type="date">
            <text:p>28/10/21</text:p>
          </table:table-cell>
          <table:table-cell table:formula="of:=[$prevalence_history_20220213.B486]" office:value-type="float" office:value="1211869.28001755" calcext:value-type="float">
            <text:p>1211869.28001755</text:p>
          </table:table-cell>
          <table:table-cell table:formula="of:=[$p_from_i_UK.C505]" office:value-type="float" office:value="1044807.81386247" calcext:value-type="float">
            <text:p>1044807.81386247</text:p>
          </table:table-cell>
          <table:table-cell table:formula="of:=[.C486]/[.B486]" office:value-type="float" office:value="0.862145638222088" calcext:value-type="float">
            <text:p>0.862145638222088</text:p>
          </table:table-cell>
        </table:table-row>
        <table:table-row table:style-name="ro1">
          <table:table-cell table:formula="of:=VALUE([$prevalence_history_20220213.A487])" office:value-type="date" office:date-value="2021-10-29" calcext:value-type="date">
            <text:p>29/10/21</text:p>
          </table:table-cell>
          <table:table-cell table:formula="of:=[$prevalence_history_20220213.B487]" office:value-type="float" office:value="1219347.47694165" calcext:value-type="float">
            <text:p>1219347.47694165</text:p>
          </table:table-cell>
          <table:table-cell table:formula="of:=[$p_from_i_UK.C506]" office:value-type="float" office:value="1049962.63078255" calcext:value-type="float">
            <text:p>1049962.63078255</text:p>
          </table:table-cell>
          <table:table-cell table:formula="of:=[.C487]/[.B487]" office:value-type="float" office:value="0.861085663141776" calcext:value-type="float">
            <text:p>0.861085663141776</text:p>
          </table:table-cell>
        </table:table-row>
        <table:table-row table:style-name="ro1">
          <table:table-cell table:formula="of:=VALUE([$prevalence_history_20220213.A488])" office:value-type="date" office:date-value="2021-10-30" calcext:value-type="date">
            <text:p>30/10/21</text:p>
          </table:table-cell>
          <table:table-cell table:formula="of:=[$prevalence_history_20220213.B488]" office:value-type="float" office:value="1223902.70822738" calcext:value-type="float">
            <text:p>1223902.70822738</text:p>
          </table:table-cell>
          <table:table-cell table:formula="of:=[$p_from_i_UK.C507]" office:value-type="float" office:value="1052629.17462801" calcext:value-type="float">
            <text:p>1052629.17462801</text:p>
          </table:table-cell>
          <table:table-cell table:formula="of:=[.C488]/[.B488]" office:value-type="float" office:value="0.860059519071222" calcext:value-type="float">
            <text:p>0.860059519071222</text:p>
          </table:table-cell>
        </table:table-row>
        <table:table-row table:style-name="ro1">
          <table:table-cell table:formula="of:=VALUE([$prevalence_history_20220213.A489])" office:value-type="date" office:date-value="2021-10-31" calcext:value-type="date">
            <text:p>31/10/21</text:p>
          </table:table-cell>
          <table:table-cell table:formula="of:=[$prevalence_history_20220213.B489]" office:value-type="float" office:value="1226684.12875924" calcext:value-type="float">
            <text:p>1226684.12875924</text:p>
          </table:table-cell>
          <table:table-cell table:formula="of:=[$p_from_i_UK.C508]" office:value-type="float" office:value="1053999.84986401" calcext:value-type="float">
            <text:p>1053999.84986401</text:p>
          </table:table-cell>
          <table:table-cell table:formula="of:=[.C489]/[.B489]" office:value-type="float" office:value="0.859226776603125" calcext:value-type="float">
            <text:p>0.859226776603125</text:p>
          </table:table-cell>
        </table:table-row>
        <table:table-row table:style-name="ro1">
          <table:table-cell table:formula="of:=VALUE([$prevalence_history_20220213.A490])" office:value-type="date" office:date-value="2021-11-01" calcext:value-type="date">
            <text:p>01/11/21</text:p>
          </table:table-cell>
          <table:table-cell table:formula="of:=[$prevalence_history_20220213.B490]" office:value-type="float" office:value="1226168.3541001" calcext:value-type="float">
            <text:p>1226168.3541001</text:p>
          </table:table-cell>
          <table:table-cell table:formula="of:=[$p_from_i_UK.C509]" office:value-type="float" office:value="1052632.44970348" calcext:value-type="float">
            <text:p>1052632.44970348</text:p>
          </table:table-cell>
          <table:table-cell table:formula="of:=[.C490]/[.B490]" office:value-type="float" office:value="0.858473019780403" calcext:value-type="float">
            <text:p>0.858473019780403</text:p>
          </table:table-cell>
        </table:table-row>
        <table:table-row table:style-name="ro1">
          <table:table-cell table:formula="of:=VALUE([$prevalence_history_20220213.A491])" office:value-type="date" office:date-value="2021-11-02" calcext:value-type="date">
            <text:p>02/11/21</text:p>
          </table:table-cell>
          <table:table-cell table:formula="of:=[$prevalence_history_20220213.B491]" office:value-type="float" office:value="1222070.09641827" calcext:value-type="float">
            <text:p>1222070.09641827</text:p>
          </table:table-cell>
          <table:table-cell table:formula="of:=[$p_from_i_UK.C510]" office:value-type="float" office:value="1048151.913691" calcext:value-type="float">
            <text:p>1048151.913691</text:p>
          </table:table-cell>
          <table:table-cell table:formula="of:=[.C491]/[.B491]" office:value-type="float" office:value="0.8576855916555" calcext:value-type="float">
            <text:p>0.8576855916555</text:p>
          </table:table-cell>
        </table:table-row>
        <table:table-row table:style-name="ro1">
          <table:table-cell table:formula="of:=VALUE([$prevalence_history_20220213.A492])" office:value-type="date" office:date-value="2021-11-03" calcext:value-type="date">
            <text:p>03/11/21</text:p>
          </table:table-cell>
          <table:table-cell table:formula="of:=[$prevalence_history_20220213.B492]" office:value-type="float" office:value="1214420.08458389" calcext:value-type="float">
            <text:p>1214420.08458389</text:p>
          </table:table-cell>
          <table:table-cell table:formula="of:=[$p_from_i_UK.C511]" office:value-type="float" office:value="1040573.63868954" calcext:value-type="float">
            <text:p>1040573.63868954</text:p>
          </table:table-cell>
          <table:table-cell table:formula="of:=[.C492]/[.B492]" office:value-type="float" office:value="0.856848179554012" calcext:value-type="float">
            <text:p>0.856848179554012</text:p>
          </table:table-cell>
        </table:table-row>
        <table:table-row table:style-name="ro1">
          <table:table-cell table:formula="of:=VALUE([$prevalence_history_20220213.A493])" office:value-type="date" office:date-value="2021-11-04" calcext:value-type="date">
            <text:p>04/11/21</text:p>
          </table:table-cell>
          <table:table-cell table:formula="of:=[$prevalence_history_20220213.B493]" office:value-type="float" office:value="1203055.54757222" calcext:value-type="float">
            <text:p>1203055.54757222</text:p>
          </table:table-cell>
          <table:table-cell table:formula="of:=[$p_from_i_UK.C512]" office:value-type="float" office:value="1029686.88043701" calcext:value-type="float">
            <text:p>1029686.88043701</text:p>
          </table:table-cell>
          <table:table-cell table:formula="of:=[.C493]/[.B493]" office:value-type="float" office:value="0.855893048758163" calcext:value-type="float">
            <text:p>0.855893048758163</text:p>
          </table:table-cell>
        </table:table-row>
        <table:table-row table:style-name="ro1">
          <table:table-cell table:formula="of:=VALUE([$prevalence_history_20220213.A494])" office:value-type="date" office:date-value="2021-11-05" calcext:value-type="date">
            <text:p>05/11/21</text:p>
          </table:table-cell>
          <table:table-cell table:formula="of:=[$prevalence_history_20220213.B494]" office:value-type="float" office:value="1189287.82526471" calcext:value-type="float">
            <text:p>1189287.82526471</text:p>
          </table:table-cell>
          <table:table-cell table:formula="of:=[$p_from_i_UK.C513]" office:value-type="float" office:value="1016757.31526566" calcext:value-type="float">
            <text:p>1016757.31526566</text:p>
          </table:table-cell>
          <table:table-cell table:formula="of:=[.C494]/[.B494]" office:value-type="float" office:value="0.854929558401348" calcext:value-type="float">
            <text:p>0.854929558401348</text:p>
          </table:table-cell>
        </table:table-row>
        <table:table-row table:style-name="ro1">
          <table:table-cell table:formula="of:=VALUE([$prevalence_history_20220213.A495])" office:value-type="date" office:date-value="2021-11-06" calcext:value-type="date">
            <text:p>06/11/21</text:p>
          </table:table-cell>
          <table:table-cell table:formula="of:=[$prevalence_history_20220213.B495]" office:value-type="float" office:value="1173511.38406275" calcext:value-type="float">
            <text:p>1173511.38406275</text:p>
          </table:table-cell>
          <table:table-cell table:formula="of:=[$p_from_i_UK.C514]" office:value-type="float" office:value="1002237.92379504" calcext:value-type="float">
            <text:p>1002237.92379504</text:p>
          </table:table-cell>
          <table:table-cell table:formula="of:=[.C495]/[.B495]" office:value-type="float" office:value="0.854050448428757" calcext:value-type="float">
            <text:p>0.854050448428757</text:p>
          </table:table-cell>
        </table:table-row>
        <table:table-row table:style-name="ro1">
          <table:table-cell table:formula="of:=VALUE([$prevalence_history_20220213.A496])" office:value-type="date" office:date-value="2021-11-07" calcext:value-type="date">
            <text:p>07/11/21</text:p>
          </table:table-cell>
          <table:table-cell table:formula="of:=[$prevalence_history_20220213.B496]" office:value-type="float" office:value="1155587.88100311" calcext:value-type="float">
            <text:p>1155587.88100311</text:p>
          </table:table-cell>
          <table:table-cell table:formula="of:=[$p_from_i_UK.C515]" office:value-type="float" office:value="986121.356606398" calcext:value-type="float">
            <text:p>986121.356606398</text:p>
          </table:table-cell>
          <table:table-cell table:formula="of:=[.C496]/[.B496]" office:value-type="float" office:value="0.853350379332806" calcext:value-type="float">
            <text:p>0.853350379332806</text:p>
          </table:table-cell>
        </table:table-row>
        <table:table-row table:style-name="ro1">
          <table:table-cell table:formula="of:=VALUE([$prevalence_history_20220213.A497])" office:value-type="date" office:date-value="2021-11-08" calcext:value-type="date">
            <text:p>08/11/21</text:p>
          </table:table-cell>
          <table:table-cell table:formula="of:=[$prevalence_history_20220213.B497]" office:value-type="float" office:value="1135240.96509772" calcext:value-type="float">
            <text:p>1135240.96509772</text:p>
          </table:table-cell>
          <table:table-cell table:formula="of:=[$p_from_i_UK.C516]" office:value-type="float" office:value="968053.081301347" calcext:value-type="float">
            <text:p>968053.081301347</text:p>
          </table:table-cell>
          <table:table-cell table:formula="of:=[.C497]/[.B497]" office:value-type="float" office:value="0.852729165933523" calcext:value-type="float">
            <text:p>0.852729165933523</text:p>
          </table:table-cell>
        </table:table-row>
        <table:table-row table:style-name="ro1">
          <table:table-cell table:formula="of:=VALUE([$prevalence_history_20220213.A498])" office:value-type="date" office:date-value="2021-11-09" calcext:value-type="date">
            <text:p>09/11/21</text:p>
          </table:table-cell>
          <table:table-cell table:formula="of:=[$prevalence_history_20220213.B498]" office:value-type="float" office:value="1113484.61259675" calcext:value-type="float">
            <text:p>1113484.61259675</text:p>
          </table:table-cell>
          <table:table-cell table:formula="of:=[$p_from_i_UK.C517]" office:value-type="float" office:value="948940.19299782" calcext:value-type="float">
            <text:p>948940.19299782</text:p>
          </table:table-cell>
          <table:table-cell table:formula="of:=[.C498]/[.B498]" office:value-type="float" office:value="0.852225690649467" calcext:value-type="float">
            <text:p>0.852225690649467</text:p>
          </table:table-cell>
        </table:table-row>
        <table:table-row table:style-name="ro1">
          <table:table-cell table:formula="of:=VALUE([$prevalence_history_20220213.A499])" office:value-type="date" office:date-value="2021-11-10" calcext:value-type="date">
            <text:p>10/11/21</text:p>
          </table:table-cell>
          <table:table-cell table:formula="of:=[$prevalence_history_20220213.B499]" office:value-type="float" office:value="1092114.98096169" calcext:value-type="float">
            <text:p>1092114.98096169</text:p>
          </table:table-cell>
          <table:table-cell table:formula="of:=[$p_from_i_UK.C518]" office:value-type="float" office:value="930519.916623282" calcext:value-type="float">
            <text:p>930519.916623282</text:p>
          </table:table-cell>
          <table:table-cell table:formula="of:=[.C499]/[.B499]" office:value-type="float" office:value="0.852034751692435" calcext:value-type="float">
            <text:p>0.852034751692435</text:p>
          </table:table-cell>
        </table:table-row>
        <table:table-row table:style-name="ro1">
          <table:table-cell table:formula="of:=VALUE([$prevalence_history_20220213.A500])" office:value-type="date" office:date-value="2021-11-11" calcext:value-type="date">
            <text:p>11/11/21</text:p>
          </table:table-cell>
          <table:table-cell table:formula="of:=[$prevalence_history_20220213.B500]" office:value-type="float" office:value="1071361.84832" calcext:value-type="float">
            <text:p>1071361.84832</text:p>
          </table:table-cell>
          <table:table-cell table:formula="of:=[$p_from_i_UK.C519]" office:value-type="float" office:value="912908.098385717" calcext:value-type="float">
            <text:p>912908.098385717</text:p>
          </table:table-cell>
          <table:table-cell table:formula="of:=[.C500]/[.B500]" office:value-type="float" office:value="0.852100622975557" calcext:value-type="float">
            <text:p>0.852100622975557</text:p>
          </table:table-cell>
        </table:table-row>
        <table:table-row table:style-name="ro1">
          <table:table-cell table:formula="of:=VALUE([$prevalence_history_20220213.A501])" office:value-type="date" office:date-value="2021-11-12" calcext:value-type="date">
            <text:p>12/11/21</text:p>
          </table:table-cell>
          <table:table-cell table:formula="of:=[$prevalence_history_20220213.B501]" office:value-type="float" office:value="1051217.00780937" calcext:value-type="float">
            <text:p>1051217.00780937</text:p>
          </table:table-cell>
          <table:table-cell table:formula="of:=[$p_from_i_UK.C520]" office:value-type="float" office:value="896036.53432451" calcext:value-type="float">
            <text:p>896036.53432451</text:p>
          </table:table-cell>
          <table:table-cell table:formula="of:=[.C501]/[.B501]" office:value-type="float" office:value="0.852380172379212" calcext:value-type="float">
            <text:p>0.852380172379212</text:p>
          </table:table-cell>
        </table:table-row>
        <table:table-row table:style-name="ro1">
          <table:table-cell table:formula="of:=VALUE([$prevalence_history_20220213.A502])" office:value-type="date" office:date-value="2021-11-13" calcext:value-type="date">
            <text:p>13/11/21</text:p>
          </table:table-cell>
          <table:table-cell table:formula="of:=[$prevalence_history_20220213.B502]" office:value-type="float" office:value="1033091.55816735" calcext:value-type="float">
            <text:p>1033091.55816735</text:p>
          </table:table-cell>
          <table:table-cell table:formula="of:=[$p_from_i_UK.C521]" office:value-type="float" office:value="881243.842027143" calcext:value-type="float">
            <text:p>881243.842027143</text:p>
          </table:table-cell>
          <table:table-cell table:formula="of:=[.C502]/[.B502]" office:value-type="float" office:value="0.853016206608467" calcext:value-type="float">
            <text:p>0.853016206608467</text:p>
          </table:table-cell>
        </table:table-row>
        <table:table-row table:style-name="ro1">
          <table:table-cell table:formula="of:=VALUE([$prevalence_history_20220213.A503])" office:value-type="date" office:date-value="2021-11-14" calcext:value-type="date">
            <text:p>14/11/21</text:p>
          </table:table-cell>
          <table:table-cell table:formula="of:=[$prevalence_history_20220213.B503]" office:value-type="float" office:value="1016906.29206944" calcext:value-type="float">
            <text:p>1016906.29206944</text:p>
          </table:table-cell>
          <table:table-cell table:formula="of:=[$p_from_i_UK.C522]" office:value-type="float" office:value="868290.025429664" calcext:value-type="float">
            <text:p>868290.025429664</text:p>
          </table:table-cell>
          <table:table-cell table:formula="of:=[.C503]/[.B503]" office:value-type="float" office:value="0.853854511670552" calcext:value-type="float">
            <text:p>0.853854511670552</text:p>
          </table:table-cell>
        </table:table-row>
        <table:table-row table:style-name="ro1">
          <table:table-cell table:formula="of:=VALUE([$prevalence_history_20220213.A504])" office:value-type="date" office:date-value="2021-11-15" calcext:value-type="date">
            <text:p>15/11/21</text:p>
          </table:table-cell>
          <table:table-cell table:formula="of:=[$prevalence_history_20220213.B504]" office:value-type="float" office:value="1003738.91412219" calcext:value-type="float">
            <text:p>1003738.91412219</text:p>
          </table:table-cell>
          <table:table-cell table:formula="of:=[$p_from_i_UK.C523]" office:value-type="float" office:value="858120.152073252" calcext:value-type="float">
            <text:p>858120.152073252</text:p>
          </table:table-cell>
          <table:table-cell table:formula="of:=[.C504]/[.B504]" office:value-type="float" office:value="0.854923665905404" calcext:value-type="float">
            <text:p>0.854923665905404</text:p>
          </table:table-cell>
        </table:table-row>
        <table:table-row table:style-name="ro1">
          <table:table-cell table:formula="of:=VALUE([$prevalence_history_20220213.A505])" office:value-type="date" office:date-value="2021-11-16" calcext:value-type="date">
            <text:p>16/11/21</text:p>
          </table:table-cell>
          <table:table-cell table:formula="of:=[$prevalence_history_20220213.B505]" office:value-type="float" office:value="994067.674605984" calcext:value-type="float">
            <text:p>994067.674605984</text:p>
          </table:table-cell>
          <table:table-cell table:formula="of:=[$p_from_i_UK.C524]" office:value-type="float" office:value="851098.472523609" calcext:value-type="float">
            <text:p>851098.472523609</text:p>
          </table:table-cell>
          <table:table-cell table:formula="of:=[.C505]/[.B505]" office:value-type="float" office:value="0.856177596621836" calcext:value-type="float">
            <text:p>0.856177596621836</text:p>
          </table:table-cell>
        </table:table-row>
        <table:table-row table:style-name="ro1">
          <table:table-cell table:formula="of:=VALUE([$prevalence_history_20220213.A506])" office:value-type="date" office:date-value="2021-11-17" calcext:value-type="date">
            <text:p>17/11/21</text:p>
          </table:table-cell>
          <table:table-cell table:formula="of:=[$prevalence_history_20220213.B506]" office:value-type="float" office:value="987834.611909456" calcext:value-type="float">
            <text:p>987834.611909456</text:p>
          </table:table-cell>
          <table:table-cell table:formula="of:=[$p_from_i_UK.C525]" office:value-type="float" office:value="847176.957910113" calcext:value-type="float">
            <text:p>847176.957910113</text:p>
          </table:table-cell>
          <table:table-cell table:formula="of:=[.C506]/[.B506]" office:value-type="float" office:value="0.857610117823817" calcext:value-type="float">
            <text:p>0.857610117823817</text:p>
          </table:table-cell>
        </table:table-row>
        <table:table-row table:style-name="ro1">
          <table:table-cell table:formula="of:=VALUE([$prevalence_history_20220213.A507])" office:value-type="date" office:date-value="2021-11-18" calcext:value-type="date">
            <text:p>18/11/21</text:p>
          </table:table-cell>
          <table:table-cell table:formula="of:=[$prevalence_history_20220213.B507]" office:value-type="float" office:value="985201.27289811" calcext:value-type="float">
            <text:p>985201.27289811</text:p>
          </table:table-cell>
          <table:table-cell table:formula="of:=[$p_from_i_UK.C526]" office:value-type="float" office:value="846407.209107345" calcext:value-type="float">
            <text:p>846407.209107345</text:p>
          </table:table-cell>
          <table:table-cell table:formula="of:=[.C507]/[.B507]" office:value-type="float" office:value="0.859121107931091" calcext:value-type="float">
            <text:p>0.859121107931091</text:p>
          </table:table-cell>
        </table:table-row>
        <table:table-row table:style-name="ro1">
          <table:table-cell table:formula="of:=VALUE([$prevalence_history_20220213.A508])" office:value-type="date" office:date-value="2021-11-19" calcext:value-type="date">
            <text:p>19/11/21</text:p>
          </table:table-cell>
          <table:table-cell table:formula="of:=[$prevalence_history_20220213.B508]" office:value-type="float" office:value="986230.87861449" calcext:value-type="float">
            <text:p>986230.87861449</text:p>
          </table:table-cell>
          <table:table-cell table:formula="of:=[$p_from_i_UK.C527]" office:value-type="float" office:value="848701.6195913" calcext:value-type="float">
            <text:p>848701.6195913</text:p>
          </table:table-cell>
          <table:table-cell table:formula="of:=[.C508]/[.B508]" office:value-type="float" office:value="0.860550645892979" calcext:value-type="float">
            <text:p>0.860550645892979</text:p>
          </table:table-cell>
        </table:table-row>
        <table:table-row table:style-name="ro1">
          <table:table-cell table:formula="of:=VALUE([$prevalence_history_20220213.A509])" office:value-type="date" office:date-value="2021-11-20" calcext:value-type="date">
            <text:p>20/11/21</text:p>
          </table:table-cell>
          <table:table-cell table:formula="of:=[$prevalence_history_20220213.B509]" office:value-type="float" office:value="990744.753867267" calcext:value-type="float">
            <text:p>990744.753867267</text:p>
          </table:table-cell>
          <table:table-cell table:formula="of:=[$p_from_i_UK.C528]" office:value-type="float" office:value="853891.757218252" calcext:value-type="float">
            <text:p>853891.757218252</text:p>
          </table:table-cell>
          <table:table-cell table:formula="of:=[.C509]/[.B509]" office:value-type="float" office:value="0.861868562901975" calcext:value-type="float">
            <text:p>0.861868562901975</text:p>
          </table:table-cell>
        </table:table-row>
        <table:table-row table:style-name="ro1">
          <table:table-cell table:formula="of:=VALUE([$prevalence_history_20220213.A510])" office:value-type="date" office:date-value="2021-11-21" calcext:value-type="date">
            <text:p>21/11/21</text:p>
          </table:table-cell>
          <table:table-cell table:formula="of:=[$prevalence_history_20220213.B510]" office:value-type="float" office:value="997145.127986816" calcext:value-type="float">
            <text:p>997145.127986816</text:p>
          </table:table-cell>
          <table:table-cell table:formula="of:=[$p_from_i_UK.C529]" office:value-type="float" office:value="860373.013895489" calcext:value-type="float">
            <text:p>860373.013895489</text:p>
          </table:table-cell>
          <table:table-cell table:formula="of:=[.C510]/[.B510]" office:value-type="float" office:value="0.862836301103468" calcext:value-type="float">
            <text:p>0.862836301103468</text:p>
          </table:table-cell>
        </table:table-row>
        <table:table-row table:style-name="ro1">
          <table:table-cell table:formula="of:=VALUE([$prevalence_history_20220213.A511])" office:value-type="date" office:date-value="2021-11-22" calcext:value-type="date">
            <text:p>22/11/21</text:p>
          </table:table-cell>
          <table:table-cell table:formula="of:=[$prevalence_history_20220213.B511]" office:value-type="float" office:value="1006391.05572954" calcext:value-type="float">
            <text:p>1006391.05572954</text:p>
          </table:table-cell>
          <table:table-cell table:formula="of:=[$p_from_i_UK.C530]" office:value-type="float" office:value="869131.63062009" calcext:value-type="float">
            <text:p>869131.63062009</text:p>
          </table:table-cell>
          <table:table-cell table:formula="of:=[.C511]/[.B511]" office:value-type="float" office:value="0.863612236686712" calcext:value-type="float">
            <text:p>0.863612236686712</text:p>
          </table:table-cell>
        </table:table-row>
        <table:table-row table:style-name="ro1">
          <table:table-cell table:formula="of:=VALUE([$prevalence_history_20220213.A512])" office:value-type="date" office:date-value="2021-11-23" calcext:value-type="date">
            <text:p>23/11/21</text:p>
          </table:table-cell>
          <table:table-cell table:formula="of:=[$prevalence_history_20220213.B512]" office:value-type="float" office:value="1016518.48168846" calcext:value-type="float">
            <text:p>1016518.48168846</text:p>
          </table:table-cell>
          <table:table-cell table:formula="of:=[$p_from_i_UK.C531]" office:value-type="float" office:value="878272.156908853" calcext:value-type="float">
            <text:p>878272.156908853</text:p>
          </table:table-cell>
          <table:table-cell table:formula="of:=[.C512]/[.B512]" office:value-type="float" office:value="0.86400018566315" calcext:value-type="float">
            <text:p>0.86400018566315</text:p>
          </table:table-cell>
        </table:table-row>
        <table:table-row table:style-name="ro1">
          <table:table-cell table:formula="of:=VALUE([$prevalence_history_20220213.A513])" office:value-type="date" office:date-value="2021-11-24" calcext:value-type="date">
            <text:p>24/11/21</text:p>
          </table:table-cell>
          <table:table-cell table:formula="of:=[$prevalence_history_20220213.B513]" office:value-type="float" office:value="1026921.26166668" calcext:value-type="float">
            <text:p>1026921.26166668</text:p>
          </table:table-cell>
          <table:table-cell table:formula="of:=[$p_from_i_UK.C532]" office:value-type="float" office:value="887224.863469899" calcext:value-type="float">
            <text:p>887224.863469899</text:p>
          </table:table-cell>
          <table:table-cell table:formula="of:=[.C513]/[.B513]" office:value-type="float" office:value="0.863965813727476" calcext:value-type="float">
            <text:p>0.863965813727476</text:p>
          </table:table-cell>
        </table:table-row>
        <table:table-row table:style-name="ro1">
          <table:table-cell table:formula="of:=VALUE([$prevalence_history_20220213.A514])" office:value-type="date" office:date-value="2021-11-25" calcext:value-type="date">
            <text:p>25/11/21</text:p>
          </table:table-cell>
          <table:table-cell table:formula="of:=[$prevalence_history_20220213.B514]" office:value-type="float" office:value="1036674.98793407" calcext:value-type="float">
            <text:p>1036674.98793407</text:p>
          </table:table-cell>
          <table:table-cell table:formula="of:=[$p_from_i_UK.C533]" office:value-type="float" office:value="895211.203288512" calcext:value-type="float">
            <text:p>895211.203288512</text:p>
          </table:table-cell>
          <table:table-cell table:formula="of:=[.C514]/[.B514]" office:value-type="float" office:value="0.863540852926843" calcext:value-type="float">
            <text:p>0.863540852926843</text:p>
          </table:table-cell>
        </table:table-row>
        <table:table-row table:style-name="ro1">
          <table:table-cell table:formula="of:=VALUE([$prevalence_history_20220213.A515])" office:value-type="date" office:date-value="2021-11-26" calcext:value-type="date">
            <text:p>26/11/21</text:p>
          </table:table-cell>
          <table:table-cell table:formula="of:=[$prevalence_history_20220213.B515]" office:value-type="float" office:value="1046089.9486639" calcext:value-type="float">
            <text:p>1046089.9486639</text:p>
          </table:table-cell>
          <table:table-cell table:formula="of:=[$p_from_i_UK.C534]" office:value-type="float" office:value="902708.468983436" calcext:value-type="float">
            <text:p>902708.468983436</text:p>
          </table:table-cell>
          <table:table-cell table:formula="of:=[.C515]/[.B515]" office:value-type="float" office:value="0.862935802161568" calcext:value-type="float">
            <text:p>0.862935802161568</text:p>
          </table:table-cell>
        </table:table-row>
        <table:table-row table:style-name="ro1">
          <table:table-cell table:formula="of:=VALUE([$prevalence_history_20220213.A516])" office:value-type="date" office:date-value="2021-11-27" calcext:value-type="date">
            <text:p>27/11/21</text:p>
          </table:table-cell>
          <table:table-cell table:formula="of:=[$prevalence_history_20220213.B516]" office:value-type="float" office:value="1054514.97142462" calcext:value-type="float">
            <text:p>1054514.97142462</text:p>
          </table:table-cell>
          <table:table-cell table:formula="of:=[$p_from_i_UK.C535]" office:value-type="float" office:value="909250.601439238" calcext:value-type="float">
            <text:p>909250.601439238</text:p>
          </table:table-cell>
          <table:table-cell table:formula="of:=[.C516]/[.B516]" office:value-type="float" office:value="0.862245322331333" calcext:value-type="float">
            <text:p>0.862245322331333</text:p>
          </table:table-cell>
        </table:table-row>
        <table:table-row table:style-name="ro1">
          <table:table-cell table:formula="of:=VALUE([$prevalence_history_20220213.A517])" office:value-type="date" office:date-value="2021-11-28" calcext:value-type="date">
            <text:p>28/11/21</text:p>
          </table:table-cell>
          <table:table-cell table:formula="of:=[$prevalence_history_20220213.B517]" office:value-type="float" office:value="1062183.45401868" calcext:value-type="float">
            <text:p>1062183.45401868</text:p>
          </table:table-cell>
          <table:table-cell table:formula="of:=[$p_from_i_UK.C536]" office:value-type="float" office:value="915092.111032503" calcext:value-type="float">
            <text:p>915092.111032503</text:p>
          </table:table-cell>
          <table:table-cell table:formula="of:=[.C517]/[.B517]" office:value-type="float" office:value="0.861519832163013" calcext:value-type="float">
            <text:p>0.861519832163013</text:p>
          </table:table-cell>
        </table:table-row>
        <table:table-row table:style-name="ro1">
          <table:table-cell table:formula="of:=VALUE([$prevalence_history_20220213.A518])" office:value-type="date" office:date-value="2021-11-29" calcext:value-type="date">
            <text:p>29/11/21</text:p>
          </table:table-cell>
          <table:table-cell table:formula="of:=[$prevalence_history_20220213.B518]" office:value-type="float" office:value="1068447.5381959" calcext:value-type="float">
            <text:p>1068447.5381959</text:p>
          </table:table-cell>
          <table:table-cell table:formula="of:=[$p_from_i_UK.C537]" office:value-type="float" office:value="919791.30564793" calcext:value-type="float">
            <text:p>919791.30564793</text:p>
          </table:table-cell>
          <table:table-cell table:formula="of:=[.C518]/[.B518]" office:value-type="float" office:value="0.860867073736742" calcext:value-type="float">
            <text:p>0.860867073736742</text:p>
          </table:table-cell>
        </table:table-row>
        <table:table-row table:style-name="ro1">
          <table:table-cell table:formula="of:=VALUE([$prevalence_history_20220213.A519])" office:value-type="date" office:date-value="2021-11-30" calcext:value-type="date">
            <text:p>30/11/21</text:p>
          </table:table-cell>
          <table:table-cell table:formula="of:=[$prevalence_history_20220213.B519]" office:value-type="float" office:value="1073795.05007627" calcext:value-type="float">
            <text:p>1073795.05007627</text:p>
          </table:table-cell>
          <table:table-cell table:formula="of:=[$p_from_i_UK.C538]" office:value-type="float" office:value="923896.311073486" calcext:value-type="float">
            <text:p>923896.311073486</text:p>
          </table:table-cell>
          <table:table-cell table:formula="of:=[.C519]/[.B519]" office:value-type="float" office:value="0.86040284038175" calcext:value-type="float">
            <text:p>0.86040284038175</text:p>
          </table:table-cell>
        </table:table-row>
        <table:table-row table:style-name="ro1">
          <table:table-cell table:formula="of:=VALUE([$prevalence_history_20220213.A520])" office:value-type="date" office:date-value="2021-12-01" calcext:value-type="date">
            <text:p>01/12/21</text:p>
          </table:table-cell>
          <table:table-cell table:formula="of:=[$prevalence_history_20220213.B520]" office:value-type="float" office:value="1078465.13868168" calcext:value-type="float">
            <text:p>1078465.13868168</text:p>
          </table:table-cell>
          <table:table-cell table:formula="of:=[$p_from_i_UK.C539]" office:value-type="float" office:value="927581.027112193" calcext:value-type="float">
            <text:p>927581.027112193</text:p>
          </table:table-cell>
          <table:table-cell table:formula="of:=[.C520]/[.B520]" office:value-type="float" office:value="0.86009365888829" calcext:value-type="float">
            <text:p>0.86009365888829</text:p>
          </table:table-cell>
        </table:table-row>
        <table:table-row table:style-name="ro1">
          <table:table-cell table:formula="of:=VALUE([$prevalence_history_20220213.A521])" office:value-type="date" office:date-value="2021-12-02" calcext:value-type="date">
            <text:p>02/12/21</text:p>
          </table:table-cell>
          <table:table-cell table:formula="of:=[$prevalence_history_20220213.B521]" office:value-type="float" office:value="1083323.05618299" calcext:value-type="float">
            <text:p>1083323.05618299</text:p>
          </table:table-cell>
          <table:table-cell table:formula="of:=[$p_from_i_UK.C540]" office:value-type="float" office:value="931680.873944589" calcext:value-type="float">
            <text:p>931680.873944589</text:p>
          </table:table-cell>
          <table:table-cell table:formula="of:=[.C521]/[.B521]" office:value-type="float" office:value="0.860021273088471" calcext:value-type="float">
            <text:p>0.860021273088471</text:p>
          </table:table-cell>
        </table:table-row>
        <table:table-row table:style-name="ro1">
          <table:table-cell table:formula="of:=VALUE([$prevalence_history_20220213.A522])" office:value-type="date" office:date-value="2021-12-03" calcext:value-type="date">
            <text:p>03/12/21</text:p>
          </table:table-cell>
          <table:table-cell table:formula="of:=[$prevalence_history_20220213.B522]" office:value-type="float" office:value="1088081.94604957" calcext:value-type="float">
            <text:p>1088081.94604957</text:p>
          </table:table-cell>
          <table:table-cell table:formula="of:=[$p_from_i_UK.C541]" office:value-type="float" office:value="935858.483852901" calcext:value-type="float">
            <text:p>935858.483852901</text:p>
          </table:table-cell>
          <table:table-cell table:formula="of:=[.C522]/[.B522]" office:value-type="float" office:value="0.860099266650515" calcext:value-type="float">
            <text:p>0.860099266650515</text:p>
          </table:table-cell>
        </table:table-row>
        <table:table-row table:style-name="ro1">
          <table:table-cell table:formula="of:=VALUE([$prevalence_history_20220213.A523])" office:value-type="date" office:date-value="2021-12-04" calcext:value-type="date">
            <text:p>04/12/21</text:p>
          </table:table-cell>
          <table:table-cell table:formula="of:=[$prevalence_history_20220213.B523]" office:value-type="float" office:value="1092882.00187505" calcext:value-type="float">
            <text:p>1092882.00187505</text:p>
          </table:table-cell>
          <table:table-cell table:formula="of:=[$p_from_i_UK.C542]" office:value-type="float" office:value="940216.962474561" calcext:value-type="float">
            <text:p>940216.962474561</text:p>
          </table:table-cell>
          <table:table-cell table:formula="of:=[.C523]/[.B523]" office:value-type="float" office:value="0.860309677404731" calcext:value-type="float">
            <text:p>0.860309677404731</text:p>
          </table:table-cell>
        </table:table-row>
        <table:table-row table:style-name="ro1">
          <table:table-cell table:formula="of:=VALUE([$prevalence_history_20220213.A524])" office:value-type="date" office:date-value="2021-12-05" calcext:value-type="date">
            <text:p>05/12/21</text:p>
          </table:table-cell>
          <table:table-cell table:formula="of:=[$prevalence_history_20220213.B524]" office:value-type="float" office:value="1098178.30160576" calcext:value-type="float">
            <text:p>1098178.30160576</text:p>
          </table:table-cell>
          <table:table-cell table:formula="of:=[$p_from_i_UK.C543]" office:value-type="float" office:value="945136.212813177" calcext:value-type="float">
            <text:p>945136.212813177</text:p>
          </table:table-cell>
          <table:table-cell table:formula="of:=[.C524]/[.B524]" office:value-type="float" office:value="0.860640035804018" calcext:value-type="float">
            <text:p>0.860640035804018</text:p>
          </table:table-cell>
        </table:table-row>
        <table:table-row table:style-name="ro1">
          <table:table-cell table:formula="of:=VALUE([$prevalence_history_20220213.A525])" office:value-type="date" office:date-value="2021-12-06" calcext:value-type="date">
            <text:p>06/12/21</text:p>
          </table:table-cell>
          <table:table-cell table:formula="of:=[$prevalence_history_20220213.B525]" office:value-type="float" office:value="1102743.07252334" calcext:value-type="float">
            <text:p>1102743.07252334</text:p>
          </table:table-cell>
          <table:table-cell table:formula="of:=[$p_from_i_UK.C544]" office:value-type="float" office:value="949287.77808796" calcext:value-type="float">
            <text:p>949287.77808796</text:p>
          </table:table-cell>
          <table:table-cell table:formula="of:=[.C525]/[.B525]" office:value-type="float" office:value="0.860842204989565" calcext:value-type="float">
            <text:p>0.860842204989565</text:p>
          </table:table-cell>
        </table:table-row>
        <table:table-row table:style-name="ro1">
          <table:table-cell table:formula="of:=VALUE([$prevalence_history_20220213.A526])" office:value-type="date" office:date-value="2021-12-07" calcext:value-type="date">
            <text:p>07/12/21</text:p>
          </table:table-cell>
          <table:table-cell table:formula="of:=[$prevalence_history_20220213.B526]" office:value-type="float" office:value="1106748.10654111" calcext:value-type="float">
            <text:p>1106748.10654111</text:p>
          </table:table-cell>
          <table:table-cell table:formula="of:=[$p_from_i_UK.C545]" office:value-type="float" office:value="952792.650394314" calcext:value-type="float">
            <text:p>952792.650394314</text:p>
          </table:table-cell>
          <table:table-cell table:formula="of:=[.C526]/[.B526]" office:value-type="float" office:value="0.860893860819018" calcext:value-type="float">
            <text:p>0.860893860819018</text:p>
          </table:table-cell>
        </table:table-row>
        <table:table-row table:style-name="ro1">
          <table:table-cell table:formula="of:=VALUE([$prevalence_history_20220213.A527])" office:value-type="date" office:date-value="2021-12-08" calcext:value-type="date">
            <text:p>08/12/21</text:p>
          </table:table-cell>
          <table:table-cell table:formula="of:=[$prevalence_history_20220213.B527]" office:value-type="float" office:value="1111426.77433683" calcext:value-type="float">
            <text:p>1111426.77433683</text:p>
          </table:table-cell>
          <table:table-cell table:formula="of:=[$p_from_i_UK.C546]" office:value-type="float" office:value="956875.44689744" calcext:value-type="float">
            <text:p>956875.44689744</text:p>
          </table:table-cell>
          <table:table-cell table:formula="of:=[.C527]/[.B527]" office:value-type="float" office:value="0.86094331087929" calcext:value-type="float">
            <text:p>0.86094331087929</text:p>
          </table:table-cell>
        </table:table-row>
        <table:table-row table:style-name="ro1">
          <table:table-cell table:formula="of:=VALUE([$prevalence_history_20220213.A528])" office:value-type="date" office:date-value="2021-12-09" calcext:value-type="date">
            <text:p>09/12/21</text:p>
          </table:table-cell>
          <table:table-cell table:formula="of:=[$prevalence_history_20220213.B528]" office:value-type="float" office:value="1117264.76763014" calcext:value-type="float">
            <text:p>1117264.76763014</text:p>
          </table:table-cell>
          <table:table-cell table:formula="of:=[$p_from_i_UK.C547]" office:value-type="float" office:value="962068.586256567" calcext:value-type="float">
            <text:p>962068.586256567</text:p>
          </table:table-cell>
          <table:table-cell table:formula="of:=[.C528]/[.B528]" office:value-type="float" office:value="0.861092745542523" calcext:value-type="float">
            <text:p>0.861092745542523</text:p>
          </table:table-cell>
        </table:table-row>
        <table:table-row table:style-name="ro1">
          <table:table-cell table:formula="of:=VALUE([$prevalence_history_20220213.A529])" office:value-type="date" office:date-value="2021-12-10" calcext:value-type="date">
            <text:p>10/12/21</text:p>
          </table:table-cell>
          <table:table-cell table:formula="of:=[$prevalence_history_20220213.B529]" office:value-type="float" office:value="1124214.66445782" calcext:value-type="float">
            <text:p>1124214.66445782</text:p>
          </table:table-cell>
          <table:table-cell table:formula="of:=[$p_from_i_UK.C548]" office:value-type="float" office:value="968333.782244749" calcext:value-type="float">
            <text:p>968333.782244749</text:p>
          </table:table-cell>
          <table:table-cell table:formula="of:=[.C529]/[.B529]" office:value-type="float" office:value="0.86134242227818" calcext:value-type="float">
            <text:p>0.86134242227818</text:p>
          </table:table-cell>
        </table:table-row>
        <table:table-row table:style-name="ro1">
          <table:table-cell table:formula="of:=VALUE([$prevalence_history_20220213.A530])" office:value-type="date" office:date-value="2021-12-11" calcext:value-type="date">
            <text:p>11/12/21</text:p>
          </table:table-cell>
          <table:table-cell table:formula="of:=[$prevalence_history_20220213.B530]" office:value-type="float" office:value="1132372.50378001" calcext:value-type="float">
            <text:p>1132372.50378001</text:p>
          </table:table-cell>
          <table:table-cell table:formula="of:=[$p_from_i_UK.C549]" office:value-type="float" office:value="975745.087612646" calcext:value-type="float">
            <text:p>975745.087612646</text:p>
          </table:table-cell>
          <table:table-cell table:formula="of:=[.C530]/[.B530]" office:value-type="float" office:value="0.861682074013171" calcext:value-type="float">
            <text:p>0.861682074013171</text:p>
          </table:table-cell>
        </table:table-row>
        <table:table-row table:style-name="ro1">
          <table:table-cell table:formula="of:=VALUE([$prevalence_history_20220213.A531])" office:value-type="date" office:date-value="2021-12-12" calcext:value-type="date">
            <text:p>12/12/21</text:p>
          </table:table-cell>
          <table:table-cell table:formula="of:=[$prevalence_history_20220213.B531]" office:value-type="float" office:value="1142455.35004729" calcext:value-type="float">
            <text:p>1142455.35004729</text:p>
          </table:table-cell>
          <table:table-cell table:formula="of:=[$p_from_i_UK.C550]" office:value-type="float" office:value="985068.300512007" calcext:value-type="float">
            <text:p>985068.300512007</text:p>
          </table:table-cell>
          <table:table-cell table:formula="of:=[.C531]/[.B531]" office:value-type="float" office:value="0.862237898812616" calcext:value-type="float">
            <text:p>0.862237898812616</text:p>
          </table:table-cell>
        </table:table-row>
        <table:table-row table:style-name="ro1">
          <table:table-cell table:formula="of:=VALUE([$prevalence_history_20220213.A532])" office:value-type="date" office:date-value="2021-12-13" calcext:value-type="date">
            <text:p>13/12/21</text:p>
          </table:table-cell>
          <table:table-cell table:formula="of:=[$prevalence_history_20220213.B532]" office:value-type="float" office:value="1154962.99819069" calcext:value-type="float">
            <text:p>1154962.99819069</text:p>
          </table:table-cell>
          <table:table-cell table:formula="of:=[$p_from_i_UK.C551]" office:value-type="float" office:value="996684.587848453" calcext:value-type="float">
            <text:p>996684.587848453</text:p>
          </table:table-cell>
          <table:table-cell table:formula="of:=[.C532]/[.B532]" office:value-type="float" office:value="0.862958024984187" calcext:value-type="float">
            <text:p>0.862958024984187</text:p>
          </table:table-cell>
        </table:table-row>
        <table:table-row table:style-name="ro1">
          <table:table-cell table:formula="of:=VALUE([$prevalence_history_20220213.A533])" office:value-type="date" office:date-value="2021-12-14" calcext:value-type="date">
            <text:p>14/12/21</text:p>
          </table:table-cell>
          <table:table-cell table:formula="of:=[$prevalence_history_20220213.B533]" office:value-type="float" office:value="1171628.98587384" calcext:value-type="float">
            <text:p>1171628.98587384</text:p>
          </table:table-cell>
          <table:table-cell table:formula="of:=[$p_from_i_UK.C552]" office:value-type="float" office:value="1012172.41811287" calcext:value-type="float">
            <text:p>1012172.41811287</text:p>
          </table:table-cell>
          <table:table-cell table:formula="of:=[.C533]/[.B533]" office:value-type="float" office:value="0.863901824140992" calcext:value-type="float">
            <text:p>0.863901824140992</text:p>
          </table:table-cell>
        </table:table-row>
        <table:table-row table:style-name="ro1">
          <table:table-cell table:formula="of:=VALUE([$prevalence_history_20220213.A534])" office:value-type="date" office:date-value="2021-12-15" calcext:value-type="date">
            <text:p>15/12/21</text:p>
          </table:table-cell>
          <table:table-cell table:formula="of:=[$prevalence_history_20220213.B534]" office:value-type="float" office:value="1196466.2017817" calcext:value-type="float">
            <text:p>1196466.2017817</text:p>
          </table:table-cell>
          <table:table-cell table:formula="of:=[$p_from_i_UK.C553]" office:value-type="float" office:value="1035541.4495836" calcext:value-type="float">
            <text:p>1035541.4495836</text:p>
          </table:table-cell>
          <table:table-cell table:formula="of:=[.C534]/[.B534]" office:value-type="float" office:value="0.865499959832995" calcext:value-type="float">
            <text:p>0.865499959832995</text:p>
          </table:table-cell>
        </table:table-row>
        <table:table-row table:style-name="ro1">
          <table:table-cell table:formula="of:=VALUE([$prevalence_history_20220213.A535])" office:value-type="date" office:date-value="2021-12-16" calcext:value-type="date">
            <text:p>16/12/21</text:p>
          </table:table-cell>
          <table:table-cell table:formula="of:=[$prevalence_history_20220213.B535]" office:value-type="float" office:value="1229246.52645211" calcext:value-type="float">
            <text:p>1229246.52645211</text:p>
          </table:table-cell>
          <table:table-cell table:formula="of:=[$p_from_i_UK.C554]" office:value-type="float" office:value="1066461.78935911" calcext:value-type="float">
            <text:p>1066461.78935911</text:p>
          </table:table-cell>
          <table:table-cell table:formula="of:=[.C535]/[.B535]" office:value-type="float" office:value="0.867573563487841" calcext:value-type="float">
            <text:p>0.867573563487841</text:p>
          </table:table-cell>
        </table:table-row>
        <table:table-row table:style-name="ro1">
          <table:table-cell table:formula="of:=VALUE([$prevalence_history_20220213.A536])" office:value-type="date" office:date-value="2021-12-17" calcext:value-type="date">
            <text:p>17/12/21</text:p>
          </table:table-cell>
          <table:table-cell table:formula="of:=[$prevalence_history_20220213.B536]" office:value-type="float" office:value="1269085.26958966" calcext:value-type="float">
            <text:p>1269085.26958966</text:p>
          </table:table-cell>
          <table:table-cell table:formula="of:=[$p_from_i_UK.C555]" office:value-type="float" office:value="1103876.10487155" calcext:value-type="float">
            <text:p>1103876.10487155</text:p>
          </table:table-cell>
          <table:table-cell table:formula="of:=[.C536]/[.B536]" office:value-type="float" office:value="0.869820280262549" calcext:value-type="float">
            <text:p>0.869820280262549</text:p>
          </table:table-cell>
        </table:table-row>
        <table:table-row table:style-name="ro1">
          <table:table-cell table:formula="of:=VALUE([$prevalence_history_20220213.A537])" office:value-type="date" office:date-value="2021-12-18" calcext:value-type="date">
            <text:p>18/12/21</text:p>
          </table:table-cell>
          <table:table-cell table:formula="of:=[$prevalence_history_20220213.B537]" office:value-type="float" office:value="1316033.56644854" calcext:value-type="float">
            <text:p>1316033.56644854</text:p>
          </table:table-cell>
          <table:table-cell table:formula="of:=[$p_from_i_UK.C556]" office:value-type="float" office:value="1147522.87968901" calcext:value-type="float">
            <text:p>1147522.87968901</text:p>
          </table:table-cell>
          <table:table-cell table:formula="of:=[.C537]/[.B537]" office:value-type="float" office:value="0.871955631637669" calcext:value-type="float">
            <text:p>0.871955631637669</text:p>
          </table:table-cell>
        </table:table-row>
        <table:table-row table:style-name="ro1">
          <table:table-cell table:formula="of:=VALUE([$prevalence_history_20220213.A538])" office:value-type="date" office:date-value="2021-12-19" calcext:value-type="date">
            <text:p>19/12/21</text:p>
          </table:table-cell>
          <table:table-cell table:formula="of:=[$prevalence_history_20220213.B538]" office:value-type="float" office:value="1370986.60195682" calcext:value-type="float">
            <text:p>1370986.60195682</text:p>
          </table:table-cell>
          <table:table-cell table:formula="of:=[$p_from_i_UK.C557]" office:value-type="float" office:value="1198096.17057608" calcext:value-type="float">
            <text:p>1198096.17057608</text:p>
          </table:table-cell>
          <table:table-cell table:formula="of:=[.C538]/[.B538]" office:value-type="float" office:value="0.873893420158902" calcext:value-type="float">
            <text:p>0.873893420158902</text:p>
          </table:table-cell>
        </table:table-row>
        <table:table-row table:style-name="ro1">
          <table:table-cell table:formula="of:=VALUE([$prevalence_history_20220213.A539])" office:value-type="date" office:date-value="2021-12-20" calcext:value-type="date">
            <text:p>20/12/21</text:p>
          </table:table-cell>
          <table:table-cell table:formula="of:=[$prevalence_history_20220213.B539]" office:value-type="float" office:value="1432931.81947406" calcext:value-type="float">
            <text:p>1432931.81947406</text:p>
          </table:table-cell>
          <table:table-cell table:formula="of:=[$p_from_i_UK.C558]" office:value-type="float" office:value="1254332.75991303" calcext:value-type="float">
            <text:p>1254332.75991303</text:p>
          </table:table-cell>
          <table:table-cell table:formula="of:=[.C539]/[.B539]" office:value-type="float" office:value="0.875361090364663" calcext:value-type="float">
            <text:p>0.875361090364663</text:p>
          </table:table-cell>
        </table:table-row>
        <table:table-row table:style-name="ro1">
          <table:table-cell table:formula="of:=VALUE([$prevalence_history_20220213.A540])" office:value-type="date" office:date-value="2021-12-21" calcext:value-type="date">
            <text:p>21/12/21</text:p>
          </table:table-cell>
          <table:table-cell table:formula="of:=[$prevalence_history_20220213.B540]" office:value-type="float" office:value="1501999.67295598" calcext:value-type="float">
            <text:p>1501999.67295598</text:p>
          </table:table-cell>
          <table:table-cell table:formula="of:=[$p_from_i_UK.C559]" office:value-type="float" office:value="1316223.53298734" calcext:value-type="float">
            <text:p>1316223.53298734</text:p>
          </table:table-cell>
          <table:table-cell table:formula="of:=[.C540]/[.B540]" office:value-type="float" office:value="0.876314127550359" calcext:value-type="float">
            <text:p>0.876314127550359</text:p>
          </table:table-cell>
        </table:table-row>
        <table:table-row table:style-name="ro1">
          <table:table-cell table:formula="of:=VALUE([$prevalence_history_20220213.A541])" office:value-type="date" office:date-value="2021-12-22" calcext:value-type="date">
            <text:p>22/12/21</text:p>
          </table:table-cell>
          <table:table-cell table:formula="of:=[$prevalence_history_20220213.B541]" office:value-type="float" office:value="1577198.96628126" calcext:value-type="float">
            <text:p>1577198.96628126</text:p>
          </table:table-cell>
          <table:table-cell table:formula="of:=[$p_from_i_UK.C560]" office:value-type="float" office:value="1383013.0332752" calcext:value-type="float">
            <text:p>1383013.0332752</text:p>
          </table:table-cell>
          <table:table-cell table:formula="of:=[.C541]/[.B541]" office:value-type="float" office:value="0.876879241517693" calcext:value-type="float">
            <text:p>0.876879241517693</text:p>
          </table:table-cell>
        </table:table-row>
        <table:table-row table:style-name="ro1">
          <table:table-cell table:formula="of:=VALUE([$prevalence_history_20220213.A542])" office:value-type="date" office:date-value="2021-12-23" calcext:value-type="date">
            <text:p>23/12/21</text:p>
          </table:table-cell>
          <table:table-cell table:formula="of:=[$prevalence_history_20220213.B542]" office:value-type="float" office:value="1658613.77620949" calcext:value-type="float">
            <text:p>1658613.77620949</text:p>
          </table:table-cell>
          <table:table-cell table:formula="of:=[$p_from_i_UK.C561]" office:value-type="float" office:value="1454899.34312522" calcext:value-type="float">
            <text:p>1454899.34312522</text:p>
          </table:table-cell>
          <table:table-cell table:formula="of:=[.C542]/[.B542]" office:value-type="float" office:value="0.877177896381745" calcext:value-type="float">
            <text:p>0.877177896381745</text:p>
          </table:table-cell>
        </table:table-row>
        <table:table-row table:style-name="ro1">
          <table:table-cell table:formula="of:=VALUE([$prevalence_history_20220213.A543])" office:value-type="date" office:date-value="2021-12-24" calcext:value-type="date">
            <text:p>24/12/21</text:p>
          </table:table-cell>
          <table:table-cell table:formula="of:=[$prevalence_history_20220213.B543]" office:value-type="float" office:value="1745169.38207361" calcext:value-type="float">
            <text:p>1745169.38207361</text:p>
          </table:table-cell>
          <table:table-cell table:formula="of:=[$p_from_i_UK.C562]" office:value-type="float" office:value="1530827.42520233" calcext:value-type="float">
            <text:p>1530827.42520233</text:p>
          </table:table-cell>
          <table:table-cell table:formula="of:=[.C543]/[.B543]" office:value-type="float" office:value="0.877179854819253" calcext:value-type="float">
            <text:p>0.877179854819253</text:p>
          </table:table-cell>
        </table:table-row>
        <table:table-row table:style-name="ro1">
          <table:table-cell table:formula="of:=VALUE([$prevalence_history_20220213.A544])" office:value-type="date" office:date-value="2021-12-25" calcext:value-type="date">
            <text:p>25/12/21</text:p>
          </table:table-cell>
          <table:table-cell table:formula="of:=[$prevalence_history_20220213.B544]" office:value-type="float" office:value="1833680.5439594" calcext:value-type="float">
            <text:p>1833680.5439594</text:p>
          </table:table-cell>
          <table:table-cell table:formula="of:=[$p_from_i_UK.C563]" office:value-type="float" office:value="1607759.60008024" calcext:value-type="float">
            <text:p>1607759.60008024</text:p>
          </table:table-cell>
          <table:table-cell table:formula="of:=[.C544]/[.B544]" office:value-type="float" office:value="0.876793727989642" calcext:value-type="float">
            <text:p>0.876793727989642</text:p>
          </table:table-cell>
        </table:table-row>
        <table:table-row table:style-name="ro1">
          <table:table-cell table:formula="of:=VALUE([$prevalence_history_20220213.A545])" office:value-type="date" office:date-value="2021-12-26" calcext:value-type="date">
            <text:p>26/12/21</text:p>
          </table:table-cell>
          <table:table-cell table:formula="of:=[$prevalence_history_20220213.B545]" office:value-type="float" office:value="1922812.14388911" calcext:value-type="float">
            <text:p>1922812.14388911</text:p>
          </table:table-cell>
          <table:table-cell table:formula="of:=[$p_from_i_UK.C564]" office:value-type="float" office:value="1684600.46681688" calcext:value-type="float">
            <text:p>1684600.46681688</text:p>
          </table:table-cell>
          <table:table-cell table:formula="of:=[.C545]/[.B545]" office:value-type="float" office:value="0.876112870501003" calcext:value-type="float">
            <text:p>0.876112870501003</text:p>
          </table:table-cell>
        </table:table-row>
        <table:table-row table:style-name="ro1">
          <table:table-cell table:formula="of:=VALUE([$prevalence_history_20220213.A546])" office:value-type="date" office:date-value="2021-12-27" calcext:value-type="date">
            <text:p>27/12/21</text:p>
          </table:table-cell>
          <table:table-cell table:formula="of:=[$prevalence_history_20220213.B546]" office:value-type="float" office:value="2011325.73344317" calcext:value-type="float">
            <text:p>2011325.73344317</text:p>
          </table:table-cell>
          <table:table-cell table:formula="of:=[$p_from_i_UK.C565]" office:value-type="float" office:value="1760264.97279271" calcext:value-type="float">
            <text:p>1760264.97279271</text:p>
          </table:table-cell>
          <table:table-cell table:formula="of:=[.C546]/[.B546]" office:value-type="float" office:value="0.875176478639953" calcext:value-type="float">
            <text:p>0.875176478639953</text:p>
          </table:table-cell>
        </table:table-row>
        <table:table-row table:style-name="ro1">
          <table:table-cell table:formula="of:=VALUE([$prevalence_history_20220213.A547])" office:value-type="date" office:date-value="2021-12-28" calcext:value-type="date">
            <text:p>28/12/21</text:p>
          </table:table-cell>
          <table:table-cell table:formula="of:=[$prevalence_history_20220213.B547]" office:value-type="float" office:value="2098102.51135271" calcext:value-type="float">
            <text:p>2098102.51135271</text:p>
          </table:table-cell>
          <table:table-cell table:formula="of:=[$p_from_i_UK.C566]" office:value-type="float" office:value="1833770.60459599" calcext:value-type="float">
            <text:p>1833770.60459599</text:p>
          </table:table-cell>
          <table:table-cell table:formula="of:=[.C547]/[.B547]" office:value-type="float" office:value="0.874013826623612" calcext:value-type="float">
            <text:p>0.874013826623612</text:p>
          </table:table-cell>
        </table:table-row>
        <table:table-row table:style-name="ro1">
          <table:table-cell table:formula="of:=VALUE([$prevalence_history_20220213.A548])" office:value-type="date" office:date-value="2021-12-29" calcext:value-type="date">
            <text:p>29/12/21</text:p>
          </table:table-cell>
          <table:table-cell table:formula="of:=[$prevalence_history_20220213.B548]" office:value-type="float" office:value="2181601.82188409" calcext:value-type="float">
            <text:p>2181601.82188409</text:p>
          </table:table-cell>
          <table:table-cell table:formula="of:=[$p_from_i_UK.C567]" office:value-type="float" office:value="1903787.01753058" calcext:value-type="float">
            <text:p>1903787.01753058</text:p>
          </table:table-cell>
          <table:table-cell table:formula="of:=[.C548]/[.B548]" office:value-type="float" office:value="0.872655586566397" calcext:value-type="float">
            <text:p>0.872655586566397</text:p>
          </table:table-cell>
        </table:table-row>
        <table:table-row table:style-name="ro1">
          <table:table-cell table:formula="of:=VALUE([$prevalence_history_20220213.A549])" office:value-type="date" office:date-value="2021-12-30" calcext:value-type="date">
            <text:p>30/12/21</text:p>
          </table:table-cell>
          <table:table-cell table:formula="of:=[$prevalence_history_20220213.B549]" office:value-type="float" office:value="2262759.56636589" calcext:value-type="float">
            <text:p>2262759.56636589</text:p>
          </table:table-cell>
          <table:table-cell table:formula="of:=[$p_from_i_UK.C568]" office:value-type="float" office:value="1971633.36125301" calcext:value-type="float">
            <text:p>1971633.36125301</text:p>
          </table:table-cell>
          <table:table-cell table:formula="of:=[.C549]/[.B549]" office:value-type="float" office:value="0.871340194760308" calcext:value-type="float">
            <text:p>0.871340194760308</text:p>
          </table:table-cell>
        </table:table-row>
        <table:table-row table:style-name="ro1">
          <table:table-cell table:formula="of:=VALUE([$prevalence_history_20220213.A550])" office:value-type="date" office:date-value="2021-12-31" calcext:value-type="date">
            <text:p>31/12/21</text:p>
          </table:table-cell>
          <table:table-cell table:formula="of:=[$prevalence_history_20220213.B550]" office:value-type="float" office:value="2340666.35478659" calcext:value-type="float">
            <text:p>2340666.35478659</text:p>
          </table:table-cell>
          <table:table-cell table:formula="of:=[$p_from_i_UK.C569]" office:value-type="float" office:value="2036802.32054494" calcext:value-type="float">
            <text:p>2036802.32054494</text:p>
          </table:table-cell>
          <table:table-cell table:formula="of:=[.C550]/[.B550]" office:value-type="float" office:value="0.870180543407969" calcext:value-type="float">
            <text:p>0.870180543407969</text:p>
          </table:table-cell>
        </table:table-row>
        <table:table-row table:style-name="ro1">
          <table:table-cell table:formula="of:=VALUE([$prevalence_history_20220213.A551])" office:value-type="date" office:date-value="2022-01-01" calcext:value-type="date">
            <text:p>01/01/22</text:p>
          </table:table-cell>
          <table:table-cell table:formula="of:=[$prevalence_history_20220213.B551]" office:value-type="float" office:value="2414341.95087553" calcext:value-type="float">
            <text:p>2414341.95087553</text:p>
          </table:table-cell>
          <table:table-cell table:formula="of:=[$p_from_i_UK.C570]" office:value-type="float" office:value="2098391.214647" calcext:value-type="float">
            <text:p>2098391.214647</text:p>
          </table:table-cell>
          <table:table-cell table:formula="of:=[.C551]/[.B551]" office:value-type="float" office:value="0.869135879400202" calcext:value-type="float">
            <text:p>0.869135879400202</text:p>
          </table:table-cell>
        </table:table-row>
        <table:table-row table:style-name="ro1">
          <table:table-cell table:formula="of:=VALUE([$prevalence_history_20220213.A552])" office:value-type="date" office:date-value="2022-01-02" calcext:value-type="date">
            <text:p>02/01/22</text:p>
          </table:table-cell>
          <table:table-cell table:formula="of:=[$prevalence_history_20220213.B552]" office:value-type="float" office:value="2481866.24681346" calcext:value-type="float">
            <text:p>2481866.24681346</text:p>
          </table:table-cell>
          <table:table-cell table:formula="of:=[$p_from_i_UK.C571]" office:value-type="float" office:value="2154537.2073487" calcext:value-type="float">
            <text:p>2154537.2073487</text:p>
          </table:table-cell>
          <table:table-cell table:formula="of:=[.C552]/[.B552]" office:value-type="float" office:value="0.868111732497663" calcext:value-type="float">
            <text:p>0.868111732497663</text:p>
          </table:table-cell>
        </table:table-row>
        <table:table-row table:style-name="ro1">
          <table:table-cell table:formula="of:=VALUE([$prevalence_history_20220213.A553])" office:value-type="date" office:date-value="2022-01-03" calcext:value-type="date">
            <text:p>03/01/22</text:p>
          </table:table-cell>
          <table:table-cell table:formula="of:=[$prevalence_history_20220213.B553]" office:value-type="float" office:value="2543483.4769244" calcext:value-type="float">
            <text:p>2543483.4769244</text:p>
          </table:table-cell>
          <table:table-cell table:formula="of:=[$p_from_i_UK.C572]" office:value-type="float" office:value="2205563.0830433" calcext:value-type="float">
            <text:p>2205563.0830433</text:p>
          </table:table-cell>
          <table:table-cell table:formula="of:=[.C553]/[.B553]" office:value-type="float" office:value="0.867142681701351" calcext:value-type="float">
            <text:p>0.867142681701351</text:p>
          </table:table-cell>
        </table:table-row>
        <table:table-row table:style-name="ro1">
          <table:table-cell table:formula="of:=VALUE([$prevalence_history_20220213.A554])" office:value-type="date" office:date-value="2022-01-04" calcext:value-type="date">
            <text:p>04/01/22</text:p>
          </table:table-cell>
          <table:table-cell table:formula="of:=[$prevalence_history_20220213.B554]" office:value-type="float" office:value="2598509.53644776" calcext:value-type="float">
            <text:p>2598509.53644776</text:p>
          </table:table-cell>
          <table:table-cell table:formula="of:=[$p_from_i_UK.C573]" office:value-type="float" office:value="2250785.55743182" calcext:value-type="float">
            <text:p>2250785.55743182</text:p>
          </table:table-cell>
          <table:table-cell table:formula="of:=[.C554]/[.B554]" office:value-type="float" office:value="0.866183296948263" calcext:value-type="float">
            <text:p>0.866183296948263</text:p>
          </table:table-cell>
        </table:table-row>
        <table:table-row table:style-name="ro1">
          <table:table-cell table:formula="of:=VALUE([$prevalence_history_20220213.A555])" office:value-type="date" office:date-value="2022-01-05" calcext:value-type="date">
            <text:p>05/01/22</text:p>
          </table:table-cell>
          <table:table-cell table:formula="of:=[$prevalence_history_20220213.B555]" office:value-type="float" office:value="2645653.8940447" calcext:value-type="float">
            <text:p>2645653.8940447</text:p>
          </table:table-cell>
          <table:table-cell table:formula="of:=[$p_from_i_UK.C574]" office:value-type="float" office:value="2288811.07596583" calcext:value-type="float">
            <text:p>2288811.07596583</text:p>
          </table:table-cell>
          <table:table-cell table:formula="of:=[.C555]/[.B555]" office:value-type="float" office:value="0.865121126054277" calcext:value-type="float">
            <text:p>0.865121126054277</text:p>
          </table:table-cell>
        </table:table-row>
        <table:table-row table:style-name="ro1">
          <table:table-cell table:formula="of:=VALUE([$prevalence_history_20220213.A556])" office:value-type="date" office:date-value="2022-01-06" calcext:value-type="date">
            <text:p>06/01/22</text:p>
          </table:table-cell>
          <table:table-cell table:formula="of:=[$prevalence_history_20220213.B556]" office:value-type="float" office:value="2684128.04645033" calcext:value-type="float">
            <text:p>2684128.04645033</text:p>
          </table:table-cell>
          <table:table-cell table:formula="of:=[$p_from_i_UK.C575]" office:value-type="float" office:value="2318953.54283238" calcext:value-type="float">
            <text:p>2318953.54283238</text:p>
          </table:table-cell>
          <table:table-cell table:formula="of:=[.C556]/[.B556]" office:value-type="float" office:value="0.863950416187899" calcext:value-type="float">
            <text:p>0.863950416187899</text:p>
          </table:table-cell>
        </table:table-row>
        <table:table-row table:style-name="ro1">
          <table:table-cell table:formula="of:=VALUE([$prevalence_history_20220213.A557])" office:value-type="date" office:date-value="2022-01-07" calcext:value-type="date">
            <text:p>07/01/22</text:p>
          </table:table-cell>
          <table:table-cell table:formula="of:=[$prevalence_history_20220213.B557]" office:value-type="float" office:value="2713809.1004122" calcext:value-type="float">
            <text:p>2713809.1004122</text:p>
          </table:table-cell>
          <table:table-cell table:formula="of:=[$p_from_i_UK.C576]" office:value-type="float" office:value="2341304.20969929" calcext:value-type="float">
            <text:p>2341304.20969929</text:p>
          </table:table-cell>
          <table:table-cell table:formula="of:=[.C557]/[.B557]" office:value-type="float" office:value="0.862737253458127" calcext:value-type="float">
            <text:p>0.862737253458127</text:p>
          </table:table-cell>
        </table:table-row>
        <table:table-row table:style-name="ro1">
          <table:table-cell table:formula="of:=VALUE([$prevalence_history_20220213.A558])" office:value-type="date" office:date-value="2022-01-08" calcext:value-type="date">
            <text:p>08/01/22</text:p>
          </table:table-cell>
          <table:table-cell table:formula="of:=[$prevalence_history_20220213.B558]" office:value-type="float" office:value="2735110.16647583" calcext:value-type="float">
            <text:p>2735110.16647583</text:p>
          </table:table-cell>
          <table:table-cell table:formula="of:=[$p_from_i_UK.C577]" office:value-type="float" office:value="2356423.11257127" calcext:value-type="float">
            <text:p>2356423.11257127</text:p>
          </table:table-cell>
          <table:table-cell table:formula="of:=[.C558]/[.B558]" office:value-type="float" office:value="0.861545959447587" calcext:value-type="float">
            <text:p>0.861545959447587</text:p>
          </table:table-cell>
        </table:table-row>
        <table:table-row table:style-name="ro1">
          <table:table-cell table:formula="of:=VALUE([$prevalence_history_20220213.A559])" office:value-type="date" office:date-value="2022-01-09" calcext:value-type="date">
            <text:p>09/01/22</text:p>
          </table:table-cell>
          <table:table-cell table:formula="of:=[$prevalence_history_20220213.B559]" office:value-type="float" office:value="2747792.57723232" calcext:value-type="float">
            <text:p>2747792.57723232</text:p>
          </table:table-cell>
          <table:table-cell table:formula="of:=[$p_from_i_UK.C578]" office:value-type="float" office:value="2364131.48967196" calcext:value-type="float">
            <text:p>2364131.48967196</text:p>
          </table:table-cell>
          <table:table-cell table:formula="of:=[.C559]/[.B559]" office:value-type="float" office:value="0.860374800216253" calcext:value-type="float">
            <text:p>0.860374800216253</text:p>
          </table:table-cell>
        </table:table-row>
        <table:table-row table:style-name="ro1">
          <table:table-cell table:formula="of:=VALUE([$prevalence_history_20220213.A560])" office:value-type="date" office:date-value="2022-01-10" calcext:value-type="date">
            <text:p>10/01/22</text:p>
          </table:table-cell>
          <table:table-cell table:formula="of:=[$prevalence_history_20220213.B560]" office:value-type="float" office:value="2751245.35683272" calcext:value-type="float">
            <text:p>2751245.35683272</text:p>
          </table:table-cell>
          <table:table-cell table:formula="of:=[$p_from_i_UK.C579]" office:value-type="float" office:value="2363904.94808193" calcext:value-type="float">
            <text:p>2363904.94808193</text:p>
          </table:table-cell>
          <table:table-cell table:formula="of:=[.C560]/[.B560]" office:value-type="float" office:value="0.859212698791538" calcext:value-type="float">
            <text:p>0.859212698791538</text:p>
          </table:table-cell>
        </table:table-row>
        <table:table-row table:style-name="ro1">
          <table:table-cell table:formula="of:=VALUE([$prevalence_history_20220213.A561])" office:value-type="date" office:date-value="2022-01-11" calcext:value-type="date">
            <text:p>11/01/22</text:p>
          </table:table-cell>
          <table:table-cell table:formula="of:=[$prevalence_history_20220213.B561]" office:value-type="float" office:value="2744205.39731184" calcext:value-type="float">
            <text:p>2744205.39731184</text:p>
          </table:table-cell>
          <table:table-cell table:formula="of:=[$p_from_i_UK.C580]" office:value-type="float" office:value="2354609.73930341" calcext:value-type="float">
            <text:p>2354609.73930341</text:p>
          </table:table-cell>
          <table:table-cell table:formula="of:=[.C561]/[.B561]" office:value-type="float" office:value="0.858029702007702" calcext:value-type="float">
            <text:p>0.858029702007702</text:p>
          </table:table-cell>
        </table:table-row>
        <table:table-row table:style-name="ro1">
          <table:table-cell table:formula="of:=VALUE([$prevalence_history_20220213.A562])" office:value-type="date" office:date-value="2022-01-12" calcext:value-type="date">
            <text:p>12/01/22</text:p>
          </table:table-cell>
          <table:table-cell table:formula="of:=[$prevalence_history_20220213.B562]" office:value-type="float" office:value="2726373.35595857" calcext:value-type="float">
            <text:p>2726373.35595857</text:p>
          </table:table-cell>
          <table:table-cell table:formula="of:=[$p_from_i_UK.C581]" office:value-type="float" office:value="2335847.11577182" calcext:value-type="float">
            <text:p>2335847.11577182</text:p>
          </table:table-cell>
          <table:table-cell table:formula="of:=[.C562]/[.B562]" office:value-type="float" office:value="0.856759809021297" calcext:value-type="float">
            <text:p>0.856759809021297</text:p>
          </table:table-cell>
        </table:table-row>
        <table:table-row table:style-name="ro1">
          <table:table-cell table:formula="of:=VALUE([$prevalence_history_20220213.A563])" office:value-type="date" office:date-value="2022-01-13" calcext:value-type="date">
            <text:p>13/01/22</text:p>
          </table:table-cell>
          <table:table-cell table:formula="of:=[$prevalence_history_20220213.B563]" office:value-type="float" office:value="2698141.34128123" calcext:value-type="float">
            <text:p>2698141.34128123</text:p>
          </table:table-cell>
          <table:table-cell table:formula="of:=[$p_from_i_UK.C582]" office:value-type="float" office:value="2307958.69759929" calcext:value-type="float">
            <text:p>2307958.69759929</text:p>
          </table:table-cell>
          <table:table-cell table:formula="of:=[.C563]/[.B563]" office:value-type="float" office:value="0.855388360234435" calcext:value-type="float">
            <text:p>0.855388360234435</text:p>
          </table:table-cell>
        </table:table-row>
        <table:table-row table:style-name="ro1">
          <table:table-cell table:formula="of:=VALUE([$prevalence_history_20220213.A564])" office:value-type="date" office:date-value="2022-01-14" calcext:value-type="date">
            <text:p>14/01/22</text:p>
          </table:table-cell>
          <table:table-cell table:formula="of:=[$prevalence_history_20220213.B564]" office:value-type="float" office:value="2661332.9799926" calcext:value-type="float">
            <text:p>2661332.9799926</text:p>
          </table:table-cell>
          <table:table-cell table:formula="of:=[$p_from_i_UK.C583]" office:value-type="float" office:value="2272820.21165805" calcext:value-type="float">
            <text:p>2272820.21165805</text:p>
          </table:table-cell>
          <table:table-cell table:formula="of:=[.C564]/[.B564]" office:value-type="float" office:value="0.854015723979179" calcext:value-type="float">
            <text:p>0.854015723979179</text:p>
          </table:table-cell>
        </table:table-row>
        <table:table-row table:style-name="ro1">
          <table:table-cell table:formula="of:=VALUE([$prevalence_history_20220213.A565])" office:value-type="date" office:date-value="2022-01-15" calcext:value-type="date">
            <text:p>15/01/22</text:p>
          </table:table-cell>
          <table:table-cell table:formula="of:=[$prevalence_history_20220213.B565]" office:value-type="float" office:value="2617785.17196097" calcext:value-type="float">
            <text:p>2617785.17196097</text:p>
          </table:table-cell>
          <table:table-cell table:formula="of:=[$p_from_i_UK.C584]" office:value-type="float" office:value="2232408.74599119" calcext:value-type="float">
            <text:p>2232408.74599119</text:p>
          </table:table-cell>
          <table:table-cell table:formula="of:=[.C565]/[.B565]" office:value-type="float" office:value="0.85278531252391" calcext:value-type="float">
            <text:p>0.85278531252391</text:p>
          </table:table-cell>
        </table:table-row>
        <table:table-row table:style-name="ro1">
          <table:table-cell table:formula="of:=VALUE([$prevalence_history_20220213.A566])" office:value-type="date" office:date-value="2022-01-16" calcext:value-type="date">
            <text:p>16/01/22</text:p>
          </table:table-cell>
          <table:table-cell table:formula="of:=[$prevalence_history_20220213.B566]" office:value-type="float" office:value="2569573.68927221" calcext:value-type="float">
            <text:p>2569573.68927221</text:p>
          </table:table-cell>
          <table:table-cell table:formula="of:=[$p_from_i_UK.C585]" office:value-type="float" office:value="2188846.69836511" calcext:value-type="float">
            <text:p>2188846.69836511</text:p>
          </table:table-cell>
          <table:table-cell table:formula="of:=[.C566]/[.B566]" office:value-type="float" office:value="0.851832624027632" calcext:value-type="float">
            <text:p>0.851832624027632</text:p>
          </table:table-cell>
        </table:table-row>
        <table:table-row table:style-name="ro1">
          <table:table-cell table:formula="of:=VALUE([$prevalence_history_20220213.A567])" office:value-type="date" office:date-value="2022-01-17" calcext:value-type="date">
            <text:p>17/01/22</text:p>
          </table:table-cell>
          <table:table-cell table:formula="of:=[$prevalence_history_20220213.B567]" office:value-type="float" office:value="2517923.57964282" calcext:value-type="float">
            <text:p>2517923.57964282</text:p>
          </table:table-cell>
          <table:table-cell table:formula="of:=[$p_from_i_UK.C586]" office:value-type="float" office:value="2143267.73534418" calcext:value-type="float">
            <text:p>2143267.73534418</text:p>
          </table:table-cell>
          <table:table-cell table:formula="of:=[.C567]/[.B567]" office:value-type="float" office:value="0.851204441895021" calcext:value-type="float">
            <text:p>0.851204441895021</text:p>
          </table:table-cell>
        </table:table-row>
        <table:table-row table:style-name="ro1">
          <table:table-cell table:formula="of:=VALUE([$prevalence_history_20220213.A568])" office:value-type="date" office:date-value="2022-01-18" calcext:value-type="date">
            <text:p>18/01/22</text:p>
          </table:table-cell>
          <table:table-cell table:formula="of:=[$prevalence_history_20220213.B568]" office:value-type="float" office:value="2463069.52282397" calcext:value-type="float">
            <text:p>2463069.52282397</text:p>
          </table:table-cell>
          <table:table-cell table:formula="of:=[$p_from_i_UK.C587]" office:value-type="float" office:value="2095670.14792198" calcext:value-type="float">
            <text:p>2095670.14792198</text:p>
          </table:table-cell>
          <table:table-cell table:formula="of:=[.C568]/[.B568]" office:value-type="float" office:value="0.850836782519739" calcext:value-type="float">
            <text:p>0.850836782519739</text:p>
          </table:table-cell>
        </table:table-row>
        <table:table-row table:style-name="ro1">
          <table:table-cell table:formula="of:=VALUE([$prevalence_history_20220213.A569])" office:value-type="date" office:date-value="2022-01-19" calcext:value-type="date">
            <text:p>19/01/22</text:p>
          </table:table-cell>
          <table:table-cell table:formula="of:=[$prevalence_history_20220213.B569]" office:value-type="float" office:value="2408328.51861428" calcext:value-type="float">
            <text:p>2408328.51861428</text:p>
          </table:table-cell>
          <table:table-cell table:formula="of:=[$p_from_i_UK.C588]" office:value-type="float" office:value="2049016.94279031" calcext:value-type="float">
            <text:p>2049016.94279031</text:p>
          </table:table-cell>
          <table:table-cell table:formula="of:=[.C569]/[.B569]" office:value-type="float" office:value="0.850804583740628" calcext:value-type="float">
            <text:p>0.850804583740628</text:p>
          </table:table-cell>
        </table:table-row>
        <table:table-row table:style-name="ro1">
          <table:table-cell table:formula="of:=VALUE([$prevalence_history_20220213.A570])" office:value-type="date" office:date-value="2022-01-20" calcext:value-type="date">
            <text:p>20/01/22</text:p>
          </table:table-cell>
          <table:table-cell table:formula="of:=[$prevalence_history_20220213.B570]" office:value-type="float" office:value="2356446.50733983" calcext:value-type="float">
            <text:p>2356446.50733983</text:p>
          </table:table-cell>
          <table:table-cell table:formula="of:=[$p_from_i_UK.C589]" office:value-type="float" office:value="2005693.11371142" calcext:value-type="float">
            <text:p>2005693.11371142</text:p>
          </table:table-cell>
          <table:table-cell table:formula="of:=[.C570]/[.B570]" office:value-type="float" office:value="0.851151557000813" calcext:value-type="float">
            <text:p>0.851151557000813</text:p>
          </table:table-cell>
        </table:table-row>
        <table:table-row table:style-name="ro1">
          <table:table-cell table:formula="of:=VALUE([$prevalence_history_20220213.A571])" office:value-type="date" office:date-value="2022-01-21" calcext:value-type="date">
            <text:p>21/01/22</text:p>
          </table:table-cell>
          <table:table-cell table:formula="of:=[$prevalence_history_20220213.B571]" office:value-type="float" office:value="2309730.15757132" calcext:value-type="float">
            <text:p>2309730.15757132</text:p>
          </table:table-cell>
          <table:table-cell table:formula="of:=[$p_from_i_UK.C590]" office:value-type="float" office:value="1967626.77427778" calcext:value-type="float">
            <text:p>1967626.77427778</text:p>
          </table:table-cell>
          <table:table-cell table:formula="of:=[.C571]/[.B571]" office:value-type="float" office:value="0.851885995352261" calcext:value-type="float">
            <text:p>0.851885995352261</text:p>
          </table:table-cell>
        </table:table-row>
        <table:table-row table:style-name="ro1">
          <table:table-cell table:formula="of:=VALUE([$prevalence_history_20220213.A572])" office:value-type="date" office:date-value="2022-01-22" calcext:value-type="date">
            <text:p>22/01/22</text:p>
          </table:table-cell>
          <table:table-cell table:formula="of:=[$prevalence_history_20220213.B572]" office:value-type="float" office:value="2269084.31090015" calcext:value-type="float">
            <text:p>2269084.31090015</text:p>
          </table:table-cell>
          <table:table-cell table:formula="of:=[$p_from_i_UK.C591]" office:value-type="float" office:value="1935417.22209931" calcext:value-type="float">
            <text:p>1935417.22209931</text:p>
          </table:table-cell>
          <table:table-cell table:formula="of:=[.C572]/[.B572]" office:value-type="float" office:value="0.85295077525415" calcext:value-type="float">
            <text:p>0.85295077525415</text:p>
          </table:table-cell>
        </table:table-row>
        <table:table-row table:style-name="ro1">
          <table:table-cell table:formula="of:=VALUE([$prevalence_history_20220213.A573])" office:value-type="date" office:date-value="2022-01-23" calcext:value-type="date">
            <text:p>23/01/22</text:p>
          </table:table-cell>
          <table:table-cell table:formula="of:=[$prevalence_history_20220213.B573]" office:value-type="float" office:value="2236063.77568779" calcext:value-type="float">
            <text:p>2236063.77568779</text:p>
          </table:table-cell>
          <table:table-cell table:formula="of:=[$p_from_i_UK.C592]" office:value-type="float" office:value="1910327.79412377" calcext:value-type="float">
            <text:p>1910327.79412377</text:p>
          </table:table-cell>
          <table:table-cell table:formula="of:=[.C573]/[.B573]" office:value-type="float" office:value="0.854326166764261" calcext:value-type="float">
            <text:p>0.854326166764261</text:p>
          </table:table-cell>
        </table:table-row>
        <table:table-row table:style-name="ro1">
          <table:table-cell table:formula="of:=VALUE([$prevalence_history_20220213.A574])" office:value-type="date" office:date-value="2022-01-24" calcext:value-type="date">
            <text:p>24/01/22</text:p>
          </table:table-cell>
          <table:table-cell table:formula="of:=[$prevalence_history_20220213.B574]" office:value-type="float" office:value="2211766.40439261" calcext:value-type="float">
            <text:p>2211766.40439261</text:p>
          </table:table-cell>
          <table:table-cell table:formula="of:=[$p_from_i_UK.C593]" office:value-type="float" office:value="1893181.99757194" calcext:value-type="float">
            <text:p>1893181.99757194</text:p>
          </table:table-cell>
          <table:table-cell table:formula="of:=[.C574]/[.B574]" office:value-type="float" office:value="0.855959288382372" calcext:value-type="float">
            <text:p>0.855959288382372</text:p>
          </table:table-cell>
        </table:table-row>
        <table:table-row table:style-name="ro1">
          <table:table-cell table:formula="of:=VALUE([$prevalence_history_20220213.A575])" office:value-type="date" office:date-value="2022-01-25" calcext:value-type="date">
            <text:p>25/01/22</text:p>
          </table:table-cell>
          <table:table-cell table:formula="of:=[$prevalence_history_20220213.B575]" office:value-type="float" office:value="2196527.27051945" calcext:value-type="float">
            <text:p>2196527.27051945</text:p>
          </table:table-cell>
          <table:table-cell table:formula="of:=[$p_from_i_UK.C594]" office:value-type="float" office:value="1883896.8814399" calcext:value-type="float">
            <text:p>1883896.8814399</text:p>
          </table:table-cell>
          <table:table-cell table:formula="of:=[.C575]/[.B575]" office:value-type="float" office:value="0.857670608839918" calcext:value-type="float">
            <text:p>0.857670608839918</text:p>
          </table:table-cell>
        </table:table-row>
        <table:table-row table:style-name="ro1">
          <table:table-cell table:formula="of:=VALUE([$prevalence_history_20220213.A576])" office:value-type="date" office:date-value="2022-01-26" calcext:value-type="date">
            <text:p>26/01/22</text:p>
          </table:table-cell>
          <table:table-cell table:formula="of:=[$prevalence_history_20220213.B576]" office:value-type="float" office:value="2190738.41317453" calcext:value-type="float">
            <text:p>2190738.41317453</text:p>
          </table:table-cell>
          <table:table-cell table:formula="of:=[$p_from_i_UK.C595]" office:value-type="float" office:value="1882691.13025429" calcext:value-type="float">
            <text:p>1882691.13025429</text:p>
          </table:table-cell>
          <table:table-cell table:formula="of:=[.C576]/[.B576]" office:value-type="float" office:value="0.859386551553703" calcext:value-type="float">
            <text:p>0.859386551553703</text:p>
          </table:table-cell>
        </table:table-row>
        <table:table-row table:style-name="ro1">
          <table:table-cell table:formula="of:=VALUE([$prevalence_history_20220213.A577])" office:value-type="date" office:date-value="2022-01-27" calcext:value-type="date">
            <text:p>27/01/22</text:p>
          </table:table-cell>
          <table:table-cell table:formula="of:=[$prevalence_history_20220213.B577]" office:value-type="float" office:value="2194710.55054625" calcext:value-type="float">
            <text:p>2194710.55054625</text:p>
          </table:table-cell>
          <table:table-cell table:formula="of:=[$p_from_i_UK.C596]" office:value-type="float" office:value="1889769.60953898" calcext:value-type="float">
            <text:p>1889769.60953898</text:p>
          </table:table-cell>
          <table:table-cell table:formula="of:=[.C577]/[.B577]" office:value-type="float" office:value="0.861056419976942" calcext:value-type="float">
            <text:p>0.861056419976942</text:p>
          </table:table-cell>
        </table:table-row>
        <table:table-row table:style-name="ro1">
          <table:table-cell table:formula="of:=VALUE([$prevalence_history_20220213.A578])" office:value-type="date" office:date-value="2022-01-28" calcext:value-type="date">
            <text:p>28/01/22</text:p>
          </table:table-cell>
          <table:table-cell table:formula="of:=[$prevalence_history_20220213.B578]" office:value-type="float" office:value="2207540.74500296" calcext:value-type="float">
            <text:p>2207540.74500296</text:p>
          </table:table-cell>
          <table:table-cell table:formula="of:=[$p_from_i_UK.C597]" office:value-type="float" office:value="1904153.84489483" calcext:value-type="float">
            <text:p>1904153.84489483</text:p>
          </table:table-cell>
          <table:table-cell table:formula="of:=[.C578]/[.B578]" office:value-type="float" office:value="0.862567927321438" calcext:value-type="float">
            <text:p>0.862567927321438</text:p>
          </table:table-cell>
        </table:table-row>
        <table:table-row table:style-name="ro1">
          <table:table-cell table:formula="of:=VALUE([$prevalence_history_20220213.A579])" office:value-type="date" office:date-value="2022-01-29" calcext:value-type="date">
            <text:p>29/01/22</text:p>
          </table:table-cell>
          <table:table-cell table:formula="of:=[$prevalence_history_20220213.B579]" office:value-type="float" office:value="2228789.80184404" calcext:value-type="float">
            <text:p>2228789.80184404</text:p>
          </table:table-cell>
          <table:table-cell table:formula="of:=[$p_from_i_UK.C598]" office:value-type="float" office:value="1925353.67110137" calcext:value-type="float">
            <text:p>1925353.67110137</text:p>
          </table:table-cell>
          <table:table-cell table:formula="of:=[.C579]/[.B579]" office:value-type="float" office:value="0.863856102315429" calcext:value-type="float">
            <text:p>0.863856102315429</text:p>
          </table:table-cell>
        </table:table-row>
        <table:table-row table:style-name="ro1">
          <table:table-cell table:formula="of:=VALUE([$prevalence_history_20220213.A580])" office:value-type="date" office:date-value="2022-01-30" calcext:value-type="date">
            <text:p>30/01/22</text:p>
          </table:table-cell>
          <table:table-cell table:formula="of:=[$prevalence_history_20220213.B580]" office:value-type="float" office:value="2257258.514219" calcext:value-type="float">
            <text:p>2257258.514219</text:p>
          </table:table-cell>
          <table:table-cell table:formula="of:=[$p_from_i_UK.C599]" office:value-type="float" office:value="1952226.98783202" calcext:value-type="float">
            <text:p>1952226.98783202</text:p>
          </table:table-cell>
          <table:table-cell table:formula="of:=[.C580]/[.B580]" office:value-type="float" office:value="0.864866374646274" calcext:value-type="float">
            <text:p>0.864866374646274</text:p>
          </table:table-cell>
        </table:table-row>
        <table:table-row table:style-name="ro1">
          <table:table-cell table:formula="of:=VALUE([$prevalence_history_20220213.A581])" office:value-type="date" office:date-value="2022-01-31" calcext:value-type="date">
            <text:p>31/01/22</text:p>
          </table:table-cell>
          <table:table-cell table:formula="of:=[$prevalence_history_20220213.B581]" office:value-type="float" office:value="2291053.34325517" calcext:value-type="float">
            <text:p>2291053.34325517</text:p>
          </table:table-cell>
          <table:table-cell table:formula="of:=[$p_from_i_UK.C600]" office:value-type="float" office:value="1983081.76333646" calcext:value-type="float">
            <text:p>1983081.76333646</text:p>
          </table:table-cell>
          <table:table-cell table:formula="of:=[.C581]/[.B581]" office:value-type="float" office:value="0.865576425435324" calcext:value-type="float">
            <text:p>0.865576425435324</text:p>
          </table:table-cell>
        </table:table-row>
        <table:table-row table:style-name="ro1">
          <table:table-cell table:formula="of:=VALUE([$prevalence_history_20220213.A582])" office:value-type="date" office:date-value="2022-02-01" calcext:value-type="date">
            <text:p>01/02/22</text:p>
          </table:table-cell>
          <table:table-cell table:formula="of:=[$prevalence_history_20220213.B582]" office:value-type="float" office:value="2329066.99828909" calcext:value-type="float">
            <text:p>2329066.99828909</text:p>
          </table:table-cell>
          <table:table-cell table:formula="of:=[$p_from_i_UK.C601]" office:value-type="float" office:value="2016946.59335461" calcext:value-type="float">
            <text:p>2016946.59335461</text:p>
          </table:table-cell>
          <table:table-cell table:formula="of:=[.C582]/[.B582]" office:value-type="float" office:value="0.865989082682566" calcext:value-type="float">
            <text:p>0.865989082682566</text:p>
          </table:table-cell>
        </table:table-row>
        <table:table-row table:style-name="ro1">
          <table:table-cell table:formula="of:=VALUE([$prevalence_history_20220213.A583])" office:value-type="date" office:date-value="2022-02-02" calcext:value-type="date">
            <text:p>02/02/22</text:p>
          </table:table-cell>
          <table:table-cell table:formula="of:=[$prevalence_history_20220213.B583]" office:value-type="float" office:value="2370846.35758654" calcext:value-type="float">
            <text:p>2370846.35758654</text:p>
          </table:table-cell>
          <table:table-cell table:formula="of:=[$p_from_i_UK.C602]" office:value-type="float" office:value="2053568.17429315" calcext:value-type="float">
            <text:p>2053568.17429315</text:p>
          </table:table-cell>
          <table:table-cell table:formula="of:=[.C583]/[.B583]" office:value-type="float" office:value="0.866175139406179" calcext:value-type="float">
            <text:p>0.866175139406179</text:p>
          </table:table-cell>
        </table:table-row>
        <table:table-row table:style-name="ro1">
          <table:table-cell table:formula="of:=VALUE([$prevalence_history_20220213.A584])" office:value-type="date" office:date-value="2022-02-03" calcext:value-type="date">
            <text:p>03/02/22</text:p>
          </table:table-cell>
          <table:table-cell table:formula="of:=[$prevalence_history_20220213.B584]" office:value-type="float" office:value="2415246.29229317" calcext:value-type="float">
            <text:p>2415246.29229317</text:p>
          </table:table-cell>
          <table:table-cell table:formula="of:=[$p_from_i_UK.C603]" office:value-type="float" office:value="2092039.83865668" calcext:value-type="float">
            <text:p>2092039.83865668</text:p>
          </table:table-cell>
          <table:table-cell table:formula="of:=[.C584]/[.B584]" office:value-type="float" office:value="0.866180747417847" calcext:value-type="float">
            <text:p>0.866180747417847</text:p>
          </table:table-cell>
        </table:table-row>
        <table:table-row table:style-name="ro1">
          <table:table-cell table:formula="of:=VALUE([$prevalence_history_20220213.A585])" office:value-type="date" office:date-value="2022-02-04" calcext:value-type="date">
            <text:p>04/02/22</text:p>
          </table:table-cell>
          <table:table-cell table:formula="of:=[$prevalence_history_20220213.B585]" office:value-type="float" office:value="2460012.3671514" calcext:value-type="float">
            <text:p>2460012.3671514</text:p>
          </table:table-cell>
          <table:table-cell table:formula="of:=[$p_from_i_UK.C604]" office:value-type="float" office:value="2130312.53824129" calcext:value-type="float">
            <text:p>2130312.53824129</text:p>
          </table:table-cell>
          <table:table-cell table:formula="of:=[.C585]/[.B585]" office:value-type="float" office:value="0.865976353081556" calcext:value-type="float">
            <text:p>0.865976353081556</text:p>
          </table:table-cell>
        </table:table-row>
        <table:table-row table:style-name="ro1">
          <table:table-cell table:formula="of:=VALUE([$prevalence_history_20220213.A586])" office:value-type="date" office:date-value="2022-02-05" calcext:value-type="date">
            <text:p>05/02/22</text:p>
          </table:table-cell>
          <table:table-cell table:formula="of:=[$prevalence_history_20220213.B586]" office:value-type="float" office:value="2504207.81387188" calcext:value-type="float">
            <text:p>2504207.81387188</text:p>
          </table:table-cell>
          <table:table-cell table:formula="of:=[$p_from_i_UK.C605]" office:value-type="float" office:value="2167705.6630482" calcext:value-type="float">
            <text:p>2167705.6630482</text:p>
          </table:table-cell>
          <table:table-cell table:formula="of:=[.C586]/[.B586]" office:value-type="float" office:value="0.865625309145809" calcext:value-type="float">
            <text:p>0.865625309145809</text:p>
          </table:table-cell>
        </table:table-row>
        <table:table-row table:style-name="ro1">
          <table:table-cell table:formula="of:=VALUE([$prevalence_history_20220213.A587])" office:value-type="date" office:date-value="2022-02-06" calcext:value-type="date">
            <text:p>06/02/22</text:p>
          </table:table-cell>
          <table:table-cell table:formula="of:=[$prevalence_history_20220213.B587]" office:value-type="float" office:value="2545919.32386064" calcext:value-type="float">
            <text:p>2545919.32386064</text:p>
          </table:table-cell>
          <table:table-cell table:formula="of:=[$p_from_i_UK.C606]" office:value-type="float" office:value="2202525.79514854" calcext:value-type="float">
            <text:p>2202525.79514854</text:p>
          </table:table-cell>
          <table:table-cell table:formula="of:=[.C587]/[.B587]" office:value-type="float" office:value="0.865120027373304" calcext:value-type="float">
            <text:p>0.865120027373304</text:p>
          </table:table-cell>
        </table:table-row>
        <table:table-row table:style-name="ro1">
          <table:table-cell table:formula="of:=VALUE([$prevalence_history_20220213.A588])" office:value-type="date" office:date-value="2022-02-07" calcext:value-type="date">
            <text:p>07/02/22</text:p>
          </table:table-cell>
          <table:table-cell table:formula="of:=[$prevalence_history_20220213.B588]" office:value-type="float" office:value="2583484.04664441" calcext:value-type="float">
            <text:p>2583484.04664441</text:p>
          </table:table-cell>
          <table:table-cell table:formula="of:=[$p_from_i_UK.C607]" office:value-type="float" office:value="2233244.97533151" calcext:value-type="float">
            <text:p>2233244.97533151</text:p>
          </table:table-cell>
          <table:table-cell table:formula="of:=[.C588]/[.B588]" office:value-type="float" office:value="0.864431494451142" calcext:value-type="float">
            <text:p>0.864431494451142</text:p>
          </table:table-cell>
        </table:table-row>
        <table:table-row table:style-name="ro1">
          <table:table-cell table:formula="of:=VALUE([$prevalence_history_20220213.A589])" office:value-type="date" office:date-value="2022-02-08" calcext:value-type="date">
            <text:p>08/02/22</text:p>
          </table:table-cell>
          <table:table-cell table:formula="of:=[$prevalence_history_20220213.B589]" office:value-type="float" office:value="2615999.53781251" calcext:value-type="float">
            <text:p>2615999.53781251</text:p>
          </table:table-cell>
          <table:table-cell table:formula="of:=[$p_from_i_UK.C608]" office:value-type="float" office:value="2259138.26056217" calcext:value-type="float">
            <text:p>2259138.26056217</text:p>
          </table:table-cell>
          <table:table-cell table:formula="of:=[.C589]/[.B589]" office:value-type="float" office:value="0.863585114564378" calcext:value-type="float">
            <text:p>0.863585114564378</text:p>
          </table:table-cell>
        </table:table-row>
        <table:table-row table:style-name="ro1">
          <table:table-cell table:formula="of:=VALUE([$prevalence_history_20220213.A590])" office:value-type="date" office:date-value="2022-02-09" calcext:value-type="date">
            <text:p>09/02/22</text:p>
          </table:table-cell>
          <table:table-cell table:formula="of:=[$prevalence_history_20220213.B590]" office:value-type="float" office:value="2642529.33696339" calcext:value-type="float">
            <text:p>2642529.33696339</text:p>
          </table:table-cell>
          <table:table-cell table:formula="of:=[$p_from_i_UK.C609]" office:value-type="float" office:value="2279527.70947709" calcext:value-type="float">
            <text:p>2279527.70947709</text:p>
          </table:table-cell>
          <table:table-cell table:formula="of:=[.C590]/[.B590]" office:value-type="float" office:value="0.862630994324766" calcext:value-type="float">
            <text:p>0.862630994324766</text:p>
          </table:table-cell>
        </table:table-row>
        <table:table-row table:style-name="ro1">
          <table:table-cell table:formula="of:=VALUE([$prevalence_history_20220213.A591])" office:value-type="date" office:date-value="2022-02-10" calcext:value-type="date">
            <text:p>10/02/22</text:p>
          </table:table-cell>
          <table:table-cell table:formula="of:=[$prevalence_history_20220213.B591]" office:value-type="float" office:value="2663242.62820571" calcext:value-type="float">
            <text:p>2663242.62820571</text:p>
          </table:table-cell>
          <table:table-cell table:formula="of:=[$p_from_i_UK.C610]" office:value-type="float" office:value="2294815.85294429" calcext:value-type="float">
            <text:p>2294815.85294429</text:p>
          </table:table-cell>
          <table:table-cell table:formula="of:=[.C591]/[.B591]" office:value-type="float" office:value="0.861662331715664" calcext:value-type="float">
            <text:p>0.861662331715664</text:p>
          </table:table-cell>
        </table:table-row>
        <table:table-row table:style-name="ro1">
          <table:table-cell table:formula="of:=VALUE([$prevalence_history_20220213.A592])" office:value-type="date" office:date-value="2022-02-11" calcext:value-type="date">
            <text:p>11/02/22</text:p>
          </table:table-cell>
          <table:table-cell table:formula="of:=[$prevalence_history_20220213.B592]" office:value-type="float" office:value="2678811.73767282" calcext:value-type="float">
            <text:p>2678811.73767282</text:p>
          </table:table-cell>
          <table:table-cell table:formula="of:=[$p_from_i_UK.C611]" office:value-type="float" office:value="2305776.01802637" calcext:value-type="float">
            <text:p>2305776.01802637</text:p>
          </table:table-cell>
          <table:table-cell table:formula="of:=[.C592]/[.B592]" office:value-type="float" office:value="0.860745824575744" calcext:value-type="float">
            <text:p>0.860745824575744</text:p>
          </table:table-cell>
        </table:table-row>
        <table:table-row table:style-name="ro1">
          <table:table-cell table:formula="of:=VALUE([$prevalence_history_20220213.A593])" office:value-type="date" office:date-value="2022-02-12" calcext:value-type="date">
            <text:p>12/02/22</text:p>
          </table:table-cell>
          <table:table-cell table:formula="of:=[$prevalence_history_20220213.B593]" office:value-type="float" office:value="2688724.08043231" calcext:value-type="float">
            <text:p>2688724.08043231</text:p>
          </table:table-cell>
          <table:table-cell table:formula="of:=[$p_from_i_UK.C612]" office:value-type="float" office:value="2312046.97397743" calcext:value-type="float">
            <text:p>2312046.97397743</text:p>
          </table:table-cell>
          <table:table-cell table:formula="of:=[.C593]/[.B593]" office:value-type="float" office:value="0.859904886040106" calcext:value-type="float">
            <text:p>0.859904886040106</text:p>
          </table:table-cell>
        </table:table-row>
        <table:table-row table:style-name="ro1" table:number-rows-repeated="104798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22:46:42.491112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1T22:48:37.751979485</dc:date>
    <meta:editing-duration>PT1H12M15S</meta:editing-duration>
    <meta:editing-cycles>7</meta:editing-cycles>
    <meta:generator>LibreOffice/7.2.5.2.0$Linux_X86_64 LibreOffice_project/20$Build-2</meta:generator>
    <meta:document-statistic meta:table-count="3" meta:cell-count="53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2:Sheet3.C1000 Sheet3.B1:Sheet3.C1" chart:data-source-has-labels="both" svg:x="0.319cm" svg:y="0.18cm" svg:width="11.979cm" svg:height="8.646cm">
          <chart:coordinate-region svg:x="1.867cm" svg:y="0.379cm" svg:width="10.431cm" svg:height="7.8cm"/>
          <chart:axis chart:dimension="x" chart:name="primary-x" chart:style-name="ch4" chartooo:axis-type="auto">
            <chartooo:date-scale/>
            <chart:categories table:cell-range-address="Sheet3.A2:Sheet3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000" chart:label-cell-address="Sheet3.B1:Sheet3.B1" chart:class="chart:line">
            <chart:data-point chart:repeated="999"/>
          </chart:series>
          <chart:series chart:style-name="ch8" chart:values-cell-range-address="Sheet3.C2:Sheet3.C1000" chart:label-cell-address="Sheet3.C1:Sheet3.C1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Sheet3.A2:Sheet3.A1000</svg:desc>
                </draw:g>
              </table:table-cell>
              <table:table-cell office:value-type="float" office:value="31541.0957913322">
                <text:p>31541.0957913322</text:p>
                <draw:g>
                  <svg:desc>Sheet3.B2:Sheet3.B1000</svg:desc>
                </draw:g>
              </table:table-cell>
              <table:table-cell office:value-type="float" office:value="26827.257807693">
                <text:p>26827.257807693</text:p>
                <draw:g>
                  <svg:desc>Sheet3.C2:Sheet3.C1000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30611.0991560667">
                <text:p>30611.0991560667</text:p>
              </table:table-cell>
              <table:table-cell office:value-type="float" office:value="26046.9002626999">
                <text:p>26046.900262699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624.4765611119">
                <text:p>29624.4765611119</text:p>
              </table:table-cell>
              <table:table-cell office:value-type="float" office:value="25188.1304441143">
                <text:p>25188.1304441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8774.7007510218">
                <text:p>28774.7007510218</text:p>
              </table:table-cell>
              <table:table-cell office:value-type="float" office:value="24459.1312127837">
                <text:p>24459.131212783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7833.7044884497">
                <text:p>27833.7044884497</text:p>
              </table:table-cell>
              <table:table-cell office:value-type="float" office:value="23631.0811119616">
                <text:p>23631.08111196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7075.4910533927">
                <text:p>27075.4910533927</text:p>
              </table:table-cell>
              <table:table-cell office:value-type="float" office:value="22991.0396461006">
                <text:p>22991.039646100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6442.3250547963">
                <text:p>26442.3250547963</text:p>
              </table:table-cell>
              <table:table-cell office:value-type="float" office:value="22465.3397073433">
                <text:p>22465.339707343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5907.3345086807">
                <text:p>25907.3345086807</text:p>
              </table:table-cell>
              <table:table-cell office:value-type="float" office:value="22056.9409088379">
                <text:p>22056.940908837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29.6679444862">
                <text:p>25529.6679444862</text:p>
              </table:table-cell>
              <table:table-cell office:value-type="float" office:value="21803.319090939">
                <text:p>21803.3190909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5443.9847826792">
                <text:p>25443.9847826792</text:p>
              </table:table-cell>
              <table:table-cell office:value-type="float" office:value="21811.6161345235">
                <text:p>21811.616134523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5368.1138505172">
                <text:p>25368.1138505172</text:p>
              </table:table-cell>
              <table:table-cell office:value-type="float" office:value="21819.4873707373">
                <text:p>21819.487370737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833.9543384243">
                <text:p>24833.9543384243</text:p>
              </table:table-cell>
              <table:table-cell office:value-type="float" office:value="21882.4210739212">
                <text:p>21882.421073921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511.6572741409">
                <text:p>25511.6572741409</text:p>
              </table:table-cell>
              <table:table-cell office:value-type="float" office:value="22020.2645052084">
                <text:p>22020.264505208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66.518657349">
                <text:p>25666.518657349</text:p>
              </table:table-cell>
              <table:table-cell office:value-type="float" office:value="22167.9895254981">
                <text:p>22167.989525498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5822.0942590215">
                <text:p>25822.0942590215</text:p>
              </table:table-cell>
              <table:table-cell office:value-type="float" office:value="22290.9943633215">
                <text:p>22290.994363321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5967.3541894403">
                <text:p>25967.3541894403</text:p>
              </table:table-cell>
              <table:table-cell office:value-type="float" office:value="22397.0106536261">
                <text:p>22397.010653626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011.4885742604">
                <text:p>26011.4885742604</text:p>
              </table:table-cell>
              <table:table-cell office:value-type="float" office:value="22407.2342564726">
                <text:p>22407.234256472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5990.449191143">
                <text:p>25990.449191143</text:p>
              </table:table-cell>
              <table:table-cell office:value-type="float" office:value="22354.5056888754">
                <text:p>22354.505688875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6140.5066004847">
                <text:p>26140.5066004847</text:p>
              </table:table-cell>
              <table:table-cell office:value-type="float" office:value="22471.0129184707">
                <text:p>22471.012918470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6230.4338460254">
                <text:p>26230.4338460254</text:p>
              </table:table-cell>
              <table:table-cell office:value-type="float" office:value="22540.7752238942">
                <text:p>22540.775223894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6401.0122901619">
                <text:p>26401.0122901619</text:p>
              </table:table-cell>
              <table:table-cell office:value-type="float" office:value="22701.1197557092">
                <text:p>22701.119755709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6416.617355517">
                <text:p>26416.617355517</text:p>
              </table:table-cell>
              <table:table-cell office:value-type="float" office:value="22711.7696211243">
                <text:p>22711.769621124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6541.1345141178">
                <text:p>26541.1345141178</text:p>
              </table:table-cell>
              <table:table-cell office:value-type="float" office:value="22832.3532673711">
                <text:p>22832.353267371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6698.4276137547">
                <text:p>26698.4276137547</text:p>
              </table:table-cell>
              <table:table-cell office:value-type="float" office:value="22979.8791204819">
                <text:p>22979.879120481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944.7712557876">
                <text:p>26944.7712557876</text:p>
              </table:table-cell>
              <table:table-cell office:value-type="float" office:value="23205.339476528">
                <text:p>23205.33947652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7346.8913422651">
                <text:p>27346.8913422651</text:p>
              </table:table-cell>
              <table:table-cell office:value-type="float" office:value="23598.0455523001">
                <text:p>23598.045552300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7824.1401631689">
                <text:p>27824.1401631689</text:p>
              </table:table-cell>
              <table:table-cell office:value-type="float" office:value="24057.3509102512">
                <text:p>24057.350910251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256.1479754176">
                <text:p>28256.1479754176</text:p>
              </table:table-cell>
              <table:table-cell office:value-type="float" office:value="24466.8142943939">
                <text:p>24466.814294393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631.5576469407">
                <text:p>28631.5576469407</text:p>
              </table:table-cell>
              <table:table-cell office:value-type="float" office:value="24798.3337864698">
                <text:p>24798.333786469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9100.4644013389">
                <text:p>29100.4644013389</text:p>
              </table:table-cell>
              <table:table-cell office:value-type="float" office:value="25205.2771352881">
                <text:p>25205.277135288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9534.9443052609">
                <text:p>29534.9443052609</text:p>
              </table:table-cell>
              <table:table-cell office:value-type="float" office:value="25574.4102670922">
                <text:p>25574.410267092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9769.9354469272">
                <text:p>29769.9354469272</text:p>
              </table:table-cell>
              <table:table-cell office:value-type="float" office:value="25723.6610298775">
                <text:p>25723.661029877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9907.9790717175">
                <text:p>29907.9790717175</text:p>
              </table:table-cell>
              <table:table-cell office:value-type="float" office:value="25782.5258844441">
                <text:p>25782.525884444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9934.4117235632">
                <text:p>29934.4117235632</text:p>
              </table:table-cell>
              <table:table-cell office:value-type="float" office:value="25741.1996391063">
                <text:p>25741.199639106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0143.3741620986">
                <text:p>30143.3741620986</text:p>
              </table:table-cell>
              <table:table-cell office:value-type="float" office:value="25897.1599629953">
                <text:p>25897.159962995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0101.0166541459">
                <text:p>30101.0166541459</text:p>
              </table:table-cell>
              <table:table-cell office:value-type="float" office:value="25817.6659105962">
                <text:p>25817.66591059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9984.514162188">
                <text:p>29984.514162188</text:p>
              </table:table-cell>
              <table:table-cell office:value-type="float" office:value="25690.8814492591">
                <text:p>25690.881449259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9559.9300251307">
                <text:p>29559.9300251307</text:p>
              </table:table-cell>
              <table:table-cell office:value-type="float" office:value="25282.1931175889">
                <text:p>25282.193117588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8872.9228738059">
                <text:p>28872.9228738059</text:p>
              </table:table-cell>
              <table:table-cell office:value-type="float" office:value="24613.5722076521">
                <text:p>24613.572207652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8274.209195934">
                <text:p>28274.209195934</text:p>
              </table:table-cell>
              <table:table-cell office:value-type="float" office:value="24044.1911250077">
                <text:p>24044.191125007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7621.8597020824">
                <text:p>27621.8597020824</text:p>
              </table:table-cell>
              <table:table-cell office:value-type="float" office:value="23433.4257717655">
                <text:p>23433.425771765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6870.8474928195">
                <text:p>26870.8474928195</text:p>
              </table:table-cell>
              <table:table-cell office:value-type="float" office:value="22770.4489657317">
                <text:p>22770.448965731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6337.1148098989">
                <text:p>26337.1148098989</text:p>
              </table:table-cell>
              <table:table-cell office:value-type="float" office:value="22346.4570260712">
                <text:p>22346.457026071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5614.3732043295">
                <text:p>25614.3732043295</text:p>
              </table:table-cell>
              <table:table-cell office:value-type="float" office:value="21750.7874261123">
                <text:p>21750.787426112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4941.0447909292">
                <text:p>24941.0447909292</text:p>
              </table:table-cell>
              <table:table-cell office:value-type="float" office:value="21207.5284432146">
                <text:p>21207.528443214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4420.6885133256">
                <text:p>24420.6885133256</text:p>
              </table:table-cell>
              <table:table-cell office:value-type="float" office:value="20798.6406329657">
                <text:p>20798.640632965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4159.9369840469">
                <text:p>24159.9369840469</text:p>
              </table:table-cell>
              <table:table-cell office:value-type="float" office:value="20649.1675007716">
                <text:p>20649.167500771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3994.6193664137">
                <text:p>23994.6193664137</text:p>
              </table:table-cell>
              <table:table-cell office:value-type="float" office:value="20576.2618500011">
                <text:p>20576.261850001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23896.600409898">
                <text:p>23896.600409898</text:p>
              </table:table-cell>
              <table:table-cell office:value-type="float" office:value="20536.6355574053">
                <text:p>20536.635557405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24065.2199237347">
                <text:p>24065.2199237347</text:p>
              </table:table-cell>
              <table:table-cell office:value-type="float" office:value="20760.7305999096">
                <text:p>20760.73059990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4357.7641519101">
                <text:p>24357.7641519101</text:p>
              </table:table-cell>
              <table:table-cell office:value-type="float" office:value="21077.5993450124">
                <text:p>21077.599345012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4683.9148286531">
                <text:p>24683.9148286531</text:p>
              </table:table-cell>
              <table:table-cell office:value-type="float" office:value="21395.2239843637">
                <text:p>21395.223984363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5025.700812966">
                <text:p>25025.700812966</text:p>
              </table:table-cell>
              <table:table-cell office:value-type="float" office:value="21703.317012777">
                <text:p>21703.31701277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5376.0513451744">
                <text:p>25376.0513451744</text:p>
              </table:table-cell>
              <table:table-cell office:value-type="float" office:value="22002.2599906584">
                <text:p>22002.259990658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5817.5373609251">
                <text:p>25817.5373609251</text:p>
              </table:table-cell>
              <table:table-cell office:value-type="float" office:value="22376.5637740189">
                <text:p>22376.563774018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320.314213184">
                <text:p>26320.314213184</text:p>
              </table:table-cell>
              <table:table-cell office:value-type="float" office:value="22790.0375184643">
                <text:p>22790.03751846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794.7331967324">
                <text:p>26794.7331967324</text:p>
              </table:table-cell>
              <table:table-cell office:value-type="float" office:value="23182.6755806671">
                <text:p>23182.675580667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7164.7041078362">
                <text:p>27164.7041078362</text:p>
              </table:table-cell>
              <table:table-cell office:value-type="float" office:value="23483.1767165003">
                <text:p>23483.176716500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7565.5379675661">
                <text:p>27565.5379675661</text:p>
              </table:table-cell>
              <table:table-cell office:value-type="float" office:value="23815.3391310215">
                <text:p>23815.339131021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8065.805432276">
                <text:p>28065.805432276</text:p>
              </table:table-cell>
              <table:table-cell office:value-type="float" office:value="24251.521296417">
                <text:p>24251.521296417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8502.4357250106">
                <text:p>28502.4357250106</text:p>
              </table:table-cell>
              <table:table-cell office:value-type="float" office:value="24618.3467242705">
                <text:p>24618.346724270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9156.4381434686">
                <text:p>29156.4381434686</text:p>
              </table:table-cell>
              <table:table-cell office:value-type="float" office:value="25214.04323193">
                <text:p>25214.0432319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0145.9215661517">
                <text:p>30145.9215661517</text:p>
              </table:table-cell>
              <table:table-cell office:value-type="float" office:value="26147.884792234">
                <text:p>26147.88479223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31373.8342824188">
                <text:p>31373.8342824188</text:p>
              </table:table-cell>
              <table:table-cell office:value-type="float" office:value="27314.1335243647">
                <text:p>27314.133524364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32753.9893875547">
                <text:p>32753.9893875547</text:p>
              </table:table-cell>
              <table:table-cell office:value-type="float" office:value="28610.5640967698">
                <text:p>28610.56409676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4513.1683203829">
                <text:p>34513.1683203829</text:p>
              </table:table-cell>
              <table:table-cell office:value-type="float" office:value="30257.2070953626">
                <text:p>30257.207095362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6640.6248054377">
                <text:p>36640.6248054377</text:p>
              </table:table-cell>
              <table:table-cell office:value-type="float" office:value="32243.9526397589">
                <text:p>32243.952639758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9054.5703917926">
                <text:p>39054.5703917926</text:p>
              </table:table-cell>
              <table:table-cell office:value-type="float" office:value="34451.0908232829">
                <text:p>34451.09082328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1936.2806371026">
                <text:p>41936.2806371026</text:p>
              </table:table-cell>
              <table:table-cell office:value-type="float" office:value="37059.777495776">
                <text:p>37059.77749577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5138.9770980909">
                <text:p>45138.9770980909</text:p>
              </table:table-cell>
              <table:table-cell office:value-type="float" office:value="39947.8320054001">
                <text:p>39947.832005400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57.2446759506">
                <text:p>48957.2446759506</text:p>
              </table:table-cell>
              <table:table-cell office:value-type="float" office:value="43397.1909551681">
                <text:p>43397.190955168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3055.5502541769">
                <text:p>53055.5502541769</text:p>
              </table:table-cell>
              <table:table-cell office:value-type="float" office:value="47062.0884778581">
                <text:p>47062.088477858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7772.3154040154">
                <text:p>57772.3154040154</text:p>
              </table:table-cell>
              <table:table-cell office:value-type="float" office:value="51285.5037136949">
                <text:p>51285.503713694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2417.9631579986">
                <text:p>62417.9631579986</text:p>
              </table:table-cell>
              <table:table-cell office:value-type="float" office:value="55381.1279610918">
                <text:p>55381.127961091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7417.0208036408">
                <text:p>67417.0208036408</text:p>
              </table:table-cell>
              <table:table-cell office:value-type="float" office:value="59760.1367769213">
                <text:p>59760.136776921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3067.4575723365">
                <text:p>73067.4575723365</text:p>
              </table:table-cell>
              <table:table-cell office:value-type="float" office:value="64730.5842509625">
                <text:p>64730.584250962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8881.459470983">
                <text:p>78881.459470983</text:p>
              </table:table-cell>
              <table:table-cell office:value-type="float" office:value="69804.5921136507">
                <text:p>69804.592113650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5366.1130471816">
                <text:p>85366.1130471816</text:p>
              </table:table-cell>
              <table:table-cell office:value-type="float" office:value="75515.5711287851">
                <text:p>75515.571128785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1807.5063651982">
                <text:p>91807.5063651982</text:p>
              </table:table-cell>
              <table:table-cell office:value-type="float" office:value="81141.6679926274">
                <text:p>81141.667992627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9262.9711706573">
                <text:p>99262.9711706573</text:p>
              </table:table-cell>
              <table:table-cell office:value-type="float" office:value="87759.2098068144">
                <text:p>87759.209806814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7125.682610869">
                <text:p>107125.682610869</text:p>
              </table:table-cell>
              <table:table-cell office:value-type="float" office:value="94716.8949593491">
                <text:p>94716.894959349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15468.167919598">
                <text:p>115468.167919598</text:p>
              </table:table-cell>
              <table:table-cell office:value-type="float" office:value="102073.274784096">
                <text:p>102073.2747840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4908.685224128">
                <text:p>124908.685224128</text:p>
              </table:table-cell>
              <table:table-cell office:value-type="float" office:value="110488.457516287">
                <text:p>110488.45751628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34890.75119045">
                <text:p>134890.75119045</text:p>
              </table:table-cell>
              <table:table-cell office:value-type="float" office:value="119343.12517873">
                <text:p>119343.1251787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45258.961666534">
                <text:p>145258.961666534</text:p>
              </table:table-cell>
              <table:table-cell office:value-type="float" office:value="128503.622123272">
                <text:p>128503.62212327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55593.924238403">
                <text:p>155593.924238403</text:p>
              </table:table-cell>
              <table:table-cell office:value-type="float" office:value="137486.696283472">
                <text:p>137486.69628347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66415.300252563">
                <text:p>166415.300252563</text:p>
              </table:table-cell>
              <table:table-cell office:value-type="float" office:value="146876.521833023">
                <text:p>146876.52183302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7397.006071548">
                <text:p>177397.006071548</text:p>
              </table:table-cell>
              <table:table-cell office:value-type="float" office:value="156356.966002983">
                <text:p>156356.96600298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8180.110643235">
                <text:p>188180.110643235</text:p>
              </table:table-cell>
              <table:table-cell office:value-type="float" office:value="165532.048177448">
                <text:p>165532.04817744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9157.920061999">
                <text:p>199157.920061999</text:p>
              </table:table-cell>
              <table:table-cell office:value-type="float" office:value="174908.095746221">
                <text:p>174908.09574622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9876.165282406">
                <text:p>209876.165282406</text:p>
              </table:table-cell>
              <table:table-cell office:value-type="float" office:value="184022.864934129">
                <text:p>184022.8649341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20214.281170669">
                <text:p>220214.281170669</text:p>
              </table:table-cell>
              <table:table-cell office:value-type="float" office:value="192785.132330374">
                <text:p>192785.13233037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30532.321342976">
                <text:p>230532.321342976</text:p>
              </table:table-cell>
              <table:table-cell office:value-type="float" office:value="201528.433366289">
                <text:p>201528.433366289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40607.58027854">
                <text:p>240607.58027854</text:p>
              </table:table-cell>
              <table:table-cell office:value-type="float" office:value="210071.172925974">
                <text:p>210071.17292597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51326.159022201">
                <text:p>251326.159022201</text:p>
              </table:table-cell>
              <table:table-cell office:value-type="float" office:value="219326.016295531">
                <text:p>219326.01629553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62370.315721813">
                <text:p>262370.315721813</text:p>
              </table:table-cell>
              <table:table-cell office:value-type="float" office:value="228917.929679079">
                <text:p>228917.92967907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73736.252024788">
                <text:p>273736.252024788</text:p>
              </table:table-cell>
              <table:table-cell office:value-type="float" office:value="238870.197292339">
                <text:p>238870.19729233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5534.035255311">
                <text:p>285534.035255311</text:p>
              </table:table-cell>
              <table:table-cell office:value-type="float" office:value="249248.888072506">
                <text:p>249248.88807250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98304.910551234">
                <text:p>298304.910551234</text:p>
              </table:table-cell>
              <table:table-cell office:value-type="float" office:value="260549.500426988">
                <text:p>260549.50042698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11291.259792592">
                <text:p>311291.259792592</text:p>
              </table:table-cell>
              <table:table-cell office:value-type="float" office:value="272002.801716166">
                <text:p>272002.80171616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24581.345819941">
                <text:p>324581.345819941</text:p>
              </table:table-cell>
              <table:table-cell office:value-type="float" office:value="283623.853215172">
                <text:p>283623.85321517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38352.010725624">
                <text:p>338352.010725624</text:p>
              </table:table-cell>
              <table:table-cell office:value-type="float" office:value="295634.389465664">
                <text:p>295634.38946566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52461.665477891">
                <text:p>352461.665477891</text:p>
              </table:table-cell>
              <table:table-cell office:value-type="float" office:value="307895.666805685">
                <text:p>307895.66680568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66965.835899253">
                <text:p>366965.835899253</text:p>
              </table:table-cell>
              <table:table-cell office:value-type="float" office:value="320430.440926645">
                <text:p>320430.44092664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81163.472394694">
                <text:p>381163.472394694</text:p>
              </table:table-cell>
              <table:table-cell office:value-type="float" office:value="332588.743988269">
                <text:p>332588.74398826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95521.928444493">
                <text:p>395521.928444493</text:p>
              </table:table-cell>
              <table:table-cell office:value-type="float" office:value="344893.568047152">
                <text:p>344893.56804715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09468.78700819">
                <text:p>409468.78700819</text:p>
              </table:table-cell>
              <table:table-cell office:value-type="float" office:value="356773.026723155">
                <text:p>356773.0267231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22507.877850354">
                <text:p>422507.877850354</text:p>
              </table:table-cell>
              <table:table-cell office:value-type="float" office:value="367713.813351247">
                <text:p>367713.81335124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34047.006813798">
                <text:p>434047.006813798</text:p>
              </table:table-cell>
              <table:table-cell office:value-type="float" office:value="377169.515970023">
                <text:p>377169.51597002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5297.38493522">
                <text:p>445297.38493522</text:p>
              </table:table-cell>
              <table:table-cell office:value-type="float" office:value="386410.64940465">
                <text:p>386410.6494046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56160.110385639">
                <text:p>456160.110385639</text:p>
              </table:table-cell>
              <table:table-cell office:value-type="float" office:value="395390.302958011">
                <text:p>395390.30295801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67429.575859738">
                <text:p>467429.575859738</text:p>
              </table:table-cell>
              <table:table-cell office:value-type="float" office:value="404899.304998614">
                <text:p>404899.30499861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78262.092129978">
                <text:p>478262.092129978</text:p>
              </table:table-cell>
              <table:table-cell office:value-type="float" office:value="414148.506649562">
                <text:p>414148.50664956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89345.659092972">
                <text:p>489345.659092972</text:p>
              </table:table-cell>
              <table:table-cell office:value-type="float" office:value="423826.719968018">
                <text:p>423826.71996801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99984.43277418">
                <text:p>499984.43277418</text:p>
              </table:table-cell>
              <table:table-cell office:value-type="float" office:value="433137.902202163">
                <text:p>433137.90220216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10839.49859446">
                <text:p>510839.49859446</text:p>
              </table:table-cell>
              <table:table-cell office:value-type="float" office:value="442610.066076679">
                <text:p>442610.06607667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22390.388984991">
                <text:p>522390.388984991</text:p>
              </table:table-cell>
              <table:table-cell office:value-type="float" office:value="452731.667141107">
                <text:p>452731.66714110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34013.276862927">
                <text:p>534013.276862927</text:p>
              </table:table-cell>
              <table:table-cell office:value-type="float" office:value="462874.44529459">
                <text:p>462874.44529459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44729.26340049">
                <text:p>544729.26340049</text:p>
              </table:table-cell>
              <table:table-cell office:value-type="float" office:value="472068.986707709">
                <text:p>472068.98670770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53652.45395899">
                <text:p>553652.45395899</text:p>
              </table:table-cell>
              <table:table-cell office:value-type="float" office:value="479407.788317957">
                <text:p>479407.78831795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61642.080662058">
                <text:p>561642.080662058</text:p>
              </table:table-cell>
              <table:table-cell office:value-type="float" office:value="485790.629875411">
                <text:p>485790.62987541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9792.525088687">
                <text:p>569792.525088687</text:p>
              </table:table-cell>
              <table:table-cell office:value-type="float" office:value="492372.444163788">
                <text:p>492372.44416378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7065.48818544">
                <text:p>577065.48818544</text:p>
              </table:table-cell>
              <table:table-cell office:value-type="float" office:value="498163.860225259">
                <text:p>498163.86022525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3760.72968142">
                <text:p>583760.72968142</text:p>
              </table:table-cell>
              <table:table-cell office:value-type="float" office:value="503587.154281357">
                <text:p>503587.15428135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0512.997231826">
                <text:p>590512.997231826</text:p>
              </table:table-cell>
              <table:table-cell office:value-type="float" office:value="509280.070174936">
                <text:p>509280.07017493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5029.126486433">
                <text:p>595029.126486433</text:p>
              </table:table-cell>
              <table:table-cell office:value-type="float" office:value="512897.432529273">
                <text:p>512897.43252927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8035.777766839">
                <text:p>598035.777766839</text:p>
              </table:table-cell>
              <table:table-cell office:value-type="float" office:value="515051.557185061">
                <text:p>515051.5571850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9205.006652954">
                <text:p>599205.006652954</text:p>
              </table:table-cell>
              <table:table-cell office:value-type="float" office:value="515428.486949558">
                <text:p>515428.48694955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00092.287339343">
                <text:p>600092.287339343</text:p>
              </table:table-cell>
              <table:table-cell office:value-type="float" office:value="515730.79369478">
                <text:p>515730.7936947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99485.369001121">
                <text:p>599485.369001121</text:p>
              </table:table-cell>
              <table:table-cell office:value-type="float" office:value="514671.189246338">
                <text:p>514671.18924633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98993.142970475">
                <text:p>598993.142970475</text:p>
              </table:table-cell>
              <table:table-cell office:value-type="float" office:value="513904.30833443">
                <text:p>513904.3083344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98762.097945971">
                <text:p>598762.097945971</text:p>
              </table:table-cell>
              <table:table-cell office:value-type="float" office:value="513717.453435944">
                <text:p>513717.45343594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8536.05609976">
                <text:p>598536.05609976</text:p>
              </table:table-cell>
              <table:table-cell office:value-type="float" office:value="513729.282543543">
                <text:p>513729.28254354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98398.941607345">
                <text:p>598398.941607345</text:p>
              </table:table-cell>
              <table:table-cell office:value-type="float" office:value="513929.791615682">
                <text:p>513929.79161568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98388.798699939">
                <text:p>598388.798699939</text:p>
              </table:table-cell>
              <table:table-cell office:value-type="float" office:value="514224.353206735">
                <text:p>514224.35320673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97761.175398953">
                <text:p>597761.175398953</text:p>
              </table:table-cell>
              <table:table-cell office:value-type="float" office:value="513855.777450648">
                <text:p>513855.77745064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98504.939441837">
                <text:p>598504.939441837</text:p>
              </table:table-cell>
              <table:table-cell office:value-type="float" office:value="514716.981657993">
                <text:p>514716.98165799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99094.988090032">
                <text:p>599094.988090032</text:p>
              </table:table-cell>
              <table:table-cell office:value-type="float" office:value="515259.041475605">
                <text:p>515259.04147560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0216.235786781">
                <text:p>600216.235786781</text:p>
              </table:table-cell>
              <table:table-cell office:value-type="float" office:value="516296.557420704">
                <text:p>516296.55742070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01915.151287882">
                <text:p>601915.151287882</text:p>
              </table:table-cell>
              <table:table-cell office:value-type="float" office:value="517860.763277615">
                <text:p>517860.76327761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02544.870113239">
                <text:p>602544.870113239</text:p>
              </table:table-cell>
              <table:table-cell office:value-type="float" office:value="518369.018922986">
                <text:p>518369.01892298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02901.176203476">
                <text:p>602901.176203476</text:p>
              </table:table-cell>
              <table:table-cell office:value-type="float" office:value="518583.256366621">
                <text:p>518583.25636662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01941.123298173">
                <text:p>601941.123298173</text:p>
              </table:table-cell>
              <table:table-cell office:value-type="float" office:value="517378.758413955">
                <text:p>517378.75841395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00247.051073963">
                <text:p>600247.051073963</text:p>
              </table:table-cell>
              <table:table-cell office:value-type="float" office:value="515511.661042317">
                <text:p>515511.66104231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97497.900644517">
                <text:p>597497.900644517</text:p>
              </table:table-cell>
              <table:table-cell office:value-type="float" office:value="512604.817514611">
                <text:p>512604.81751461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3419.85022337">
                <text:p>593419.85022337</text:p>
              </table:table-cell>
              <table:table-cell office:value-type="float" office:value="508467.041489873">
                <text:p>508467.04148987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86648.678739511">
                <text:p>586648.678739511</text:p>
              </table:table-cell>
              <table:table-cell office:value-type="float" office:value="501892.709496755">
                <text:p>501892.70949675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78156.235720089">
                <text:p>578156.235720089</text:p>
              </table:table-cell>
              <table:table-cell office:value-type="float" office:value="493794.259040796">
                <text:p>493794.25904079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67939.408555542">
                <text:p>567939.408555542</text:p>
              </table:table-cell>
              <table:table-cell office:value-type="float" office:value="484276.56351784">
                <text:p>484276.5635178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56788.899998688">
                <text:p>556788.899998688</text:p>
              </table:table-cell>
              <table:table-cell office:value-type="float" office:value="474082.912085916">
                <text:p>474082.912085916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45170.943820495">
                <text:p>545170.943820495</text:p>
              </table:table-cell>
              <table:table-cell office:value-type="float" office:value="463705.081887464">
                <text:p>463705.08188746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33973.872509286">
                <text:p>533973.872509286</text:p>
              </table:table-cell>
              <table:table-cell office:value-type="float" office:value="454098.312592751">
                <text:p>454098.31259275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22873.10476756">
                <text:p>522873.10476756</text:p>
              </table:table-cell>
              <table:table-cell office:value-type="float" office:value="444812.909266596">
                <text:p>444812.90926659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11983.707466996">
                <text:p>511983.707466996</text:p>
              </table:table-cell>
              <table:table-cell office:value-type="float" office:value="435858.329020465">
                <text:p>435858.32902046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01401.113264584">
                <text:p>501401.113264584</text:p>
              </table:table-cell>
              <table:table-cell office:value-type="float" office:value="427204.702752693">
                <text:p>427204.70275269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91658.802552257">
                <text:p>491658.802552257</text:p>
              </table:table-cell>
              <table:table-cell office:value-type="float" office:value="419322.065907747">
                <text:p>419322.06590774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84033.82605831">
                <text:p>484033.82605831</text:p>
              </table:table-cell>
              <table:table-cell office:value-type="float" office:value="413375.111314587">
                <text:p>413375.11131458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76636.363631689">
                <text:p>476636.363631689</text:p>
              </table:table-cell>
              <table:table-cell office:value-type="float" office:value="407452.773819034">
                <text:p>407452.77381903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70940.289272088">
                <text:p>470940.289272088</text:p>
              </table:table-cell>
              <table:table-cell office:value-type="float" office:value="403060.88876585">
                <text:p>403060.8887658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67784.166815723">
                <text:p>467784.166815723</text:p>
              </table:table-cell>
              <table:table-cell office:value-type="float" office:value="401022.705492472">
                <text:p>401022.70549247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66060.082793897">
                <text:p>466060.082793897</text:p>
              </table:table-cell>
              <table:table-cell office:value-type="float" office:value="400215.016913126">
                <text:p>400215.01691312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66294.000575268">
                <text:p>466294.000575268</text:p>
              </table:table-cell>
              <table:table-cell office:value-type="float" office:value="401128.104870486">
                <text:p>401128.10487048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67511.588039702">
                <text:p>467511.588039702</text:p>
              </table:table-cell>
              <table:table-cell office:value-type="float" office:value="402731.918148739">
                <text:p>402731.91814873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70503.960512009">
                <text:p>470503.960512009</text:p>
              </table:table-cell>
              <table:table-cell office:value-type="float" office:value="405916.728154394">
                <text:p>405916.72815439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75458.16579274">
                <text:p>475458.16579274</text:p>
              </table:table-cell>
              <table:table-cell office:value-type="float" office:value="410693.96771828">
                <text:p>410693.9677182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82014.63096425">
                <text:p>482014.63096425</text:p>
              </table:table-cell>
              <table:table-cell office:value-type="float" office:value="416726.355942173">
                <text:p>416726.35594217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90583.097550121">
                <text:p>490583.097550121</text:p>
              </table:table-cell>
              <table:table-cell office:value-type="float" office:value="424632.732670796">
                <text:p>424632.73267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00951.434487588">
                <text:p>500951.434487588</text:p>
              </table:table-cell>
              <table:table-cell office:value-type="float" office:value="434103.560793218">
                <text:p>434103.56079321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13595.290820053">
                <text:p>513595.290820053</text:p>
              </table:table-cell>
              <table:table-cell office:value-type="float" office:value="445701.292093833">
                <text:p>445701.29209383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29013.680357622">
                <text:p>529013.680357622</text:p>
              </table:table-cell>
              <table:table-cell office:value-type="float" office:value="459788.897853453">
                <text:p>459788.89785345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46245.940353252">
                <text:p>546245.940353252</text:p>
              </table:table-cell>
              <table:table-cell office:value-type="float" office:value="475423.717223338">
                <text:p>475423.71722333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64693.287909384">
                <text:p>564693.287909384</text:p>
              </table:table-cell>
              <table:table-cell office:value-type="float" office:value="492022.384298233">
                <text:p>492022.384298233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85482.935248952">
                <text:p>585482.935248952</text:p>
              </table:table-cell>
              <table:table-cell office:value-type="float" office:value="510593.183632746">
                <text:p>510593.18363274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08637.984391721">
                <text:p>608637.984391721</text:p>
              </table:table-cell>
              <table:table-cell office:value-type="float" office:value="531191.534341379">
                <text:p>531191.53434137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32378.544939122">
                <text:p>632378.544939122</text:p>
              </table:table-cell>
              <table:table-cell office:value-type="float" office:value="552027.874394862">
                <text:p>552027.87439486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59854.337718436">
                <text:p>659854.337718436</text:p>
              </table:table-cell>
              <table:table-cell office:value-type="float" office:value="576324.91421133">
                <text:p>576324.9142113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87058.256922777">
                <text:p>687058.256922777</text:p>
              </table:table-cell>
              <table:table-cell office:value-type="float" office:value="600164.111084048">
                <text:p>600164.11108404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14878.11074911">
                <text:p>714878.11074911</text:p>
              </table:table-cell>
              <table:table-cell office:value-type="float" office:value="624367.809431629">
                <text:p>624367.80943162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41961.141875128">
                <text:p>741961.141875128</text:p>
              </table:table-cell>
              <table:table-cell office:value-type="float" office:value="647543.84665322">
                <text:p>647543.8466532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770612.992066042">
                <text:p>770612.992066042</text:p>
              </table:table-cell>
              <table:table-cell office:value-type="float" office:value="672116.438741563">
                <text:p>672116.43874156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99836.92302726">
                <text:p>799836.92302726</text:p>
              </table:table-cell>
              <table:table-cell office:value-type="float" office:value="697225.461683137">
                <text:p>697225.46168313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29909.507217988">
                <text:p>829909.507217988</text:p>
              </table:table-cell>
              <table:table-cell office:value-type="float" office:value="723048.618692297">
                <text:p>723048.618692297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60627.102056173">
                <text:p>860627.102056173</text:p>
              </table:table-cell>
              <table:table-cell office:value-type="float" office:value="749650.410268748">
                <text:p>749650.41026874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90748.155548784">
                <text:p>890748.155548784</text:p>
              </table:table-cell>
              <table:table-cell office:value-type="float" office:value="775665.948970014">
                <text:p>775665.94897001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920444.319607223">
                <text:p>920444.319607223</text:p>
              </table:table-cell>
              <table:table-cell office:value-type="float" office:value="801201.83047619">
                <text:p>801201.8304761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948704.795378302">
                <text:p>948704.795378302</text:p>
              </table:table-cell>
              <table:table-cell office:value-type="float" office:value="825207.165328122">
                <text:p>825207.16532812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974514.331101639">
                <text:p>974514.331101639</text:p>
              </table:table-cell>
              <table:table-cell office:value-type="float" office:value="846731.594132664">
                <text:p>846731.59413266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998069.229899779">
                <text:p>998069.229899779</text:p>
              </table:table-cell>
              <table:table-cell office:value-type="float" office:value="866062.170797871">
                <text:p>866062.17079787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018907.03880971">
                <text:p>1018907.03880971</text:p>
              </table:table-cell>
              <table:table-cell office:value-type="float" office:value="882777.365060216">
                <text:p>882777.36506021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035910.0775744">
                <text:p>1035910.0775744</text:p>
              </table:table-cell>
              <table:table-cell office:value-type="float" office:value="895980.06100773">
                <text:p>895980.0610077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048228.56480409">
                <text:p>1048228.56480409</text:p>
              </table:table-cell>
              <table:table-cell office:value-type="float" office:value="904878.572322063">
                <text:p>904878.572322063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056304.15552332">
                <text:p>1056304.15552332</text:p>
              </table:table-cell>
              <table:table-cell office:value-type="float" office:value="910102.322466959">
                <text:p>910102.32246695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061360.43376047">
                <text:p>1061360.43376047</text:p>
              </table:table-cell>
              <table:table-cell office:value-type="float" office:value="912932.888792189">
                <text:p>912932.88879218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062102.97331298">
                <text:p>1062102.97331298</text:p>
              </table:table-cell>
              <table:table-cell office:value-type="float" office:value="912026.456747043">
                <text:p>912026.456747043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057738.89003529">
                <text:p>1057738.89003529</text:p>
              </table:table-cell>
              <table:table-cell office:value-type="float" office:value="906691.346516301">
                <text:p>906691.34651630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048625.90598119">
                <text:p>1048625.90598119</text:p>
              </table:table-cell>
              <table:table-cell office:value-type="float" office:value="897283.927312237">
                <text:p>897283.92731223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034175.48017516">
                <text:p>1034175.48017516</text:p>
              </table:table-cell>
              <table:table-cell office:value-type="float" office:value="883223.618145514">
                <text:p>883223.6181455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015135.7855963">
                <text:p>1015135.7855963</text:p>
              </table:table-cell>
              <table:table-cell office:value-type="float" office:value="865144.953648582">
                <text:p>865144.95364858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994216.662466459">
                <text:p>994216.662466459</text:p>
              </table:table-cell>
              <table:table-cell office:value-type="float" office:value="845824.832732852">
                <text:p>845824.83273285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971488.23610707">
                <text:p>971488.23610707</text:p>
              </table:table-cell>
              <table:table-cell office:value-type="float" office:value="825476.635486458">
                <text:p>825476.63548645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947277.239043345">
                <text:p>947277.239043345</text:p>
              </table:table-cell>
              <table:table-cell office:value-type="float" office:value="804361.01388615">
                <text:p>804361.01388615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922294.753790586">
                <text:p>922294.753790586</text:p>
              </table:table-cell>
              <table:table-cell office:value-type="float" office:value="782924.28372259">
                <text:p>782924.28372259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96551.330103519">
                <text:p>896551.330103519</text:p>
              </table:table-cell>
              <table:table-cell office:value-type="float" office:value="761113.156303561">
                <text:p>761113.15630356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70061.886934041">
                <text:p>870061.886934041</text:p>
              </table:table-cell>
              <table:table-cell office:value-type="float" office:value="738663.317096886">
                <text:p>738663.31709688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42942.008014754">
                <text:p>842942.008014754</text:p>
              </table:table-cell>
              <table:table-cell office:value-type="float" office:value="715515.63083013">
                <text:p>715515.6308301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15943.943427267">
                <text:p>815943.943427267</text:p>
              </table:table-cell>
              <table:table-cell office:value-type="float" office:value="692441.992467044">
                <text:p>692441.99246704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90405.81138105">
                <text:p>790405.81138105</text:p>
              </table:table-cell>
              <table:table-cell office:value-type="float" office:value="670731.732382108">
                <text:p>670731.7323821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65704.593896366">
                <text:p>765704.593896366</text:p>
              </table:table-cell>
              <table:table-cell office:value-type="float" office:value="649754.859334639">
                <text:p>649754.85933463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742076.351067241">
                <text:p>742076.351067241</text:p>
              </table:table-cell>
              <table:table-cell office:value-type="float" office:value="629799.111799006">
                <text:p>629799.11179900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717988.147553516">
                <text:p>717988.147553516</text:p>
              </table:table-cell>
              <table:table-cell office:value-type="float" office:value="609359.436390971">
                <text:p>609359.43639097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94087.730582344">
                <text:p>694087.730582344</text:p>
              </table:table-cell>
              <table:table-cell office:value-type="float" office:value="589016.63028952">
                <text:p>589016.6302895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71200.01514819">
                <text:p>671200.01514819</text:p>
              </table:table-cell>
              <table:table-cell office:value-type="float" office:value="569507.568214908">
                <text:p>569507.56821490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48361.291953459">
                <text:p>648361.291953459</text:p>
              </table:table-cell>
              <table:table-cell office:value-type="float" office:value="549856.971268152">
                <text:p>549856.97126815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25482.561690728">
                <text:p>625482.561690728</text:p>
              </table:table-cell>
              <table:table-cell office:value-type="float" office:value="530087.998860228">
                <text:p>530087.99886022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02412.458120049">
                <text:p>602412.458120049</text:p>
              </table:table-cell>
              <table:table-cell office:value-type="float" office:value="510090.603672064">
                <text:p>510090.60367206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79131.847343823">
                <text:p>579131.847343823</text:p>
              </table:table-cell>
              <table:table-cell office:value-type="float" office:value="489914.230173938">
                <text:p>489914.23017393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56526.630308729">
                <text:p>556526.630308729</text:p>
              </table:table-cell>
              <table:table-cell office:value-type="float" office:value="470400.526955699">
                <text:p>470400.52695569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34295.661548359">
                <text:p>534295.661548359</text:p>
              </table:table-cell>
              <table:table-cell office:value-type="float" office:value="451296.696654561">
                <text:p>451296.69665456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12450.777826542">
                <text:p>512450.777826542</text:p>
              </table:table-cell>
              <table:table-cell office:value-type="float" office:value="432719.979842806">
                <text:p>432719.97984280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91540.189235017">
                <text:p>491540.189235017</text:p>
              </table:table-cell>
              <table:table-cell office:value-type="float" office:value="415094.873683415">
                <text:p>415094.87368341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71312.846827673">
                <text:p>471312.846827673</text:p>
              </table:table-cell>
              <table:table-cell office:value-type="float" office:value="398078.674096919">
                <text:p>398078.674096919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52888.817328608">
                <text:p>452888.817328608</text:p>
              </table:table-cell>
              <table:table-cell office:value-type="float" office:value="382755.132683714">
                <text:p>382755.13268371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36690.144220711">
                <text:p>436690.144220711</text:p>
              </table:table-cell>
              <table:table-cell office:value-type="float" office:value="369527.802312187">
                <text:p>369527.80231218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21786.223942864">
                <text:p>421786.223942864</text:p>
              </table:table-cell>
              <table:table-cell office:value-type="float" office:value="357485.676573125">
                <text:p>357485.676573125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07084.110708373">
                <text:p>407084.110708373</text:p>
              </table:table-cell>
              <table:table-cell office:value-type="float" office:value="345420.192253913">
                <text:p>345420.192253913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393205.329422698">
                <text:p>393205.329422698</text:p>
              </table:table-cell>
              <table:table-cell office:value-type="float" office:value="333896.773201667">
                <text:p>333896.773201667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380148.384033954">
                <text:p>380148.384033954</text:p>
              </table:table-cell>
              <table:table-cell office:value-type="float" office:value="322921.755882762">
                <text:p>322921.75588276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67691.002877686">
                <text:p>367691.002877686</text:p>
              </table:table-cell>
              <table:table-cell office:value-type="float" office:value="312268.543258367">
                <text:p>312268.543258367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356330.314533923">
                <text:p>356330.314533923</text:p>
              </table:table-cell>
              <table:table-cell office:value-type="float" office:value="302560.516313967">
                <text:p>302560.516313967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346078.558117229">
                <text:p>346078.558117229</text:p>
              </table:table-cell>
              <table:table-cell office:value-type="float" office:value="293936.018734993">
                <text:p>293936.01873499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336496.210734356">
                <text:p>336496.210734356</text:p>
              </table:table-cell>
              <table:table-cell office:value-type="float" office:value="285954.956227834">
                <text:p>285954.95622783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327708.950578966">
                <text:p>327708.950578966</text:p>
              </table:table-cell>
              <table:table-cell office:value-type="float" office:value="278675.755110649">
                <text:p>278675.755110649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319208.506276574">
                <text:p>319208.506276574</text:p>
              </table:table-cell>
              <table:table-cell office:value-type="float" office:value="271595.689092829">
                <text:p>271595.689092829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10788.281494854">
                <text:p>310788.281494854</text:p>
              </table:table-cell>
              <table:table-cell office:value-type="float" office:value="264520.735033621">
                <text:p>264520.73503362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303034.768764063">
                <text:p>303034.768764063</text:p>
              </table:table-cell>
              <table:table-cell office:value-type="float" office:value="257952.782066247">
                <text:p>257952.78206624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296363.618805468">
                <text:p>296363.618805468</text:p>
              </table:table-cell>
              <table:table-cell office:value-type="float" office:value="252356.443371691">
                <text:p>252356.44337169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89442.215810298">
                <text:p>289442.215810298</text:p>
              </table:table-cell>
              <table:table-cell office:value-type="float" office:value="246453.057190664">
                <text:p>246453.05719066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82487.315540949">
                <text:p>282487.315540949</text:p>
              </table:table-cell>
              <table:table-cell office:value-type="float" office:value="240483.113392423">
                <text:p>240483.11339242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275852.692820247">
                <text:p>275852.692820247</text:p>
              </table:table-cell>
              <table:table-cell office:value-type="float" office:value="234855.928401322">
                <text:p>234855.92840132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269483.358174785">
                <text:p>269483.358174785</text:p>
              </table:table-cell>
              <table:table-cell office:value-type="float" office:value="229460.287384272">
                <text:p>229460.28738427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263186.766763956">
                <text:p>263186.766763956</text:p>
              </table:table-cell>
              <table:table-cell office:value-type="float" office:value="224075.751460294">
                <text:p>224075.7514602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256768.279805082">
                <text:p>256768.279805082</text:p>
              </table:table-cell>
              <table:table-cell office:value-type="float" office:value="218550.265431514">
                <text:p>218550.26543151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250346.87018991">
                <text:p>250346.87018991</text:p>
              </table:table-cell>
              <table:table-cell office:value-type="float" office:value="213054.353812046">
                <text:p>213054.353812046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43798.621287184">
                <text:p>243798.621287184</text:p>
              </table:table-cell>
              <table:table-cell office:value-type="float" office:value="207389.744821231">
                <text:p>207389.74482123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237017.923222042">
                <text:p>237017.923222042</text:p>
              </table:table-cell>
              <table:table-cell office:value-type="float" office:value="201435.669735128">
                <text:p>201435.66973512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30432.744733039">
                <text:p>230432.744733039</text:p>
              </table:table-cell>
              <table:table-cell office:value-type="float" office:value="195698.431328822">
                <text:p>195698.43132882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223506.439962458">
                <text:p>223506.439962458</text:p>
              </table:table-cell>
              <table:table-cell office:value-type="float" office:value="189681.598165362">
                <text:p>189681.59816536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16123.174167308">
                <text:p>216123.174167308</text:p>
              </table:table-cell>
              <table:table-cell office:value-type="float" office:value="183250.427257136">
                <text:p>183250.42725713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208287.925519086">
                <text:p>208287.925519086</text:p>
              </table:table-cell>
              <table:table-cell office:value-type="float" office:value="176375.807993934">
                <text:p>176375.80799393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200223.967279823">
                <text:p>200223.967279823</text:p>
              </table:table-cell>
              <table:table-cell office:value-type="float" office:value="169301.030897705">
                <text:p>169301.030897705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92026.878475841">
                <text:p>192026.878475841</text:p>
              </table:table-cell>
              <table:table-cell office:value-type="float" office:value="162144.339371669">
                <text:p>162144.339371669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83510.245943698">
                <text:p>183510.245943698</text:p>
              </table:table-cell>
              <table:table-cell office:value-type="float" office:value="154708.230290257">
                <text:p>154708.230290257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74537.963689496">
                <text:p>174537.963689496</text:p>
              </table:table-cell>
              <table:table-cell office:value-type="float" office:value="146902.516977652">
                <text:p>146902.51697765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65878.807343851">
                <text:p>165878.807343851</text:p>
              </table:table-cell>
              <table:table-cell office:value-type="float" office:value="139465.046180295">
                <text:p>139465.046180295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7397.835430217">
                <text:p>157397.835430217</text:p>
              </table:table-cell>
              <table:table-cell office:value-type="float" office:value="132233.153058252">
                <text:p>132233.15305825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49318.570391127">
                <text:p>149318.570391127</text:p>
              </table:table-cell>
              <table:table-cell office:value-type="float" office:value="125420.52417329">
                <text:p>125420.52417329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41667.622585234">
                <text:p>141667.622585234</text:p>
              </table:table-cell>
              <table:table-cell office:value-type="float" office:value="119037.503971919">
                <text:p>119037.50397191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34392.993197438">
                <text:p>134392.993197438</text:p>
              </table:table-cell>
              <table:table-cell office:value-type="float" office:value="113016.81251267">
                <text:p>113016.81251267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27729.460016168">
                <text:p>127729.460016168</text:p>
              </table:table-cell>
              <table:table-cell office:value-type="float" office:value="107553.574151479">
                <text:p>107553.574151479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21959.774600316">
                <text:p>121959.774600316</text:p>
              </table:table-cell>
              <table:table-cell office:value-type="float" office:value="102877.49508722">
                <text:p>102877.4950872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17097.491722525">
                <text:p>117097.491722525</text:p>
              </table:table-cell>
              <table:table-cell office:value-type="float" office:value="99030.7269627899">
                <text:p>99030.7269627899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12882.532975628">
                <text:p>112882.532975628</text:p>
              </table:table-cell>
              <table:table-cell office:value-type="float" office:value="95731.9984416787">
                <text:p>95731.9984416787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9355.360126092">
                <text:p>109355.360126092</text:p>
              </table:table-cell>
              <table:table-cell office:value-type="float" office:value="93003.9182182226">
                <text:p>93003.918218222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6489.902598601">
                <text:p>106489.902598601</text:p>
              </table:table-cell>
              <table:table-cell office:value-type="float" office:value="90802.560935561">
                <text:p>90802.56093556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4109.348383469">
                <text:p>104109.348383469</text:p>
              </table:table-cell>
              <table:table-cell office:value-type="float" office:value="88942.8919702359">
                <text:p>88942.8919702359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1974.973744008">
                <text:p>101974.973744008</text:p>
              </table:table-cell>
              <table:table-cell office:value-type="float" office:value="87215.3716160178">
                <text:p>87215.3716160178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00009.21201919">
                <text:p>100009.21201919</text:p>
              </table:table-cell>
              <table:table-cell office:value-type="float" office:value="85555.7391955728">
                <text:p>85555.739195572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98020.0696648114">
                <text:p>98020.0696648114</text:p>
              </table:table-cell>
              <table:table-cell office:value-type="float" office:value="83802.053325469">
                <text:p>83802.053325469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96405.8814609865">
                <text:p>96405.8814609865</text:p>
              </table:table-cell>
              <table:table-cell office:value-type="float" office:value="82370.3887791098">
                <text:p>82370.388779109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94962.1884242578">
                <text:p>94962.1884242578</text:p>
              </table:table-cell>
              <table:table-cell office:value-type="float" office:value="81088.3344313728">
                <text:p>81088.334431372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93653.4395138849">
                <text:p>93653.4395138849</text:p>
              </table:table-cell>
              <table:table-cell office:value-type="float" office:value="79961.5315786508">
                <text:p>79961.531578650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92380.7993276105">
                <text:p>92380.7993276105</text:p>
              </table:table-cell>
              <table:table-cell office:value-type="float" office:value="78888.9743174943">
                <text:p>78888.9743174943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91012.4556274113">
                <text:p>91012.4556274113</text:p>
              </table:table-cell>
              <table:table-cell office:value-type="float" office:value="77733.2675858723">
                <text:p>77733.2675858723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9480.3266918967">
                <text:p>89480.3266918967</text:p>
              </table:table-cell>
              <table:table-cell office:value-type="float" office:value="76399.6901555622">
                <text:p>76399.690155562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7806.2568587025">
                <text:p>87806.2568587025</text:p>
              </table:table-cell>
              <table:table-cell office:value-type="float" office:value="74899.3431891007">
                <text:p>74899.343189100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5975.4741367972">
                <text:p>85975.4741367972</text:p>
              </table:table-cell>
              <table:table-cell office:value-type="float" office:value="73256.820825559">
                <text:p>73256.820825559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4281.336194287">
                <text:p>84281.336194287</text:p>
              </table:table-cell>
              <table:table-cell office:value-type="float" office:value="71769.0315524234">
                <text:p>71769.031552423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2843.8077204712">
                <text:p>82843.8077204712</text:p>
              </table:table-cell>
              <table:table-cell office:value-type="float" office:value="70552.9924559884">
                <text:p>70552.992455988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1741.8637275073">
                <text:p>81741.8637275073</text:p>
              </table:table-cell>
              <table:table-cell office:value-type="float" office:value="69702.0172394984">
                <text:p>69702.017239498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822.8422625355">
                <text:p>80822.8422625355</text:p>
              </table:table-cell>
              <table:table-cell office:value-type="float" office:value="69048.9101021318">
                <text:p>69048.910102131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087.2832670115">
                <text:p>80087.2832670115</text:p>
              </table:table-cell>
              <table:table-cell office:value-type="float" office:value="68579.7235355191">
                <text:p>68579.723535519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9716.0348049323">
                <text:p>79716.0348049323</text:p>
              </table:table-cell>
              <table:table-cell office:value-type="float" office:value="68431.046452445">
                <text:p>68431.04645244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9541.052576781">
                <text:p>79541.052576781</text:p>
              </table:table-cell>
              <table:table-cell office:value-type="float" office:value="68402.9939020641">
                <text:p>68402.993902064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9361.4153174148">
                <text:p>79361.4153174148</text:p>
              </table:table-cell>
              <table:table-cell office:value-type="float" office:value="68304.2121524168">
                <text:p>68304.212152416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8716.1654419403">
                <text:p>78716.1654419403</text:p>
              </table:table-cell>
              <table:table-cell office:value-type="float" office:value="67683.4229346185">
                <text:p>67683.422934618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7702.0390718836">
                <text:p>77702.0390718836</text:p>
              </table:table-cell>
              <table:table-cell office:value-type="float" office:value="66664.9566294163">
                <text:p>66664.956629416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6121.4622847516">
                <text:p>76121.4622847516</text:p>
              </table:table-cell>
              <table:table-cell office:value-type="float" office:value="65066.2635850221">
                <text:p>65066.263585022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4146.2534765437">
                <text:p>74146.2534765437</text:p>
              </table:table-cell>
              <table:table-cell office:value-type="float" office:value="63090.3158554069">
                <text:p>63090.315855406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1493.5106213252">
                <text:p>71493.5106213252</text:p>
              </table:table-cell>
              <table:table-cell office:value-type="float" office:value="60511.2772576855">
                <text:p>60511.277257685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8249.064294541">
                <text:p>68249.064294541</text:p>
              </table:table-cell>
              <table:table-cell office:value-type="float" office:value="57446.8152219598">
                <text:p>57446.815221959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4807.5788871799">
                <text:p>64807.5788871799</text:p>
              </table:table-cell>
              <table:table-cell office:value-type="float" office:value="54302.5866699822">
                <text:p>54302.586669982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1324.6571529883">
                <text:p>61324.6571529883</text:p>
              </table:table-cell>
              <table:table-cell office:value-type="float" office:value="51210.4422401659">
                <text:p>51210.442240165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7877.8246064364">
                <text:p>57877.8246064364</text:p>
              </table:table-cell>
              <table:table-cell office:value-type="float" office:value="48247.402938338">
                <text:p>48247.40293833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4773.8079976847">
                <text:p>54773.8079976847</text:p>
              </table:table-cell>
              <table:table-cell office:value-type="float" office:value="45704.8661817531">
                <text:p>45704.866181753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1807.7468422763">
                <text:p>51807.7468422763</text:p>
              </table:table-cell>
              <table:table-cell office:value-type="float" office:value="43343.0369960658">
                <text:p>43343.036996065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9112.735191893">
                <text:p>49112.735191893</text:p>
              </table:table-cell>
              <table:table-cell office:value-type="float" office:value="41241.8513155314">
                <text:p>41241.851315531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6715.7765516307">
                <text:p>46715.7765516307</text:p>
              </table:table-cell>
              <table:table-cell office:value-type="float" office:value="39369.8874467869">
                <text:p>39369.8874467869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4644.8523115408">
                <text:p>44644.8523115408</text:p>
              </table:table-cell>
              <table:table-cell office:value-type="float" office:value="37764.1057761269">
                <text:p>37764.105776126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2702.0804153356">
                <text:p>42702.0804153356</text:p>
              </table:table-cell>
              <table:table-cell office:value-type="float" office:value="36220.971837745">
                <text:p>36220.97183774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0924.3186228289">
                <text:p>40924.3186228289</text:p>
              </table:table-cell>
              <table:table-cell office:value-type="float" office:value="34766.0400681455">
                <text:p>34766.0400681455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7684.6632456179">
                <text:p>37684.6632456179</text:p>
              </table:table-cell>
              <table:table-cell office:value-type="float" office:value="33370.3947255547">
                <text:p>33370.394725554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6225.2566793611">
                <text:p>36225.2566793611</text:p>
              </table:table-cell>
              <table:table-cell office:value-type="float" office:value="32043.6508556763">
                <text:p>32043.650855676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6176.5268486999">
                <text:p>36176.5268486999</text:p>
              </table:table-cell>
              <table:table-cell office:value-type="float" office:value="30702.0223592102">
                <text:p>30702.022359210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4710.0219505697">
                <text:p>34710.0219505697</text:p>
              </table:table-cell>
              <table:table-cell office:value-type="float" office:value="29411.5035616088">
                <text:p>29411.503561608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3394.8049224484">
                <text:p>33394.8049224484</text:p>
              </table:table-cell>
              <table:table-cell office:value-type="float" office:value="28266.332434255">
                <text:p>28266.33243425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32134.3080731793">
                <text:p>32134.3080731793</text:p>
              </table:table-cell>
              <table:table-cell office:value-type="float" office:value="27170.0130174719">
                <text:p>27170.013017471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1024.1840530296">
                <text:p>31024.1840530296</text:p>
              </table:table-cell>
              <table:table-cell office:value-type="float" office:value="26224.2924685745">
                <text:p>26224.2924685745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9894.3425256535">
                <text:p>29894.3425256535</text:p>
              </table:table-cell>
              <table:table-cell office:value-type="float" office:value="25264.338620577">
                <text:p>25264.338620577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8757.1564897332">
                <text:p>28757.1564897332</text:p>
              </table:table-cell>
              <table:table-cell office:value-type="float" office:value="24304.5366392106">
                <text:p>24304.536639210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7701.27585262">
                <text:p>27701.27585262</text:p>
              </table:table-cell>
              <table:table-cell office:value-type="float" office:value="23418.3078360054">
                <text:p>23418.307836005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6743.0076735217">
                <text:p>26743.0076735217</text:p>
              </table:table-cell>
              <table:table-cell office:value-type="float" office:value="22621.8674812123">
                <text:p>22621.8674812123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6000.2452440109">
                <text:p>26000.2452440109</text:p>
              </table:table-cell>
              <table:table-cell office:value-type="float" office:value="22039.5371304808">
                <text:p>22039.537130480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5501.7862374521">
                <text:p>25501.7862374521</text:p>
              </table:table-cell>
              <table:table-cell office:value-type="float" office:value="21697.5008671486">
                <text:p>21697.5008671486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5271.9341104069">
                <text:p>25271.9341104069</text:p>
              </table:table-cell>
              <table:table-cell office:value-type="float" office:value="21615.4117868614">
                <text:p>21615.411786861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5379.6987673286">
                <text:p>25379.6987673286</text:p>
              </table:table-cell>
              <table:table-cell office:value-type="float" office:value="21845.6511075043">
                <text:p>21845.6511075043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5625.2188563586">
                <text:p>25625.2188563586</text:p>
              </table:table-cell>
              <table:table-cell office:value-type="float" office:value="22171.5120114369">
                <text:p>22171.5120114369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26104.6497057712">
                <text:p>26104.6497057712</text:p>
              </table:table-cell>
              <table:table-cell office:value-type="float" office:value="22687.9562287128">
                <text:p>22687.9562287128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26833.0825992769">
                <text:p>26833.0825992769</text:p>
              </table:table-cell>
              <table:table-cell office:value-type="float" office:value="23399.2012947885">
                <text:p>23399.2012947885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27712.7761742815">
                <text:p>27712.7761742815</text:p>
              </table:table-cell>
              <table:table-cell office:value-type="float" office:value="24211.5795460907">
                <text:p>24211.5795460907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28703.6887525744">
                <text:p>28703.6887525744</text:p>
              </table:table-cell>
              <table:table-cell office:value-type="float" office:value="25087.9554608334">
                <text:p>25087.9554608334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29801.4205297053">
                <text:p>29801.4205297053</text:p>
              </table:table-cell>
              <table:table-cell office:value-type="float" office:value="26041.555810902">
                <text:p>26041.555810902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30997.1448204286">
                <text:p>30997.1448204286</text:p>
              </table:table-cell>
              <table:table-cell office:value-type="float" office:value="27080.8300624001">
                <text:p>27080.830062400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32156.6118327035">
                <text:p>32156.6118327035</text:p>
              </table:table-cell>
              <table:table-cell office:value-type="float" office:value="28067.5411938791">
                <text:p>28067.541193879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33260.6329884578">
                <text:p>33260.6329884578</text:p>
              </table:table-cell>
              <table:table-cell office:value-type="float" office:value="28991.2235020791">
                <text:p>28991.2235020791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34403.3744907656">
                <text:p>34403.3744907656</text:p>
              </table:table-cell>
              <table:table-cell office:value-type="float" office:value="29956.5555660825">
                <text:p>29956.555566082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35419.7727686754">
                <text:p>35419.7727686754</text:p>
              </table:table-cell>
              <table:table-cell office:value-type="float" office:value="30795.2463144125">
                <text:p>30795.246314412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36356.1214077919">
                <text:p>36356.1214077919</text:p>
              </table:table-cell>
              <table:table-cell office:value-type="float" office:value="31555.9442871679">
                <text:p>31555.9442871679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37081.6558258803">
                <text:p>37081.6558258803</text:p>
              </table:table-cell>
              <table:table-cell office:value-type="float" office:value="32113.9450238666">
                <text:p>32113.9450238666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37642.9539600562">
                <text:p>37642.9539600562</text:p>
              </table:table-cell>
              <table:table-cell office:value-type="float" office:value="32528.045990376">
                <text:p>32528.045990376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38173.5289826351">
                <text:p>38173.5289826351</text:p>
              </table:table-cell>
              <table:table-cell office:value-type="float" office:value="32931.6661139206">
                <text:p>32931.6661139206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38595.443018423">
                <text:p>38595.443018423</text:p>
              </table:table-cell>
              <table:table-cell office:value-type="float" office:value="33244.9338289614">
                <text:p>33244.9338289614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38882.6319817682">
                <text:p>38882.6319817682</text:p>
              </table:table-cell>
              <table:table-cell office:value-type="float" office:value="33456.5504034816">
                <text:p>33456.5504034816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39311.498409387">
                <text:p>39311.498409387</text:p>
              </table:table-cell>
              <table:table-cell office:value-type="float" office:value="33831.4909072495">
                <text:p>33831.4909072495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39955.2662051861">
                <text:p>39955.2662051861</text:p>
              </table:table-cell>
              <table:table-cell office:value-type="float" office:value="34444.2589687925">
                <text:p>34444.258968792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40802.9961855284">
                <text:p>40802.9961855284</text:p>
              </table:table-cell>
              <table:table-cell office:value-type="float" office:value="35265.4711370102">
                <text:p>35265.4711370102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2178.0299682964">
                <text:p>42178.0299682964</text:p>
              </table:table-cell>
              <table:table-cell office:value-type="float" office:value="36601.6743401824">
                <text:p>36601.6743401824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3170.8187337576">
                <text:p>43170.8187337576</text:p>
              </table:table-cell>
              <table:table-cell office:value-type="float" office:value="38623.1370276629">
                <text:p>38623.137027662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47076.3767006704">
                <text:p>47076.3767006704</text:p>
              </table:table-cell>
              <table:table-cell office:value-type="float" office:value="41354.2642360871">
                <text:p>41354.2642360871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50580.5286209578">
                <text:p>50580.5286209578</text:p>
              </table:table-cell>
              <table:table-cell office:value-type="float" office:value="44680.5291388653">
                <text:p>44680.5291388653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53652.7564655448">
                <text:p>53652.7564655448</text:p>
              </table:table-cell>
              <table:table-cell office:value-type="float" office:value="48514.0464344552">
                <text:p>48514.0464344552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58341.6365839585">
                <text:p>58341.6365839585</text:p>
              </table:table-cell>
              <table:table-cell office:value-type="float" office:value="52813.7055749483">
                <text:p>52813.7055749483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64395.3235413684">
                <text:p>64395.3235413684</text:p>
              </table:table-cell>
              <table:table-cell office:value-type="float" office:value="57321.6211865318">
                <text:p>57321.621186531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69992.664711915">
                <text:p>69992.664711915</text:p>
              </table:table-cell>
              <table:table-cell office:value-type="float" office:value="62274.0667823411">
                <text:p>62274.0667823411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75921.4010355438">
                <text:p>75921.4010355438</text:p>
              </table:table-cell>
              <table:table-cell office:value-type="float" office:value="67459.034253944">
                <text:p>67459.03425394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81956.1113137031">
                <text:p>81956.1113137031</text:p>
              </table:table-cell>
              <table:table-cell office:value-type="float" office:value="72677.4535809378">
                <text:p>72677.4535809378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88251.8799214622">
                <text:p>88251.8799214622</text:p>
              </table:table-cell>
              <table:table-cell office:value-type="float" office:value="78101.630153512">
                <text:p>78101.630153512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4885.4406009478">
                <text:p>94885.4406009478</text:p>
              </table:table-cell>
              <table:table-cell office:value-type="float" office:value="83823.6717965823">
                <text:p>83823.6717965823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01752.77804551">
                <text:p>101752.77804551</text:p>
              </table:table-cell>
              <table:table-cell office:value-type="float" office:value="89762.4983550944">
                <text:p>89762.498355094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08771.331845698">
                <text:p>108771.331845698</text:p>
              </table:table-cell>
              <table:table-cell office:value-type="float" office:value="95827.7817047834">
                <text:p>95827.7817047834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15960.361446591">
                <text:p>115960.361446591</text:p>
              </table:table-cell>
              <table:table-cell office:value-type="float" office:value="102056.944224411">
                <text:p>102056.94422441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23150.638715323">
                <text:p>123150.638715323</text:p>
              </table:table-cell>
              <table:table-cell office:value-type="float" office:value="108275.542193529">
                <text:p>108275.54219352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30540.131880925">
                <text:p>130540.131880925</text:p>
              </table:table-cell>
              <table:table-cell office:value-type="float" office:value="114658.079366202">
                <text:p>114658.079366202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37687.576292156">
                <text:p>137687.576292156</text:p>
              </table:table-cell>
              <table:table-cell office:value-type="float" office:value="120776.286805501">
                <text:p>120776.28680550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44529.996509524">
                <text:p>144529.996509524</text:p>
              </table:table-cell>
              <table:table-cell office:value-type="float" office:value="126584.819677035">
                <text:p>126584.819677035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51203.609210254">
                <text:p>151203.609210254</text:p>
              </table:table-cell>
              <table:table-cell office:value-type="float" office:value="132230.561538969">
                <text:p>132230.561538969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57932.817953063">
                <text:p>157932.817953063</text:p>
              </table:table-cell>
              <table:table-cell office:value-type="float" office:value="137939.788455482">
                <text:p>137939.788455482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64687.948398148">
                <text:p>164687.948398148</text:p>
              </table:table-cell>
              <table:table-cell office:value-type="float" office:value="143700.336728989">
                <text:p>143700.336728989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72015.523244818">
                <text:p>172015.523244818</text:p>
              </table:table-cell>
              <table:table-cell office:value-type="float" office:value="150062.955755294">
                <text:p>150062.955755294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79895.137752665">
                <text:p>179895.137752665</text:p>
              </table:table-cell>
              <table:table-cell office:value-type="float" office:value="157024.21174394">
                <text:p>157024.21174394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88557.096557214">
                <text:p>188557.096557214</text:p>
              </table:table-cell>
              <table:table-cell office:value-type="float" office:value="164773.000720681">
                <text:p>164773.00072068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8167.376824405">
                <text:p>198167.376824405</text:p>
              </table:table-cell>
              <table:table-cell office:value-type="float" office:value="173414.64299485">
                <text:p>173414.64299485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209209.402968173">
                <text:p>209209.402968173</text:p>
              </table:table-cell>
              <table:table-cell office:value-type="float" office:value="183402.50465334">
                <text:p>183402.5046533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221864.595639847">
                <text:p>221864.595639847</text:p>
              </table:table-cell>
              <table:table-cell office:value-type="float" office:value="194883.145016035">
                <text:p>194883.145016035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235913.454332416">
                <text:p>235913.454332416</text:p>
              </table:table-cell>
              <table:table-cell office:value-type="float" office:value="207577.833679744">
                <text:p>207577.833679744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251385.755404527">
                <text:p>251385.755404527</text:p>
              </table:table-cell>
              <table:table-cell office:value-type="float" office:value="221490.123663805">
                <text:p>221490.123663805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268467.129471956">
                <text:p>268467.129471956</text:p>
              </table:table-cell>
              <table:table-cell office:value-type="float" office:value="236780.507347515">
                <text:p>236780.507347515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286829.738217145">
                <text:p>286829.738217145</text:p>
              </table:table-cell>
              <table:table-cell office:value-type="float" office:value="253101.130324558">
                <text:p>253101.13032455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306620.486895173">
                <text:p>306620.486895173</text:p>
              </table:table-cell>
              <table:table-cell office:value-type="float" office:value="270591.932113006">
                <text:p>270591.932113006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328323.460884924">
                <text:p>328323.460884924</text:p>
              </table:table-cell>
              <table:table-cell office:value-type="float" office:value="289752.616903952">
                <text:p>289752.616903952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350917.549205859">
                <text:p>350917.549205859</text:p>
              </table:table-cell>
              <table:table-cell office:value-type="float" office:value="309597.278212475">
                <text:p>309597.278212475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374683.518265635">
                <text:p>374683.518265635</text:p>
              </table:table-cell>
              <table:table-cell office:value-type="float" office:value="330394.406277228">
                <text:p>330394.406277228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398732.554104588">
                <text:p>398732.554104588</text:p>
              </table:table-cell>
              <table:table-cell office:value-type="float" office:value="351260.94795096">
                <text:p>351260.94795096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423485.289248701">
                <text:p>423485.289248701</text:p>
              </table:table-cell>
              <table:table-cell office:value-type="float" office:value="372667.184447917">
                <text:p>372667.18444791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448021.633806735">
                <text:p>448021.633806735</text:p>
              </table:table-cell>
              <table:table-cell office:value-type="float" office:value="393700.901002968">
                <text:p>393700.901002968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472528.277352711">
                <text:p>472528.277352711</text:p>
              </table:table-cell>
              <table:table-cell office:value-type="float" office:value="414588.19668433">
                <text:p>414588.19668433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497129.423778708">
                <text:p>497129.423778708</text:p>
              </table:table-cell>
              <table:table-cell office:value-type="float" office:value="435561.044242521">
                <text:p>435561.044242521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521817.824994767">
                <text:p>521817.824994767</text:p>
              </table:table-cell>
              <table:table-cell office:value-type="float" office:value="456624.936271979">
                <text:p>456624.936271979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546955.680535616">
                <text:p>546955.680535616</text:p>
              </table:table-cell>
              <table:table-cell office:value-type="float" office:value="478200.089487403">
                <text:p>478200.089487403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572569.141323207">
                <text:p>572569.141323207</text:p>
              </table:table-cell>
              <table:table-cell office:value-type="float" office:value="500303.619483957">
                <text:p>500303.619483957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599050.001493618">
                <text:p>599050.001493618</text:p>
              </table:table-cell>
              <table:table-cell office:value-type="float" office:value="523339.656175026">
                <text:p>523339.65617502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626805.183866601">
                <text:p>626805.183866601</text:p>
              </table:table-cell>
              <table:table-cell office:value-type="float" office:value="547657.226958954">
                <text:p>547657.226958954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655554.900022279">
                <text:p>655554.900022279</text:p>
              </table:table-cell>
              <table:table-cell office:value-type="float" office:value="572881.552996824">
                <text:p>572881.552996824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684302.908994349">
                <text:p>684302.908994349</text:p>
              </table:table-cell>
              <table:table-cell office:value-type="float" office:value="597993.787742931">
                <text:p>597993.787742931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712829.256299941">
                <text:p>712829.256299941</text:p>
              </table:table-cell>
              <table:table-cell office:value-type="float" office:value="622698.417235856">
                <text:p>622698.417235856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740439.663550889">
                <text:p>740439.663550889</text:p>
              </table:table-cell>
              <table:table-cell office:value-type="float" office:value="646322.962829021">
                <text:p>646322.96282902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766060.464631384">
                <text:p>766060.464631384</text:p>
              </table:table-cell>
              <table:table-cell office:value-type="float" office:value="667803.707545142">
                <text:p>667803.707545142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789765.381824322">
                <text:p>789765.381824322</text:p>
              </table:table-cell>
              <table:table-cell office:value-type="float" office:value="687304.833002149">
                <text:p>687304.83300214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810945.397214536">
                <text:p>810945.397214536</text:p>
              </table:table-cell>
              <table:table-cell office:value-type="float" office:value="704403.267822261">
                <text:p>704403.26782226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829527.959527558">
                <text:p>829527.959527558</text:p>
              </table:table-cell>
              <table:table-cell office:value-type="float" office:value="719160.24396464">
                <text:p>719160.24396464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845196.57932659">
                <text:p>845196.57932659</text:p>
              </table:table-cell>
              <table:table-cell office:value-type="float" office:value="731345.237030066">
                <text:p>731345.237030066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856986.120500594">
                <text:p>856986.120500594</text:p>
              </table:table-cell>
              <table:table-cell office:value-type="float" office:value="740085.281517987">
                <text:p>740085.281517987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865106.576513729">
                <text:p>865106.576513729</text:p>
              </table:table-cell>
              <table:table-cell office:value-type="float" office:value="745681.127005583">
                <text:p>745681.127005583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869283.307700609">
                <text:p>869283.307700609</text:p>
              </table:table-cell>
              <table:table-cell office:value-type="float" office:value="747835.259397494">
                <text:p>747835.259397494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869181.275080605">
                <text:p>869181.275080605</text:p>
              </table:table-cell>
              <table:table-cell office:value-type="float" office:value="746253.61894747">
                <text:p>746253.61894747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864668.700124946">
                <text:p>864668.700124946</text:p>
              </table:table-cell>
              <table:table-cell office:value-type="float" office:value="740811.410993327">
                <text:p>740811.410993327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855973.424775364">
                <text:p>855973.424775364</text:p>
              </table:table-cell>
              <table:table-cell office:value-type="float" office:value="731801.166531826">
                <text:p>731801.16653182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844535.267470099">
                <text:p>844535.267470099</text:p>
              </table:table-cell>
              <table:table-cell office:value-type="float" office:value="720707.822482768">
                <text:p>720707.822482768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830677.04689294">
                <text:p>830677.04689294</text:p>
              </table:table-cell>
              <table:table-cell office:value-type="float" office:value="707816.16272067">
                <text:p>707816.1627206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815649.775688868">
                <text:p>815649.775688868</text:p>
              </table:table-cell>
              <table:table-cell office:value-type="float" office:value="694374.005344008">
                <text:p>694374.00534400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799615.968010021">
                <text:p>799615.968010021</text:p>
              </table:table-cell>
              <table:table-cell office:value-type="float" office:value="680481.050149798">
                <text:p>680481.050149798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783947.875995839">
                <text:p>783947.875995839</text:p>
              </table:table-cell>
              <table:table-cell office:value-type="float" office:value="667346.421741803">
                <text:p>667346.421741803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769284.691129742">
                <text:p>769284.691129742</text:p>
              </table:table-cell>
              <table:table-cell office:value-type="float" office:value="655406.915146591">
                <text:p>655406.91514659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755513.605428135">
                <text:p>755513.605428135</text:p>
              </table:table-cell>
              <table:table-cell office:value-type="float" office:value="644337.914305193">
                <text:p>644337.914305193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743568.134829427">
                <text:p>743568.134829427</text:p>
              </table:table-cell>
              <table:table-cell office:value-type="float" office:value="634980.982278095">
                <text:p>634980.982278095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733377.504504457">
                <text:p>733377.504504457</text:p>
              </table:table-cell>
              <table:table-cell office:value-type="float" office:value="627137.962908229">
                <text:p>627137.962908229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725002.423507698">
                <text:p>725002.423507698</text:p>
              </table:table-cell>
              <table:table-cell office:value-type="float" office:value="620804.309903528">
                <text:p>620804.309903528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718170.851485249">
                <text:p>718170.851485249</text:p>
              </table:table-cell>
              <table:table-cell office:value-type="float" office:value="615635.909006417">
                <text:p>615635.909006417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712776.640067489">
                <text:p>712776.640067489</text:p>
              </table:table-cell>
              <table:table-cell office:value-type="float" office:value="611550.81277866">
                <text:p>611550.81277866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709256.738334417">
                <text:p>709256.738334417</text:p>
              </table:table-cell>
              <table:table-cell office:value-type="float" office:value="609061.930310144">
                <text:p>609061.930310144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707382.095167188">
                <text:p>707382.095167188</text:p>
              </table:table-cell>
              <table:table-cell office:value-type="float" office:value="607890.246677352">
                <text:p>607890.246677352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707087.190290371">
                <text:p>707087.190290371</text:p>
              </table:table-cell>
              <table:table-cell office:value-type="float" office:value="608046.162179515">
                <text:p>608046.162179515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707794.699867347">
                <text:p>707794.699867347</text:p>
              </table:table-cell>
              <table:table-cell office:value-type="float" office:value="608984.851860119">
                <text:p>608984.85186011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710024.560361422">
                <text:p>710024.560361422</text:p>
              </table:table-cell>
              <table:table-cell office:value-type="float" office:value="611246.256507863">
                <text:p>611246.256507863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713352.10779009">
                <text:p>713352.10779009</text:p>
              </table:table-cell>
              <table:table-cell office:value-type="float" office:value="614425.90183619">
                <text:p>614425.90183619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716700.643772581">
                <text:p>716700.643772581</text:p>
              </table:table-cell>
              <table:table-cell office:value-type="float" office:value="617413.535013946">
                <text:p>617413.535013946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720837.98353941">
                <text:p>720837.98353941</text:p>
              </table:table-cell>
              <table:table-cell office:value-type="float" office:value="621053.275374596">
                <text:p>621053.275374596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725419.287487289">
                <text:p>725419.287487289</text:p>
              </table:table-cell>
              <table:table-cell office:value-type="float" office:value="625038.002320486">
                <text:p>625038.002320486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730159.975261145">
                <text:p>730159.975261145</text:p>
              </table:table-cell>
              <table:table-cell office:value-type="float" office:value="629116.63242466">
                <text:p>629116.6324246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735164.230362114">
                <text:p>735164.230362114</text:p>
              </table:table-cell>
              <table:table-cell office:value-type="float" office:value="633393.93574823">
                <text:p>633393.93574823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740423.477711119">
                <text:p>740423.477711119</text:p>
              </table:table-cell>
              <table:table-cell office:value-type="float" office:value="637933.926772927">
                <text:p>637933.926772927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745762.23557271">
                <text:p>745762.23557271</text:p>
              </table:table-cell>
              <table:table-cell office:value-type="float" office:value="642603.806707463">
                <text:p>642603.80670746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750933.493883814">
                <text:p>750933.493883814</text:p>
              </table:table-cell>
              <table:table-cell office:value-type="float" office:value="647060.42829687">
                <text:p>647060.42829687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756214.305039614">
                <text:p>756214.305039614</text:p>
              </table:table-cell>
              <table:table-cell office:value-type="float" office:value="651613.315474451">
                <text:p>651613.315474451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761103.786408004">
                <text:p>761103.786408004</text:p>
              </table:table-cell>
              <table:table-cell office:value-type="float" office:value="655778.631589361">
                <text:p>655778.631589361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765821.946558547">
                <text:p>765821.946558547</text:p>
              </table:table-cell>
              <table:table-cell office:value-type="float" office:value="659740.736375376">
                <text:p>659740.73637537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770055.20751831">
                <text:p>770055.20751831</text:p>
              </table:table-cell>
              <table:table-cell office:value-type="float" office:value="663220.377504475">
                <text:p>663220.37750447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773019.24524602">
                <text:p>773019.24524602</text:p>
              </table:table-cell>
              <table:table-cell office:value-type="float" office:value="665447.843201047">
                <text:p>665447.84320104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774908.323108147">
                <text:p>774908.323108147</text:p>
              </table:table-cell>
              <table:table-cell office:value-type="float" office:value="666665.691878486">
                <text:p>666665.69187848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776466.894008032">
                <text:p>776466.894008032</text:p>
              </table:table-cell>
              <table:table-cell office:value-type="float" office:value="667640.776368273">
                <text:p>667640.77636827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777331.7112449">
                <text:p>777331.7112449</text:p>
              </table:table-cell>
              <table:table-cell office:value-type="float" office:value="668052.596658445">
                <text:p>668052.596658445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777925.195690309">
                <text:p>777925.195690309</text:p>
              </table:table-cell>
              <table:table-cell office:value-type="float" office:value="668337.156276165">
                <text:p>668337.15627616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778634.345679302">
                <text:p>778634.345679302</text:p>
              </table:table-cell>
              <table:table-cell office:value-type="float" office:value="668896.699489918">
                <text:p>668896.69948991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779074.694099122">
                <text:p>779074.694099122</text:p>
              </table:table-cell>
              <table:table-cell office:value-type="float" office:value="669342.772134379">
                <text:p>669342.77213437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778981.021540306">
                <text:p>778981.021540306</text:p>
              </table:table-cell>
              <table:table-cell office:value-type="float" office:value="669303.410494462">
                <text:p>669303.41049446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778603.138816829">
                <text:p>778603.138816829</text:p>
              </table:table-cell>
              <table:table-cell office:value-type="float" office:value="668975.146089258">
                <text:p>668975.1460892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777407.049180694">
                <text:p>777407.049180694</text:p>
              </table:table-cell>
              <table:table-cell office:value-type="float" office:value="667851.533014912">
                <text:p>667851.53301491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775973.669331244">
                <text:p>775973.669331244</text:p>
              </table:table-cell>
              <table:table-cell office:value-type="float" office:value="666466.158596577">
                <text:p>666466.15859657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774282.601518705">
                <text:p>774282.601518705</text:p>
              </table:table-cell>
              <table:table-cell office:value-type="float" office:value="664816.94312534">
                <text:p>664816.9431253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772345.32837483">
                <text:p>772345.32837483</text:p>
              </table:table-cell>
              <table:table-cell office:value-type="float" office:value="662987.239939605">
                <text:p>662987.23993960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770607.294656071">
                <text:p>770607.294656071</text:p>
              </table:table-cell>
              <table:table-cell office:value-type="float" office:value="661440.203467752">
                <text:p>661440.20346775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767581.17183355">
                <text:p>767581.17183355</text:p>
              </table:table-cell>
              <table:table-cell office:value-type="float" office:value="658684.84267268">
                <text:p>658684.84267268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64636.632437881">
                <text:p>764636.632437881</text:p>
              </table:table-cell>
              <table:table-cell office:value-type="float" office:value="656077.957173578">
                <text:p>656077.95717357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60900.095849846">
                <text:p>760900.095849846</text:p>
              </table:table-cell>
              <table:table-cell office:value-type="float" office:value="652705.053289384">
                <text:p>652705.05328938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57016.552767273">
                <text:p>757016.552767273</text:p>
              </table:table-cell>
              <table:table-cell office:value-type="float" office:value="649215.650495821">
                <text:p>649215.650495821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53076.555077407">
                <text:p>753076.555077407</text:p>
              </table:table-cell>
              <table:table-cell office:value-type="float" office:value="645701.953882403">
                <text:p>645701.95388240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49736.203115304">
                <text:p>749736.203115304</text:p>
              </table:table-cell>
              <table:table-cell office:value-type="float" office:value="642831.451859565">
                <text:p>642831.451859565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47355.508700596">
                <text:p>747355.508700596</text:p>
              </table:table-cell>
              <table:table-cell office:value-type="float" office:value="641030.056326094">
                <text:p>641030.056326094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46542.167109168">
                <text:p>746542.167109168</text:p>
              </table:table-cell>
              <table:table-cell office:value-type="float" office:value="640781.531224402">
                <text:p>640781.53122440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748003.794841501">
                <text:p>748003.794841501</text:p>
              </table:table-cell>
              <table:table-cell office:value-type="float" office:value="642811.579328907">
                <text:p>642811.579328907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50835.198130578">
                <text:p>750835.198130578</text:p>
              </table:table-cell>
              <table:table-cell office:value-type="float" office:value="646117.72388142">
                <text:p>646117.72388142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756779.479977676">
                <text:p>756779.479977676</text:p>
              </table:table-cell>
              <table:table-cell office:value-type="float" office:value="652306.855191495">
                <text:p>652306.85519149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765501.067128395">
                <text:p>765501.067128395</text:p>
              </table:table-cell>
              <table:table-cell office:value-type="float" office:value="660967.037917744">
                <text:p>660967.0379177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776542.664860421">
                <text:p>776542.664860421</text:p>
              </table:table-cell>
              <table:table-cell office:value-type="float" office:value="671536.879145283">
                <text:p>671536.87914528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0190.293183699">
                <text:p>790190.293183699</text:p>
              </table:table-cell>
              <table:table-cell office:value-type="float" office:value="684291.400350976">
                <text:p>684291.40035097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05116.857275477">
                <text:p>805116.857275477</text:p>
              </table:table-cell>
              <table:table-cell office:value-type="float" office:value="697872.732125176">
                <text:p>697872.73212517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20793.147099758">
                <text:p>820793.147099758</text:p>
              </table:table-cell>
              <table:table-cell office:value-type="float" office:value="711815.770197233">
                <text:p>711815.77019723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837047.40278065">
                <text:p>837047.40278065</text:p>
              </table:table-cell>
              <table:table-cell office:value-type="float" office:value="725883.211589599">
                <text:p>725883.21158959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53576.356822419">
                <text:p>853576.356822419</text:p>
              </table:table-cell>
              <table:table-cell office:value-type="float" office:value="739936.003432881">
                <text:p>739936.003432881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69837.421082666">
                <text:p>869837.421082666</text:p>
              </table:table-cell>
              <table:table-cell office:value-type="float" office:value="753591.42167393">
                <text:p>753591.4216739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885395.196351493">
                <text:p>885395.196351493</text:p>
              </table:table-cell>
              <table:table-cell office:value-type="float" office:value="766445.291267063">
                <text:p>766445.291267063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900875.666529626">
                <text:p>900875.666529626</text:p>
              </table:table-cell>
              <table:table-cell office:value-type="float" office:value="779317.485783694">
                <text:p>779317.48578369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914324.7516219">
                <text:p>914324.7516219</text:p>
              </table:table-cell>
              <table:table-cell office:value-type="float" office:value="790272.440874141">
                <text:p>790272.44087414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925502.078794001">
                <text:p>925502.078794001</text:p>
              </table:table-cell>
              <table:table-cell office:value-type="float" office:value="799112.810102106">
                <text:p>799112.81010210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35665.989304235">
                <text:p>935665.989304235</text:p>
              </table:table-cell>
              <table:table-cell office:value-type="float" office:value="807146.937538085">
                <text:p>807146.937538085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44547.259515847">
                <text:p>944547.259515847</text:p>
              </table:table-cell>
              <table:table-cell office:value-type="float" office:value="814142.319060039">
                <text:p>814142.319060039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2160.59524708">
                <text:p>952160.59524708</text:p>
              </table:table-cell>
              <table:table-cell office:value-type="float" office:value="820126.455566176">
                <text:p>820126.455566176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8503.187784626">
                <text:p>958503.187784626</text:p>
              </table:table-cell>
              <table:table-cell office:value-type="float" office:value="825099.686089286">
                <text:p>825099.686089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64422.037567864">
                <text:p>964422.037567864</text:p>
              </table:table-cell>
              <table:table-cell office:value-type="float" office:value="830000.168735433">
                <text:p>830000.16873543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1087.439122721">
                <text:p>971087.439122721</text:p>
              </table:table-cell>
              <table:table-cell office:value-type="float" office:value="835896.437620865">
                <text:p>835896.437620865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78735.616766256">
                <text:p>978735.616766256</text:p>
              </table:table-cell>
              <table:table-cell office:value-type="float" office:value="842863.369477482">
                <text:p>842863.36947748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87210.642319201">
                <text:p>987210.642319201</text:p>
              </table:table-cell>
              <table:table-cell office:value-type="float" office:value="850750.21650331">
                <text:p>850750.2165033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97152.18177721">
                <text:p>997152.18177721</text:p>
              </table:table-cell>
              <table:table-cell office:value-type="float" office:value="860085.117130065">
                <text:p>860085.11713006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008964.90377103">
                <text:p>1008964.90377103</text:p>
              </table:table-cell>
              <table:table-cell office:value-type="float" office:value="871133.490644891">
                <text:p>871133.49064489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023396.12157836">
                <text:p>1023396.12157836</text:p>
              </table:table-cell>
              <table:table-cell office:value-type="float" office:value="884496.806775259">
                <text:p>884496.80677525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038820.98188039">
                <text:p>1038820.98188039</text:p>
              </table:table-cell>
              <table:table-cell office:value-type="float" office:value="898487.830398579">
                <text:p>898487.830398579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055856.16766348">
                <text:p>1055856.16766348</text:p>
              </table:table-cell>
              <table:table-cell office:value-type="float" office:value="913807.390273645">
                <text:p>913807.39027364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074150.83853356">
                <text:p>1074150.83853356</text:p>
              </table:table-cell>
              <table:table-cell office:value-type="float" office:value="930070.539188257">
                <text:p>930070.53918825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093946.91088306">
                <text:p>1093946.91088306</text:p>
              </table:table-cell>
              <table:table-cell office:value-type="float" office:value="947482.719471869">
                <text:p>947482.71947186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114709.86404329">
                <text:p>1114709.86404329</text:p>
              </table:table-cell>
              <table:table-cell office:value-type="float" office:value="965555.038995117">
                <text:p>965555.03899511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135314.85464654">
                <text:p>1135314.85464654</text:p>
              </table:table-cell>
              <table:table-cell office:value-type="float" office:value="983248.779696152">
                <text:p>983248.779696152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154474.4328886">
                <text:p>1154474.4328886</text:p>
              </table:table-cell>
              <table:table-cell office:value-type="float" office:value="999435.598693299">
                <text:p>999435.59869329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172472.72838075">
                <text:p>1172472.72838075</text:p>
              </table:table-cell>
              <table:table-cell office:value-type="float" office:value="1014330.44099733">
                <text:p>1014330.44099733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87898.47247026">
                <text:p>1187898.47247026</text:p>
              </table:table-cell>
              <table:table-cell office:value-type="float" office:value="1026610.32568813">
                <text:p>1026610.3256881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201165.30780286">
                <text:p>1201165.30780286</text:p>
              </table:table-cell>
              <table:table-cell office:value-type="float" office:value="1036855.56603533">
                <text:p>1036855.566035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211869.28001755">
                <text:p>1211869.28001755</text:p>
              </table:table-cell>
              <table:table-cell office:value-type="float" office:value="1044807.81386247">
                <text:p>1044807.8138624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219347.47694165">
                <text:p>1219347.47694165</text:p>
              </table:table-cell>
              <table:table-cell office:value-type="float" office:value="1049962.63078255">
                <text:p>1049962.6307825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1223902.70822738">
                <text:p>1223902.70822738</text:p>
              </table:table-cell>
              <table:table-cell office:value-type="float" office:value="1052629.17462801">
                <text:p>1052629.1746280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226684.12875924">
                <text:p>1226684.12875924</text:p>
              </table:table-cell>
              <table:table-cell office:value-type="float" office:value="1053999.84986401">
                <text:p>1053999.8498640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226168.3541001">
                <text:p>1226168.3541001</text:p>
              </table:table-cell>
              <table:table-cell office:value-type="float" office:value="1052632.44970348">
                <text:p>1052632.44970348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2070.09641827">
                <text:p>1222070.09641827</text:p>
              </table:table-cell>
              <table:table-cell office:value-type="float" office:value="1048151.913691">
                <text:p>1048151.913691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4420.08458389">
                <text:p>1214420.08458389</text:p>
              </table:table-cell>
              <table:table-cell office:value-type="float" office:value="1040573.63868954">
                <text:p>1040573.63868954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3055.54757222">
                <text:p>1203055.54757222</text:p>
              </table:table-cell>
              <table:table-cell office:value-type="float" office:value="1029686.88043701">
                <text:p>1029686.88043701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9287.82526471">
                <text:p>1189287.82526471</text:p>
              </table:table-cell>
              <table:table-cell office:value-type="float" office:value="1016757.31526566">
                <text:p>1016757.31526566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3511.38406275">
                <text:p>1173511.38406275</text:p>
              </table:table-cell>
              <table:table-cell office:value-type="float" office:value="1002237.92379504">
                <text:p>1002237.92379504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5587.88100311">
                <text:p>1155587.88100311</text:p>
              </table:table-cell>
              <table:table-cell office:value-type="float" office:value="986121.356606398">
                <text:p>986121.356606398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5240.96509772">
                <text:p>1135240.96509772</text:p>
              </table:table-cell>
              <table:table-cell office:value-type="float" office:value="968053.081301347">
                <text:p>968053.08130134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3484.61259675">
                <text:p>1113484.61259675</text:p>
              </table:table-cell>
              <table:table-cell office:value-type="float" office:value="948940.19299782">
                <text:p>948940.19299782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2114.98096169">
                <text:p>1092114.98096169</text:p>
              </table:table-cell>
              <table:table-cell office:value-type="float" office:value="930519.916623282">
                <text:p>930519.91662328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1361.84832">
                <text:p>1071361.84832</text:p>
              </table:table-cell>
              <table:table-cell office:value-type="float" office:value="912908.098385717">
                <text:p>912908.098385717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1217.00780937">
                <text:p>1051217.00780937</text:p>
              </table:table-cell>
              <table:table-cell office:value-type="float" office:value="896036.53432451">
                <text:p>896036.53432451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3091.55816735">
                <text:p>1033091.55816735</text:p>
              </table:table-cell>
              <table:table-cell office:value-type="float" office:value="881243.842027143">
                <text:p>881243.84202714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906.29206944">
                <text:p>1016906.29206944</text:p>
              </table:table-cell>
              <table:table-cell office:value-type="float" office:value="868290.025429664">
                <text:p>868290.02542966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738.91412219">
                <text:p>1003738.91412219</text:p>
              </table:table-cell>
              <table:table-cell office:value-type="float" office:value="858120.152073252">
                <text:p>858120.15207325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4067.674605984">
                <text:p>994067.674605984</text:p>
              </table:table-cell>
              <table:table-cell office:value-type="float" office:value="851098.472523609">
                <text:p>851098.472523609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834.611909456">
                <text:p>987834.611909456</text:p>
              </table:table-cell>
              <table:table-cell office:value-type="float" office:value="847176.957910113">
                <text:p>847176.95791011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201.27289811">
                <text:p>985201.27289811</text:p>
              </table:table-cell>
              <table:table-cell office:value-type="float" office:value="846407.209107345">
                <text:p>846407.209107345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30.87861449">
                <text:p>986230.87861449</text:p>
              </table:table-cell>
              <table:table-cell office:value-type="float" office:value="848701.6195913">
                <text:p>848701.61959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44.753867267">
                <text:p>990744.753867267</text:p>
              </table:table-cell>
              <table:table-cell office:value-type="float" office:value="853891.757218252">
                <text:p>853891.75721825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145.127986816">
                <text:p>997145.127986816</text:p>
              </table:table-cell>
              <table:table-cell office:value-type="float" office:value="860373.013895489">
                <text:p>860373.013895489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391.05572954">
                <text:p>1006391.05572954</text:p>
              </table:table-cell>
              <table:table-cell office:value-type="float" office:value="869131.63062009">
                <text:p>869131.63062009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518.48168846">
                <text:p>1016518.48168846</text:p>
              </table:table-cell>
              <table:table-cell office:value-type="float" office:value="878272.156908853">
                <text:p>878272.156908853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6921.26166668">
                <text:p>1026921.26166668</text:p>
              </table:table-cell>
              <table:table-cell office:value-type="float" office:value="887224.863469899">
                <text:p>887224.863469899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6674.98793407">
                <text:p>1036674.98793407</text:p>
              </table:table-cell>
              <table:table-cell office:value-type="float" office:value="895211.203288512">
                <text:p>895211.203288512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089.9486639">
                <text:p>1046089.9486639</text:p>
              </table:table-cell>
              <table:table-cell office:value-type="float" office:value="902708.468983436">
                <text:p>902708.46898343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4514.97142462">
                <text:p>1054514.97142462</text:p>
              </table:table-cell>
              <table:table-cell office:value-type="float" office:value="909250.601439238">
                <text:p>909250.601439238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183.45401868">
                <text:p>1062183.45401868</text:p>
              </table:table-cell>
              <table:table-cell office:value-type="float" office:value="915092.111032503">
                <text:p>915092.111032503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8447.5381959">
                <text:p>1068447.5381959</text:p>
              </table:table-cell>
              <table:table-cell office:value-type="float" office:value="919791.30564793">
                <text:p>919791.30564793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3795.05007627">
                <text:p>1073795.05007627</text:p>
              </table:table-cell>
              <table:table-cell office:value-type="float" office:value="923896.311073486">
                <text:p>923896.311073486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8465.13868168">
                <text:p>1078465.13868168</text:p>
              </table:table-cell>
              <table:table-cell office:value-type="float" office:value="927581.027112193">
                <text:p>927581.027112193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3323.05618299">
                <text:p>1083323.05618299</text:p>
              </table:table-cell>
              <table:table-cell office:value-type="float" office:value="931680.873944589">
                <text:p>931680.87394458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081.94604957">
                <text:p>1088081.94604957</text:p>
              </table:table-cell>
              <table:table-cell office:value-type="float" office:value="935858.483852901">
                <text:p>935858.48385290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2882.00187505">
                <text:p>1092882.00187505</text:p>
              </table:table-cell>
              <table:table-cell office:value-type="float" office:value="940216.962474561">
                <text:p>940216.96247456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8178.30160576">
                <text:p>1098178.30160576</text:p>
              </table:table-cell>
              <table:table-cell office:value-type="float" office:value="945136.212813177">
                <text:p>945136.21281317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2743.07252334">
                <text:p>1102743.07252334</text:p>
              </table:table-cell>
              <table:table-cell office:value-type="float" office:value="949287.77808796">
                <text:p>949287.77808796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6748.10654111">
                <text:p>1106748.10654111</text:p>
              </table:table-cell>
              <table:table-cell office:value-type="float" office:value="952792.650394314">
                <text:p>952792.65039431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1426.77433683">
                <text:p>1111426.77433683</text:p>
              </table:table-cell>
              <table:table-cell office:value-type="float" office:value="956875.44689744">
                <text:p>956875.44689744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7264.76763014">
                <text:p>1117264.76763014</text:p>
              </table:table-cell>
              <table:table-cell office:value-type="float" office:value="962068.586256567">
                <text:p>962068.586256567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214.66445782">
                <text:p>1124214.66445782</text:p>
              </table:table-cell>
              <table:table-cell office:value-type="float" office:value="968333.782244749">
                <text:p>968333.782244749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372.50378001">
                <text:p>1132372.50378001</text:p>
              </table:table-cell>
              <table:table-cell office:value-type="float" office:value="975745.087612646">
                <text:p>975745.087612646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455.35004729">
                <text:p>1142455.35004729</text:p>
              </table:table-cell>
              <table:table-cell office:value-type="float" office:value="985068.300512007">
                <text:p>985068.30051200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4962.99819069">
                <text:p>1154962.99819069</text:p>
              </table:table-cell>
              <table:table-cell office:value-type="float" office:value="996684.587848453">
                <text:p>996684.58784845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628.98587384">
                <text:p>1171628.98587384</text:p>
              </table:table-cell>
              <table:table-cell office:value-type="float" office:value="1012172.41811287">
                <text:p>1012172.41811287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466.2017817">
                <text:p>1196466.2017817</text:p>
              </table:table-cell>
              <table:table-cell office:value-type="float" office:value="1035541.4495836">
                <text:p>1035541.4495836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246.52645211">
                <text:p>1229246.52645211</text:p>
              </table:table-cell>
              <table:table-cell office:value-type="float" office:value="1066461.78935911">
                <text:p>1066461.7893591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085.26958966">
                <text:p>1269085.26958966</text:p>
              </table:table-cell>
              <table:table-cell office:value-type="float" office:value="1103876.10487155">
                <text:p>1103876.10487155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6033.56644854">
                <text:p>1316033.56644854</text:p>
              </table:table-cell>
              <table:table-cell office:value-type="float" office:value="1147522.87968901">
                <text:p>1147522.87968901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986.60195682">
                <text:p>1370986.60195682</text:p>
              </table:table-cell>
              <table:table-cell office:value-type="float" office:value="1198096.17057608">
                <text:p>1198096.17057608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931.81947406">
                <text:p>1432931.81947406</text:p>
              </table:table-cell>
              <table:table-cell office:value-type="float" office:value="1254332.75991303">
                <text:p>1254332.7599130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1999.67295598">
                <text:p>1501999.67295598</text:p>
              </table:table-cell>
              <table:table-cell office:value-type="float" office:value="1316223.53298734">
                <text:p>1316223.5329873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7198.96628126">
                <text:p>1577198.96628126</text:p>
              </table:table-cell>
              <table:table-cell office:value-type="float" office:value="1383013.0332752">
                <text:p>1383013.0332752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8613.77620949">
                <text:p>1658613.77620949</text:p>
              </table:table-cell>
              <table:table-cell office:value-type="float" office:value="1454899.34312522">
                <text:p>1454899.3431252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5169.38207361">
                <text:p>1745169.38207361</text:p>
              </table:table-cell>
              <table:table-cell office:value-type="float" office:value="1530827.42520233">
                <text:p>1530827.42520233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3680.5439594">
                <text:p>1833680.5439594</text:p>
              </table:table-cell>
              <table:table-cell office:value-type="float" office:value="1607759.60008024">
                <text:p>1607759.60008024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22812.14388911">
                <text:p>1922812.14388911</text:p>
              </table:table-cell>
              <table:table-cell office:value-type="float" office:value="1684600.46681688">
                <text:p>1684600.46681688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11325.73344317">
                <text:p>2011325.73344317</text:p>
              </table:table-cell>
              <table:table-cell office:value-type="float" office:value="1760264.97279271">
                <text:p>1760264.9727927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8102.51135271">
                <text:p>2098102.51135271</text:p>
              </table:table-cell>
              <table:table-cell office:value-type="float" office:value="1833770.60459599">
                <text:p>1833770.60459599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81601.82188409">
                <text:p>2181601.82188409</text:p>
              </table:table-cell>
              <table:table-cell office:value-type="float" office:value="1903787.01753058">
                <text:p>1903787.01753058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62759.56636589">
                <text:p>2262759.56636589</text:p>
              </table:table-cell>
              <table:table-cell office:value-type="float" office:value="1971633.36125301">
                <text:p>1971633.3612530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40666.35478659">
                <text:p>2340666.35478659</text:p>
              </table:table-cell>
              <table:table-cell office:value-type="float" office:value="2036802.32054494">
                <text:p>2036802.3205449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14341.95087553">
                <text:p>2414341.95087553</text:p>
              </table:table-cell>
              <table:table-cell office:value-type="float" office:value="2098391.214647">
                <text:p>2098391.214647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81866.24681346">
                <text:p>2481866.24681346</text:p>
              </table:table-cell>
              <table:table-cell office:value-type="float" office:value="2154537.2073487">
                <text:p>2154537.207348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43483.4769244">
                <text:p>2543483.4769244</text:p>
              </table:table-cell>
              <table:table-cell office:value-type="float" office:value="2205563.0830433">
                <text:p>2205563.0830433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8509.53644776">
                <text:p>2598509.53644776</text:p>
              </table:table-cell>
              <table:table-cell office:value-type="float" office:value="2250785.55743182">
                <text:p>2250785.5574318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5653.8940447">
                <text:p>2645653.8940447</text:p>
              </table:table-cell>
              <table:table-cell office:value-type="float" office:value="2288811.07596583">
                <text:p>2288811.07596583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4128.04645033">
                <text:p>2684128.04645033</text:p>
              </table:table-cell>
              <table:table-cell office:value-type="float" office:value="2318953.54283238">
                <text:p>2318953.54283238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3809.1004122">
                <text:p>2713809.1004122</text:p>
              </table:table-cell>
              <table:table-cell office:value-type="float" office:value="2341304.20969929">
                <text:p>2341304.20969929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5110.16647583">
                <text:p>2735110.16647583</text:p>
              </table:table-cell>
              <table:table-cell office:value-type="float" office:value="2356423.11257127">
                <text:p>2356423.11257127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7792.57723232">
                <text:p>2747792.57723232</text:p>
              </table:table-cell>
              <table:table-cell office:value-type="float" office:value="2364131.48967196">
                <text:p>2364131.48967196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1245.35683272">
                <text:p>2751245.35683272</text:p>
              </table:table-cell>
              <table:table-cell office:value-type="float" office:value="2363904.94808193">
                <text:p>2363904.94808193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4205.39731184">
                <text:p>2744205.39731184</text:p>
              </table:table-cell>
              <table:table-cell office:value-type="float" office:value="2354609.73930341">
                <text:p>2354609.7393034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6373.35595857">
                <text:p>2726373.35595857</text:p>
              </table:table-cell>
              <table:table-cell office:value-type="float" office:value="2335847.11577182">
                <text:p>2335847.11577182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8141.34128123">
                <text:p>2698141.34128123</text:p>
              </table:table-cell>
              <table:table-cell office:value-type="float" office:value="2307958.69759929">
                <text:p>2307958.69759929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332.9799926">
                <text:p>2661332.9799926</text:p>
              </table:table-cell>
              <table:table-cell office:value-type="float" office:value="2272820.21165805">
                <text:p>2272820.21165805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785.17196097">
                <text:p>2617785.17196097</text:p>
              </table:table-cell>
              <table:table-cell office:value-type="float" office:value="2232408.74599119">
                <text:p>2232408.7459911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573.68927221">
                <text:p>2569573.68927221</text:p>
              </table:table-cell>
              <table:table-cell office:value-type="float" office:value="2188846.69836511">
                <text:p>2188846.69836511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923.57964282">
                <text:p>2517923.57964282</text:p>
              </table:table-cell>
              <table:table-cell office:value-type="float" office:value="2143267.73534418">
                <text:p>2143267.73534418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3069.52282397">
                <text:p>2463069.52282397</text:p>
              </table:table-cell>
              <table:table-cell office:value-type="float" office:value="2095670.14792198">
                <text:p>2095670.14792198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8328.51861428">
                <text:p>2408328.51861428</text:p>
              </table:table-cell>
              <table:table-cell office:value-type="float" office:value="2049016.94279031">
                <text:p>2049016.94279031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6446.50733983">
                <text:p>2356446.50733983</text:p>
              </table:table-cell>
              <table:table-cell office:value-type="float" office:value="2005693.11371142">
                <text:p>2005693.11371142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9730.15757132">
                <text:p>2309730.15757132</text:p>
              </table:table-cell>
              <table:table-cell office:value-type="float" office:value="1967626.77427778">
                <text:p>1967626.77427778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9084.31090015">
                <text:p>2269084.31090015</text:p>
              </table:table-cell>
              <table:table-cell office:value-type="float" office:value="1935417.22209931">
                <text:p>1935417.22209931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6063.77568779">
                <text:p>2236063.77568779</text:p>
              </table:table-cell>
              <table:table-cell office:value-type="float" office:value="1910327.79412377">
                <text:p>1910327.79412377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1766.40439261">
                <text:p>2211766.40439261</text:p>
              </table:table-cell>
              <table:table-cell office:value-type="float" office:value="1893181.99757194">
                <text:p>1893181.99757194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6527.27051945">
                <text:p>2196527.27051945</text:p>
              </table:table-cell>
              <table:table-cell office:value-type="float" office:value="1883896.8814399">
                <text:p>1883896.8814399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90738.41317453">
                <text:p>2190738.41317453</text:p>
              </table:table-cell>
              <table:table-cell office:value-type="float" office:value="1882691.13025429">
                <text:p>1882691.13025429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4710.55054625">
                <text:p>2194710.55054625</text:p>
              </table:table-cell>
              <table:table-cell office:value-type="float" office:value="1889769.60953898">
                <text:p>1889769.6095389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7540.74500296">
                <text:p>2207540.74500296</text:p>
              </table:table-cell>
              <table:table-cell office:value-type="float" office:value="1904153.84489483">
                <text:p>1904153.84489483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8789.80184404">
                <text:p>2228789.80184404</text:p>
              </table:table-cell>
              <table:table-cell office:value-type="float" office:value="1925353.67110137">
                <text:p>1925353.67110137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7258.514219">
                <text:p>2257258.514219</text:p>
              </table:table-cell>
              <table:table-cell office:value-type="float" office:value="1952226.98783202">
                <text:p>1952226.98783202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91053.34325517">
                <text:p>2291053.34325517</text:p>
              </table:table-cell>
              <table:table-cell office:value-type="float" office:value="1983081.76333646">
                <text:p>1983081.76333646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9066.99828909">
                <text:p>2329066.99828909</text:p>
              </table:table-cell>
              <table:table-cell office:value-type="float" office:value="2016946.59335461">
                <text:p>2016946.59335461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70846.35758654">
                <text:p>2370846.35758654</text:p>
              </table:table-cell>
              <table:table-cell office:value-type="float" office:value="2053568.17429315">
                <text:p>2053568.1742931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5246.29229317">
                <text:p>2415246.29229317</text:p>
              </table:table-cell>
              <table:table-cell office:value-type="float" office:value="2092039.83865668">
                <text:p>2092039.83865668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60012.3671514">
                <text:p>2460012.3671514</text:p>
              </table:table-cell>
              <table:table-cell office:value-type="float" office:value="2130312.53824129">
                <text:p>2130312.53824129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4207.81387188">
                <text:p>2504207.81387188</text:p>
              </table:table-cell>
              <table:table-cell office:value-type="float" office:value="2167705.6630482">
                <text:p>2167705.6630482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5919.32386064">
                <text:p>2545919.32386064</text:p>
              </table:table-cell>
              <table:table-cell office:value-type="float" office:value="2202525.79514854">
                <text:p>2202525.79514854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3484.04664441">
                <text:p>2583484.04664441</text:p>
              </table:table-cell>
              <table:table-cell office:value-type="float" office:value="2233244.97533151">
                <text:p>2233244.9753315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5999.53781251">
                <text:p>2615999.53781251</text:p>
              </table:table-cell>
              <table:table-cell office:value-type="float" office:value="2259138.26056217">
                <text:p>2259138.26056217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42529.33696339">
                <text:p>2642529.33696339</text:p>
              </table:table-cell>
              <table:table-cell office:value-type="float" office:value="2279527.70947709">
                <text:p>2279527.70947709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63242.62820571">
                <text:p>2663242.62820571</text:p>
              </table:table-cell>
              <table:table-cell office:value-type="float" office:value="2294815.85294429">
                <text:p>2294815.85294429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8811.73767282">
                <text:p>2678811.73767282</text:p>
              </table:table-cell>
              <table:table-cell office:value-type="float" office:value="2305776.01802637">
                <text:p>2305776.0180263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8724.08043231">
                <text:p>2688724.08043231</text:p>
              </table:table-cell>
              <table:table-cell office:value-type="float" office:value="2312046.97397743">
                <text:p>2312046.97397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2:Sheet3.C1000 Sheet3.B1:Sheet3.C1" chart:data-source-has-labels="both" svg:x="0.319cm" svg:y="0.18cm" svg:width="11.979cm" svg:height="8.646cm">
          <chart:coordinate-region svg:x="2.053cm" svg:y="0.379cm" svg:width="10.245cm" svg:height="7.8cm"/>
          <chart:axis chart:dimension="x" chart:name="primary-x" chart:style-name="ch4" chartooo:axis-type="auto">
            <chartooo:date-scale/>
            <chart:categories table:cell-range-address="Sheet3.A2:Sheet3.A100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B2:Sheet3.B1000" chart:label-cell-address="Sheet3.B1:Sheet3.B1" chart:class="chart:line">
            <chart:data-point chart:repeated="999"/>
          </chart:series>
          <chart:series chart:style-name="ch9" chart:values-cell-range-address="Sheet3.C2:Sheet3.C1000" chart:label-cell-address="Sheet3.C1:Sheet3.C1" chart:class="chart:line"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Sheet3.A2:Sheet3.A1000</svg:desc>
                </draw:g>
              </table:table-cell>
              <table:table-cell office:value-type="float" office:value="31541.0957913322">
                <text:p>31541.0957913322</text:p>
                <draw:g>
                  <svg:desc>Sheet3.B2:Sheet3.B1000</svg:desc>
                </draw:g>
              </table:table-cell>
              <table:table-cell office:value-type="float" office:value="26827.257807693">
                <text:p>26827.257807693</text:p>
                <draw:g>
                  <svg:desc>Sheet3.C2:Sheet3.C1000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30611.0991560667">
                <text:p>30611.0991560667</text:p>
              </table:table-cell>
              <table:table-cell office:value-type="float" office:value="26046.9002626999">
                <text:p>26046.900262699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624.4765611119">
                <text:p>29624.4765611119</text:p>
              </table:table-cell>
              <table:table-cell office:value-type="float" office:value="25188.1304441143">
                <text:p>25188.1304441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8774.7007510218">
                <text:p>28774.7007510218</text:p>
              </table:table-cell>
              <table:table-cell office:value-type="float" office:value="24459.1312127837">
                <text:p>24459.131212783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7833.7044884497">
                <text:p>27833.7044884497</text:p>
              </table:table-cell>
              <table:table-cell office:value-type="float" office:value="23631.0811119616">
                <text:p>23631.08111196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7075.4910533927">
                <text:p>27075.4910533927</text:p>
              </table:table-cell>
              <table:table-cell office:value-type="float" office:value="22991.0396461006">
                <text:p>22991.039646100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6442.3250547963">
                <text:p>26442.3250547963</text:p>
              </table:table-cell>
              <table:table-cell office:value-type="float" office:value="22465.3397073433">
                <text:p>22465.339707343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5907.3345086807">
                <text:p>25907.3345086807</text:p>
              </table:table-cell>
              <table:table-cell office:value-type="float" office:value="22056.9409088379">
                <text:p>22056.940908837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5529.6679444862">
                <text:p>25529.6679444862</text:p>
              </table:table-cell>
              <table:table-cell office:value-type="float" office:value="21803.319090939">
                <text:p>21803.3190909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5443.9847826792">
                <text:p>25443.9847826792</text:p>
              </table:table-cell>
              <table:table-cell office:value-type="float" office:value="21811.6161345235">
                <text:p>21811.616134523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5368.1138505172">
                <text:p>25368.1138505172</text:p>
              </table:table-cell>
              <table:table-cell office:value-type="float" office:value="21819.4873707373">
                <text:p>21819.487370737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4833.9543384243">
                <text:p>24833.9543384243</text:p>
              </table:table-cell>
              <table:table-cell office:value-type="float" office:value="21882.4210739212">
                <text:p>21882.421073921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511.6572741409">
                <text:p>25511.6572741409</text:p>
              </table:table-cell>
              <table:table-cell office:value-type="float" office:value="22020.2645052084">
                <text:p>22020.264505208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5666.518657349">
                <text:p>25666.518657349</text:p>
              </table:table-cell>
              <table:table-cell office:value-type="float" office:value="22167.9895254981">
                <text:p>22167.989525498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5822.0942590215">
                <text:p>25822.0942590215</text:p>
              </table:table-cell>
              <table:table-cell office:value-type="float" office:value="22290.9943633215">
                <text:p>22290.994363321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5967.3541894403">
                <text:p>25967.3541894403</text:p>
              </table:table-cell>
              <table:table-cell office:value-type="float" office:value="22397.0106536261">
                <text:p>22397.010653626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011.4885742604">
                <text:p>26011.4885742604</text:p>
              </table:table-cell>
              <table:table-cell office:value-type="float" office:value="22407.2342564726">
                <text:p>22407.234256472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5990.449191143">
                <text:p>25990.449191143</text:p>
              </table:table-cell>
              <table:table-cell office:value-type="float" office:value="22354.5056888754">
                <text:p>22354.505688875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6140.5066004847">
                <text:p>26140.5066004847</text:p>
              </table:table-cell>
              <table:table-cell office:value-type="float" office:value="22471.0129184707">
                <text:p>22471.012918470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6230.4338460254">
                <text:p>26230.4338460254</text:p>
              </table:table-cell>
              <table:table-cell office:value-type="float" office:value="22540.7752238942">
                <text:p>22540.775223894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6401.0122901619">
                <text:p>26401.0122901619</text:p>
              </table:table-cell>
              <table:table-cell office:value-type="float" office:value="22701.1197557092">
                <text:p>22701.119755709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6416.617355517">
                <text:p>26416.617355517</text:p>
              </table:table-cell>
              <table:table-cell office:value-type="float" office:value="22711.7696211243">
                <text:p>22711.769621124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6541.1345141178">
                <text:p>26541.1345141178</text:p>
              </table:table-cell>
              <table:table-cell office:value-type="float" office:value="22832.3532673711">
                <text:p>22832.353267371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6698.4276137547">
                <text:p>26698.4276137547</text:p>
              </table:table-cell>
              <table:table-cell office:value-type="float" office:value="22979.8791204819">
                <text:p>22979.879120481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944.7712557876">
                <text:p>26944.7712557876</text:p>
              </table:table-cell>
              <table:table-cell office:value-type="float" office:value="23205.339476528">
                <text:p>23205.33947652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7346.8913422651">
                <text:p>27346.8913422651</text:p>
              </table:table-cell>
              <table:table-cell office:value-type="float" office:value="23598.0455523001">
                <text:p>23598.045552300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7824.1401631689">
                <text:p>27824.1401631689</text:p>
              </table:table-cell>
              <table:table-cell office:value-type="float" office:value="24057.3509102512">
                <text:p>24057.350910251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256.1479754176">
                <text:p>28256.1479754176</text:p>
              </table:table-cell>
              <table:table-cell office:value-type="float" office:value="24466.8142943939">
                <text:p>24466.814294393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631.5576469407">
                <text:p>28631.5576469407</text:p>
              </table:table-cell>
              <table:table-cell office:value-type="float" office:value="24798.3337864698">
                <text:p>24798.333786469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9100.4644013389">
                <text:p>29100.4644013389</text:p>
              </table:table-cell>
              <table:table-cell office:value-type="float" office:value="25205.2771352881">
                <text:p>25205.277135288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9534.9443052609">
                <text:p>29534.9443052609</text:p>
              </table:table-cell>
              <table:table-cell office:value-type="float" office:value="25574.4102670922">
                <text:p>25574.410267092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9769.9354469272">
                <text:p>29769.9354469272</text:p>
              </table:table-cell>
              <table:table-cell office:value-type="float" office:value="25723.6610298775">
                <text:p>25723.661029877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9907.9790717175">
                <text:p>29907.9790717175</text:p>
              </table:table-cell>
              <table:table-cell office:value-type="float" office:value="25782.5258844441">
                <text:p>25782.525884444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9934.4117235632">
                <text:p>29934.4117235632</text:p>
              </table:table-cell>
              <table:table-cell office:value-type="float" office:value="25741.1996391063">
                <text:p>25741.199639106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0143.3741620986">
                <text:p>30143.3741620986</text:p>
              </table:table-cell>
              <table:table-cell office:value-type="float" office:value="25897.1599629953">
                <text:p>25897.159962995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0101.0166541459">
                <text:p>30101.0166541459</text:p>
              </table:table-cell>
              <table:table-cell office:value-type="float" office:value="25817.6659105962">
                <text:p>25817.66591059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9984.514162188">
                <text:p>29984.514162188</text:p>
              </table:table-cell>
              <table:table-cell office:value-type="float" office:value="25690.8814492591">
                <text:p>25690.881449259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9559.9300251307">
                <text:p>29559.9300251307</text:p>
              </table:table-cell>
              <table:table-cell office:value-type="float" office:value="25282.1931175889">
                <text:p>25282.193117588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8872.9228738059">
                <text:p>28872.9228738059</text:p>
              </table:table-cell>
              <table:table-cell office:value-type="float" office:value="24613.5722076521">
                <text:p>24613.572207652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8274.209195934">
                <text:p>28274.209195934</text:p>
              </table:table-cell>
              <table:table-cell office:value-type="float" office:value="24044.1911250077">
                <text:p>24044.191125007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7621.8597020824">
                <text:p>27621.8597020824</text:p>
              </table:table-cell>
              <table:table-cell office:value-type="float" office:value="23433.4257717655">
                <text:p>23433.425771765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6870.8474928195">
                <text:p>26870.8474928195</text:p>
              </table:table-cell>
              <table:table-cell office:value-type="float" office:value="22770.4489657317">
                <text:p>22770.448965731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6337.1148098989">
                <text:p>26337.1148098989</text:p>
              </table:table-cell>
              <table:table-cell office:value-type="float" office:value="22346.4570260712">
                <text:p>22346.457026071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5614.3732043295">
                <text:p>25614.3732043295</text:p>
              </table:table-cell>
              <table:table-cell office:value-type="float" office:value="21750.7874261123">
                <text:p>21750.787426112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4941.0447909292">
                <text:p>24941.0447909292</text:p>
              </table:table-cell>
              <table:table-cell office:value-type="float" office:value="21207.5284432146">
                <text:p>21207.528443214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4420.6885133256">
                <text:p>24420.6885133256</text:p>
              </table:table-cell>
              <table:table-cell office:value-type="float" office:value="20798.6406329657">
                <text:p>20798.640632965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4159.9369840469">
                <text:p>24159.9369840469</text:p>
              </table:table-cell>
              <table:table-cell office:value-type="float" office:value="20649.1675007716">
                <text:p>20649.167500771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3994.6193664137">
                <text:p>23994.6193664137</text:p>
              </table:table-cell>
              <table:table-cell office:value-type="float" office:value="20576.2618500011">
                <text:p>20576.261850001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23896.600409898">
                <text:p>23896.600409898</text:p>
              </table:table-cell>
              <table:table-cell office:value-type="float" office:value="20536.6355574053">
                <text:p>20536.635557405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24065.2199237347">
                <text:p>24065.2199237347</text:p>
              </table:table-cell>
              <table:table-cell office:value-type="float" office:value="20760.7305999096">
                <text:p>20760.73059990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4357.7641519101">
                <text:p>24357.7641519101</text:p>
              </table:table-cell>
              <table:table-cell office:value-type="float" office:value="21077.5993450124">
                <text:p>21077.599345012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4683.9148286531">
                <text:p>24683.9148286531</text:p>
              </table:table-cell>
              <table:table-cell office:value-type="float" office:value="21395.2239843637">
                <text:p>21395.223984363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5025.700812966">
                <text:p>25025.700812966</text:p>
              </table:table-cell>
              <table:table-cell office:value-type="float" office:value="21703.317012777">
                <text:p>21703.31701277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25376.0513451744">
                <text:p>25376.0513451744</text:p>
              </table:table-cell>
              <table:table-cell office:value-type="float" office:value="22002.2599906584">
                <text:p>22002.259990658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25817.5373609251">
                <text:p>25817.5373609251</text:p>
              </table:table-cell>
              <table:table-cell office:value-type="float" office:value="22376.5637740189">
                <text:p>22376.563774018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6320.314213184">
                <text:p>26320.314213184</text:p>
              </table:table-cell>
              <table:table-cell office:value-type="float" office:value="22790.0375184643">
                <text:p>22790.03751846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6794.7331967324">
                <text:p>26794.7331967324</text:p>
              </table:table-cell>
              <table:table-cell office:value-type="float" office:value="23182.6755806671">
                <text:p>23182.675580667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7164.7041078362">
                <text:p>27164.7041078362</text:p>
              </table:table-cell>
              <table:table-cell office:value-type="float" office:value="23483.1767165003">
                <text:p>23483.176716500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7565.5379675661">
                <text:p>27565.5379675661</text:p>
              </table:table-cell>
              <table:table-cell office:value-type="float" office:value="23815.3391310215">
                <text:p>23815.339131021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8065.805432276">
                <text:p>28065.805432276</text:p>
              </table:table-cell>
              <table:table-cell office:value-type="float" office:value="24251.521296417">
                <text:p>24251.521296417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8502.4357250106">
                <text:p>28502.4357250106</text:p>
              </table:table-cell>
              <table:table-cell office:value-type="float" office:value="24618.3467242705">
                <text:p>24618.346724270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9156.4381434686">
                <text:p>29156.4381434686</text:p>
              </table:table-cell>
              <table:table-cell office:value-type="float" office:value="25214.04323193">
                <text:p>25214.0432319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0145.9215661517">
                <text:p>30145.9215661517</text:p>
              </table:table-cell>
              <table:table-cell office:value-type="float" office:value="26147.884792234">
                <text:p>26147.88479223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31373.8342824188">
                <text:p>31373.8342824188</text:p>
              </table:table-cell>
              <table:table-cell office:value-type="float" office:value="27314.1335243647">
                <text:p>27314.133524364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32753.9893875547">
                <text:p>32753.9893875547</text:p>
              </table:table-cell>
              <table:table-cell office:value-type="float" office:value="28610.5640967698">
                <text:p>28610.56409676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4513.1683203829">
                <text:p>34513.1683203829</text:p>
              </table:table-cell>
              <table:table-cell office:value-type="float" office:value="30257.2070953626">
                <text:p>30257.207095362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6640.6248054377">
                <text:p>36640.6248054377</text:p>
              </table:table-cell>
              <table:table-cell office:value-type="float" office:value="32243.9526397589">
                <text:p>32243.952639758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9054.5703917926">
                <text:p>39054.5703917926</text:p>
              </table:table-cell>
              <table:table-cell office:value-type="float" office:value="34451.0908232829">
                <text:p>34451.09082328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1936.2806371026">
                <text:p>41936.2806371026</text:p>
              </table:table-cell>
              <table:table-cell office:value-type="float" office:value="37059.777495776">
                <text:p>37059.77749577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5138.9770980909">
                <text:p>45138.9770980909</text:p>
              </table:table-cell>
              <table:table-cell office:value-type="float" office:value="39947.8320054001">
                <text:p>39947.832005400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8957.2446759506">
                <text:p>48957.2446759506</text:p>
              </table:table-cell>
              <table:table-cell office:value-type="float" office:value="43397.1909551681">
                <text:p>43397.190955168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3055.5502541769">
                <text:p>53055.5502541769</text:p>
              </table:table-cell>
              <table:table-cell office:value-type="float" office:value="47062.0884778581">
                <text:p>47062.088477858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7772.3154040154">
                <text:p>57772.3154040154</text:p>
              </table:table-cell>
              <table:table-cell office:value-type="float" office:value="51285.5037136949">
                <text:p>51285.503713694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2417.9631579986">
                <text:p>62417.9631579986</text:p>
              </table:table-cell>
              <table:table-cell office:value-type="float" office:value="55381.1279610918">
                <text:p>55381.127961091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7417.0208036408">
                <text:p>67417.0208036408</text:p>
              </table:table-cell>
              <table:table-cell office:value-type="float" office:value="59760.1367769213">
                <text:p>59760.136776921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3067.4575723365">
                <text:p>73067.4575723365</text:p>
              </table:table-cell>
              <table:table-cell office:value-type="float" office:value="64730.5842509625">
                <text:p>64730.584250962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8881.459470983">
                <text:p>78881.459470983</text:p>
              </table:table-cell>
              <table:table-cell office:value-type="float" office:value="69804.5921136507">
                <text:p>69804.592113650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5366.1130471816">
                <text:p>85366.1130471816</text:p>
              </table:table-cell>
              <table:table-cell office:value-type="float" office:value="75515.5711287851">
                <text:p>75515.571128785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1807.5063651982">
                <text:p>91807.5063651982</text:p>
              </table:table-cell>
              <table:table-cell office:value-type="float" office:value="81141.6679926274">
                <text:p>81141.667992627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9262.9711706573">
                <text:p>99262.9711706573</text:p>
              </table:table-cell>
              <table:table-cell office:value-type="float" office:value="87759.2098068144">
                <text:p>87759.209806814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7125.682610869">
                <text:p>107125.682610869</text:p>
              </table:table-cell>
              <table:table-cell office:value-type="float" office:value="94716.8949593491">
                <text:p>94716.894959349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15468.167919598">
                <text:p>115468.167919598</text:p>
              </table:table-cell>
              <table:table-cell office:value-type="float" office:value="102073.274784096">
                <text:p>102073.2747840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4908.685224128">
                <text:p>124908.685224128</text:p>
              </table:table-cell>
              <table:table-cell office:value-type="float" office:value="110488.457516287">
                <text:p>110488.45751628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34890.75119045">
                <text:p>134890.75119045</text:p>
              </table:table-cell>
              <table:table-cell office:value-type="float" office:value="119343.12517873">
                <text:p>119343.1251787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45258.961666534">
                <text:p>145258.961666534</text:p>
              </table:table-cell>
              <table:table-cell office:value-type="float" office:value="128503.622123272">
                <text:p>128503.62212327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55593.924238403">
                <text:p>155593.924238403</text:p>
              </table:table-cell>
              <table:table-cell office:value-type="float" office:value="137486.696283472">
                <text:p>137486.69628347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66415.300252563">
                <text:p>166415.300252563</text:p>
              </table:table-cell>
              <table:table-cell office:value-type="float" office:value="146876.521833023">
                <text:p>146876.52183302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77397.006071548">
                <text:p>177397.006071548</text:p>
              </table:table-cell>
              <table:table-cell office:value-type="float" office:value="156356.966002983">
                <text:p>156356.96600298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88180.110643235">
                <text:p>188180.110643235</text:p>
              </table:table-cell>
              <table:table-cell office:value-type="float" office:value="165532.048177448">
                <text:p>165532.04817744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99157.920061999">
                <text:p>199157.920061999</text:p>
              </table:table-cell>
              <table:table-cell office:value-type="float" office:value="174908.095746221">
                <text:p>174908.09574622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09876.165282406">
                <text:p>209876.165282406</text:p>
              </table:table-cell>
              <table:table-cell office:value-type="float" office:value="184022.864934129">
                <text:p>184022.8649341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20214.281170669">
                <text:p>220214.281170669</text:p>
              </table:table-cell>
              <table:table-cell office:value-type="float" office:value="192785.132330374">
                <text:p>192785.13233037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30532.321342976">
                <text:p>230532.321342976</text:p>
              </table:table-cell>
              <table:table-cell office:value-type="float" office:value="201528.433366289">
                <text:p>201528.433366289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40607.58027854">
                <text:p>240607.58027854</text:p>
              </table:table-cell>
              <table:table-cell office:value-type="float" office:value="210071.172925974">
                <text:p>210071.17292597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51326.159022201">
                <text:p>251326.159022201</text:p>
              </table:table-cell>
              <table:table-cell office:value-type="float" office:value="219326.016295531">
                <text:p>219326.01629553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62370.315721813">
                <text:p>262370.315721813</text:p>
              </table:table-cell>
              <table:table-cell office:value-type="float" office:value="228917.929679079">
                <text:p>228917.92967907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73736.252024788">
                <text:p>273736.252024788</text:p>
              </table:table-cell>
              <table:table-cell office:value-type="float" office:value="238870.197292339">
                <text:p>238870.19729233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5534.035255311">
                <text:p>285534.035255311</text:p>
              </table:table-cell>
              <table:table-cell office:value-type="float" office:value="249248.888072506">
                <text:p>249248.88807250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98304.910551234">
                <text:p>298304.910551234</text:p>
              </table:table-cell>
              <table:table-cell office:value-type="float" office:value="260549.500426988">
                <text:p>260549.50042698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11291.259792592">
                <text:p>311291.259792592</text:p>
              </table:table-cell>
              <table:table-cell office:value-type="float" office:value="272002.801716166">
                <text:p>272002.80171616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24581.345819941">
                <text:p>324581.345819941</text:p>
              </table:table-cell>
              <table:table-cell office:value-type="float" office:value="283623.853215172">
                <text:p>283623.85321517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38352.010725624">
                <text:p>338352.010725624</text:p>
              </table:table-cell>
              <table:table-cell office:value-type="float" office:value="295634.389465664">
                <text:p>295634.38946566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52461.665477891">
                <text:p>352461.665477891</text:p>
              </table:table-cell>
              <table:table-cell office:value-type="float" office:value="307895.666805685">
                <text:p>307895.66680568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66965.835899253">
                <text:p>366965.835899253</text:p>
              </table:table-cell>
              <table:table-cell office:value-type="float" office:value="320430.440926645">
                <text:p>320430.44092664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81163.472394694">
                <text:p>381163.472394694</text:p>
              </table:table-cell>
              <table:table-cell office:value-type="float" office:value="332588.743988269">
                <text:p>332588.74398826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95521.928444493">
                <text:p>395521.928444493</text:p>
              </table:table-cell>
              <table:table-cell office:value-type="float" office:value="344893.568047152">
                <text:p>344893.56804715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09468.78700819">
                <text:p>409468.78700819</text:p>
              </table:table-cell>
              <table:table-cell office:value-type="float" office:value="356773.026723155">
                <text:p>356773.0267231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22507.877850354">
                <text:p>422507.877850354</text:p>
              </table:table-cell>
              <table:table-cell office:value-type="float" office:value="367713.813351247">
                <text:p>367713.81335124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34047.006813798">
                <text:p>434047.006813798</text:p>
              </table:table-cell>
              <table:table-cell office:value-type="float" office:value="377169.515970023">
                <text:p>377169.51597002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5297.38493522">
                <text:p>445297.38493522</text:p>
              </table:table-cell>
              <table:table-cell office:value-type="float" office:value="386410.64940465">
                <text:p>386410.6494046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56160.110385639">
                <text:p>456160.110385639</text:p>
              </table:table-cell>
              <table:table-cell office:value-type="float" office:value="395390.302958011">
                <text:p>395390.30295801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67429.575859738">
                <text:p>467429.575859738</text:p>
              </table:table-cell>
              <table:table-cell office:value-type="float" office:value="404899.304998614">
                <text:p>404899.30499861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78262.092129978">
                <text:p>478262.092129978</text:p>
              </table:table-cell>
              <table:table-cell office:value-type="float" office:value="414148.506649562">
                <text:p>414148.50664956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89345.659092972">
                <text:p>489345.659092972</text:p>
              </table:table-cell>
              <table:table-cell office:value-type="float" office:value="423826.719968018">
                <text:p>423826.71996801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99984.43277418">
                <text:p>499984.43277418</text:p>
              </table:table-cell>
              <table:table-cell office:value-type="float" office:value="433137.902202163">
                <text:p>433137.90220216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10839.49859446">
                <text:p>510839.49859446</text:p>
              </table:table-cell>
              <table:table-cell office:value-type="float" office:value="442610.066076679">
                <text:p>442610.06607667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22390.388984991">
                <text:p>522390.388984991</text:p>
              </table:table-cell>
              <table:table-cell office:value-type="float" office:value="452731.667141107">
                <text:p>452731.66714110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34013.276862927">
                <text:p>534013.276862927</text:p>
              </table:table-cell>
              <table:table-cell office:value-type="float" office:value="462874.44529459">
                <text:p>462874.44529459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44729.26340049">
                <text:p>544729.26340049</text:p>
              </table:table-cell>
              <table:table-cell office:value-type="float" office:value="472068.986707709">
                <text:p>472068.98670770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53652.45395899">
                <text:p>553652.45395899</text:p>
              </table:table-cell>
              <table:table-cell office:value-type="float" office:value="479407.788317957">
                <text:p>479407.78831795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61642.080662058">
                <text:p>561642.080662058</text:p>
              </table:table-cell>
              <table:table-cell office:value-type="float" office:value="485790.629875411">
                <text:p>485790.62987541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9792.525088687">
                <text:p>569792.525088687</text:p>
              </table:table-cell>
              <table:table-cell office:value-type="float" office:value="492372.444163788">
                <text:p>492372.44416378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77065.48818544">
                <text:p>577065.48818544</text:p>
              </table:table-cell>
              <table:table-cell office:value-type="float" office:value="498163.860225259">
                <text:p>498163.86022525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3760.72968142">
                <text:p>583760.72968142</text:p>
              </table:table-cell>
              <table:table-cell office:value-type="float" office:value="503587.154281357">
                <text:p>503587.15428135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0512.997231826">
                <text:p>590512.997231826</text:p>
              </table:table-cell>
              <table:table-cell office:value-type="float" office:value="509280.070174936">
                <text:p>509280.07017493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5029.126486433">
                <text:p>595029.126486433</text:p>
              </table:table-cell>
              <table:table-cell office:value-type="float" office:value="512897.432529273">
                <text:p>512897.43252927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8035.777766839">
                <text:p>598035.777766839</text:p>
              </table:table-cell>
              <table:table-cell office:value-type="float" office:value="515051.557185061">
                <text:p>515051.5571850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9205.006652954">
                <text:p>599205.006652954</text:p>
              </table:table-cell>
              <table:table-cell office:value-type="float" office:value="515428.486949558">
                <text:p>515428.48694955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00092.287339343">
                <text:p>600092.287339343</text:p>
              </table:table-cell>
              <table:table-cell office:value-type="float" office:value="515730.79369478">
                <text:p>515730.7936947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99485.369001121">
                <text:p>599485.369001121</text:p>
              </table:table-cell>
              <table:table-cell office:value-type="float" office:value="514671.189246338">
                <text:p>514671.18924633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98993.142970475">
                <text:p>598993.142970475</text:p>
              </table:table-cell>
              <table:table-cell office:value-type="float" office:value="513904.30833443">
                <text:p>513904.3083344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98762.097945971">
                <text:p>598762.097945971</text:p>
              </table:table-cell>
              <table:table-cell office:value-type="float" office:value="513717.453435944">
                <text:p>513717.45343594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8536.05609976">
                <text:p>598536.05609976</text:p>
              </table:table-cell>
              <table:table-cell office:value-type="float" office:value="513729.282543543">
                <text:p>513729.28254354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98398.941607345">
                <text:p>598398.941607345</text:p>
              </table:table-cell>
              <table:table-cell office:value-type="float" office:value="513929.791615682">
                <text:p>513929.79161568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98388.798699939">
                <text:p>598388.798699939</text:p>
              </table:table-cell>
              <table:table-cell office:value-type="float" office:value="514224.353206735">
                <text:p>514224.35320673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97761.175398953">
                <text:p>597761.175398953</text:p>
              </table:table-cell>
              <table:table-cell office:value-type="float" office:value="513855.777450648">
                <text:p>513855.77745064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98504.939441837">
                <text:p>598504.939441837</text:p>
              </table:table-cell>
              <table:table-cell office:value-type="float" office:value="514716.981657993">
                <text:p>514716.98165799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99094.988090032">
                <text:p>599094.988090032</text:p>
              </table:table-cell>
              <table:table-cell office:value-type="float" office:value="515259.041475605">
                <text:p>515259.04147560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0216.235786781">
                <text:p>600216.235786781</text:p>
              </table:table-cell>
              <table:table-cell office:value-type="float" office:value="516296.557420704">
                <text:p>516296.55742070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01915.151287882">
                <text:p>601915.151287882</text:p>
              </table:table-cell>
              <table:table-cell office:value-type="float" office:value="517860.763277615">
                <text:p>517860.76327761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02544.870113239">
                <text:p>602544.870113239</text:p>
              </table:table-cell>
              <table:table-cell office:value-type="float" office:value="518369.018922986">
                <text:p>518369.01892298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02901.176203476">
                <text:p>602901.176203476</text:p>
              </table:table-cell>
              <table:table-cell office:value-type="float" office:value="518583.256366621">
                <text:p>518583.25636662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01941.123298173">
                <text:p>601941.123298173</text:p>
              </table:table-cell>
              <table:table-cell office:value-type="float" office:value="517378.758413955">
                <text:p>517378.75841395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00247.051073963">
                <text:p>600247.051073963</text:p>
              </table:table-cell>
              <table:table-cell office:value-type="float" office:value="515511.661042317">
                <text:p>515511.66104231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97497.900644517">
                <text:p>597497.900644517</text:p>
              </table:table-cell>
              <table:table-cell office:value-type="float" office:value="512604.817514611">
                <text:p>512604.81751461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3419.85022337">
                <text:p>593419.85022337</text:p>
              </table:table-cell>
              <table:table-cell office:value-type="float" office:value="508467.041489873">
                <text:p>508467.04148987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86648.678739511">
                <text:p>586648.678739511</text:p>
              </table:table-cell>
              <table:table-cell office:value-type="float" office:value="501892.709496755">
                <text:p>501892.70949675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78156.235720089">
                <text:p>578156.235720089</text:p>
              </table:table-cell>
              <table:table-cell office:value-type="float" office:value="493794.259040796">
                <text:p>493794.25904079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67939.408555542">
                <text:p>567939.408555542</text:p>
              </table:table-cell>
              <table:table-cell office:value-type="float" office:value="484276.56351784">
                <text:p>484276.5635178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56788.899998688">
                <text:p>556788.899998688</text:p>
              </table:table-cell>
              <table:table-cell office:value-type="float" office:value="474082.912085916">
                <text:p>474082.912085916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45170.943820495">
                <text:p>545170.943820495</text:p>
              </table:table-cell>
              <table:table-cell office:value-type="float" office:value="463705.081887464">
                <text:p>463705.08188746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33973.872509286">
                <text:p>533973.872509286</text:p>
              </table:table-cell>
              <table:table-cell office:value-type="float" office:value="454098.312592751">
                <text:p>454098.31259275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22873.10476756">
                <text:p>522873.10476756</text:p>
              </table:table-cell>
              <table:table-cell office:value-type="float" office:value="444812.909266596">
                <text:p>444812.90926659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11983.707466996">
                <text:p>511983.707466996</text:p>
              </table:table-cell>
              <table:table-cell office:value-type="float" office:value="435858.329020465">
                <text:p>435858.32902046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01401.113264584">
                <text:p>501401.113264584</text:p>
              </table:table-cell>
              <table:table-cell office:value-type="float" office:value="427204.702752693">
                <text:p>427204.70275269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91658.802552257">
                <text:p>491658.802552257</text:p>
              </table:table-cell>
              <table:table-cell office:value-type="float" office:value="419322.065907747">
                <text:p>419322.06590774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84033.82605831">
                <text:p>484033.82605831</text:p>
              </table:table-cell>
              <table:table-cell office:value-type="float" office:value="413375.111314587">
                <text:p>413375.11131458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76636.363631689">
                <text:p>476636.363631689</text:p>
              </table:table-cell>
              <table:table-cell office:value-type="float" office:value="407452.773819034">
                <text:p>407452.77381903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70940.289272088">
                <text:p>470940.289272088</text:p>
              </table:table-cell>
              <table:table-cell office:value-type="float" office:value="403060.88876585">
                <text:p>403060.8887658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67784.166815723">
                <text:p>467784.166815723</text:p>
              </table:table-cell>
              <table:table-cell office:value-type="float" office:value="401022.705492472">
                <text:p>401022.70549247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66060.082793897">
                <text:p>466060.082793897</text:p>
              </table:table-cell>
              <table:table-cell office:value-type="float" office:value="400215.016913126">
                <text:p>400215.01691312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66294.000575268">
                <text:p>466294.000575268</text:p>
              </table:table-cell>
              <table:table-cell office:value-type="float" office:value="401128.104870486">
                <text:p>401128.10487048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67511.588039702">
                <text:p>467511.588039702</text:p>
              </table:table-cell>
              <table:table-cell office:value-type="float" office:value="402731.918148739">
                <text:p>402731.918148739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70503.960512009">
                <text:p>470503.960512009</text:p>
              </table:table-cell>
              <table:table-cell office:value-type="float" office:value="405916.728154394">
                <text:p>405916.72815439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75458.16579274">
                <text:p>475458.16579274</text:p>
              </table:table-cell>
              <table:table-cell office:value-type="float" office:value="410693.96771828">
                <text:p>410693.9677182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82014.63096425">
                <text:p>482014.63096425</text:p>
              </table:table-cell>
              <table:table-cell office:value-type="float" office:value="416726.355942173">
                <text:p>416726.355942173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90583.097550121">
                <text:p>490583.097550121</text:p>
              </table:table-cell>
              <table:table-cell office:value-type="float" office:value="424632.732670796">
                <text:p>424632.73267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00951.434487588">
                <text:p>500951.434487588</text:p>
              </table:table-cell>
              <table:table-cell office:value-type="float" office:value="434103.560793218">
                <text:p>434103.56079321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13595.290820053">
                <text:p>513595.290820053</text:p>
              </table:table-cell>
              <table:table-cell office:value-type="float" office:value="445701.292093833">
                <text:p>445701.292093833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29013.680357622">
                <text:p>529013.680357622</text:p>
              </table:table-cell>
              <table:table-cell office:value-type="float" office:value="459788.897853453">
                <text:p>459788.897853453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46245.940353252">
                <text:p>546245.940353252</text:p>
              </table:table-cell>
              <table:table-cell office:value-type="float" office:value="475423.717223338">
                <text:p>475423.71722333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64693.287909384">
                <text:p>564693.287909384</text:p>
              </table:table-cell>
              <table:table-cell office:value-type="float" office:value="492022.384298233">
                <text:p>492022.384298233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85482.935248952">
                <text:p>585482.935248952</text:p>
              </table:table-cell>
              <table:table-cell office:value-type="float" office:value="510593.183632746">
                <text:p>510593.18363274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08637.984391721">
                <text:p>608637.984391721</text:p>
              </table:table-cell>
              <table:table-cell office:value-type="float" office:value="531191.534341379">
                <text:p>531191.53434137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32378.544939122">
                <text:p>632378.544939122</text:p>
              </table:table-cell>
              <table:table-cell office:value-type="float" office:value="552027.874394862">
                <text:p>552027.87439486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59854.337718436">
                <text:p>659854.337718436</text:p>
              </table:table-cell>
              <table:table-cell office:value-type="float" office:value="576324.91421133">
                <text:p>576324.91421133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87058.256922777">
                <text:p>687058.256922777</text:p>
              </table:table-cell>
              <table:table-cell office:value-type="float" office:value="600164.111084048">
                <text:p>600164.11108404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14878.11074911">
                <text:p>714878.11074911</text:p>
              </table:table-cell>
              <table:table-cell office:value-type="float" office:value="624367.809431629">
                <text:p>624367.80943162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41961.141875128">
                <text:p>741961.141875128</text:p>
              </table:table-cell>
              <table:table-cell office:value-type="float" office:value="647543.84665322">
                <text:p>647543.8466532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770612.992066042">
                <text:p>770612.992066042</text:p>
              </table:table-cell>
              <table:table-cell office:value-type="float" office:value="672116.438741563">
                <text:p>672116.43874156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99836.92302726">
                <text:p>799836.92302726</text:p>
              </table:table-cell>
              <table:table-cell office:value-type="float" office:value="697225.461683137">
                <text:p>697225.46168313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29909.507217988">
                <text:p>829909.507217988</text:p>
              </table:table-cell>
              <table:table-cell office:value-type="float" office:value="723048.618692297">
                <text:p>723048.618692297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60627.102056173">
                <text:p>860627.102056173</text:p>
              </table:table-cell>
              <table:table-cell office:value-type="float" office:value="749650.410268748">
                <text:p>749650.41026874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90748.155548784">
                <text:p>890748.155548784</text:p>
              </table:table-cell>
              <table:table-cell office:value-type="float" office:value="775665.948970014">
                <text:p>775665.94897001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920444.319607223">
                <text:p>920444.319607223</text:p>
              </table:table-cell>
              <table:table-cell office:value-type="float" office:value="801201.83047619">
                <text:p>801201.8304761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948704.795378302">
                <text:p>948704.795378302</text:p>
              </table:table-cell>
              <table:table-cell office:value-type="float" office:value="825207.165328122">
                <text:p>825207.16532812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974514.331101639">
                <text:p>974514.331101639</text:p>
              </table:table-cell>
              <table:table-cell office:value-type="float" office:value="846731.594132664">
                <text:p>846731.59413266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998069.229899779">
                <text:p>998069.229899779</text:p>
              </table:table-cell>
              <table:table-cell office:value-type="float" office:value="866062.170797871">
                <text:p>866062.17079787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018907.03880971">
                <text:p>1018907.03880971</text:p>
              </table:table-cell>
              <table:table-cell office:value-type="float" office:value="882777.365060216">
                <text:p>882777.36506021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035910.0775744">
                <text:p>1035910.0775744</text:p>
              </table:table-cell>
              <table:table-cell office:value-type="float" office:value="895980.06100773">
                <text:p>895980.0610077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048228.56480409">
                <text:p>1048228.56480409</text:p>
              </table:table-cell>
              <table:table-cell office:value-type="float" office:value="904878.572322063">
                <text:p>904878.572322063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056304.15552332">
                <text:p>1056304.15552332</text:p>
              </table:table-cell>
              <table:table-cell office:value-type="float" office:value="910102.322466959">
                <text:p>910102.32246695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061360.43376047">
                <text:p>1061360.43376047</text:p>
              </table:table-cell>
              <table:table-cell office:value-type="float" office:value="912932.888792189">
                <text:p>912932.88879218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062102.97331298">
                <text:p>1062102.97331298</text:p>
              </table:table-cell>
              <table:table-cell office:value-type="float" office:value="912026.456747043">
                <text:p>912026.456747043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057738.89003529">
                <text:p>1057738.89003529</text:p>
              </table:table-cell>
              <table:table-cell office:value-type="float" office:value="906691.346516301">
                <text:p>906691.34651630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048625.90598119">
                <text:p>1048625.90598119</text:p>
              </table:table-cell>
              <table:table-cell office:value-type="float" office:value="897283.927312237">
                <text:p>897283.92731223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034175.48017516">
                <text:p>1034175.48017516</text:p>
              </table:table-cell>
              <table:table-cell office:value-type="float" office:value="883223.618145514">
                <text:p>883223.6181455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015135.7855963">
                <text:p>1015135.7855963</text:p>
              </table:table-cell>
              <table:table-cell office:value-type="float" office:value="865144.953648582">
                <text:p>865144.95364858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994216.662466459">
                <text:p>994216.662466459</text:p>
              </table:table-cell>
              <table:table-cell office:value-type="float" office:value="845824.832732852">
                <text:p>845824.83273285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971488.23610707">
                <text:p>971488.23610707</text:p>
              </table:table-cell>
              <table:table-cell office:value-type="float" office:value="825476.635486458">
                <text:p>825476.63548645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947277.239043345">
                <text:p>947277.239043345</text:p>
              </table:table-cell>
              <table:table-cell office:value-type="float" office:value="804361.01388615">
                <text:p>804361.01388615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922294.753790586">
                <text:p>922294.753790586</text:p>
              </table:table-cell>
              <table:table-cell office:value-type="float" office:value="782924.28372259">
                <text:p>782924.28372259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96551.330103519">
                <text:p>896551.330103519</text:p>
              </table:table-cell>
              <table:table-cell office:value-type="float" office:value="761113.156303561">
                <text:p>761113.15630356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70061.886934041">
                <text:p>870061.886934041</text:p>
              </table:table-cell>
              <table:table-cell office:value-type="float" office:value="738663.317096886">
                <text:p>738663.31709688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42942.008014754">
                <text:p>842942.008014754</text:p>
              </table:table-cell>
              <table:table-cell office:value-type="float" office:value="715515.63083013">
                <text:p>715515.6308301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15943.943427267">
                <text:p>815943.943427267</text:p>
              </table:table-cell>
              <table:table-cell office:value-type="float" office:value="692441.992467044">
                <text:p>692441.99246704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90405.81138105">
                <text:p>790405.81138105</text:p>
              </table:table-cell>
              <table:table-cell office:value-type="float" office:value="670731.732382108">
                <text:p>670731.7323821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65704.593896366">
                <text:p>765704.593896366</text:p>
              </table:table-cell>
              <table:table-cell office:value-type="float" office:value="649754.859334639">
                <text:p>649754.85933463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742076.351067241">
                <text:p>742076.351067241</text:p>
              </table:table-cell>
              <table:table-cell office:value-type="float" office:value="629799.111799006">
                <text:p>629799.11179900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717988.147553516">
                <text:p>717988.147553516</text:p>
              </table:table-cell>
              <table:table-cell office:value-type="float" office:value="609359.436390971">
                <text:p>609359.43639097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94087.730582344">
                <text:p>694087.730582344</text:p>
              </table:table-cell>
              <table:table-cell office:value-type="float" office:value="589016.63028952">
                <text:p>589016.6302895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71200.01514819">
                <text:p>671200.01514819</text:p>
              </table:table-cell>
              <table:table-cell office:value-type="float" office:value="569507.568214908">
                <text:p>569507.56821490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48361.291953459">
                <text:p>648361.291953459</text:p>
              </table:table-cell>
              <table:table-cell office:value-type="float" office:value="549856.971268152">
                <text:p>549856.97126815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25482.561690728">
                <text:p>625482.561690728</text:p>
              </table:table-cell>
              <table:table-cell office:value-type="float" office:value="530087.998860228">
                <text:p>530087.99886022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02412.458120049">
                <text:p>602412.458120049</text:p>
              </table:table-cell>
              <table:table-cell office:value-type="float" office:value="510090.603672064">
                <text:p>510090.60367206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79131.847343823">
                <text:p>579131.847343823</text:p>
              </table:table-cell>
              <table:table-cell office:value-type="float" office:value="489914.230173938">
                <text:p>489914.23017393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56526.630308729">
                <text:p>556526.630308729</text:p>
              </table:table-cell>
              <table:table-cell office:value-type="float" office:value="470400.526955699">
                <text:p>470400.52695569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34295.661548359">
                <text:p>534295.661548359</text:p>
              </table:table-cell>
              <table:table-cell office:value-type="float" office:value="451296.696654561">
                <text:p>451296.69665456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12450.777826542">
                <text:p>512450.777826542</text:p>
              </table:table-cell>
              <table:table-cell office:value-type="float" office:value="432719.979842806">
                <text:p>432719.97984280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91540.189235017">
                <text:p>491540.189235017</text:p>
              </table:table-cell>
              <table:table-cell office:value-type="float" office:value="415094.873683415">
                <text:p>415094.87368341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71312.846827673">
                <text:p>471312.846827673</text:p>
              </table:table-cell>
              <table:table-cell office:value-type="float" office:value="398078.674096919">
                <text:p>398078.674096919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52888.817328608">
                <text:p>452888.817328608</text:p>
              </table:table-cell>
              <table:table-cell office:value-type="float" office:value="382755.132683714">
                <text:p>382755.13268371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36690.144220711">
                <text:p>436690.144220711</text:p>
              </table:table-cell>
              <table:table-cell office:value-type="float" office:value="369527.802312187">
                <text:p>369527.80231218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21786.223942864">
                <text:p>421786.223942864</text:p>
              </table:table-cell>
              <table:table-cell office:value-type="float" office:value="357485.676573125">
                <text:p>357485.676573125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07084.110708373">
                <text:p>407084.110708373</text:p>
              </table:table-cell>
              <table:table-cell office:value-type="float" office:value="345420.192253913">
                <text:p>345420.192253913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393205.329422698">
                <text:p>393205.329422698</text:p>
              </table:table-cell>
              <table:table-cell office:value-type="float" office:value="333896.773201667">
                <text:p>333896.773201667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380148.384033954">
                <text:p>380148.384033954</text:p>
              </table:table-cell>
              <table:table-cell office:value-type="float" office:value="322921.755882762">
                <text:p>322921.75588276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67691.002877686">
                <text:p>367691.002877686</text:p>
              </table:table-cell>
              <table:table-cell office:value-type="float" office:value="312268.543258367">
                <text:p>312268.543258367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356330.314533923">
                <text:p>356330.314533923</text:p>
              </table:table-cell>
              <table:table-cell office:value-type="float" office:value="302560.516313967">
                <text:p>302560.516313967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346078.558117229">
                <text:p>346078.558117229</text:p>
              </table:table-cell>
              <table:table-cell office:value-type="float" office:value="293936.018734993">
                <text:p>293936.01873499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336496.210734356">
                <text:p>336496.210734356</text:p>
              </table:table-cell>
              <table:table-cell office:value-type="float" office:value="285954.956227834">
                <text:p>285954.95622783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327708.950578966">
                <text:p>327708.950578966</text:p>
              </table:table-cell>
              <table:table-cell office:value-type="float" office:value="278675.755110649">
                <text:p>278675.755110649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319208.506276574">
                <text:p>319208.506276574</text:p>
              </table:table-cell>
              <table:table-cell office:value-type="float" office:value="271595.689092829">
                <text:p>271595.689092829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10788.281494854">
                <text:p>310788.281494854</text:p>
              </table:table-cell>
              <table:table-cell office:value-type="float" office:value="264520.735033621">
                <text:p>264520.73503362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303034.768764063">
                <text:p>303034.768764063</text:p>
              </table:table-cell>
              <table:table-cell office:value-type="float" office:value="257952.782066247">
                <text:p>257952.78206624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296363.618805468">
                <text:p>296363.618805468</text:p>
              </table:table-cell>
              <table:table-cell office:value-type="float" office:value="252356.443371691">
                <text:p>252356.44337169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89442.215810298">
                <text:p>289442.215810298</text:p>
              </table:table-cell>
              <table:table-cell office:value-type="float" office:value="246453.057190664">
                <text:p>246453.05719066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82487.315540949">
                <text:p>282487.315540949</text:p>
              </table:table-cell>
              <table:table-cell office:value-type="float" office:value="240483.113392423">
                <text:p>240483.11339242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275852.692820247">
                <text:p>275852.692820247</text:p>
              </table:table-cell>
              <table:table-cell office:value-type="float" office:value="234855.928401322">
                <text:p>234855.92840132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269483.358174785">
                <text:p>269483.358174785</text:p>
              </table:table-cell>
              <table:table-cell office:value-type="float" office:value="229460.287384272">
                <text:p>229460.28738427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263186.766763956">
                <text:p>263186.766763956</text:p>
              </table:table-cell>
              <table:table-cell office:value-type="float" office:value="224075.751460294">
                <text:p>224075.7514602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256768.279805082">
                <text:p>256768.279805082</text:p>
              </table:table-cell>
              <table:table-cell office:value-type="float" office:value="218550.265431514">
                <text:p>218550.26543151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250346.87018991">
                <text:p>250346.87018991</text:p>
              </table:table-cell>
              <table:table-cell office:value-type="float" office:value="213054.353812046">
                <text:p>213054.353812046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43798.621287184">
                <text:p>243798.621287184</text:p>
              </table:table-cell>
              <table:table-cell office:value-type="float" office:value="207389.744821231">
                <text:p>207389.74482123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237017.923222042">
                <text:p>237017.923222042</text:p>
              </table:table-cell>
              <table:table-cell office:value-type="float" office:value="201435.669735128">
                <text:p>201435.66973512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30432.744733039">
                <text:p>230432.744733039</text:p>
              </table:table-cell>
              <table:table-cell office:value-type="float" office:value="195698.431328822">
                <text:p>195698.43132882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223506.439962458">
                <text:p>223506.439962458</text:p>
              </table:table-cell>
              <table:table-cell office:value-type="float" office:value="189681.598165362">
                <text:p>189681.59816536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16123.174167308">
                <text:p>216123.174167308</text:p>
              </table:table-cell>
              <table:table-cell office:value-type="float" office:value="183250.427257136">
                <text:p>183250.42725713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208287.925519086">
                <text:p>208287.925519086</text:p>
              </table:table-cell>
              <table:table-cell office:value-type="float" office:value="176375.807993934">
                <text:p>176375.80799393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200223.967279823">
                <text:p>200223.967279823</text:p>
              </table:table-cell>
              <table:table-cell office:value-type="float" office:value="169301.030897705">
                <text:p>169301.030897705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92026.878475841">
                <text:p>192026.878475841</text:p>
              </table:table-cell>
              <table:table-cell office:value-type="float" office:value="162144.339371669">
                <text:p>162144.339371669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83510.245943698">
                <text:p>183510.245943698</text:p>
              </table:table-cell>
              <table:table-cell office:value-type="float" office:value="154708.230290257">
                <text:p>154708.230290257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74537.963689496">
                <text:p>174537.963689496</text:p>
              </table:table-cell>
              <table:table-cell office:value-type="float" office:value="146902.516977652">
                <text:p>146902.51697765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65878.807343851">
                <text:p>165878.807343851</text:p>
              </table:table-cell>
              <table:table-cell office:value-type="float" office:value="139465.046180295">
                <text:p>139465.046180295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7397.835430217">
                <text:p>157397.835430217</text:p>
              </table:table-cell>
              <table:table-cell office:value-type="float" office:value="132233.153058252">
                <text:p>132233.15305825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49318.570391127">
                <text:p>149318.570391127</text:p>
              </table:table-cell>
              <table:table-cell office:value-type="float" office:value="125420.52417329">
                <text:p>125420.52417329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41667.622585234">
                <text:p>141667.622585234</text:p>
              </table:table-cell>
              <table:table-cell office:value-type="float" office:value="119037.503971919">
                <text:p>119037.50397191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34392.993197438">
                <text:p>134392.993197438</text:p>
              </table:table-cell>
              <table:table-cell office:value-type="float" office:value="113016.81251267">
                <text:p>113016.81251267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27729.460016168">
                <text:p>127729.460016168</text:p>
              </table:table-cell>
              <table:table-cell office:value-type="float" office:value="107553.574151479">
                <text:p>107553.574151479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21959.774600316">
                <text:p>121959.774600316</text:p>
              </table:table-cell>
              <table:table-cell office:value-type="float" office:value="102877.49508722">
                <text:p>102877.4950872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17097.491722525">
                <text:p>117097.491722525</text:p>
              </table:table-cell>
              <table:table-cell office:value-type="float" office:value="99030.7269627899">
                <text:p>99030.7269627899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12882.532975628">
                <text:p>112882.532975628</text:p>
              </table:table-cell>
              <table:table-cell office:value-type="float" office:value="95731.9984416787">
                <text:p>95731.9984416787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9355.360126092">
                <text:p>109355.360126092</text:p>
              </table:table-cell>
              <table:table-cell office:value-type="float" office:value="93003.9182182226">
                <text:p>93003.918218222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6489.902598601">
                <text:p>106489.902598601</text:p>
              </table:table-cell>
              <table:table-cell office:value-type="float" office:value="90802.560935561">
                <text:p>90802.56093556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4109.348383469">
                <text:p>104109.348383469</text:p>
              </table:table-cell>
              <table:table-cell office:value-type="float" office:value="88942.8919702359">
                <text:p>88942.8919702359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1974.973744008">
                <text:p>101974.973744008</text:p>
              </table:table-cell>
              <table:table-cell office:value-type="float" office:value="87215.3716160178">
                <text:p>87215.3716160178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00009.21201919">
                <text:p>100009.21201919</text:p>
              </table:table-cell>
              <table:table-cell office:value-type="float" office:value="85555.7391955728">
                <text:p>85555.739195572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98020.0696648114">
                <text:p>98020.0696648114</text:p>
              </table:table-cell>
              <table:table-cell office:value-type="float" office:value="83802.053325469">
                <text:p>83802.053325469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96405.8814609865">
                <text:p>96405.8814609865</text:p>
              </table:table-cell>
              <table:table-cell office:value-type="float" office:value="82370.3887791098">
                <text:p>82370.388779109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94962.1884242578">
                <text:p>94962.1884242578</text:p>
              </table:table-cell>
              <table:table-cell office:value-type="float" office:value="81088.3344313728">
                <text:p>81088.334431372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93653.4395138849">
                <text:p>93653.4395138849</text:p>
              </table:table-cell>
              <table:table-cell office:value-type="float" office:value="79961.5315786508">
                <text:p>79961.531578650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92380.7993276105">
                <text:p>92380.7993276105</text:p>
              </table:table-cell>
              <table:table-cell office:value-type="float" office:value="78888.9743174943">
                <text:p>78888.9743174943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91012.4556274113">
                <text:p>91012.4556274113</text:p>
              </table:table-cell>
              <table:table-cell office:value-type="float" office:value="77733.2675858723">
                <text:p>77733.2675858723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9480.3266918967">
                <text:p>89480.3266918967</text:p>
              </table:table-cell>
              <table:table-cell office:value-type="float" office:value="76399.6901555622">
                <text:p>76399.690155562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7806.2568587025">
                <text:p>87806.2568587025</text:p>
              </table:table-cell>
              <table:table-cell office:value-type="float" office:value="74899.3431891007">
                <text:p>74899.343189100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5975.4741367972">
                <text:p>85975.4741367972</text:p>
              </table:table-cell>
              <table:table-cell office:value-type="float" office:value="73256.820825559">
                <text:p>73256.820825559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4281.336194287">
                <text:p>84281.336194287</text:p>
              </table:table-cell>
              <table:table-cell office:value-type="float" office:value="71769.0315524234">
                <text:p>71769.031552423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2843.8077204712">
                <text:p>82843.8077204712</text:p>
              </table:table-cell>
              <table:table-cell office:value-type="float" office:value="70552.9924559884">
                <text:p>70552.992455988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1741.8637275073">
                <text:p>81741.8637275073</text:p>
              </table:table-cell>
              <table:table-cell office:value-type="float" office:value="69702.0172394984">
                <text:p>69702.017239498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822.8422625355">
                <text:p>80822.8422625355</text:p>
              </table:table-cell>
              <table:table-cell office:value-type="float" office:value="69048.9101021318">
                <text:p>69048.910102131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087.2832670115">
                <text:p>80087.2832670115</text:p>
              </table:table-cell>
              <table:table-cell office:value-type="float" office:value="68579.7235355191">
                <text:p>68579.723535519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9716.0348049323">
                <text:p>79716.0348049323</text:p>
              </table:table-cell>
              <table:table-cell office:value-type="float" office:value="68431.046452445">
                <text:p>68431.04645244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9541.052576781">
                <text:p>79541.052576781</text:p>
              </table:table-cell>
              <table:table-cell office:value-type="float" office:value="68402.9939020641">
                <text:p>68402.993902064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9361.4153174148">
                <text:p>79361.4153174148</text:p>
              </table:table-cell>
              <table:table-cell office:value-type="float" office:value="68304.2121524168">
                <text:p>68304.212152416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8716.1654419403">
                <text:p>78716.1654419403</text:p>
              </table:table-cell>
              <table:table-cell office:value-type="float" office:value="67683.4229346185">
                <text:p>67683.422934618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7702.0390718836">
                <text:p>77702.0390718836</text:p>
              </table:table-cell>
              <table:table-cell office:value-type="float" office:value="66664.9566294163">
                <text:p>66664.956629416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6121.4622847516">
                <text:p>76121.4622847516</text:p>
              </table:table-cell>
              <table:table-cell office:value-type="float" office:value="65066.2635850221">
                <text:p>65066.263585022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4146.2534765437">
                <text:p>74146.2534765437</text:p>
              </table:table-cell>
              <table:table-cell office:value-type="float" office:value="63090.3158554069">
                <text:p>63090.315855406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1493.5106213252">
                <text:p>71493.5106213252</text:p>
              </table:table-cell>
              <table:table-cell office:value-type="float" office:value="60511.2772576855">
                <text:p>60511.277257685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8249.064294541">
                <text:p>68249.064294541</text:p>
              </table:table-cell>
              <table:table-cell office:value-type="float" office:value="57446.8152219598">
                <text:p>57446.815221959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4807.5788871799">
                <text:p>64807.5788871799</text:p>
              </table:table-cell>
              <table:table-cell office:value-type="float" office:value="54302.5866699822">
                <text:p>54302.586669982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1324.6571529883">
                <text:p>61324.6571529883</text:p>
              </table:table-cell>
              <table:table-cell office:value-type="float" office:value="51210.4422401659">
                <text:p>51210.442240165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7877.8246064364">
                <text:p>57877.8246064364</text:p>
              </table:table-cell>
              <table:table-cell office:value-type="float" office:value="48247.402938338">
                <text:p>48247.40293833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4773.8079976847">
                <text:p>54773.8079976847</text:p>
              </table:table-cell>
              <table:table-cell office:value-type="float" office:value="45704.8661817531">
                <text:p>45704.866181753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1807.7468422763">
                <text:p>51807.7468422763</text:p>
              </table:table-cell>
              <table:table-cell office:value-type="float" office:value="43343.0369960658">
                <text:p>43343.036996065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9112.735191893">
                <text:p>49112.735191893</text:p>
              </table:table-cell>
              <table:table-cell office:value-type="float" office:value="41241.8513155314">
                <text:p>41241.851315531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6715.7765516307">
                <text:p>46715.7765516307</text:p>
              </table:table-cell>
              <table:table-cell office:value-type="float" office:value="39369.8874467869">
                <text:p>39369.8874467869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4644.8523115408">
                <text:p>44644.8523115408</text:p>
              </table:table-cell>
              <table:table-cell office:value-type="float" office:value="37764.1057761269">
                <text:p>37764.105776126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2702.0804153356">
                <text:p>42702.0804153356</text:p>
              </table:table-cell>
              <table:table-cell office:value-type="float" office:value="36220.971837745">
                <text:p>36220.97183774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0924.3186228289">
                <text:p>40924.3186228289</text:p>
              </table:table-cell>
              <table:table-cell office:value-type="float" office:value="34766.0400681455">
                <text:p>34766.0400681455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7684.6632456179">
                <text:p>37684.6632456179</text:p>
              </table:table-cell>
              <table:table-cell office:value-type="float" office:value="33370.3947255547">
                <text:p>33370.394725554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6225.2566793611">
                <text:p>36225.2566793611</text:p>
              </table:table-cell>
              <table:table-cell office:value-type="float" office:value="32043.6508556763">
                <text:p>32043.650855676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6176.5268486999">
                <text:p>36176.5268486999</text:p>
              </table:table-cell>
              <table:table-cell office:value-type="float" office:value="30702.0223592102">
                <text:p>30702.022359210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4710.0219505697">
                <text:p>34710.0219505697</text:p>
              </table:table-cell>
              <table:table-cell office:value-type="float" office:value="29411.5035616088">
                <text:p>29411.503561608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3394.8049224484">
                <text:p>33394.8049224484</text:p>
              </table:table-cell>
              <table:table-cell office:value-type="float" office:value="28266.332434255">
                <text:p>28266.33243425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32134.3080731793">
                <text:p>32134.3080731793</text:p>
              </table:table-cell>
              <table:table-cell office:value-type="float" office:value="27170.0130174719">
                <text:p>27170.013017471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1024.1840530296">
                <text:p>31024.1840530296</text:p>
              </table:table-cell>
              <table:table-cell office:value-type="float" office:value="26224.2924685745">
                <text:p>26224.2924685745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9894.3425256535">
                <text:p>29894.3425256535</text:p>
              </table:table-cell>
              <table:table-cell office:value-type="float" office:value="25264.338620577">
                <text:p>25264.338620577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8757.1564897332">
                <text:p>28757.1564897332</text:p>
              </table:table-cell>
              <table:table-cell office:value-type="float" office:value="24304.5366392106">
                <text:p>24304.536639210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7701.27585262">
                <text:p>27701.27585262</text:p>
              </table:table-cell>
              <table:table-cell office:value-type="float" office:value="23418.3078360054">
                <text:p>23418.307836005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6743.0076735217">
                <text:p>26743.0076735217</text:p>
              </table:table-cell>
              <table:table-cell office:value-type="float" office:value="22621.8674812123">
                <text:p>22621.8674812123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6000.2452440109">
                <text:p>26000.2452440109</text:p>
              </table:table-cell>
              <table:table-cell office:value-type="float" office:value="22039.5371304808">
                <text:p>22039.537130480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5501.7862374521">
                <text:p>25501.7862374521</text:p>
              </table:table-cell>
              <table:table-cell office:value-type="float" office:value="21697.5008671486">
                <text:p>21697.5008671486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5271.9341104069">
                <text:p>25271.9341104069</text:p>
              </table:table-cell>
              <table:table-cell office:value-type="float" office:value="21615.4117868614">
                <text:p>21615.411786861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5379.6987673286">
                <text:p>25379.6987673286</text:p>
              </table:table-cell>
              <table:table-cell office:value-type="float" office:value="21845.6511075043">
                <text:p>21845.6511075043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5625.2188563586">
                <text:p>25625.2188563586</text:p>
              </table:table-cell>
              <table:table-cell office:value-type="float" office:value="22171.5120114369">
                <text:p>22171.5120114369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26104.6497057712">
                <text:p>26104.6497057712</text:p>
              </table:table-cell>
              <table:table-cell office:value-type="float" office:value="22687.9562287128">
                <text:p>22687.9562287128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26833.0825992769">
                <text:p>26833.0825992769</text:p>
              </table:table-cell>
              <table:table-cell office:value-type="float" office:value="23399.2012947885">
                <text:p>23399.2012947885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27712.7761742815">
                <text:p>27712.7761742815</text:p>
              </table:table-cell>
              <table:table-cell office:value-type="float" office:value="24211.5795460907">
                <text:p>24211.5795460907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28703.6887525744">
                <text:p>28703.6887525744</text:p>
              </table:table-cell>
              <table:table-cell office:value-type="float" office:value="25087.9554608334">
                <text:p>25087.9554608334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29801.4205297053">
                <text:p>29801.4205297053</text:p>
              </table:table-cell>
              <table:table-cell office:value-type="float" office:value="26041.555810902">
                <text:p>26041.555810902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30997.1448204286">
                <text:p>30997.1448204286</text:p>
              </table:table-cell>
              <table:table-cell office:value-type="float" office:value="27080.8300624001">
                <text:p>27080.830062400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32156.6118327035">
                <text:p>32156.6118327035</text:p>
              </table:table-cell>
              <table:table-cell office:value-type="float" office:value="28067.5411938791">
                <text:p>28067.541193879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33260.6329884578">
                <text:p>33260.6329884578</text:p>
              </table:table-cell>
              <table:table-cell office:value-type="float" office:value="28991.2235020791">
                <text:p>28991.2235020791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34403.3744907656">
                <text:p>34403.3744907656</text:p>
              </table:table-cell>
              <table:table-cell office:value-type="float" office:value="29956.5555660825">
                <text:p>29956.555566082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35419.7727686754">
                <text:p>35419.7727686754</text:p>
              </table:table-cell>
              <table:table-cell office:value-type="float" office:value="30795.2463144125">
                <text:p>30795.246314412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36356.1214077919">
                <text:p>36356.1214077919</text:p>
              </table:table-cell>
              <table:table-cell office:value-type="float" office:value="31555.9442871679">
                <text:p>31555.9442871679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37081.6558258803">
                <text:p>37081.6558258803</text:p>
              </table:table-cell>
              <table:table-cell office:value-type="float" office:value="32113.9450238666">
                <text:p>32113.9450238666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37642.9539600562">
                <text:p>37642.9539600562</text:p>
              </table:table-cell>
              <table:table-cell office:value-type="float" office:value="32528.045990376">
                <text:p>32528.045990376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38173.5289826351">
                <text:p>38173.5289826351</text:p>
              </table:table-cell>
              <table:table-cell office:value-type="float" office:value="32931.6661139206">
                <text:p>32931.6661139206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38595.443018423">
                <text:p>38595.443018423</text:p>
              </table:table-cell>
              <table:table-cell office:value-type="float" office:value="33244.9338289614">
                <text:p>33244.9338289614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38882.6319817682">
                <text:p>38882.6319817682</text:p>
              </table:table-cell>
              <table:table-cell office:value-type="float" office:value="33456.5504034816">
                <text:p>33456.5504034816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39311.498409387">
                <text:p>39311.498409387</text:p>
              </table:table-cell>
              <table:table-cell office:value-type="float" office:value="33831.4909072495">
                <text:p>33831.4909072495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39955.2662051861">
                <text:p>39955.2662051861</text:p>
              </table:table-cell>
              <table:table-cell office:value-type="float" office:value="34444.2589687925">
                <text:p>34444.258968792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40802.9961855284">
                <text:p>40802.9961855284</text:p>
              </table:table-cell>
              <table:table-cell office:value-type="float" office:value="35265.4711370102">
                <text:p>35265.4711370102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2178.0299682964">
                <text:p>42178.0299682964</text:p>
              </table:table-cell>
              <table:table-cell office:value-type="float" office:value="36601.6743401824">
                <text:p>36601.6743401824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3170.8187337576">
                <text:p>43170.8187337576</text:p>
              </table:table-cell>
              <table:table-cell office:value-type="float" office:value="38623.1370276629">
                <text:p>38623.137027662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47076.3767006704">
                <text:p>47076.3767006704</text:p>
              </table:table-cell>
              <table:table-cell office:value-type="float" office:value="41354.2642360871">
                <text:p>41354.2642360871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50580.5286209578">
                <text:p>50580.5286209578</text:p>
              </table:table-cell>
              <table:table-cell office:value-type="float" office:value="44680.5291388653">
                <text:p>44680.5291388653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53652.7564655448">
                <text:p>53652.7564655448</text:p>
              </table:table-cell>
              <table:table-cell office:value-type="float" office:value="48514.0464344552">
                <text:p>48514.0464344552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58341.6365839585">
                <text:p>58341.6365839585</text:p>
              </table:table-cell>
              <table:table-cell office:value-type="float" office:value="52813.7055749483">
                <text:p>52813.7055749483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64395.3235413684">
                <text:p>64395.3235413684</text:p>
              </table:table-cell>
              <table:table-cell office:value-type="float" office:value="57321.6211865318">
                <text:p>57321.621186531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69992.664711915">
                <text:p>69992.664711915</text:p>
              </table:table-cell>
              <table:table-cell office:value-type="float" office:value="62274.0667823411">
                <text:p>62274.0667823411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75921.4010355438">
                <text:p>75921.4010355438</text:p>
              </table:table-cell>
              <table:table-cell office:value-type="float" office:value="67459.034253944">
                <text:p>67459.03425394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81956.1113137031">
                <text:p>81956.1113137031</text:p>
              </table:table-cell>
              <table:table-cell office:value-type="float" office:value="72677.4535809378">
                <text:p>72677.4535809378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88251.8799214622">
                <text:p>88251.8799214622</text:p>
              </table:table-cell>
              <table:table-cell office:value-type="float" office:value="78101.630153512">
                <text:p>78101.630153512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4885.4406009478">
                <text:p>94885.4406009478</text:p>
              </table:table-cell>
              <table:table-cell office:value-type="float" office:value="83823.6717965823">
                <text:p>83823.6717965823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01752.77804551">
                <text:p>101752.77804551</text:p>
              </table:table-cell>
              <table:table-cell office:value-type="float" office:value="89762.4983550944">
                <text:p>89762.498355094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08771.331845698">
                <text:p>108771.331845698</text:p>
              </table:table-cell>
              <table:table-cell office:value-type="float" office:value="95827.7817047834">
                <text:p>95827.7817047834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15960.361446591">
                <text:p>115960.361446591</text:p>
              </table:table-cell>
              <table:table-cell office:value-type="float" office:value="102056.944224411">
                <text:p>102056.94422441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23150.638715323">
                <text:p>123150.638715323</text:p>
              </table:table-cell>
              <table:table-cell office:value-type="float" office:value="108275.542193529">
                <text:p>108275.54219352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30540.131880925">
                <text:p>130540.131880925</text:p>
              </table:table-cell>
              <table:table-cell office:value-type="float" office:value="114658.079366202">
                <text:p>114658.079366202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37687.576292156">
                <text:p>137687.576292156</text:p>
              </table:table-cell>
              <table:table-cell office:value-type="float" office:value="120776.286805501">
                <text:p>120776.28680550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44529.996509524">
                <text:p>144529.996509524</text:p>
              </table:table-cell>
              <table:table-cell office:value-type="float" office:value="126584.819677035">
                <text:p>126584.819677035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51203.609210254">
                <text:p>151203.609210254</text:p>
              </table:table-cell>
              <table:table-cell office:value-type="float" office:value="132230.561538969">
                <text:p>132230.561538969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57932.817953063">
                <text:p>157932.817953063</text:p>
              </table:table-cell>
              <table:table-cell office:value-type="float" office:value="137939.788455482">
                <text:p>137939.788455482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64687.948398148">
                <text:p>164687.948398148</text:p>
              </table:table-cell>
              <table:table-cell office:value-type="float" office:value="143700.336728989">
                <text:p>143700.336728989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72015.523244818">
                <text:p>172015.523244818</text:p>
              </table:table-cell>
              <table:table-cell office:value-type="float" office:value="150062.955755294">
                <text:p>150062.955755294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79895.137752665">
                <text:p>179895.137752665</text:p>
              </table:table-cell>
              <table:table-cell office:value-type="float" office:value="157024.21174394">
                <text:p>157024.21174394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88557.096557214">
                <text:p>188557.096557214</text:p>
              </table:table-cell>
              <table:table-cell office:value-type="float" office:value="164773.000720681">
                <text:p>164773.00072068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8167.376824405">
                <text:p>198167.376824405</text:p>
              </table:table-cell>
              <table:table-cell office:value-type="float" office:value="173414.64299485">
                <text:p>173414.64299485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209209.402968173">
                <text:p>209209.402968173</text:p>
              </table:table-cell>
              <table:table-cell office:value-type="float" office:value="183402.50465334">
                <text:p>183402.5046533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221864.595639847">
                <text:p>221864.595639847</text:p>
              </table:table-cell>
              <table:table-cell office:value-type="float" office:value="194883.145016035">
                <text:p>194883.145016035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235913.454332416">
                <text:p>235913.454332416</text:p>
              </table:table-cell>
              <table:table-cell office:value-type="float" office:value="207577.833679744">
                <text:p>207577.833679744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251385.755404527">
                <text:p>251385.755404527</text:p>
              </table:table-cell>
              <table:table-cell office:value-type="float" office:value="221490.123663805">
                <text:p>221490.123663805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268467.129471956">
                <text:p>268467.129471956</text:p>
              </table:table-cell>
              <table:table-cell office:value-type="float" office:value="236780.507347515">
                <text:p>236780.507347515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286829.738217145">
                <text:p>286829.738217145</text:p>
              </table:table-cell>
              <table:table-cell office:value-type="float" office:value="253101.130324558">
                <text:p>253101.13032455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306620.486895173">
                <text:p>306620.486895173</text:p>
              </table:table-cell>
              <table:table-cell office:value-type="float" office:value="270591.932113006">
                <text:p>270591.932113006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328323.460884924">
                <text:p>328323.460884924</text:p>
              </table:table-cell>
              <table:table-cell office:value-type="float" office:value="289752.616903952">
                <text:p>289752.616903952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350917.549205859">
                <text:p>350917.549205859</text:p>
              </table:table-cell>
              <table:table-cell office:value-type="float" office:value="309597.278212475">
                <text:p>309597.278212475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374683.518265635">
                <text:p>374683.518265635</text:p>
              </table:table-cell>
              <table:table-cell office:value-type="float" office:value="330394.406277228">
                <text:p>330394.406277228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398732.554104588">
                <text:p>398732.554104588</text:p>
              </table:table-cell>
              <table:table-cell office:value-type="float" office:value="351260.94795096">
                <text:p>351260.94795096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423485.289248701">
                <text:p>423485.289248701</text:p>
              </table:table-cell>
              <table:table-cell office:value-type="float" office:value="372667.184447917">
                <text:p>372667.18444791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448021.633806735">
                <text:p>448021.633806735</text:p>
              </table:table-cell>
              <table:table-cell office:value-type="float" office:value="393700.901002968">
                <text:p>393700.901002968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472528.277352711">
                <text:p>472528.277352711</text:p>
              </table:table-cell>
              <table:table-cell office:value-type="float" office:value="414588.19668433">
                <text:p>414588.19668433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497129.423778708">
                <text:p>497129.423778708</text:p>
              </table:table-cell>
              <table:table-cell office:value-type="float" office:value="435561.044242521">
                <text:p>435561.044242521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521817.824994767">
                <text:p>521817.824994767</text:p>
              </table:table-cell>
              <table:table-cell office:value-type="float" office:value="456624.936271979">
                <text:p>456624.936271979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546955.680535616">
                <text:p>546955.680535616</text:p>
              </table:table-cell>
              <table:table-cell office:value-type="float" office:value="478200.089487403">
                <text:p>478200.089487403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572569.141323207">
                <text:p>572569.141323207</text:p>
              </table:table-cell>
              <table:table-cell office:value-type="float" office:value="500303.619483957">
                <text:p>500303.619483957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599050.001493618">
                <text:p>599050.001493618</text:p>
              </table:table-cell>
              <table:table-cell office:value-type="float" office:value="523339.656175026">
                <text:p>523339.65617502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626805.183866601">
                <text:p>626805.183866601</text:p>
              </table:table-cell>
              <table:table-cell office:value-type="float" office:value="547657.226958954">
                <text:p>547657.226958954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655554.900022279">
                <text:p>655554.900022279</text:p>
              </table:table-cell>
              <table:table-cell office:value-type="float" office:value="572881.552996824">
                <text:p>572881.552996824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684302.908994349">
                <text:p>684302.908994349</text:p>
              </table:table-cell>
              <table:table-cell office:value-type="float" office:value="597993.787742931">
                <text:p>597993.787742931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712829.256299941">
                <text:p>712829.256299941</text:p>
              </table:table-cell>
              <table:table-cell office:value-type="float" office:value="622698.417235856">
                <text:p>622698.417235856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740439.663550889">
                <text:p>740439.663550889</text:p>
              </table:table-cell>
              <table:table-cell office:value-type="float" office:value="646322.962829021">
                <text:p>646322.96282902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766060.464631384">
                <text:p>766060.464631384</text:p>
              </table:table-cell>
              <table:table-cell office:value-type="float" office:value="667803.707545142">
                <text:p>667803.707545142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789765.381824322">
                <text:p>789765.381824322</text:p>
              </table:table-cell>
              <table:table-cell office:value-type="float" office:value="687304.833002149">
                <text:p>687304.83300214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810945.397214536">
                <text:p>810945.397214536</text:p>
              </table:table-cell>
              <table:table-cell office:value-type="float" office:value="704403.267822261">
                <text:p>704403.26782226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829527.959527558">
                <text:p>829527.959527558</text:p>
              </table:table-cell>
              <table:table-cell office:value-type="float" office:value="719160.24396464">
                <text:p>719160.24396464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845196.57932659">
                <text:p>845196.57932659</text:p>
              </table:table-cell>
              <table:table-cell office:value-type="float" office:value="731345.237030066">
                <text:p>731345.237030066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856986.120500594">
                <text:p>856986.120500594</text:p>
              </table:table-cell>
              <table:table-cell office:value-type="float" office:value="740085.281517987">
                <text:p>740085.281517987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865106.576513729">
                <text:p>865106.576513729</text:p>
              </table:table-cell>
              <table:table-cell office:value-type="float" office:value="745681.127005583">
                <text:p>745681.127005583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869283.307700609">
                <text:p>869283.307700609</text:p>
              </table:table-cell>
              <table:table-cell office:value-type="float" office:value="747835.259397494">
                <text:p>747835.259397494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869181.275080605">
                <text:p>869181.275080605</text:p>
              </table:table-cell>
              <table:table-cell office:value-type="float" office:value="746253.61894747">
                <text:p>746253.61894747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864668.700124946">
                <text:p>864668.700124946</text:p>
              </table:table-cell>
              <table:table-cell office:value-type="float" office:value="740811.410993327">
                <text:p>740811.410993327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855973.424775364">
                <text:p>855973.424775364</text:p>
              </table:table-cell>
              <table:table-cell office:value-type="float" office:value="731801.166531826">
                <text:p>731801.16653182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844535.267470099">
                <text:p>844535.267470099</text:p>
              </table:table-cell>
              <table:table-cell office:value-type="float" office:value="720707.822482768">
                <text:p>720707.822482768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830677.04689294">
                <text:p>830677.04689294</text:p>
              </table:table-cell>
              <table:table-cell office:value-type="float" office:value="707816.16272067">
                <text:p>707816.1627206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815649.775688868">
                <text:p>815649.775688868</text:p>
              </table:table-cell>
              <table:table-cell office:value-type="float" office:value="694374.005344008">
                <text:p>694374.00534400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799615.968010021">
                <text:p>799615.968010021</text:p>
              </table:table-cell>
              <table:table-cell office:value-type="float" office:value="680481.050149798">
                <text:p>680481.050149798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783947.875995839">
                <text:p>783947.875995839</text:p>
              </table:table-cell>
              <table:table-cell office:value-type="float" office:value="667346.421741803">
                <text:p>667346.421741803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769284.691129742">
                <text:p>769284.691129742</text:p>
              </table:table-cell>
              <table:table-cell office:value-type="float" office:value="655406.915146591">
                <text:p>655406.91514659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755513.605428135">
                <text:p>755513.605428135</text:p>
              </table:table-cell>
              <table:table-cell office:value-type="float" office:value="644337.914305193">
                <text:p>644337.914305193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743568.134829427">
                <text:p>743568.134829427</text:p>
              </table:table-cell>
              <table:table-cell office:value-type="float" office:value="634980.982278095">
                <text:p>634980.982278095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733377.504504457">
                <text:p>733377.504504457</text:p>
              </table:table-cell>
              <table:table-cell office:value-type="float" office:value="627137.962908229">
                <text:p>627137.962908229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725002.423507698">
                <text:p>725002.423507698</text:p>
              </table:table-cell>
              <table:table-cell office:value-type="float" office:value="620804.309903528">
                <text:p>620804.309903528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718170.851485249">
                <text:p>718170.851485249</text:p>
              </table:table-cell>
              <table:table-cell office:value-type="float" office:value="615635.909006417">
                <text:p>615635.909006417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712776.640067489">
                <text:p>712776.640067489</text:p>
              </table:table-cell>
              <table:table-cell office:value-type="float" office:value="611550.81277866">
                <text:p>611550.81277866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709256.738334417">
                <text:p>709256.738334417</text:p>
              </table:table-cell>
              <table:table-cell office:value-type="float" office:value="609061.930310144">
                <text:p>609061.930310144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707382.095167188">
                <text:p>707382.095167188</text:p>
              </table:table-cell>
              <table:table-cell office:value-type="float" office:value="607890.246677352">
                <text:p>607890.246677352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707087.190290371">
                <text:p>707087.190290371</text:p>
              </table:table-cell>
              <table:table-cell office:value-type="float" office:value="608046.162179515">
                <text:p>608046.162179515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707794.699867347">
                <text:p>707794.699867347</text:p>
              </table:table-cell>
              <table:table-cell office:value-type="float" office:value="608984.851860119">
                <text:p>608984.85186011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710024.560361422">
                <text:p>710024.560361422</text:p>
              </table:table-cell>
              <table:table-cell office:value-type="float" office:value="611246.256507863">
                <text:p>611246.256507863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713352.10779009">
                <text:p>713352.10779009</text:p>
              </table:table-cell>
              <table:table-cell office:value-type="float" office:value="614425.90183619">
                <text:p>614425.90183619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716700.643772581">
                <text:p>716700.643772581</text:p>
              </table:table-cell>
              <table:table-cell office:value-type="float" office:value="617413.535013946">
                <text:p>617413.535013946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720837.98353941">
                <text:p>720837.98353941</text:p>
              </table:table-cell>
              <table:table-cell office:value-type="float" office:value="621053.275374596">
                <text:p>621053.275374596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725419.287487289">
                <text:p>725419.287487289</text:p>
              </table:table-cell>
              <table:table-cell office:value-type="float" office:value="625038.002320486">
                <text:p>625038.002320486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730159.975261145">
                <text:p>730159.975261145</text:p>
              </table:table-cell>
              <table:table-cell office:value-type="float" office:value="629116.63242466">
                <text:p>629116.6324246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735164.230362114">
                <text:p>735164.230362114</text:p>
              </table:table-cell>
              <table:table-cell office:value-type="float" office:value="633393.93574823">
                <text:p>633393.93574823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740423.477711119">
                <text:p>740423.477711119</text:p>
              </table:table-cell>
              <table:table-cell office:value-type="float" office:value="637933.926772927">
                <text:p>637933.926772927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745762.23557271">
                <text:p>745762.23557271</text:p>
              </table:table-cell>
              <table:table-cell office:value-type="float" office:value="642603.806707463">
                <text:p>642603.80670746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750933.493883814">
                <text:p>750933.493883814</text:p>
              </table:table-cell>
              <table:table-cell office:value-type="float" office:value="647060.42829687">
                <text:p>647060.42829687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756214.305039614">
                <text:p>756214.305039614</text:p>
              </table:table-cell>
              <table:table-cell office:value-type="float" office:value="651613.315474451">
                <text:p>651613.315474451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761103.786408004">
                <text:p>761103.786408004</text:p>
              </table:table-cell>
              <table:table-cell office:value-type="float" office:value="655778.631589361">
                <text:p>655778.631589361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765821.946558547">
                <text:p>765821.946558547</text:p>
              </table:table-cell>
              <table:table-cell office:value-type="float" office:value="659740.736375376">
                <text:p>659740.73637537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770055.20751831">
                <text:p>770055.20751831</text:p>
              </table:table-cell>
              <table:table-cell office:value-type="float" office:value="663220.377504475">
                <text:p>663220.37750447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773019.24524602">
                <text:p>773019.24524602</text:p>
              </table:table-cell>
              <table:table-cell office:value-type="float" office:value="665447.843201047">
                <text:p>665447.84320104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774908.323108147">
                <text:p>774908.323108147</text:p>
              </table:table-cell>
              <table:table-cell office:value-type="float" office:value="666665.691878486">
                <text:p>666665.69187848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776466.894008032">
                <text:p>776466.894008032</text:p>
              </table:table-cell>
              <table:table-cell office:value-type="float" office:value="667640.776368273">
                <text:p>667640.77636827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777331.7112449">
                <text:p>777331.7112449</text:p>
              </table:table-cell>
              <table:table-cell office:value-type="float" office:value="668052.596658445">
                <text:p>668052.596658445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777925.195690309">
                <text:p>777925.195690309</text:p>
              </table:table-cell>
              <table:table-cell office:value-type="float" office:value="668337.156276165">
                <text:p>668337.15627616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778634.345679302">
                <text:p>778634.345679302</text:p>
              </table:table-cell>
              <table:table-cell office:value-type="float" office:value="668896.699489918">
                <text:p>668896.69948991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779074.694099122">
                <text:p>779074.694099122</text:p>
              </table:table-cell>
              <table:table-cell office:value-type="float" office:value="669342.772134379">
                <text:p>669342.77213437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778981.021540306">
                <text:p>778981.021540306</text:p>
              </table:table-cell>
              <table:table-cell office:value-type="float" office:value="669303.410494462">
                <text:p>669303.41049446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778603.138816829">
                <text:p>778603.138816829</text:p>
              </table:table-cell>
              <table:table-cell office:value-type="float" office:value="668975.146089258">
                <text:p>668975.1460892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777407.049180694">
                <text:p>777407.049180694</text:p>
              </table:table-cell>
              <table:table-cell office:value-type="float" office:value="667851.533014912">
                <text:p>667851.53301491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775973.669331244">
                <text:p>775973.669331244</text:p>
              </table:table-cell>
              <table:table-cell office:value-type="float" office:value="666466.158596577">
                <text:p>666466.15859657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774282.601518705">
                <text:p>774282.601518705</text:p>
              </table:table-cell>
              <table:table-cell office:value-type="float" office:value="664816.94312534">
                <text:p>664816.9431253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772345.32837483">
                <text:p>772345.32837483</text:p>
              </table:table-cell>
              <table:table-cell office:value-type="float" office:value="662987.239939605">
                <text:p>662987.23993960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770607.294656071">
                <text:p>770607.294656071</text:p>
              </table:table-cell>
              <table:table-cell office:value-type="float" office:value="661440.203467752">
                <text:p>661440.20346775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767581.17183355">
                <text:p>767581.17183355</text:p>
              </table:table-cell>
              <table:table-cell office:value-type="float" office:value="658684.84267268">
                <text:p>658684.84267268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64636.632437881">
                <text:p>764636.632437881</text:p>
              </table:table-cell>
              <table:table-cell office:value-type="float" office:value="656077.957173578">
                <text:p>656077.95717357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60900.095849846">
                <text:p>760900.095849846</text:p>
              </table:table-cell>
              <table:table-cell office:value-type="float" office:value="652705.053289384">
                <text:p>652705.05328938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57016.552767273">
                <text:p>757016.552767273</text:p>
              </table:table-cell>
              <table:table-cell office:value-type="float" office:value="649215.650495821">
                <text:p>649215.650495821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53076.555077407">
                <text:p>753076.555077407</text:p>
              </table:table-cell>
              <table:table-cell office:value-type="float" office:value="645701.953882403">
                <text:p>645701.95388240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49736.203115304">
                <text:p>749736.203115304</text:p>
              </table:table-cell>
              <table:table-cell office:value-type="float" office:value="642831.451859565">
                <text:p>642831.451859565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47355.508700596">
                <text:p>747355.508700596</text:p>
              </table:table-cell>
              <table:table-cell office:value-type="float" office:value="641030.056326094">
                <text:p>641030.056326094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46542.167109168">
                <text:p>746542.167109168</text:p>
              </table:table-cell>
              <table:table-cell office:value-type="float" office:value="640781.531224402">
                <text:p>640781.53122440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748003.794841501">
                <text:p>748003.794841501</text:p>
              </table:table-cell>
              <table:table-cell office:value-type="float" office:value="642811.579328907">
                <text:p>642811.579328907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50835.198130578">
                <text:p>750835.198130578</text:p>
              </table:table-cell>
              <table:table-cell office:value-type="float" office:value="646117.72388142">
                <text:p>646117.72388142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756779.479977676">
                <text:p>756779.479977676</text:p>
              </table:table-cell>
              <table:table-cell office:value-type="float" office:value="652306.855191495">
                <text:p>652306.85519149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765501.067128395">
                <text:p>765501.067128395</text:p>
              </table:table-cell>
              <table:table-cell office:value-type="float" office:value="660967.037917744">
                <text:p>660967.0379177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776542.664860421">
                <text:p>776542.664860421</text:p>
              </table:table-cell>
              <table:table-cell office:value-type="float" office:value="671536.879145283">
                <text:p>671536.87914528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0190.293183699">
                <text:p>790190.293183699</text:p>
              </table:table-cell>
              <table:table-cell office:value-type="float" office:value="684291.400350976">
                <text:p>684291.40035097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05116.857275477">
                <text:p>805116.857275477</text:p>
              </table:table-cell>
              <table:table-cell office:value-type="float" office:value="697872.732125176">
                <text:p>697872.73212517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20793.147099758">
                <text:p>820793.147099758</text:p>
              </table:table-cell>
              <table:table-cell office:value-type="float" office:value="711815.770197233">
                <text:p>711815.77019723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837047.40278065">
                <text:p>837047.40278065</text:p>
              </table:table-cell>
              <table:table-cell office:value-type="float" office:value="725883.211589599">
                <text:p>725883.21158959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53576.356822419">
                <text:p>853576.356822419</text:p>
              </table:table-cell>
              <table:table-cell office:value-type="float" office:value="739936.003432881">
                <text:p>739936.003432881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69837.421082666">
                <text:p>869837.421082666</text:p>
              </table:table-cell>
              <table:table-cell office:value-type="float" office:value="753591.42167393">
                <text:p>753591.4216739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885395.196351493">
                <text:p>885395.196351493</text:p>
              </table:table-cell>
              <table:table-cell office:value-type="float" office:value="766445.291267063">
                <text:p>766445.291267063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900875.666529626">
                <text:p>900875.666529626</text:p>
              </table:table-cell>
              <table:table-cell office:value-type="float" office:value="779317.485783694">
                <text:p>779317.48578369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914324.7516219">
                <text:p>914324.7516219</text:p>
              </table:table-cell>
              <table:table-cell office:value-type="float" office:value="790272.440874141">
                <text:p>790272.44087414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925502.078794001">
                <text:p>925502.078794001</text:p>
              </table:table-cell>
              <table:table-cell office:value-type="float" office:value="799112.810102106">
                <text:p>799112.81010210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35665.989304235">
                <text:p>935665.989304235</text:p>
              </table:table-cell>
              <table:table-cell office:value-type="float" office:value="807146.937538085">
                <text:p>807146.937538085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44547.259515847">
                <text:p>944547.259515847</text:p>
              </table:table-cell>
              <table:table-cell office:value-type="float" office:value="814142.319060039">
                <text:p>814142.319060039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2160.59524708">
                <text:p>952160.59524708</text:p>
              </table:table-cell>
              <table:table-cell office:value-type="float" office:value="820126.455566176">
                <text:p>820126.455566176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8503.187784626">
                <text:p>958503.187784626</text:p>
              </table:table-cell>
              <table:table-cell office:value-type="float" office:value="825099.686089286">
                <text:p>825099.686089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64422.037567864">
                <text:p>964422.037567864</text:p>
              </table:table-cell>
              <table:table-cell office:value-type="float" office:value="830000.168735433">
                <text:p>830000.16873543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1087.439122721">
                <text:p>971087.439122721</text:p>
              </table:table-cell>
              <table:table-cell office:value-type="float" office:value="835896.437620865">
                <text:p>835896.437620865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78735.616766256">
                <text:p>978735.616766256</text:p>
              </table:table-cell>
              <table:table-cell office:value-type="float" office:value="842863.369477482">
                <text:p>842863.36947748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87210.642319201">
                <text:p>987210.642319201</text:p>
              </table:table-cell>
              <table:table-cell office:value-type="float" office:value="850750.21650331">
                <text:p>850750.2165033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97152.18177721">
                <text:p>997152.18177721</text:p>
              </table:table-cell>
              <table:table-cell office:value-type="float" office:value="860085.117130065">
                <text:p>860085.11713006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008964.90377103">
                <text:p>1008964.90377103</text:p>
              </table:table-cell>
              <table:table-cell office:value-type="float" office:value="871133.490644891">
                <text:p>871133.49064489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023396.12157836">
                <text:p>1023396.12157836</text:p>
              </table:table-cell>
              <table:table-cell office:value-type="float" office:value="884496.806775259">
                <text:p>884496.80677525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038820.98188039">
                <text:p>1038820.98188039</text:p>
              </table:table-cell>
              <table:table-cell office:value-type="float" office:value="898487.830398579">
                <text:p>898487.830398579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055856.16766348">
                <text:p>1055856.16766348</text:p>
              </table:table-cell>
              <table:table-cell office:value-type="float" office:value="913807.390273645">
                <text:p>913807.39027364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074150.83853356">
                <text:p>1074150.83853356</text:p>
              </table:table-cell>
              <table:table-cell office:value-type="float" office:value="930070.539188257">
                <text:p>930070.53918825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093946.91088306">
                <text:p>1093946.91088306</text:p>
              </table:table-cell>
              <table:table-cell office:value-type="float" office:value="947482.719471869">
                <text:p>947482.71947186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114709.86404329">
                <text:p>1114709.86404329</text:p>
              </table:table-cell>
              <table:table-cell office:value-type="float" office:value="965555.038995117">
                <text:p>965555.03899511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135314.85464654">
                <text:p>1135314.85464654</text:p>
              </table:table-cell>
              <table:table-cell office:value-type="float" office:value="983248.779696152">
                <text:p>983248.779696152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154474.4328886">
                <text:p>1154474.4328886</text:p>
              </table:table-cell>
              <table:table-cell office:value-type="float" office:value="999435.598693299">
                <text:p>999435.59869329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172472.72838075">
                <text:p>1172472.72838075</text:p>
              </table:table-cell>
              <table:table-cell office:value-type="float" office:value="1014330.44099733">
                <text:p>1014330.44099733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87898.47247026">
                <text:p>1187898.47247026</text:p>
              </table:table-cell>
              <table:table-cell office:value-type="float" office:value="1026610.32568813">
                <text:p>1026610.3256881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201165.30780286">
                <text:p>1201165.30780286</text:p>
              </table:table-cell>
              <table:table-cell office:value-type="float" office:value="1036855.56603533">
                <text:p>1036855.566035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211869.28001755">
                <text:p>1211869.28001755</text:p>
              </table:table-cell>
              <table:table-cell office:value-type="float" office:value="1044807.81386247">
                <text:p>1044807.8138624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219347.47694165">
                <text:p>1219347.47694165</text:p>
              </table:table-cell>
              <table:table-cell office:value-type="float" office:value="1049962.63078255">
                <text:p>1049962.6307825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1223902.70822738">
                <text:p>1223902.70822738</text:p>
              </table:table-cell>
              <table:table-cell office:value-type="float" office:value="1052629.17462801">
                <text:p>1052629.1746280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226684.12875924">
                <text:p>1226684.12875924</text:p>
              </table:table-cell>
              <table:table-cell office:value-type="float" office:value="1053999.84986401">
                <text:p>1053999.8498640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226168.3541001">
                <text:p>1226168.3541001</text:p>
              </table:table-cell>
              <table:table-cell office:value-type="float" office:value="1052632.44970348">
                <text:p>1052632.44970348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2070.09641827">
                <text:p>1222070.09641827</text:p>
              </table:table-cell>
              <table:table-cell office:value-type="float" office:value="1048151.913691">
                <text:p>1048151.913691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4420.08458389">
                <text:p>1214420.08458389</text:p>
              </table:table-cell>
              <table:table-cell office:value-type="float" office:value="1040573.63868954">
                <text:p>1040573.63868954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3055.54757222">
                <text:p>1203055.54757222</text:p>
              </table:table-cell>
              <table:table-cell office:value-type="float" office:value="1029686.88043701">
                <text:p>1029686.88043701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9287.82526471">
                <text:p>1189287.82526471</text:p>
              </table:table-cell>
              <table:table-cell office:value-type="float" office:value="1016757.31526566">
                <text:p>1016757.31526566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3511.38406275">
                <text:p>1173511.38406275</text:p>
              </table:table-cell>
              <table:table-cell office:value-type="float" office:value="1002237.92379504">
                <text:p>1002237.92379504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5587.88100311">
                <text:p>1155587.88100311</text:p>
              </table:table-cell>
              <table:table-cell office:value-type="float" office:value="986121.356606398">
                <text:p>986121.356606398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5240.96509772">
                <text:p>1135240.96509772</text:p>
              </table:table-cell>
              <table:table-cell office:value-type="float" office:value="968053.081301347">
                <text:p>968053.08130134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3484.61259675">
                <text:p>1113484.61259675</text:p>
              </table:table-cell>
              <table:table-cell office:value-type="float" office:value="948940.19299782">
                <text:p>948940.19299782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2114.98096169">
                <text:p>1092114.98096169</text:p>
              </table:table-cell>
              <table:table-cell office:value-type="float" office:value="930519.916623282">
                <text:p>930519.91662328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1361.84832">
                <text:p>1071361.84832</text:p>
              </table:table-cell>
              <table:table-cell office:value-type="float" office:value="912908.098385717">
                <text:p>912908.098385717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1217.00780937">
                <text:p>1051217.00780937</text:p>
              </table:table-cell>
              <table:table-cell office:value-type="float" office:value="896036.53432451">
                <text:p>896036.53432451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3091.55816735">
                <text:p>1033091.55816735</text:p>
              </table:table-cell>
              <table:table-cell office:value-type="float" office:value="881243.842027143">
                <text:p>881243.84202714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906.29206944">
                <text:p>1016906.29206944</text:p>
              </table:table-cell>
              <table:table-cell office:value-type="float" office:value="868290.025429664">
                <text:p>868290.02542966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738.91412219">
                <text:p>1003738.91412219</text:p>
              </table:table-cell>
              <table:table-cell office:value-type="float" office:value="858120.152073252">
                <text:p>858120.15207325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4067.674605984">
                <text:p>994067.674605984</text:p>
              </table:table-cell>
              <table:table-cell office:value-type="float" office:value="851098.472523609">
                <text:p>851098.472523609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834.611909456">
                <text:p>987834.611909456</text:p>
              </table:table-cell>
              <table:table-cell office:value-type="float" office:value="847176.957910113">
                <text:p>847176.95791011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201.27289811">
                <text:p>985201.27289811</text:p>
              </table:table-cell>
              <table:table-cell office:value-type="float" office:value="846407.209107345">
                <text:p>846407.209107345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30.87861449">
                <text:p>986230.87861449</text:p>
              </table:table-cell>
              <table:table-cell office:value-type="float" office:value="848701.6195913">
                <text:p>848701.61959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44.753867267">
                <text:p>990744.753867267</text:p>
              </table:table-cell>
              <table:table-cell office:value-type="float" office:value="853891.757218252">
                <text:p>853891.75721825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145.127986816">
                <text:p>997145.127986816</text:p>
              </table:table-cell>
              <table:table-cell office:value-type="float" office:value="860373.013895489">
                <text:p>860373.013895489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391.05572954">
                <text:p>1006391.05572954</text:p>
              </table:table-cell>
              <table:table-cell office:value-type="float" office:value="869131.63062009">
                <text:p>869131.63062009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518.48168846">
                <text:p>1016518.48168846</text:p>
              </table:table-cell>
              <table:table-cell office:value-type="float" office:value="878272.156908853">
                <text:p>878272.156908853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6921.26166668">
                <text:p>1026921.26166668</text:p>
              </table:table-cell>
              <table:table-cell office:value-type="float" office:value="887224.863469899">
                <text:p>887224.863469899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6674.98793407">
                <text:p>1036674.98793407</text:p>
              </table:table-cell>
              <table:table-cell office:value-type="float" office:value="895211.203288512">
                <text:p>895211.203288512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089.9486639">
                <text:p>1046089.9486639</text:p>
              </table:table-cell>
              <table:table-cell office:value-type="float" office:value="902708.468983436">
                <text:p>902708.46898343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4514.97142462">
                <text:p>1054514.97142462</text:p>
              </table:table-cell>
              <table:table-cell office:value-type="float" office:value="909250.601439238">
                <text:p>909250.601439238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183.45401868">
                <text:p>1062183.45401868</text:p>
              </table:table-cell>
              <table:table-cell office:value-type="float" office:value="915092.111032503">
                <text:p>915092.111032503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8447.5381959">
                <text:p>1068447.5381959</text:p>
              </table:table-cell>
              <table:table-cell office:value-type="float" office:value="919791.30564793">
                <text:p>919791.30564793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3795.05007627">
                <text:p>1073795.05007627</text:p>
              </table:table-cell>
              <table:table-cell office:value-type="float" office:value="923896.311073486">
                <text:p>923896.311073486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8465.13868168">
                <text:p>1078465.13868168</text:p>
              </table:table-cell>
              <table:table-cell office:value-type="float" office:value="927581.027112193">
                <text:p>927581.027112193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3323.05618299">
                <text:p>1083323.05618299</text:p>
              </table:table-cell>
              <table:table-cell office:value-type="float" office:value="931680.873944589">
                <text:p>931680.87394458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081.94604957">
                <text:p>1088081.94604957</text:p>
              </table:table-cell>
              <table:table-cell office:value-type="float" office:value="935858.483852901">
                <text:p>935858.48385290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2882.00187505">
                <text:p>1092882.00187505</text:p>
              </table:table-cell>
              <table:table-cell office:value-type="float" office:value="940216.962474561">
                <text:p>940216.96247456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8178.30160576">
                <text:p>1098178.30160576</text:p>
              </table:table-cell>
              <table:table-cell office:value-type="float" office:value="945136.212813177">
                <text:p>945136.21281317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2743.07252334">
                <text:p>1102743.07252334</text:p>
              </table:table-cell>
              <table:table-cell office:value-type="float" office:value="949287.77808796">
                <text:p>949287.77808796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6748.10654111">
                <text:p>1106748.10654111</text:p>
              </table:table-cell>
              <table:table-cell office:value-type="float" office:value="952792.650394314">
                <text:p>952792.65039431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1426.77433683">
                <text:p>1111426.77433683</text:p>
              </table:table-cell>
              <table:table-cell office:value-type="float" office:value="956875.44689744">
                <text:p>956875.44689744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7264.76763014">
                <text:p>1117264.76763014</text:p>
              </table:table-cell>
              <table:table-cell office:value-type="float" office:value="962068.586256567">
                <text:p>962068.586256567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214.66445782">
                <text:p>1124214.66445782</text:p>
              </table:table-cell>
              <table:table-cell office:value-type="float" office:value="968333.782244749">
                <text:p>968333.782244749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372.50378001">
                <text:p>1132372.50378001</text:p>
              </table:table-cell>
              <table:table-cell office:value-type="float" office:value="975745.087612646">
                <text:p>975745.087612646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455.35004729">
                <text:p>1142455.35004729</text:p>
              </table:table-cell>
              <table:table-cell office:value-type="float" office:value="985068.300512007">
                <text:p>985068.30051200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4962.99819069">
                <text:p>1154962.99819069</text:p>
              </table:table-cell>
              <table:table-cell office:value-type="float" office:value="996684.587848453">
                <text:p>996684.58784845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628.98587384">
                <text:p>1171628.98587384</text:p>
              </table:table-cell>
              <table:table-cell office:value-type="float" office:value="1012172.41811287">
                <text:p>1012172.41811287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466.2017817">
                <text:p>1196466.2017817</text:p>
              </table:table-cell>
              <table:table-cell office:value-type="float" office:value="1035541.4495836">
                <text:p>1035541.4495836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246.52645211">
                <text:p>1229246.52645211</text:p>
              </table:table-cell>
              <table:table-cell office:value-type="float" office:value="1066461.78935911">
                <text:p>1066461.7893591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085.26958966">
                <text:p>1269085.26958966</text:p>
              </table:table-cell>
              <table:table-cell office:value-type="float" office:value="1103876.10487155">
                <text:p>1103876.10487155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6033.56644854">
                <text:p>1316033.56644854</text:p>
              </table:table-cell>
              <table:table-cell office:value-type="float" office:value="1147522.87968901">
                <text:p>1147522.87968901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986.60195682">
                <text:p>1370986.60195682</text:p>
              </table:table-cell>
              <table:table-cell office:value-type="float" office:value="1198096.17057608">
                <text:p>1198096.17057608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931.81947406">
                <text:p>1432931.81947406</text:p>
              </table:table-cell>
              <table:table-cell office:value-type="float" office:value="1254332.75991303">
                <text:p>1254332.7599130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1999.67295598">
                <text:p>1501999.67295598</text:p>
              </table:table-cell>
              <table:table-cell office:value-type="float" office:value="1316223.53298734">
                <text:p>1316223.5329873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7198.96628126">
                <text:p>1577198.96628126</text:p>
              </table:table-cell>
              <table:table-cell office:value-type="float" office:value="1383013.0332752">
                <text:p>1383013.0332752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8613.77620949">
                <text:p>1658613.77620949</text:p>
              </table:table-cell>
              <table:table-cell office:value-type="float" office:value="1454899.34312522">
                <text:p>1454899.3431252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5169.38207361">
                <text:p>1745169.38207361</text:p>
              </table:table-cell>
              <table:table-cell office:value-type="float" office:value="1530827.42520233">
                <text:p>1530827.42520233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3680.5439594">
                <text:p>1833680.5439594</text:p>
              </table:table-cell>
              <table:table-cell office:value-type="float" office:value="1607759.60008024">
                <text:p>1607759.60008024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22812.14388911">
                <text:p>1922812.14388911</text:p>
              </table:table-cell>
              <table:table-cell office:value-type="float" office:value="1684600.46681688">
                <text:p>1684600.46681688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11325.73344317">
                <text:p>2011325.73344317</text:p>
              </table:table-cell>
              <table:table-cell office:value-type="float" office:value="1760264.97279271">
                <text:p>1760264.9727927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8102.51135271">
                <text:p>2098102.51135271</text:p>
              </table:table-cell>
              <table:table-cell office:value-type="float" office:value="1833770.60459599">
                <text:p>1833770.60459599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81601.82188409">
                <text:p>2181601.82188409</text:p>
              </table:table-cell>
              <table:table-cell office:value-type="float" office:value="1903787.01753058">
                <text:p>1903787.01753058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62759.56636589">
                <text:p>2262759.56636589</text:p>
              </table:table-cell>
              <table:table-cell office:value-type="float" office:value="1971633.36125301">
                <text:p>1971633.3612530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40666.35478659">
                <text:p>2340666.35478659</text:p>
              </table:table-cell>
              <table:table-cell office:value-type="float" office:value="2036802.32054494">
                <text:p>2036802.3205449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14341.95087553">
                <text:p>2414341.95087553</text:p>
              </table:table-cell>
              <table:table-cell office:value-type="float" office:value="2098391.214647">
                <text:p>2098391.214647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81866.24681346">
                <text:p>2481866.24681346</text:p>
              </table:table-cell>
              <table:table-cell office:value-type="float" office:value="2154537.2073487">
                <text:p>2154537.207348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43483.4769244">
                <text:p>2543483.4769244</text:p>
              </table:table-cell>
              <table:table-cell office:value-type="float" office:value="2205563.0830433">
                <text:p>2205563.0830433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8509.53644776">
                <text:p>2598509.53644776</text:p>
              </table:table-cell>
              <table:table-cell office:value-type="float" office:value="2250785.55743182">
                <text:p>2250785.5574318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5653.8940447">
                <text:p>2645653.8940447</text:p>
              </table:table-cell>
              <table:table-cell office:value-type="float" office:value="2288811.07596583">
                <text:p>2288811.07596583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4128.04645033">
                <text:p>2684128.04645033</text:p>
              </table:table-cell>
              <table:table-cell office:value-type="float" office:value="2318953.54283238">
                <text:p>2318953.54283238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3809.1004122">
                <text:p>2713809.1004122</text:p>
              </table:table-cell>
              <table:table-cell office:value-type="float" office:value="2341304.20969929">
                <text:p>2341304.20969929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5110.16647583">
                <text:p>2735110.16647583</text:p>
              </table:table-cell>
              <table:table-cell office:value-type="float" office:value="2356423.11257127">
                <text:p>2356423.11257127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7792.57723232">
                <text:p>2747792.57723232</text:p>
              </table:table-cell>
              <table:table-cell office:value-type="float" office:value="2364131.48967196">
                <text:p>2364131.48967196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1245.35683272">
                <text:p>2751245.35683272</text:p>
              </table:table-cell>
              <table:table-cell office:value-type="float" office:value="2363904.94808193">
                <text:p>2363904.94808193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4205.39731184">
                <text:p>2744205.39731184</text:p>
              </table:table-cell>
              <table:table-cell office:value-type="float" office:value="2354609.73930341">
                <text:p>2354609.7393034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6373.35595857">
                <text:p>2726373.35595857</text:p>
              </table:table-cell>
              <table:table-cell office:value-type="float" office:value="2335847.11577182">
                <text:p>2335847.11577182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8141.34128123">
                <text:p>2698141.34128123</text:p>
              </table:table-cell>
              <table:table-cell office:value-type="float" office:value="2307958.69759929">
                <text:p>2307958.69759929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332.9799926">
                <text:p>2661332.9799926</text:p>
              </table:table-cell>
              <table:table-cell office:value-type="float" office:value="2272820.21165805">
                <text:p>2272820.21165805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785.17196097">
                <text:p>2617785.17196097</text:p>
              </table:table-cell>
              <table:table-cell office:value-type="float" office:value="2232408.74599119">
                <text:p>2232408.7459911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573.68927221">
                <text:p>2569573.68927221</text:p>
              </table:table-cell>
              <table:table-cell office:value-type="float" office:value="2188846.69836511">
                <text:p>2188846.69836511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923.57964282">
                <text:p>2517923.57964282</text:p>
              </table:table-cell>
              <table:table-cell office:value-type="float" office:value="2143267.73534418">
                <text:p>2143267.73534418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3069.52282397">
                <text:p>2463069.52282397</text:p>
              </table:table-cell>
              <table:table-cell office:value-type="float" office:value="2095670.14792198">
                <text:p>2095670.14792198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8328.51861428">
                <text:p>2408328.51861428</text:p>
              </table:table-cell>
              <table:table-cell office:value-type="float" office:value="2049016.94279031">
                <text:p>2049016.94279031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6446.50733983">
                <text:p>2356446.50733983</text:p>
              </table:table-cell>
              <table:table-cell office:value-type="float" office:value="2005693.11371142">
                <text:p>2005693.11371142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9730.15757132">
                <text:p>2309730.15757132</text:p>
              </table:table-cell>
              <table:table-cell office:value-type="float" office:value="1967626.77427778">
                <text:p>1967626.77427778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9084.31090015">
                <text:p>2269084.31090015</text:p>
              </table:table-cell>
              <table:table-cell office:value-type="float" office:value="1935417.22209931">
                <text:p>1935417.22209931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6063.77568779">
                <text:p>2236063.77568779</text:p>
              </table:table-cell>
              <table:table-cell office:value-type="float" office:value="1910327.79412377">
                <text:p>1910327.79412377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1766.40439261">
                <text:p>2211766.40439261</text:p>
              </table:table-cell>
              <table:table-cell office:value-type="float" office:value="1893181.99757194">
                <text:p>1893181.99757194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6527.27051945">
                <text:p>2196527.27051945</text:p>
              </table:table-cell>
              <table:table-cell office:value-type="float" office:value="1883896.8814399">
                <text:p>1883896.8814399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90738.41317453">
                <text:p>2190738.41317453</text:p>
              </table:table-cell>
              <table:table-cell office:value-type="float" office:value="1882691.13025429">
                <text:p>1882691.13025429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4710.55054625">
                <text:p>2194710.55054625</text:p>
              </table:table-cell>
              <table:table-cell office:value-type="float" office:value="1889769.60953898">
                <text:p>1889769.6095389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7540.74500296">
                <text:p>2207540.74500296</text:p>
              </table:table-cell>
              <table:table-cell office:value-type="float" office:value="1904153.84489483">
                <text:p>1904153.84489483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8789.80184404">
                <text:p>2228789.80184404</text:p>
              </table:table-cell>
              <table:table-cell office:value-type="float" office:value="1925353.67110137">
                <text:p>1925353.67110137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7258.514219">
                <text:p>2257258.514219</text:p>
              </table:table-cell>
              <table:table-cell office:value-type="float" office:value="1952226.98783202">
                <text:p>1952226.98783202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91053.34325517">
                <text:p>2291053.34325517</text:p>
              </table:table-cell>
              <table:table-cell office:value-type="float" office:value="1983081.76333646">
                <text:p>1983081.76333646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9066.99828909">
                <text:p>2329066.99828909</text:p>
              </table:table-cell>
              <table:table-cell office:value-type="float" office:value="2016946.59335461">
                <text:p>2016946.59335461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70846.35758654">
                <text:p>2370846.35758654</text:p>
              </table:table-cell>
              <table:table-cell office:value-type="float" office:value="2053568.17429315">
                <text:p>2053568.1742931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5246.29229317">
                <text:p>2415246.29229317</text:p>
              </table:table-cell>
              <table:table-cell office:value-type="float" office:value="2092039.83865668">
                <text:p>2092039.83865668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60012.3671514">
                <text:p>2460012.3671514</text:p>
              </table:table-cell>
              <table:table-cell office:value-type="float" office:value="2130312.53824129">
                <text:p>2130312.53824129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4207.81387188">
                <text:p>2504207.81387188</text:p>
              </table:table-cell>
              <table:table-cell office:value-type="float" office:value="2167705.6630482">
                <text:p>2167705.6630482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5919.32386064">
                <text:p>2545919.32386064</text:p>
              </table:table-cell>
              <table:table-cell office:value-type="float" office:value="2202525.79514854">
                <text:p>2202525.79514854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3484.04664441">
                <text:p>2583484.04664441</text:p>
              </table:table-cell>
              <table:table-cell office:value-type="float" office:value="2233244.97533151">
                <text:p>2233244.9753315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5999.53781251">
                <text:p>2615999.53781251</text:p>
              </table:table-cell>
              <table:table-cell office:value-type="float" office:value="2259138.26056217">
                <text:p>2259138.26056217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42529.33696339">
                <text:p>2642529.33696339</text:p>
              </table:table-cell>
              <table:table-cell office:value-type="float" office:value="2279527.70947709">
                <text:p>2279527.70947709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63242.62820571">
                <text:p>2663242.62820571</text:p>
              </table:table-cell>
              <table:table-cell office:value-type="float" office:value="2294815.85294429">
                <text:p>2294815.85294429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8811.73767282">
                <text:p>2678811.73767282</text:p>
              </table:table-cell>
              <table:table-cell office:value-type="float" office:value="2305776.01802637">
                <text:p>2305776.0180263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8724.08043231">
                <text:p>2688724.08043231</text:p>
              </table:table-cell>
              <table:table-cell office:value-type="float" office:value="2312046.97397743">
                <text:p>2312046.97397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Sheet3.A2:Sheet3.A593 Sheet3.D2:Sheet3.D593" chart:data-source-has-labels="both" svg:x="0.32cm" svg:y="0.18cm" svg:width="12.825cm" svg:height="8.64cm">
          <chart:coordinate-region svg:x="1.232cm" svg:y="0.379cm" svg:width="11.913cm" svg:height="7.794cm"/>
          <chart:axis chart:dimension="x" chart:name="primary-x" chart:style-name="ch4" chartooo:axis-type="auto">
            <chartooo:date-scale/>
            <chart:categories table:cell-range-address="Sheet3.A2:Sheet3.A5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593" loext:label-string="'percent" chart:class="chart:line">
            <chart:data-point chart:repeated="5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</table:table-row>
          </table:table-header-rows>
          <table:table-rows>
            <table:table-row>
              <table:table-cell office:value-type="float" office:value="44013">
                <text:p>44013</text:p>
                <draw:g>
                  <svg:desc>Sheet3.A2:Sheet3.A593</svg:desc>
                </draw:g>
              </table:table-cell>
              <table:table-cell office:value-type="float" office:value="0.850549327302238">
                <text:p>0.850549327302238</text:p>
                <draw:g>
                  <svg:desc>Sheet3.D2:Sheet3.D593</svg:desc>
                </draw:g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850897255596841">
                <text:p>0.85089725559684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850247274146907">
                <text:p>0.85024727414690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850022087959165">
                <text:p>0.85002208795916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849009556804339">
                <text:p>0.84900955680433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849145804992509">
                <text:p>0.84914580499250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849597743798571">
                <text:p>0.8495977437985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851378241997351">
                <text:p>0.85137824199735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854038491152723">
                <text:p>0.85403849115272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857240574572721">
                <text:p>0.8572405745727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86011468961822">
                <text:p>0.8601146896182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881149283586451">
                <text:p>0.88114928358645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863145199411586">
                <text:p>0.86314519941158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863692884159451">
                <text:p>0.86369288415945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863252768722802">
                <text:p>0.86325276872280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862506456770012">
                <text:p>0.86250645677001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86143606093523">
                <text:p>0.8614360609352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86010463014596">
                <text:p>0.8601046301459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859624232303671">
                <text:p>0.85962423230367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859336729091489">
                <text:p>0.85933672909148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85985792916617">
                <text:p>0.8598579291661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859753136272802">
                <text:p>0.85975313627280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860262897022206">
                <text:p>0.86026289702220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860720318549508">
                <text:p>0.86072031854950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861218648183683">
                <text:p>0.86121864818368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862915102742551">
                <text:p>0.86291510274255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864621539755475">
                <text:p>0.86462153975547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865893479736858">
                <text:p>0.86589347973685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866118919978477">
                <text:p>0.86611891997847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866146903625647">
                <text:p>0.86614690362564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865903453304864">
                <text:p>0.8659034533048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86408185451852">
                <text:p>0.8640818545185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862061787010722">
                <text:p>0.86206178701072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859920010348621">
                <text:p>0.85992001034862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859132750823817">
                <text:p>0.85913275082381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857700794868011">
                <text:p>0.85770079486801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856804993080614">
                <text:p>0.85680499308061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855285959611372">
                <text:p>0.85528595961137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852479408310338">
                <text:p>0.85247940831033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850393054616905">
                <text:p>0.85039305461690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848365244936744">
                <text:p>0.84836524493674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847403453568648">
                <text:p>0.84740345356864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848477792171531">
                <text:p>0.84847779217153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849163368262154">
                <text:p>0.84916336826215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850306337244044">
                <text:p>0.85030633724404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851681172773507">
                <text:p>0.85168117277350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854686314554815">
                <text:p>0.85468631455481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857536497486708">
                <text:p>0.85753649748670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859395696674036">
                <text:p>0.85939569667403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862686094941271">
                <text:p>0.8626860949412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865333912158744">
                <text:p>0.86533391215874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866767858051761">
                <text:p>0.86676785805176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867241128429551">
                <text:p>0.86724112842955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867048213741989">
                <text:p>0.86704821374198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866719527164736">
                <text:p>0.86671952716473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865872547488383">
                <text:p>0.86587254748838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865195238573757">
                <text:p>0.86519523857375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864473863704856">
                <text:p>0.86447386370485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863953359409957">
                <text:p>0.86395335940995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864094969764433">
                <text:p>0.86409496976443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863727821782901">
                <text:p>0.86372782178290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864784755526741">
                <text:p>0.86478475552674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86737719179875">
                <text:p>0.8673771917987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870602339468304">
                <text:p>0.87060233946830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873498606787751">
                <text:p>0.87349860678775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876685872896034">
                <text:p>0.87668587289603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880005535139612">
                <text:p>0.88000553513961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88212699506542">
                <text:p>0.8821269950654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883716365227388">
                <text:p>0.88371636522738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884996394991185">
                <text:p>0.88499639499118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886430419898328">
                <text:p>0.88643041989832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887034217012065">
                <text:p>0.88703421701206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887717643910293">
                <text:p>0.88771764391029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887262659002594">
                <text:p>0.88726265900259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886425060979467">
                <text:p>0.88642506097946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885901691418228">
                <text:p>0.88590169141822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884930281232039">
                <text:p>0.88493028123203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84608288151153">
                <text:p>0.88460828815115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883823896380068">
                <text:p>0.88382389638006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884108230610334">
                <text:p>0.88410823061033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88416608091456">
                <text:p>0.8841660809145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883994927980246">
                <text:p>0.88399492798024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884553842817526">
                <text:p>0.88455384281752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884739124999248">
                <text:p>0.88473912499924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884651939191698">
                <text:p>0.88465193919169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883625096265413">
                <text:p>0.88362509626541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882590252279168">
                <text:p>0.88259025227916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881395743172355">
                <text:p>0.88139574317235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879646885165644">
                <text:p>0.87964688516564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878238212629312">
                <text:p>0.87823821262931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876816405934">
                <text:p>0.87681640593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875443369546787">
                <text:p>0.87544336954678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874187325197077">
                <text:p>0.87418732519707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873086262214951">
                <text:p>0.87308626221495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872674842717653">
                <text:p>0.87267484271765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872499349056684">
                <text:p>0.87249934905668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872629019815427">
                <text:p>0.87262901981542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72921814205578">
                <text:p>0.87292181420557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87343349442529">
                <text:p>0.8734334944252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873788753007061">
                <text:p>0.87378875300706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873814397739635">
                <text:p>0.87381439773963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873747990536988">
                <text:p>0.87374799053698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873557884339618">
                <text:p>0.87355788433961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873188753774387">
                <text:p>0.87318875377438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872561953270994">
                <text:p>0.87256195327099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871996072135742">
                <text:p>0.87199607213574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871307015438076">
                <text:p>0.87130701543807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870312324641403">
                <text:p>0.87031232464140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868960066649706">
                <text:p>0.86896006664970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867758631595969">
                <text:p>0.86775863159596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86677965467815">
                <text:p>0.8667796546781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866225258112706">
                <text:p>0.86622525811270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865944663950092">
                <text:p>0.86594466395009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866109082797634">
                <text:p>0.86610908279763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86630277626622">
                <text:p>0.8663027762662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866436654359129">
                <text:p>0.86643665435912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866653898477666">
                <text:p>0.86665389847766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66784526433043">
                <text:p>0.86678452643304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86661212904334">
                <text:p>0.8666121290433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86590023197742">
                <text:p>0.8659002319774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864946994895335">
                <text:p>0.86494699489533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864125839641634">
                <text:p>0.86412583964163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863270929252269">
                <text:p>0.86327092925226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862660211070011">
                <text:p>0.86266021107001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862436682278478">
                <text:p>0.86243668227847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861970296408619">
                <text:p>0.86197029640861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861238702320362">
                <text:p>0.86123870232036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860187216773512">
                <text:p>0.86018721677351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859419133649259">
                <text:p>0.859419133649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858521685197918">
                <text:p>0.85852168519791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857946896997718">
                <text:p>0.85794689699771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857965885279364">
                <text:p>0.85796588527936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858309666239921">
                <text:p>0.85830966623992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858841411442386">
                <text:p>0.858841411442386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859348226978748">
                <text:p>0.85934822697874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859633911666635">
                <text:p>0.85963391166663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860004567611448">
                <text:p>0.86000456761144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60062346904781">
                <text:p>0.86006234690478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860184258001498">
                <text:p>0.86018425800149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860355088536282">
                <text:p>0.86035508853628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860299447617181">
                <text:p>0.86029944761718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860146366991996">
                <text:p>0.86014636699199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859517215868419">
                <text:p>0.85951721586841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858832475927975">
                <text:p>0.85883247592797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857919026931588">
                <text:p>0.85791902693158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856841983459907">
                <text:p>0.85684198345990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855525168104248">
                <text:p>0.85552516810424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54084464601128">
                <text:p>0.85408446460112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852690544488744">
                <text:p>0.85269054448874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851458985779051">
                <text:p>0.85145898577905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850568224780787">
                <text:p>0.85056822478078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850412980805262">
                <text:p>0.85041298080526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850709101712805">
                <text:p>0.85070910171280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851312888796489">
                <text:p>0.85131288879648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852021847281504">
                <text:p>0.85202184728150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852872080660406">
                <text:p>0.852872080660406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854021122203119">
                <text:p>0.85402112220311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54850374223408">
                <text:p>0.854850374223408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855864104107218">
                <text:p>0.85586410410721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85728148565244">
                <text:p>0.8572814856524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858719791049152">
                <text:p>0.85871979104915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860247192491462">
                <text:p>0.86024719249146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861437295784288">
                <text:p>0.861437295784288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862727547952347">
                <text:p>0.86272754795234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863785706642608">
                <text:p>0.86378570664260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864551258762684">
                <text:p>0.86455125876268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865567392744126">
                <text:p>0.86556739274412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66558174920195">
                <text:p>0.86655817492019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867806422800696">
                <text:p>0.867806422800696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869143681771382">
                <text:p>0.86914368177138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870347369384359">
                <text:p>0.870347369384359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871309071371833">
                <text:p>0.871309071371833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872088925043798">
                <text:p>0.872088925043798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872754491115532">
                <text:p>0.87275449111553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872938967984762">
                <text:p>0.87293896798476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873412329460584">
                <text:p>0.87341232946058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873527251927785">
                <text:p>0.87352725192778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73390582315303">
                <text:p>0.873390582315303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872746307194348">
                <text:p>0.87274630719434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872184151657752">
                <text:p>0.87218415165775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871709521791324">
                <text:p>0.87170952179132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871237902932443">
                <text:p>0.871237902932443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871051362986031">
                <text:p>0.87105136298603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870802756242736">
                <text:p>0.87080275624273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870451165169972">
                <text:p>0.87045116516997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869825017590498">
                <text:p>0.86982501759049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868875466588036">
                <text:p>0.86887546658803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67737572557804">
                <text:p>0.86773757255780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86639637517028">
                <text:p>0.86639637517028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86492069186708">
                <text:p>0.86492069186708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863245481667618">
                <text:p>0.86324548166761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861591159807633">
                <text:p>0.861591159807633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860153497108996">
                <text:p>0.86015349710899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85869871346108">
                <text:p>0.8586987134610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857197702625882">
                <text:p>0.85719770262588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855675910917589">
                <text:p>0.85567591091758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854036510318269">
                <text:p>0.8540365103182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52245547762252">
                <text:p>0.85224554776225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850744978096147">
                <text:p>0.85074497809614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849703171696956">
                <text:p>0.84970317169695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84912946361772">
                <text:p>0.8491294636177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84888727871953">
                <text:p>0.8488872787195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848934278214367">
                <text:p>0.848934278214367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848977903973955">
                <text:p>0.84897790397395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848831383448631">
                <text:p>0.84883138344863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848639171900132">
                <text:p>0.84863917190013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848591600320044">
                <text:p>0.84859160032004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848571191180002">
                <text:p>0.84857119118000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848698534717135">
                <text:p>0.84869853471713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84870403288315">
                <text:p>0.8487040328831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848619856448595">
                <text:p>0.848619856448595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848491590229136">
                <text:p>0.848491590229136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848071866862191">
                <text:p>0.84807186686219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847486454981829">
                <text:p>0.847486454981829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846746438916461">
                <text:p>0.84674643891646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845945931692273">
                <text:p>0.845945931692273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845243518166863">
                <text:p>0.84524351816686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844657235933243">
                <text:p>0.84465723593324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844412768145463">
                <text:p>0.844412768145463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84447799544006">
                <text:p>0.84447799544006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.844616642165219">
                <text:p>0.844616642165219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0.84514149618756">
                <text:p>0.84514149618756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.846201379176125">
                <text:p>0.846201379176125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.847551807717528">
                <text:p>0.84755180771752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.848522905138308">
                <text:p>0.848522905138308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.849166448714957">
                <text:p>0.849166448714957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849462392700633">
                <text:p>0.84946239270063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849268926393187">
                <text:p>0.849268926393187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0.849101252330196">
                <text:p>0.849101252330196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.84933322750214">
                <text:p>0.8493332275021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.849801415605177">
                <text:p>0.849801415605177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.850375781980658">
                <text:p>0.850375781980658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.850841013796507">
                <text:p>0.85084101379650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851128407291639">
                <text:p>0.85112840729163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0.851231636284891">
                <text:p>0.85123163628489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.851509521947553">
                <text:p>0.851509521947553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0.851475851581341">
                <text:p>0.85147585158134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85130588229036">
                <text:p>0.8513058822903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.851381677663595">
                <text:p>0.85138167766359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.851482217449009">
                <text:p>0.85148221744900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851394445911714">
                <text:p>0.85139444591171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0.851157571322359">
                <text:p>0.851157571322359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0.851036618314522">
                <text:p>0.85103661831452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850660039528835">
                <text:p>0.850660039528835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.849875262582654">
                <text:p>0.84987526258265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0.849264854070731">
                <text:p>0.84926485407073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0.848662786616897">
                <text:p>0.8486627866168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847898093127558">
                <text:p>0.84789809312755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0.846788442269891">
                <text:p>0.84678844226989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0.845558267562935">
                <text:p>0.845558267562935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.844383560565288">
                <text:p>0.84438356056528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.843049550147313">
                <text:p>0.84304955014731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0.841665124723192">
                <text:p>0.84166512472319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0.8407647029388">
                <text:p>0.840764702938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840120530862563">
                <text:p>0.840120530862563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.839952618383379">
                <text:p>0.839952618383379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0.840259064136549">
                <text:p>0.84025906413654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840942744289026">
                <text:p>0.84094274428902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0.842042032729687">
                <text:p>0.842042032729687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0.843536284191796">
                <text:p>0.843536284191796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0.845711769791396">
                <text:p>0.845711769791396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848067419450517">
                <text:p>0.848067419450517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0.850474253031444">
                <text:p>0.85047425303144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0.852687050319021">
                <text:p>0.85268705031902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0.854321858231501">
                <text:p>0.85432185823150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0.855262506219989">
                <text:p>0.855262506219989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0.855478585104302">
                <text:p>0.85547858510430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54947906199595">
                <text:p>0.854947906199595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85441248532584">
                <text:p>0.8544124853258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0.853901281940749">
                <text:p>0.853901281940749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0.853802401638392">
                <text:p>0.85380240163839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0.853954229576754">
                <text:p>0.85395422957675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0.854094827460742">
                <text:p>0.85409482746074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0.853815503139875">
                <text:p>0.85381550313987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853006902567644">
                <text:p>0.85300690256764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0.852066494091078">
                <text:p>0.85206649409107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0.851541216515363">
                <text:p>0.85154121651536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51638696932496">
                <text:p>0.851638696932496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.852708931030192">
                <text:p>0.85270893103019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0.854324200550154">
                <text:p>0.85432420055015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0.856312272534878">
                <text:p>0.85631227253487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0.85843515197285">
                <text:p>0.8584351519728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859970941873501">
                <text:p>0.85997094187350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0.860672807802463">
                <text:p>0.86067280780246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0.859841464007042">
                <text:p>0.85984146400704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0.857956334553117">
                <text:p>0.857956334553117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0.854768965704117">
                <text:p>0.854768965704117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850890138034629">
                <text:p>0.85089013803462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0.846388388705535">
                <text:p>0.84638838870553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841723118342515">
                <text:p>0.84172311834251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0.83790488091701">
                <text:p>0.8379048809170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0.835070991304685">
                <text:p>0.83507099130468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0.833607746428199">
                <text:p>0.83360774642819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0.834429225437184">
                <text:p>0.83442922543718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0.836613048006498">
                <text:p>0.83661304800649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.83973843351203">
                <text:p>0.8397384335120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84275356962706">
                <text:p>0.8427535696270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845878165585616">
                <text:p>0.84587816558561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0.848224992446433">
                <text:p>0.848224992446433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0.849520315501401">
                <text:p>0.84952031550140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0.885516596182803">
                <text:p>0.885516596182803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0.884566564684489">
                <text:p>0.884566564684489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0.848672468963491">
                <text:p>0.84867246896349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847349033760149">
                <text:p>0.847349033760149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0.846429032895894">
                <text:p>0.84642903289589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0.845514176175749">
                <text:p>0.84551417617574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0.845285485147631">
                <text:p>0.84528548514763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0.845121065930675">
                <text:p>0.845121065930675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0.845164807858794">
                <text:p>0.8451648078587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0.845387337413574">
                <text:p>0.84538733741357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845898402953764">
                <text:p>0.845898402953764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0.847666509436388">
                <text:p>0.84766650943638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0.850822788063509">
                <text:p>0.85082278806350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.855312921141255">
                <text:p>0.855312921141255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0.860752970623369">
                <text:p>0.8607529706233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.865222347396079">
                <text:p>0.865222347396079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0.869115520967784">
                <text:p>0.869115520967784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872028072369853">
                <text:p>0.872028072369853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0.873661281490809">
                <text:p>0.873661281490809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.874032451964325">
                <text:p>0.874032451964325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0.873836057074677">
                <text:p>0.87383605707467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.873655629229197">
                <text:p>0.873655629229197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.872838884267472">
                <text:p>0.872838884267472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.871637756026462">
                <text:p>0.871637756026462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870744687388829">
                <text:p>0.870744687388829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0.869436586042902">
                <text:p>0.869436586042902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0.867967843247568">
                <text:p>0.86796784324756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.866033199128431">
                <text:p>0.86603319912843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.864120441368449">
                <text:p>0.864120441368449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.862683304153018">
                <text:p>0.862683304153018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0.861369406048595">
                <text:p>0.86136940604859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860449735480076">
                <text:p>0.860449735480076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0.860600391135716">
                <text:p>0.860600391135716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0.86207056641564">
                <text:p>0.86207056641564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0.864286313109471">
                <text:p>0.864286313109471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86779004063714">
                <text:p>0.86779004063714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894658432721855">
                <text:p>0.894658432721855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878450448704524">
                <text:p>0.878450448704524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883354333318537">
                <text:p>0.883354333318537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.904222814080585">
                <text:p>0.904222814080585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.905248955417028">
                <text:p>0.905248955417028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.890151924614645">
                <text:p>0.890151924614645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.889722759358525">
                <text:p>0.889722759358525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.888537794795989">
                <text:p>0.888537794795989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.886785041602944">
                <text:p>0.886785041602944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884985455528163">
                <text:p>0.884985455528163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883419745597355">
                <text:p>0.883419745597355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882162630635472">
                <text:p>0.88216263063547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881002191282568">
                <text:p>0.881002191282568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880101984430401">
                <text:p>0.88010198443040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87921218536122">
                <text:p>0.87921218536122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.878335862804165">
                <text:p>0.878335862804165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877176358666002">
                <text:p>0.877176358666002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.875837699675674">
                <text:p>0.875837699675674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.874519875746469">
                <text:p>0.874519875746469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.87340801135124">
                <text:p>0.87340801135124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.872561338742168">
                <text:p>0.872561338742168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.87238031152409">
                <text:p>0.87238031152409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.872865235300744">
                <text:p>0.872865235300744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873862632216993">
                <text:p>0.873862632216993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.875091782380065">
                <text:p>0.875091782380065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.87664560985933">
                <text:p>0.87664560985933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878387759227654">
                <text:p>0.878387759227654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879889764096519">
                <text:p>0.879889764096519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.881076667639286">
                <text:p>0.88107666763928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881972060465037">
                <text:p>0.881972060465037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882408957654689">
                <text:p>0.882408957654689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882497888034192">
                <text:p>0.88249788803419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.882521815903704">
                <text:p>0.88252181590370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882250770624342">
                <text:p>0.882250770624342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88179594289758">
                <text:p>0.88179594289758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880943741199581">
                <text:p>0.880943741199581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880000306761683">
                <text:p>0.880000306761683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878754219205407">
                <text:p>0.878754219205407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.877382828826702">
                <text:p>0.877382828826702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876152211896446">
                <text:p>0.876152211896446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.875065807260529">
                <text:p>0.875065807260529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.874294036070924">
                <text:p>0.874294036070924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.873787257077382">
                <text:p>0.873787257077382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87361598342405">
                <text:p>0.8736159834240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873727979689952">
                <text:p>0.873727979689952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873887988599207">
                <text:p>0.873887988599207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.873872929492208">
                <text:p>0.873872929492208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873559006918538">
                <text:p>0.873559006918538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872890789952395">
                <text:p>0.872890789952395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871737595630232">
                <text:p>0.871737595630232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870264573276821">
                <text:p>0.870264573276821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868619848194182">
                <text:p>0.868619848194182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866951180734432">
                <text:p>0.866951180734432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.865296020971553">
                <text:p>0.865296020971553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.863590744136765">
                <text:p>0.863590744136765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.861952905283167">
                <text:p>0.861952905283167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.860289450830059">
                <text:p>0.86028945083005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858570749672748">
                <text:p>0.858570749672748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856757519829594">
                <text:p>0.85675751982959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.854934446970565">
                <text:p>0.854934446970565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853378005920025">
                <text:p>0.85337800592002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8520954868901">
                <text:p>0.8520954868901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85131391688003">
                <text:p>0.85131391688003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85100983143607">
                <text:p>0.85100983143607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851263766604484">
                <text:p>0.851263766604484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.851969267949536">
                <text:p>0.851969267949536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.852847532692755">
                <text:p>0.852847532692755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0.853964757948857">
                <text:p>0.85396475794885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0.855136623439229">
                <text:p>0.855136623439229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.856278944420571">
                <text:p>0.856278944420571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0.857227646782406">
                <text:p>0.85722764678240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.857983803622907">
                <text:p>0.857983803622907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858732666735651">
                <text:p>0.85873266673565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.859352040192194">
                <text:p>0.859352040192194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.859930954101736">
                <text:p>0.859930954101736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.860397587004047">
                <text:p>0.860397587004047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.860880440807178">
                <text:p>0.860880440807178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0.861322052779285">
                <text:p>0.861322052779285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.861466416109234">
                <text:p>0.86146641610923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861571240079695">
                <text:p>0.861571240079695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0.861623082128814">
                <text:p>0.86162308212881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0.861614788183443">
                <text:p>0.86161478818344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0.861567945758521">
                <text:p>0.861567945758521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861579820165861">
                <text:p>0.861579820165861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86167383658677">
                <text:p>0.8616738365867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861674746921043">
                <text:p>0.8616747469210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861678113111489">
                <text:p>0.86167811311148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61615253136868">
                <text:p>0.861615253136868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61480582190313">
                <text:p>0.861480582190313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61263414660701">
                <text:p>0.86126341466070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860842530497753">
                <text:p>0.86084253049775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860315565078071">
                <text:p>0.860315565078071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859844484704285">
                <text:p>0.85984448470428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859417655287157">
                <text:p>0.859417655287157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859127792721897">
                <text:p>0.85912779272189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859063953705194">
                <text:p>0.85906395370519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859150961010702">
                <text:p>0.8591509610107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859203744362122">
                <text:p>0.8592037443621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859199138480019">
                <text:p>0.859199138480019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859075736088009">
                <text:p>0.85907573608800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8877285322009">
                <text:p>0.858877285322009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58623120061519">
                <text:p>0.85862312006151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58407781574421">
                <text:p>0.858407781574421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58336286270114">
                <text:p>0.85833628627011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58130536343479">
                <text:p>0.85813053634347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858025798583326">
                <text:p>0.85802579858332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85780650685867">
                <text:p>0.85780650685867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857597694690577">
                <text:p>0.85759769469057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857418743856702">
                <text:p>0.85741874385670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857410178658136">
                <text:p>0.857410178658136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857731091646911">
                <text:p>0.85773109164691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858332669547251">
                <text:p>0.8583326695472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859369409302417">
                <text:p>0.859369409302417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860532012204698">
                <text:p>0.86053201220469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861951033887357">
                <text:p>0.86195103388735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863443653184198">
                <text:p>0.86344365318419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864777828100389">
                <text:p>0.864777828100389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865983050226986">
                <text:p>0.86598305022698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866796820633943">
                <text:p>0.8667968206339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867229182787901">
                <text:p>0.867229182787901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867194867552583">
                <text:p>0.86719486755258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86686562662937">
                <text:p>0.8668656266293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66358934909874">
                <text:p>0.866358934909874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865653320037657">
                <text:p>0.8656533200376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865066639868073">
                <text:p>0.86506663986807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864323578107554">
                <text:p>0.864323578107554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863437077465466">
                <text:p>0.863437077465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862644305515778">
                <text:p>0.862644305515778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861939210407904">
                <text:p>0.86193921040790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861332069043834">
                <text:p>0.86133206904383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860821014060815">
                <text:p>0.86082101406081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860619248009488">
                <text:p>0.860619248009488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860783904666724">
                <text:p>0.86078390466672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861175740454102">
                <text:p>0.86117574045410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861771723311945">
                <text:p>0.86177172331194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862541478470365">
                <text:p>0.86254147847036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863393253213278">
                <text:p>0.863393253213278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864276098106684">
                <text:p>0.86427609810668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864911131051867">
                <text:p>0.86491113105186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86546578810618">
                <text:p>0.8654657881061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865865859638481">
                <text:p>0.86586585963848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866113986013305">
                <text:p>0.86611398601330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866194038593005">
                <text:p>0.866194038593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866058235450701">
                <text:p>0.866058235450701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86570613451579">
                <text:p>0.8657061345157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865120711505314">
                <text:p>0.8651207115053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864223963141627">
                <text:p>0.86422396314162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63208052463587">
                <text:p>0.863208052463587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862145638222088">
                <text:p>0.8621456382220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861085663141776">
                <text:p>0.861085663141776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60059519071222">
                <text:p>0.86005951907122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859226776603125">
                <text:p>0.85922677660312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858473019780403">
                <text:p>0.858473019780403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8576855916555">
                <text:p>0.857685591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856848179554012">
                <text:p>0.85684817955401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855893048758163">
                <text:p>0.85589304875816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854929558401348">
                <text:p>0.854929558401348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854050448428757">
                <text:p>0.854050448428757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853350379332806">
                <text:p>0.853350379332806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.852729165933523">
                <text:p>0.852729165933523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0.852225690649467">
                <text:p>0.852225690649467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0.852034751692435">
                <text:p>0.852034751692435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0.852100622975557">
                <text:p>0.852100622975557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0.852380172379212">
                <text:p>0.852380172379212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0.853016206608467">
                <text:p>0.85301620660846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0.853854511670552">
                <text:p>0.853854511670552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0.854923665905404">
                <text:p>0.854923665905404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856177596621836">
                <text:p>0.856177596621836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857610117823817">
                <text:p>0.857610117823817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859121107931091">
                <text:p>0.859121107931091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860550645892979">
                <text:p>0.860550645892979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861868562901975">
                <text:p>0.861868562901975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862836301103468">
                <text:p>0.86283630110346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863612236686712">
                <text:p>0.863612236686712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86400018566315">
                <text:p>0.8640001856631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863965813727476">
                <text:p>0.86396581372747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863540852926843">
                <text:p>0.863540852926843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862935802161568">
                <text:p>0.862935802161568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862245322331333">
                <text:p>0.862245322331333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861519832163013">
                <text:p>0.861519832163013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860867073736742">
                <text:p>0.860867073736742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86040284038175">
                <text:p>0.8604028403817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86009365888829">
                <text:p>0.8600936588882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860021273088471">
                <text:p>0.86002127308847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860099266650515">
                <text:p>0.860099266650515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860309677404731">
                <text:p>0.86030967740473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860640035804018">
                <text:p>0.86064003580401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860842204989565">
                <text:p>0.860842204989565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860893860819018">
                <text:p>0.86089386081901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86094331087929">
                <text:p>0.86094331087929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861092745542523">
                <text:p>0.86109274554252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86134242227818">
                <text:p>0.86134242227818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861682074013171">
                <text:p>0.861682074013171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862237898812616">
                <text:p>0.862237898812616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862958024984187">
                <text:p>0.86295802498418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863901824140992">
                <text:p>0.86390182414099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865499959832995">
                <text:p>0.865499959832995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867573563487841">
                <text:p>0.86757356348784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869820280262549">
                <text:p>0.869820280262549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871955631637669">
                <text:p>0.871955631637669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873893420158902">
                <text:p>0.873893420158902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875361090364663">
                <text:p>0.87536109036466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876314127550359">
                <text:p>0.876314127550359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876879241517693">
                <text:p>0.876879241517693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877177896381745">
                <text:p>0.877177896381745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877179854819253">
                <text:p>0.877179854819253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876793727989642">
                <text:p>0.876793727989642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876112870501003">
                <text:p>0.876112870501003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875176478639953">
                <text:p>0.875176478639953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874013826623612">
                <text:p>0.874013826623612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872655586566397">
                <text:p>0.872655586566397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871340194760308">
                <text:p>0.871340194760308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870180543407969">
                <text:p>0.87018054340796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869135879400202">
                <text:p>0.869135879400202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868111732497663">
                <text:p>0.868111732497663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867142681701351">
                <text:p>0.867142681701351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866183296948263">
                <text:p>0.866183296948263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865121126054277">
                <text:p>0.865121126054277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863950416187899">
                <text:p>0.863950416187899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862737253458127">
                <text:p>0.862737253458127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861545959447587">
                <text:p>0.861545959447587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860374800216253">
                <text:p>0.860374800216253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859212698791538">
                <text:p>0.859212698791538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858029702007702">
                <text:p>0.858029702007702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856759809021297">
                <text:p>0.856759809021297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855388360234435">
                <text:p>0.855388360234435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854015723979179">
                <text:p>0.854015723979179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85278531252391">
                <text:p>0.85278531252391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851832624027632">
                <text:p>0.851832624027632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851204441895021">
                <text:p>0.851204441895021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850836782519739">
                <text:p>0.850836782519739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850804583740628">
                <text:p>0.85080458374062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851151557000813">
                <text:p>0.851151557000813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851885995352261">
                <text:p>0.851885995352261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85295077525415">
                <text:p>0.85295077525415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854326166764261">
                <text:p>0.854326166764261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855959288382372">
                <text:p>0.855959288382372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857670608839918">
                <text:p>0.857670608839918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859386551553703">
                <text:p>0.859386551553703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861056419976942">
                <text:p>0.861056419976942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862567927321438">
                <text:p>0.862567927321438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863856102315429">
                <text:p>0.863856102315429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864866374646274">
                <text:p>0.86486637464627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865576425435324">
                <text:p>0.865576425435324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865989082682566">
                <text:p>0.865989082682566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866175139406179">
                <text:p>0.866175139406179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866180747417847">
                <text:p>0.86618074741784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865976353081556">
                <text:p>0.865976353081556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865625309145809">
                <text:p>0.865625309145809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865120027373304">
                <text:p>0.865120027373304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864431494451142">
                <text:p>0.864431494451142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863585114564378">
                <text:p>0.86358511456437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862630994324766">
                <text:p>0.862630994324766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861662331715664">
                <text:p>0.861662331715664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860745824575744">
                <text:p>0.860745824575744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859904886040106">
                <text:p>0.859904886040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